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2744in"/>
    </style:style>
    <style:style style:name="co15" style:family="table-column">
      <style:table-column-properties fo:break-before="auto" style:column-width="1.298in"/>
    </style:style>
    <style:style style:name="co16" style:family="table-column">
      <style:table-column-properties fo:break-before="auto" style:column-width="0.9543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1.061in"/>
    </style:style>
    <style:style style:name="co20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0827in"/>
    </style:style>
    <style:style style:name="co22" style:family="table-column">
      <style:table-column-properties fo:break-before="auto" style:column-width="1.1362in"/>
    </style:style>
    <style:style style:name="co2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4"/>
    <style:style style:name="ce8" style:family="table-cell" style:parent-style-name="Default" style:data-style-name="N124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4">
      <style:table-cell-properties fo:border-bottom="none" fo:background-color="#e8f2a1" fo:border-left="none" fo:border-right="none" fo:border-top="0.74pt solid #000000"/>
    </style:style>
    <style:style style:name="ce10" style:family="table-cell" style:parent-style-name="Default" style:data-style-name="N124">
      <style:table-cell-properties fo:background-color="#e8f2a1"/>
    </style:style>
    <style:style style:name="ce11" style:family="table-cell" style:parent-style-name="Default" style:data-style-name="N12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24">
      <style:text-properties fo:font-weight="bold" style:font-weight-asian="bold" style:font-weight-complex="bold"/>
    </style:style>
    <style:style style:name="ce30" style:family="table-cell" style:parent-style-name="Default" style:data-style-name="N121"/>
    <style:style style:name="ce31" style:family="table-cell" style:parent-style-name="Default" style:data-style-name="N121">
      <style:table-cell-properties fo:border="none"/>
    </style:style>
    <style:style style:name="ce13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" style:family="table-cell" style:parent-style-name="Default" style:data-style-name="N124">
      <style:table-cell-properties fo:border-bottom="none" fo:background-color="#e8f2a1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 style:data-style-name="N124">
      <style:table-cell-properties fo:background-color="#e8f2a1"/>
      <style:text-properties fo:font-weight="bold" style:font-weight-asian="bold" style:font-weight-complex="bold"/>
    </style:style>
    <style:style style:name="ce21" style:family="table-cell" style:parent-style-name="Default" style:data-style-name="N124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124">
      <style:text-properties fo:font-weight="normal" style:font-weight-asian="normal" style:font-weight-complex="normal"/>
    </style:style>
    <style:style style:name="ce23" style:family="table-cell" style:parent-style-name="Default" style:data-style-name="N124">
      <style:table-cell-properties fo:border-bottom="none" fo:background-color="#e8f2a1" fo:border-left="none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24">
      <style:table-cell-properties fo:background-color="#e8f2a1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2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column table:style-name="co6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2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5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0077145245406887" calcext:value-type="float">
            <text:p>0.008</text:p>
          </table:table-cell>
          <table:table-cell table:number-columns-repeated="15"/>
          <table:table-cell office:value-type="float" office:value="0.696833333333333" calcext:value-type="float">
            <text:p>0.697</text:p>
          </table:table-cell>
          <table:table-cell office:value-type="float" office:value="0.0073219608788295" calcext:value-type="float">
            <text:p>0.00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061632873623668" calcext:value-type="float">
            <text:p>0.006</text:p>
          </table:table-cell>
          <table:table-cell office:value-type="float" office:value="0.691833333333333" calcext:value-type="float">
            <text:p>0.692</text:p>
          </table:table-cell>
          <table:table-cell office:value-type="float" office:value="0.0114169707988687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94538352005945" calcext:value-type="float">
            <text:p>0.009</text:p>
          </table:table-cell>
          <table:table-cell table:number-columns-repeated="15"/>
          <table:table-cell office:value-type="float" office:value="0.690666666666667" calcext:value-type="float">
            <text:p>0.691</text:p>
          </table:table-cell>
          <table:table-cell office:value-type="float" office:value="0.0108876841737197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05803801654026" calcext:value-type="float">
            <text:p>0.011</text:p>
          </table:table-cell>
          <table:table-cell office:value-type="float" office:value="0.694" calcext:value-type="float">
            <text:p>0.694</text:p>
          </table:table-cell>
          <table:table-cell office:value-type="float" office:value="0.0132471170867895" calcext:value-type="float">
            <text:p>0.013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0041499665326628" calcext:value-type="float">
            <text:p>0.004</text:p>
          </table:table-cell>
          <table:table-cell table:number-columns-repeated="15"/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2333333333333" calcext:value-type="float">
            <text:p>0.692</text:p>
          </table:table-cell>
          <table:table-cell office:value-type="float" office:value="0.0116577346760756" calcext:value-type="float">
            <text:p>0.012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3554230043531" calcext:value-type="float">
            <text:p>0.005</text:p>
          </table:table-cell>
          <table:table-cell table:number-columns-repeated="15"/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515431040467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706166666666667" calcext:value-type="float">
            <text:p>0.706</text:p>
          </table:table-cell>
          <table:table-cell office:value-type="float" office:value="0.0064172077693928" calcext:value-type="float">
            <text:p>0.006</text:p>
          </table:table-cell>
          <table:table-cell table:number-columns-repeated="15"/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0056334812603851" calcext:value-type="float">
            <text:p>0.006</text:p>
          </table:table-cell>
          <table:table-cell table:style-name="ce9" office:value-type="float" office:value="0.703166666666667" calcext:value-type="float">
            <text:p>0.703</text:p>
          </table:table-cell>
          <table:table-cell table:style-name="ce8" office:value-type="float" office:value="0.0073692303231447" calcext:value-type="float">
            <text:p>0.007</text:p>
          </table:table-cell>
          <table:table-cell table:style-name="ce8" office:value-type="float" office:value="0.7015" calcext:value-type="float">
            <text:p>0.702</text:p>
          </table:table-cell>
          <table:table-cell table:style-name="ce9" office:value-type="float" office:value="0.0081094937504685" calcext:value-type="float">
            <text:p>0.008</text:p>
          </table:table-cell>
          <table:table-cell table:style-name="ce8" office:value-type="float" office:value="0.701666666666667" calcext:value-type="float">
            <text:p>0.702</text:p>
          </table:table-cell>
          <table:table-cell table:style-name="ce8" office:value-type="float" office:value="0.0079930525388545" calcext:value-type="float">
            <text:p>0.008</text:p>
          </table:table-cell>
          <table:table-cell table:style-name="ce9" office:value-type="float" office:value="0.704166666666667" calcext:value-type="float">
            <text:p>0.704</text:p>
          </table:table-cell>
          <table:table-cell table:style-name="ce8" office:value-type="float" office:value="0.0088388347648318" calcext:value-type="float">
            <text:p>0.009</text:p>
          </table:table-cell>
          <table:table-cell table:style-name="ce8" office:value-type="float" office:value="0.702666666666667" calcext:value-type="float">
            <text:p>0.703</text:p>
          </table:table-cell>
          <table:table-cell table:style-name="ce8" office:value-type="float" office:value="0.0051841103383319" calcext:value-type="float">
            <text:p>0.005</text:p>
          </table:table-cell>
          <table:table-cell table:style-name="ce31" table:formula="of:=MAX([.H8];[.J8];[.L8];[.N8];[.D8];[.F8])" office:value-type="float" office:value="0.704166666666667" calcext:value-type="float">
            <text:p>0.70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704166666666667" calcext:value-type="float">
            <text:p>0.70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/>
          <table:table-cell office:value-type="float" office:value="0.699" calcext:value-type="float">
            <text:p>0.699</text:p>
          </table:table-cell>
          <table:table-cell office:value-type="float" office:value="0.01790600457947" calcext:value-type="float">
            <text:p>0.018</text:p>
          </table:table-cell>
          <table:table-cell office:value-type="float" office:value="0.6985" calcext:value-type="float">
            <text:p>0.699</text:p>
          </table:table-cell>
          <table:table-cell office:value-type="float" office:value="0.0171634301156072" calcext:value-type="float">
            <text:p>0.017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0117851130197758" calcext:value-type="float">
            <text:p>0.012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20818964662929" calcext:value-type="float">
            <text:p>0.012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701166666666667" calcext:value-type="float">
            <text:p>0.701</text:p>
          </table:table-cell>
          <table:table-cell office:value-type="float" office:value="0.0085918242791879" calcext:value-type="float">
            <text:p>0.009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70955776524693" calcext:value-type="float">
            <text:p>0.007</text:p>
          </table:table-cell>
          <table:table-cell office:value-type="float" office:value="0.7085" calcext:value-type="float">
            <text:p>0.709</text:p>
          </table:table-cell>
          <table:table-cell office:value-type="float" office:value="0.0100588545846709" calcext:value-type="float">
            <text:p>0.010</text:p>
          </table:table-cell>
          <table:table-cell table:style-name="ce10" office:value-type="float" office:value="0.707" calcext:value-type="float">
            <text:p>0.707</text:p>
          </table:table-cell>
          <table:table-cell office:value-type="float" office:value="0.0091780232681722" calcext:value-type="float">
            <text:p>0.009</text:p>
          </table:table-cell>
          <table:table-cell office:value-type="float" office:value="0.704166666666667" calcext:value-type="float">
            <text:p>0.704</text:p>
          </table:table-cell>
          <table:table-cell office:value-type="float" office:value="0.005303300858899" calcext:value-type="float">
            <text:p>0.005</text:p>
          </table:table-cell>
          <table:table-cell table:style-name="ce31" table:formula="of:=MAX([.H9];[.J9];[.L9];[.N9];[.D9];[.F9])" office:value-type="float" office:value="0.709166666666667" calcext:value-type="float">
            <text:p>0.70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HARD" calcext:value-type="string">
            <text:p>HARD</text:p>
          </table:table-cell>
          <table:table-cell table:style-name="ce31" table:formula="of:=MAX([.J9];[.L9];[.N9];[.H9])" office:value-type="float" office:value="0.7085" calcext:value-type="float">
            <text:p>0.709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/>
          <table:table-cell office:value-type="float" office:value="0.699166666666667" calcext:value-type="float">
            <text:p>0.699</text:p>
          </table:table-cell>
          <table:table-cell office:value-type="float" office:value="0.0184936175176434" calcext:value-type="float">
            <text:p>0.018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0170212285755823" calcext:value-type="float">
            <text:p>0.017</text:p>
          </table:table-cell>
          <table:table-cell office:value-type="float" office:value="0.693666666666667" calcext:value-type="float">
            <text:p>0.694</text:p>
          </table:table-cell>
          <table:table-cell office:value-type="float" office:value="0.0143686580213091" calcext:value-type="float">
            <text:p>0.014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5108644332213" calcext:value-type="float">
            <text:p>0.0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83333333333333" calcext:value-type="float">
            <text:p>0.008</text:p>
          </table:table-cell>
          <table:table-cell table:style-name="ce10" office:value-type="float" office:value="0.708" calcext:value-type="float">
            <text:p>0.708</text:p>
          </table:table-cell>
          <table:table-cell office:value-type="float" office:value="0.0101994008538628" calcext:value-type="float">
            <text:p>0.010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95197163823299" calcext:value-type="float">
            <text:p>0.010</text:p>
          </table:table-cell>
          <table:table-cell office:value-type="float" office:value="0.708333333333333" calcext:value-type="float">
            <text:p>0.708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087201873068568" calcext:value-type="float">
            <text:p>0.00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58154487741226" calcext:value-type="float">
            <text:p>0.006</text:p>
          </table:table-cell>
          <table:table-cell table:style-name="ce31" table:formula="of:=MAX([.H10];[.J10];[.L10];[.N10];[.D10];[.F10])" office:value-type="float" office:value="0.71" calcext:value-type="float">
            <text:p>0.710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71" calcext:value-type="float">
            <text:p>0.710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/>
          <table:table-cell office:value-type="float" office:value="0.698666666666667" calcext:value-type="float">
            <text:p>0.699</text:p>
          </table:table-cell>
          <table:table-cell office:value-type="float" office:value="0.0185648263600222" calcext:value-type="float">
            <text:p>0.019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74662372720756" calcext:value-type="float">
            <text:p>0.01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66962520770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116607127664745" calcext:value-type="float">
            <text:p>0.012</text:p>
          </table:table-cell>
          <table:table-cell table:style-name="ce10" office:value-type="float" office:value="0.710166666666667" calcext:value-type="float">
            <text:p>0.710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45030853620354" calcext:value-type="float">
            <text:p>0.005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1572494822552" calcext:value-type="float">
            <text:p>0.005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7095" calcext:value-type="float">
            <text:p>0.710</text:p>
          </table:table-cell>
          <table:table-cell office:value-type="float" office:value="0.0073739406018763" calcext:value-type="float">
            <text:p>0.007</text:p>
          </table:table-cell>
          <table:table-cell table:style-name="ce31" table:formula="of:=MAX([.H11];[.J11];[.L11];[.N11];[.D11];[.F11])" office:value-type="float" office:value="0.710166666666667" calcext:value-type="float">
            <text:p>0.710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HARD" calcext:value-type="string">
            <text:p>HARD</text:p>
          </table:table-cell>
          <table:table-cell table:style-name="ce31" table:formula="of:=MAX([.J11];[.L11];[.N11];[.H11])" office:value-type="float" office:value="0.7095" calcext:value-type="float">
            <text:p>0.710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/>
          <table:table-cell office:value-type="float" office:value="0.698666666666667" calcext:value-type="float">
            <text:p>0.699</text:p>
          </table:table-cell>
          <table:table-cell office:value-type="float" office:value="0.0184710734814074" calcext:value-type="float">
            <text:p>0.018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63830027094479" calcext:value-type="float">
            <text:p>0.016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7045" calcext:value-type="float">
            <text:p>0.705</text:p>
          </table:table-cell>
          <table:table-cell office:value-type="float" office:value="0.0083666002653407" calcext:value-type="float">
            <text:p>0.008</text:p>
          </table:table-cell>
          <table:table-cell table:style-name="ce10" office:value-type="float" office:value="0.711" calcext:value-type="float">
            <text:p>0.711</text:p>
          </table:table-cell>
          <table:table-cell office:value-type="float" office:value="0.0113712600689438" calcext:value-type="float">
            <text:p>0.011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60781941762701" calcext:value-type="float">
            <text:p>0.0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112373606964" calcext:value-type="float">
            <text:p>0.006</text:p>
          </table:table-cell>
          <table:table-cell table:style-name="ce10" office:value-type="float" office:value="0.7105" calcext:value-type="float">
            <text:p>0.711</text:p>
          </table:table-cell>
          <table:table-cell office:value-type="float" office:value="0.0071102430025671" calcext:value-type="float">
            <text:p>0.007</text:p>
          </table:table-cell>
          <table:table-cell office:value-type="float" office:value="0.709666666666667" calcext:value-type="float">
            <text:p>0.710</text:p>
          </table:table-cell>
          <table:table-cell office:value-type="float" office:value="0.0055777335102271" calcext:value-type="float">
            <text:p>0.006</text:p>
          </table:table-cell>
          <table:table-cell table:style-name="ce31" table:formula="of:=MAX([.H12];[.J12];[.L12];[.N12];[.D12];[.F12])" office:value-type="float" office:value="0.711" calcext:value-type="float">
            <text:p>0.711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HARD" calcext:value-type="string">
            <text:p>HARD</text:p>
          </table:table-cell>
          <table:table-cell table:style-name="ce31" table:formula="of:=MAX([.J12];[.L12];[.N12];[.H12])" office:value-type="float" office:value="0.7105" calcext:value-type="float">
            <text:p>0.711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/>
          <table:table-cell office:value-type="float" office:value="0.698333333333333" calcext:value-type="float">
            <text:p>0.698</text:p>
          </table:table-cell>
          <table:table-cell office:value-type="float" office:value="0.0184183634210835" calcext:value-type="float">
            <text:p>0.018</text:p>
          </table:table-cell>
          <table:table-cell office:value-type="float" office:value="0.696333333333333" calcext:value-type="float">
            <text:p>0.696</text:p>
          </table:table-cell>
          <table:table-cell office:value-type="float" office:value="0.0167248982724028" calcext:value-type="float">
            <text:p>0.01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124777579894965" calcext:value-type="float">
            <text:p>0.012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4957721697056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7245" calcext:value-type="float">
            <text:p>0.725</text:p>
          </table:table-cell>
          <table:table-cell table:style-name="ce8" office:value-type="float" office:value="0.0064172077693928" calcext:value-type="float">
            <text:p>0.006</text:p>
          </table:table-cell>
          <table:table-cell table:style-name="ce8" office:value-type="float" office:value="0.680833333333333" calcext:value-type="float">
            <text:p>0.681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11" office:value-type="float" office:value="0.71" calcext:value-type="float">
            <text:p>0.710</text:p>
          </table:table-cell>
          <table:table-cell table:style-name="ce9" office:value-type="float" office:value="0.0067700320038633" calcext:value-type="float">
            <text:p>0.007</text:p>
          </table:table-cell>
          <table:table-cell table:style-name="ce8" office:value-type="float" office:value="0.705166666666667" calcext:value-type="float">
            <text:p>0.705</text:p>
          </table:table-cell>
          <table:table-cell table:style-name="ce8" office:value-type="float" office:value="0.0080450122574314" calcext:value-type="float">
            <text:p>0.008</text:p>
          </table:table-cell>
          <table:table-cell table:style-name="ce8" office:value-type="float" office:value="0.707333333333333" calcext:value-type="float">
            <text:p>0.707</text:p>
          </table:table-cell>
          <table:table-cell table:style-name="ce8" office:value-type="float" office:value="0.0077369962589567" calcext:value-type="float">
            <text:p>0.008</text:p>
          </table:table-cell>
          <table:table-cell table:style-name="ce8" office:value-type="float" office:value="0.712833333333333" calcext:value-type="float">
            <text:p>0.713</text:p>
          </table:table-cell>
          <table:table-cell table:style-name="ce8" office:value-type="float" office:value="0.004273627134986" calcext:value-type="float">
            <text:p>0.004</text:p>
          </table:table-cell>
          <table:table-cell table:style-name="ce31" table:formula="of:=MAX([.H13];[.J13];[.L13];[.N13];[.D13];[.F13])" office:value-type="float" office:value="0.7245" calcext:value-type="float">
            <text:p>0.72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712833333333333" calcext:value-type="float">
            <text:p>0.713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/>
          <table:table-cell office:value-type="float" office:value="0.692333333333333" calcext:value-type="float">
            <text:p>0.692</text:p>
          </table:table-cell>
          <table:table-cell office:value-type="float" office:value="0.0114473432143299" calcext:value-type="float">
            <text:p>0.011</text:p>
          </table:table-cell>
          <table:table-cell office:value-type="float" office:value="0.690166666666667" calcext:value-type="float">
            <text:p>0.690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6945" calcext:value-type="float">
            <text:p>0.695</text:p>
          </table:table-cell>
          <table:table-cell office:value-type="float" office:value="0.0143202459631266" calcext:value-type="float">
            <text:p>0.014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0491326959781" calcext:value-type="float">
            <text:p>0.011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688166666666667" calcext:value-type="float">
            <text:p>0.688</text:p>
          </table:table-cell>
          <table:table-cell office:value-type="float" office:value="0.0085675421083166" calcext:value-type="float">
            <text:p>0.009</text:p>
          </table:table-cell>
          <table:table-cell table:style-name="ce12" office:value-type="float" office:value="0.714333333333333" calcext:value-type="float">
            <text:p>0.714</text:p>
          </table:table-cell>
          <table:table-cell table:style-name="ce10" office:value-type="float" office:value="0.0073927517054056" calcext:value-type="float">
            <text:p>0.00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710666666666667" calcext:value-type="float">
            <text:p>0.711</text:p>
          </table:table-cell>
          <table:table-cell office:value-type="float" office:value="0.0056642151559888" calcext:value-type="float">
            <text:p>0.006</text:p>
          </table:table-cell>
          <table:table-cell office:value-type="float" office:value="0.712833333333333" calcext:value-type="float">
            <text:p>0.713</text:p>
          </table:table-cell>
          <table:table-cell office:value-type="float" office:value="0.0093467165952066" calcext:value-type="float">
            <text:p>0.009</text:p>
          </table:table-cell>
          <table:table-cell table:style-name="ce31" table:formula="of:=MAX([.H14];[.J14];[.L14];[.N14];[.D14];[.F14])" office:value-type="float" office:value="0.724666666666667" calcext:value-type="float">
            <text:p>0.72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714333333333333" calcext:value-type="float">
            <text:p>0.714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/>
          <table:table-cell office:value-type="float" office:value="0.694833333333333" calcext:value-type="float">
            <text:p>0.695</text:p>
          </table:table-cell>
          <table:table-cell office:value-type="float" office:value="0.0150738920727933" calcext:value-type="float">
            <text:p>0.015</text:p>
          </table:table-cell>
          <table:table-cell office:value-type="float" office:value="0.692166666666667" calcext:value-type="float">
            <text:p>0.692</text:p>
          </table:table-cell>
          <table:table-cell office:value-type="float" office:value="0.0116308975482452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202058342604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687333333333333" calcext:value-type="float">
            <text:p>0.687</text:p>
          </table:table-cell>
          <table:table-cell office:value-type="float" office:value="0.0089248404903268" calcext:value-type="float">
            <text:p>0.009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61407111423135" calcext:value-type="float">
            <text:p>0.006</text:p>
          </table:table-cell>
          <table:table-cell office:value-type="float" office:value="0.7105" calcext:value-type="float">
            <text:p>0.711</text:p>
          </table:table-cell>
          <table:table-cell office:value-type="float" office:value="0.0080277297191949" calcext:value-type="float">
            <text:p>0.008</text:p>
          </table:table-cell>
          <table:table-cell office:value-type="float" office:value="0.712333333333333" calcext:value-type="float">
            <text:p>0.712</text:p>
          </table:table-cell>
          <table:table-cell office:value-type="float" office:value="0.004141591213263" calcext:value-type="float">
            <text:p>0.004</text:p>
          </table:table-cell>
          <table:table-cell office:value-type="float" office:value="0.712833333333333" calcext:value-type="float">
            <text:p>0.713</text:p>
          </table:table-cell>
          <table:table-cell office:value-type="float" office:value="0.0080060740829835" calcext:value-type="float">
            <text:p>0.008</text:p>
          </table:table-cell>
          <table:table-cell table:style-name="ce31" table:formula="of:=MAX([.H15];[.J15];[.L15];[.N15];[.D15];[.F15])" office:value-type="float" office:value="0.723333333333333" calcext:value-type="float">
            <text:p>0.723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716333333333333" calcext:value-type="float">
            <text:p>0.716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/>
          <table:table-cell office:value-type="float" office:value="0.6935" calcext:value-type="float">
            <text:p>0.694</text:p>
          </table:table-cell>
          <table:table-cell office:value-type="float" office:value="0.0130090780269437" calcext:value-type="float">
            <text:p>0.013</text:p>
          </table:table-cell>
          <table:table-cell office:value-type="float" office:value="0.6935" calcext:value-type="float">
            <text:p>0.694</text:p>
          </table:table-cell>
          <table:table-cell office:value-type="float" office:value="0.0129287577816965" calcext:value-type="float">
            <text:p>0.013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098952850725315" calcext:value-type="float">
            <text:p>0.010</text:p>
          </table:table-cell>
          <table:table-cell office:value-type="float" office:value="0.688666666666667" calcext:value-type="float">
            <text:p>0.689</text:p>
          </table:table-cell>
          <table:table-cell office:value-type="float" office:value="0.0089675340348764" calcext:value-type="float">
            <text:p>0.009</text:p>
          </table:table-cell>
          <table:table-cell table:style-name="ce12" office:value-type="float" office:value="0.716166666666667" calcext:value-type="float">
            <text:p>0.716</text:p>
          </table:table-cell>
          <table:table-cell table:style-name="ce10" office:value-type="float" office:value="0.0078306733072223" calcext:value-type="float">
            <text:p>0.008</text:p>
          </table:table-cell>
          <table:table-cell office:value-type="float" office:value="0.711333333333333" calcext:value-type="float">
            <text:p>0.711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711666666666667" calcext:value-type="float">
            <text:p>0.712</text:p>
          </table:table-cell>
          <table:table-cell office:value-type="float" office:value="0.0062638734909887" calcext:value-type="float">
            <text:p>0.0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9689627902499" calcext:value-type="float">
            <text:p>0.010</text:p>
          </table:table-cell>
          <table:table-cell table:style-name="ce31" table:formula="of:=MAX([.H16];[.J16];[.L16];[.N16];[.D16];[.F16])" office:value-type="float" office:value="0.723333333333333" calcext:value-type="float">
            <text:p>0.723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716166666666667" calcext:value-type="float">
            <text:p>0.716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/>
          <table:table-cell office:value-type="float" office:value="0.694666666666667" calcext:value-type="float">
            <text:p>0.695</text:p>
          </table:table-cell>
          <table:table-cell office:value-type="float" office:value="0.0148206874934254" calcext:value-type="float">
            <text:p>0.015</text:p>
          </table:table-cell>
          <table:table-cell office:value-type="float" office:value="0.692666666666667" calcext:value-type="float">
            <text:p>0.693</text:p>
          </table:table-cell>
          <table:table-cell office:value-type="float" office:value="0.0119373363863133" calcext:value-type="float">
            <text:p>0.012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0648341856331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2166666666667" calcext:value-type="float">
            <text:p>0.722</text:p>
          </table:table-cell>
          <table:table-cell office:value-type="float" office:value="0.0096213015982477" calcext:value-type="float">
            <text:p>0.010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21106014163899" calcext:value-type="float">
            <text:p>0.012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87519839020774" calcext:value-type="float">
            <text:p>0.009</text:p>
          </table:table-cell>
          <table:table-cell office:value-type="float" office:value="0.711833333333333" calcext:value-type="float">
            <text:p>0.712</text:p>
          </table:table-cell>
          <table:table-cell office:value-type="float" office:value="0.0055088312936794" calcext:value-type="float">
            <text:p>0.006</text:p>
          </table:table-cell>
          <table:table-cell office:value-type="float" office:value="0.711333333333333" calcext:value-type="float">
            <text:p>0.711</text:p>
          </table:table-cell>
          <table:table-cell office:value-type="float" office:value="0.0080923489242068" calcext:value-type="float">
            <text:p>0.008</text:p>
          </table:table-cell>
          <table:table-cell office:value-type="float" office:value="0.7145" calcext:value-type="float">
            <text:p>0.715</text:p>
          </table:table-cell>
          <table:table-cell office:value-type="float" office:value="0.0091780232681722" calcext:value-type="float">
            <text:p>0.009</text:p>
          </table:table-cell>
          <table:table-cell table:style-name="ce31" table:formula="of:=MAX([.H17];[.J17];[.L17];[.N17];[.D17];[.F17])" office:value-type="float" office:value="0.722166666666667" calcext:value-type="float">
            <text:p>0.72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716333333333333" calcext:value-type="float">
            <text:p>0.716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2946644237199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722" calcext:value-type="float">
            <text:p>0.722</text:p>
          </table:table-cell>
          <table:table-cell table:style-name="ce8" office:value-type="float" office:value="0.00887020606049" calcext:value-type="float">
            <text:p>0.009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11" office:value-type="float" office:value="0.713833333333333" calcext:value-type="float">
            <text:p>0.714</text:p>
          </table:table-cell>
          <table:table-cell table:style-name="ce9" office:value-type="float" office:value="0.0094941502457507" calcext:value-type="float">
            <text:p>0.009</text:p>
          </table:table-cell>
          <table:table-cell table:style-name="ce8" office:value-type="float" office:value="0.709" calcext:value-type="float">
            <text:p>0.709</text:p>
          </table:table-cell>
          <table:table-cell table:style-name="ce8" office:value-type="float" office:value="0.0040138648595974" calcext:value-type="float">
            <text:p>0.004</text:p>
          </table:table-cell>
          <table:table-cell table:style-name="ce8" office:value-type="float" office:value="0.7075" calcext:value-type="float">
            <text:p>0.708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8" office:value-type="float" office:value="0.709666666666667" calcext:value-type="float">
            <text:p>0.710</text:p>
          </table:table-cell>
          <table:table-cell table:style-name="ce8" office:value-type="float" office:value="0.0100450374702027" calcext:value-type="float">
            <text:p>0.010</text:p>
          </table:table-cell>
          <table:table-cell table:style-name="ce31" table:formula="of:=MAX([.H18];[.J18];[.L18];[.N18];[.D18];[.F18])" office:value-type="float" office:value="0.722" calcext:value-type="float">
            <text:p>0.722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713833333333333" calcext:value-type="float">
            <text:p>0.714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/>
          <table:table-cell office:value-type="float" office:value="0.691666666666667" calcext:value-type="float">
            <text:p>0.692</text:p>
          </table:table-cell>
          <table:table-cell office:value-type="float" office:value="0.0096645112539526" calcext:value-type="float">
            <text:p>0.010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2330118648364" calcext:value-type="float">
            <text:p>0.011</text:p>
          </table:table-cell>
          <table:table-cell office:value-type="float" office:value="0.692833333333333" calcext:value-type="float">
            <text:p>0.693</text:p>
          </table:table-cell>
          <table:table-cell office:value-type="float" office:value="0.0120847700295316" calcext:value-type="float">
            <text:p>0.012</text:p>
          </table:table-cell>
          <table:table-cell office:value-type="float" office:value="0.694666666666667" calcext:value-type="float">
            <text:p>0.695</text:p>
          </table:table-cell>
          <table:table-cell office:value-type="float" office:value="0.0139019383140944" calcext:value-type="float">
            <text:p>0.014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166666666667" calcext:value-type="float">
            <text:p>0.724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057855183192366" calcext:value-type="float">
            <text:p>0.006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0" office:value-type="float" office:value="0.0073219608788296" calcext:value-type="float">
            <text:p>0.007</text:p>
          </table:table-cell>
          <table:table-cell office:value-type="float" office:value="0.713666666666667" calcext:value-type="float">
            <text:p>0.714</text:p>
          </table:table-cell>
          <table:table-cell office:value-type="float" office:value="0.0070857838898271" calcext:value-type="float">
            <text:p>0.007</text:p>
          </table:table-cell>
          <table:table-cell office:value-type="float" office:value="0.713166666666667" calcext:value-type="float">
            <text:p>0.713</text:p>
          </table:table-cell>
          <table:table-cell office:value-type="float" office:value="0.0033541019662496" calcext:value-type="float">
            <text:p>0.003</text:p>
          </table:table-cell>
          <table:table-cell office:value-type="float" office:value="0.709833333333333" calcext:value-type="float">
            <text:p>0.710</text:p>
          </table:table-cell>
          <table:table-cell office:value-type="float" office:value="0.0058748522440048" calcext:value-type="float">
            <text:p>0.006</text:p>
          </table:table-cell>
          <table:table-cell table:style-name="ce31" table:formula="of:=MAX([.H19];[.J19];[.L19];[.N19];[.D19];[.F19])" office:value-type="float" office:value="0.724166666666667" calcext:value-type="float">
            <text:p>0.72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719" calcext:value-type="float">
            <text:p>0.719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/>
          <table:table-cell office:value-type="float" office:value="0.690333333333333" calcext:value-type="float">
            <text:p>0.690</text:p>
          </table:table-cell>
          <table:table-cell office:value-type="float" office:value="0.0106816301294429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0648341856331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5833333333333" calcext:value-type="float">
            <text:p>0.726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7848389785314" calcext:value-type="float">
            <text:p>0.008</text:p>
          </table:table-cell>
          <table:table-cell table:style-name="ce12" office:value-type="float" office:value="0.719666666666667" calcext:value-type="float">
            <text:p>0.720</text:p>
          </table:table-cell>
          <table:table-cell table:style-name="ce10" office:value-type="float" office:value="0.0040654369725501" calcext:value-type="float">
            <text:p>0.004</text:p>
          </table:table-cell>
          <table:table-cell office:value-type="float" office:value="0.715166666666667" calcext:value-type="float">
            <text:p>0.715</text:p>
          </table:table-cell>
          <table:table-cell office:value-type="float" office:value="0.0063846604364593" calcext:value-type="float">
            <text:p>0.006</text:p>
          </table:table-cell>
          <table:table-cell office:value-type="float" office:value="0.714666666666667" calcext:value-type="float">
            <text:p>0.715</text:p>
          </table:table-cell>
          <table:table-cell office:value-type="float" office:value="0.0048805168214487" calcext:value-type="float">
            <text:p>0.005</text:p>
          </table:table-cell>
          <table:table-cell office:value-type="float" office:value="0.712166666666667" calcext:value-type="float">
            <text:p>0.712</text:p>
          </table:table-cell>
          <table:table-cell office:value-type="float" office:value="0.0056087728901546" calcext:value-type="float">
            <text:p>0.006</text:p>
          </table:table-cell>
          <table:table-cell table:style-name="ce31" table:formula="of:=MAX([.H20];[.J20];[.L20];[.N20];[.D20];[.F20])" office:value-type="float" office:value="0.725833333333333" calcext:value-type="float">
            <text:p>0.726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719666666666667" calcext:value-type="float">
            <text:p>0.720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/>
          <table:table-cell office:value-type="float" office:value="0.690666666666667" calcext:value-type="float">
            <text:p>0.691</text:p>
          </table:table-cell>
          <table:table-cell office:value-type="float" office:value="0.0108876841737197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0648341856331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3666666666667" calcext:value-type="float">
            <text:p>0.724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006180165405913" calcext:value-type="float">
            <text:p>0.006</text:p>
          </table:table-cell>
          <table:table-cell table:style-name="ce12" office:value-type="float" office:value="0.719333333333333" calcext:value-type="float">
            <text:p>0.719</text:p>
          </table:table-cell>
          <table:table-cell table:style-name="ce10" office:value-type="float" office:value="0.0057554322166106" calcext:value-type="float">
            <text:p>0.0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48376417578999" calcext:value-type="float">
            <text:p>0.0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4925170602608" calcext:value-type="float">
            <text:p>0.0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55402567128649" calcext:value-type="float">
            <text:p>0.006</text:p>
          </table:table-cell>
          <table:table-cell table:style-name="ce31" table:formula="of:=MAX([.H21];[.J21];[.L21];[.N21];[.D21];[.F21])" office:value-type="float" office:value="0.723666666666667" calcext:value-type="float">
            <text:p>0.724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719333333333333" calcext:value-type="float">
            <text:p>0.719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1274185885336" calcext:value-type="float">
            <text:p>0.011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8876841737197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188593454697" calcext:value-type="float">
            <text:p>0.008</text:p>
          </table:table-cell>
          <table:table-cell office:value-type="float" office:value="0.696333333333333" calcext:value-type="float">
            <text:p>0.696</text:p>
          </table:table-cell>
          <table:table-cell office:value-type="float" office:value="0.0039791121287711" calcext:value-type="float">
            <text:p>0.00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0" office:value-type="float" office:value="0.0039791121287711" calcext:value-type="float">
            <text:p>0.004</text:p>
          </table:table-cell>
          <table:table-cell office:value-type="float" office:value="0.715333333333333" calcext:value-type="float">
            <text:p>0.715</text:p>
          </table:table-cell>
          <table:table-cell office:value-type="float" office:value="0.0076964999260125" calcext:value-type="float">
            <text:p>0.008</text:p>
          </table:table-cell>
          <table:table-cell office:value-type="float" office:value="0.713833333333333" calcext:value-type="float">
            <text:p>0.714</text:p>
          </table:table-cell>
          <table:table-cell office:value-type="float" office:value="0.004273627134986" calcext:value-type="float">
            <text:p>0.004</text:p>
          </table:table-cell>
          <table:table-cell office:value-type="float" office:value="0.714666666666667" calcext:value-type="float">
            <text:p>0.715</text:p>
          </table:table-cell>
          <table:table-cell office:value-type="float" office:value="0.0066301080936387" calcext:value-type="float">
            <text:p>0.007</text:p>
          </table:table-cell>
          <table:table-cell table:style-name="ce31" table:formula="of:=MAX([.H22];[.J22];[.L22];[.N22];[.D22];[.F22])" office:value-type="float" office:value="0.724666666666667" calcext:value-type="float">
            <text:p>0.72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718" calcext:value-type="float">
            <text:p>0.718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711333333333333" calcext:value-type="float">
            <text:p>0.711</text:p>
          </table:table-cell>
          <table:table-cell table:style-name="ce8" office:value-type="float" office:value="0.0101994008538628" calcext:value-type="float">
            <text:p>0.010</text:p>
          </table:table-cell>
          <table:table-cell table:style-name="ce8" office:value-type="float" office:value="0.676166666666667" calcext:value-type="float">
            <text:p>0.676</text:p>
          </table:table-cell>
          <table:table-cell table:style-name="ce8" office:value-type="float" office:value="0.0066822733989097" calcext:value-type="float">
            <text:p>0.007</text:p>
          </table:table-cell>
          <table:table-cell table:style-name="ce8" office:value-type="float" office:value="0.702166666666667" calcext:value-type="float">
            <text:p>0.702</text:p>
          </table:table-cell>
          <table:table-cell table:style-name="ce9" office:value-type="float" office:value="0.0056703419454012" calcext:value-type="float">
            <text:p>0.006</text:p>
          </table:table-cell>
          <table:table-cell table:style-name="ce8" office:value-type="float" office:value="0.6955" calcext:value-type="float">
            <text:p>0.696</text:p>
          </table:table-cell>
          <table:table-cell table:style-name="ce8" office:value-type="float" office:value="0.0105508030236775" calcext:value-type="float">
            <text:p>0.011</text:p>
          </table:table-cell>
          <table:table-cell table:style-name="ce8" office:value-type="float" office:value="0.700333333333333" calcext:value-type="float">
            <text:p>0.700</text:p>
          </table:table-cell>
          <table:table-cell table:style-name="ce8" office:value-type="float" office:value="0.0077862057511987" calcext:value-type="float">
            <text:p>0.008</text:p>
          </table:table-cell>
          <table:table-cell table:style-name="ce8" office:value-type="float" office:value="0.701333333333333" calcext:value-type="float">
            <text:p>0.701</text:p>
          </table:table-cell>
          <table:table-cell table:style-name="ce8" office:value-type="float" office:value="0.0071346182643346" calcext:value-type="float">
            <text:p>0.007</text:p>
          </table:table-cell>
          <table:table-cell table:style-name="ce31" table:formula="of:=MAX([.H23];[.J23];[.L23];[.N23];[.D23];[.F23])" office:value-type="float" office:value="0.711333333333333" calcext:value-type="float">
            <text:p>0.711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702166666666667" calcext:value-type="float">
            <text:p>0.702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/>
          <table:table-cell office:value-type="float" office:value="0.690833333333333" calcext:value-type="float">
            <text:p>0.691</text:p>
          </table:table-cell>
          <table:table-cell office:value-type="float" office:value="0.0104913985933451" calcext:value-type="float">
            <text:p>0.010</text:p>
          </table:table-cell>
          <table:table-cell office:value-type="float" office:value="0.695666666666667" calcext:value-type="float">
            <text:p>0.696</text:p>
          </table:table-cell>
          <table:table-cell office:value-type="float" office:value="0.015415540499408" calcext:value-type="float">
            <text:p>0.015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9692894061798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8086597226122" calcext:value-type="float">
            <text:p>0.012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" calcext:value-type="float">
            <text:p>0.716</text:p>
          </table:table-cell>
          <table:table-cell office:value-type="float" office:value="0.0098847525681391" calcext:value-type="float">
            <text:p>0.010</text:p>
          </table:table-cell>
          <table:table-cell office:value-type="float" office:value="0.686333333333333" calcext:value-type="float">
            <text:p>0.686</text:p>
          </table:table-cell>
          <table:table-cell office:value-type="float" office:value="0.0041079191812887" calcext:value-type="float">
            <text:p>0.004</text:p>
          </table:table-cell>
          <table:table-cell office:value-type="float" office:value="0.707833333333333" calcext:value-type="float">
            <text:p>0.708</text:p>
          </table:table-cell>
          <table:table-cell table:style-name="ce10" office:value-type="float" office:value="0.0099407969722978" calcext:value-type="float">
            <text:p>0.010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701666666666667" calcext:value-type="float">
            <text:p>0.702</text:p>
          </table:table-cell>
          <table:table-cell office:value-type="float" office:value="0.0061237243569579" calcext:value-type="float">
            <text:p>0.006</text:p>
          </table:table-cell>
          <table:table-cell office:value-type="float" office:value="0.704833333333333" calcext:value-type="float">
            <text:p>0.705</text:p>
          </table:table-cell>
          <table:table-cell office:value-type="float" office:value="0.0096716940949694" calcext:value-type="float">
            <text:p>0.010</text:p>
          </table:table-cell>
          <table:table-cell table:style-name="ce31" table:formula="of:=MAX([.H24];[.J24];[.L24];[.N24];[.D24];[.F24])" office:value-type="float" office:value="0.716" calcext:value-type="float">
            <text:p>0.71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707833333333333" calcext:value-type="float">
            <text:p>0.708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/>
          <table:table-cell office:value-type="float" office:value="0.691333333333333" calcext:value-type="float">
            <text:p>0.691</text:p>
          </table:table-cell>
          <table:table-cell office:value-type="float" office:value="0.0108108741552198" calcext:value-type="float">
            <text:p>0.011</text:p>
          </table:table-cell>
          <table:table-cell office:value-type="float" office:value="0.693833333333333" calcext:value-type="float">
            <text:p>0.694</text:p>
          </table:table-cell>
          <table:table-cell office:value-type="float" office:value="0.0132889887584504" calcext:value-type="float">
            <text:p>0.013</text:p>
          </table:table-cell>
          <table:table-cell office:value-type="float" office:value="0.692333333333333" calcext:value-type="float">
            <text:p>0.692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0662108401041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666666666667" calcext:value-type="float">
            <text:p>0.718</text:p>
          </table:table-cell>
          <table:table-cell office:value-type="float" office:value="0.0070563210433388" calcext:value-type="float">
            <text:p>0.007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804023178962" calcext:value-type="float">
            <text:p>0.008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61632873623668" calcext:value-type="float">
            <text:p>0.006</text:p>
          </table:table-cell>
          <table:table-cell office:value-type="float" office:value="0.7075" calcext:value-type="float">
            <text:p>0.708</text:p>
          </table:table-cell>
          <table:table-cell office:value-type="float" office:value="0.0085391256382996" calcext:value-type="float">
            <text:p>0.009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0034359213546813" calcext:value-type="float">
            <text:p>0.003</text:p>
          </table:table-cell>
          <table:table-cell office:value-type="float" office:value="0.707166666666667" calcext:value-type="float">
            <text:p>0.707</text:p>
          </table:table-cell>
          <table:table-cell office:value-type="float" office:value="0.0059102077421656" calcext:value-type="float">
            <text:p>0.006</text:p>
          </table:table-cell>
          <table:table-cell table:style-name="ce31" table:formula="of:=MAX([.H25];[.J25];[.L25];[.N25];[.D25];[.F25])" office:value-type="float" office:value="0.717666666666667" calcext:value-type="float">
            <text:p>0.718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7085" calcext:value-type="float">
            <text:p>0.709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2330118648364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20127247348615" calcext:value-type="float">
            <text:p>0.012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17467489592274" calcext:value-type="float">
            <text:p>0.012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3406838908026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166666666667" calcext:value-type="float">
            <text:p>0.717</text:p>
          </table:table-cell>
          <table:table-cell office:value-type="float" office:value="0.0063628697229404" calcext:value-type="float">
            <text:p>0.006</text:p>
          </table:table-cell>
          <table:table-cell office:value-type="float" office:value="0.689166666666667" calcext:value-type="float">
            <text:p>0.689</text:p>
          </table:table-cell>
          <table:table-cell office:value-type="float" office:value="0.0046022337571613" calcext:value-type="float">
            <text:p>0.005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78262379212492" calcext:value-type="float">
            <text:p>0.008</text:p>
          </table:table-cell>
          <table:table-cell office:value-type="float" office:value="0.7075" calcext:value-type="float">
            <text:p>0.708</text:p>
          </table:table-cell>
          <table:table-cell office:value-type="float" office:value="0.0088780315636093" calcext:value-type="float">
            <text:p>0.009</text:p>
          </table:table-cell>
          <table:table-cell office:value-type="float" office:value="0.705833333333333" calcext:value-type="float">
            <text:p>0.706</text:p>
          </table:table-cell>
          <table:table-cell office:value-type="float" office:value="0.0057130455003342" calcext:value-type="float">
            <text:p>0.006</text:p>
          </table:table-cell>
          <table:table-cell office:value-type="float" office:value="0.707333333333333" calcext:value-type="float">
            <text:p>0.707</text:p>
          </table:table-cell>
          <table:table-cell office:value-type="float" office:value="0.0082579927612249" calcext:value-type="float">
            <text:p>0.008</text:p>
          </table:table-cell>
          <table:table-cell table:style-name="ce31" table:formula="of:=MAX([.H26];[.J26];[.L26];[.N26];[.D26];[.F26])" office:value-type="float" office:value="0.717166666666667" calcext:value-type="float">
            <text:p>0.71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7085" calcext:value-type="float">
            <text:p>0.709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/>
          <table:table-cell office:value-type="float" office:value="0.690833333333333" calcext:value-type="float">
            <text:p>0.691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6925" calcext:value-type="float">
            <text:p>0.693</text:p>
          </table:table-cell>
          <table:table-cell office:value-type="float" office:value="0.0123603308118261" calcext:value-type="float">
            <text:p>0.012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166666666667" calcext:value-type="float">
            <text:p>0.716</text:p>
          </table:table-cell>
          <table:table-cell office:value-type="float" office:value="0.0084697172981812" calcext:value-type="float">
            <text:p>0.0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68363814339979" calcext:value-type="float">
            <text:p>0.007</text:p>
          </table:table-cell>
          <table:table-cell office:value-type="float" office:value="0.710833333333333" calcext:value-type="float">
            <text:p>0.711</text:p>
          </table:table-cell>
          <table:table-cell table:style-name="ce10" office:value-type="float" office:value="0.0076148612010404" calcext:value-type="float">
            <text:p>0.0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806656336022" calcext:value-type="float">
            <text:p>0.008</text:p>
          </table:table-cell>
          <table:table-cell office:value-type="float" office:value="0.704833333333333" calcext:value-type="float">
            <text:p>0.705</text:p>
          </table:table-cell>
          <table:table-cell office:value-type="float" office:value="0.004728753653037" calcext:value-type="float">
            <text:p>0.005</text:p>
          </table:table-cell>
          <table:table-cell office:value-type="float" office:value="0.708666666666667" calcext:value-type="float">
            <text:p>0.709</text:p>
          </table:table-cell>
          <table:table-cell office:value-type="float" office:value="0.008177713616898" calcext:value-type="float">
            <text:p>0.008</text:p>
          </table:table-cell>
          <table:table-cell table:style-name="ce31" table:formula="of:=MAX([.H27];[.J27];[.L27];[.N27];[.D27];[.F27])" office:value-type="float" office:value="0.716166666666667" calcext:value-type="float">
            <text:p>0.71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710833333333333" calcext:value-type="float">
            <text:p>0.711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/>
          <table:table-cell office:value-type="float" office:value="0.693333333333333" calcext:value-type="float">
            <text:p>0.693</text:p>
          </table:table-cell>
          <table:table-cell office:value-type="float" office:value="0.013003738778606" calcext:value-type="float">
            <text:p>0.013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0119169580383959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6159612411352" calcext:value-type="float">
            <text:p>0.012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9671225842414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729333333333333" calcext:value-type="float">
            <text:p>0.729</text:p>
          </table:table-cell>
          <table:table-cell table:style-name="ce9" office:value-type="float" office:value="0.0090408025700769" calcext:value-type="float">
            <text:p>0.009</text:p>
          </table:table-cell>
          <table:table-cell table:style-name="ce8" office:value-type="float" office:value="0.6715" calcext:value-type="float">
            <text:p>0.672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11" office:value-type="float" office:value="0.716" calcext:value-type="float">
            <text:p>0.716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717333333333333" calcext:value-type="float">
            <text:p>0.717</text:p>
          </table:table-cell>
          <table:table-cell table:style-name="ce8" office:value-type="float" office:value="0.017051800165639" calcext:value-type="float">
            <text:p>0.017</text:p>
          </table:table-cell>
          <table:table-cell table:style-name="ce8" office:value-type="float" office:value="0.717166666666667" calcext:value-type="float">
            <text:p>0.717</text:p>
          </table:table-cell>
          <table:table-cell table:style-name="ce8" office:value-type="float" office:value="0.0092908258214458" calcext:value-type="float">
            <text:p>0.009</text:p>
          </table:table-cell>
          <table:table-cell table:style-name="ce8" office:value-type="float" office:value="0.709833333333333" calcext:value-type="float">
            <text:p>0.710</text:p>
          </table:table-cell>
          <table:table-cell table:style-name="ce8" office:value-type="float" office:value="0.0116577346760757" calcext:value-type="float">
            <text:p>0.012</text:p>
          </table:table-cell>
          <table:table-cell table:style-name="ce31" table:formula="of:=MAX([.H28];[.J28];[.L28];[.N28];[.D28];[.F28])" office:value-type="float" office:value="0.729333333333333" calcext:value-type="float">
            <text:p>0.729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717333333333333" calcext:value-type="float">
            <text:p>0.717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/>
          <table:table-cell office:value-type="float" office:value="0.691833333333333" calcext:value-type="float">
            <text:p>0.692</text:p>
          </table:table-cell>
          <table:table-cell office:value-type="float" office:value="0.0087678389583751" calcext:value-type="float">
            <text:p>0.009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118055338555" calcext:value-type="float">
            <text:p>0.011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6577346760757" calcext:value-type="float">
            <text:p>0.012</text:p>
          </table:table-cell>
          <table:table-cell office:value-type="float" office:value="0.687" calcext:value-type="float">
            <text:p>0.687</text:p>
          </table:table-cell>
          <table:table-cell office:value-type="float" office:value="0.0130117468295212" calcext:value-type="float">
            <text:p>0.013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2333333333333" calcext:value-type="float">
            <text:p>0.73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677833333333333" calcext:value-type="float">
            <text:p>0.678</text:p>
          </table:table-cell>
          <table:table-cell office:value-type="float" office:value="0.0068109389139008" calcext:value-type="float">
            <text:p>0.007</text:p>
          </table:table-cell>
          <table:table-cell table:style-name="ce12" office:value-type="float" office:value="0.7175" calcext:value-type="float">
            <text:p>0.718</text:p>
          </table:table-cell>
          <table:table-cell office:value-type="float" office:value="0.010240171439537" calcext:value-type="float">
            <text:p>0.010</text:p>
          </table:table-cell>
          <table:table-cell office:value-type="float" office:value="0.719666666666667" calcext:value-type="float">
            <text:p>0.720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7175" calcext:value-type="float">
            <text:p>0.718</text:p>
          </table:table-cell>
          <table:table-cell office:value-type="float" office:value="0.0052374187874902" calcext:value-type="float">
            <text:p>0.005</text:p>
          </table:table-cell>
          <table:table-cell office:value-type="float" office:value="0.716833333333333" calcext:value-type="float">
            <text:p>0.717</text:p>
          </table:table-cell>
          <table:table-cell office:value-type="float" office:value="0.0055088312936794" calcext:value-type="float">
            <text:p>0.006</text:p>
          </table:table-cell>
          <table:table-cell table:style-name="ce31" table:formula="of:=MAX([.H29];[.J29];[.L29];[.N29];[.D29];[.F29])" office:value-type="float" office:value="0.732333333333333" calcext:value-type="float">
            <text:p>0.732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719666666666667" calcext:value-type="float">
            <text:p>0.720</text:p>
          </table:table-cell>
          <table:table-cell table:style-name="ce33" table:formula="of:=IF([.R29]=[.H29];[.$H$1];IF([.R29]=[.J29];[.$J$1];IF([.R29]=[.L29];[.$L$1];IF([.R29]=[.N29];[.$N$1]))))" office:value-type="string" office:string-value="SPLIT2" calcext:value-type="string">
            <text:p>SPLIT2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" calcext:value-type="float">
            <text:p>0.690</text:p>
          </table:table-cell>
          <table:table-cell office:value-type="float" office:value="0.0122474487139159" calcext:value-type="float">
            <text:p>0.012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8876841737197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" calcext:value-type="float">
            <text:p>0.733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681666666666667" calcext:value-type="float">
            <text:p>0.682</text:p>
          </table:table-cell>
          <table:table-cell office:value-type="float" office:value="0.0072886898685566" calcext:value-type="float">
            <text:p>0.007</text:p>
          </table:table-cell>
          <table:table-cell table:style-name="ce12" office:value-type="float" office:value="0.719333333333333" calcext:value-type="float">
            <text:p>0.719</text:p>
          </table:table-cell>
          <table:table-cell office:value-type="float" office:value="0.0118057189531176" calcext:value-type="float">
            <text:p>0.0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91020449472754" calcext:value-type="float">
            <text:p>0.009</text:p>
          </table:table-cell>
          <table:table-cell office:value-type="float" office:value="0.7195" calcext:value-type="float">
            <text:p>0.720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6739096221475" calcext:value-type="float">
            <text:p>0.008</text:p>
          </table:table-cell>
          <table:table-cell table:style-name="ce31" table:formula="of:=MAX([.H30];[.J30];[.L30];[.N30];[.D30];[.F30])" office:value-type="float" office:value="0.733" calcext:value-type="float">
            <text:p>0.733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7195" calcext:value-type="float">
            <text:p>0.720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118055338555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833333333333" calcext:value-type="float">
            <text:p>0.734</text:p>
          </table:table-cell>
          <table:table-cell table:style-name="ce10" office:value-type="float" office:value="0.0086522315682782" calcext:value-type="float">
            <text:p>0.009</text:p>
          </table:table-cell>
          <table:table-cell office:value-type="float" office:value="0.682166666666667" calcext:value-type="float">
            <text:p>0.682</text:p>
          </table:table-cell>
          <table:table-cell office:value-type="float" office:value="0.0050894771615342" calcext:value-type="float">
            <text:p>0.005</text:p>
          </table:table-cell>
          <table:table-cell table:style-name="ce12" office:value-type="float" office:value="0.720333333333333" calcext:value-type="float">
            <text:p>0.720</text:p>
          </table:table-cell>
          <table:table-cell office:value-type="float" office:value="0.0114352039286095" calcext:value-type="float">
            <text:p>0.01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1589105316382" calcext:value-type="float">
            <text:p>0.007</text:p>
          </table:table-cell>
          <table:table-cell office:value-type="float" office:value="0.718333333333333" calcext:value-type="float">
            <text:p>0.718</text:p>
          </table:table-cell>
          <table:table-cell office:value-type="float" office:value="0.0060953078493032" calcext:value-type="float">
            <text:p>0.006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31];[.J31];[.L31];[.N31];[.D31];[.F31])" office:value-type="float" office:value="0.733833333333333" calcext:value-type="float">
            <text:p>0.734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720333333333333" calcext:value-type="float">
            <text:p>0.720</text:p>
          </table:table-cell>
          <table:table-cell table:style-name="ce33" table:formula="of:=IF([.R31]=[.H31];[.$H$1];IF([.R31]=[.J31];[.$J$1];IF([.R31]=[.L31];[.$L$1];IF([.R31]=[.N31];[.$N$1]))))" office:value-type="string" office:string-value="COMBO" calcext:value-type="string">
            <text:p>COMBO</text:p>
          </table:table-cell>
          <table:table-cell/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4666666666667" calcext:value-type="float">
            <text:p>0.735</text:p>
          </table:table-cell>
          <table:table-cell table:style-name="ce10" office:value-type="float" office:value="0.0084697172981812" calcext:value-type="float">
            <text:p>0.0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51908038341324" calcext:value-type="float">
            <text:p>0.005</text:p>
          </table:table-cell>
          <table:table-cell table:style-name="ce12" office:value-type="float" office:value="0.719" calcext:value-type="float">
            <text:p>0.719</text:p>
          </table:table-cell>
          <table:table-cell office:value-type="float" office:value="0.0115680354617559" calcext:value-type="float">
            <text:p>0.012</text:p>
          </table:table-cell>
          <table:table-cell office:value-type="float" office:value="0.719333333333333" calcext:value-type="float">
            <text:p>0.719</text:p>
          </table:table-cell>
          <table:table-cell office:value-type="float" office:value="0.0085675421083165" calcext:value-type="float">
            <text:p>0.0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93057628500957" calcext:value-type="float">
            <text:p>0.009</text:p>
          </table:table-cell>
          <table:table-cell office:value-type="float" office:value="0.717833333333333" calcext:value-type="float">
            <text:p>0.718</text:p>
          </table:table-cell>
          <table:table-cell office:value-type="float" office:value="0.0046622002435664" calcext:value-type="float">
            <text:p>0.005</text:p>
          </table:table-cell>
          <table:table-cell table:style-name="ce31" table:formula="of:=MAX([.H32];[.J32];[.L32];[.N32];[.D32];[.F32])" office:value-type="float" office:value="0.734666666666667" calcext:value-type="float">
            <text:p>0.735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719333333333333" calcext:value-type="float">
            <text:p>0.719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/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741" calcext:value-type="float">
            <text:p>0.741</text:p>
          </table:table-cell>
          <table:table-cell table:style-name="ce9" office:value-type="float" office:value="0.0090791274666432" calcext:value-type="float">
            <text:p>0.009</text:p>
          </table:table-cell>
          <table:table-cell table:style-name="ce8" office:value-type="float" office:value="0.659166666666667" calcext:value-type="float">
            <text:p>0.659</text:p>
          </table:table-cell>
          <table:table-cell table:style-name="ce8" office:value-type="float" office:value="0.0088975652100261" calcext:value-type="float">
            <text:p>0.009</text:p>
          </table:table-cell>
          <table:table-cell table:style-name="ce11" office:value-type="float" office:value="0.722" calcext:value-type="float">
            <text:p>0.722</text:p>
          </table:table-cell>
          <table:table-cell table:style-name="ce8" office:value-type="float" office:value="0.0131444961020869" calcext:value-type="float">
            <text:p>0.013</text:p>
          </table:table-cell>
          <table:table-cell table:style-name="ce8" office:value-type="float" office:value="0.719333333333333" calcext:value-type="float">
            <text:p>0.719</text:p>
          </table:table-cell>
          <table:table-cell table:style-name="ce8" office:value-type="float" office:value="0.0115078475639693" calcext:value-type="float">
            <text:p>0.012</text:p>
          </table:table-cell>
          <table:table-cell table:style-name="ce8" office:value-type="float" office:value="0.714666666666667" calcext:value-type="float">
            <text:p>0.715</text:p>
          </table:table-cell>
          <table:table-cell table:style-name="ce8" office:value-type="float" office:value="0.0117052931996122" calcext:value-type="float">
            <text:p>0.012</text:p>
          </table:table-cell>
          <table:table-cell table:style-name="ce8" office:value-type="float" office:value="0.715666666666667" calcext:value-type="float">
            <text:p>0.716</text:p>
          </table:table-cell>
          <table:table-cell table:style-name="ce8" office:value-type="float" office:value="0.0042245972852122" calcext:value-type="float">
            <text:p>0.004</text:p>
          </table:table-cell>
          <table:table-cell table:style-name="ce31" table:formula="of:=MAX([.H33];[.J33];[.L33];[.N33];[.D33];[.F33])" office:value-type="float" office:value="0.741" calcext:value-type="float">
            <text:p>0.74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722" calcext:value-type="float">
            <text:p>0.722</text:p>
          </table:table-cell>
          <table:table-cell table:style-name="ce33" table:formula="of:=IF([.R33]=[.H33];[.$H$1];IF([.R33]=[.J33];[.$J$1];IF([.R33]=[.L33];[.$L$1];IF([.R33]=[.N33];[.$N$1]))))" office:value-type="string" office:string-value="COMBO" calcext:value-type="string">
            <text:p>COMBO</text:p>
          </table:table-cell>
          <table:table-cell table:style-name="ce16"/>
          <table:table-cell office:value-type="float" office:value="0.699833333333333" calcext:value-type="float">
            <text:p>0.700</text:p>
          </table:table-cell>
          <table:table-cell office:value-type="float" office:value="0.0106131469832886" calcext:value-type="float">
            <text:p>0.011</text:p>
          </table:table-cell>
          <table:table-cell office:value-type="float" office:value="0.694666666666667" calcext:value-type="float">
            <text:p>0.695</text:p>
          </table:table-cell>
          <table:table-cell office:value-type="float" office:value="0.0097289659151308" calcext:value-type="float">
            <text:p>0.010</text:p>
          </table:table-cell>
          <table:table-cell office:value-type="float" office:value="0.691833333333333" calcext:value-type="float">
            <text:p>0.692</text:p>
          </table:table-cell>
          <table:table-cell office:value-type="float" office:value="0.0121392384897534" calcext:value-type="float">
            <text:p>0.012</text:p>
          </table:table-cell>
          <table:table-cell office:value-type="float" office:value="0.694166666666667" calcext:value-type="float">
            <text:p>0.694</text:p>
          </table:table-cell>
          <table:table-cell office:value-type="float" office:value="0.0142278092324698" calcext:value-type="float">
            <text:p>0.014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0333333333333" calcext:value-type="float">
            <text:p>0.740</text:p>
          </table:table-cell>
          <table:table-cell table:style-name="ce10" office:value-type="float" office:value="0.0067340346169456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78040231789621" calcext:value-type="float">
            <text:p>0.008</text:p>
          </table:table-cell>
          <table:table-cell table:style-name="ce12" office:value-type="float" office:value="0.727" calcext:value-type="float">
            <text:p>0.727</text:p>
          </table:table-cell>
          <table:table-cell office:value-type="float" office:value="0.0123687554390533" calcext:value-type="float">
            <text:p>0.012</text:p>
          </table:table-cell>
          <table:table-cell office:value-type="float" office:value="0.723" calcext:value-type="float">
            <text:p>0.723</text:p>
          </table:table-cell>
          <table:table-cell office:value-type="float" office:value="0.0125775372964839" calcext:value-type="float">
            <text:p>0.013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75138760525665" calcext:value-type="float">
            <text:p>0.0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7480156480071" calcext:value-type="float">
            <text:p>0.009</text:p>
          </table:table-cell>
          <table:table-cell table:style-name="ce31" table:formula="of:=MAX([.H34];[.J34];[.L34];[.N34];[.D34];[.F34])" office:value-type="float" office:value="0.740333333333333" calcext:value-type="float">
            <text:p>0.740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727" calcext:value-type="float">
            <text:p>0.727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/>
          <table:table-cell office:value-type="float" office:value="0.694833333333333" calcext:value-type="float">
            <text:p>0.695</text:p>
          </table:table-cell>
          <table:table-cell office:value-type="float" office:value="0.0140361636100783" calcext:value-type="float">
            <text:p>0.014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office:value-type="float" office:value="0.692166666666667" calcext:value-type="float">
            <text:p>0.692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432167093095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4333333333333" calcext:value-type="float">
            <text:p>0.744</text:p>
          </table:table-cell>
          <table:table-cell table:style-name="ce10" office:value-type="float" office:value="0.0084860997454006" calcext:value-type="float">
            <text:p>0.008</text:p>
          </table:table-cell>
          <table:table-cell office:value-type="float" office:value="0.666833333333333" calcext:value-type="float">
            <text:p>0.667</text:p>
          </table:table-cell>
          <table:table-cell office:value-type="float" office:value="0.0105803801654025" calcext:value-type="float">
            <text:p>0.011</text:p>
          </table:table-cell>
          <table:table-cell table:style-name="ce12" office:value-type="float" office:value="0.728333333333333" calcext:value-type="float">
            <text:p>0.728</text:p>
          </table:table-cell>
          <table:table-cell office:value-type="float" office:value="0.0149071198499985" calcext:value-type="float">
            <text:p>0.015</text:p>
          </table:table-cell>
          <table:table-cell office:value-type="float" office:value="0.721333333333333" calcext:value-type="float">
            <text:p>0.721</text:p>
          </table:table-cell>
          <table:table-cell office:value-type="float" office:value="0.0111274185885336" calcext:value-type="float">
            <text:p>0.011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714333333333333" calcext:value-type="float">
            <text:p>0.714</text:p>
          </table:table-cell>
          <table:table-cell office:value-type="float" office:value="0.0086882743459856" calcext:value-type="float">
            <text:p>0.009</text:p>
          </table:table-cell>
          <table:table-cell table:style-name="ce31" table:formula="of:=MAX([.H35];[.J35];[.L35];[.N35];[.D35];[.F35])" office:value-type="float" office:value="0.744333333333333" calcext:value-type="float">
            <text:p>0.744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728333333333333" calcext:value-type="float">
            <text:p>0.72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/>
          <table:table-cell office:value-type="float" office:value="0.692166666666667" calcext:value-type="float">
            <text:p>0.692</text:p>
          </table:table-cell>
          <table:table-cell office:value-type="float" office:value="0.0122842491743605" calcext:value-type="float">
            <text:p>0.012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432167093095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410886614691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5" calcext:value-type="float">
            <text:p>0.745</text:p>
          </table:table-cell>
          <table:table-cell table:style-name="ce10" office:value-type="float" office:value="0.0079494933451411" calcext:value-type="float">
            <text:p>0.008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113437452173237" calcext:value-type="float">
            <text:p>0.011</text:p>
          </table:table-cell>
          <table:table-cell table:style-name="ce12" office:value-type="float" office:value="0.728" calcext:value-type="float">
            <text:p>0.728</text:p>
          </table:table-cell>
          <table:table-cell office:value-type="float" office:value="0.0123967961810927" calcext:value-type="float">
            <text:p>0.012</text:p>
          </table:table-cell>
          <table:table-cell office:value-type="float" office:value="0.72" calcext:value-type="float">
            <text:p>0.720</text:p>
          </table:table-cell>
          <table:table-cell office:value-type="float" office:value="0.0130037387786059" calcext:value-type="float">
            <text:p>0.013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52572700985291" calcext:value-type="float">
            <text:p>0.005</text:p>
          </table:table-cell>
          <table:table-cell office:value-type="float" office:value="0.715166666666667" calcext:value-type="float">
            <text:p>0.715</text:p>
          </table:table-cell>
          <table:table-cell office:value-type="float" office:value="0.0075782950295931" calcext:value-type="float">
            <text:p>0.008</text:p>
          </table:table-cell>
          <table:table-cell table:style-name="ce31" table:formula="of:=MAX([.H36];[.J36];[.L36];[.N36];[.D36];[.F36])" office:value-type="float" office:value="0.745" calcext:value-type="float">
            <text:p>0.745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728" calcext:value-type="float">
            <text:p>0.72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/>
          <table:table-cell office:value-type="float" office:value="0.691833333333333" calcext:value-type="float">
            <text:p>0.692</text:p>
          </table:table-cell>
          <table:table-cell office:value-type="float" office:value="0.0115980122818045" calcext:value-type="float">
            <text:p>0.012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3559822707387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3130946743634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2666666666667" calcext:value-type="float">
            <text:p>0.743</text:p>
          </table:table-cell>
          <table:table-cell table:style-name="ce10" office:value-type="float" office:value="0.00670302585073" calcext:value-type="float">
            <text:p>0.007</text:p>
          </table:table-cell>
          <table:table-cell office:value-type="float" office:value="0.6665" calcext:value-type="float">
            <text:p>0.667</text:p>
          </table:table-cell>
          <table:table-cell office:value-type="float" office:value="0.0115830335692627" calcext:value-type="float">
            <text:p>0.012</text:p>
          </table:table-cell>
          <table:table-cell table:style-name="ce12" office:value-type="float" office:value="0.726" calcext:value-type="float">
            <text:p>0.726</text:p>
          </table:table-cell>
          <table:table-cell office:value-type="float" office:value="0.0138493882736948" calcext:value-type="float">
            <text:p>0.014</text:p>
          </table:table-cell>
          <table:table-cell office:value-type="float" office:value="0.720666666666667" calcext:value-type="float">
            <text:p>0.721</text:p>
          </table:table-cell>
          <table:table-cell office:value-type="float" office:value="0.0105639586435304" calcext:value-type="float">
            <text:p>0.011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005464532103585" calcext:value-type="float">
            <text:p>0.005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64172077693927" calcext:value-type="float">
            <text:p>0.006</text:p>
          </table:table-cell>
          <table:table-cell table:style-name="ce31" table:formula="of:=MAX([.H37];[.J37];[.L37];[.N37];[.D37];[.F37])" office:value-type="float" office:value="0.742666666666667" calcext:value-type="float">
            <text:p>0.743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726" calcext:value-type="float">
            <text:p>0.72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/>
          <table:table-cell office:value-type="float" office:value="0.692333333333333" calcext:value-type="float">
            <text:p>0.692</text:p>
          </table:table-cell>
          <table:table-cell office:value-type="float" office:value="0.011522924011629" calcext:value-type="float">
            <text:p>0.012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5168958009044" calcext:value-type="float">
            <text:p>0.012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441275181455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1086802896553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99833333333333" calcext:value-type="float">
            <text:p>0.700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691166666666667" calcext:value-type="float">
            <text:p>0.691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9" office:value-type="float" office:value="0.701" calcext:value-type="float">
            <text:p>0.701</text:p>
          </table:table-cell>
          <table:table-cell table:style-name="ce8" office:value-type="float" office:value="0.0094170353910111" calcext:value-type="float">
            <text:p>0.009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8" office:value-type="float" office:value="0.706333333333333" calcext:value-type="float">
            <text:p>0.706</text:p>
          </table:table-cell>
          <table:table-cell table:style-name="ce8" office:value-type="float" office:value="0.004273627134986" calcext:value-type="float">
            <text:p>0.004</text:p>
          </table:table-cell>
          <table:table-cell table:style-name="ce8" office:value-type="float" office:value="0.700333333333333" calcext:value-type="float">
            <text:p>0.700</text:p>
          </table:table-cell>
          <table:table-cell table:style-name="ce8" office:value-type="float" office:value="0.0102841571793165" calcext:value-type="float">
            <text:p>0.010</text:p>
          </table:table-cell>
          <table:table-cell table:style-name="ce31" table:formula="of:=MAX([.H38];[.J38];[.L38];[.N38];[.D38];[.F38])" office:value-type="float" office:value="0.706333333333333" calcext:value-type="float">
            <text:p>0.70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4" calcext:value-type="string">
            <text:p>SPLIT4</text:p>
          </table:table-cell>
          <table:table-cell table:style-name="ce31" table:formula="of:=MAX([.J38];[.L38];[.N38];[.H38])" office:value-type="float" office:value="0.706333333333333" calcext:value-type="float">
            <text:p>0.706</text:p>
          </table:table-cell>
          <table:table-cell table:style-name="ce33" table:formula="of:=IF([.R38]=[.H38];[.$H$1];IF([.R38]=[.J38];[.$J$1];IF([.R38]=[.L38];[.$L$1];IF([.R38]=[.N38];[.$N$1]))))" office:value-type="string" office:string-value="SPLIT4" calcext:value-type="string">
            <text:p>SPLIT4</text:p>
          </table:table-cell>
          <table:table-cell table:style-name="ce16"/>
          <table:table-cell office:value-type="float" office:value="0.6945" calcext:value-type="float">
            <text:p>0.695</text:p>
          </table:table-cell>
          <table:table-cell office:value-type="float" office:value="0.014750235403018" calcext:value-type="float">
            <text:p>0.015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118055338555" calcext:value-type="float">
            <text:p>0.011</text:p>
          </table:table-cell>
          <table:table-cell office:value-type="float" office:value="0.6905" calcext:value-type="float">
            <text:p>0.691</text:p>
          </table:table-cell>
          <table:table-cell office:value-type="float" office:value="0.0112206407026416" calcext:value-type="float">
            <text:p>0.011</text:p>
          </table:table-cell>
          <table:table-cell office:value-type="float" office:value="0.685166666666667" calcext:value-type="float">
            <text:p>0.685</text:p>
          </table:table-cell>
          <table:table-cell office:value-type="float" office:value="0.0157938103206428" calcext:value-type="float">
            <text:p>0.016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45" calcext:value-type="float">
            <text:p>0.705</text:p>
          </table:table-cell>
          <table:table-cell office:value-type="float" office:value="0.006785400995274" calcext:value-type="float">
            <text:p>0.007</text:p>
          </table:table-cell>
          <table:table-cell office:value-type="float" office:value="0.702666666666667" calcext:value-type="float">
            <text:p>0.703</text:p>
          </table:table-cell>
          <table:table-cell office:value-type="float" office:value="0.0072024301454439" calcext:value-type="float">
            <text:p>0.007</text:p>
          </table:table-cell>
          <table:table-cell table:style-name="ce10" office:value-type="float" office:value="0.704666666666667" calcext:value-type="float">
            <text:p>0.705</text:p>
          </table:table-cell>
          <table:table-cell office:value-type="float" office:value="0.0067340346169456" calcext:value-type="float">
            <text:p>0.007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4965156369922" calcext:value-type="float">
            <text:p>0.00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3598007219398" calcext:value-type="float">
            <text:p>0.007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80017359227718" calcext:value-type="float">
            <text:p>0.008</text:p>
          </table:table-cell>
          <table:table-cell table:style-name="ce31" table:formula="of:=MAX([.H39];[.J39];[.L39];[.N39];[.D39];[.F39])" office:value-type="float" office:value="0.705" calcext:value-type="float">
            <text:p>0.705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705" calcext:value-type="float">
            <text:p>0.705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/>
          <table:table-cell office:value-type="float" office:value="0.691666666666667" calcext:value-type="float">
            <text:p>0.692</text:p>
          </table:table-cell>
          <table:table-cell office:value-type="float" office:value="0.0114412751814549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8653373420044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380416903123" calcext:value-type="float">
            <text:p>0.011</text:p>
          </table:table-cell>
          <table:table-cell office:value-type="float" office:value="0.690333333333333" calcext:value-type="float">
            <text:p>0.690</text:p>
          </table:table-cell>
          <table:table-cell office:value-type="float" office:value="0.0107464464410851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166666666667" calcext:value-type="float">
            <text:p>0.708</text:p>
          </table:table-cell>
          <table:table-cell office:value-type="float" office:value="0.0082369425287677" calcext:value-type="float">
            <text:p>0.008</text:p>
          </table:table-cell>
          <table:table-cell office:value-type="float" office:value="0.707666666666667" calcext:value-type="float">
            <text:p>0.708</text:p>
          </table:table-cell>
          <table:table-cell office:value-type="float" office:value="0.0055402567128648" calcext:value-type="float">
            <text:p>0.006</text:p>
          </table:table-cell>
          <table:table-cell table:style-name="ce10" office:value-type="float" office:value="0.7075" calcext:value-type="float">
            <text:p>0.708</text:p>
          </table:table-cell>
          <table:table-cell office:value-type="float" office:value="0.0067956276792917" calcext:value-type="float">
            <text:p>0.007</text:p>
          </table:table-cell>
          <table:table-cell office:value-type="float" office:value="0.702833333333333" calcext:value-type="float">
            <text:p>0.703</text:p>
          </table:table-cell>
          <table:table-cell office:value-type="float" office:value="0.0058807595881257" calcext:value-type="float">
            <text:p>0.006</text:p>
          </table:table-cell>
          <table:table-cell office:value-type="float" office:value="0.704333333333333" calcext:value-type="float">
            <text:p>0.704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62193693856817" calcext:value-type="float">
            <text:p>0.006</text:p>
          </table:table-cell>
          <table:table-cell table:style-name="ce31" table:formula="of:=MAX([.H40];[.J40];[.L40];[.N40];[.D40];[.F40])" office:value-type="float" office:value="0.708166666666667" calcext:value-type="float">
            <text:p>0.70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7075" calcext:value-type="float">
            <text:p>0.708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/>
          <table:table-cell office:value-type="float" office:value="0.691666666666667" calcext:value-type="float">
            <text:p>0.692</text:p>
          </table:table-cell>
          <table:table-cell office:value-type="float" office:value="0.0114412751814549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09449379471364" calcext:value-type="float">
            <text:p>0.011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855746046321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833333333333" calcext:value-type="float">
            <text:p>0.709</text:p>
          </table:table-cell>
          <table:table-cell office:value-type="float" office:value="0.0076512526207586" calcext:value-type="float">
            <text:p>0.008</text:p>
          </table:table-cell>
          <table:table-cell office:value-type="float" office:value="0.704666666666667" calcext:value-type="float">
            <text:p>0.705</text:p>
          </table:table-cell>
          <table:table-cell office:value-type="float" office:value="0.0095670150923774" calcext:value-type="float">
            <text:p>0.010</text:p>
          </table:table-cell>
          <table:table-cell table:style-name="ce10" office:value-type="float" office:value="0.707333333333333" calcext:value-type="float">
            <text:p>0.707</text:p>
          </table:table-cell>
          <table:table-cell office:value-type="float" office:value="0.0073456336236796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2360956446232" calcext:value-type="float">
            <text:p>0.006</text:p>
          </table:table-cell>
          <table:table-cell office:value-type="float" office:value="0.707333333333333" calcext:value-type="float">
            <text:p>0.707</text:p>
          </table:table-cell>
          <table:table-cell office:value-type="float" office:value="0.0069572104882472" calcext:value-type="float">
            <text:p>0.007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41];[.J41];[.L41];[.N41];[.D41];[.F41])" office:value-type="float" office:value="0.708833333333333" calcext:value-type="float">
            <text:p>0.709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707333333333333" calcext:value-type="float">
            <text:p>0.707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/>
          <table:table-cell office:value-type="float" office:value="0.692" calcext:value-type="float">
            <text:p>0.692</text:p>
          </table:table-cell>
          <table:table-cell office:value-type="float" office:value="0.0116755918241622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8876841737197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666666666667" calcext:value-type="float">
            <text:p>0.709</text:p>
          </table:table-cell>
          <table:table-cell office:value-type="float" office:value="0.008948153130364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90829510622924" calcext:value-type="float">
            <text:p>0.009</text:p>
          </table:table-cell>
          <table:table-cell table:style-name="ce10" office:value-type="float" office:value="0.706" calcext:value-type="float">
            <text:p>0.706</text:p>
          </table:table-cell>
          <table:table-cell office:value-type="float" office:value="0.0090023145172042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71589105316382" calcext:value-type="float">
            <text:p>0.007</text:p>
          </table:table-cell>
          <table:table-cell office:value-type="float" office:value="0.707166666666667" calcext:value-type="float">
            <text:p>0.707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7065" calcext:value-type="float">
            <text:p>0.707</text:p>
          </table:table-cell>
          <table:table-cell office:value-type="float" office:value="0.0062749501990055" calcext:value-type="float">
            <text:p>0.006</text:p>
          </table:table-cell>
          <table:table-cell table:style-name="ce31" table:formula="of:=MAX([.H42];[.J42];[.L42];[.N42];[.D42];[.F42])" office:value-type="float" office:value="0.708666666666667" calcext:value-type="float">
            <text:p>0.70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707166666666667" calcext:value-type="float">
            <text:p>0.707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11045989719753" calcext:value-type="float">
            <text:p>0.011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1014510631183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1741268612411" calcext:value-type="float">
            <text:p>0.011</text:p>
          </table:table-cell>
          <table:table-cell office:value-type="float" office:value="0.692166666666667" calcext:value-type="float">
            <text:p>0.692</text:p>
          </table:table-cell>
          <table:table-cell office:value-type="float" office:value="0.0118233525984243" calcext:value-type="float">
            <text:p>0.012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733333333333333" calcext:value-type="float">
            <text:p>0.733</text:p>
          </table:table-cell>
          <table:table-cell table:style-name="ce8" office:value-type="float" office:value="0.0096645112539526" calcext:value-type="float">
            <text:p>0.010</text:p>
          </table:table-cell>
          <table:table-cell table:style-name="ce8" office:value-type="float" office:value="0.656666666666667" calcext:value-type="float">
            <text:p>0.657</text:p>
          </table:table-cell>
          <table:table-cell table:style-name="ce8" office:value-type="float" office:value="0.0116517762117579" calcext:value-type="float">
            <text:p>0.012</text:p>
          </table:table-cell>
          <table:table-cell table:style-name="ce11" office:value-type="float" office:value="0.7215" calcext:value-type="float">
            <text:p>0.722</text:p>
          </table:table-cell>
          <table:table-cell table:style-name="ce8" office:value-type="float" office:value="0.0040568871482127" calcext:value-type="float">
            <text:p>0.004</text:p>
          </table:table-cell>
          <table:table-cell table:style-name="ce8" office:value-type="float" office:value="0.719833333333333" calcext:value-type="float">
            <text:p>0.720</text:p>
          </table:table-cell>
          <table:table-cell table:style-name="ce8" office:value-type="float" office:value="0.009040802570077" calcext:value-type="float">
            <text:p>0.009</text:p>
          </table:table-cell>
          <table:table-cell table:style-name="ce8" office:value-type="float" office:value="0.709333333333333" calcext:value-type="float">
            <text:p>0.709</text:p>
          </table:table-cell>
          <table:table-cell table:style-name="ce8" office:value-type="float" office:value="0.0040994579587495" calcext:value-type="float">
            <text:p>0.004</text:p>
          </table:table-cell>
          <table:table-cell table:style-name="ce8" office:value-type="float" office:value="0.718" calcext:value-type="float">
            <text:p>0.718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31" table:formula="of:=MAX([.H43];[.J43];[.L43];[.N43];[.D43];[.F43])" office:value-type="float" office:value="0.733333333333333" calcext:value-type="float">
            <text:p>0.73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7215" calcext:value-type="float">
            <text:p>0.722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/>
          <table:table-cell office:value-type="float" office:value="0.6985" calcext:value-type="float">
            <text:p>0.699</text:p>
          </table:table-cell>
          <table:table-cell office:value-type="float" office:value="0.0199687255477158" calcext:value-type="float">
            <text:p>0.020</text:p>
          </table:table-cell>
          <table:table-cell office:value-type="float" office:value="0.6925" calcext:value-type="float">
            <text:p>0.693</text:p>
          </table:table-cell>
          <table:table-cell office:value-type="float" office:value="0.0113498653932302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32103705053601" calcext:value-type="float">
            <text:p>0.013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0114412751814549" calcext:value-type="float">
            <text:p>0.011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4166666666667" calcext:value-type="float">
            <text:p>0.734</text:p>
          </table:table-cell>
          <table:table-cell office:value-type="float" office:value="0.0076148612010404" calcext:value-type="float">
            <text:p>0.008</text:p>
          </table:table-cell>
          <table:table-cell office:value-type="float" office:value="0.660666666666667" calcext:value-type="float">
            <text:p>0.661</text:p>
          </table:table-cell>
          <table:table-cell office:value-type="float" office:value="0.0131154065468398" calcext:value-type="float">
            <text:p>0.013</text:p>
          </table:table-cell>
          <table:table-cell table:style-name="ce12" office:value-type="float" office:value="0.726333333333333" calcext:value-type="float">
            <text:p>0.726</text:p>
          </table:table-cell>
          <table:table-cell office:value-type="float" office:value="0.0109385912154069" calcext:value-type="float">
            <text:p>0.011</text:p>
          </table:table-cell>
          <table:table-cell office:value-type="float" office:value="0.718333333333333" calcext:value-type="float">
            <text:p>0.718</text:p>
          </table:table-cell>
          <table:table-cell office:value-type="float" office:value="0.0091477076667084" calcext:value-type="float">
            <text:p>0.009</text:p>
          </table:table-cell>
          <table:table-cell office:value-type="float" office:value="0.714833333333333" calcext:value-type="float">
            <text:p>0.715</text:p>
          </table:table-cell>
          <table:table-cell office:value-type="float" office:value="0.0102299940262826" calcext:value-type="float">
            <text:p>0.010</text:p>
          </table:table-cell>
          <table:table-cell office:value-type="float" office:value="0.7205" calcext:value-type="float">
            <text:p>0.721</text:p>
          </table:table-cell>
          <table:table-cell office:value-type="float" office:value="0.0102164083708512" calcext:value-type="float">
            <text:p>0.010</text:p>
          </table:table-cell>
          <table:table-cell table:style-name="ce31" table:formula="of:=MAX([.H44];[.J44];[.L44];[.N44];[.D44];[.F44])" office:value-type="float" office:value="0.734166666666667" calcext:value-type="float">
            <text:p>0.734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EASY" calcext:value-type="string">
            <text:p>EASY</text:p>
          </table:table-cell>
          <table:table-cell table:style-name="ce31" table:formula="of:=MAX([.J44];[.L44];[.N44];[.H44])" office:value-type="float" office:value="0.726333333333333" calcext:value-type="float">
            <text:p>0.726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/>
          <table:table-cell office:value-type="float" office:value="0.698666666666667" calcext:value-type="float">
            <text:p>0.699</text:p>
          </table:table-cell>
          <table:table-cell office:value-type="float" office:value="0.0225816420030863" calcext:value-type="float">
            <text:p>0.023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9671225842414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8731723739791" calcext:value-type="float">
            <text:p>0.012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0114867072934085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5166666666667" calcext:value-type="float">
            <text:p>0.735</text:p>
          </table:table-cell>
          <table:table-cell office:value-type="float" office:value="0.0075323376923177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9843597113356" calcext:value-type="float">
            <text:p>0.008</text:p>
          </table:table-cell>
          <table:table-cell table:style-name="ce12" office:value-type="float" office:value="0.7255" calcext:value-type="float">
            <text:p>0.726</text:p>
          </table:table-cell>
          <table:table-cell office:value-type="float" office:value="0.0089868731430285" calcext:value-type="float">
            <text:p>0.009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0128641405119468" calcext:value-type="float">
            <text:p>0.013</text:p>
          </table:table-cell>
          <table:table-cell office:value-type="float" office:value="0.721166666666667" calcext:value-type="float">
            <text:p>0.721</text:p>
          </table:table-cell>
          <table:table-cell office:value-type="float" office:value="0.0082621963719636" calcext:value-type="float">
            <text:p>0.008</text:p>
          </table:table-cell>
          <table:table-cell office:value-type="float" office:value="0.720166666666667" calcext:value-type="float">
            <text:p>0.720</text:p>
          </table:table-cell>
          <table:table-cell office:value-type="float" office:value="0.0076011695006609" calcext:value-type="float">
            <text:p>0.008</text:p>
          </table:table-cell>
          <table:table-cell table:style-name="ce31" table:formula="of:=MAX([.H45];[.J45];[.L45];[.N45];[.D45];[.F45])" office:value-type="float" office:value="0.735166666666667" calcext:value-type="float">
            <text:p>0.73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7255" calcext:value-type="float">
            <text:p>0.726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0212834703728294" calcext:value-type="float">
            <text:p>0.02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09671225842414" calcext:value-type="float">
            <text:p>0.0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0773793531382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666666666667" calcext:value-type="float">
            <text:p>0.734</text:p>
          </table:table-cell>
          <table:table-cell office:value-type="float" office:value="0.005939509893735" calcext:value-type="float">
            <text:p>0.006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089287301573192" calcext:value-type="float">
            <text:p>0.009</text:p>
          </table:table-cell>
          <table:table-cell table:style-name="ce12" office:value-type="float" office:value="0.7245" calcext:value-type="float">
            <text:p>0.725</text:p>
          </table:table-cell>
          <table:table-cell office:value-type="float" office:value="0.0083041154455687" calcext:value-type="float">
            <text:p>0.008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78306733072223" calcext:value-type="float">
            <text:p>0.008</text:p>
          </table:table-cell>
          <table:table-cell office:value-type="float" office:value="0.718166666666667" calcext:value-type="float">
            <text:p>0.718</text:p>
          </table:table-cell>
          <table:table-cell office:value-type="float" office:value="0.0088466880180601" calcext:value-type="float">
            <text:p>0.009</text:p>
          </table:table-cell>
          <table:table-cell office:value-type="float" office:value="0.7195" calcext:value-type="float">
            <text:p>0.720</text:p>
          </table:table-cell>
          <table:table-cell office:value-type="float" office:value="0.0072552662865596" calcext:value-type="float">
            <text:p>0.007</text:p>
          </table:table-cell>
          <table:table-cell table:style-name="ce31" table:formula="of:=MAX([.H46];[.J46];[.L46];[.N46];[.D46];[.F46])" office:value-type="float" office:value="0.733666666666667" calcext:value-type="float">
            <text:p>0.73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EASY" calcext:value-type="string">
            <text:p>EASY</text:p>
          </table:table-cell>
          <table:table-cell table:style-name="ce31" table:formula="of:=MAX([.J46];[.L46];[.N46];[.H46])" office:value-type="float" office:value="0.7245" calcext:value-type="float">
            <text:p>0.725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/>
          <table:table-cell office:value-type="float" office:value="0.698166666666667" calcext:value-type="float">
            <text:p>0.698</text:p>
          </table:table-cell>
          <table:table-cell office:value-type="float" office:value="0.0216056834086671" calcext:value-type="float">
            <text:p>0.022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2823608640509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833333333333" calcext:value-type="float">
            <text:p>0.734</text:p>
          </table:table-cell>
          <table:table-cell office:value-type="float" office:value="0.0071589105316381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93244004871329" calcext:value-type="float">
            <text:p>0.009</text:p>
          </table:table-cell>
          <table:table-cell table:style-name="ce12" office:value-type="float" office:value="0.7225" calcext:value-type="float">
            <text:p>0.723</text:p>
          </table:table-cell>
          <table:table-cell office:value-type="float" office:value="0.0091666666666666" calcext:value-type="float">
            <text:p>0.009</text:p>
          </table:table-cell>
          <table:table-cell office:value-type="float" office:value="0.721833333333333" calcext:value-type="float">
            <text:p>0.722</text:p>
          </table:table-cell>
          <table:table-cell office:value-type="float" office:value="0.008152198067597" calcext:value-type="float">
            <text:p>0.008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95488510070874" calcext:value-type="float">
            <text:p>0.010</text:p>
          </table:table-cell>
          <table:table-cell office:value-type="float" office:value="0.719333333333333" calcext:value-type="float">
            <text:p>0.719</text:p>
          </table:table-cell>
          <table:table-cell office:value-type="float" office:value="0.0069572104882472" calcext:value-type="float">
            <text:p>0.007</text:p>
          </table:table-cell>
          <table:table-cell table:style-name="ce31" table:formula="of:=MAX([.H47];[.J47];[.L47];[.N47];[.D47];[.F47])" office:value-type="float" office:value="0.733833333333333" calcext:value-type="float">
            <text:p>0.734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7225" calcext:value-type="float">
            <text:p>0.723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/>
          <table:table-cell office:value-type="float" office:value="0.698833333333333" calcext:value-type="float">
            <text:p>0.699</text:p>
          </table:table-cell>
          <table:table-cell office:value-type="float" office:value="0.0211361328324533" calcext:value-type="float">
            <text:p>0.02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18526837092327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744666666666667" calcext:value-type="float">
            <text:p>0.745</text:p>
          </table:table-cell>
          <table:table-cell table:style-name="ce9" office:value-type="float" office:value="0.0072072494368131" calcext:value-type="float">
            <text:p>0.007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0.0044331453594234" calcext:value-type="float">
            <text:p>0.004</text:p>
          </table:table-cell>
          <table:table-cell table:style-name="ce11" office:value-type="float" office:value="0.7235" calcext:value-type="float">
            <text:p>0.724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8" office:value-type="float" office:value="0.718333333333333" calcext:value-type="float">
            <text:p>0.718</text:p>
          </table:table-cell>
          <table:table-cell table:style-name="ce8" office:value-type="float" office:value="0.0100173460668094" calcext:value-type="float">
            <text:p>0.010</text:p>
          </table:table-cell>
          <table:table-cell table:style-name="ce8" office:value-type="float" office:value="0.719833333333333" calcext:value-type="float">
            <text:p>0.720</text:p>
          </table:table-cell>
          <table:table-cell table:style-name="ce8" office:value-type="float" office:value="0.0075323376923177" calcext:value-type="float">
            <text:p>0.008</text:p>
          </table:table-cell>
          <table:table-cell table:style-name="ce8" office:value-type="float" office:value="0.716833333333333" calcext:value-type="float">
            <text:p>0.717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31" table:formula="of:=MAX([.H48];[.J48];[.L48];[.N48];[.D48];[.F48])" office:value-type="float" office:value="0.744666666666667" calcext:value-type="float">
            <text:p>0.745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EASY" calcext:value-type="string">
            <text:p>EASY</text:p>
          </table:table-cell>
          <table:table-cell table:style-name="ce31" table:formula="of:=MAX([.J48];[.L48];[.N48];[.H48])" office:value-type="float" office:value="0.7235" calcext:value-type="float">
            <text:p>0.724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/>
          <table:table-cell office:value-type="float" office:value="0.690666666666667" calcext:value-type="float">
            <text:p>0.691</text:p>
          </table:table-cell>
          <table:table-cell office:value-type="float" office:value="0.0115078475639693" calcext:value-type="float">
            <text:p>0.012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16159612411352" calcext:value-type="float">
            <text:p>0.012</text:p>
          </table:table-cell>
          <table:table-cell office:value-type="float" office:value="0.695166666666667" calcext:value-type="float">
            <text:p>0.695</text:p>
          </table:table-cell>
          <table:table-cell office:value-type="float" office:value="0.014582142808548" calcext:value-type="float">
            <text:p>0.015</text:p>
          </table:table-cell>
          <table:table-cell office:value-type="float" office:value="0.6895" calcext:value-type="float">
            <text:p>0.690</text:p>
          </table:table-cell>
          <table:table-cell office:value-type="float" office:value="0.0123827837473378" calcext:value-type="float">
            <text:p>0.012</text:p>
          </table:table-cell>
          <table:table-cell table:style-name="ce16" table:number-columns-repeated="991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833333333333" calcext:value-type="float">
            <text:p>0.748</text:p>
          </table:table-cell>
          <table:table-cell table:style-name="ce10" office:value-type="float" office:value="0.0058807595881257" calcext:value-type="float">
            <text:p>0.006</text:p>
          </table:table-cell>
          <table:table-cell office:value-type="float" office:value="0.6445" calcext:value-type="float">
            <text:p>0.645</text:p>
          </table:table-cell>
          <table:table-cell office:value-type="float" office:value="0.007085783889827" calcext:value-type="float">
            <text:p>0.007</text:p>
          </table:table-cell>
          <table:table-cell table:style-name="ce12" office:value-type="float" office:value="0.731166666666667" calcext:value-type="float">
            <text:p>0.731</text:p>
          </table:table-cell>
          <table:table-cell office:value-type="float" office:value="0.0083873250933907" calcext:value-type="float">
            <text:p>0.008</text:p>
          </table:table-cell>
          <table:table-cell office:value-type="float" office:value="0.7215" calcext:value-type="float">
            <text:p>0.722</text:p>
          </table:table-cell>
          <table:table-cell office:value-type="float" office:value="0.0076693835765624" calcext:value-type="float">
            <text:p>0.008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0095014618758262" calcext:value-type="float">
            <text:p>0.010</text:p>
          </table:table-cell>
          <table:table-cell office:value-type="float" office:value="0.719833333333333" calcext:value-type="float">
            <text:p>0.720</text:p>
          </table:table-cell>
          <table:table-cell office:value-type="float" office:value="0.0103648712271573" calcext:value-type="float">
            <text:p>0.010</text:p>
          </table:table-cell>
          <table:table-cell table:style-name="ce31" table:formula="of:=MAX([.H49];[.J49];[.L49];[.N49];[.D49];[.F49])" office:value-type="float" office:value="0.747833333333333" calcext:value-type="float">
            <text:p>0.748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EASY" calcext:value-type="string">
            <text:p>EASY</text:p>
          </table:table-cell>
          <table:table-cell table:style-name="ce31" table:formula="of:=MAX([.J49];[.L49];[.N49];[.H49])" office:value-type="float" office:value="0.731166666666667" calcext:value-type="float">
            <text:p>0.731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/>
          <table:table-cell office:value-type="float" office:value="0.692666666666667" calcext:value-type="float">
            <text:p>0.693</text:p>
          </table:table-cell>
          <table:table-cell office:value-type="float" office:value="0.0134680692338912" calcext:value-type="float">
            <text:p>0.013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10239637961024" calcext:value-type="float">
            <text:p>0.011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24805404085275" calcext:value-type="float">
            <text:p>0.012</text:p>
          </table:table-cell>
          <table:table-cell office:value-type="float" office:value="0.691833333333333" calcext:value-type="float">
            <text:p>0.692</text:p>
          </table:table-cell>
          <table:table-cell office:value-type="float" office:value="0.0114624992426996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648166666666667" calcext:value-type="float">
            <text:p>0.648</text:p>
          </table:table-cell>
          <table:table-cell office:value-type="float" office:value="0.0059336610396392" calcext:value-type="float">
            <text:p>0.006</text:p>
          </table:table-cell>
          <table:table-cell table:style-name="ce12" office:value-type="float" office:value="0.734666666666667" calcext:value-type="float">
            <text:p>0.735</text:p>
          </table:table-cell>
          <table:table-cell office:value-type="float" office:value="0.0081564562021614" calcext:value-type="float">
            <text:p>0.008</text:p>
          </table:table-cell>
          <table:table-cell office:value-type="float" office:value="0.7215" calcext:value-type="float">
            <text:p>0.722</text:p>
          </table:table-cell>
          <table:table-cell office:value-type="float" office:value="0.0062193693856817" calcext:value-type="float">
            <text:p>0.006</text:p>
          </table:table-cell>
          <table:table-cell office:value-type="float" office:value="0.720833333333333" calcext:value-type="float">
            <text:p>0.721</text:p>
          </table:table-cell>
          <table:table-cell office:value-type="float" office:value="0.0078616509433804" calcext:value-type="float">
            <text:p>0.008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69372184627558" calcext:value-type="float">
            <text:p>0.007</text:p>
          </table:table-cell>
          <table:table-cell table:style-name="ce31" table:formula="of:=MAX([.H50];[.J50];[.L50];[.N50];[.D50];[.F50])" office:value-type="float" office:value="0.747166666666667" calcext:value-type="float">
            <text:p>0.747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EASY" calcext:value-type="string">
            <text:p>EASY</text:p>
          </table:table-cell>
          <table:table-cell table:style-name="ce31" table:formula="of:=MAX([.J50];[.L50];[.N50];[.H50])" office:value-type="float" office:value="0.734666666666667" calcext:value-type="float">
            <text:p>0.735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/>
          <table:table-cell office:value-type="float" office:value="0.692333333333333" calcext:value-type="float">
            <text:p>0.692</text:p>
          </table:table-cell>
          <table:table-cell office:value-type="float" office:value="0.0119518710762048" calcext:value-type="float">
            <text:p>0.012</text:p>
          </table:table-cell>
          <table:table-cell office:value-type="float" office:value="0.692333333333333" calcext:value-type="float">
            <text:p>0.692</text:p>
          </table:table-cell>
          <table:table-cell office:value-type="float" office:value="0.0119227839776529" calcext:value-type="float">
            <text:p>0.012</text:p>
          </table:table-cell>
          <table:table-cell office:value-type="float" office:value="0.690833333333333" calcext:value-type="float">
            <text:p>0.691</text:p>
          </table:table-cell>
          <table:table-cell office:value-type="float" office:value="0.0128695376762337" calcext:value-type="float">
            <text:p>0.013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5830335692627" calcext:value-type="float">
            <text:p>0.0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60839040828146" calcext:value-type="float">
            <text:p>0.00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70118946559875" calcext:value-type="float">
            <text:p>0.007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8108741552198" calcext:value-type="float">
            <text:p>0.0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58748522440048" calcext:value-type="float">
            <text:p>0.006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0092908258214458" calcext:value-type="float">
            <text:p>0.009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76739096221475" calcext:value-type="float">
            <text:p>0.008</text:p>
          </table:table-cell>
          <table:table-cell table:style-name="ce31" table:formula="of:=MAX([.H51];[.J51];[.L51];[.N51];[.D51];[.F51])" office:value-type="float" office:value="0.747166666666667" calcext:value-type="float">
            <text:p>0.74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EASY" calcext:value-type="string">
            <text:p>EASY</text:p>
          </table:table-cell>
          <table:table-cell table:style-name="ce31" table:formula="of:=MAX([.J51];[.L51];[.N51];[.H51])" office:value-type="float" office:value="0.733" calcext:value-type="float">
            <text:p>0.733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/>
          <table:table-cell office:value-type="float" office:value="0.6925" calcext:value-type="float">
            <text:p>0.693</text:p>
          </table:table-cell>
          <table:table-cell office:value-type="float" office:value="0.0119750898859999" calcext:value-type="float">
            <text:p>0.012</text:p>
          </table:table-cell>
          <table:table-cell office:value-type="float" office:value="0.691166666666667" calcext:value-type="float">
            <text:p>0.691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691666666666667" calcext:value-type="float">
            <text:p>0.692</text:p>
          </table:table-cell>
          <table:table-cell office:value-type="float" office:value="0.011380416903123" calcext:value-type="float">
            <text:p>0.0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6333333333333" calcext:value-type="float">
            <text:p>0.746</text:p>
          </table:table-cell>
          <table:table-cell table:style-name="ce10" office:value-type="float" office:value="0.0049159604012508" calcext:value-type="float">
            <text:p>0.005</text:p>
          </table:table-cell>
          <table:table-cell office:value-type="float" office:value="0.650666666666667" calcext:value-type="float">
            <text:p>0.651</text:p>
          </table:table-cell>
          <table:table-cell office:value-type="float" office:value="0.0099373034571758" calcext:value-type="float">
            <text:p>0.010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0450374702027" calcext:value-type="float">
            <text:p>0.010</text:p>
          </table:table-cell>
          <table:table-cell office:value-type="float" office:value="0.721166666666667" calcext:value-type="float">
            <text:p>0.721</text:p>
          </table:table-cell>
          <table:table-cell office:value-type="float" office:value="0.0070612400547716" calcext:value-type="float">
            <text:p>0.007</text:p>
          </table:table-cell>
          <table:table-cell office:value-type="float" office:value="0.7185" calcext:value-type="float">
            <text:p>0.719</text:p>
          </table:table-cell>
          <table:table-cell office:value-type="float" office:value="0.0085065334367832" calcext:value-type="float">
            <text:p>0.0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52];[.J52];[.L52];[.N52];[.D52];[.F52])" office:value-type="float" office:value="0.746333333333333" calcext:value-type="float">
            <text:p>0.746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733" calcext:value-type="float">
            <text:p>0.733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/>
          <table:table-cell office:value-type="float" office:value="0.692333333333333" calcext:value-type="float">
            <text:p>0.692</text:p>
          </table:table-cell>
          <table:table-cell office:value-type="float" office:value="0.0122389405859603" calcext:value-type="float">
            <text:p>0.012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2330118648364" calcext:value-type="float">
            <text:p>0.011</text:p>
          </table:table-cell>
          <table:table-cell office:value-type="float" office:value="0.691333333333333" calcext:value-type="float">
            <text:p>0.691</text:p>
          </table:table-cell>
          <table:table-cell office:value-type="float" office:value="0.0116607127664745" calcext:value-type="float">
            <text:p>0.012</text:p>
          </table:table-cell>
          <table:table-cell office:value-type="float" office:value="0.6915" calcext:value-type="float">
            <text:p>0.692</text:p>
          </table:table-cell>
          <table:table-cell office:value-type="float" office:value="0.0112946644237199" calcext:value-type="float">
            <text:p>0.011</text:p>
          </table:table-cell>
          <table:table-cell table:number-columns-repeated="99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6" table:default-cell-style-name="ce3"/>
        <table:table-column table:style-name="co11" table:number-columns-repeated="6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89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89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5</text:p>
          </table:table-cell>
          <table:table-cell table:number-columns-repeated="16"/>
          <table:table-cell office:value-type="float" office:value="0.811666666666667" calcext:value-type="float">
            <text:p>0.812</text:p>
          </table:table-cell>
          <table:table-cell office:value-type="float" office:value="0.0199652475845182" calcext:value-type="float">
            <text:p>0.020</text:p>
          </table:table-cell>
          <table:table-cell office:value-type="float" office:value="0.809333333333333" calcext:value-type="float">
            <text:p>0.809</text:p>
          </table:table-cell>
          <table:table-cell office:value-type="float" office:value="0.0192426031964954" calcext:value-type="float">
            <text:p>0.0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01590894856114" calcext:value-type="float">
            <text:p>0.020</text:p>
          </table:table-cell>
          <table:table-cell office:value-type="float" office:value="0.805666666666667" calcext:value-type="float">
            <text:p>0.806</text:p>
          </table:table-cell>
          <table:table-cell office:value-type="float" office:value="0.0205006774955799" calcext:value-type="float">
            <text:p>0.0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6"/>
          <table:table-cell office:value-type="float" office:value="0.810333333333333" calcext:value-type="float">
            <text:p>0.810</text:p>
          </table:table-cell>
          <table:table-cell office:value-type="float" office:value="0.0190540167827037" calcext:value-type="float">
            <text:p>0.019</text:p>
          </table:table-cell>
          <table:table-cell office:value-type="float" office:value="0.809666666666667" calcext:value-type="float">
            <text:p>0.810</text:p>
          </table:table-cell>
          <table:table-cell office:value-type="float" office:value="0.0187601824203403" calcext:value-type="float">
            <text:p>0.019</text:p>
          </table:table-cell>
          <table:table-cell office:value-type="float" office:value="0.807666666666667" calcext:value-type="float">
            <text:p>0.808</text:p>
          </table:table-cell>
          <table:table-cell office:value-type="float" office:value="0.0207699034395658" calcext:value-type="float">
            <text:p>0.021</text:p>
          </table:table-cell>
          <table:table-cell office:value-type="float" office:value="0.807666666666667" calcext:value-type="float">
            <text:p>0.808</text:p>
          </table:table-cell>
          <table:table-cell office:value-type="float" office:value="0.0212001048215437" calcext:value-type="float">
            <text:p>0.0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</text:p>
          </table:table-cell>
          <table:table-cell table:number-columns-repeated="16"/>
          <table:table-cell office:value-type="float" office:value="0.810666666666667" calcext:value-type="float">
            <text:p>0.811</text:p>
          </table:table-cell>
          <table:table-cell office:value-type="float" office:value="0.0192426031964954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07666666666667" calcext:value-type="float">
            <text:p>0.808</text:p>
          </table:table-cell>
          <table:table-cell office:value-type="float" office:value="0.0207699034395658" calcext:value-type="float">
            <text:p>0.0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3</text:p>
          </table:table-cell>
          <table:table-cell table:number-columns-repeated="16"/>
          <table:table-cell office:value-type="float" office:value="0.810666666666667" calcext:value-type="float">
            <text:p>0.811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3433881899388" calcext:value-type="float">
            <text:p>0.019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0083160441856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30276503540974" calcext:value-type="float">
            <text:p>0.003</text:p>
          </table:table-cell>
          <table:table-cell table:number-columns-repeated="16"/>
          <table:table-cell office:value-type="float" office:value="0.810333333333333" calcext:value-type="float">
            <text:p>0.810</text:p>
          </table:table-cell>
          <table:table-cell office:value-type="float" office:value="0.0190540167827037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09666666666666" calcext:value-type="float">
            <text:p>0.810</text:p>
          </table:table-cell>
          <table:table-cell office:value-type="float" office:value="0.0194150571578979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873" calcext:value-type="float">
            <text:p>0.873</text:p>
          </table:table-cell>
          <table:table-cell table:style-name="ce9" office:value-type="float" office:value="0.0021730674684008" calcext:value-type="float">
            <text:p>0.002</text:p>
          </table:table-cell>
          <table:table-cell table:style-name="ce9" office:value-type="float" office:value="0.885333333333333" calcext:value-type="float">
            <text:p>0.885</text:p>
          </table:table-cell>
          <table:table-cell table:style-name="ce8" office:value-type="float" office:value="0.0058214163988576" calcext:value-type="float">
            <text:p>0.006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48016200969626" calcext:value-type="float">
            <text:p>0.005</text:p>
          </table:table-cell>
          <table:table-cell table:style-name="ce31" table:formula="of:=MAX([.H8];[.J8];[.L8];[.N8];[.D8];[.F8])" office:value-type="float" office:value="0.887333333333333" calcext:value-type="float">
            <text:p>0.88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2" calcext:value-type="string">
            <text:p>SPLIT2</text:p>
          </table:table-cell>
          <table:table-cell table:style-name="ce31" table:formula="of:=MAX([.J8];[.L8];[.N8];[.H8])" office:value-type="float" office:value="0.887333333333333" calcext:value-type="float">
            <text:p>0.887</text:p>
          </table:table-cell>
          <table:table-cell table:style-name="ce33" table:formula="of:=IF([.R8]=[.H8];[.$H$1];IF([.R8]=[.J8];[.$J$1];IF([.R8]=[.L8];[.$L$1];IF([.R8]=[.N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11333333333333" calcext:value-type="float">
            <text:p>0.811</text:p>
          </table:table-cell>
          <table:table-cell office:value-type="float" office:value="0.0203237682420253" calcext:value-type="float">
            <text:p>0.020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218390577737329" calcext:value-type="float">
            <text:p>0.022</text:p>
          </table:table-cell>
          <table:table-cell office:value-type="float" office:value="0.813333333333333" calcext:value-type="float">
            <text:p>0.813</text:p>
          </table:table-cell>
          <table:table-cell office:value-type="float" office:value="0.0199304345718356" calcext:value-type="float">
            <text:p>0.020</text:p>
          </table:table-cell>
          <table:table-cell office:value-type="float" office:value="0.807333333333333" calcext:value-type="float">
            <text:p>0.807</text:p>
          </table:table-cell>
          <table:table-cell office:value-type="float" office:value="0.0220353251747178" calcext:value-type="float">
            <text:p>0.022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51908038341325" calcext:value-type="float">
            <text:p>0.005</text:p>
          </table:table-cell>
          <table:table-cell table:style-name="ce10" office:value-type="float" office:value="0.887333333333333" calcext:value-type="float">
            <text:p>0.887</text:p>
          </table:table-cell>
          <table:table-cell office:value-type="float" office:value="0.0032489314482696" calcext:value-type="float">
            <text:p>0.003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9];[.J9];[.L9];[.N9];[.D9];[.F9])" office:value-type="float" office:value="0.889333333333333" calcext:value-type="float">
            <text:p>0.88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889333333333333" calcext:value-type="float">
            <text:p>0.889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99513296688605" calcext:value-type="float">
            <text:p>0.020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76225865171817" calcext:value-type="float">
            <text:p>0.018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" calcext:value-type="float">
            <text:p>0.880</text:p>
          </table:table-cell>
          <table:table-cell office:value-type="float" office:value="0.0097894501037256" calcext:value-type="float">
            <text:p>0.010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26352313834736" calcext:value-type="float">
            <text:p>0.00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89" calcext:value-type="float">
            <text:p>0.890</text:p>
          </table:table-cell>
          <table:table-cell office:value-type="float" office:value="0.0033333333333333" calcext:value-type="float">
            <text:p>0.003</text:p>
          </table:table-cell>
          <table:table-cell table:style-name="ce31" table:formula="of:=MAX([.H10];[.J10];[.L10];[.N10];[.D10];[.F10])" office:value-type="float" office:value="0.89" calcext:value-type="float">
            <text:p>0.890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89" calcext:value-type="float">
            <text:p>0.890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8666666666667" calcext:value-type="float">
            <text:p>0.809</text:p>
          </table:table-cell>
          <table:table-cell office:value-type="float" office:value="0.0173765486919711" calcext:value-type="float">
            <text:p>0.017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8815939445955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8815939445955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030276503540974" calcext:value-type="float">
            <text:p>0.00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38369548110737" calcext:value-type="float">
            <text:p>0.004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65616732283431" calcext:value-type="float">
            <text:p>0.0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1833001326703" calcext:value-type="float">
            <text:p>0.004</text:p>
          </table:table-cell>
          <table:table-cell table:style-name="ce31" table:formula="of:=MAX([.H11];[.J11];[.L11];[.N11];[.D11];[.F11])" office:value-type="float" office:value="0.889333333333333" calcext:value-type="float">
            <text:p>0.88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89333333333333" calcext:value-type="float">
            <text:p>0.889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8" calcext:value-type="float">
            <text:p>0.808</text:p>
          </table:table-cell>
          <table:table-cell office:value-type="float" office:value="0.0168901680802109" calcext:value-type="float">
            <text:p>0.017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08269211792744" calcext:value-type="float">
            <text:p>0.011</text:p>
          </table:table-cell>
          <table:table-cell table:style-name="ce10" office:value-type="float" office:value="0.882666666666667" calcext:value-type="float">
            <text:p>0.883</text:p>
          </table:table-cell>
          <table:table-cell table:style-name="ce10" office:value-type="float" office:value="0.0032489314482696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29814239699996" calcext:value-type="float">
            <text:p>0.0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26352313834736" calcext:value-type="float">
            <text:p>0.003</text:p>
          </table:table-cell>
          <table:table-cell table:style-name="ce31" table:formula="of:=MAX([.H12];[.J12];[.L12];[.N12];[.D12];[.F12])" office:value-type="float" office:value="0.891666666666667" calcext:value-type="float">
            <text:p>0.892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891666666666667" calcext:value-type="float">
            <text:p>0.892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9" calcext:value-type="float">
            <text:p>0.809</text:p>
          </table:table-cell>
          <table:table-cell office:value-type="float" office:value="0.0177795138041261" calcext:value-type="float">
            <text:p>0.018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7765292989217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3433881899388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0666666666667" calcext:value-type="float">
            <text:p>0.891</text:p>
          </table:table-cell>
          <table:table-cell table:style-name="ce8" office:value-type="float" office:value="0.0147007180474666" calcext:value-type="float">
            <text:p>0.015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19" office:value-type="float" office:value="0.888333333333333" calcext:value-type="float">
            <text:p>0.888</text:p>
          </table:table-cell>
          <table:table-cell table:style-name="ce9" office:value-type="float" office:value="0.0061237243569579" calcext:value-type="float">
            <text:p>0.006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</text:p>
          </table:table-cell>
          <table:table-cell table:style-name="ce31" table:formula="of:=MAX([.H13];[.J13];[.L13];[.N13];[.D13];[.F13])" office:value-type="float" office:value="0.890666666666667" calcext:value-type="float">
            <text:p>0.891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88333333333333" calcext:value-type="float">
            <text:p>0.888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88045502767577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81199705665692" calcext:value-type="float">
            <text:p>0.018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204328167417025" calcext:value-type="float">
            <text:p>0.020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2333333333333" calcext:value-type="float">
            <text:p>0.892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6752835158" calcext:value-type="float">
            <text:p>0.010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077817450199524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65192024052026" calcext:value-type="float">
            <text:p>0.007</text:p>
          </table:table-cell>
          <table:table-cell table:style-name="ce31" table:formula="of:=MAX([.H14];[.J14];[.L14];[.N14];[.D14];[.F14])" office:value-type="float" office:value="0.892333333333333" calcext:value-type="float">
            <text:p>0.892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91" calcext:value-type="float">
            <text:p>0.891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0198396348532706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9791558046546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072264944628928" calcext:value-type="float">
            <text:p>0.00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03682206766638" calcext:value-type="float">
            <text:p>0.010</text:p>
          </table:table-cell>
          <table:table-cell table:style-name="ce20" office:value-type="float" office:value="0.890333333333333" calcext:value-type="float">
            <text:p>0.890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5" calcext:value-type="float">
            <text:p>0.0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3029674334022" calcext:value-type="float">
            <text:p>0.007</text:p>
          </table:table-cell>
          <table:table-cell table:style-name="ce31" table:formula="of:=MAX([.H15];[.J15];[.L15];[.N15];[.D15];[.F15])" office:value-type="float" office:value="0.891" calcext:value-type="float">
            <text:p>0.89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2" calcext:value-type="string">
            <text:p>SPLIT2</text:p>
          </table:table-cell>
          <table:table-cell table:style-name="ce31" table:formula="of:=MAX([.J15];[.L15];[.N15];[.H15])" office:value-type="float" office:value="0.891" calcext:value-type="float">
            <text:p>0.891</text:p>
          </table:table-cell>
          <table:table-cell table:style-name="ce33" table:formula="of:=IF([.R15]=[.H15];[.$H$1];IF([.R15]=[.J15];[.$J$1];IF([.R15]=[.L15];[.$L$1];IF([.R15]=[.N1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86562470919409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7413834931146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9791558046546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8319208025017" calcext:value-type="float">
            <text:p>0.010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073974470070573" calcext:value-type="float">
            <text:p>0.007</text:p>
          </table:table-cell>
          <table:table-cell office:value-type="float" office:value="0.89" calcext:value-type="float">
            <text:p>0.890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9441323247304" calcext:value-type="float">
            <text:p>0.005</text:p>
          </table:table-cell>
          <table:table-cell table:style-name="ce31" table:formula="of:=MAX([.H16];[.J16];[.L16];[.N16];[.D16];[.F16])" office:value-type="float" office:value="0.892" calcext:value-type="float">
            <text:p>0.892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892" calcext:value-type="float">
            <text:p>0.892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7413834931146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2264944628929" calcext:value-type="float">
            <text:p>0.007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055277079839256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41499665326628" calcext:value-type="float">
            <text:p>0.004</text:p>
          </table:table-cell>
          <table:table-cell table:style-name="ce31" table:formula="of:=MAX([.H17];[.J17];[.L17];[.N17];[.D17];[.F17])" office:value-type="float" office:value="0.892333333333333" calcext:value-type="float">
            <text:p>0.89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2" calcext:value-type="string">
            <text:p>SPLIT2</text:p>
          </table:table-cell>
          <table:table-cell table:style-name="ce31" table:formula="of:=MAX([.J17];[.L17];[.N17];[.H17])" office:value-type="float" office:value="0.892333333333333" calcext:value-type="float">
            <text:p>0.892</text:p>
          </table:table-cell>
          <table:table-cell table:style-name="ce33" table:formula="of:=IF([.R17]=[.H17];[.$H$1];IF([.R17]=[.J17];[.$J$1];IF([.R17]=[.L17];[.$L$1];IF([.R17]=[.N1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201521986669224" calcext:value-type="float">
            <text:p>0.020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3" calcext:value-type="float">
            <text:p>0.893</text:p>
          </table:table-cell>
          <table:table-cell table:style-name="ce8" office:value-type="float" office:value="0.0099582461641931" calcext:value-type="float">
            <text:p>0.010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066038709187196" calcext:value-type="float">
            <text:p>0.007</text:p>
          </table:table-cell>
          <table:table-cell table:style-name="ce11" office:value-type="float" office:value="0.891" calcext:value-type="float">
            <text:p>0.891</text:p>
          </table:table-cell>
          <table:table-cell table:style-name="ce9" office:value-type="float" office:value="0.0093244004871329" calcext:value-type="float">
            <text:p>0.009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4117946872238" calcext:value-type="float">
            <text:p>0.006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24721912892464" calcext:value-type="float">
            <text:p>0.012</text:p>
          </table:table-cell>
          <table:table-cell table:style-name="ce31" table:formula="of:=MAX([.H18];[.J18];[.L18];[.N18];[.D18];[.F18])" office:value-type="float" office:value="0.893" calcext:value-type="float">
            <text:p>0.893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91" calcext:value-type="float">
            <text:p>0.891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12666666666667" calcext:value-type="float">
            <text:p>0.813</text:p>
          </table:table-cell>
          <table:table-cell office:value-type="float" office:value="0.0189516929762664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3864213647937" calcext:value-type="float">
            <text:p>0.019</text:p>
          </table:table-cell>
          <table:table-cell office:value-type="float" office:value="0.811666666666667" calcext:value-type="float">
            <text:p>0.812</text:p>
          </table:table-cell>
          <table:table-cell office:value-type="float" office:value="0.0177560631272187" calcext:value-type="float">
            <text:p>0.018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3333333333333" calcext:value-type="float">
            <text:p>0.893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38369548110737" calcext:value-type="float">
            <text:p>0.004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71102430025671" calcext:value-type="float">
            <text:p>0.00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19];[.J19];[.L19];[.N19];[.D19];[.F19])" office:value-type="float" office:value="0.894" calcext:value-type="float">
            <text:p>0.89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SPLIT2" calcext:value-type="string">
            <text:p>SPLIT2</text:p>
          </table:table-cell>
          <table:table-cell table:style-name="ce31" table:formula="of:=MAX([.J19];[.L19];[.N19];[.H19])" office:value-type="float" office:value="0.894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1666666666667" calcext:value-type="float">
            <text:p>0.812</text:p>
          </table:table-cell>
          <table:table-cell office:value-type="float" office:value="0.0182193425908962" calcext:value-type="float">
            <text:p>0.018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70538363230486" calcext:value-type="float">
            <text:p>0.017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2426031964954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9121471177758" calcext:value-type="float">
            <text:p>0.007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61913918736688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6922698736034" calcext:value-type="float">
            <text:p>0.009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20];[.J20];[.L20];[.N20];[.D20];[.F20])" office:value-type="float" office:value="0.894" calcext:value-type="float">
            <text:p>0.894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893" calcext:value-type="float">
            <text:p>0.893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3895663755133" calcext:value-type="float">
            <text:p>0.01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63900965042269" calcext:value-type="float">
            <text:p>0.006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063025568003963" calcext:value-type="float">
            <text:p>0.00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65192024052025" calcext:value-type="float">
            <text:p>0.007</text:p>
          </table:table-cell>
          <table:table-cell table:style-name="ce31" table:formula="of:=MAX([.H21];[.J21];[.L21];[.N21];[.D21];[.F21])" office:value-type="float" office:value="0.894666666666667" calcext:value-type="float">
            <text:p>0.895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93666666666667" calcext:value-type="float">
            <text:p>0.894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4772255750516" calcext:value-type="float">
            <text:p>0.005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51908038341324" calcext:value-type="float">
            <text:p>0.00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3219608788295" calcext:value-type="float">
            <text:p>0.007</text:p>
          </table:table-cell>
          <table:table-cell table:style-name="ce31" table:formula="of:=MAX([.H22];[.J22];[.L22];[.N22];[.D22];[.F22])" office:value-type="float" office:value="0.894666666666667" calcext:value-type="float">
            <text:p>0.89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93" calcext:value-type="float">
            <text:p>0.893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8" office:value-type="float" office:value="0.870666666666667" calcext:value-type="float">
            <text:p>0.871</text:p>
          </table:table-cell>
          <table:table-cell table:style-name="ce8" office:value-type="float" office:value="0.0082999330653258" calcext:value-type="float">
            <text:p>0.008</text:p>
          </table:table-cell>
          <table:table-cell table:style-name="ce11" office:value-type="float" office:value="0.890333333333333" calcext:value-type="float">
            <text:p>0.890</text:p>
          </table:table-cell>
          <table:table-cell table:style-name="ce9" office:value-type="float" office:value="0.0050552502960343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7894501037256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75092535507125" calcext:value-type="float">
            <text:p>0.008</text:p>
          </table:table-cell>
          <table:table-cell table:style-name="ce31" table:formula="of:=MAX([.H23];[.J23];[.L23];[.N23];[.D23];[.F23])" office:value-type="float" office:value="0.892666666666667" calcext:value-type="float">
            <text:p>0.893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90333333333333" calcext:value-type="float">
            <text:p>0.890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11666666666667" calcext:value-type="float">
            <text:p>0.812</text:p>
          </table:table-cell>
          <table:table-cell office:value-type="float" office:value="0.0204803428790741" calcext:value-type="float">
            <text:p>0.020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6991257561231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205345237750152" calcext:value-type="float">
            <text:p>0.021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33333333333332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42491829279939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6" calcext:value-type="float">
            <text:p>0.007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4];[.J24];[.L24];[.N24];[.D24];[.F24])" office:value-type="float" office:value="0.891666666666667" calcext:value-type="float">
            <text:p>0.892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COMBO" calcext:value-type="string">
            <text:p>COMBO</text:p>
          </table:table-cell>
          <table:table-cell table:style-name="ce31" table:formula="of:=MAX([.J24];[.L24];[.N24];[.H24])" office:value-type="float" office:value="0.891666666666667" calcext:value-type="float">
            <text:p>0.892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" calcext:value-type="float">
            <text:p>0.810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87601824203402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96143371598997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86562470919409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13284303119776" calcext:value-type="float">
            <text:p>0.011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40138648595974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6011695006608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7168604389202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6919871728095" calcext:value-type="float">
            <text:p>0.008</text:p>
          </table:table-cell>
          <table:table-cell table:style-name="ce31" table:formula="of:=MAX([.H25];[.J25];[.L25];[.N25];[.D25];[.F25])" office:value-type="float" office:value="0.893666666666667" calcext:value-type="float">
            <text:p>0.894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2333333333333" calcext:value-type="float">
            <text:p>0.892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9666666666667" calcext:value-type="float">
            <text:p>0.810</text:p>
          </table:table-cell>
          <table:table-cell office:value-type="float" office:value="0.0187601824203403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2714526927496" calcext:value-type="float">
            <text:p>0.0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11666666666667" calcext:value-type="float">
            <text:p>0.812</text:p>
          </table:table-cell>
          <table:table-cell office:value-type="float" office:value="0.0174005108481842" calcext:value-type="float">
            <text:p>0.0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7280154129131" calcext:value-type="float">
            <text:p>0.008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44721359549995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4117946872237" calcext:value-type="float">
            <text:p>0.006</text:p>
          </table:table-cell>
          <table:table-cell table:style-name="ce31" table:formula="of:=MAX([.H26];[.J26];[.L26];[.N26];[.D26];[.F26])" office:value-type="float" office:value="0.893666666666667" calcext:value-type="float">
            <text:p>0.894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893666666666667" calcext:value-type="float">
            <text:p>0.894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7765292989217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87675843470123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" calcext:value-type="float">
            <text:p>0.890</text:p>
          </table:table-cell>
          <table:table-cell table:style-name="ce10" office:value-type="float" office:value="0.004249182927994" calcext:value-type="float">
            <text:p>0.00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57735026918962" calcext:value-type="float">
            <text:p>0.006</text:p>
          </table:table-cell>
          <table:table-cell table:style-name="ce31" table:formula="of:=MAX([.H27];[.J27];[.L27];[.N27];[.D27];[.F27])" office:value-type="float" office:value="0.894" calcext:value-type="float">
            <text:p>0.894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3" calcext:value-type="float">
            <text:p>0.893</text:p>
          </table:table-cell>
          <table:table-cell table:style-name="ce33" table:formula="of:=IF([.R27]=[.H27];[.$H$1];IF([.R27]=[.J27];[.$J$1];IF([.R27]=[.L27];[.$L$1];IF([.R27]=[.N2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09666666666666" calcext:value-type="float">
            <text:p>0.810</text:p>
          </table:table-cell>
          <table:table-cell office:value-type="float" office:value="0.0194150571578979" calcext:value-type="float">
            <text:p>0.019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4579318302616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" calcext:value-type="float">
            <text:p>0.890</text:p>
          </table:table-cell>
          <table:table-cell table:style-name="ce8" office:value-type="float" office:value="0.0118438920029598" calcext:value-type="float">
            <text:p>0.012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010381607668265" calcext:value-type="float">
            <text:p>0.010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075092535507125" calcext:value-type="float">
            <text:p>0.00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07367489389376" calcext:value-type="float">
            <text:p>0.011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38005847503304" calcext:value-type="float">
            <text:p>0.00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02469507659596" calcext:value-type="float">
            <text:p>0.010</text:p>
          </table:table-cell>
          <table:table-cell table:style-name="ce31" table:formula="of:=MAX([.H28];[.J28];[.L28];[.N28];[.D28];[.F28])" office:value-type="float" office:value="0.892333333333333" calcext:value-type="float">
            <text:p>0.892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COMBO" calcext:value-type="string">
            <text:p>COMBO</text:p>
          </table:table-cell>
          <table:table-cell table:style-name="ce31" table:formula="of:=MAX([.J28];[.L28];[.N28];[.H28])" office:value-type="float" office:value="0.892333333333333" calcext:value-type="float">
            <text:p>0.892</text:p>
          </table:table-cell>
          <table:table-cell table:style-name="ce33" table:formula="of:=IF([.R28]=[.H28];[.$H$1];IF([.R28]=[.J28];[.$J$1];IF([.R28]=[.L28];[.$L$1];IF([.R28]=[.N2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08666666666667" calcext:value-type="float">
            <text:p>0.809</text:p>
          </table:table-cell>
          <table:table-cell office:value-type="float" office:value="0.01781073334319" calcext:value-type="float">
            <text:p>0.018</text:p>
          </table:table-cell>
          <table:table-cell office:value-type="float" office:value="0.813666666666667" calcext:value-type="float">
            <text:p>0.814</text:p>
          </table:table-cell>
          <table:table-cell office:value-type="float" office:value="0.0190540167827037" calcext:value-type="float">
            <text:p>0.019</text:p>
          </table:table-cell>
          <table:table-cell office:value-type="float" office:value="0.809333333333333" calcext:value-type="float">
            <text:p>0.809</text:p>
          </table:table-cell>
          <table:table-cell office:value-type="float" office:value="0.0194579318302616" calcext:value-type="float">
            <text:p>0.019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09960313710313" calcext:value-type="float">
            <text:p>0.021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5" calcext:value-type="float">
            <text:p>0.005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8214163988576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19002923751652" calcext:value-type="float">
            <text:p>0.002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9322114476951" calcext:value-type="float">
            <text:p>0.007</text:p>
          </table:table-cell>
          <table:table-cell table:style-name="ce31" table:formula="of:=MAX([.H29];[.J29];[.L29];[.N29];[.D29];[.F29])" office:value-type="float" office:value="0.895333333333333" calcext:value-type="float">
            <text:p>0.895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93" calcext:value-type="float">
            <text:p>0.893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2333333333333" calcext:value-type="float">
            <text:p>0.812</text:p>
          </table:table-cell>
          <table:table-cell office:value-type="float" office:value="0.0188782649861921" calcext:value-type="float">
            <text:p>0.019</text:p>
          </table:table-cell>
          <table:table-cell office:value-type="float" office:value="0.812666666666667" calcext:value-type="float">
            <text:p>0.813</text:p>
          </table:table-cell>
          <table:table-cell office:value-type="float" office:value="0.0182040898945508" calcext:value-type="float">
            <text:p>0.018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7413834931146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7400737347513" calcext:value-type="float">
            <text:p>0.009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74535599249992" calcext:value-type="float">
            <text:p>0.007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3229064742237" calcext:value-type="float">
            <text:p>0.00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82158383625774" calcext:value-type="float">
            <text:p>0.008</text:p>
          </table:table-cell>
          <table:table-cell table:style-name="ce31" table:formula="of:=MAX([.H30];[.J30];[.L30];[.N30];[.D30];[.F30])" office:value-type="float" office:value="0.895" calcext:value-type="float">
            <text:p>0.895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94333333333333" calcext:value-type="float">
            <text:p>0.894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8666666666667" calcext:value-type="float">
            <text:p>0.809</text:p>
          </table:table-cell>
          <table:table-cell office:value-type="float" office:value="0.0217434536764005" calcext:value-type="float">
            <text:p>0.022</text:p>
          </table:table-cell>
          <table:table-cell office:value-type="float" office:value="0.808333333333333" calcext:value-type="float">
            <text:p>0.808</text:p>
          </table:table-cell>
          <table:table-cell office:value-type="float" office:value="0.021180441711898" calcext:value-type="float">
            <text:p>0.021</text:p>
          </table:table-cell>
          <table:table-cell office:value-type="float" office:value="0.812333333333333" calcext:value-type="float">
            <text:p>0.812</text:p>
          </table:table-cell>
          <table:table-cell office:value-type="float" office:value="0.0181276339082382" calcext:value-type="float">
            <text:p>0.018</text:p>
          </table:table-cell>
          <table:table-cell office:value-type="float" office:value="0.811666666666667" calcext:value-type="float">
            <text:p>0.812</text:p>
          </table:table-cell>
          <table:table-cell office:value-type="float" office:value="0.0194722024092465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52704627669472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62804812271389" calcext:value-type="float">
            <text:p>0.006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80277297191948" calcext:value-type="float">
            <text:p>0.008</text:p>
          </table:table-cell>
          <table:table-cell table:style-name="ce31" table:formula="of:=MAX([.H31];[.J31];[.L31];[.N31];[.D31];[.F31])" office:value-type="float" office:value="0.896666666666667" calcext:value-type="float">
            <text:p>0.89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94666666666667" calcext:value-type="float">
            <text:p>0.895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8333333333333" calcext:value-type="float">
            <text:p>0.808</text:p>
          </table:table-cell>
          <table:table-cell office:value-type="float" office:value="0.0213111864209073" calcext:value-type="float">
            <text:p>0.0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14540853400413" calcext:value-type="float">
            <text:p>0.021</text:p>
          </table:table-cell>
          <table:table-cell office:value-type="float" office:value="0.808666666666667" calcext:value-type="float">
            <text:p>0.809</text:p>
          </table:table-cell>
          <table:table-cell office:value-type="float" office:value="0.0188709064729575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201521986669224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67288764127288" calcext:value-type="float">
            <text:p>0.007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451809077932" calcext:value-type="float">
            <text:p>0.00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64117946872238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32];[.J32];[.L32];[.N32];[.D32];[.F32])" office:value-type="float" office:value="0.895" calcext:value-type="float">
            <text:p>0.895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94333333333333" calcext:value-type="float">
            <text:p>0.894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1666666666667" calcext:value-type="float">
            <text:p>0.812</text:p>
          </table:table-cell>
          <table:table-cell office:value-type="float" office:value="0.0198256287556172" calcext:value-type="float">
            <text:p>0.020</text:p>
          </table:table-cell>
          <table:table-cell office:value-type="float" office:value="0.807666666666667" calcext:value-type="float">
            <text:p>0.808</text:p>
          </table:table-cell>
          <table:table-cell office:value-type="float" office:value="0.021749840357013" calcext:value-type="float">
            <text:p>0.022</text:p>
          </table:table-cell>
          <table:table-cell office:value-type="float" office:value="0.808666666666667" calcext:value-type="float">
            <text:p>0.809</text:p>
          </table:table-cell>
          <table:table-cell office:value-type="float" office:value="0.0188709064729575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8396348532706" calcext:value-type="float">
            <text:p>0.020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87333333333333" calcext:value-type="float">
            <text:p>0.887</text:p>
          </table:table-cell>
          <table:table-cell table:style-name="ce8" office:value-type="float" office:value="0.0090982293759707" calcext:value-type="float">
            <text:p>0.009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096752835157999" calcext:value-type="float">
            <text:p>0.010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9" office:value-type="float" office:value="0.0048016200969626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61913918736688" calcext:value-type="float">
            <text:p>0.006</text:p>
          </table:table-cell>
          <table:table-cell table:style-name="ce31" table:formula="of:=MAX([.H33];[.J33];[.L33];[.N33];[.D33];[.F33])" office:value-type="float" office:value="0.891333333333333" calcext:value-type="float">
            <text:p>0.89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891333333333333" calcext:value-type="float">
            <text:p>0.89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2333333333333" calcext:value-type="float">
            <text:p>0.802</text:p>
          </table:table-cell>
          <table:table-cell office:value-type="float" office:value="0.0178963062607281" calcext:value-type="float">
            <text:p>0.018</text:p>
          </table:table-cell>
          <table:table-cell office:value-type="float" office:value="0.81" calcext:value-type="float">
            <text:p>0.810</text:p>
          </table:table-cell>
          <table:table-cell office:value-type="float" office:value="0.019364916731037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207632153365299" calcext:value-type="float">
            <text:p>0.021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051575426477" calcext:value-type="float">
            <text:p>0.011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076919871728095" calcext:value-type="float">
            <text:p>0.008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44721359549995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38005847503304" calcext:value-type="float">
            <text:p>0.004</text:p>
          </table:table-cell>
          <table:table-cell table:style-name="ce31" table:formula="of:=MAX([.H34];[.J34];[.L34];[.N34];[.D34];[.F34])" office:value-type="float" office:value="0.894666666666667" calcext:value-type="float">
            <text:p>0.895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894666666666667" calcext:value-type="float">
            <text:p>0.895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7765292989217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1521986669224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1340301847548" calcext:value-type="float">
            <text:p>0.019</text:p>
          </table:table-cell>
          <table:table-cell office:value-type="float" office:value="0.812" calcext:value-type="float">
            <text:p>0.812</text:p>
          </table:table-cell>
          <table:table-cell office:value-type="float" office:value="0.0204599880525652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0531231545097" calcext:value-type="float">
            <text:p>0.012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073974470070573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50552502960343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45030853620354" calcext:value-type="float">
            <text:p>0.005</text:p>
          </table:table-cell>
          <table:table-cell table:style-name="ce31" table:formula="of:=MAX([.H35];[.J35];[.L35];[.N35];[.D35];[.F35])" office:value-type="float" office:value="0.894666666666667" calcext:value-type="float">
            <text:p>0.895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894666666666667" calcext:value-type="float">
            <text:p>0.895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0190540167827037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98256287556172" calcext:value-type="float">
            <text:p>0.020</text:p>
          </table:table-cell>
          <table:table-cell office:value-type="float" office:value="0.81" calcext:value-type="float">
            <text:p>0.810</text:p>
          </table:table-cell>
          <table:table-cell office:value-type="float" office:value="0.0198256287556172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0613046073277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7894501037255" calcext:value-type="float">
            <text:p>0.010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669625207703" calcext:value-type="float">
            <text:p>0.011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064978628965392" calcext:value-type="float">
            <text:p>0.006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6</text:p>
          </table:table-cell>
          <table:table-cell table:style-name="ce31" table:formula="of:=MAX([.H36];[.J36];[.L36];[.N36];[.D36];[.F36])" office:value-type="float" office:value="0.895333333333333" calcext:value-type="float">
            <text:p>0.895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5333333333333" calcext:value-type="float">
            <text:p>0.895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2426031964954" calcext:value-type="float">
            <text:p>0.019</text:p>
          </table:table-cell>
          <table:table-cell office:value-type="float" office:value="0.809666666666667" calcext:value-type="float">
            <text:p>0.810</text:p>
          </table:table-cell>
          <table:table-cell office:value-type="float" office:value="0.0196284940272497" calcext:value-type="float">
            <text:p>0.020</text:p>
          </table:table-cell>
          <table:table-cell office:value-type="float" office:value="0.809666666666667" calcext:value-type="float">
            <text:p>0.810</text:p>
          </table:table-cell>
          <table:table-cell office:value-type="float" office:value="0.0196284940272497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89443629845104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0523170760001" calcext:value-type="float">
            <text:p>0.009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095014618758261" calcext:value-type="float">
            <text:p>0.010</text:p>
          </table:table-cell>
          <table:table-cell table:style-name="ce20" office:value-type="float" office:value="0.894" calcext:value-type="float">
            <text:p>0.894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32058973436118" calcext:value-type="float">
            <text:p>0.003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32058973436118" calcext:value-type="float">
            <text:p>0.003</text:p>
          </table:table-cell>
          <table:table-cell table:style-name="ce31" table:formula="of:=MAX([.H37];[.J37];[.L37];[.N37];[.D37];[.F37])" office:value-type="float" office:value="0.894666666666667" calcext:value-type="float">
            <text:p>0.895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4" calcext:value-type="string">
            <text:p>SPLIT4</text:p>
          </table:table-cell>
          <table:table-cell table:style-name="ce31" table:formula="of:=MAX([.J37];[.L37];[.N37];[.H37])" office:value-type="float" office:value="0.894666666666667" calcext:value-type="float">
            <text:p>0.895</text:p>
          </table:table-cell>
          <table:table-cell table:style-name="ce33" table:formula="of:=IF([.R37]=[.H37];[.$H$1];IF([.R37]=[.J37];[.$J$1];IF([.R37]=[.L37];[.$L$1];IF([.R37]=[.N3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0190540167827037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office:value-type="float" office:value="0.81" calcext:value-type="float">
            <text:p>0.810</text:p>
          </table:table-cell>
          <table:table-cell office:value-type="float" office:value="0.0198256287556172" calcext:value-type="float">
            <text:p>0.020</text:p>
          </table:table-cell>
          <table:table-cell office:value-type="float" office:value="0.81" calcext:value-type="float">
            <text:p>0.810</text:p>
          </table:table-cell>
          <table:table-cell office:value-type="float" office:value="0.0189296944860009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5666666666667" calcext:value-type="float">
            <text:p>0.886</text:p>
          </table:table-cell>
          <table:table-cell table:style-name="ce8" office:value-type="float" office:value="0.0067288764127287" calcext:value-type="float">
            <text:p>0.007</text:p>
          </table:table-cell>
          <table:table-cell table:style-name="ce8" office:value-type="float" office:value="0.879666666666667" calcext:value-type="float">
            <text:p>0.880</text:p>
          </table:table-cell>
          <table:table-cell table:style-name="ce8" office:value-type="float" office:value="0.0055777335102271" calcext:value-type="float">
            <text:p>0.006</text:p>
          </table:table-cell>
          <table:table-cell table:style-name="ce9" office:value-type="float" office:value="0.883666666666667" calcext:value-type="float">
            <text:p>0.884</text:p>
          </table:table-cell>
          <table:table-cell table:style-name="ce9" office:value-type="float" office:value="0.0066038709187196" calcext:value-type="float">
            <text:p>0.007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63025568003963" calcext:value-type="float">
            <text:p>0.006</text:p>
          </table:table-cell>
          <table:table-cell table:style-name="ce31" table:formula="of:=MAX([.H38];[.J38];[.L38];[.N38];[.D38];[.F38])" office:value-type="float" office:value="0.887666666666667" calcext:value-type="float">
            <text:p>0.888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887666666666667" calcext:value-type="float">
            <text:p>0.888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203306009093025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2714526927497" calcext:value-type="float">
            <text:p>0.019</text:p>
          </table:table-cell>
          <table:table-cell office:value-type="float" office:value="0.809666666666667" calcext:value-type="float">
            <text:p>0.810</text:p>
          </table:table-cell>
          <table:table-cell office:value-type="float" office:value="0.0196284940272497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66082308911374" calcext:value-type="float">
            <text:p>0.017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24720661623652" calcext:value-type="float">
            <text:p>0.00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062804812271388" calcext:value-type="float">
            <text:p>0.006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7288764127287" calcext:value-type="float">
            <text:p>0.007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47726070210921" calcext:value-type="float">
            <text:p>0.005</text:p>
          </table:table-cell>
          <table:table-cell table:style-name="ce31" table:formula="of:=MAX([.H39];[.J39];[.L39];[.N39];[.D39];[.F39])" office:value-type="float" office:value="0.889" calcext:value-type="float">
            <text:p>0.88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9" calcext:value-type="float">
            <text:p>0.889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91702895126808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812333333333333" calcext:value-type="float">
            <text:p>0.812</text:p>
          </table:table-cell>
          <table:table-cell office:value-type="float" office:value="0.0190613046073276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5277079839256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40138648595974" calcext:value-type="float">
            <text:p>0.004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34560735588879" calcext:value-type="float">
            <text:p>0.003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0];[.J40];[.L40];[.N40];[.D40];[.F40])" office:value-type="float" office:value="0.890666666666667" calcext:value-type="float">
            <text:p>0.89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90666666666667" calcext:value-type="float">
            <text:p>0.891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1333333333333" calcext:value-type="float">
            <text:p>0.811</text:p>
          </table:table-cell>
          <table:table-cell office:value-type="float" office:value="0.0201521986669224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9" calcext:value-type="float">
            <text:p>0.003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38005847503303" calcext:value-type="float">
            <text:p>0.0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" calcext:value-type="float">
            <text:p>0.005</text:p>
          </table:table-cell>
          <table:table-cell table:style-name="ce31" table:formula="of:=MAX([.H41];[.J41];[.L41];[.N41];[.D41];[.F41])" office:value-type="float" office:value="0.890333333333333" calcext:value-type="float">
            <text:p>0.890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0333333333333" calcext:value-type="float">
            <text:p>0.890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99513296688605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3433881899388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51908038341324" calcext:value-type="float">
            <text:p>0.005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8" calcext:value-type="float">
            <text:p>0.006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2];[.J42];[.L42];[.N42];[.D42];[.F42])" office:value-type="float" office:value="0.890333333333333" calcext:value-type="float">
            <text:p>0.890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890333333333333" calcext:value-type="float">
            <text:p>0.890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3433881899388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6355686333641" calcext:value-type="float">
            <text:p>0.020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0.0094721814922552" calcext:value-type="float">
            <text:p>0.009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86281194036965" calcext:value-type="float">
            <text:p>0.009</text:p>
          </table:table-cell>
          <table:table-cell table:style-name="ce9" office:value-type="float" office:value="0.886333333333333" calcext:value-type="float">
            <text:p>0.886</text:p>
          </table:table-cell>
          <table:table-cell table:style-name="ce9" office:value-type="float" office:value="0.0107625895273086" calcext:value-type="float">
            <text:p>0.011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2792828771257" calcext:value-type="float">
            <text:p>0.011</text:p>
          </table:table-cell>
          <table:table-cell table:style-name="ce31" table:formula="of:=MAX([.H43];[.J43];[.L43];[.N43];[.D43];[.F43])" office:value-type="float" office:value="0.890666666666667" calcext:value-type="float">
            <text:p>0.89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2" calcext:value-type="string">
            <text:p>SPLIT2</text:p>
          </table:table-cell>
          <table:table-cell table:style-name="ce31" table:formula="of:=MAX([.J43];[.L43];[.N43];[.H43])" office:value-type="float" office:value="0.890666666666667" calcext:value-type="float">
            <text:p>0.891</text:p>
          </table:table-cell>
          <table:table-cell table:style-name="ce33" table:formula="of:=IF([.R43]=[.H43];[.$H$1];IF([.R43]=[.J43];[.$J$1];IF([.R43]=[.L43];[.$L$1];IF([.R43]=[.N4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9" calcext:value-type="float">
            <text:p>0.809</text:p>
          </table:table-cell>
          <table:table-cell office:value-type="float" office:value="0.0212328362055881" calcext:value-type="float">
            <text:p>0.021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95576072156079" calcext:value-type="float">
            <text:p>0.020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81582549332864" calcext:value-type="float">
            <text:p>0.018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7413834931146" calcext:value-type="float">
            <text:p>0.020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67700320038633" calcext:value-type="float">
            <text:p>0.007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52174919474994" calcext:value-type="float">
            <text:p>0.00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4];[.J44];[.L44];[.N44];[.D44];[.F44])" office:value-type="float" office:value="0.893666666666667" calcext:value-type="float">
            <text:p>0.894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9" calcext:value-type="string">
            <text:p>SPLIT9</text:p>
          </table:table-cell>
          <table:table-cell table:style-name="ce31" table:formula="of:=MAX([.J44];[.L44];[.N44];[.H44])" office:value-type="float" office:value="0.893666666666667" calcext:value-type="float">
            <text:p>0.894</text:p>
          </table:table-cell>
          <table:table-cell table:style-name="ce33" table:formula="of:=IF([.R44]=[.H44];[.$H$1];IF([.R44]=[.J44];[.$J$1];IF([.R44]=[.L44];[.$L$1];IF([.R44]=[.N4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office:value-type="float" office:value="0.0186562470919409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84315550679323" calcext:value-type="float">
            <text:p>0.018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76739096221476" calcext:value-type="float">
            <text:p>0.008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75828754440515" calcext:value-type="float">
            <text:p>0.008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040824829046386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4117946872237" calcext:value-type="float">
            <text:p>0.006</text:p>
          </table:table-cell>
          <table:table-cell table:style-name="ce31" table:formula="of:=MAX([.H45];[.J45];[.L45];[.N45];[.D45];[.F45])" office:value-type="float" office:value="0.893333333333333" calcext:value-type="float">
            <text:p>0.893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4" calcext:value-type="string">
            <text:p>SPLIT4</text:p>
          </table:table-cell>
          <table:table-cell table:style-name="ce31" table:formula="of:=MAX([.J45];[.L45];[.N45];[.H45])" office:value-type="float" office:value="0.893333333333333" calcext:value-type="float">
            <text:p>0.893</text:p>
          </table:table-cell>
          <table:table-cell table:style-name="ce33" table:formula="of:=IF([.R45]=[.H45];[.$H$1];IF([.R45]=[.J45];[.$J$1];IF([.R45]=[.L45];[.$L$1];IF([.R45]=[.N4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1666666666667" calcext:value-type="float">
            <text:p>0.812</text:p>
          </table:table-cell>
          <table:table-cell office:value-type="float" office:value="0.0174801474695025" calcext:value-type="float">
            <text:p>0.017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9513296688605" calcext:value-type="float">
            <text:p>0.0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88" calcext:value-type="float">
            <text:p>0.880</text:p>
          </table:table-cell>
          <table:table-cell office:value-type="float" office:value="0.0058925565098878" calcext:value-type="float">
            <text:p>0.006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63025568003963" calcext:value-type="float">
            <text:p>0.00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57251880124392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9395098937351" calcext:value-type="float">
            <text:p>0.006</text:p>
          </table:table-cell>
          <table:table-cell table:style-name="ce31" table:formula="of:=MAX([.H46];[.J46];[.L46];[.N46];[.D46];[.F46])" office:value-type="float" office:value="0.894333333333333" calcext:value-type="float">
            <text:p>0.89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4" calcext:value-type="string">
            <text:p>SPLIT4</text:p>
          </table:table-cell>
          <table:table-cell table:style-name="ce31" table:formula="of:=MAX([.J46];[.L46];[.N46];[.H46])" office:value-type="float" office:value="0.894333333333333" calcext:value-type="float">
            <text:p>0.894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88414436814167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9441323247303" calcext:value-type="float">
            <text:p>0.005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63025568003964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3029674334022" calcext:value-type="float">
            <text:p>0.0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3900965042269" calcext:value-type="float">
            <text:p>0.006</text:p>
          </table:table-cell>
          <table:table-cell table:style-name="ce31" table:formula="of:=MAX([.H47];[.J47];[.L47];[.N47];[.D47];[.F47])" office:value-type="float" office:value="0.893" calcext:value-type="float">
            <text:p>0.893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9" calcext:value-type="string">
            <text:p>SPLIT9</text:p>
          </table:table-cell>
          <table:table-cell table:style-name="ce31" table:formula="of:=MAX([.J47];[.L47];[.N47];[.H47])" office:value-type="float" office:value="0.893" calcext:value-type="float">
            <text:p>0.893</text:p>
          </table:table-cell>
          <table:table-cell table:style-name="ce33" table:formula="of:=IF([.R47]=[.H47];[.$H$1];IF([.R47]=[.J47];[.$J$1];IF([.R47]=[.L47];[.$L$1];IF([.R47]=[.N4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8" calcext:value-type="float">
            <text:p>0.808</text:p>
          </table:table-cell>
          <table:table-cell office:value-type="float" office:value="0.0198746069143518" calcext:value-type="float">
            <text:p>0.020</text:p>
          </table:table-cell>
          <table:table-cell office:value-type="float" office:value="0.810666666666667" calcext:value-type="float">
            <text:p>0.811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88414436814167" calcext:value-type="float">
            <text:p>0.019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126770070593" calcext:value-type="float">
            <text:p>0.019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9333333333333" calcext:value-type="float">
            <text:p>0.879</text:p>
          </table:table-cell>
          <table:table-cell table:style-name="ce8" office:value-type="float" office:value="0.0151198912400556" calcext:value-type="float">
            <text:p>0.015</text:p>
          </table:table-cell>
          <table:table-cell table:style-name="ce8" office:value-type="float" office:value="0.851333333333333" calcext:value-type="float">
            <text:p>0.851</text:p>
          </table:table-cell>
          <table:table-cell table:style-name="ce8" office:value-type="float" office:value="0.0024720661623651" calcext:value-type="float">
            <text:p>0.002</text:p>
          </table:table-cell>
          <table:table-cell table:style-name="ce19" office:value-type="float" office:value="0.890666666666667" calcext:value-type="float">
            <text:p>0.891</text:p>
          </table:table-cell>
          <table:table-cell table:style-name="ce9" office:value-type="float" office:value="0.0109036181558641" calcext:value-type="float">
            <text:p>0.01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3831842266395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48];[.J48];[.L48];[.N48];[.D48];[.F48])" office:value-type="float" office:value="0.890666666666667" calcext:value-type="float">
            <text:p>0.891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890666666666667" calcext:value-type="float">
            <text:p>0.891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14666666666667" calcext:value-type="float">
            <text:p>0.815</text:p>
          </table:table-cell>
          <table:table-cell office:value-type="float" office:value="0.0194150571578979" calcext:value-type="float">
            <text:p>0.019</text:p>
          </table:table-cell>
          <table:table-cell office:value-type="float" office:value="0.814666666666667" calcext:value-type="float">
            <text:p>0.815</text:p>
          </table:table-cell>
          <table:table-cell office:value-type="float" office:value="0.0193792558049981" calcext:value-type="float">
            <text:p>0.019</text:p>
          </table:table-cell>
          <table:table-cell office:value-type="float" office:value="0.814" calcext:value-type="float">
            <text:p>0.814</text:p>
          </table:table-cell>
          <table:table-cell office:value-type="float" office:value="0.0205683143586331" calcext:value-type="float">
            <text:p>0.021</text:p>
          </table:table-cell>
          <table:table-cell office:value-type="float" office:value="0.811" calcext:value-type="float">
            <text:p>0.811</text:p>
          </table:table-cell>
          <table:table-cell office:value-type="float" office:value="0.0209695546500688" calcext:value-type="float">
            <text:p>0.021</text:p>
          </table:table-cell>
          <table:table-cell table:style-name="ce16" table:number-columns-repeated="98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76739096221475" calcext:value-type="float">
            <text:p>0.008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30170827931777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9287301573192" calcext:value-type="float">
            <text:p>0.009</text:p>
          </table:table-cell>
          <table:table-cell table:style-name="ce31" table:formula="of:=MAX([.H49];[.J49];[.L49];[.N49];[.D49];[.F49])" office:value-type="float" office:value="0.893666666666667" calcext:value-type="float">
            <text:p>0.894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893666666666667" calcext:value-type="float">
            <text:p>0.894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4333333333333" calcext:value-type="float">
            <text:p>0.814</text:p>
          </table:table-cell>
          <table:table-cell office:value-type="float" office:value="0.0199861062852283" calcext:value-type="float">
            <text:p>0.020</text:p>
          </table:table-cell>
          <table:table-cell office:value-type="float" office:value="0.812666666666667" calcext:value-type="float">
            <text:p>0.813</text:p>
          </table:table-cell>
          <table:table-cell office:value-type="float" office:value="0.0197061750051433" calcext:value-type="float">
            <text:p>0.020</text:p>
          </table:table-cell>
          <table:table-cell office:value-type="float" office:value="0.811666666666667" calcext:value-type="float">
            <text:p>0.812</text:p>
          </table:table-cell>
          <table:table-cell office:value-type="float" office:value="0.0191485421551267" calcext:value-type="float">
            <text:p>0.0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15251790546172" calcext:value-type="float">
            <text:p>0.0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3129124043228" calcext:value-type="float">
            <text:p>0.0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6025787713238" calcext:value-type="float">
            <text:p>0.006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15470053837925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53229064742237" calcext:value-type="float">
            <text:p>0.005</text:p>
          </table:table-cell>
          <table:table-cell office:value-type="float" office:value="0.89" calcext:value-type="float">
            <text:p>0.890</text:p>
          </table:table-cell>
          <table:table-cell office:value-type="float" office:value="0.0055277079839256" calcext:value-type="float">
            <text:p>0.006</text:p>
          </table:table-cell>
          <table:table-cell table:style-name="ce31" table:formula="of:=MAX([.H50];[.J50];[.L50];[.N50];[.D50];[.F50])" office:value-type="float" office:value="0.896333333333333" calcext:value-type="float">
            <text:p>0.896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896333333333333" calcext:value-type="float">
            <text:p>0.896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4" calcext:value-type="float">
            <text:p>0.814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2333333333333" calcext:value-type="float">
            <text:p>0.812</text:p>
          </table:table-cell>
          <table:table-cell office:value-type="float" office:value="0.0177012240631356" calcext:value-type="float">
            <text:p>0.018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200485521782607" calcext:value-type="float">
            <text:p>0.020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06962154350338" calcext:value-type="float">
            <text:p>0.0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57674066070204" calcext:value-type="float">
            <text:p>0.016</text:p>
          </table:table-cell>
          <table:table-cell office:value-type="float" office:value="0.865333333333333" calcext:value-type="float">
            <text:p>0.865</text:p>
          </table:table-cell>
          <table:table-cell office:value-type="float" office:value="0.0069121471177759" calcext:value-type="float">
            <text:p>0.007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128776291813879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44721359549995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3025568003963" calcext:value-type="float">
            <text:p>0.006</text:p>
          </table:table-cell>
          <table:table-cell table:style-name="ce31" table:formula="of:=MAX([.H51];[.J51];[.L51];[.N51];[.D51];[.F51])" office:value-type="float" office:value="0.895333333333333" calcext:value-type="float">
            <text:p>0.895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895333333333333" calcext:value-type="float">
            <text:p>0.895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4" calcext:value-type="float">
            <text:p>0.814</text:p>
          </table:table-cell>
          <table:table-cell office:value-type="float" office:value="0.0195291804459093" calcext:value-type="float">
            <text:p>0.020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86860018908986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7695051362782" calcext:value-type="float">
            <text:p>0.020</text:p>
          </table:table-cell>
          <table:table-cell office:value-type="float" office:value="0.810333333333333" calcext:value-type="float">
            <text:p>0.810</text:p>
          </table:table-cell>
          <table:table-cell office:value-type="float" office:value="0.0194864625374187" calcext:value-type="float">
            <text:p>0.0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2954153334168" calcext:value-type="float">
            <text:p>0.01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6454972243679" calcext:value-type="float">
            <text:p>0.006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139243990494702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64978628965392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4772607021092" calcext:value-type="float">
            <text:p>0.005</text:p>
          </table:table-cell>
          <table:table-cell table:style-name="ce31" table:formula="of:=MAX([.H52];[.J52];[.L52];[.N52];[.D52];[.F52])" office:value-type="float" office:value="0.894666666666667" calcext:value-type="float">
            <text:p>0.895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894666666666667" calcext:value-type="float">
            <text:p>0.895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3666666666667" calcext:value-type="float">
            <text:p>0.814</text:p>
          </table:table-cell>
          <table:table-cell office:value-type="float" office:value="0.0209297767679341" calcext:value-type="float">
            <text:p>0.021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89443629845103" calcext:value-type="float">
            <text:p>0.019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3864213647937" calcext:value-type="float">
            <text:p>0.019</text:p>
          </table:table-cell>
          <table:table-cell office:value-type="float" office:value="0.811333333333333" calcext:value-type="float">
            <text:p>0.811</text:p>
          </table:table-cell>
          <table:table-cell office:value-type="float" office:value="0.0192714526927496" calcext:value-type="float">
            <text:p>0.019</text:p>
          </table:table-cell>
          <table:table-cell table:number-columns-repeated="989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SPLIT2" calcext:value-type="string">
            <text:p>SPLIT2</text:p>
          </table:table-cell>
          <table:table-cell table:number-columns-repeated="999"/>
        </table:table-row>
        <table:table-row table:style-name="ro1" table:number-rows-repeated="104852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657" calcext:value-type="float">
            <text:p>0.657</text:p>
          </table:table-cell>
          <table:table-cell table:style-name="ce8" office:value-type="float" office:value="0.0317411404962077" calcext:value-type="float">
            <text:p>0.032</text:p>
          </table:table-cell>
          <table:table-cell table:style-name="ce8" table:number-columns-repeated="4"/>
          <table:table-cell table:number-columns-repeated="12"/>
          <table:table-cell office:value-type="float" office:value="0.685" calcext:value-type="float">
            <text:p>0.685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19373363863132" calcext:value-type="float">
            <text:p>0.012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93541434669348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3</text:p>
          </table:table-cell>
          <table:table-cell table:number-columns-repeated="16"/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17260393995585" calcext:value-type="float">
            <text:p>0.0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08397416943393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16"/>
          <table:table-cell office:value-type="float" office:value="0.685" calcext:value-type="float">
            <text:p>0.685</text:p>
          </table:table-cell>
          <table:table-cell office:value-type="float" office:value="0.0093541434669347" calcext:value-type="float">
            <text:p>0.009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17260393995585" calcext:value-type="float">
            <text:p>0.0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2549900398011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16"/>
          <table:table-cell office:value-type="float" office:value="0.684" calcext:value-type="float">
            <text:p>0.684</text:p>
          </table:table-cell>
          <table:table-cell office:value-type="float" office:value="0.0096176920308355" calcext:value-type="float">
            <text:p>0.010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17260393995585" calcext:value-type="float">
            <text:p>0.012</text:p>
          </table:table-cell>
          <table:table-cell office:value-type="float" office:value="0.68" calcext:value-type="float">
            <text:p>0.680</text:p>
          </table:table-cell>
          <table:table-cell office:value-type="float" office:value="0.0165831239517769" calcext:value-type="float">
            <text:p>0.0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</text:p>
          </table:table-cell>
          <table:table-cell table:number-columns-repeated="16"/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68" calcext:value-type="float">
            <text:p>0.680</text:p>
          </table:table-cell>
          <table:table-cell office:value-type="float" office:value="0.0165831239517769" calcext:value-type="float">
            <text:p>0.017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86602540378443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356019662378357" calcext:value-type="float">
            <text:p>0.036</text:p>
          </table:table-cell>
          <table:table-cell table:style-name="ce8" office:value-type="float" office:value="0.64" calcext:value-type="float">
            <text:p>0.640</text:p>
          </table:table-cell>
          <table:table-cell table:style-name="ce9" office:value-type="float" office:value="0.0242383992870816" calcext:value-type="float">
            <text:p>0.024</text:p>
          </table:table-cell>
          <table:table-cell table:style-name="ce9" office:value-type="float" office:value="0.654" calcext:value-type="float">
            <text:p>0.654</text:p>
          </table:table-cell>
          <table:table-cell table:style-name="ce8" office:value-type="float" office:value="0.0253475837112731" calcext:value-type="float">
            <text:p>0.025</text:p>
          </table:table-cell>
          <table:table-cell office:value-type="float" office:value="0.65" calcext:value-type="float">
            <text:p>0.650</text:p>
          </table:table-cell>
          <table:table-cell office:value-type="float" office:value="0.0247487373415291" calcext:value-type="float">
            <text:p>0.0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58843582110895" calcext:value-type="float">
            <text:p>0.0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49284983931459" calcext:value-type="float">
            <text:p>0.035</text:p>
          </table:table-cell>
          <table:table-cell table:style-name="ce31" table:formula="of:=MAX([.H8];[.J8];[.L8];[.N8];[.D8];[.F8])" office:value-type="float" office:value="0.663" calcext:value-type="float">
            <text:p>0.663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663" calcext:value-type="float">
            <text:p>0.663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78" calcext:value-type="float">
            <text:p>0.678</text:p>
          </table:table-cell>
          <table:table-cell office:value-type="float" office:value="0.0160468065358811" calcext:value-type="float">
            <text:p>0.016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3315017762061" calcext:value-type="float">
            <text:p>0.030</text:p>
          </table:table-cell>
          <table:table-cell office:value-type="float" office:value="0.652" calcext:value-type="float">
            <text:p>0.652</text:p>
          </table:table-cell>
          <table:table-cell table:style-name="ce10" office:value-type="float" office:value="0.018907670401189" calcext:value-type="float">
            <text:p>0.019</text:p>
          </table:table-cell>
          <table:table-cell table:style-name="ce10" office:value-type="float" office:value="0.666" calcext:value-type="float">
            <text:p>0.666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277488738510232" calcext:value-type="float">
            <text:p>0.028</text:p>
          </table:table-cell>
          <table:table-cell office:value-type="float" office:value="0.65" calcext:value-type="float">
            <text:p>0.650</text:p>
          </table:table-cell>
          <table:table-cell office:value-type="float" office:value="0.0269258240356725" calcext:value-type="float">
            <text:p>0.02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5967477524976" calcext:value-type="float">
            <text:p>0.025</text:p>
          </table:table-cell>
          <table:table-cell table:style-name="ce31" table:formula="of:=MAX([.H9];[.J9];[.L9];[.N9];[.D9];[.F9])" office:value-type="float" office:value="0.669" calcext:value-type="float">
            <text:p>0.66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669" calcext:value-type="float">
            <text:p>0.669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0272946881279122" calcext:value-type="float">
            <text:p>0.02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26321474945844" calcext:value-type="float">
            <text:p>0.043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71026313764871" calcext:value-type="float">
            <text:p>0.017</text:p>
          </table:table-cell>
          <table:table-cell table:style-name="ce10" office:value-type="float" office:value="0.661" calcext:value-type="float">
            <text:p>0.661</text:p>
          </table:table-cell>
          <table:table-cell office:value-type="float" office:value="0.0235584379787794" calcext:value-type="float">
            <text:p>0.024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6828873628335" calcext:value-type="float">
            <text:p>0.03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24037034920392" calcext:value-type="float">
            <text:p>0.0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36114379062351" calcext:value-type="float">
            <text:p>0.024</text:p>
          </table:table-cell>
          <table:table-cell table:style-name="ce31" table:formula="of:=MAX([.H10];[.J10];[.L10];[.N10];[.D10];[.F10])" office:value-type="float" office:value="0.661" calcext:value-type="float">
            <text:p>0.661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661" calcext:value-type="float">
            <text:p>0.661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" calcext:value-type="float">
            <text:p>0.680</text:p>
          </table:table-cell>
          <table:table-cell office:value-type="float" office:value="0.0231840462387392" calcext:value-type="float">
            <text:p>0.023</text:p>
          </table:table-cell>
          <table:table-cell office:value-type="float" office:value="0.68" calcext:value-type="float">
            <text:p>0.680</text:p>
          </table:table-cell>
          <table:table-cell office:value-type="float" office:value="0.016583123951777" calcext:value-type="float">
            <text:p>0.0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1819848851564" calcext:value-type="float">
            <text:p>0.037</text:p>
          </table:table-cell>
          <table:table-cell office:value-type="float" office:value="0.655" calcext:value-type="float">
            <text:p>0.655</text:p>
          </table:table-cell>
          <table:table-cell table:style-name="ce10" office:value-type="float" office:value="0.0183711730708738" calcext:value-type="float">
            <text:p>0.018</text:p>
          </table:table-cell>
          <table:table-cell table:style-name="ce10" office:value-type="float" office:value="0.656" calcext:value-type="float">
            <text:p>0.656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86652298583624" calcext:value-type="float">
            <text:p>0.03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11400048614483" calcext:value-type="float">
            <text:p>0.0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style-name="ce31" table:formula="of:=MAX([.H11];[.J11];[.L11];[.N11];[.D11];[.F11])" office:value-type="float" office:value="0.666" calcext:value-type="float">
            <text:p>0.666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4" calcext:value-type="string">
            <text:p>SPLIT4</text:p>
          </table:table-cell>
          <table:table-cell table:style-name="ce31" table:formula="of:=MAX([.J11];[.L11];[.N11];[.H11])" office:value-type="float" office:value="0.666" calcext:value-type="float">
            <text:p>0.666</text:p>
          </table:table-cell>
          <table:table-cell table:style-name="ce33" table:formula="of:=IF([.R11]=[.H11];[.$H$1];IF([.R11]=[.J11];[.$J$1];IF([.R11]=[.L11];[.$L$1];IF([.R11]=[.N1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216794833886787" calcext:value-type="float">
            <text:p>0.022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68" calcext:value-type="float">
            <text:p>0.680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45325932996639" calcext:value-type="float">
            <text:p>0.035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08397416943394" calcext:value-type="float">
            <text:p>0.011</text:p>
          </table:table-cell>
          <table:table-cell table:style-name="ce10"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0441021541423998" calcext:value-type="float">
            <text:p>0.04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9434968935315" calcext:value-type="float">
            <text:p>0.031</text:p>
          </table:table-cell>
          <table:table-cell table:style-name="ce31" table:formula="of:=MAX([.H12];[.J12];[.L12];[.N12];[.D12];[.F12])" office:value-type="float" office:value="0.664" calcext:value-type="float">
            <text:p>0.664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664" calcext:value-type="float">
            <text:p>0.664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6" calcext:value-type="float">
            <text:p>0.686</text:p>
          </table:table-cell>
          <table:table-cell office:value-type="float" office:value="0.0281513765205184" calcext:value-type="float">
            <text:p>0.02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6355427233796" calcext:value-type="float">
            <text:p>0.016</text:p>
          </table:table-cell>
          <table:table-cell office:value-type="float" office:value="0.68" calcext:value-type="float">
            <text:p>0.680</text:p>
          </table:table-cell>
          <table:table-cell office:value-type="float" office:value="0.0145773797371132" calcext:value-type="float">
            <text:p>0.01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693" calcext:value-type="float">
            <text:p>0.693</text:p>
          </table:table-cell>
          <table:table-cell table:style-name="ce9" office:value-type="float" office:value="0.0294957624075052" calcext:value-type="float">
            <text:p>0.029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225277606521376" calcext:value-type="float">
            <text:p>0.023</text:p>
          </table:table-cell>
          <table:table-cell table:style-name="ce21" office:value-type="float" office:value="0.659" calcext:value-type="float">
            <text:p>0.659</text:p>
          </table:table-cell>
          <table:table-cell table:style-name="ce8" office:value-type="float" office:value="0.0369797241742011" calcext:value-type="float">
            <text:p>0.0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75227178890457" calcext:value-type="float">
            <text:p>0.02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15039680040467" calcext:value-type="float">
            <text:p>0.03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68077363139716" calcext:value-type="float">
            <text:p>0.017</text:p>
          </table:table-cell>
          <table:table-cell table:style-name="ce31" table:formula="of:=MAX([.H13];[.J13];[.L13];[.N13];[.D13];[.F13])" office:value-type="float" office:value="0.693" calcext:value-type="float">
            <text:p>0.69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673" calcext:value-type="float">
            <text:p>0.673</text:p>
          </table:table-cell>
          <table:table-cell table:style-name="ce33" table:formula="of:=IF([.R13]=[.H13];[.$H$1];IF([.R13]=[.J13];[.$J$1];IF([.R13]=[.L13];[.$L$1];IF([.R13]=[.N1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86" calcext:value-type="float">
            <text:p>0.686</text:p>
          </table:table-cell>
          <table:table-cell office:value-type="float" office:value="0.0147478812037525" calcext:value-type="float">
            <text:p>0.01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6726185054091" calcext:value-type="float">
            <text:p>0.033</text:p>
          </table:table-cell>
          <table:table-cell table:style-name="ce22"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6526373409276" calcext:value-type="float">
            <text:p>0.034</text:p>
          </table:table-cell>
          <table:table-cell table:style-name="ce31" table:formula="of:=MAX([.H14];[.J14];[.L14];[.N14];[.D14];[.F14])" office:value-type="float" office:value="0.689" calcext:value-type="float">
            <text:p>0.68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676" calcext:value-type="float">
            <text:p>0.676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2549900398011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56524758424985" calcext:value-type="float">
            <text:p>0.01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79732014613987" calcext:value-type="float">
            <text:p>0.02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284165444767656" calcext:value-type="float">
            <text:p>0.028</text:p>
          </table:table-cell>
          <table:table-cell table:style-name="ce22" office:value-type="float" office:value="0.672" calcext:value-type="float">
            <text:p>0.672</text:p>
          </table:table-cell>
          <table:table-cell office:value-type="float" office:value="0.0258843582110895" calcext:value-type="float">
            <text:p>0.02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3153947338815" calcext:value-type="float">
            <text:p>0.02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59861084308931" calcext:value-type="float">
            <text:p>0.036</text:p>
          </table:table-cell>
          <table:table-cell table:style-name="ce31" table:formula="of:=MAX([.H15];[.J15];[.L15];[.N15];[.D15];[.F15])" office:value-type="float" office:value="0.683" calcext:value-type="float">
            <text:p>0.683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672" calcext:value-type="float">
            <text:p>0.672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5" calcext:value-type="float">
            <text:p>0.685</text:p>
          </table:table-cell>
          <table:table-cell office:value-type="float" office:value="0.0209165006633518" calcext:value-type="float">
            <text:p>0.021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0" office:value-type="float" office:value="0.0291547594742265" calcext:value-type="float">
            <text:p>0.0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09030742807249" calcext:value-type="float">
            <text:p>0.031</text:p>
          </table:table-cell>
          <table:table-cell table:style-name="ce22" office:value-type="float" office:value="0.673" calcext:value-type="float">
            <text:p>0.673</text:p>
          </table:table-cell>
          <table:table-cell office:value-type="float" office:value="0.0309434968935315" calcext:value-type="float">
            <text:p>0.031</text:p>
          </table:table-cell>
          <table:table-cell office:value-type="float" office:value="0.67" calcext:value-type="float">
            <text:p>0.670</text:p>
          </table:table-cell>
          <table:table-cell office:value-type="float" office:value="0.0306186217847897" calcext:value-type="float">
            <text:p>0.0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18982758154731" calcext:value-type="float">
            <text:p>0.03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0529877620768" calcext:value-type="float">
            <text:p>0.033</text:p>
          </table:table-cell>
          <table:table-cell table:style-name="ce31" table:formula="of:=MAX([.H16];[.J16];[.L16];[.N16];[.D16];[.F16])" office:value-type="float" office:value="0.675" calcext:value-type="float">
            <text:p>0.675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673" calcext:value-type="float">
            <text:p>0.673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8" calcext:value-type="float">
            <text:p>0.688</text:p>
          </table:table-cell>
          <table:table-cell office:value-type="float" office:value="0.0272946881279123" calcext:value-type="float">
            <text:p>0.02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0284165444767655" calcext:value-type="float">
            <text:p>0.02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85032466163569" calcext:value-type="float">
            <text:p>0.039</text:p>
          </table:table-cell>
          <table:table-cell table:style-name="ce22"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8209706929602" calcext:value-type="float">
            <text:p>0.035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54612464529942" calcext:value-type="float">
            <text:p>0.03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2902624617218" calcext:value-type="float">
            <text:p>0.030</text:p>
          </table:table-cell>
          <table:table-cell table:style-name="ce31" table:formula="of:=MAX([.H17];[.J17];[.L17];[.N17];[.D17];[.F17])" office:value-type="float" office:value="0.678" calcext:value-type="float">
            <text:p>0.67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4" calcext:value-type="string">
            <text:p>SPLIT4</text:p>
          </table:table-cell>
          <table:table-cell table:style-name="ce31" table:formula="of:=MAX([.J17];[.L17];[.N17];[.H17])" office:value-type="float" office:value="0.678" calcext:value-type="float">
            <text:p>0.678</text:p>
          </table:table-cell>
          <table:table-cell table:style-name="ce33" table:formula="of:=IF([.R17]=[.H17];[.$H$1];IF([.R17]=[.J17];[.$J$1];IF([.R17]=[.L17];[.$L$1];IF([.R17]=[.N1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681" calcext:value-type="float">
            <text:p>0.681</text:p>
          </table:table-cell>
          <table:table-cell table:style-name="ce9" office:value-type="float" office:value="0.032672618505409" calcext:value-type="float">
            <text:p>0.033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237170824512628" calcext:value-type="float">
            <text:p>0.024</text:p>
          </table:table-cell>
          <table:table-cell table:style-name="ce11" office:value-type="float" office:value="0.666" calcext:value-type="float">
            <text:p>0.666</text:p>
          </table:table-cell>
          <table:table-cell table:style-name="ce8" office:value-type="float" office:value="0.0277037903543901" calcext:value-type="float">
            <text:p>0.02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67861904719577" calcext:value-type="float">
            <text:p>0.02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88530760925069" calcext:value-type="float">
            <text:p>0.02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41350367722943" calcext:value-type="float">
            <text:p>0.024</text:p>
          </table:table-cell>
          <table:table-cell table:style-name="ce31" table:formula="of:=MAX([.H18];[.J18];[.L18];[.N18];[.D18];[.F18])" office:value-type="float" office:value="0.681" calcext:value-type="float">
            <text:p>0.681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666" calcext:value-type="float">
            <text:p>0.666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78" calcext:value-type="float">
            <text:p>0.678</text:p>
          </table:table-cell>
          <table:table-cell office:value-type="float" office:value="0.0178885438199983" calcext:value-type="float">
            <text:p>0.018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39642400437689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7" calcext:value-type="float">
            <text:p>0.687</text:p>
          </table:table-cell>
          <table:table-cell table:style-name="ce10" office:value-type="float" office:value="0.0270647372054487" calcext:value-type="float">
            <text:p>0.0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01247406627841" calcext:value-type="float">
            <text:p>0.030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30217288664426" calcext:value-type="float">
            <text:p>0.02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28035085019827" calcext:value-type="float">
            <text:p>0.02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0688837074972" calcext:value-type="float">
            <text:p>0.029</text:p>
          </table:table-cell>
          <table:table-cell table:style-name="ce31" table:formula="of:=MAX([.H19];[.J19];[.L19];[.N19];[.D19];[.F19])" office:value-type="float" office:value="0.687" calcext:value-type="float">
            <text:p>0.687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672" calcext:value-type="float">
            <text:p>0.672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86602540378443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19658826364887" calcext:value-type="float">
            <text:p>0.022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92831009286926" calcext:value-type="float">
            <text:p>0.029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307408522978787" calcext:value-type="float">
            <text:p>0.0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7" calcext:value-type="float">
            <text:p>0.029</text:p>
          </table:table-cell>
          <table:table-cell office:value-type="float" office:value="0.67" calcext:value-type="float">
            <text:p>0.670</text:p>
          </table:table-cell>
          <table:table-cell office:value-type="float" office:value="0.0280624304008045" calcext:value-type="float">
            <text:p>0.02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42052627529741" calcext:value-type="float">
            <text:p>0.034</text:p>
          </table:table-cell>
          <table:table-cell table:style-name="ce31" table:formula="of:=MAX([.H20];[.J20];[.L20];[.N20];[.D20];[.F20])" office:value-type="float" office:value="0.683" calcext:value-type="float">
            <text:p>0.68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677" calcext:value-type="float">
            <text:p>0.677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2549900398011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0" office:value-type="float" office:value="0.0227486263321546" calcext:value-type="float">
            <text:p>0.023</text:p>
          </table:table-cell>
          <table:table-cell office:value-type="float" office:value="0.65" calcext:value-type="float">
            <text:p>0.650</text:p>
          </table:table-cell>
          <table:table-cell office:value-type="float" office:value="0.0325960120260132" calcext:value-type="float">
            <text:p>0.033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79732014613986" calcext:value-type="float">
            <text:p>0.0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4959013639537" calcext:value-type="float">
            <text:p>0.030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3475837112731" calcext:value-type="float">
            <text:p>0.02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4959013639538" calcext:value-type="float">
            <text:p>0.030</text:p>
          </table:table-cell>
          <table:table-cell table:style-name="ce31" table:formula="of:=MAX([.H21];[.J21];[.L21];[.N21];[.D21];[.F21])" office:value-type="float" office:value="0.679" calcext:value-type="float">
            <text:p>0.679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676" calcext:value-type="float">
            <text:p>0.676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0243926218353009" calcext:value-type="float">
            <text:p>0.0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32791225845874" calcext:value-type="float">
            <text:p>0.033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8853076092507" calcext:value-type="float">
            <text:p>0.02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85919569109915" calcext:value-type="float">
            <text:p>0.029</text:p>
          </table:table-cell>
          <table:table-cell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table:style-name="ce31" table:formula="of:=MAX([.H22];[.J22];[.L22];[.N22];[.D22];[.F22])" office:value-type="float" office:value="0.678" calcext:value-type="float">
            <text:p>0.67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675" calcext:value-type="float">
            <text:p>0.675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372684390808" calcext:value-type="float">
            <text:p>0.034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267861904719577" calcext:value-type="float">
            <text:p>0.027</text:p>
          </table:table-cell>
          <table:table-cell table:style-name="ce8" office:value-type="float" office:value="0.654" calcext:value-type="float">
            <text:p>0.654</text:p>
          </table:table-cell>
          <table:table-cell table:style-name="ce9" office:value-type="float" office:value="0.0198116127561589" calcext:value-type="float">
            <text:p>0.020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6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49284983931459" calcext:value-type="float">
            <text:p>0.035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38378486313773" calcext:value-type="float">
            <text:p>0.034</text:p>
          </table:table-cell>
          <table:table-cell table:style-name="ce31" table:formula="of:=MAX([.H23];[.J23];[.L23];[.N23];[.D23];[.F23])" office:value-type="float" office:value="0.67" calcext:value-type="float">
            <text:p>0.670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664" calcext:value-type="float">
            <text:p>0.664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83" calcext:value-type="float">
            <text:p>0.683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67332005306815" calcext:value-type="float">
            <text:p>0.01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2807709586008" calcext:value-type="float">
            <text:p>0.043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18982758154731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8907670401189" calcext:value-type="float">
            <text:p>0.01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56370593624109" calcext:value-type="float">
            <text:p>0.03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36749356038449" calcext:value-type="float">
            <text:p>0.044</text:p>
          </table:table-cell>
          <table:table-cell table:style-name="ce31" table:formula="of:=MAX([.H24];[.J24];[.L24];[.N24];[.D24];[.F24])" office:value-type="float" office:value="0.676" calcext:value-type="float">
            <text:p>0.67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668" calcext:value-type="float">
            <text:p>0.668</text:p>
          </table:table-cell>
          <table:table-cell table:style-name="ce33" table:formula="of:=IF([.R24]=[.H24];[.$H$1];IF([.R24]=[.J24];[.$J$1];IF([.R24]=[.L24];[.$L$1];IF([.R24]=[.N2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2549900398011" calcext:value-type="float">
            <text:p>0.01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089442719099991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7" calcext:value-type="float">
            <text:p>0.677</text:p>
          </table:table-cell>
          <table:table-cell office:value-type="float" office:value="0.0325192250830181" calcext:value-type="float">
            <text:p>0.0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7001628660175" calcext:value-type="float">
            <text:p>0.031</text:p>
          </table:table-cell>
          <table:table-cell office:value-type="float" office:value="0.66" calcext:value-type="float">
            <text:p>0.660</text:p>
          </table:table-cell>
          <table:table-cell table:style-name="ce10" office:value-type="float" office:value="0.0289395922569755" calcext:value-type="float">
            <text:p>0.0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52845575287546" calcext:value-type="float">
            <text:p>0.03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2672618505409" calcext:value-type="float">
            <text:p>0.033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00832179129826" calcext:value-type="float">
            <text:p>0.030</text:p>
          </table:table-cell>
          <table:table-cell table:style-name="ce31" table:formula="of:=MAX([.H25];[.J25];[.L25];[.N25];[.D25];[.F25])" office:value-type="float" office:value="0.677" calcext:value-type="float">
            <text:p>0.677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667" calcext:value-type="float">
            <text:p>0.667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" calcext:value-type="float">
            <text:p>0.640</text:p>
          </table:table-cell>
          <table:table-cell office:value-type="float" office:value="0.0322102468168128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table:style-name="ce10" office:value-type="float" office:value="0.0370135110466434" calcext:value-type="float">
            <text:p>0.03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07737660757502" calcext:value-type="float">
            <text:p>0.0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6844266853881" calcext:value-type="float">
            <text:p>0.037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15436205911749" calcext:value-type="float">
            <text:p>0.032</text:p>
          </table:table-cell>
          <table:table-cell table:style-name="ce31" table:formula="of:=MAX([.H26];[.J26];[.L26];[.N26];[.D26];[.F26])" office:value-type="float" office:value="0.678" calcext:value-type="float">
            <text:p>0.67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668" calcext:value-type="float">
            <text:p>0.668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4" calcext:value-type="float">
            <text:p>0.674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73162163140905" calcext:value-type="float">
            <text:p>0.03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8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43511280746353" calcext:value-type="float">
            <text:p>0.034</text:p>
          </table:table-cell>
          <table:table-cell table:style-name="ce31" table:formula="of:=MAX([.H27];[.J27];[.L27];[.N27];[.D27];[.F27])" office:value-type="float" office:value="0.676" calcext:value-type="float">
            <text:p>0.67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674" calcext:value-type="float">
            <text:p>0.674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678" calcext:value-type="float">
            <text:p>0.678</text:p>
          </table:table-cell>
          <table:table-cell table:style-name="ce9" office:value-type="float" office:value="0.0201866292381863" calcext:value-type="float">
            <text:p>0.020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0.0232916293977042" calcext:value-type="float">
            <text:p>0.023</text:p>
          </table:table-cell>
          <table:table-cell table:style-name="ce11" office:value-type="float" office:value="0.659" calcext:value-type="float">
            <text:p>0.659</text:p>
          </table:table-cell>
          <table:table-cell table:style-name="ce8" office:value-type="float" office:value="0.0328633534503099" calcext:value-type="float">
            <text:p>0.03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79732014613986" calcext:value-type="float">
            <text:p>0.02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48926926447358" calcext:value-type="float">
            <text:p>0.035</text:p>
          </table:table-cell>
          <table:table-cell table:style-name="ce31" table:formula="of:=MAX([.H28];[.J28];[.L28];[.N28];[.D28];[.F28])" office:value-type="float" office:value="0.683" calcext:value-type="float">
            <text:p>0.683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683" calcext:value-type="float">
            <text:p>0.683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88414436814167" calcext:value-type="float">
            <text:p>0.01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67332005306815" calcext:value-type="float">
            <text:p>0.01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6" calcext:value-type="float">
            <text:p>0.696</text:p>
          </table:table-cell>
          <table:table-cell table:style-name="ce10" office:value-type="float" office:value="0.0185067555233216" calcext:value-type="float">
            <text:p>0.01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42052627529741" calcext:value-type="float">
            <text:p>0.034</text:p>
          </table:table-cell>
          <table:table-cell table:style-name="ce12" office:value-type="float" office:value="0.668" calcext:value-type="float">
            <text:p>0.668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90258505473999" calcext:value-type="float">
            <text:p>0.029</text:p>
          </table:table-cell>
          <table:table-cell table:style-name="ce31" table:formula="of:=MAX([.H29];[.J29];[.L29];[.N29];[.D29];[.F29])" office:value-type="float" office:value="0.696" calcext:value-type="float">
            <text:p>0.69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679" calcext:value-type="float">
            <text:p>0.679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57438520459307" calcext:value-type="float">
            <text:p>0.046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75227178890457" calcext:value-type="float">
            <text:p>0.028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6</text:p>
          </table:table-cell>
          <table:table-cell table:style-name="ce31" table:formula="of:=MAX([.H30];[.J30];[.L30];[.N30];[.D30];[.F30])" office:value-type="float" office:value="0.689" calcext:value-type="float">
            <text:p>0.689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682" calcext:value-type="float">
            <text:p>0.682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" calcext:value-type="float">
            <text:p>0.690</text:p>
          </table:table-cell>
          <table:table-cell table:style-name="ce10" office:value-type="float" office:value="0.0145773797371131" calcext:value-type="float">
            <text:p>0.0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382426463519459" calcext:value-type="float">
            <text:p>0.038</text:p>
          </table:table-cell>
          <table:table-cell table:style-name="ce12" office:value-type="float" office:value="0.676" calcext:value-type="float">
            <text:p>0.676</text:p>
          </table:table-cell>
          <table:table-cell office:value-type="float" office:value="0.0258360213655276" calcext:value-type="float">
            <text:p>0.02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9732014613987" calcext:value-type="float">
            <text:p>0.02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81513765205184" calcext:value-type="float">
            <text:p>0.02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6</text:p>
          </table:table-cell>
          <table:table-cell table:style-name="ce31" table:formula="of:=MAX([.H31];[.J31];[.L31];[.N31];[.D31];[.F31])" office:value-type="float" office:value="0.69" calcext:value-type="float">
            <text:p>0.690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679" calcext:value-type="float">
            <text:p>0.679</text:p>
          </table:table-cell>
          <table:table-cell table:style-name="ce33" table:formula="of:=IF([.R31]=[.H31];[.$H$1];IF([.R31]=[.J31];[.$J$1];IF([.R31]=[.L31];[.$L$1];IF([.R31]=[.N3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1657508881031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8" calcext:value-type="float">
            <text:p>0.688</text:p>
          </table:table-cell>
          <table:table-cell table:style-name="ce10" office:value-type="float" office:value="0.0144048602908878" calcext:value-type="float">
            <text:p>0.0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38378486313772" calcext:value-type="float">
            <text:p>0.034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31662479035539" calcext:value-type="float">
            <text:p>0.0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70809924354783" calcext:value-type="float">
            <text:p>0.037</text:p>
          </table:table-cell>
          <table:table-cell table:style-name="ce31" table:formula="of:=MAX([.H32];[.J32];[.L32];[.N32];[.D32];[.F32])" office:value-type="float" office:value="0.688" calcext:value-type="float">
            <text:p>0.688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677" calcext:value-type="float">
            <text:p>0.677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69" calcext:value-type="float">
            <text:p>0.690</text:p>
          </table:table-cell>
          <table:table-cell table:style-name="ce9" office:value-type="float" office:value="0.013693063937629" calcext:value-type="float">
            <text:p>0.014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29580398915498" calcext:value-type="float">
            <text:p>0.030</text:p>
          </table:table-cell>
          <table:table-cell table:style-name="ce11" office:value-type="float" office:value="0.676" calcext:value-type="float">
            <text:p>0.676</text:p>
          </table:table-cell>
          <table:table-cell table:style-name="ce8" office:value-type="float" office:value="0.0198116127561589" calcext:value-type="float">
            <text:p>0.020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81957443597433" calcext:value-type="float">
            <text:p>0.02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3589667773575" calcext:value-type="float">
            <text:p>0.043</text:p>
          </table:table-cell>
          <table:table-cell office:value-type="float" office:value="0.67" calcext:value-type="float">
            <text:p>0.670</text:p>
          </table:table-cell>
          <table:table-cell office:value-type="float" office:value="0.0247487373415291" calcext:value-type="float">
            <text:p>0.025</text:p>
          </table:table-cell>
          <table:table-cell table:style-name="ce31" table:formula="of:=MAX([.H33];[.J33];[.L33];[.N33];[.D33];[.F33])" office:value-type="float" office:value="0.69" calcext:value-type="float">
            <text:p>0.690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679" calcext:value-type="float">
            <text:p>0.679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68077363139716" calcext:value-type="float">
            <text:p>0.01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82345825288104" calcext:value-type="float">
            <text:p>0.01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34164078649987" calcext:value-type="float">
            <text:p>0.0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0194935886896179" calcext:value-type="float">
            <text:p>0.019</text:p>
          </table:table-cell>
          <table:table-cell table:style-name="ce12" office:value-type="float" office:value="0.681" calcext:value-type="float">
            <text:p>0.681</text:p>
          </table:table-cell>
          <table:table-cell office:value-type="float" office:value="0.0267861904719577" calcext:value-type="float">
            <text:p>0.02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5039680040467" calcext:value-type="float">
            <text:p>0.03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83079626187558" calcext:value-type="float">
            <text:p>0.03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48323969741913" calcext:value-type="float">
            <text:p>0.015</text:p>
          </table:table-cell>
          <table:table-cell table:style-name="ce31" table:formula="of:=MAX([.H34];[.J34];[.L34];[.N34];[.D34];[.F34])" office:value-type="float" office:value="0.694" calcext:value-type="float">
            <text:p>0.694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681" calcext:value-type="float">
            <text:p>0.681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59" calcext:value-type="float">
            <text:p>0.590</text:p>
          </table:table-cell>
          <table:table-cell office:value-type="float" office:value="0.0308220700148448" calcext:value-type="float">
            <text:p>0.031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89395922569755" calcext:value-type="float">
            <text:p>0.0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3413228892761" calcext:value-type="float">
            <text:p>0.02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83725219182222" calcext:value-type="float">
            <text:p>0.02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124740662784" calcext:value-type="float">
            <text:p>0.030</text:p>
          </table:table-cell>
          <table:table-cell table:style-name="ce31" table:formula="of:=MAX([.H35];[.J35];[.L35];[.N35];[.D35];[.F35])" office:value-type="float" office:value="0.691" calcext:value-type="float">
            <text:p>0.691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675" calcext:value-type="float">
            <text:p>0.675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11448230047948" calcext:value-type="float">
            <text:p>0.031</text:p>
          </table:table-cell>
          <table:table-cell table:style-name="ce12" office:value-type="float" office:value="0.679" calcext:value-type="float">
            <text:p>0.679</text:p>
          </table:table-cell>
          <table:table-cell office:value-type="float" office:value="0.0330529877620768" calcext:value-type="float">
            <text:p>0.03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51495526799185" calcext:value-type="float">
            <text:p>0.025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7037903543901" calcext:value-type="float">
            <text:p>0.02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</text:p>
          </table:table-cell>
          <table:table-cell table:style-name="ce31" table:formula="of:=MAX([.H36];[.J36];[.L36];[.N36];[.D36];[.F36])" office:value-type="float" office:value="0.694" calcext:value-type="float">
            <text:p>0.694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681" calcext:value-type="float">
            <text:p>0.681</text:p>
          </table:table-cell>
          <table:table-cell table:style-name="ce33" table:formula="of:=IF([.R36]=[.H36];[.$H$1];IF([.R36]=[.J36];[.$J$1];IF([.R36]=[.L36];[.$L$1];IF([.R36]=[.N3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5" calcext:value-type="float">
            <text:p>0.695</text:p>
          </table:table-cell>
          <table:table-cell table:style-name="ce10" office:value-type="float" office:value="0.0176776695296636" calcext:value-type="float">
            <text:p>0.018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52491134640291" calcext:value-type="float">
            <text:p>0.035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5043856274784" calcext:value-type="float">
            <text:p>0.02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70647372054487" calcext:value-type="float">
            <text:p>0.027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7001628660174" calcext:value-type="float">
            <text:p>0.031</text:p>
          </table:table-cell>
          <table:table-cell table:style-name="ce31" table:formula="of:=MAX([.H37];[.J37];[.L37];[.N37];[.D37];[.F37])" office:value-type="float" office:value="0.695" calcext:value-type="float">
            <text:p>0.695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678" calcext:value-type="float">
            <text:p>0.678</text:p>
          </table:table-cell>
          <table:table-cell table:style-name="ce33" table:formula="of:=IF([.R37]=[.H37];[.$H$1];IF([.R37]=[.J37];[.$J$1];IF([.R37]=[.L37];[.$L$1];IF([.R37]=[.N3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44601218802255" calcext:value-type="float">
            <text:p>0.034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0194935886896179" calcext:value-type="float">
            <text:p>0.019</text:p>
          </table:table-cell>
          <table:table-cell table:style-name="ce8" office:value-type="float" office:value="0.651" calcext:value-type="float">
            <text:p>0.651</text:p>
          </table:table-cell>
          <table:table-cell table:style-name="ce9" office:value-type="float" office:value="0.0324807635378233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641" calcext:value-type="float">
            <text:p>0.641</text:p>
          </table:table-cell>
          <table:table-cell office:value-type="float" office:value="0.0263153947338815" calcext:value-type="float">
            <text:p>0.026</text:p>
          </table:table-cell>
          <table:table-cell office:value-type="float" office:value="0.639" calcext:value-type="float">
            <text:p>0.639</text:p>
          </table:table-cell>
          <table:table-cell office:value-type="float" office:value="0.0285919569109916" calcext:value-type="float">
            <text:p>0.029</text:p>
          </table:table-cell>
          <table:table-cell table:style-name="ce31" table:formula="of:=MAX([.H38];[.J38];[.L38];[.N38];[.D38];[.F38])" office:value-type="float" office:value="0.67" calcext:value-type="float">
            <text:p>0.670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662" calcext:value-type="float">
            <text:p>0.662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9" calcext:value-type="float">
            <text:p>0.690</text:p>
          </table:table-cell>
          <table:table-cell office:value-type="float" office:value="0.0269258240356724" calcext:value-type="float">
            <text:p>0.02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4498995979886" calcext:value-type="float">
            <text:p>0.012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24498995979887" calcext:value-type="float">
            <text:p>0.012</text:p>
          </table:table-cell>
          <table:table-cell office:value-type="float" office:value="0.69" calcext:value-type="float">
            <text:p>0.690</text:p>
          </table:table-cell>
          <table:table-cell office:value-type="float" office:value="0.0226384628453435" calcext:value-type="float">
            <text:p>0.02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54" calcext:value-type="float">
            <text:p>0.654</text:p>
          </table:table-cell>
          <table:table-cell office:value-type="float" office:value="0.0395916657896582" calcext:value-type="float">
            <text:p>0.04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169558249578131" calcext:value-type="float">
            <text:p>0.017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1247406627841" calcext:value-type="float">
            <text:p>0.03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54612464529942" calcext:value-type="float">
            <text:p>0.035</text:p>
          </table:table-cell>
          <table:table-cell table:style-name="ce31" table:formula="of:=MAX([.H39];[.J39];[.L39];[.N39];[.D39];[.F39])" office:value-type="float" office:value="0.665" calcext:value-type="float">
            <text:p>0.665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COMBO" calcext:value-type="string">
            <text:p>COMBO</text:p>
          </table:table-cell>
          <table:table-cell table:style-name="ce31" table:formula="of:=MAX([.J39];[.L39];[.N39];[.H39])" office:value-type="float" office:value="0.665" calcext:value-type="float">
            <text:p>0.665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5" calcext:value-type="float">
            <text:p>0.685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2549900398011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" calcext:value-type="float">
            <text:p>0.660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12249899919919" calcext:value-type="float">
            <text:p>0.031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07001628660175" calcext:value-type="float">
            <text:p>0.0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243413228892761" calcext:value-type="float">
            <text:p>0.02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93683503111768" calcext:value-type="float">
            <text:p>0.02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0936130717624" calcext:value-type="float">
            <text:p>0.032</text:p>
          </table:table-cell>
          <table:table-cell table:style-name="ce31" table:formula="of:=MAX([.H40];[.J40];[.L40];[.N40];[.D40];[.F40])" office:value-type="float" office:value="0.665" calcext:value-type="float">
            <text:p>0.665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665" calcext:value-type="float">
            <text:p>0.665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15108644332212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7" calcext:value-type="float">
            <text:p>0.667</text:p>
          </table:table-cell>
          <table:table-cell office:value-type="float" office:value="0.0371819848851563" calcext:value-type="float">
            <text:p>0.0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349999999999999" calcext:value-type="float">
            <text:p>0.035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9732014613987" calcext:value-type="float">
            <text:p>0.02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65034244968879" calcext:value-type="float">
            <text:p>0.037</text:p>
          </table:table-cell>
          <table:table-cell table:style-name="ce31" table:formula="of:=MAX([.H41];[.J41];[.L41];[.N41];[.D41];[.F41])" office:value-type="float" office:value="0.668" calcext:value-type="float">
            <text:p>0.668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9" calcext:value-type="string">
            <text:p>SPLIT9</text:p>
          </table:table-cell>
          <table:table-cell table:style-name="ce31" table:formula="of:=MAX([.J41];[.L41];[.N41];[.H41])" office:value-type="float" office:value="0.668" calcext:value-type="float">
            <text:p>0.668</text:p>
          </table:table-cell>
          <table:table-cell table:style-name="ce33" table:formula="of:=IF([.R41]=[.H41];[.$H$1];IF([.R41]=[.J41];[.$J$1];IF([.R41]=[.L41];[.$L$1];IF([.R41]=[.N4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87" calcext:value-type="float">
            <text:p>0.687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34164078649986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16227766016837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table:style-name="ce10" office:value-type="float" office:value="0.0342052627529741" calcext:value-type="float">
            <text:p>0.0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2076149339864" calcext:value-type="float">
            <text:p>0.030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85032466163569" calcext:value-type="float">
            <text:p>0.03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13448560373149" calcext:value-type="float">
            <text:p>0.031</text:p>
          </table:table-cell>
          <table:table-cell table:style-name="ce31" table:formula="of:=MAX([.H42];[.J42];[.L42];[.N42];[.D42];[.F42])" office:value-type="float" office:value="0.669" calcext:value-type="float">
            <text:p>0.66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667" calcext:value-type="float">
            <text:p>0.66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86" calcext:value-type="float">
            <text:p>0.686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694" calcext:value-type="float">
            <text:p>0.694</text:p>
          </table:table-cell>
          <table:table-cell table:style-name="ce8" office:value-type="float" office:value="0.0290258505473999" calcext:value-type="float">
            <text:p>0.029</text:p>
          </table:table-cell>
          <table:table-cell table:style-name="ce8" office:value-type="float" office:value="0.612" calcext:value-type="float">
            <text:p>0.612</text:p>
          </table:table-cell>
          <table:table-cell table:style-name="ce8" office:value-type="float" office:value="0.0286356421265527" calcext:value-type="float">
            <text:p>0.029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9" office:value-type="float" office:value="0.0292403830344268" calcext:value-type="float">
            <text:p>0.029</text:p>
          </table:table-cell>
          <table:table-cell office:value-type="float" office:value="0.68" calcext:value-type="float">
            <text:p>0.680</text:p>
          </table:table-cell>
          <table:table-cell office:value-type="float" office:value="0.0333541601603158" calcext:value-type="float">
            <text:p>0.03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0759615184286" calcext:value-type="float">
            <text:p>0.02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71569512280004" calcext:value-type="float">
            <text:p>0.027</text:p>
          </table:table-cell>
          <table:table-cell table:style-name="ce31" table:formula="of:=MAX([.H43];[.J43];[.L43];[.N43];[.D43];[.F43])" office:value-type="float" office:value="0.694" calcext:value-type="float">
            <text:p>0.69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685" calcext:value-type="float">
            <text:p>0.685</text:p>
          </table:table-cell>
          <table:table-cell table:style-name="ce33" table:formula="of:=IF([.R43]=[.H43];[.$H$1];IF([.R43]=[.J43];[.$J$1];IF([.R43]=[.L43];[.$L$1];IF([.R43]=[.N43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84" calcext:value-type="float">
            <text:p>0.684</text:p>
          </table:table-cell>
          <table:table-cell office:value-type="float" office:value="0.0119373363863132" calcext:value-type="float">
            <text:p>0.012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98116127561589" calcext:value-type="float">
            <text:p>0.020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699" calcext:value-type="float">
            <text:p>0.699</text:p>
          </table:table-cell>
          <table:table-cell office:value-type="float" office:value="0.0272488531868774" calcext:value-type="float">
            <text:p>0.0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58360213655276" calcext:value-type="float">
            <text:p>0.026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0" office:value-type="float" office:value="0.0253968501984005" calcext:value-type="float">
            <text:p>0.02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09030742807248" calcext:value-type="float">
            <text:p>0.03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34664010613629" calcext:value-type="float">
            <text:p>0.0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9434968935316" calcext:value-type="float">
            <text:p>0.031</text:p>
          </table:table-cell>
          <table:table-cell table:style-name="ce31" table:formula="of:=MAX([.H44];[.J44];[.L44];[.N44];[.D44];[.F44])" office:value-type="float" office:value="0.699" calcext:value-type="float">
            <text:p>0.699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EASY" calcext:value-type="string">
            <text:p>EASY</text:p>
          </table:table-cell>
          <table:table-cell table:style-name="ce31" table:formula="of:=MAX([.J44];[.L44];[.N44];[.H44])" office:value-type="float" office:value="0.697" calcext:value-type="float">
            <text:p>0.697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237170824512628" calcext:value-type="float">
            <text:p>0.0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56370593624109" calcext:value-type="float">
            <text:p>0.036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0" office:value-type="float" office:value="0.0270185121722125" calcext:value-type="float">
            <text:p>0.02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92831009286926" calcext:value-type="float">
            <text:p>0.029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82842712474618" calcext:value-type="float">
            <text:p>0.02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70135110466434" calcext:value-type="float">
            <text:p>0.037</text:p>
          </table:table-cell>
          <table:table-cell table:style-name="ce31" table:formula="of:=MAX([.H45];[.J45];[.L45];[.N45];[.D45];[.F45])" office:value-type="float" office:value="0.71" calcext:value-type="float">
            <text:p>0.71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689" calcext:value-type="float">
            <text:p>0.689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3" calcext:value-type="float">
            <text:p>0.703</text:p>
          </table:table-cell>
          <table:table-cell office:value-type="float" office:value="0.0256417628099161" calcext:value-type="float">
            <text:p>0.0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84165444767656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5518360947034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</text:p>
          </table:table-cell>
          <table:table-cell table:style-name="ce31" table:formula="of:=MAX([.H46];[.J46];[.L46];[.N46];[.D46];[.F46])" office:value-type="float" office:value="0.703" calcext:value-type="float">
            <text:p>0.703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EASY" calcext:value-type="string">
            <text:p>EASY</text:p>
          </table:table-cell>
          <table:table-cell table:style-name="ce31" table:formula="of:=MAX([.J46];[.L46];[.N46];[.H46])" office:value-type="float" office:value="0.691" calcext:value-type="float">
            <text:p>0.691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5" calcext:value-type="float">
            <text:p>0.705</text:p>
          </table:table-cell>
          <table:table-cell office:value-type="float" office:value="0.0257390753524674" calcext:value-type="float">
            <text:p>0.02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275227178890457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9089023002066" calcext:value-type="float">
            <text:p>0.02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68" calcext:value-type="float">
            <text:p>0.680</text:p>
          </table:table-cell>
          <table:table-cell office:value-type="float" office:value="0.0247487373415291" calcext:value-type="float">
            <text:p>0.02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3628526529281" calcext:value-type="float">
            <text:p>0.026</text:p>
          </table:table-cell>
          <table:table-cell table:style-name="ce31" table:formula="of:=MAX([.H47];[.J47];[.L47];[.N47];[.D47];[.F47])" office:value-type="float" office:value="0.705" calcext:value-type="float">
            <text:p>0.70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691" calcext:value-type="float">
            <text:p>0.691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686" calcext:value-type="float">
            <text:p>0.686</text:p>
          </table:table-cell>
          <table:table-cell table:style-name="ce9" office:value-type="float" office:value="0.0155724115023973" calcext:value-type="float">
            <text:p>0.016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220794021658195" calcext:value-type="float">
            <text:p>0.022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8" office:value-type="float" office:value="0.0241350367722942" calcext:value-type="float">
            <text:p>0.0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32916293977042" calcext:value-type="float">
            <text:p>0.02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0647372054486" calcext:value-type="float">
            <text:p>0.02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277488738510232" calcext:value-type="float">
            <text:p>0.028</text:p>
          </table:table-cell>
          <table:table-cell table:style-name="ce31" table:formula="of:=MAX([.H48];[.J48];[.L48];[.N48];[.D48];[.F48])" office:value-type="float" office:value="0.692" calcext:value-type="float">
            <text:p>0.692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9" calcext:value-type="string">
            <text:p>SPLIT9</text:p>
          </table:table-cell>
          <table:table-cell table:style-name="ce31" table:formula="of:=MAX([.J48];[.L48];[.N48];[.H48])" office:value-type="float" office:value="0.692" calcext:value-type="float">
            <text:p>0.692</text:p>
          </table:table-cell>
          <table:table-cell table:style-name="ce33" table:formula="of:=IF([.R48]=[.H48];[.$H$1];IF([.R48]=[.J48];[.$J$1];IF([.R48]=[.L48];[.$L$1];IF([.R48]=[.N4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14" calcext:value-type="float">
            <text:p>0.614</text:p>
          </table:table-cell>
          <table:table-cell office:value-type="float" office:value="0.0489131884055824" calcext:value-type="float">
            <text:p>0.049</text:p>
          </table:table-cell>
          <table:table-cell office:value-type="float" office:value="0.687" calcext:value-type="float">
            <text:p>0.687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687" calcext:value-type="float">
            <text:p>0.687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0384048104052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347491007077881" calcext:value-type="float">
            <text:p>0.035</text:p>
          </table:table-cell>
          <table:table-cell table:style-name="ce20" office:value-type="float" office:value="0.697" calcext:value-type="float">
            <text:p>0.69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75166629646081" calcext:value-type="float">
            <text:p>0.038</text:p>
          </table:table-cell>
          <table:table-cell table:style-name="ce31" table:formula="of:=MAX([.H49];[.J49];[.L49];[.N49];[.D49];[.F49])" office:value-type="float" office:value="0.697" calcext:value-type="float">
            <text:p>0.69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697" calcext:value-type="float">
            <text:p>0.697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97" calcext:value-type="float">
            <text:p>0.697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55724115023973" calcext:value-type="float">
            <text:p>0.016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4317821063276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089442719099991" calcext:value-type="float">
            <text:p>0.00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0220516724079" calcext:value-type="float">
            <text:p>0.034</text:p>
          </table:table-cell>
          <table:table-cell table:style-name="ce20" office:value-type="float" office:value="0.698" calcext:value-type="float">
            <text:p>0.698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04959013639537" calcext:value-type="float">
            <text:p>0.030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7815340802378" calcext:value-type="float">
            <text:p>0.038</text:p>
          </table:table-cell>
          <table:table-cell table:style-name="ce31" table:formula="of:=MAX([.H50];[.J50];[.L50];[.N50];[.D50];[.F50])" office:value-type="float" office:value="0.698" calcext:value-type="float">
            <text:p>0.69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698" calcext:value-type="float">
            <text:p>0.698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04" calcext:value-type="float">
            <text:p>0.704</text:p>
          </table:table-cell>
          <table:table-cell office:value-type="float" office:value="0.0201246117974981" calcext:value-type="float">
            <text:p>0.020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52479506819768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08397416943393" calcext:value-type="float">
            <text:p>0.0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6297382825763" calcext:value-type="float">
            <text:p>0.036</text:p>
          </table:table-cell>
          <table:table-cell table:style-name="ce20" office:value-type="float" office:value="0.692" calcext:value-type="float">
            <text:p>0.69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07966343430853" calcext:value-type="float">
            <text:p>0.02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7486263321546" calcext:value-type="float">
            <text:p>0.02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0156211871642" calcext:value-type="float">
            <text:p>0.032</text:p>
          </table:table-cell>
          <table:table-cell table:style-name="ce31" table:formula="of:=MAX([.H51];[.J51];[.L51];[.N51];[.D51];[.F51])" office:value-type="float" office:value="0.692" calcext:value-type="float">
            <text:p>0.692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692" calcext:value-type="float">
            <text:p>0.692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01" calcext:value-type="float">
            <text:p>0.701</text:p>
          </table:table-cell>
          <table:table-cell office:value-type="float" office:value="0.0221923410211721" calcext:value-type="float">
            <text:p>0.02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3509256086106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8817502360183" calcext:value-type="float">
            <text:p>0.036</text:p>
          </table:table-cell>
          <table:table-cell table:style-name="ce20" office:value-type="float" office:value="0.693" calcext:value-type="float">
            <text:p>0.693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1247009552262" calcext:value-type="float">
            <text:p>0.0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32415402771893" calcext:value-type="float">
            <text:p>0.033</text:p>
          </table:table-cell>
          <table:table-cell table:style-name="ce31" table:formula="of:=MAX([.H52];[.J52];[.L52];[.N52];[.D52];[.F52])" office:value-type="float" office:value="0.693" calcext:value-type="float">
            <text:p>0.693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693" calcext:value-type="float">
            <text:p>0.693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office:value-type="float" office:value="0.0324037034920392" calcext:value-type="float">
            <text:p>0.032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27475487839819" calcext:value-type="float">
            <text:p>0.013</text:p>
          </table:table-cell>
          <table:table-cell table:number-columns-repeated="991"/>
        </table:table-row>
        <table:table-row table:style-name="ro1">
          <table:table-cell table:number-columns-repeated="7"/>
          <table:table-cell table:style-name="ce12"/>
          <table:table-cell table:number-columns-repeated="101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5165750888103" calcext:value-type="float">
            <text:p>0.015</text:p>
          </table:table-cell>
          <table:table-cell table:style-name="ce8" table:number-columns-repeated="4"/>
          <table:table-cell table:number-columns-repeated="12"/>
          <table:table-cell office:value-type="float" office:value="0.635333333333333" calcext:value-type="float">
            <text:p>0.635</text:p>
          </table:table-cell>
          <table:table-cell office:value-type="float" office:value="0.0098882646494609" calcext:value-type="float">
            <text:p>0.010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16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number-columns-repeated="16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20</text:p>
          </table:table-cell>
          <table:table-cell table:number-columns-repeated="16"/>
          <table:table-cell office:value-type="float" office:value="0.636" calcext:value-type="float">
            <text:p>0.63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table:number-columns-repeated="16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80123414481417" calcext:value-type="float">
            <text:p>0.018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19" office:value-type="float" office:value="0.946666666666667" calcext:value-type="float">
            <text:p>0.947</text:p>
          </table:table-cell>
          <table:table-cell table:style-name="ce8" office:value-type="float" office:value="0.0205480466765632" calcext:value-type="float">
            <text:p>0.0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0083160441856" calcext:value-type="float">
            <text:p>0.020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950549357115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7325814376938" calcext:value-type="float">
            <text:p>0.018</text:p>
          </table:table-cell>
          <table:table-cell table:style-name="ce31" table:formula="of:=MAX([.H8];[.J8];[.L8];[.N8];[.D8];[.F8])" office:value-type="float" office:value="0.952" calcext:value-type="float">
            <text:p>0.952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52" calcext:value-type="float">
            <text:p>0.952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757333333333333" calcext:value-type="float">
            <text:p>0.757</text:p>
          </table:table-cell>
          <table:table-cell office:value-type="float" office:value="0.0449320474593456" calcext:value-type="float">
            <text:p>0.045</text:p>
          </table:table-cell>
          <table:table-cell office:value-type="float" office:value="0.638" calcext:value-type="float">
            <text:p>0.638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686" calcext:value-type="float">
            <text:p>0.686</text:p>
          </table:table-cell>
          <table:table-cell office:value-type="float" office:value="0.0839775102168564" calcext:value-type="float">
            <text:p>0.084</text:p>
          </table:table-cell>
          <table:table-cell office:value-type="float" office:value="0.749333333333333" calcext:value-type="float">
            <text:p>0.749</text:p>
          </table:table-cell>
          <table:table-cell office:value-type="float" office:value="0.160544213363311" calcext:value-type="float">
            <text:p>0.161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90613046073277" calcext:value-type="float">
            <text:p>0.019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7948940141148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8574603146385" calcext:value-type="float">
            <text:p>0.018</text:p>
          </table:table-cell>
          <table:table-cell table:style-name="ce31" table:formula="of:=MAX([.H9];[.J9];[.L9];[.N9];[.D9];[.F9])" office:value-type="float" office:value="0.952666666666667" calcext:value-type="float">
            <text:p>0.953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4" calcext:value-type="string">
            <text:p>SPLIT4</text:p>
          </table:table-cell>
          <table:table-cell table:style-name="ce31" table:formula="of:=MAX([.J9];[.L9];[.N9];[.H9])" office:value-type="float" office:value="0.952666666666667" calcext:value-type="float">
            <text:p>0.953</text:p>
          </table:table-cell>
          <table:table-cell table:style-name="ce33" table:formula="of:=IF([.R9]=[.H9];[.$H$1];IF([.R9]=[.J9];[.$J$1];IF([.R9]=[.L9];[.$L$1];IF([.R9]=[.N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08666666666667" calcext:value-type="float">
            <text:p>0.809</text:p>
          </table:table-cell>
          <table:table-cell office:value-type="float" office:value="0.157225952056268" calcext:value-type="float">
            <text:p>0.157</text:p>
          </table:table-cell>
          <table:table-cell office:value-type="float" office:value="0.701333333333333" calcext:value-type="float">
            <text:p>0.701</text:p>
          </table:table-cell>
          <table:table-cell office:value-type="float" office:value="0.130907091735576" calcext:value-type="float">
            <text:p>0.131</text:p>
          </table:table-cell>
          <table:table-cell office:value-type="float" office:value="0.672" calcext:value-type="float">
            <text:p>0.672</text:p>
          </table:table-cell>
          <table:table-cell office:value-type="float" office:value="0.0548026763336731" calcext:value-type="float">
            <text:p>0.055</text:p>
          </table:table-cell>
          <table:table-cell office:value-type="float" office:value="0.67" calcext:value-type="float">
            <text:p>0.670</text:p>
          </table:table-cell>
          <table:table-cell office:value-type="float" office:value="0.052174919474995" calcext:value-type="float">
            <text:p>0.05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1659021245849" calcext:value-type="float">
            <text:p>0.018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9436506316151" calcext:value-type="float">
            <text:p>0.019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2909944487358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10];[.J10];[.L10];[.N10];[.D10];[.F10])" office:value-type="float" office:value="0.953333333333333" calcext:value-type="float">
            <text:p>0.953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953333333333333" calcext:value-type="float">
            <text:p>0.953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" calcext:value-type="float">
            <text:p>0.810</text:p>
          </table:table-cell>
          <table:table-cell office:value-type="float" office:value="0.15542057635833" calcext:value-type="float">
            <text:p>0.15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0532812245438192" calcext:value-type="float">
            <text:p>0.053</text:p>
          </table:table-cell>
          <table:table-cell office:value-type="float" office:value="0.709333333333333" calcext:value-type="float">
            <text:p>0.709</text:p>
          </table:table-cell>
          <table:table-cell office:value-type="float" office:value="0.137747756585886" calcext:value-type="float">
            <text:p>0.138</text:p>
          </table:table-cell>
          <table:table-cell office:value-type="float" office:value="0.667333333333333" calcext:value-type="float">
            <text:p>0.667</text:p>
          </table:table-cell>
          <table:table-cell office:value-type="float" office:value="0.0526729954003419" calcext:value-type="float">
            <text:p>0.05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table:style-name="ce31" table:formula="of:=MAX([.H11];[.J11];[.L11];[.N11];[.D11];[.F11])" office:value-type="float" office:value="0.952" calcext:value-type="float">
            <text:p>0.952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952" calcext:value-type="float">
            <text:p>0.952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2" calcext:value-type="float">
            <text:p>0.812</text:p>
          </table:table-cell>
          <table:table-cell office:value-type="float" office:value="0.152672488971946" calcext:value-type="float">
            <text:p>0.153</text:p>
          </table:table-cell>
          <table:table-cell office:value-type="float" office:value="0.657333333333333" calcext:value-type="float">
            <text:p>0.657</text:p>
          </table:table-cell>
          <table:table-cell office:value-type="float" office:value="0.036009258068817" calcext:value-type="float">
            <text:p>0.036</text:p>
          </table:table-cell>
          <table:table-cell office:value-type="float" office:value="0.675333333333333" calcext:value-type="float">
            <text:p>0.675</text:p>
          </table:table-cell>
          <table:table-cell office:value-type="float" office:value="0.0666083077901447" calcext:value-type="float">
            <text:p>0.067</text:p>
          </table:table-cell>
          <table:table-cell office:value-type="float" office:value="0.67" calcext:value-type="float">
            <text:p>0.670</text:p>
          </table:table-cell>
          <table:table-cell office:value-type="float" office:value="0.052704627669473" calcext:value-type="float">
            <text:p>0.05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12];[.J12];[.L12];[.N12];[.D12];[.F12])" office:value-type="float" office:value="0.952666666666667" calcext:value-type="float">
            <text:p>0.953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952666666666667" calcext:value-type="float">
            <text:p>0.953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337144874893074" calcext:value-type="float">
            <text:p>0.034</text:p>
          </table:table-cell>
          <table:table-cell office:value-type="float" office:value="0.660666666666667" calcext:value-type="float">
            <text:p>0.661</text:p>
          </table:table-cell>
          <table:table-cell office:value-type="float" office:value="0.0426484336041651" calcext:value-type="float">
            <text:p>0.0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84997136303115" calcext:value-type="float">
            <text:p>0.048</text:p>
          </table:table-cell>
          <table:table-cell office:value-type="float" office:value="0.669333333333333" calcext:value-type="float">
            <text:p>0.669</text:p>
          </table:table-cell>
          <table:table-cell office:value-type="float" office:value="0.0514457643219212" calcext:value-type="float">
            <text:p>0.05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5347819244295" calcext:value-type="float">
            <text:p>0.015</text:p>
          </table:table-cell>
          <table:table-cell table:style-name="ce23" office:value-type="float" office:value="0.946" calcext:value-type="float">
            <text:p>0.946</text:p>
          </table:table-cell>
          <table:table-cell table:style-name="ce8" office:value-type="float" office:value="0.014023789311975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3827837473377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84691935695934" calcext:value-type="float">
            <text:p>0.018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style-name="ce31" table:formula="of:=MAX([.H13];[.J13];[.L13];[.N13];[.D13];[.F13])" office:value-type="float" office:value="0.952666666666667" calcext:value-type="float">
            <text:p>0.95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4" calcext:value-type="string">
            <text:p>SPLIT4</text:p>
          </table:table-cell>
          <table:table-cell table:style-name="ce31" table:formula="of:=MAX([.J13];[.L13];[.N13];[.H13])" office:value-type="float" office:value="0.952666666666667" calcext:value-type="float">
            <text:p>0.953</text:p>
          </table:table-cell>
          <table:table-cell table:style-name="ce33" table:formula="of:=IF([.R13]=[.H13];[.$H$1];IF([.R13]=[.J13];[.$J$1];IF([.R13]=[.L13];[.$L$1];IF([.R13]=[.N1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76" calcext:value-type="float">
            <text:p>0.760</text:p>
          </table:table-cell>
          <table:table-cell office:value-type="float" office:value="0.126403234839057" calcext:value-type="float">
            <text:p>0.126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0641612551830671" calcext:value-type="float">
            <text:p>0.064</text:p>
          </table:table-cell>
          <table:table-cell office:value-type="float" office:value="0.640666666666667" calcext:value-type="float">
            <text:p>0.641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668666666666667" calcext:value-type="float">
            <text:p>0.669</text:p>
          </table:table-cell>
          <table:table-cell office:value-type="float" office:value="0.0719027120489902" calcext:value-type="float">
            <text:p>0.07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0633487398193" calcext:value-type="float">
            <text:p>0.014</text:p>
          </table:table-cell>
          <table:table-cell table:style-name="ce24" office:value-type="float" office:value="0.948" calcext:value-type="float">
            <text:p>0.948</text:p>
          </table:table-cell>
          <table:table-cell office:value-type="float" office:value="0.0210290803941166" calcext:value-type="float">
            <text:p>0.0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666666666666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table:style-name="ce31" table:formula="of:=MAX([.H14];[.J14];[.L14];[.N14];[.D14];[.F14])" office:value-type="float" office:value="0.95" calcext:value-type="float">
            <text:p>0.950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4" calcext:value-type="string">
            <text:p>SPLIT4</text:p>
          </table:table-cell>
          <table:table-cell table:style-name="ce31" table:formula="of:=MAX([.J14];[.L14];[.N14];[.H14])" office:value-type="float" office:value="0.95" calcext:value-type="float">
            <text:p>0.950</text:p>
          </table:table-cell>
          <table:table-cell table:style-name="ce33" table:formula="of:=IF([.R14]=[.H14];[.$H$1];IF([.R14]=[.J14];[.$J$1];IF([.R14]=[.L14];[.$L$1];IF([.R14]=[.N14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1333333333333" calcext:value-type="float">
            <text:p>0.811</text:p>
          </table:table-cell>
          <table:table-cell office:value-type="float" office:value="0.167408349718751" calcext:value-type="float">
            <text:p>0.167</text:p>
          </table:table-cell>
          <table:table-cell office:value-type="float" office:value="0.639333333333333" calcext:value-type="float">
            <text:p>0.63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639333333333333" calcext:value-type="float">
            <text:p>0.639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5277529318028" calcext:value-type="float">
            <text:p>0.016</text:p>
          </table:table-cell>
          <table:table-cell table:style-name="ce31" table:formula="of:=MAX([.H15];[.J15];[.L15];[.N15];[.D15];[.F15])" office:value-type="float" office:value="0.950666666666666" calcext:value-type="float">
            <text:p>0.95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9" calcext:value-type="string">
            <text:p>SPLIT9</text:p>
          </table:table-cell>
          <table:table-cell table:style-name="ce31" table:formula="of:=MAX([.J15];[.L15];[.N15];[.H15])" office:value-type="float" office:value="0.950666666666666" calcext:value-type="float">
            <text:p>0.951</text:p>
          </table:table-cell>
          <table:table-cell table:style-name="ce33" table:formula="of:=IF([.R15]=[.H15];[.$H$1];IF([.R15]=[.J15];[.$J$1];IF([.R15]=[.L15];[.$L$1];IF([.R15]=[.N15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12666666666667" calcext:value-type="float">
            <text:p>0.813</text:p>
          </table:table-cell>
          <table:table-cell office:value-type="float" office:value="0.167039582800671" calcext:value-type="float">
            <text:p>0.167</text:p>
          </table:table-cell>
          <table:table-cell office:value-type="float" office:value="0.694" calcext:value-type="float">
            <text:p>0.694</text:p>
          </table:table-cell>
          <table:table-cell office:value-type="float" office:value="0.123116927259324" calcext:value-type="float">
            <text:p>0.123</text:p>
          </table:table-cell>
          <table:table-cell office:value-type="float" office:value="0.64" calcext:value-type="float">
            <text:p>0.640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8574603146385" calcext:value-type="float">
            <text:p>0.018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4144988736264" calcext:value-type="float">
            <text:p>0.014</text:p>
          </table:table-cell>
          <table:table-cell table:style-name="ce31" table:formula="of:=MAX([.H16];[.J16];[.L16];[.N16];[.D16];[.F16])" office:value-type="float" office:value="0.950666666666667" calcext:value-type="float">
            <text:p>0.951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4" calcext:value-type="string">
            <text:p>SPLIT4</text:p>
          </table:table-cell>
          <table:table-cell table:style-name="ce31" table:formula="of:=MAX([.J16];[.L16];[.N16];[.H16])" office:value-type="float" office:value="0.950666666666667" calcext:value-type="float">
            <text:p>0.951</text:p>
          </table:table-cell>
          <table:table-cell table:style-name="ce33" table:formula="of:=IF([.R16]=[.H16];[.$H$1];IF([.R16]=[.J16];[.$J$1];IF([.R16]=[.L16];[.$L$1];IF([.R16]=[.N1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12" calcext:value-type="float">
            <text:p>0.812</text:p>
          </table:table-cell>
          <table:table-cell office:value-type="float" office:value="0.16650992629737" calcext:value-type="float">
            <text:p>0.167</text:p>
          </table:table-cell>
          <table:table-cell office:value-type="float" office:value="0.695333333333333" calcext:value-type="float">
            <text:p>0.695</text:p>
          </table:table-cell>
          <table:table-cell office:value-type="float" office:value="0.122374652422614" calcext:value-type="float">
            <text:p>0.122</text:p>
          </table:table-cell>
          <table:table-cell office:value-type="float" office:value="0.64" calcext:value-type="float">
            <text:p>0.640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86281194036965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4"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1589328580544" calcext:value-type="float">
            <text:p>0.016</text:p>
          </table:table-cell>
          <table:table-cell table:style-name="ce31" table:formula="of:=MAX([.H17];[.J17];[.L17];[.N17];[.D17];[.F17])" office:value-type="float" office:value="0.952" calcext:value-type="float">
            <text:p>0.95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52" calcext:value-type="float">
            <text:p>0.952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59333333333333" calcext:value-type="float">
            <text:p>0.759</text:p>
          </table:table-cell>
          <table:table-cell office:value-type="float" office:value="0.166773299221828" calcext:value-type="float">
            <text:p>0.167</text:p>
          </table:table-cell>
          <table:table-cell office:value-type="float" office:value="0.641333333333333" calcext:value-type="float">
            <text:p>0.641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639333333333333" calcext:value-type="float">
            <text:p>0.639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19" office:value-type="float" office:value="0.954" calcext:value-type="float">
            <text:p>0.954</text:p>
          </table:table-cell>
          <table:table-cell table:style-name="ce8" office:value-type="float" office:value="0.0138242942355518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5752351019521" calcext:value-type="float">
            <text:p>0.018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90904280843684" calcext:value-type="float">
            <text:p>0.019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6218778278016" calcext:value-type="float">
            <text:p>0.014</text:p>
          </table:table-cell>
          <table:table-cell table:style-name="ce31" table:formula="of:=MAX([.H18];[.J18];[.L18];[.N18];[.D18];[.F18])" office:value-type="float" office:value="0.954" calcext:value-type="float">
            <text:p>0.954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COMBO" calcext:value-type="string">
            <text:p>COMBO</text:p>
          </table:table-cell>
          <table:table-cell table:style-name="ce31" table:formula="of:=MAX([.J18];[.L18];[.N18];[.H18])" office:value-type="float" office:value="0.954" calcext:value-type="float">
            <text:p>0.954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36" calcext:value-type="float">
            <text:p>0.63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629333333333333" calcext:value-type="float">
            <text:p>0.629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6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62617478902006" calcext:value-type="float">
            <text:p>0.016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27801930084538" calcext:value-type="float">
            <text:p>0.013</text:p>
          </table:table-cell>
          <table:table-cell table:style-name="ce31" table:formula="of:=MAX([.H19];[.J19];[.L19];[.N19];[.D19];[.F19])" office:value-type="float" office:value="0.953333333333333" calcext:value-type="float">
            <text:p>0.953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53333333333333" calcext:value-type="float">
            <text:p>0.953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8882646494609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0904280843684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6</text:p>
          </table:table-cell>
          <table:table-cell table:style-name="ce31" table:formula="of:=MAX([.H20];[.J20];[.L20];[.N20];[.D20];[.F20])" office:value-type="float" office:value="0.952666666666667" calcext:value-type="float">
            <text:p>0.95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2" calcext:value-type="string">
            <text:p>SPLIT2</text:p>
          </table:table-cell>
          <table:table-cell table:style-name="ce31" table:formula="of:=MAX([.J20];[.L20];[.N20];[.H20])" office:value-type="float" office:value="0.952666666666667" calcext:value-type="float">
            <text:p>0.953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83181755520455" calcext:value-type="float">
            <text:p>0.018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7888543819998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4144988736263" calcext:value-type="float">
            <text:p>0.014</text:p>
          </table:table-cell>
          <table:table-cell table:style-name="ce31" table:formula="of:=MAX([.H21];[.J21];[.L21];[.N21];[.D21];[.F21])" office:value-type="float" office:value="0.952666666666667" calcext:value-type="float">
            <text:p>0.953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9" calcext:value-type="string">
            <text:p>SPLIT9</text:p>
          </table:table-cell>
          <table:table-cell table:style-name="ce31" table:formula="of:=MAX([.J21];[.L21];[.N21];[.H21])" office:value-type="float" office:value="0.952666666666667" calcext:value-type="float">
            <text:p>0.953</text:p>
          </table:table-cell>
          <table:table-cell table:style-name="ce33" table:formula="of:=IF([.R21]=[.H21];[.$H$1];IF([.R21]=[.J21];[.$J$1];IF([.R21]=[.L21];[.$L$1];IF([.R21]=[.N2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7951304200521" calcext:value-type="float">
            <text:p>0.018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22];[.J22];[.L22];[.N22];[.D22];[.F22])" office:value-type="float" office:value="0.952" calcext:value-type="float">
            <text:p>0.952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52" calcext:value-type="float">
            <text:p>0.952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9333333333333" calcext:value-type="float">
            <text:p>0.949</text:p>
          </table:table-cell>
          <table:table-cell table:style-name="ce8" office:value-type="float" office:value="0.0095452140421842" calcext:value-type="float">
            <text:p>0.010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52023390013218" calcext:value-type="float">
            <text:p>0.015</text:p>
          </table:table-cell>
          <table:table-cell table:style-name="ce19" office:value-type="float" office:value="0.948" calcext:value-type="float">
            <text:p>0.948</text:p>
          </table:table-cell>
          <table:table-cell table:style-name="ce8" office:value-type="float" office:value="0.0186488009742658" calcext:value-type="float">
            <text:p>0.01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9150146121481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23];[.J23];[.L23];[.N23];[.D23];[.F23])" office:value-type="float" office:value="0.954" calcext:value-type="float">
            <text:p>0.95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2" calcext:value-type="string">
            <text:p>SPLIT2</text:p>
          </table:table-cell>
          <table:table-cell table:style-name="ce31" table:formula="of:=MAX([.J23];[.L23];[.N23];[.H23])" office:value-type="float" office:value="0.954" calcext:value-type="float">
            <text:p>0.954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79" calcext:value-type="float">
            <text:p>0.790</text:p>
          </table:table-cell>
          <table:table-cell office:value-type="float" office:value="0.106952741380896" calcext:value-type="float">
            <text:p>0.107</text:p>
          </table:table-cell>
          <table:table-cell office:value-type="float" office:value="0.820666666666667" calcext:value-type="float">
            <text:p>0.821</text:p>
          </table:table-cell>
          <table:table-cell office:value-type="float" office:value="0.0574649651720265" calcext:value-type="float">
            <text:p>0.057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5" calcext:value-type="float">
            <text:p>0.010</text:p>
          </table:table-cell>
          <table:table-cell office:value-type="float" office:value="0.638666666666667" calcext:value-type="float">
            <text:p>0.639</text:p>
          </table:table-cell>
          <table:table-cell office:value-type="float" office:value="0.0080277297191948" calcext:value-type="float">
            <text:p>0.00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3205080756887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table:style-name="ce31" table:formula="of:=MAX([.H24];[.J24];[.L24];[.N24];[.D24];[.F24])" office:value-type="float" office:value="0.952666666666667" calcext:value-type="float">
            <text:p>0.953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952666666666667" calcext:value-type="float">
            <text:p>0.953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16" calcext:value-type="float">
            <text:p>0.816</text:p>
          </table:table-cell>
          <table:table-cell office:value-type="float" office:value="0.165552945542439" calcext:value-type="float">
            <text:p>0.166</text:p>
          </table:table-cell>
          <table:table-cell office:value-type="float" office:value="0.757333333333333" calcext:value-type="float">
            <text:p>0.757</text:p>
          </table:table-cell>
          <table:table-cell office:value-type="float" office:value="0.159798484209192" calcext:value-type="float">
            <text:p>0.160</text:p>
          </table:table-cell>
          <table:table-cell office:value-type="float" office:value="0.639333333333333" calcext:value-type="float">
            <text:p>0.639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12051575426477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5277529318028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3484785926972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table:style-name="ce31" table:formula="of:=MAX([.H25];[.J25];[.L25];[.N25];[.D25];[.F25])" office:value-type="float" office:value="0.952666666666667" calcext:value-type="float">
            <text:p>0.953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COMBO" calcext:value-type="string">
            <text:p>COMBO</text:p>
          </table:table-cell>
          <table:table-cell table:style-name="ce31" table:formula="of:=MAX([.J25];[.L25];[.N25];[.H25])" office:value-type="float" office:value="0.952666666666667" calcext:value-type="float">
            <text:p>0.953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6666666666667" calcext:value-type="float">
            <text:p>0.817</text:p>
          </table:table-cell>
          <table:table-cell office:value-type="float" office:value="0.163129124043229" calcext:value-type="float">
            <text:p>0.163</text:p>
          </table:table-cell>
          <table:table-cell office:value-type="float" office:value="0.642666666666667" calcext:value-type="float">
            <text:p>0.643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642" calcext:value-type="float">
            <text:p>0.642</text:p>
          </table:table-cell>
          <table:table-cell office:value-type="float" office:value="0.0093094933625126" calcext:value-type="float">
            <text:p>0.009</text:p>
          </table:table-cell>
          <table:table-cell office:value-type="float" office:value="0.643333333333333" calcext:value-type="float">
            <text:p>0.643</text:p>
          </table:table-cell>
          <table:table-cell office:value-type="float" office:value="0.0122474487139158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2064803878506" calcext:value-type="float">
            <text:p>0.019</text:p>
          </table:table-cell>
          <table:table-cell table:style-name="ce20" office:value-type="float" office:value="0.95" calcext:value-type="float">
            <text:p>0.950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5" calcext:value-type="float">
            <text:p>0.014</text:p>
          </table:table-cell>
          <table:table-cell table:style-name="ce31" table:formula="of:=MAX([.H26];[.J26];[.L26];[.N26];[.D26];[.F26])" office:value-type="float" office:value="0.952666666666667" calcext:value-type="float">
            <text:p>0.953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952666666666667" calcext:value-type="float">
            <text:p>0.953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16666666666667" calcext:value-type="float">
            <text:p>0.817</text:p>
          </table:table-cell>
          <table:table-cell office:value-type="float" office:value="0.163129124043229" calcext:value-type="float">
            <text:p>0.163</text:p>
          </table:table-cell>
          <table:table-cell office:value-type="float" office:value="0.643333333333333" calcext:value-type="float">
            <text:p>0.643</text:p>
          </table:table-cell>
          <table:table-cell office:value-type="float" office:value="0.0147196014438797" calcext:value-type="float">
            <text:p>0.015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134308930786039" calcext:value-type="float">
            <text:p>0.134</text:p>
          </table:table-cell>
          <table:table-cell office:value-type="float" office:value="0.643333333333333" calcext:value-type="float">
            <text:p>0.643</text:p>
          </table:table-cell>
          <table:table-cell office:value-type="float" office:value="0.0122474487139158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202210011841375" calcext:value-type="float">
            <text:p>0.020</text:p>
          </table:table-cell>
          <table:table-cell table:style-name="ce20"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62275485928507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766368453279" calcext:value-type="float">
            <text:p>0.017</text:p>
          </table:table-cell>
          <table:table-cell table:style-name="ce31" table:formula="of:=MAX([.H27];[.J27];[.L27];[.N27];[.D27];[.F27])" office:value-type="float" office:value="0.952" calcext:value-type="float">
            <text:p>0.952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9" calcext:value-type="string">
            <text:p>SPLIT9</text:p>
          </table:table-cell>
          <table:table-cell table:style-name="ce31" table:formula="of:=MAX([.J27];[.L27];[.N27];[.H27])" office:value-type="float" office:value="0.952" calcext:value-type="float">
            <text:p>0.952</text:p>
          </table:table-cell>
          <table:table-cell table:style-name="ce33" table:formula="of:=IF([.R27]=[.H27];[.$H$1];IF([.R27]=[.J27];[.$J$1];IF([.R27]=[.L27];[.$L$1];IF([.R27]=[.N2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796666666666667" calcext:value-type="float">
            <text:p>0.797</text:p>
          </table:table-cell>
          <table:table-cell office:value-type="float" office:value="0.148080308541608" calcext:value-type="float">
            <text:p>0.148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120254360050316" calcext:value-type="float">
            <text:p>0.120</text:p>
          </table:table-cell>
          <table:table-cell office:value-type="float" office:value="0.641333333333333" calcext:value-type="float">
            <text:p>0.641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63333333333333" calcext:value-type="float">
            <text:p>0.663</text:p>
          </table:table-cell>
          <table:table-cell office:value-type="float" office:value="0.0534893551196039" calcext:value-type="float">
            <text:p>0.05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62275485928507" calcext:value-type="float">
            <text:p>0.016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90904280843684" calcext:value-type="float">
            <text:p>0.019</text:p>
          </table:table-cell>
          <table:table-cell table:style-name="ce19" office:value-type="float" office:value="0.949333333333333" calcext:value-type="float">
            <text:p>0.949</text:p>
          </table:table-cell>
          <table:table-cell table:style-name="ce8" office:value-type="float" office:value="0.017224014243685" calcext:value-type="float">
            <text:p>0.017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14216920174128" calcext:value-type="float">
            <text:p>0.021</text:p>
          </table:table-cell>
          <table:table-cell table:style-name="ce31" table:formula="of:=MAX([.H28];[.J28];[.L28];[.N28];[.D28];[.F28])" office:value-type="float" office:value="0.952666666666667" calcext:value-type="float">
            <text:p>0.953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52666666666667" calcext:value-type="float">
            <text:p>0.953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098882646494609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5220672857951" calcext:value-type="float">
            <text:p>0.020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9957257930786" calcext:value-type="float">
            <text:p>0.013</text:p>
          </table:table-cell>
          <table:table-cell table:style-name="ce31" table:formula="of:=MAX([.H29];[.J29];[.L29];[.N29];[.D29];[.F29])" office:value-type="float" office:value="0.952666666666667" calcext:value-type="float">
            <text:p>0.953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952666666666667" calcext:value-type="float">
            <text:p>0.953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1105005920687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2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30];[.J30];[.L30];[.N30];[.D30];[.F30])" office:value-type="float" office:value="0.951333333333333" calcext:value-type="float">
            <text:p>0.951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COMBO" calcext:value-type="string">
            <text:p>COMBO</text:p>
          </table:table-cell>
          <table:table-cell table:style-name="ce31" table:formula="of:=MAX([.J30];[.L30];[.N30];[.H30])" office:value-type="float" office:value="0.951333333333333" calcext:value-type="float">
            <text:p>0.951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7333333333333" calcext:value-type="float">
            <text:p>0.637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7182531580755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62275485928508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</text:p>
          </table:table-cell>
          <table:table-cell table:style-name="ce31" table:formula="of:=MAX([.H31];[.J31];[.L31];[.N31];[.D31];[.F31])" office:value-type="float" office:value="0.952" calcext:value-type="float">
            <text:p>0.952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952" calcext:value-type="float">
            <text:p>0.952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811388300841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0945085399441" calcext:value-type="float">
            <text:p>0.01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7409586041568" calcext:value-type="float">
            <text:p>0.016</text:p>
          </table:table-cell>
          <table:table-cell table:style-name="ce31" table:formula="of:=MAX([.H32];[.J32];[.L32];[.N32];[.D32];[.F32])" office:value-type="float" office:value="0.952" calcext:value-type="float">
            <text:p>0.952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2" calcext:value-type="string">
            <text:p>SPLIT2</text:p>
          </table:table-cell>
          <table:table-cell table:style-name="ce31" table:formula="of:=MAX([.J32];[.L32];[.N32];[.H32])" office:value-type="float" office:value="0.952" calcext:value-type="float">
            <text:p>0.952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44529889257858" calcext:value-type="float">
            <text:p>0.014</text:p>
          </table:table-cell>
          <table:table-cell table:style-name="ce8" office:value-type="float" office:value="0.950666666666667" calcext:value-type="float">
            <text:p>0.951</text:p>
          </table:table-cell>
          <table:table-cell table:style-name="ce8" office:value-type="float" office:value="0.0146059348668044" calcext:value-type="float">
            <text:p>0.015</text:p>
          </table:table-cell>
          <table:table-cell table:style-name="ce19" office:value-type="float" office:value="0.952" calcext:value-type="float">
            <text:p>0.952</text:p>
          </table:table-cell>
          <table:table-cell table:style-name="ce8" office:value-type="float" office:value="0.0174164673034841" calcext:value-type="float">
            <text:p>0.017</text:p>
          </table:table-cell>
          <table:table-cell office:value-type="float" office:value="0.954666666666667" calcext:value-type="float">
            <text:p>0.95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2752523165195" calcext:value-type="float">
            <text:p>0.015</text:p>
          </table:table-cell>
          <table:table-cell table:style-name="ce31" table:formula="of:=MAX([.H33];[.J33];[.L33];[.N33];[.D33];[.F33])" office:value-type="float" office:value="0.954666666666667" calcext:value-type="float">
            <text:p>0.95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954666666666667" calcext:value-type="float">
            <text:p>0.955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8666666666667" calcext:value-type="float">
            <text:p>0.639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732347822645314" calcext:value-type="float">
            <text:p>0.07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3827837473377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</text:p>
          </table:table-cell>
          <table:table-cell table:style-name="ce31" table:formula="of:=MAX([.H34];[.J34];[.L34];[.N34];[.D34];[.F34])" office:value-type="float" office:value="0.952666666666667" calcext:value-type="float">
            <text:p>0.953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4" calcext:value-type="string">
            <text:p>SPLIT4</text:p>
          </table:table-cell>
          <table:table-cell table:style-name="ce31" table:formula="of:=MAX([.J34];[.L34];[.N34];[.H34])" office:value-type="float" office:value="0.952666666666667" calcext:value-type="float">
            <text:p>0.953</text:p>
          </table:table-cell>
          <table:table-cell table:style-name="ce33" table:formula="of:=IF([.R34]=[.H34];[.$H$1];IF([.R34]=[.J34];[.$J$1];IF([.R34]=[.L34];[.$L$1];IF([.R34]=[.N34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7182531580755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8323969741913" calcext:value-type="float">
            <text:p>0.015</text:p>
          </table:table-cell>
          <table:table-cell table:style-name="ce31" table:formula="of:=MAX([.H35];[.J35];[.L35];[.N35];[.D35];[.F35])" office:value-type="float" office:value="0.954" calcext:value-type="float">
            <text:p>0.954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954" calcext:value-type="float">
            <text:p>0.954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37333333333333" calcext:value-type="float">
            <text:p>0.637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20055478608655" calcext:value-type="float">
            <text:p>0.020</text:p>
          </table:table-cell>
          <table:table-cell table:style-name="ce20" office:value-type="float" office:value="0.954" calcext:value-type="float">
            <text:p>0.95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36];[.J36];[.L36];[.N36];[.D36];[.F36])" office:value-type="float" office:value="0.954" calcext:value-type="float">
            <text:p>0.954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954" calcext:value-type="float">
            <text:p>0.954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8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24721912892464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37];[.J37];[.L37];[.N37];[.D37];[.F37])" office:value-type="float" office:value="0.953333333333333" calcext:value-type="float">
            <text:p>0.953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953333333333333" calcext:value-type="float">
            <text:p>0.953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7333333333333" calcext:value-type="float">
            <text:p>0.637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091287092917527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18790197874703" calcext:value-type="float">
            <text:p>0.012</text:p>
          </table:table-cell>
          <table:table-cell table:style-name="ce9" office:value-type="float" office:value="0.948666666666667" calcext:value-type="float">
            <text:p>0.949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11" office:value-type="float" office:value="0.95" calcext:value-type="float">
            <text:p>0.950</text:p>
          </table:table-cell>
          <table:table-cell table:style-name="ce8" office:value-type="float" office:value="0.0143372087784043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63978318349984" calcext:value-type="float">
            <text:p>0.016</text:p>
          </table:table-cell>
          <table:table-cell table:style-name="ce31" table:formula="of:=MAX([.H38];[.J38];[.L38];[.N38];[.D38];[.F38])" office:value-type="float" office:value="0.952666666666667" calcext:value-type="float">
            <text:p>0.953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52666666666667" calcext:value-type="float">
            <text:p>0.953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813333333333333" calcext:value-type="float">
            <text:p>0.813</text:p>
          </table:table-cell>
          <table:table-cell office:value-type="float" office:value="0.031446603773522" calcext:value-type="float">
            <text:p>0.031</text:p>
          </table:table-cell>
          <table:table-cell office:value-type="float" office:value="0.787333333333333" calcext:value-type="float">
            <text:p>0.787</text:p>
          </table:table-cell>
          <table:table-cell office:value-type="float" office:value="0.101964045950848" calcext:value-type="float">
            <text:p>0.102</text:p>
          </table:table-cell>
          <table:table-cell office:value-type="float" office:value="0.724666666666667" calcext:value-type="float">
            <text:p>0.725</text:p>
          </table:table-cell>
          <table:table-cell office:value-type="float" office:value="0.111095554466514" calcext:value-type="float">
            <text:p>0.111</text:p>
          </table:table-cell>
          <table:table-cell office:value-type="float" office:value="0.675333333333333" calcext:value-type="float">
            <text:p>0.675</text:p>
          </table:table-cell>
          <table:table-cell office:value-type="float" office:value="0.0207632153365299" calcext:value-type="float">
            <text:p>0.021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90061707240708" calcext:value-type="float">
            <text:p>0.009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10554159678513" calcext:value-type="float">
            <text:p>0.011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9522067285795" calcext:value-type="float">
            <text:p>0.020</text:p>
          </table:table-cell>
          <table:table-cell table:style-name="ce31" table:formula="of:=MAX([.H39];[.J39];[.L39];[.N39];[.D39];[.F39])" office:value-type="float" office:value="0.952" calcext:value-type="float">
            <text:p>0.95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9" calcext:value-type="string">
            <text:p>SPLIT9</text:p>
          </table:table-cell>
          <table:table-cell table:style-name="ce31" table:formula="of:=MAX([.J39];[.L39];[.N39];[.H39])" office:value-type="float" office:value="0.952" calcext:value-type="float">
            <text:p>0.952</text:p>
          </table:table-cell>
          <table:table-cell table:style-name="ce33" table:formula="of:=IF([.R39]=[.H39];[.$H$1];IF([.R39]=[.J39];[.$J$1];IF([.R39]=[.L39];[.$L$1];IF([.R39]=[.N3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708666666666667" calcext:value-type="float">
            <text:p>0.709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789333333333333" calcext:value-type="float">
            <text:p>0.789</text:p>
          </table:table-cell>
          <table:table-cell office:value-type="float" office:value="0.113514560984728" calcext:value-type="float">
            <text:p>0.114</text:p>
          </table:table-cell>
          <table:table-cell office:value-type="float" office:value="0.788666666666667" calcext:value-type="float">
            <text:p>0.789</text:p>
          </table:table-cell>
          <table:table-cell office:value-type="float" office:value="0.125645002553491" calcext:value-type="float">
            <text:p>0.126</text:p>
          </table:table-cell>
          <table:table-cell office:value-type="float" office:value="0.838666666666667" calcext:value-type="float">
            <text:p>0.839</text:p>
          </table:table-cell>
          <table:table-cell office:value-type="float" office:value="0.1240430032959" calcext:value-type="float">
            <text:p>0.12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4164078649987" calcext:value-type="float">
            <text:p>0.013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28235893744475" calcext:value-type="float">
            <text:p>0.013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9967317119759" calcext:value-type="float">
            <text:p>0.017</text:p>
          </table:table-cell>
          <table:table-cell table:style-name="ce31" table:formula="of:=MAX([.H40];[.J40];[.L40];[.N40];[.D40];[.F40])" office:value-type="float" office:value="0.951333333333333" calcext:value-type="float">
            <text:p>0.95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951333333333333" calcext:value-type="float">
            <text:p>0.951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14666666666667" calcext:value-type="float">
            <text:p>0.715</text:p>
          </table:table-cell>
          <table:table-cell office:value-type="float" office:value="0.0203579086461366" calcext:value-type="float">
            <text:p>0.020</text:p>
          </table:table-cell>
          <table:table-cell office:value-type="float" office:value="0.79" calcext:value-type="float">
            <text:p>0.790</text:p>
          </table:table-cell>
          <table:table-cell office:value-type="float" office:value="0.113038833052088" calcext:value-type="float">
            <text:p>0.113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24922198009623" calcext:value-type="float">
            <text:p>0.125</text:p>
          </table:table-cell>
          <table:table-cell office:value-type="float" office:value="0.752" calcext:value-type="float">
            <text:p>0.752</text:p>
          </table:table-cell>
          <table:table-cell office:value-type="float" office:value="0.107046199787236" calcext:value-type="float">
            <text:p>0.10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224014243685" calcext:value-type="float">
            <text:p>0.017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58815056660954" calcext:value-type="float">
            <text:p>0.016</text:p>
          </table:table-cell>
          <table:table-cell table:style-name="ce31" table:formula="of:=MAX([.H41];[.J41];[.L41];[.N41];[.D41];[.F41])" office:value-type="float" office:value="0.951333333333333" calcext:value-type="float">
            <text:p>0.951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HARD" calcext:value-type="string">
            <text:p>HARD</text:p>
          </table:table-cell>
          <table:table-cell table:style-name="ce31" table:formula="of:=MAX([.J41];[.L41];[.N41];[.H41])" office:value-type="float" office:value="0.950666666666667" calcext:value-type="float">
            <text:p>0.951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2" calcext:value-type="float">
            <text:p>0.720</text:p>
          </table:table-cell>
          <table:table-cell office:value-type="float" office:value="0.0209496751499608" calcext:value-type="float">
            <text:p>0.021</text:p>
          </table:table-cell>
          <table:table-cell office:value-type="float" office:value="0.794" calcext:value-type="float">
            <text:p>0.794</text:p>
          </table:table-cell>
          <table:table-cell office:value-type="float" office:value="0.108612460918012" calcext:value-type="float">
            <text:p>0.109</text:p>
          </table:table-cell>
          <table:table-cell office:value-type="float" office:value="0.826666666666667" calcext:value-type="float">
            <text:p>0.827</text:p>
          </table:table-cell>
          <table:table-cell office:value-type="float" office:value="0.122746350930146" calcext:value-type="float">
            <text:p>0.123</text:p>
          </table:table-cell>
          <table:table-cell office:value-type="float" office:value="0.834" calcext:value-type="float">
            <text:p>0.834</text:p>
          </table:table-cell>
          <table:table-cell office:value-type="float" office:value="0.122142903555175" calcext:value-type="float">
            <text:p>0.12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0666666666667" calcext:value-type="float">
            <text:p>0.951</text:p>
          </table:table-cell>
          <table:table-cell office:value-type="float" office:value="0.0144144988736263" calcext:value-type="float">
            <text:p>0.014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90029237516522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2023390013218" calcext:value-type="float">
            <text:p>0.015</text:p>
          </table:table-cell>
          <table:table-cell table:style-name="ce31" table:formula="of:=MAX([.H42];[.J42];[.L42];[.N42];[.D42];[.F42])" office:value-type="float" office:value="0.950666666666667" calcext:value-type="float">
            <text:p>0.95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HARD" calcext:value-type="string">
            <text:p>HARD</text:p>
          </table:table-cell>
          <table:table-cell table:style-name="ce31" table:formula="of:=MAX([.J42];[.L42];[.N42];[.H42])" office:value-type="float" office:value="0.95" calcext:value-type="float">
            <text:p>0.950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23333333333333" calcext:value-type="float">
            <text:p>0.823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792666666666667" calcext:value-type="float">
            <text:p>0.793</text:p>
          </table:table-cell>
          <table:table-cell office:value-type="float" office:value="0.112036700336194" calcext:value-type="float">
            <text:p>0.112</text:p>
          </table:table-cell>
          <table:table-cell office:value-type="float" office:value="0.832" calcext:value-type="float">
            <text:p>0.832</text:p>
          </table:table-cell>
          <table:table-cell office:value-type="float" office:value="0.113053576286251" calcext:value-type="float">
            <text:p>0.113</text:p>
          </table:table-cell>
          <table:table-cell office:value-type="float" office:value="0.844666666666667" calcext:value-type="float">
            <text:p>0.845</text:p>
          </table:table-cell>
          <table:table-cell office:value-type="float" office:value="0.0770497674666618" calcext:value-type="float">
            <text:p>0.077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0666666666667" calcext:value-type="float">
            <text:p>0.941</text:p>
          </table:table-cell>
          <table:table-cell table:style-name="ce8" office:value-type="float" office:value="0.0144144988736263" calcext:value-type="float">
            <text:p>0.014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42594997574716" calcext:value-type="float">
            <text:p>0.014</text:p>
          </table:table-cell>
          <table:table-cell table:style-name="ce19" office:value-type="float" office:value="0.950666666666666" calcext:value-type="float">
            <text:p>0.951</text:p>
          </table:table-cell>
          <table:table-cell table:style-name="ce8" office:value-type="float" office:value="0.0162275485928508" calcext:value-type="float">
            <text:p>0.016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6347191994114" calcext:value-type="float">
            <text:p>0.0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18790197874703" calcext:value-type="float">
            <text:p>0.012</text:p>
          </table:table-cell>
          <table:table-cell table:style-name="ce31" table:formula="of:=MAX([.H43];[.J43];[.L43];[.N43];[.D43];[.F43])" office:value-type="float" office:value="0.950666666666666" calcext:value-type="float">
            <text:p>0.95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950666666666666" calcext:value-type="float">
            <text:p>0.951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74" calcext:value-type="float">
            <text:p>0.67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784666666666667" calcext:value-type="float">
            <text:p>0.785</text:p>
          </table:table-cell>
          <table:table-cell office:value-type="float" office:value="0.147866305980925" calcext:value-type="float">
            <text:p>0.148</text:p>
          </table:table-cell>
          <table:table-cell office:value-type="float" office:value="0.753333333333333" calcext:value-type="float">
            <text:p>0.753</text:p>
          </table:table-cell>
          <table:table-cell office:value-type="float" office:value="0.159982637946886" calcext:value-type="float">
            <text:p>0.160</text:p>
          </table:table-cell>
          <table:table-cell office:value-type="float" office:value="0.734666666666667" calcext:value-type="float">
            <text:p>0.735</text:p>
          </table:table-cell>
          <table:table-cell office:value-type="float" office:value="0.134424700111252" calcext:value-type="float">
            <text:p>0.13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6020495204832" calcext:value-type="float">
            <text:p>0.02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01653004546512" calcext:value-type="float">
            <text:p>0.010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094508539944" calcext:value-type="float">
            <text:p>0.017</text:p>
          </table:table-cell>
          <table:table-cell table:style-name="ce31" table:formula="of:=MAX([.H44];[.J44];[.L44];[.N44];[.D44];[.F44])" office:value-type="float" office:value="0.952" calcext:value-type="float">
            <text:p>0.952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9" calcext:value-type="string">
            <text:p>SPLIT9</text:p>
          </table:table-cell>
          <table:table-cell table:style-name="ce31" table:formula="of:=MAX([.J44];[.L44];[.N44];[.H44])" office:value-type="float" office:value="0.952" calcext:value-type="float">
            <text:p>0.952</text:p>
          </table:table-cell>
          <table:table-cell table:style-name="ce33" table:formula="of:=IF([.R44]=[.H44];[.$H$1];IF([.R44]=[.J44];[.$J$1];IF([.R44]=[.L44];[.$L$1];IF([.R44]=[.N4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6666666666667" calcext:value-type="float">
            <text:p>0.657</text:p>
          </table:table-cell>
          <table:table-cell office:value-type="float" office:value="0.0318852107828483" calcext:value-type="float">
            <text:p>0.032</text:p>
          </table:table-cell>
          <table:table-cell office:value-type="float" office:value="0.752" calcext:value-type="float">
            <text:p>0.752</text:p>
          </table:table-cell>
          <table:table-cell office:value-type="float" office:value="0.161083139334251" calcext:value-type="float">
            <text:p>0.161</text:p>
          </table:table-cell>
          <table:table-cell office:value-type="float" office:value="0.753333333333333" calcext:value-type="float">
            <text:p>0.753</text:p>
          </table:table-cell>
          <table:table-cell office:value-type="float" office:value="0.161382912492136" calcext:value-type="float">
            <text:p>0.161</text:p>
          </table:table-cell>
          <table:table-cell office:value-type="float" office:value="0.752666666666667" calcext:value-type="float">
            <text:p>0.753</text:p>
          </table:table-cell>
          <table:table-cell office:value-type="float" office:value="0.162025375241726" calcext:value-type="float">
            <text:p>0.16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5609624542778" calcext:value-type="float">
            <text:p>0.013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45];[.J45];[.L45];[.N45];[.D45];[.F45])" office:value-type="float" office:value="0.950666666666666" calcext:value-type="float">
            <text:p>0.951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9" calcext:value-type="string">
            <text:p>SPLIT9</text:p>
          </table:table-cell>
          <table:table-cell table:style-name="ce31" table:formula="of:=MAX([.J45];[.L45];[.N45];[.H45])" office:value-type="float" office:value="0.950666666666666" calcext:value-type="float">
            <text:p>0.951</text:p>
          </table:table-cell>
          <table:table-cell table:style-name="ce33" table:formula="of:=IF([.R45]=[.H45];[.$H$1];IF([.R45]=[.J45];[.$J$1];IF([.R45]=[.L45];[.$L$1];IF([.R45]=[.N45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8" calcext:value-type="float">
            <text:p>0.658</text:p>
          </table:table-cell>
          <table:table-cell office:value-type="float" office:value="0.0306050104830347" calcext:value-type="float">
            <text:p>0.0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161083139334251" calcext:value-type="float">
            <text:p>0.161</text:p>
          </table:table-cell>
          <table:table-cell office:value-type="float" office:value="0.754666666666667" calcext:value-type="float">
            <text:p>0.755</text:p>
          </table:table-cell>
          <table:table-cell office:value-type="float" office:value="0.160131890085086" calcext:value-type="float">
            <text:p>0.160</text:p>
          </table:table-cell>
          <table:table-cell office:value-type="float" office:value="0.752666666666667" calcext:value-type="float">
            <text:p>0.753</text:p>
          </table:table-cell>
          <table:table-cell office:value-type="float" office:value="0.162025375241726" calcext:value-type="float">
            <text:p>0.16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204124145231931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8790197874703" calcext:value-type="float">
            <text:p>0.012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1" calcext:value-type="float">
            <text:p>0.015</text:p>
          </table:table-cell>
          <table:table-cell table:style-name="ce31" table:formula="of:=MAX([.H46];[.J46];[.L46];[.N46];[.D46];[.F46])" office:value-type="float" office:value="0.950666666666666" calcext:value-type="float">
            <text:p>0.951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4" calcext:value-type="string">
            <text:p>SPLIT4</text:p>
          </table:table-cell>
          <table:table-cell table:style-name="ce31" table:formula="of:=MAX([.J46];[.L46];[.N46];[.H46])" office:value-type="float" office:value="0.950666666666666" calcext:value-type="float">
            <text:p>0.951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56666666666667" calcext:value-type="float">
            <text:p>0.657</text:p>
          </table:table-cell>
          <table:table-cell office:value-type="float" office:value="0.031446603773522" calcext:value-type="float">
            <text:p>0.0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161083139334251" calcext:value-type="float">
            <text:p>0.161</text:p>
          </table:table-cell>
          <table:table-cell office:value-type="float" office:value="0.753333333333333" calcext:value-type="float">
            <text:p>0.753</text:p>
          </table:table-cell>
          <table:table-cell office:value-type="float" office:value="0.161382912492136" calcext:value-type="float">
            <text:p>0.161</text:p>
          </table:table-cell>
          <table:table-cell office:value-type="float" office:value="0.754" calcext:value-type="float">
            <text:p>0.754</text:p>
          </table:table-cell>
          <table:table-cell office:value-type="float" office:value="0.160751706401864" calcext:value-type="float">
            <text:p>0.16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086281194036965" calcext:value-type="float">
            <text:p>0.00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55277529318027" calcext:value-type="float">
            <text:p>0.016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3299316185544" calcext:value-type="float">
            <text:p>0.016</text:p>
          </table:table-cell>
          <table:table-cell table:style-name="ce31" table:formula="of:=MAX([.H47];[.J47];[.L47];[.N47];[.D47];[.F47])" office:value-type="float" office:value="0.950666666666666" calcext:value-type="float">
            <text:p>0.95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4" calcext:value-type="string">
            <text:p>SPLIT4</text:p>
          </table:table-cell>
          <table:table-cell table:style-name="ce31" table:formula="of:=MAX([.J47];[.L47];[.N47];[.H47])" office:value-type="float" office:value="0.950666666666666" calcext:value-type="float">
            <text:p>0.951</text:p>
          </table:table-cell>
          <table:table-cell table:style-name="ce33" table:formula="of:=IF([.R47]=[.H47];[.$H$1];IF([.R47]=[.J47];[.$J$1];IF([.R47]=[.L47];[.$L$1];IF([.R47]=[.N4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2666666666667" calcext:value-type="float">
            <text:p>0.663</text:p>
          </table:table-cell>
          <table:table-cell office:value-type="float" office:value="0.024877477542727" calcext:value-type="float">
            <text:p>0.025</text:p>
          </table:table-cell>
          <table:table-cell office:value-type="float" office:value="0.752" calcext:value-type="float">
            <text:p>0.752</text:p>
          </table:table-cell>
          <table:table-cell office:value-type="float" office:value="0.161083139334251" calcext:value-type="float">
            <text:p>0.161</text:p>
          </table:table-cell>
          <table:table-cell office:value-type="float" office:value="0.753333333333333" calcext:value-type="float">
            <text:p>0.753</text:p>
          </table:table-cell>
          <table:table-cell office:value-type="float" office:value="0.161382912492136" calcext:value-type="float">
            <text:p>0.161</text:p>
          </table:table-cell>
          <table:table-cell office:value-type="float" office:value="0.753333333333333" calcext:value-type="float">
            <text:p>0.753</text:p>
          </table:table-cell>
          <table:table-cell office:value-type="float" office:value="0.161382912492136" calcext:value-type="float">
            <text:p>0.16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34666666666667" calcext:value-type="float">
            <text:p>0.935</text:p>
          </table:table-cell>
          <table:table-cell table:style-name="ce8" office:value-type="float" office:value="0.0160900245148628" calcext:value-type="float">
            <text:p>0.016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7332005306814" calcext:value-type="float">
            <text:p>0.017</text:p>
          </table:table-cell>
          <table:table-cell table:style-name="ce19" office:value-type="float" office:value="0.947333333333333" calcext:value-type="float">
            <text:p>0.947</text:p>
          </table:table-cell>
          <table:table-cell table:style-name="ce8" office:value-type="float" office:value="0.0116428327977153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1659021245849" calcext:value-type="float">
            <text:p>0.018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83484785926971" calcext:value-type="float">
            <text:p>0.018</text:p>
          </table:table-cell>
          <table:table-cell table:style-name="ce31" table:formula="of:=MAX([.H48];[.J48];[.L48];[.N48];[.D48];[.F48])" office:value-type="float" office:value="0.955333333333333" calcext:value-type="float">
            <text:p>0.955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55333333333333" calcext:value-type="float">
            <text:p>0.955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62666666666667" calcext:value-type="float">
            <text:p>0.663</text:p>
          </table:table-cell>
          <table:table-cell office:value-type="float" office:value="0.0212655172103154" calcext:value-type="float">
            <text:p>0.021</text:p>
          </table:table-cell>
          <table:table-cell office:value-type="float" office:value="0.754666666666667" calcext:value-type="float">
            <text:p>0.755</text:p>
          </table:table-cell>
          <table:table-cell office:value-type="float" office:value="0.112264568468121" calcext:value-type="float">
            <text:p>0.112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10699428852877" calcext:value-type="float">
            <text:p>0.107</text:p>
          </table:table-cell>
          <table:table-cell office:value-type="float" office:value="0.828" calcext:value-type="float">
            <text:p>0.828</text:p>
          </table:table-cell>
          <table:table-cell office:value-type="float" office:value="0.126877018320016" calcext:value-type="float">
            <text:p>0.12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9002923751652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4691935695934" calcext:value-type="float">
            <text:p>0.018</text:p>
          </table:table-cell>
          <table:table-cell table:style-name="ce31" table:formula="of:=MAX([.H49];[.J49];[.L49];[.N49];[.D49];[.F49])" office:value-type="float" office:value="0.951333333333333" calcext:value-type="float">
            <text:p>0.95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951333333333333" calcext:value-type="float">
            <text:p>0.951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82666666666667" calcext:value-type="float">
            <text:p>0.683</text:p>
          </table:table-cell>
          <table:table-cell office:value-type="float" office:value="0.0201935083078146" calcext:value-type="float">
            <text:p>0.020</text:p>
          </table:table-cell>
          <table:table-cell office:value-type="float" office:value="0.699333333333333" calcext:value-type="float">
            <text:p>0.699</text:p>
          </table:table-cell>
          <table:table-cell office:value-type="float" office:value="0.11605554225839" calcext:value-type="float">
            <text:p>0.116</text:p>
          </table:table-cell>
          <table:table-cell office:value-type="float" office:value="0.702666666666667" calcext:value-type="float">
            <text:p>0.703</text:p>
          </table:table-cell>
          <table:table-cell office:value-type="float" office:value="0.116151242400205" calcext:value-type="float">
            <text:p>0.116</text:p>
          </table:table-cell>
          <table:table-cell office:value-type="float" office:value="0.700666666666667" calcext:value-type="float">
            <text:p>0.701</text:p>
          </table:table-cell>
          <table:table-cell office:value-type="float" office:value="0.115431557402837" calcext:value-type="float">
            <text:p>0.1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32666666666667" calcext:value-type="float">
            <text:p>0.933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104634152000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2617478902005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81046341520003" calcext:value-type="float">
            <text:p>0.018</text:p>
          </table:table-cell>
          <table:table-cell table:style-name="ce31" table:formula="of:=MAX([.H50];[.J50];[.L50];[.N50];[.D50];[.F50])" office:value-type="float" office:value="0.952666666666667" calcext:value-type="float">
            <text:p>0.953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952666666666667" calcext:value-type="float">
            <text:p>0.953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94" calcext:value-type="float">
            <text:p>0.694</text:p>
          </table:table-cell>
          <table:table-cell office:value-type="float" office:value="0.0255386417458372" calcext:value-type="float">
            <text:p>0.026</text:p>
          </table:table-cell>
          <table:table-cell office:value-type="float" office:value="0.699333333333333" calcext:value-type="float">
            <text:p>0.699</text:p>
          </table:table-cell>
          <table:table-cell office:value-type="float" office:value="0.11605554225839" calcext:value-type="float">
            <text:p>0.116</text:p>
          </table:table-cell>
          <table:table-cell office:value-type="float" office:value="0.699333333333333" calcext:value-type="float">
            <text:p>0.699</text:p>
          </table:table-cell>
          <table:table-cell office:value-type="float" office:value="0.116079474690595" calcext:value-type="float">
            <text:p>0.116</text:p>
          </table:table-cell>
          <table:table-cell office:value-type="float" office:value="0.700666666666667" calcext:value-type="float">
            <text:p>0.701</text:p>
          </table:table-cell>
          <table:table-cell office:value-type="float" office:value="0.115431557402837" calcext:value-type="float">
            <text:p>0.1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67332005306814" calcext:value-type="float">
            <text:p>0.017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51];[.J51];[.L51];[.N51];[.D51];[.F51])" office:value-type="float" office:value="0.954" calcext:value-type="float">
            <text:p>0.954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954" calcext:value-type="float">
            <text:p>0.954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92" calcext:value-type="float">
            <text:p>0.692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698666666666667" calcext:value-type="float">
            <text:p>0.699</text:p>
          </table:table-cell>
          <table:table-cell office:value-type="float" office:value="0.114566816991464" calcext:value-type="float">
            <text:p>0.115</text:p>
          </table:table-cell>
          <table:table-cell office:value-type="float" office:value="0.756" calcext:value-type="float">
            <text:p>0.756</text:p>
          </table:table-cell>
          <table:table-cell office:value-type="float" office:value="0.151481572036557" calcext:value-type="float">
            <text:p>0.151</text:p>
          </table:table-cell>
          <table:table-cell office:value-type="float" office:value="0.700666666666667" calcext:value-type="float">
            <text:p>0.701</text:p>
          </table:table-cell>
          <table:table-cell office:value-type="float" office:value="0.115431557402837" calcext:value-type="float">
            <text:p>0.1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4666666666667" calcext:value-type="float">
            <text:p>0.955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5277529318027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52];[.J52];[.L52];[.N52];[.D52];[.F52])" office:value-type="float" office:value="0.954666666666667" calcext:value-type="float">
            <text:p>0.955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954666666666667" calcext:value-type="float">
            <text:p>0.955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7" calcext:value-type="float">
            <text:p>0.670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698666666666667" calcext:value-type="float">
            <text:p>0.699</text:p>
          </table:table-cell>
          <table:table-cell office:value-type="float" office:value="0.114566816991464" calcext:value-type="float">
            <text:p>0.115</text:p>
          </table:table-cell>
          <table:table-cell office:value-type="float" office:value="0.700666666666667" calcext:value-type="float">
            <text:p>0.701</text:p>
          </table:table-cell>
          <table:table-cell office:value-type="float" office:value="0.117269869200158" calcext:value-type="float">
            <text:p>0.117</text:p>
          </table:table-cell>
          <table:table-cell office:value-type="float" office:value="0.702" calcext:value-type="float">
            <text:p>0.702</text:p>
          </table:table-cell>
          <table:table-cell office:value-type="float" office:value="0.114639531673076" calcext:value-type="float">
            <text:p>0.115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SPLIT2" calcext:value-type="string">
            <text:p>SPLIT2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82666666666667" calcext:value-type="float">
            <text:p>0.883</text:p>
          </table:table-cell>
          <table:table-cell table:style-name="ce8" office:value-type="float" office:value="0.014073221221723" calcext:value-type="float">
            <text:p>0.014</text:p>
          </table:table-cell>
          <table:table-cell table:style-name="ce8" table:number-columns-repeated="4"/>
          <table:table-cell table:number-columns-repeated="12"/>
          <table:table-cell office:value-type="float" office:value="0.333" calcext:value-type="float">
            <text:p>0.333</text:p>
          </table:table-cell>
          <table:table-cell office:value-type="float" office:value="0.0007453559924999" calcext:value-type="float">
            <text:p>0.001</text:p>
          </table:table-cell>
          <table:table-cell office:value-type="float" office:value="0.331" calcext:value-type="float">
            <text:p>0.331</text:p>
          </table:table-cell>
          <table:table-cell office:value-type="float" office:value="0.0019002923751652" calcext:value-type="float">
            <text:p>0.002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64666666666667" calcext:value-type="float">
            <text:p>0.365</text:p>
          </table:table-cell>
          <table:table-cell office:value-type="float" office:value="0.0437067246288002" calcext:value-type="float">
            <text:p>0.04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54560308258261" calcext:value-type="float">
            <text:p>0.015</text:p>
          </table:table-cell>
          <table:table-cell table:number-columns-repeated="16"/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14907119849998" calcext:value-type="float">
            <text:p>0.0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65752723228623" calcext:value-type="float">
            <text:p>0.08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8344155387856" calcext:value-type="float">
            <text:p>0.013</text:p>
          </table:table-cell>
          <table:table-cell table:number-columns-repeated="16"/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32333333333333" calcext:value-type="float">
            <text:p>0.332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65" calcext:value-type="float">
            <text:p>0.365</text:p>
          </table:table-cell>
          <table:table-cell office:value-type="float" office:value="0.0708186259241011" calcext:value-type="float">
            <text:p>0.07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9741825441697" calcext:value-type="float">
            <text:p>0.014</text:p>
          </table:table-cell>
          <table:table-cell table:number-columns-repeated="16"/>
          <table:table-cell office:value-type="float" office:value="0.331666666666667" calcext:value-type="float">
            <text:p>0.332</text:p>
          </table:table-cell>
          <table:table-cell office:value-type="float" office:value="0.0020412414523193" calcext:value-type="float">
            <text:p>0.002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48333333333333" calcext:value-type="float">
            <text:p>0.348</text:p>
          </table:table-cell>
          <table:table-cell office:value-type="float" office:value="0.0354142156014596" calcext:value-type="float">
            <text:p>0.035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6613466144446" calcext:value-type="float">
            <text:p>0.016</text:p>
          </table:table-cell>
          <table:table-cell table:number-columns-repeated="16"/>
          <table:table-cell office:value-type="float" office:value="0.364" calcext:value-type="float">
            <text:p>0.364</text:p>
          </table:table-cell>
          <table:table-cell office:value-type="float" office:value="0.0695181830730477" calcext:value-type="float">
            <text:p>0.07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1666666666667" calcext:value-type="float">
            <text:p>0.332</text:p>
          </table:table-cell>
          <table:table-cell office:value-type="float" office:value="0.0020412414523193" calcext:value-type="float">
            <text:p>0.002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0136116779927302" calcext:value-type="float">
            <text:p>0.01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14624992426996" calcext:value-type="float">
            <text:p>0.011</text:p>
          </table:table-cell>
          <table:table-cell table:style-name="ce9" office:value-type="float" office:value="0.882666666666667" calcext:value-type="float">
            <text:p>0.883</text:p>
          </table:table-cell>
          <table:table-cell table:style-name="ce9" office:value-type="float" office:value="0.008944271909999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3244004871329" calcext:value-type="float">
            <text:p>0.009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13964240043768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31233464566863" calcext:value-type="float">
            <text:p>0.013</text:p>
          </table:table-cell>
          <table:table-cell table:style-name="ce31" table:formula="of:=MAX([.H8];[.J8];[.L8];[.N8];[.D8];[.F8])" office:value-type="float" office:value="0.885666666666667" calcext:value-type="float">
            <text:p>0.886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2" calcext:value-type="string">
            <text:p>SPLIT2</text:p>
          </table:table-cell>
          <table:table-cell table:style-name="ce31" table:formula="of:=MAX([.J8];[.L8];[.N8];[.H8])" office:value-type="float" office:value="0.885666666666667" calcext:value-type="float">
            <text:p>0.886</text:p>
          </table:table-cell>
          <table:table-cell table:style-name="ce33" table:formula="of:=IF([.R8]=[.H8];[.$H$1];IF([.R8]=[.J8];[.$J$1];IF([.R8]=[.L8];[.$L$1];IF([.R8]=[.N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321666666666667" calcext:value-type="float">
            <text:p>0.322</text:p>
          </table:table-cell>
          <table:table-cell office:value-type="float" office:value="0.0315568270479358" calcext:value-type="float">
            <text:p>0.032</text:p>
          </table:table-cell>
          <table:table-cell office:value-type="float" office:value="0.439666666666667" calcext:value-type="float">
            <text:p>0.440</text:p>
          </table:table-cell>
          <table:table-cell office:value-type="float" office:value="0.044322053702919" calcext:value-type="float">
            <text:p>0.044</text:p>
          </table:table-cell>
          <table:table-cell office:value-type="float" office:value="0.382666666666667" calcext:value-type="float">
            <text:p>0.383</text:p>
          </table:table-cell>
          <table:table-cell office:value-type="float" office:value="0.0618645473774941" calcext:value-type="float">
            <text:p>0.062</text:p>
          </table:table-cell>
          <table:table-cell office:value-type="float" office:value="0.418333333333333" calcext:value-type="float">
            <text:p>0.418</text:p>
          </table:table-cell>
          <table:table-cell office:value-type="float" office:value="0.0492160768674446" calcext:value-type="float">
            <text:p>0.04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91742392963485" calcext:value-type="float">
            <text:p>0.009</text:p>
          </table:table-cell>
          <table:table-cell table:style-name="ce10" office:value-type="float" office:value="0.885666666666667" calcext:value-type="float">
            <text:p>0.886</text:p>
          </table:table-cell>
          <table:table-cell table:style-name="ce10" office:value-type="float" office:value="0.0092496246170077" calcext:value-type="float">
            <text:p>0.00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4164078649986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03144989645104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56613466144446" calcext:value-type="float">
            <text:p>0.016</text:p>
          </table:table-cell>
          <table:table-cell table:style-name="ce31" table:formula="of:=MAX([.H9];[.J9];[.L9];[.N9];[.D9];[.F9])" office:value-type="float" office:value="0.891" calcext:value-type="float">
            <text:p>0.891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2" calcext:value-type="string">
            <text:p>SPLIT2</text:p>
          </table:table-cell>
          <table:table-cell table:style-name="ce31" table:formula="of:=MAX([.J9];[.L9];[.N9];[.H9])" office:value-type="float" office:value="0.891" calcext:value-type="float">
            <text:p>0.891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42666666666667" calcext:value-type="float">
            <text:p>0.343</text:p>
          </table:table-cell>
          <table:table-cell office:value-type="float" office:value="0.0731114066187881" calcext:value-type="float">
            <text:p>0.073</text:p>
          </table:table-cell>
          <table:table-cell office:value-type="float" office:value="0.509333333333333" calcext:value-type="float">
            <text:p>0.509</text:p>
          </table:table-cell>
          <table:table-cell office:value-type="float" office:value="0.0805932861830176" calcext:value-type="float">
            <text:p>0.081</text:p>
          </table:table-cell>
          <table:table-cell office:value-type="float" office:value="0.479333333333333" calcext:value-type="float">
            <text:p>0.479</text:p>
          </table:table-cell>
          <table:table-cell office:value-type="float" office:value="0.0993492716519742" calcext:value-type="float">
            <text:p>0.099</text:p>
          </table:table-cell>
          <table:table-cell office:value-type="float" office:value="0.474666666666667" calcext:value-type="float">
            <text:p>0.475</text:p>
          </table:table-cell>
          <table:table-cell office:value-type="float" office:value="0.10005137569158" calcext:value-type="float">
            <text:p>0.1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0123378370155478" calcext:value-type="float">
            <text:p>0.01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26600860098886" calcext:value-type="float">
            <text:p>0.013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9837853414983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61417333504043" calcext:value-type="float">
            <text:p>0.016</text:p>
          </table:table-cell>
          <table:table-cell table:style-name="ce31" table:formula="of:=MAX([.H10];[.J10];[.L10];[.N10];[.D10];[.F10])" office:value-type="float" office:value="0.888666666666667" calcext:value-type="float">
            <text:p>0.889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2" calcext:value-type="string">
            <text:p>SPLIT2</text:p>
          </table:table-cell>
          <table:table-cell table:style-name="ce31" table:formula="of:=MAX([.J10];[.L10];[.N10];[.H10])" office:value-type="float" office:value="0.888666666666667" calcext:value-type="float">
            <text:p>0.889</text:p>
          </table:table-cell>
          <table:table-cell table:style-name="ce33" table:formula="of:=IF([.R10]=[.H10];[.$H$1];IF([.R10]=[.J10];[.$J$1];IF([.R10]=[.L10];[.$L$1];IF([.R10]=[.N1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92333333333333" calcext:value-type="float">
            <text:p>0.392</text:p>
          </table:table-cell>
          <table:table-cell office:value-type="float" office:value="0.124502342682109" calcext:value-type="float">
            <text:p>0.1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0442310850973485" calcext:value-type="float">
            <text:p>0.044</text:p>
          </table:table-cell>
          <table:table-cell office:value-type="float" office:value="0.521666666666667" calcext:value-type="float">
            <text:p>0.522</text:p>
          </table:table-cell>
          <table:table-cell office:value-type="float" office:value="0.0657752908689037" calcext:value-type="float">
            <text:p>0.066</text:p>
          </table:table-cell>
          <table:table-cell office:value-type="float" office:value="0.492333333333333" calcext:value-type="float">
            <text:p>0.492</text:p>
          </table:table-cell>
          <table:table-cell office:value-type="float" office:value="0.0664329235645499" calcext:value-type="float">
            <text:p>0.06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5013226680156" calcext:value-type="float">
            <text:p>0.011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37133349538161" calcext:value-type="float">
            <text:p>0.01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8086597226122" calcext:value-type="float">
            <text:p>0.012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47667042888911" calcext:value-type="float">
            <text:p>0.015</text:p>
          </table:table-cell>
          <table:table-cell table:style-name="ce31" table:formula="of:=MAX([.H11];[.J11];[.L11];[.N11];[.D11];[.F11])" office:value-type="float" office:value="0.888666666666667" calcext:value-type="float">
            <text:p>0.88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4" calcext:value-type="string">
            <text:p>SPLIT4</text:p>
          </table:table-cell>
          <table:table-cell table:style-name="ce31" table:formula="of:=MAX([.J11];[.L11];[.N11];[.H11])" office:value-type="float" office:value="0.888666666666667" calcext:value-type="float">
            <text:p>0.889</text:p>
          </table:table-cell>
          <table:table-cell table:style-name="ce33" table:formula="of:=IF([.R11]=[.H11];[.$H$1];IF([.R11]=[.J11];[.$J$1];IF([.R11]=[.L11];[.$L$1];IF([.R11]=[.N1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74" calcext:value-type="float">
            <text:p>0.374</text:p>
          </table:table-cell>
          <table:table-cell office:value-type="float" office:value="0.0784980537621439" calcext:value-type="float">
            <text:p>0.078</text:p>
          </table:table-cell>
          <table:table-cell office:value-type="float" office:value="0.494" calcext:value-type="float">
            <text:p>0.494</text:p>
          </table:table-cell>
          <table:table-cell office:value-type="float" office:value="0.0787277305373116" calcext:value-type="float">
            <text:p>0.079</text:p>
          </table:table-cell>
          <table:table-cell office:value-type="float" office:value="0.551666666666667" calcext:value-type="float">
            <text:p>0.552</text:p>
          </table:table-cell>
          <table:table-cell office:value-type="float" office:value="0.0749629538134967" calcext:value-type="float">
            <text:p>0.075</text:p>
          </table:table-cell>
          <table:table-cell office:value-type="float" office:value="0.504" calcext:value-type="float">
            <text:p>0.504</text:p>
          </table:table-cell>
          <table:table-cell office:value-type="float" office:value="0.0566740191308543" calcext:value-type="float">
            <text:p>0.05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57850139900687" calcext:value-type="float">
            <text:p>0.016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3265747247337" calcext:value-type="float">
            <text:p>0.012</text:p>
          </table:table-cell>
          <table:table-cell table:style-name="ce10" office:value-type="float" office:value="0.887666666666667" calcext:value-type="float">
            <text:p>0.888</text:p>
          </table:table-cell>
          <table:table-cell table:style-name="ce10" office:value-type="float" office:value="0.0141715677796541" calcext:value-type="float">
            <text:p>0.0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17851130197757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44048602908879" calcext:value-type="float">
            <text:p>0.014</text:p>
          </table:table-cell>
          <table:table-cell table:style-name="ce31" table:formula="of:=MAX([.H12];[.J12];[.L12];[.N12];[.D12];[.F12])" office:value-type="float" office:value="0.888666666666667" calcext:value-type="float">
            <text:p>0.88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888666666666667" calcext:value-type="float">
            <text:p>0.889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38" calcext:value-type="float">
            <text:p>0.380</text:p>
          </table:table-cell>
          <table:table-cell office:value-type="float" office:value="0.0851877012510869" calcext:value-type="float">
            <text:p>0.085</text:p>
          </table:table-cell>
          <table:table-cell office:value-type="float" office:value="0.494666666666667" calcext:value-type="float">
            <text:p>0.495</text:p>
          </table:table-cell>
          <table:table-cell office:value-type="float" office:value="0.0823053258706061" calcext:value-type="float">
            <text:p>0.082</text:p>
          </table:table-cell>
          <table:table-cell office:value-type="float" office:value="0.572666666666667" calcext:value-type="float">
            <text:p>0.573</text:p>
          </table:table-cell>
          <table:table-cell office:value-type="float" office:value="0.113655180260294" calcext:value-type="float">
            <text:p>0.114</text:p>
          </table:table-cell>
          <table:table-cell office:value-type="float" office:value="0.524" calcext:value-type="float">
            <text:p>0.524</text:p>
          </table:table-cell>
          <table:table-cell office:value-type="float" office:value="0.0651238137021405" calcext:value-type="float">
            <text:p>0.06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81429508808976" calcext:value-type="float">
            <text:p>0.018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11" office:value-type="float" office:value="0.893333333333333" calcext:value-type="float">
            <text:p>0.893</text:p>
          </table:table-cell>
          <table:table-cell table:style-name="ce9" office:value-type="float" office:value="0.0133333333333333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4401270608769" calcext:value-type="float">
            <text:p>0.01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8776291813879" calcext:value-type="float">
            <text:p>0.013</text:p>
          </table:table-cell>
          <table:table-cell table:style-name="ce31" table:formula="of:=MAX([.H13];[.J13];[.L13];[.N13];[.D13];[.F13])" office:value-type="float" office:value="0.893333333333333" calcext:value-type="float">
            <text:p>0.89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893333333333333" calcext:value-type="float">
            <text:p>0.893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536333333333333" calcext:value-type="float">
            <text:p>0.536</text:p>
          </table:table-cell>
          <table:table-cell office:value-type="float" office:value="0.0717189731599045" calcext:value-type="float">
            <text:p>0.072</text:p>
          </table:table-cell>
          <table:table-cell office:value-type="float" office:value="0.457333333333333" calcext:value-type="float">
            <text:p>0.457</text:p>
          </table:table-cell>
          <table:table-cell office:value-type="float" office:value="0.0884794389172484" calcext:value-type="float">
            <text:p>0.088</text:p>
          </table:table-cell>
          <table:table-cell office:value-type="float" office:value="0.465" calcext:value-type="float">
            <text:p>0.465</text:p>
          </table:table-cell>
          <table:table-cell office:value-type="float" office:value="0.089326181305744" calcext:value-type="float">
            <text:p>0.089</text:p>
          </table:table-cell>
          <table:table-cell office:value-type="float" office:value="0.435333333333333" calcext:value-type="float">
            <text:p>0.435</text:p>
          </table:table-cell>
          <table:table-cell office:value-type="float" office:value="0.108111310951054" calcext:value-type="float">
            <text:p>0.10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60554594383897" calcext:value-type="float">
            <text:p>0.016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0" office:value-type="float" office:value="0.013197221929886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6116779927302" calcext:value-type="float">
            <text:p>0.014</text:p>
          </table:table-cell>
          <table:table-cell table:style-name="ce31" table:formula="of:=MAX([.H14];[.J14];[.L14];[.N14];[.D14];[.F14])" office:value-type="float" office:value="0.894666666666667" calcext:value-type="float">
            <text:p>0.89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93666666666667" calcext:value-type="float">
            <text:p>0.894</text:p>
          </table:table-cell>
          <table:table-cell table:style-name="ce33" table:formula="of:=IF([.R14]=[.H14];[.$H$1];IF([.R14]=[.J14];[.$J$1];IF([.R14]=[.L14];[.$L$1];IF([.R14]=[.N14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81666666666667" calcext:value-type="float">
            <text:p>0.582</text:p>
          </table:table-cell>
          <table:table-cell office:value-type="float" office:value="0.0124163870214594" calcext:value-type="float">
            <text:p>0.012</text:p>
          </table:table-cell>
          <table:table-cell office:value-type="float" office:value="0.420333333333333" calcext:value-type="float">
            <text:p>0.420</text:p>
          </table:table-cell>
          <table:table-cell office:value-type="float" office:value="0.106942352071883" calcext:value-type="float">
            <text:p>0.107</text:p>
          </table:table-cell>
          <table:table-cell office:value-type="float" office:value="0.452333333333333" calcext:value-type="float">
            <text:p>0.452</text:p>
          </table:table-cell>
          <table:table-cell office:value-type="float" office:value="0.0799878462990194" calcext:value-type="float">
            <text:p>0.080</text:p>
          </table:table-cell>
          <table:table-cell office:value-type="float" office:value="0.330333333333333" calcext:value-type="float">
            <text:p>0.330</text:p>
          </table:table-cell>
          <table:table-cell office:value-type="float" office:value="0.0039791121287711" calcext:value-type="float">
            <text:p>0.00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46912672473593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42692365286692" calcext:value-type="float">
            <text:p>0.014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31761569173682" calcext:value-type="float">
            <text:p>0.013</text:p>
          </table:table-cell>
          <table:table-cell table:style-name="ce31" table:formula="of:=MAX([.H15];[.J15];[.L15];[.N15];[.D15];[.F15])" office:value-type="float" office:value="0.894" calcext:value-type="float">
            <text:p>0.894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892666666666667" calcext:value-type="float">
            <text:p>0.893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77" calcext:value-type="float">
            <text:p>0.577</text:p>
          </table:table-cell>
          <table:table-cell office:value-type="float" office:value="0.0333624872507365" calcext:value-type="float">
            <text:p>0.0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825513308325324" calcext:value-type="float">
            <text:p>0.083</text:p>
          </table:table-cell>
          <table:table-cell office:value-type="float" office:value="0.398666666666667" calcext:value-type="float">
            <text:p>0.399</text:p>
          </table:table-cell>
          <table:table-cell office:value-type="float" office:value="0.056757280492364" calcext:value-type="float">
            <text:p>0.057</text:p>
          </table:table-cell>
          <table:table-cell office:value-type="float" office:value="0.361333333333333" calcext:value-type="float">
            <text:p>0.361</text:p>
          </table:table-cell>
          <table:table-cell office:value-type="float" office:value="0.0580756212001023" calcext:value-type="float">
            <text:p>0.05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36727628679958" calcext:value-type="float">
            <text:p>0.014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150923085635623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978318349984" calcext:value-type="float">
            <text:p>0.016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79660173042825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2570566551277" calcext:value-type="float">
            <text:p>0.015</text:p>
          </table:table-cell>
          <table:table-cell table:style-name="ce31" table:formula="of:=MAX([.H16];[.J16];[.L16];[.N16];[.D16];[.F16])" office:value-type="float" office:value="0.893666666666667" calcext:value-type="float">
            <text:p>0.894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891666666666667" calcext:value-type="float">
            <text:p>0.892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61333333333333" calcext:value-type="float">
            <text:p>0.561</text:p>
          </table:table-cell>
          <table:table-cell office:value-type="float" office:value="0.0662528825368711" calcext:value-type="float">
            <text:p>0.066</text:p>
          </table:table-cell>
          <table:table-cell office:value-type="float" office:value="0.36" calcext:value-type="float">
            <text:p>0.360</text:p>
          </table:table-cell>
          <table:table-cell office:value-type="float" office:value="0.0513024799054046" calcext:value-type="float">
            <text:p>0.051</text:p>
          </table:table-cell>
          <table:table-cell office:value-type="float" office:value="0.380333333333333" calcext:value-type="float">
            <text:p>0.380</text:p>
          </table:table-cell>
          <table:table-cell office:value-type="float" office:value="0.0583142826034544" calcext:value-type="float">
            <text:p>0.058</text:p>
          </table:table-cell>
          <table:table-cell office:value-type="float" office:value="0.334333333333333" calcext:value-type="float">
            <text:p>0.334</text:p>
          </table:table-cell>
          <table:table-cell office:value-type="float" office:value="0.0053489355119603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77012240631356" calcext:value-type="float">
            <text:p>0.018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146723473847158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56613466144446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557978942693" calcext:value-type="float">
            <text:p>0.017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69721994908013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50738920727933" calcext:value-type="float">
            <text:p>0.015</text:p>
          </table:table-cell>
          <table:table-cell table:style-name="ce31" table:formula="of:=MAX([.H17];[.J17];[.L17];[.N17];[.D17];[.F17])" office:value-type="float" office:value="0.894" calcext:value-type="float">
            <text:p>0.894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892666666666667" calcext:value-type="float">
            <text:p>0.893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75666666666667" calcext:value-type="float">
            <text:p>0.576</text:p>
          </table:table-cell>
          <table:table-cell office:value-type="float" office:value="0.0351504702039042" calcext:value-type="float">
            <text:p>0.035</text:p>
          </table:table-cell>
          <table:table-cell office:value-type="float" office:value="0.381" calcext:value-type="float">
            <text:p>0.381</text:p>
          </table:table-cell>
          <table:table-cell office:value-type="float" office:value="0.100101337542401" calcext:value-type="float">
            <text:p>0.100</text:p>
          </table:table-cell>
          <table:table-cell office:value-type="float" office:value="0.378333333333333" calcext:value-type="float">
            <text:p>0.378</text:p>
          </table:table-cell>
          <table:table-cell office:value-type="float" office:value="0.0572518801243922" calcext:value-type="float">
            <text:p>0.057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045643546458764" calcext:value-type="float">
            <text:p>0.00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54290490813774" calcext:value-type="float">
            <text:p>0.015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6431676725155" calcext:value-type="float">
            <text:p>0.016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8" office:value-type="float" office:value="0.0165831239517769" calcext:value-type="float">
            <text:p>0.017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57497795399033" calcext:value-type="float">
            <text:p>0.0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5009578227708" calcext:value-type="float">
            <text:p>0.015</text:p>
          </table:table-cell>
          <table:table-cell table:style-name="ce31" table:formula="of:=MAX([.H18];[.J18];[.L18];[.N18];[.D18];[.F18])" office:value-type="float" office:value="0.895333333333333" calcext:value-type="float">
            <text:p>0.895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93" calcext:value-type="float">
            <text:p>0.893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402333333333333" calcext:value-type="float">
            <text:p>0.402</text:p>
          </table:table-cell>
          <table:table-cell office:value-type="float" office:value="0.0725105356329532" calcext:value-type="float">
            <text:p>0.073</text:p>
          </table:table-cell>
          <table:table-cell office:value-type="float" office:value="0.354333333333333" calcext:value-type="float">
            <text:p>0.354</text:p>
          </table:table-cell>
          <table:table-cell office:value-type="float" office:value="0.0525674170312117" calcext:value-type="float">
            <text:p>0.053</text:p>
          </table:table-cell>
          <table:table-cell office:value-type="float" office:value="0.387666666666667" calcext:value-type="float">
            <text:p>0.388</text:p>
          </table:table-cell>
          <table:table-cell office:value-type="float" office:value="0.0505882067943376" calcext:value-type="float">
            <text:p>0.051</text:p>
          </table:table-cell>
          <table:table-cell office:value-type="float" office:value="0.348333333333333" calcext:value-type="float">
            <text:p>0.348</text:p>
          </table:table-cell>
          <table:table-cell office:value-type="float" office:value="0.0336030752560932" calcext:value-type="float">
            <text:p>0.03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50646753846355" calcext:value-type="float">
            <text:p>0.015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8983891408487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6080463579242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79737462860572" calcext:value-type="float">
            <text:p>0.018</text:p>
          </table:table-cell>
          <table:table-cell table:style-name="ce31" table:formula="of:=MAX([.H19];[.J19];[.L19];[.N19];[.D19];[.F19])" office:value-type="float" office:value="0.895333333333333" calcext:value-type="float">
            <text:p>0.895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893666666666667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85333333333333" calcext:value-type="float">
            <text:p>0.385</text:p>
          </table:table-cell>
          <table:table-cell office:value-type="float" office:value="0.0708813562699435" calcext:value-type="float">
            <text:p>0.071</text:p>
          </table:table-cell>
          <table:table-cell office:value-type="float" office:value="0.365" calcext:value-type="float">
            <text:p>0.365</text:p>
          </table:table-cell>
          <table:table-cell office:value-type="float" office:value="0.0708382351245113" calcext:value-type="float">
            <text:p>0.071</text:p>
          </table:table-cell>
          <table:table-cell office:value-type="float" office:value="0.348666666666667" calcext:value-type="float">
            <text:p>0.349</text:p>
          </table:table-cell>
          <table:table-cell office:value-type="float" office:value="0.036159369463529" calcext:value-type="float">
            <text:p>0.03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816530600909863" calcext:value-type="float">
            <text:p>0.08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666666666667" calcext:value-type="float">
            <text:p>0.897</text:p>
          </table:table-cell>
          <table:table-cell table:style-name="ce10" office:value-type="float" office:value="0.013944333775567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65411943677327" calcext:value-type="float">
            <text:p>0.017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60294867180594" calcext:value-type="float">
            <text:p>0.01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2400062421958" calcext:value-type="float">
            <text:p>0.014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613312672044" calcext:value-type="float">
            <text:p>0.016</text:p>
          </table:table-cell>
          <table:table-cell table:style-name="ce31" table:formula="of:=MAX([.H20];[.J20];[.L20];[.N20];[.D20];[.F20])" office:value-type="float" office:value="0.896666666666667" calcext:value-type="float">
            <text:p>0.89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895" calcext:value-type="float">
            <text:p>0.895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0.0016666666666666" calcext:value-type="float">
            <text:p>0.002</text:p>
          </table:table-cell>
          <table:table-cell office:value-type="float" office:value="0.351" calcext:value-type="float">
            <text:p>0.351</text:p>
          </table:table-cell>
          <table:table-cell office:value-type="float" office:value="0.0395565698996035" calcext:value-type="float">
            <text:p>0.04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39144209764945" calcext:value-type="float">
            <text:p>0.014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0986541880577" calcext:value-type="float">
            <text:p>0.016</text:p>
          </table:table-cell>
          <table:table-cell table:style-name="ce12" office:value-type="float" office:value="0.890666666666667" calcext:value-type="float">
            <text:p>0.891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42692365286692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52752523165194" calcext:value-type="float">
            <text:p>0.015</text:p>
          </table:table-cell>
          <table:table-cell table:style-name="ce31" table:formula="of:=MAX([.H21];[.J21];[.L21];[.N21];[.D21];[.F21])" office:value-type="float" office:value="0.896333333333333" calcext:value-type="float">
            <text:p>0.896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94333333333333" calcext:value-type="float">
            <text:p>0.894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35333333333333" calcext:value-type="float">
            <text:p>0.335</text:p>
          </table:table-cell>
          <table:table-cell office:value-type="float" office:value="0.0018257418583505" calcext:value-type="float">
            <text:p>0.002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36727628679957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59600194931655" calcext:value-type="float">
            <text:p>0.016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65411943677326" calcext:value-type="float">
            <text:p>0.01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54110350074224" calcext:value-type="float">
            <text:p>0.015</text:p>
          </table:table-cell>
          <table:table-cell table:style-name="ce31" table:formula="of:=MAX([.H22];[.J22];[.L22];[.N22];[.D22];[.F22])" office:value-type="float" office:value="0.897666666666667" calcext:value-type="float">
            <text:p>0.89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93333333333333" calcext:value-type="float">
            <text:p>0.893</text:p>
          </table:table-cell>
          <table:table-cell table:style-name="ce33" table:formula="of:=IF([.R22]=[.H22];[.$H$1];IF([.R22]=[.J22];[.$J$1];IF([.R22]=[.L22];[.$L$1];IF([.R22]=[.N2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35333333333333" calcext:value-type="float">
            <text:p>0.335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3944333775567" calcext:value-type="float">
            <text:p>0.001</text:p>
          </table:table-cell>
          <table:table-cell office:value-type="float" office:value="0.332666666666667" calcext:value-type="float">
            <text:p>0.333</text:p>
          </table:table-cell>
          <table:table-cell office:value-type="float" office:value="0.0009128709291752" calcext:value-type="float">
            <text:p>0.00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64738850575353" calcext:value-type="float">
            <text:p>0.016</text:p>
          </table:table-cell>
          <table:table-cell table:style-name="ce8" office:value-type="float" office:value="0.872666666666667" calcext:value-type="float">
            <text:p>0.873</text:p>
          </table:table-cell>
          <table:table-cell table:style-name="ce8" office:value-type="float" office:value="0.0200554786086551" calcext:value-type="float">
            <text:p>0.020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70619785227596" calcext:value-type="float">
            <text:p>0.017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6218778278016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27693208729185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3939949617187" calcext:value-type="float">
            <text:p>0.012</text:p>
          </table:table-cell>
          <table:table-cell table:style-name="ce31" table:formula="of:=MAX([.H23];[.J23];[.L23];[.N23];[.D23];[.F23])" office:value-type="float" office:value="0.895333333333333" calcext:value-type="float">
            <text:p>0.895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87666666666667" calcext:value-type="float">
            <text:p>0.888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58666666666667" calcext:value-type="float">
            <text:p>0.459</text:p>
          </table:table-cell>
          <table:table-cell office:value-type="float" office:value="0.11167537279494" calcext:value-type="float">
            <text:p>0.112</text:p>
          </table:table-cell>
          <table:table-cell office:value-type="float" office:value="0.489333333333333" calcext:value-type="float">
            <text:p>0.489</text:p>
          </table:table-cell>
          <table:table-cell office:value-type="float" office:value="0.124251089867789" calcext:value-type="float">
            <text:p>0.124</text:p>
          </table:table-cell>
          <table:table-cell office:value-type="float" office:value="0.397666666666667" calcext:value-type="float">
            <text:p>0.398</text:p>
          </table:table-cell>
          <table:table-cell office:value-type="float" office:value="0.0714395626464154" calcext:value-type="float">
            <text:p>0.071</text:p>
          </table:table-cell>
          <table:table-cell office:value-type="float" office:value="0.483666666666667" calcext:value-type="float">
            <text:p>0.484</text:p>
          </table:table-cell>
          <table:table-cell office:value-type="float" office:value="0.0578119557031434" calcext:value-type="float">
            <text:p>0.05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8" calcext:value-type="float">
            <text:p>0.898</text:p>
          </table:table-cell>
          <table:table-cell table:style-name="ce10" office:value-type="float" office:value="0.0100967541539072" calcext:value-type="float">
            <text:p>0.010</text:p>
          </table:table-cell>
          <table:table-cell office:value-type="float" office:value="0.876333333333333" calcext:value-type="float">
            <text:p>0.876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6080463579242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16069902309867" calcext:value-type="float">
            <text:p>0.012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8744369255116" calcext:value-type="float">
            <text:p>0.014</text:p>
          </table:table-cell>
          <table:table-cell table:style-name="ce31" table:formula="of:=MAX([.H24];[.J24];[.L24];[.N24];[.D24];[.F24])" office:value-type="float" office:value="0.898" calcext:value-type="float">
            <text:p>0.898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0333333333333" calcext:value-type="float">
            <text:p>0.890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 office:value-type="float" office:value="0.110308909683468" calcext:value-type="float">
            <text:p>0.110</text:p>
          </table:table-cell>
          <table:table-cell office:value-type="float" office:value="0.420333333333333" calcext:value-type="float">
            <text:p>0.420</text:p>
          </table:table-cell>
          <table:table-cell office:value-type="float" office:value="0.0893836922735039" calcext:value-type="float">
            <text:p>0.089</text:p>
          </table:table-cell>
          <table:table-cell office:value-type="float" office:value="0.456666666666667" calcext:value-type="float">
            <text:p>0.457</text:p>
          </table:table-cell>
          <table:table-cell office:value-type="float" office:value="0.123096619684611" calcext:value-type="float">
            <text:p>0.123</text:p>
          </table:table-cell>
          <table:table-cell office:value-type="float" office:value="0.397" calcext:value-type="float">
            <text:p>0.397</text:p>
          </table:table-cell>
          <table:table-cell office:value-type="float" office:value="0.097620296159263" calcext:value-type="float">
            <text:p>0.09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28344155387855" calcext:value-type="float">
            <text:p>0.013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74960312960142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53387671531247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39940463531221" calcext:value-type="float">
            <text:p>0.014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27257394458806" calcext:value-type="float">
            <text:p>0.013</text:p>
          </table:table-cell>
          <table:table-cell table:style-name="ce31" table:formula="of:=MAX([.H25];[.J25];[.L25];[.N25];[.D25];[.F25])" office:value-type="float" office:value="0.897666666666667" calcext:value-type="float">
            <text:p>0.898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1333333333333" calcext:value-type="float">
            <text:p>0.891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26333333333333" calcext:value-type="float">
            <text:p>0.526</text:p>
          </table:table-cell>
          <table:table-cell office:value-type="float" office:value="0.0754744253962154" calcext:value-type="float">
            <text:p>0.075</text:p>
          </table:table-cell>
          <table:table-cell office:value-type="float" office:value="0.421666666666667" calcext:value-type="float">
            <text:p>0.422</text:p>
          </table:table-cell>
          <table:table-cell office:value-type="float" office:value="0.0889522343732859" calcext:value-type="float">
            <text:p>0.089</text:p>
          </table:table-cell>
          <table:table-cell office:value-type="float" office:value="0.402333333333333" calcext:value-type="float">
            <text:p>0.402</text:p>
          </table:table-cell>
          <table:table-cell office:value-type="float" office:value="0.0651664535375883" calcext:value-type="float">
            <text:p>0.065</text:p>
          </table:table-cell>
          <table:table-cell office:value-type="float" office:value="0.397" calcext:value-type="float">
            <text:p>0.397</text:p>
          </table:table-cell>
          <table:table-cell office:value-type="float" office:value="0.0703108178811135" calcext:value-type="float">
            <text:p>0.07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333333333333" calcext:value-type="float">
            <text:p>0.897</text:p>
          </table:table-cell>
          <table:table-cell table:style-name="ce10" office:value-type="float" office:value="0.0118790197874703" calcext:value-type="float">
            <text:p>0.012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0138820063852" calcext:value-type="float">
            <text:p>0.014</text:p>
          </table:table-cell>
          <table:table-cell table:style-name="ce31" table:formula="of:=MAX([.H26];[.J26];[.L26];[.N26];[.D26];[.F26])" office:value-type="float" office:value="0.897333333333333" calcext:value-type="float">
            <text:p>0.89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90666666666667" calcext:value-type="float">
            <text:p>0.891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19666666666667" calcext:value-type="float">
            <text:p>0.520</text:p>
          </table:table-cell>
          <table:table-cell office:value-type="float" office:value="0.0731949451806612" calcext:value-type="float">
            <text:p>0.073</text:p>
          </table:table-cell>
          <table:table-cell office:value-type="float" office:value="0.413333333333333" calcext:value-type="float">
            <text:p>0.413</text:p>
          </table:table-cell>
          <table:table-cell office:value-type="float" office:value="0.0942293301826276" calcext:value-type="float">
            <text:p>0.09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822225975967407" calcext:value-type="float">
            <text:p>0.082</text:p>
          </table:table-cell>
          <table:table-cell office:value-type="float" office:value="0.356333333333333" calcext:value-type="float">
            <text:p>0.356</text:p>
          </table:table-cell>
          <table:table-cell office:value-type="float" office:value="0.0477900501034356" calcext:value-type="float">
            <text:p>0.04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0805134257297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4680692338913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48417579072621" calcext:value-type="float">
            <text:p>0.015</text:p>
          </table:table-cell>
          <table:table-cell table:style-name="ce31" table:formula="of:=MAX([.H27];[.J27];[.L27];[.N27];[.D27];[.F27])" office:value-type="float" office:value="0.896333333333333" calcext:value-type="float">
            <text:p>0.89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0333333333333" calcext:value-type="float">
            <text:p>0.890</text:p>
          </table:table-cell>
          <table:table-cell table:style-name="ce33" table:formula="of:=IF([.R27]=[.H27];[.$H$1];IF([.R27]=[.J27];[.$J$1];IF([.R27]=[.L27];[.$L$1];IF([.R27]=[.N2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13666666666667" calcext:value-type="float">
            <text:p>0.514</text:p>
          </table:table-cell>
          <table:table-cell office:value-type="float" office:value="0.0739500582224998" calcext:value-type="float">
            <text:p>0.074</text:p>
          </table:table-cell>
          <table:table-cell office:value-type="float" office:value="0.407" calcext:value-type="float">
            <text:p>0.407</text:p>
          </table:table-cell>
          <table:table-cell office:value-type="float" office:value="0.102641501244759" calcext:value-type="float">
            <text:p>0.103</text:p>
          </table:table-cell>
          <table:table-cell office:value-type="float" office:value="0.398666666666667" calcext:value-type="float">
            <text:p>0.399</text:p>
          </table:table-cell>
          <table:table-cell office:value-type="float" office:value="0.0623654106411915" calcext:value-type="float">
            <text:p>0.062</text:p>
          </table:table-cell>
          <table:table-cell office:value-type="float" office:value="0.392666666666667" calcext:value-type="float">
            <text:p>0.393</text:p>
          </table:table-cell>
          <table:table-cell office:value-type="float" office:value="0.084035376148646" calcext:value-type="float">
            <text:p>0.08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25277469819774" calcext:value-type="float">
            <text:p>0.013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84992492340155" calcext:value-type="float">
            <text:p>0.018</text:p>
          </table:table-cell>
          <table:table-cell table:style-name="ce11" office:value-type="float" office:value="0.892666666666667" calcext:value-type="float">
            <text:p>0.893</text:p>
          </table:table-cell>
          <table:table-cell table:style-name="ce9" office:value-type="float" office:value="0.0128344155387856" calcext:value-type="float">
            <text:p>0.0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65663648530522" calcext:value-type="float">
            <text:p>0.017</text:p>
          </table:table-cell>
          <table:table-cell table:style-name="ce31" table:formula="of:=MAX([.H28];[.J28];[.L28];[.N28];[.D28];[.F28])" office:value-type="float" office:value="0.894" calcext:value-type="float">
            <text:p>0.894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894" calcext:value-type="float">
            <text:p>0.894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07333333333333" calcext:value-type="float">
            <text:p>0.407</text:p>
          </table:table-cell>
          <table:table-cell office:value-type="float" office:value="0.089757389048974" calcext:value-type="float">
            <text:p>0.090</text:p>
          </table:table-cell>
          <table:table-cell office:value-type="float" office:value="0.397333333333333" calcext:value-type="float">
            <text:p>0.397</text:p>
          </table:table-cell>
          <table:table-cell office:value-type="float" office:value="0.041021674487736" calcext:value-type="float">
            <text:p>0.041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46249841088204" calcext:value-type="float">
            <text:p>0.055</text:p>
          </table:table-cell>
          <table:table-cell office:value-type="float" office:value="0.347666666666667" calcext:value-type="float">
            <text:p>0.348</text:p>
          </table:table-cell>
          <table:table-cell office:value-type="float" office:value="0.0399756870554535" calcext:value-type="float">
            <text:p>0.04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585524799203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5009578227707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8377186909394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29314431608471" calcext:value-type="float">
            <text:p>0.013</text:p>
          </table:table-cell>
          <table:table-cell table:style-name="ce31" table:formula="of:=MAX([.H29];[.J29];[.L29];[.N29];[.D29];[.F29])" office:value-type="float" office:value="0.898" calcext:value-type="float">
            <text:p>0.89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94666666666667" calcext:value-type="float">
            <text:p>0.895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68666666666667" calcext:value-type="float">
            <text:p>0.369</text:p>
          </table:table-cell>
          <table:table-cell office:value-type="float" office:value="0.058015802444966" calcext:value-type="float">
            <text:p>0.058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56975961978811" calcext:value-type="float">
            <text:p>0.056</text:p>
          </table:table-cell>
          <table:table-cell office:value-type="float" office:value="0.353666666666667" calcext:value-type="float">
            <text:p>0.354</text:p>
          </table:table-cell>
          <table:table-cell office:value-type="float" office:value="0.0371446122906434" calcext:value-type="float">
            <text:p>0.037</text:p>
          </table:table-cell>
          <table:table-cell office:value-type="float" office:value="0.435666666666667" calcext:value-type="float">
            <text:p>0.436</text:p>
          </table:table-cell>
          <table:table-cell office:value-type="float" office:value="0.0735187051028511" calcext:value-type="float">
            <text:p>0.07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9666666666667" calcext:value-type="float">
            <text:p>0.90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5831358598705" calcext:value-type="float">
            <text:p>0.018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46534030935555" calcext:value-type="float">
            <text:p>0.015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42400062421958" calcext:value-type="float">
            <text:p>0.014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67248982724028" calcext:value-type="float">
            <text:p>0.01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3020466261566" calcext:value-type="float">
            <text:p>0.013</text:p>
          </table:table-cell>
          <table:table-cell table:style-name="ce31" table:formula="of:=MAX([.H30];[.J30];[.L30];[.N30];[.D30];[.F30])" office:value-type="float" office:value="0.899666666666667" calcext:value-type="float">
            <text:p>0.900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94333333333333" calcext:value-type="float">
            <text:p>0.894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0.0663952809568069" calcext:value-type="float">
            <text:p>0.066</text:p>
          </table:table-cell>
          <table:table-cell office:value-type="float" office:value="0.418333333333333" calcext:value-type="float">
            <text:p>0.418</text:p>
          </table:table-cell>
          <table:table-cell office:value-type="float" office:value="0.048890467146242" calcext:value-type="float">
            <text:p>0.049</text:p>
          </table:table-cell>
          <table:table-cell office:value-type="float" office:value="0.395" calcext:value-type="float">
            <text:p>0.395</text:p>
          </table:table-cell>
          <table:table-cell office:value-type="float" office:value="0.059336610396393" calcext:value-type="float">
            <text:p>0.0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0808977406634106" calcext:value-type="float">
            <text:p>0.08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0619785227596" calcext:value-type="float">
            <text:p>0.017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12909944487358" calcext:value-type="float">
            <text:p>0.0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6727628679958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8077363139716" calcext:value-type="float">
            <text:p>0.017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37739690075961" calcext:value-type="float">
            <text:p>0.014</text:p>
          </table:table-cell>
          <table:table-cell table:style-name="ce31" table:formula="of:=MAX([.H31];[.J31];[.L31];[.N31];[.D31];[.F31])" office:value-type="float" office:value="0.898" calcext:value-type="float">
            <text:p>0.89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94" calcext:value-type="float">
            <text:p>0.894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78666666666667" calcext:value-type="float">
            <text:p>0.379</text:p>
          </table:table-cell>
          <table:table-cell office:value-type="float" office:value="0.0599467356168049" calcext:value-type="float">
            <text:p>0.060</text:p>
          </table:table-cell>
          <table:table-cell office:value-type="float" office:value="0.391666666666667" calcext:value-type="float">
            <text:p>0.392</text:p>
          </table:table-cell>
          <table:table-cell office:value-type="float" office:value="0.0670509756329714" calcext:value-type="float">
            <text:p>0.067</text:p>
          </table:table-cell>
          <table:table-cell office:value-type="float" office:value="0.370666666666667" calcext:value-type="float">
            <text:p>0.371</text:p>
          </table:table-cell>
          <table:table-cell office:value-type="float" office:value="0.0480393357341437" calcext:value-type="float">
            <text:p>0.048</text:p>
          </table:table-cell>
          <table:table-cell office:value-type="float" office:value="0.384666666666667" calcext:value-type="float">
            <text:p>0.385</text:p>
          </table:table-cell>
          <table:table-cell office:value-type="float" office:value="0.0651003498881192" calcext:value-type="float">
            <text:p>0.06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4466196843155" calcext:value-type="float">
            <text:p>0.018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124387387713635" calcext:value-type="float">
            <text:p>0.012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40605170146" calcext:value-type="float">
            <text:p>0.013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39443337755678" calcext:value-type="float">
            <text:p>0.014</text:p>
          </table:table-cell>
          <table:table-cell table:style-name="ce31" table:formula="of:=MAX([.H32];[.J32];[.L32];[.N32];[.D32];[.F32])" office:value-type="float" office:value="0.898666666666667" calcext:value-type="float">
            <text:p>0.89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94666666666666" calcext:value-type="float">
            <text:p>0.895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81666666666667" calcext:value-type="float">
            <text:p>0.382</text:p>
          </table:table-cell>
          <table:table-cell office:value-type="float" office:value="0.0639552795144996" calcext:value-type="float">
            <text:p>0.064</text:p>
          </table:table-cell>
          <table:table-cell office:value-type="float" office:value="0.378333333333333" calcext:value-type="float">
            <text:p>0.378</text:p>
          </table:table-cell>
          <table:table-cell office:value-type="float" office:value="0.0701486516857831" calcext:value-type="float">
            <text:p>0.070</text:p>
          </table:table-cell>
          <table:table-cell office:value-type="float" office:value="0.358666666666667" calcext:value-type="float">
            <text:p>0.359</text:p>
          </table:table-cell>
          <table:table-cell office:value-type="float" office:value="0.0511316383899875" calcext:value-type="float">
            <text:p>0.051</text:p>
          </table:table-cell>
          <table:table-cell office:value-type="float" office:value="0.358666666666667" calcext:value-type="float">
            <text:p>0.359</text:p>
          </table:table-cell>
          <table:table-cell office:value-type="float" office:value="0.0510772834916745" calcext:value-type="float">
            <text:p>0.05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4666666666666" calcext:value-type="float">
            <text:p>0.895</text:p>
          </table:table-cell>
          <table:table-cell table:style-name="ce9" office:value-type="float" office:value="0.0148323969741913" calcext:value-type="float">
            <text:p>0.015</text:p>
          </table:table-cell>
          <table:table-cell table:style-name="ce8" office:value-type="float" office:value="0.875666666666667" calcext:value-type="float">
            <text:p>0.876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8" office:value-type="float" office:value="0.0131550581737807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64823137534348" calcext:value-type="float">
            <text:p>0.0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54290490813774" calcext:value-type="float">
            <text:p>0.015</text:p>
          </table:table-cell>
          <table:table-cell table:style-name="ce31" table:formula="of:=MAX([.H33];[.J33];[.L33];[.N33];[.D33];[.F33])" office:value-type="float" office:value="0.894666666666666" calcext:value-type="float">
            <text:p>0.89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3" calcext:value-type="float">
            <text:p>0.893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342666666666667" calcext:value-type="float">
            <text:p>0.343</text:p>
          </table:table-cell>
          <table:table-cell office:value-type="float" office:value="0.0937831422899541" calcext:value-type="float">
            <text:p>0.094</text:p>
          </table:table-cell>
          <table:table-cell office:value-type="float" office:value="0.362333333333333" calcext:value-type="float">
            <text:p>0.362</text:p>
          </table:table-cell>
          <table:table-cell office:value-type="float" office:value="0.0712448828571802" calcext:value-type="float">
            <text:p>0.071</text:p>
          </table:table-cell>
          <table:table-cell office:value-type="float" office:value="0.391666666666667" calcext:value-type="float">
            <text:p>0.392</text:p>
          </table:table-cell>
          <table:table-cell office:value-type="float" office:value="0.0705730511991337" calcext:value-type="float">
            <text:p>0.071</text:p>
          </table:table-cell>
          <table:table-cell office:value-type="float" office:value="0.337666666666667" calcext:value-type="float">
            <text:p>0.338</text:p>
          </table:table-cell>
          <table:table-cell office:value-type="float" office:value="0.0559588142198249" calcext:value-type="float">
            <text:p>0.05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8086597226121" calcext:value-type="float">
            <text:p>0.012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44048602908879" calcext:value-type="float">
            <text:p>0.014</text:p>
          </table:table-cell>
          <table:table-cell table:style-name="ce12" office:value-type="float" office:value="0.894333333333333" calcext:value-type="float">
            <text:p>0.894</text:p>
          </table:table-cell>
          <table:table-cell office:value-type="float" office:value="0.0123939949617188" calcext:value-type="float">
            <text:p>0.0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35912553585834" calcext:value-type="float">
            <text:p>0.014</text:p>
          </table:table-cell>
          <table:table-cell table:style-name="ce31" table:formula="of:=MAX([.H34];[.J34];[.L34];[.N34];[.D34];[.F34])" office:value-type="float" office:value="0.896333333333333" calcext:value-type="float">
            <text:p>0.89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94333333333333" calcext:value-type="float">
            <text:p>0.894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01333333333333" calcext:value-type="float">
            <text:p>0.401</text:p>
          </table:table-cell>
          <table:table-cell office:value-type="float" office:value="0.0850359401142311" calcext:value-type="float">
            <text:p>0.085</text:p>
          </table:table-cell>
          <table:table-cell office:value-type="float" office:value="0.43" calcext:value-type="float">
            <text:p>0.430</text:p>
          </table:table-cell>
          <table:table-cell office:value-type="float" office:value="0.0666249869710222" calcext:value-type="float">
            <text:p>0.067</text:p>
          </table:table-cell>
          <table:table-cell office:value-type="float" office:value="0.450666666666667" calcext:value-type="float">
            <text:p>0.451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352666666666667" calcext:value-type="float">
            <text:p>0.353</text:p>
          </table:table-cell>
          <table:table-cell office:value-type="float" office:value="0.0610737259384098" calcext:value-type="float">
            <text:p>0.06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19256958799988" calcext:value-type="float">
            <text:p>0.012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146439217576592" calcext:value-type="float">
            <text:p>0.015</text:p>
          </table:table-cell>
          <table:table-cell table:style-name="ce12" office:value-type="float" office:value="0.894" calcext:value-type="float">
            <text:p>0.89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53387671531247" calcext:value-type="float">
            <text:p>0.015</text:p>
          </table:table-cell>
          <table:table-cell table:style-name="ce31" table:formula="of:=MAX([.H35];[.J35];[.L35];[.N35];[.D35];[.F35])" office:value-type="float" office:value="0.895333333333333" calcext:value-type="float">
            <text:p>0.895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94" calcext:value-type="float">
            <text:p>0.894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24333333333333" calcext:value-type="float">
            <text:p>0.424</text:p>
          </table:table-cell>
          <table:table-cell office:value-type="float" office:value="0.160816493073455" calcext:value-type="float">
            <text:p>0.161</text:p>
          </table:table-cell>
          <table:table-cell office:value-type="float" office:value="0.465666666666667" calcext:value-type="float">
            <text:p>0.466</text:p>
          </table:table-cell>
          <table:table-cell office:value-type="float" office:value="0.130365937950746" calcext:value-type="float">
            <text:p>0.130</text:p>
          </table:table-cell>
          <table:table-cell office:value-type="float" office:value="0.452666666666667" calcext:value-type="float">
            <text:p>0.453</text:p>
          </table:table-cell>
          <table:table-cell office:value-type="float" office:value="0.021749840357013" calcext:value-type="float">
            <text:p>0.022</text:p>
          </table:table-cell>
          <table:table-cell office:value-type="float" office:value="0.367333333333333" calcext:value-type="float">
            <text:p>0.367</text:p>
          </table:table-cell>
          <table:table-cell office:value-type="float" office:value="0.0664747236841861" calcext:value-type="float">
            <text:p>0.06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120531231545097" calcext:value-type="float">
            <text:p>0.012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64738850575354" calcext:value-type="float">
            <text:p>0.016</text:p>
          </table:table-cell>
          <table:table-cell table:style-name="ce12" office:value-type="float" office:value="0.895666666666667" calcext:value-type="float">
            <text:p>0.896</text:p>
          </table:table-cell>
          <table:table-cell office:value-type="float" office:value="0.0143662412930066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9144209764944" calcext:value-type="float">
            <text:p>0.014</text:p>
          </table:table-cell>
          <table:table-cell table:style-name="ce31" table:formula="of:=MAX([.H36];[.J36];[.L36];[.N36];[.D36];[.F36])" office:value-type="float" office:value="0.895666666666667" calcext:value-type="float">
            <text:p>0.896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5666666666667" calcext:value-type="float">
            <text:p>0.896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12666666666667" calcext:value-type="float">
            <text:p>0.413</text:p>
          </table:table-cell>
          <table:table-cell office:value-type="float" office:value="0.155244430925342" calcext:value-type="float">
            <text:p>0.155</text:p>
          </table:table-cell>
          <table:table-cell office:value-type="float" office:value="0.398333333333333" calcext:value-type="float">
            <text:p>0.398</text:p>
          </table:table-cell>
          <table:table-cell office:value-type="float" office:value="0.0795473304252114" calcext:value-type="float">
            <text:p>0.080</text:p>
          </table:table-cell>
          <table:table-cell office:value-type="float" office:value="0.426333333333333" calcext:value-type="float">
            <text:p>0.426</text:p>
          </table:table-cell>
          <table:table-cell office:value-type="float" office:value="0.071067260785509" calcext:value-type="float">
            <text:p>0.071</text:p>
          </table:table-cell>
          <table:table-cell office:value-type="float" office:value="0.368333333333333" calcext:value-type="float">
            <text:p>0.368</text:p>
          </table:table-cell>
          <table:table-cell office:value-type="float" office:value="0.0656802016507934" calcext:value-type="float">
            <text:p>0.06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4503760248783" calcext:value-type="float">
            <text:p>0.0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44144988736264" calcext:value-type="float">
            <text:p>0.014</text:p>
          </table:table-cell>
          <table:table-cell table:style-name="ce12" office:value-type="float" office:value="0.895" calcext:value-type="float">
            <text:p>0.895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0468065358812" calcext:value-type="float">
            <text:p>0.016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3794121131039" calcext:value-type="float">
            <text:p>0.01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52114722788061" calcext:value-type="float">
            <text:p>0.015</text:p>
          </table:table-cell>
          <table:table-cell table:style-name="ce31" table:formula="of:=MAX([.H37];[.J37];[.L37];[.N37];[.D37];[.F37])" office:value-type="float" office:value="0.896333333333333" calcext:value-type="float">
            <text:p>0.896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95" calcext:value-type="float">
            <text:p>0.895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office:value-type="float" office:value="0.134145443455974" calcext:value-type="float">
            <text:p>0.134</text:p>
          </table:table-cell>
          <table:table-cell office:value-type="float" office:value="0.396666666666667" calcext:value-type="float">
            <text:p>0.397</text:p>
          </table:table-cell>
          <table:table-cell office:value-type="float" office:value="0.0782446306287033" calcext:value-type="float">
            <text:p>0.078</text:p>
          </table:table-cell>
          <table:table-cell office:value-type="float" office:value="0.426666666666667" calcext:value-type="float">
            <text:p>0.427</text:p>
          </table:table-cell>
          <table:table-cell office:value-type="float" office:value="0.0712877580264974" calcext:value-type="float">
            <text:p>0.071</text:p>
          </table:table-cell>
          <table:table-cell office:value-type="float" office:value="0.367" calcext:value-type="float">
            <text:p>0.367</text:p>
          </table:table-cell>
          <table:table-cell office:value-type="float" office:value="0.0673753994010012" calcext:value-type="float">
            <text:p>0.067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3" calcext:value-type="float">
            <text:p>0.883</text:p>
          </table:table-cell>
          <table:table-cell table:style-name="ce9" office:value-type="float" office:value="0.0090829510622925" calcext:value-type="float">
            <text:p>0.009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192714526927496" calcext:value-type="float">
            <text:p>0.019</text:p>
          </table:table-cell>
          <table:table-cell table:style-name="ce9" office:value-type="float" office:value="0.887" calcext:value-type="float">
            <text:p>0.887</text:p>
          </table:table-cell>
          <table:table-cell table:style-name="ce8" office:value-type="float" office:value="0.0172964350854928" calcext:value-type="float">
            <text:p>0.017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5499003980111" calcext:value-type="float">
            <text:p>0.013</text:p>
          </table:table-cell>
          <table:table-cell table:style-name="ce31" table:formula="of:=MAX([.H38];[.J38];[.L38];[.N38];[.D38];[.F38])" office:value-type="float" office:value="0.887" calcext:value-type="float">
            <text:p>0.88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COMBO" calcext:value-type="string">
            <text:p>COMBO</text:p>
          </table:table-cell>
          <table:table-cell table:style-name="ce31" table:formula="of:=MAX([.J38];[.L38];[.N38];[.H38])" office:value-type="float" office:value="0.887" calcext:value-type="float">
            <text:p>0.887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04333333333333" calcext:value-type="float">
            <text:p>0.404</text:p>
          </table:table-cell>
          <table:table-cell office:value-type="float" office:value="0.0408180243411058" calcext:value-type="float">
            <text:p>0.041</text:p>
          </table:table-cell>
          <table:table-cell office:value-type="float" office:value="0.518666666666667" calcext:value-type="float">
            <text:p>0.519</text:p>
          </table:table-cell>
          <table:table-cell office:value-type="float" office:value="0.0676633825147201" calcext:value-type="float">
            <text:p>0.068</text:p>
          </table:table-cell>
          <table:table-cell office:value-type="float" office:value="0.48" calcext:value-type="float">
            <text:p>0.480</text:p>
          </table:table-cell>
          <table:table-cell office:value-type="float" office:value="0.107709743704499" calcext:value-type="float">
            <text:p>0.108</text:p>
          </table:table-cell>
          <table:table-cell office:value-type="float" office:value="0.508" calcext:value-type="float">
            <text:p>0.508</text:p>
          </table:table-cell>
          <table:table-cell office:value-type="float" office:value="0.0956657955825615" calcext:value-type="float">
            <text:p>0.09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table:style-name="ce10" office:value-type="float" office:value="0.0096032401939253" calcext:value-type="float">
            <text:p>0.010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80431581369658" calcext:value-type="float">
            <text:p>0.018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17260393995586" calcext:value-type="float">
            <text:p>0.012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31233464566863" calcext:value-type="float">
            <text:p>0.013</text:p>
          </table:table-cell>
          <table:table-cell table:style-name="ce31" table:formula="of:=MAX([.H39];[.J39];[.L39];[.N39];[.D39];[.F39])" office:value-type="float" office:value="0.889666666666667" calcext:value-type="float">
            <text:p>0.890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9666666666667" calcext:value-type="float">
            <text:p>0.890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office:value-type="float" office:value="0.0516720427310552" calcext:value-type="float">
            <text:p>0.052</text:p>
          </table:table-cell>
          <table:table-cell office:value-type="float" office:value="0.589333333333333" calcext:value-type="float">
            <text:p>0.589</text:p>
          </table:table-cell>
          <table:table-cell office:value-type="float" office:value="0.123831202314549" calcext:value-type="float">
            <text:p>0.124</text:p>
          </table:table-cell>
          <table:table-cell office:value-type="float" office:value="0.607666666666667" calcext:value-type="float">
            <text:p>0.608</text:p>
          </table:table-cell>
          <table:table-cell office:value-type="float" office:value="0.033532736906558" calcext:value-type="float">
            <text:p>0.034</text:p>
          </table:table-cell>
          <table:table-cell office:value-type="float" office:value="0.512666666666667" calcext:value-type="float">
            <text:p>0.513</text:p>
          </table:table-cell>
          <table:table-cell office:value-type="float" office:value="0.104080631136527" calcext:value-type="float">
            <text:p>0.10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80123414481417" calcext:value-type="float">
            <text:p>0.018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2175457803092" calcext:value-type="float">
            <text:p>0.011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2247472139281" calcext:value-type="float">
            <text:p>0.012</text:p>
          </table:table-cell>
          <table:table-cell table:style-name="ce31" table:formula="of:=MAX([.H40];[.J40];[.L40];[.N40];[.D40];[.F40])" office:value-type="float" office:value="0.891" calcext:value-type="float">
            <text:p>0.89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891" calcext:value-type="float">
            <text:p>0.891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79333333333333" calcext:value-type="float">
            <text:p>0.379</text:p>
          </table:table-cell>
          <table:table-cell office:value-type="float" office:value="0.0638204947924689" calcext:value-type="float">
            <text:p>0.064</text:p>
          </table:table-cell>
          <table:table-cell office:value-type="float" office:value="0.510333333333333" calcext:value-type="float">
            <text:p>0.510</text:p>
          </table:table-cell>
          <table:table-cell office:value-type="float" office:value="0.0606149046577379" calcext:value-type="float">
            <text:p>0.061</text:p>
          </table:table-cell>
          <table:table-cell office:value-type="float" office:value="0.639333333333333" calcext:value-type="float">
            <text:p>0.639</text:p>
          </table:table-cell>
          <table:table-cell office:value-type="float" office:value="0.0354063710525536" calcext:value-type="float">
            <text:p>0.035</text:p>
          </table:table-cell>
          <table:table-cell office:value-type="float" office:value="0.557" calcext:value-type="float">
            <text:p>0.557</text:p>
          </table:table-cell>
          <table:table-cell office:value-type="float" office:value="0.0740063811062562" calcext:value-type="float">
            <text:p>0.07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103682206766638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63129124043229" calcext:value-type="float">
            <text:p>0.016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149536320374386" calcext:value-type="float">
            <text:p>0.01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45964226972075" calcext:value-type="float">
            <text:p>0.01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7938103206428" calcext:value-type="float">
            <text:p>0.016</text:p>
          </table:table-cell>
          <table:table-cell table:style-name="ce31" table:formula="of:=MAX([.H41];[.J41];[.L41];[.N41];[.D41];[.F41])" office:value-type="float" office:value="0.892333333333333" calcext:value-type="float">
            <text:p>0.892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4" calcext:value-type="string">
            <text:p>SPLIT4</text:p>
          </table:table-cell>
          <table:table-cell table:style-name="ce31" table:formula="of:=MAX([.J41];[.L41];[.N41];[.H41])" office:value-type="float" office:value="0.892333333333333" calcext:value-type="float">
            <text:p>0.892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78333333333333" calcext:value-type="float">
            <text:p>0.378</text:p>
          </table:table-cell>
          <table:table-cell office:value-type="float" office:value="0.0637159495120509" calcext:value-type="float">
            <text:p>0.064</text:p>
          </table:table-cell>
          <table:table-cell office:value-type="float" office:value="0.520666666666667" calcext:value-type="float">
            <text:p>0.521</text:p>
          </table:table-cell>
          <table:table-cell office:value-type="float" office:value="0.0533671767620843" calcext:value-type="float">
            <text:p>0.053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0253311402559511" calcext:value-type="float">
            <text:p>0.025</text:p>
          </table:table-cell>
          <table:table-cell office:value-type="float" office:value="0.549" calcext:value-type="float">
            <text:p>0.549</text:p>
          </table:table-cell>
          <table:table-cell office:value-type="float" office:value="0.0591678403639454" calcext:value-type="float">
            <text:p>0.05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347819244295" calcext:value-type="float">
            <text:p>0.015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1840559652405" calcext:value-type="float">
            <text:p>0.01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19837853414983" calcext:value-type="float">
            <text:p>0.012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64991582276861" calcext:value-type="float">
            <text:p>0.016</text:p>
          </table:table-cell>
          <table:table-cell table:style-name="ce31" table:formula="of:=MAX([.H42];[.J42];[.L42];[.N42];[.D42];[.F42])" office:value-type="float" office:value="0.891333333333333" calcext:value-type="float">
            <text:p>0.89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4" calcext:value-type="string">
            <text:p>SPLIT4</text:p>
          </table:table-cell>
          <table:table-cell table:style-name="ce31" table:formula="of:=MAX([.J42];[.L42];[.N42];[.H42])" office:value-type="float" office:value="0.891333333333333" calcext:value-type="float">
            <text:p>0.891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377666666666667" calcext:value-type="float">
            <text:p>0.378</text:p>
          </table:table-cell>
          <table:table-cell office:value-type="float" office:value="0.0625899352931443" calcext:value-type="float">
            <text:p>0.063</text:p>
          </table:table-cell>
          <table:table-cell office:value-type="float" office:value="0.564333333333333" calcext:value-type="float">
            <text:p>0.564</text:p>
          </table:table-cell>
          <table:table-cell office:value-type="float" office:value="0.0534192017079169" calcext:value-type="float">
            <text:p>0.053</text:p>
          </table:table-cell>
          <table:table-cell office:value-type="float" office:value="0.64" calcext:value-type="float">
            <text:p>0.640</text:p>
          </table:table-cell>
          <table:table-cell office:value-type="float" office:value="0.0568379763499331" calcext:value-type="float">
            <text:p>0.057</text:p>
          </table:table-cell>
          <table:table-cell office:value-type="float" office:value="0.529666666666667" calcext:value-type="float">
            <text:p>0.530</text:p>
          </table:table-cell>
          <table:table-cell office:value-type="float" office:value="0.0545613823545962" calcext:value-type="float">
            <text:p>0.05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9" office:value-type="float" office:value="0.0111554670204543" calcext:value-type="float">
            <text:p>0.011</text:p>
          </table:table-cell>
          <table:table-cell table:style-name="ce8" office:value-type="float" office:value="0.865666666666666" calcext:value-type="float">
            <text:p>0.866</text:p>
          </table:table-cell>
          <table:table-cell table:style-name="ce8" office:value-type="float" office:value="0.0144625954332777" calcext:value-type="float">
            <text:p>0.01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8" office:value-type="float" office:value="0.0174960312960143" calcext:value-type="float">
            <text:p>0.01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12422813026933" calcext:value-type="float">
            <text:p>0.011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1563883525403" calcext:value-type="float">
            <text:p>0.012</text:p>
          </table:table-cell>
          <table:table-cell table:style-name="ce31" table:formula="of:=MAX([.H43];[.J43];[.L43];[.N43];[.D43];[.F43])" office:value-type="float" office:value="0.893333333333333" calcext:value-type="float">
            <text:p>0.89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893333333333333" calcext:value-type="float">
            <text:p>0.893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04" calcext:value-type="float">
            <text:p>0.504</text:p>
          </table:table-cell>
          <table:table-cell office:value-type="float" office:value="0.0850620688412617" calcext:value-type="float">
            <text:p>0.085</text:p>
          </table:table-cell>
          <table:table-cell office:value-type="float" office:value="0.460333333333333" calcext:value-type="float">
            <text:p>0.460</text:p>
          </table:table-cell>
          <table:table-cell office:value-type="float" office:value="0.0290449842677029" calcext:value-type="float">
            <text:p>0.029</text:p>
          </table:table-cell>
          <table:table-cell office:value-type="float" office:value="0.483666666666667" calcext:value-type="float">
            <text:p>0.484</text:p>
          </table:table-cell>
          <table:table-cell office:value-type="float" office:value="0.0715832848273021" calcext:value-type="float">
            <text:p>0.07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581855270282529" calcext:value-type="float">
            <text:p>0.05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333333333333" calcext:value-type="float">
            <text:p>0.892</text:p>
          </table:table-cell>
          <table:table-cell table:style-name="ce10" office:value-type="float" office:value="0.0114017542509913" calcext:value-type="float">
            <text:p>0.0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74244400515801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41617638574986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5105325731192" calcext:value-type="float">
            <text:p>0.01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4];[.J44];[.L44];[.N44];[.D44];[.F44])" office:value-type="float" office:value="0.893" calcext:value-type="float">
            <text:p>0.893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893" calcext:value-type="float">
            <text:p>0.893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29666666666667" calcext:value-type="float">
            <text:p>0.530</text:p>
          </table:table-cell>
          <table:table-cell office:value-type="float" office:value="0.0410859532633181" calcext:value-type="float">
            <text:p>0.041</text:p>
          </table:table-cell>
          <table:table-cell office:value-type="float" office:value="0.406666666666667" calcext:value-type="float">
            <text:p>0.407</text:p>
          </table:table-cell>
          <table:table-cell office:value-type="float" office:value="0.0422459728521219" calcext:value-type="float">
            <text:p>0.042</text:p>
          </table:table-cell>
          <table:table-cell office:value-type="float" office:value="0.407666666666667" calcext:value-type="float">
            <text:p>0.408</text:p>
          </table:table-cell>
          <table:table-cell office:value-type="float" office:value="0.0634494549490642" calcext:value-type="float">
            <text:p>0.063</text:p>
          </table:table-cell>
          <table:table-cell office:value-type="float" office:value="0.454333333333333" calcext:value-type="float">
            <text:p>0.454</text:p>
          </table:table-cell>
          <table:table-cell office:value-type="float" office:value="0.0692780228098669" calcext:value-type="float">
            <text:p>0.06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4666666666667" calcext:value-type="float">
            <text:p>0.895</text:p>
          </table:table-cell>
          <table:table-cell table:style-name="ce10" office:value-type="float" office:value="0.0102333876220058" calcext:value-type="float">
            <text:p>0.010</text:p>
          </table:table-cell>
          <table:table-cell office:value-type="float" office:value="0.872666666666667" calcext:value-type="float">
            <text:p>0.873</text:p>
          </table:table-cell>
          <table:table-cell office:value-type="float" office:value="0.0131550581737807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office:value-type="float" office:value="0.0157233018867609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54110350074223" calcext:value-type="float">
            <text:p>0.015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30490527540422" calcext:value-type="float">
            <text:p>0.013</text:p>
          </table:table-cell>
          <table:table-cell table:style-name="ce31" table:formula="of:=MAX([.H45];[.J45];[.L45];[.N45];[.D45];[.F45])" office:value-type="float" office:value="0.894666666666667" calcext:value-type="float">
            <text:p>0.89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891666666666667" calcext:value-type="float">
            <text:p>0.892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42333333333333" calcext:value-type="float">
            <text:p>0.542</text:p>
          </table:table-cell>
          <table:table-cell office:value-type="float" office:value="0.0507526682385599" calcext:value-type="float">
            <text:p>0.051</text:p>
          </table:table-cell>
          <table:table-cell office:value-type="float" office:value="0.38" calcext:value-type="float">
            <text:p>0.380</text:p>
          </table:table-cell>
          <table:table-cell office:value-type="float" office:value="0.048290210648168" calcext:value-type="float">
            <text:p>0.048</text:p>
          </table:table-cell>
          <table:table-cell office:value-type="float" office:value="0.403666666666667" calcext:value-type="float">
            <text:p>0.404</text:p>
          </table:table-cell>
          <table:table-cell office:value-type="float" office:value="0.0615133228568323" calcext:value-type="float">
            <text:p>0.062</text:p>
          </table:table-cell>
          <table:table-cell office:value-type="float" office:value="0.437333333333333" calcext:value-type="float">
            <text:p>0.437</text:p>
          </table:table-cell>
          <table:table-cell office:value-type="float" office:value="0.0593085154088348" calcext:value-type="float">
            <text:p>0.05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666666666667" calcext:value-type="float">
            <text:p>0.893</text:p>
          </table:table-cell>
          <table:table-cell table:style-name="ce10" office:value-type="float" office:value="0.0111554670204543" calcext:value-type="float">
            <text:p>0.011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35708019905481" calcext:value-type="float">
            <text:p>0.014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5188057959797" calcext:value-type="float">
            <text:p>0.0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1678081656292" calcext:value-type="float">
            <text:p>0.012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46534030935555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13651514141548" calcext:value-type="float">
            <text:p>0.011</text:p>
          </table:table-cell>
          <table:table-cell table:style-name="ce31" table:formula="of:=MAX([.H46];[.J46];[.L46];[.N46];[.D46];[.F46])" office:value-type="float" office:value="0.893" calcext:value-type="float">
            <text:p>0.893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93" calcext:value-type="float">
            <text:p>0.893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40333333333333" calcext:value-type="float">
            <text:p>0.540</text:p>
          </table:table-cell>
          <table:table-cell office:value-type="float" office:value="0.0503239505603445" calcext:value-type="float">
            <text:p>0.050</text:p>
          </table:table-cell>
          <table:table-cell office:value-type="float" office:value="0.357333333333333" calcext:value-type="float">
            <text:p>0.357</text:p>
          </table:table-cell>
          <table:table-cell office:value-type="float" office:value="0.0397841397767725" calcext:value-type="float">
            <text:p>0.040</text:p>
          </table:table-cell>
          <table:table-cell office:value-type="float" office:value="0.421" calcext:value-type="float">
            <text:p>0.421</text:p>
          </table:table-cell>
          <table:table-cell office:value-type="float" office:value="0.0493231971568934" calcext:value-type="float">
            <text:p>0.049</text:p>
          </table:table-cell>
          <table:table-cell office:value-type="float" office:value="0.471333333333333" calcext:value-type="float">
            <text:p>0.471</text:p>
          </table:table-cell>
          <table:table-cell office:value-type="float" office:value="0.0404042077016738" calcext:value-type="float">
            <text:p>0.04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3" calcext:value-type="float">
            <text:p>0.893</text:p>
          </table:table-cell>
          <table:table-cell table:style-name="ce10" office:value-type="float" office:value="0.0125499003980111" calcext:value-type="float">
            <text:p>0.013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41126420866777" calcext:value-type="float">
            <text:p>0.014</text:p>
          </table:table-cell>
          <table:table-cell table:style-name="ce12" office:value-type="float" office:value="0.892" calcext:value-type="float">
            <text:p>0.892</text:p>
          </table:table-cell>
          <table:table-cell office:value-type="float" office:value="0.0141126420866777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356570311572" calcext:value-type="float">
            <text:p>0.014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23265747247337" calcext:value-type="float">
            <text:p>0.012</text:p>
          </table:table-cell>
          <table:table-cell table:style-name="ce31" table:formula="of:=MAX([.H47];[.J47];[.L47];[.N47];[.D47];[.F47])" office:value-type="float" office:value="0.893" calcext:value-type="float">
            <text:p>0.893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892" calcext:value-type="float">
            <text:p>0.892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36333333333333" calcext:value-type="float">
            <text:p>0.536</text:p>
          </table:table-cell>
          <table:table-cell office:value-type="float" office:value="0.0555327731064179" calcext:value-type="float">
            <text:p>0.056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34971442643852" calcext:value-type="float">
            <text:p>0.053</text:p>
          </table:table-cell>
          <table:table-cell office:value-type="float" office:value="0.421333333333333" calcext:value-type="float">
            <text:p>0.421</text:p>
          </table:table-cell>
          <table:table-cell office:value-type="float" office:value="0.0493062988989349" calcext:value-type="float">
            <text:p>0.049</text:p>
          </table:table-cell>
          <table:table-cell office:value-type="float" office:value="0.446" calcext:value-type="float">
            <text:p>0.446</text:p>
          </table:table-cell>
          <table:table-cell office:value-type="float" office:value="0.0150277521051331" calcext:value-type="float">
            <text:p>0.01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897" calcext:value-type="float">
            <text:p>0.897</text:p>
          </table:table-cell>
          <table:table-cell table:style-name="ce8" office:value-type="float" office:value="0.0154739925179135" calcext:value-type="float">
            <text:p>0.015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0.0204667752440116" calcext:value-type="float">
            <text:p>0.020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9" office:value-type="float" office:value="0.0138944433337775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31761569173682" calcext:value-type="float">
            <text:p>0.0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table:style-name="ce31" table:formula="of:=MAX([.H48];[.J48];[.L48];[.N48];[.D48];[.F48])" office:value-type="float" office:value="0.897" calcext:value-type="float">
            <text:p>0.89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EASY" calcext:value-type="string">
            <text:p>EASY</text:p>
          </table:table-cell>
          <table:table-cell table:style-name="ce31" table:formula="of:=MAX([.J48];[.L48];[.N48];[.H48])" office:value-type="float" office:value="0.891666666666667" calcext:value-type="float">
            <text:p>0.892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07" calcext:value-type="float">
            <text:p>0.407</text:p>
          </table:table-cell>
          <table:table-cell office:value-type="float" office:value="0.0380314197590477" calcext:value-type="float">
            <text:p>0.038</text:p>
          </table:table-cell>
          <table:table-cell office:value-type="float" office:value="0.502" calcext:value-type="float">
            <text:p>0.502</text:p>
          </table:table-cell>
          <table:table-cell office:value-type="float" office:value="0.0273455257359915" calcext:value-type="float">
            <text:p>0.027</text:p>
          </table:table-cell>
          <table:table-cell office:value-type="float" office:value="0.495666666666667" calcext:value-type="float">
            <text:p>0.496</text:p>
          </table:table-cell>
          <table:table-cell office:value-type="float" office:value="0.1015340665327" calcext:value-type="float">
            <text:p>0.102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44212321898019" calcext:value-type="float">
            <text:p>0.08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74801474695025" calcext:value-type="float">
            <text:p>0.017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139443337755679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3939949617187" calcext:value-type="float">
            <text:p>0.012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16308975482452" calcext:value-type="float">
            <text:p>0.012</text:p>
          </table:table-cell>
          <table:table-cell table:style-name="ce31" table:formula="of:=MAX([.H49];[.J49];[.L49];[.N49];[.D49];[.F49])" office:value-type="float" office:value="0.897" calcext:value-type="float">
            <text:p>0.89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EASY" calcext:value-type="string">
            <text:p>EASY</text:p>
          </table:table-cell>
          <table:table-cell table:style-name="ce31" table:formula="of:=MAX([.J49];[.L49];[.N49];[.H49])" office:value-type="float" office:value="0.895" calcext:value-type="float">
            <text:p>0.895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office:value-type="float" office:value="0.0523794913216147" calcext:value-type="float">
            <text:p>0.052</text:p>
          </table:table-cell>
          <table:table-cell office:value-type="float" office:value="0.465666666666667" calcext:value-type="float">
            <text:p>0.466</text:p>
          </table:table-cell>
          <table:table-cell office:value-type="float" office:value="0.0190977020141749" calcext:value-type="float">
            <text:p>0.019</text:p>
          </table:table-cell>
          <table:table-cell office:value-type="float" office:value="0.444" calcext:value-type="float">
            <text:p>0.444</text:p>
          </table:table-cell>
          <table:table-cell office:value-type="float" office:value="0.103007550963779" calcext:value-type="float">
            <text:p>0.103</text:p>
          </table:table-cell>
          <table:table-cell office:value-type="float" office:value="0.531" calcext:value-type="float">
            <text:p>0.531</text:p>
          </table:table-cell>
          <table:table-cell office:value-type="float" office:value="0.152777979797846" calcext:value-type="float">
            <text:p>0.15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66416478884888" calcext:value-type="float">
            <text:p>0.017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47855034108112" calcext:value-type="float">
            <text:p>0.015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36727628679957" calcext:value-type="float">
            <text:p>0.014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67663684532791" calcext:value-type="float">
            <text:p>0.01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7855034108112" calcext:value-type="float">
            <text:p>0.015</text:p>
          </table:table-cell>
          <table:table-cell table:style-name="ce31" table:formula="of:=MAX([.H50];[.J50];[.L50];[.N50];[.D50];[.F50])" office:value-type="float" office:value="0.895333333333333" calcext:value-type="float">
            <text:p>0.895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EASY" calcext:value-type="string">
            <text:p>EASY</text:p>
          </table:table-cell>
          <table:table-cell table:style-name="ce31" table:formula="of:=MAX([.J50];[.L50];[.N50];[.H50])" office:value-type="float" office:value="0.894333333333333" calcext:value-type="float">
            <text:p>0.894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82666666666667" calcext:value-type="float">
            <text:p>0.383</text:p>
          </table:table-cell>
          <table:table-cell office:value-type="float" office:value="0.048842149374854" calcext:value-type="float">
            <text:p>0.049</text:p>
          </table:table-cell>
          <table:table-cell office:value-type="float" office:value="0.541666666666667" calcext:value-type="float">
            <text:p>0.542</text:p>
          </table:table-cell>
          <table:table-cell office:value-type="float" office:value="0.0737770665963045" calcext:value-type="float">
            <text:p>0.07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916105889076148" calcext:value-type="float">
            <text:p>0.092</text:p>
          </table:table-cell>
          <table:table-cell office:value-type="float" office:value="0.536666666666667" calcext:value-type="float">
            <text:p>0.537</text:p>
          </table:table-cell>
          <table:table-cell office:value-type="float" office:value="0.1452057926607" calcext:value-type="float">
            <text:p>0.14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45296631451355" calcext:value-type="float">
            <text:p>0.015</text:p>
          </table:table-cell>
          <table:table-cell office:value-type="float" office:value="0.87" calcext:value-type="float">
            <text:p>0.870</text:p>
          </table:table-cell>
          <table:table-cell office:value-type="float" office:value="0.0140929454377398" calcext:value-type="float">
            <text:p>0.014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1126420866777" calcext:value-type="float">
            <text:p>0.014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62873502380767" calcext:value-type="float">
            <text:p>0.016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3794121131039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3378370155478" calcext:value-type="float">
            <text:p>0.012</text:p>
          </table:table-cell>
          <table:table-cell table:style-name="ce31" table:formula="of:=MAX([.H51];[.J51];[.L51];[.N51];[.D51];[.F51])" office:value-type="float" office:value="0.896666666666667" calcext:value-type="float">
            <text:p>0.89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EASY" calcext:value-type="string">
            <text:p>EASY</text:p>
          </table:table-cell>
          <table:table-cell table:style-name="ce31" table:formula="of:=MAX([.J51];[.L51];[.N51];[.H51])" office:value-type="float" office:value="0.894666666666667" calcext:value-type="float">
            <text:p>0.895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79333333333333" calcext:value-type="float">
            <text:p>0.379</text:p>
          </table:table-cell>
          <table:table-cell office:value-type="float" office:value="0.051526692111953" calcext:value-type="float">
            <text:p>0.052</text:p>
          </table:table-cell>
          <table:table-cell office:value-type="float" office:value="0.499666666666667" calcext:value-type="float">
            <text:p>0.500</text:p>
          </table:table-cell>
          <table:table-cell office:value-type="float" office:value="0.0287324825860132" calcext:value-type="float">
            <text:p>0.0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0924256457916308" calcext:value-type="float">
            <text:p>0.092</text:p>
          </table:table-cell>
          <table:table-cell office:value-type="float" office:value="0.461666666666667" calcext:value-type="float">
            <text:p>0.462</text:p>
          </table:table-cell>
          <table:table-cell office:value-type="float" office:value="0.11129914644776" calcext:value-type="float">
            <text:p>0.1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666666666667" calcext:value-type="float">
            <text:p>0.896</text:p>
          </table:table-cell>
          <table:table-cell office:value-type="float" office:value="0.0152114722788062" calcext:value-type="float">
            <text:p>0.015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600347184554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26600860098885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81989159174991" calcext:value-type="float">
            <text:p>0.008</text:p>
          </table:table-cell>
          <table:table-cell table:style-name="ce31" table:formula="of:=MAX([.H52];[.J52];[.L52];[.N52];[.D52];[.F52])" office:value-type="float" office:value="0.895666666666667" calcext:value-type="float">
            <text:p>0.896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894666666666667" calcext:value-type="float">
            <text:p>0.895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78333333333333" calcext:value-type="float">
            <text:p>0.378</text:p>
          </table:table-cell>
          <table:table-cell office:value-type="float" office:value="0.0521616078484294" calcext:value-type="float">
            <text:p>0.052</text:p>
          </table:table-cell>
          <table:table-cell office:value-type="float" office:value="0.489666666666667" calcext:value-type="float">
            <text:p>0.490</text:p>
          </table:table-cell>
          <table:table-cell office:value-type="float" office:value="0.0230156951279387" calcext:value-type="float">
            <text:p>0.023</text:p>
          </table:table-cell>
          <table:table-cell office:value-type="float" office:value="0.434333333333333" calcext:value-type="float">
            <text:p>0.434</text:p>
          </table:table-cell>
          <table:table-cell office:value-type="float" office:value="0.0737356389030735" calcext:value-type="float">
            <text:p>0.074</text:p>
          </table:table-cell>
          <table:table-cell office:value-type="float" office:value="0.445666666666667" calcext:value-type="float">
            <text:p>0.446</text:p>
          </table:table-cell>
          <table:table-cell office:value-type="float" office:value="0.123100004513043" calcext:value-type="float">
            <text:p>0.123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53839743456191" calcext:value-type="float">
            <text:p>0.015</text:p>
          </table:table-cell>
          <table:table-cell table:style-name="ce8" table:number-columns-repeated="4"/>
          <table:table-cell table:number-columns-repeated="12"/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51657508881031" calcext:value-type="float">
            <text:p>0.015</text:p>
          </table:table-cell>
          <table:table-cell table:number-columns-repeated="16"/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16"/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16428327977153" calcext:value-type="float">
            <text:p>0.012</text:p>
          </table:table-cell>
          <table:table-cell table:number-columns-repeated="16"/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9443337755679" calcext:value-type="float">
            <text:p>0.014</text:p>
          </table:table-cell>
          <table:table-cell table:number-columns-repeated="16"/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9333333333333" calcext:value-type="float">
            <text:p>0.909</text:p>
          </table:table-cell>
          <table:table-cell table:style-name="ce8" office:value-type="float" office:value="0.0157056253191863" calcext:value-type="float">
            <text:p>0.016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910666666666667" calcext:value-type="float">
            <text:p>0.911</text:p>
          </table:table-cell>
          <table:table-cell table:style-name="ce9" office:value-type="float" office:value="0.0118790197874703" calcext:value-type="float">
            <text:p>0.0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7384539747207" calcext:value-type="float">
            <text:p>0.017</text:p>
          </table:table-cell>
          <table:table-cell table:style-name="ce31" table:formula="of:=MAX([.H8];[.J8];[.L8];[.N8];[.D8];[.F8])" office:value-type="float" office:value="0.917333333333333" calcext:value-type="float">
            <text:p>0.91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17333333333333" calcext:value-type="float">
            <text:p>0.91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44" calcext:value-type="float">
            <text:p>0.644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627333333333333" calcext:value-type="float">
            <text:p>0.627</text:p>
          </table:table-cell>
          <table:table-cell office:value-type="float" office:value="0.0306775343062493" calcext:value-type="float">
            <text:p>0.031</text:p>
          </table:table-cell>
          <table:table-cell office:value-type="float" office:value="0.620666666666667" calcext:value-type="float">
            <text:p>0.621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620666666666667" calcext:value-type="float">
            <text:p>0.621</text:p>
          </table:table-cell>
          <table:table-cell office:value-type="float" office:value="0.0168983891408488" calcext:value-type="float">
            <text:p>0.01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6431676725155" calcext:value-type="float">
            <text:p>0.016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36218778278016" calcext:value-type="float">
            <text:p>0.014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13038833052088" calcext:value-type="float">
            <text:p>0.011</text:p>
          </table:table-cell>
          <table:table-cell table:style-name="ce31" table:formula="of:=MAX([.H9];[.J9];[.L9];[.N9];[.D9];[.F9])" office:value-type="float" office:value="0.916666666666667" calcext:value-type="float">
            <text:p>0.917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916666666666667" calcext:value-type="float">
            <text:p>0.917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16666666666667" calcext:value-type="float">
            <text:p>0.617</text:p>
          </table:table-cell>
          <table:table-cell office:value-type="float" office:value="0.0052704627669472" calcext:value-type="float">
            <text:p>0.005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7333333333333" calcext:value-type="float">
            <text:p>0.627</text:p>
          </table:table-cell>
          <table:table-cell office:value-type="float" office:value="0.0109036181558641" calcext:value-type="float">
            <text:p>0.011</text:p>
          </table:table-cell>
          <table:table-cell office:value-type="float" office:value="0.63" calcext:value-type="float">
            <text:p>0.630</text:p>
          </table:table-cell>
          <table:table-cell office:value-type="float" office:value="0.0156347191994114" calcext:value-type="float">
            <text:p>0.01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15470053837925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18790197874702" calcext:value-type="float">
            <text:p>0.012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6431676725155" calcext:value-type="float">
            <text:p>0.016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01653004546512" calcext:value-type="float">
            <text:p>0.010</text:p>
          </table:table-cell>
          <table:table-cell table:style-name="ce31" table:formula="of:=MAX([.H10];[.J10];[.L10];[.N10];[.D10];[.F10])" office:value-type="float" office:value="0.918666666666667" calcext:value-type="float">
            <text:p>0.919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918666666666667" calcext:value-type="float">
            <text:p>0.919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16" calcext:value-type="float">
            <text:p>0.616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634" calcext:value-type="float">
            <text:p>0.634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2666666666667" calcext:value-type="float">
            <text:p>0.633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5" calcext:value-type="float">
            <text:p>0.014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0384048104052" calcext:value-type="float">
            <text:p>0.013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14017542509913" calcext:value-type="float">
            <text:p>0.011</text:p>
          </table:table-cell>
          <table:table-cell table:style-name="ce31" table:formula="of:=MAX([.H11];[.J11];[.L11];[.N11];[.D11];[.F11])" office:value-type="float" office:value="0.919333333333333" calcext:value-type="float">
            <text:p>0.91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919333333333333" calcext:value-type="float">
            <text:p>0.919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18666666666667" calcext:value-type="float">
            <text:p>0.619</text:p>
          </table:table-cell>
          <table:table-cell office:value-type="float" office:value="0.0018257418583505" calcext:value-type="float">
            <text:p>0.002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2666666666667" calcext:value-type="float">
            <text:p>0.633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17851130197758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7196014438797" calcext:value-type="float">
            <text:p>0.015</text:p>
          </table:table-cell>
          <table:table-cell table:style-name="ce31" table:formula="of:=MAX([.H12];[.J12];[.L12];[.N12];[.D12];[.F12])" office:value-type="float" office:value="0.917333333333333" calcext:value-type="float">
            <text:p>0.917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917333333333333" calcext:value-type="float">
            <text:p>0.917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7333333333333" calcext:value-type="float">
            <text:p>0.627</text:p>
          </table:table-cell>
          <table:table-cell office:value-type="float" office:value="0.020869967789998" calcext:value-type="float">
            <text:p>0.02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2666666666667" calcext:value-type="float">
            <text:p>0.633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2" calcext:value-type="float">
            <text:p>0.920</text:p>
          </table:table-cell>
          <table:table-cell table:style-name="ce8" office:value-type="float" office:value="0.0174801474695025" calcext:value-type="float">
            <text:p>0.017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16766368453279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0554594383897" calcext:value-type="float">
            <text:p>0.0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34994089760194" calcext:value-type="float">
            <text:p>0.02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59164485150844" calcext:value-type="float">
            <text:p>0.016</text:p>
          </table:table-cell>
          <table:table-cell table:style-name="ce31" table:formula="of:=MAX([.H13];[.J13];[.L13];[.N13];[.D13];[.F13])" office:value-type="float" office:value="0.922" calcext:value-type="float">
            <text:p>0.922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9" calcext:value-type="string">
            <text:p>SPLIT9</text:p>
          </table:table-cell>
          <table:table-cell table:style-name="ce31" table:formula="of:=MAX([.J13];[.L13];[.N13];[.H13])" office:value-type="float" office:value="0.922" calcext:value-type="float">
            <text:p>0.922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29333333333333" calcext:value-type="float">
            <text:p>0.629</text:p>
          </table:table-cell>
          <table:table-cell office:value-type="float" office:value="0.0160554594383897" calcext:value-type="float">
            <text:p>0.016</text:p>
          </table:table-cell>
          <table:table-cell office:value-type="float" office:value="0.637333333333333" calcext:value-type="float">
            <text:p>0.637</text:p>
          </table:table-cell>
          <table:table-cell office:value-type="float" office:value="0.0098319208025017" calcext:value-type="float">
            <text:p>0.010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70945085399441" calcext:value-type="float">
            <text:p>0.0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016431676725155" calcext:value-type="float">
            <text:p>0.01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6666666666667" calcext:value-type="float">
            <text:p>0.917</text:p>
          </table:table-cell>
          <table:table-cell office:value-type="float" office:value="0.0188561808316412" calcext:value-type="float">
            <text:p>0.019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35400640077265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3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9967317119759" calcext:value-type="float">
            <text:p>0.017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5277529318028" calcext:value-type="float">
            <text:p>0.016</text:p>
          </table:table-cell>
          <table:table-cell table:style-name="ce31" table:formula="of:=MAX([.H14];[.J14];[.L14];[.N14];[.D14];[.F14])" office:value-type="float" office:value="0.918" calcext:value-type="float">
            <text:p>0.918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COMBO" calcext:value-type="string">
            <text:p>COMBO</text:p>
          </table:table-cell>
          <table:table-cell table:style-name="ce31" table:formula="of:=MAX([.J14];[.L14];[.N14];[.H14])" office:value-type="float" office:value="0.918" calcext:value-type="float">
            <text:p>0.918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18" calcext:value-type="float">
            <text:p>0.618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2594997574716" calcext:value-type="float">
            <text:p>0.014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256238807393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3181755520454" calcext:value-type="float">
            <text:p>0.018</text:p>
          </table:table-cell>
          <table:table-cell table:style-name="ce31" table:formula="of:=MAX([.H15];[.J15];[.L15];[.N15];[.D15];[.F15])" office:value-type="float" office:value="0.918666666666667" calcext:value-type="float">
            <text:p>0.919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18666666666667" calcext:value-type="float">
            <text:p>0.919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18666666666667" calcext:value-type="float">
            <text:p>0.619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8666666666667" calcext:value-type="float">
            <text:p>0.919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5018507101425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8046010366839" calcext:value-type="float">
            <text:p>0.02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9814700361628" calcext:value-type="float">
            <text:p>0.015</text:p>
          </table:table-cell>
          <table:table-cell table:style-name="ce31" table:formula="of:=MAX([.H16];[.J16];[.L16];[.N16];[.D16];[.F16])" office:value-type="float" office:value="0.918666666666667" calcext:value-type="float">
            <text:p>0.919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918" calcext:value-type="float">
            <text:p>0.918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" calcext:value-type="float">
            <text:p>0.620</text:p>
          </table:table-cell>
          <table:table-cell office:value-type="float" office:value="0.0047140452079103" calcext:value-type="float">
            <text:p>0.005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224103150852954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3978318349984" calcext:value-type="float">
            <text:p>0.016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80431581369658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7436854187255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17];[.J17];[.L17];[.N17];[.D17];[.F17])" office:value-type="float" office:value="0.918" calcext:value-type="float">
            <text:p>0.91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18" calcext:value-type="float">
            <text:p>0.918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5333333333333" calcext:value-type="float">
            <text:p>0.635</text:p>
          </table:table-cell>
          <table:table-cell office:value-type="float" office:value="0.020083160441856" calcext:value-type="float">
            <text:p>0.02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0250998007960222" calcext:value-type="float">
            <text:p>0.025</text:p>
          </table:table-cell>
          <table:table-cell table:style-name="ce8" office:value-type="float" office:value="0.910666666666667" calcext:value-type="float">
            <text:p>0.911</text:p>
          </table:table-cell>
          <table:table-cell table:style-name="ce8" office:value-type="float" office:value="0.0136218778278017" calcext:value-type="float">
            <text:p>0.014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206827894099847" calcext:value-type="float">
            <text:p>0.021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68983891408488" calcext:value-type="float">
            <text:p>0.017</text:p>
          </table:table-cell>
          <table:table-cell table:style-name="ce31" table:formula="of:=MAX([.H18];[.J18];[.L18];[.N18];[.D18];[.F18])" office:value-type="float" office:value="0.92" calcext:value-type="float">
            <text:p>0.920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4" calcext:value-type="string">
            <text:p>SPLIT4</text:p>
          </table:table-cell>
          <table:table-cell table:style-name="ce31" table:formula="of:=MAX([.J18];[.L18];[.N18];[.H18])" office:value-type="float" office:value="0.92" calcext:value-type="float">
            <text:p>0.920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34666666666667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08965706915433" calcext:value-type="float">
            <text:p>0.02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01935083078146" calcext:value-type="float">
            <text:p>0.020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6347191994114" calcext:value-type="float">
            <text:p>0.016</text:p>
          </table:table-cell>
          <table:table-cell table:style-name="ce31" table:formula="of:=MAX([.H19];[.J19];[.L19];[.N19];[.D19];[.F19])" office:value-type="float" office:value="0.919333333333333" calcext:value-type="float">
            <text:p>0.91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19333333333333" calcext:value-type="float">
            <text:p>0.919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339250415407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6439217576591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2" calcext:value-type="float">
            <text:p>0.920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6626010212794" calcext:value-type="float">
            <text:p>0.014</text:p>
          </table:table-cell>
          <table:table-cell table:style-name="ce31" table:formula="of:=MAX([.H20];[.J20];[.L20];[.N20];[.D20];[.F20])" office:value-type="float" office:value="0.92" calcext:value-type="float">
            <text:p>0.920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92" calcext:value-type="float">
            <text:p>0.920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9814700361628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6218778278017" calcext:value-type="float">
            <text:p>0.014</text:p>
          </table:table-cell>
          <table:table-cell table:style-name="ce31" table:formula="of:=MAX([.H21];[.J21];[.L21];[.N21];[.D21];[.F21])" office:value-type="float" office:value="0.92" calcext:value-type="float">
            <text:p>0.920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92" calcext:value-type="float">
            <text:p>0.920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781745670272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2275485928507" calcext:value-type="float">
            <text:p>0.016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8885438199982" calcext:value-type="float">
            <text:p>0.0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4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2594997574716" calcext:value-type="float">
            <text:p>0.014</text:p>
          </table:table-cell>
          <table:table-cell table:style-name="ce31" table:formula="of:=MAX([.H22];[.J22];[.L22];[.N22];[.D22];[.F22])" office:value-type="float" office:value="0.918666666666667" calcext:value-type="float">
            <text:p>0.919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18666666666667" calcext:value-type="float">
            <text:p>0.919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15333333333333" calcext:value-type="float">
            <text:p>0.915</text:p>
          </table:table-cell>
          <table:table-cell table:style-name="ce8" office:value-type="float" office:value="0.0211607603308051" calcext:value-type="float">
            <text:p>0.021</text:p>
          </table:table-cell>
          <table:table-cell table:style-name="ce8" office:value-type="float" office:value="0.905333333333333" calcext:value-type="float">
            <text:p>0.905</text:p>
          </table:table-cell>
          <table:table-cell table:style-name="ce8" office:value-type="float" office:value="0.0170945085399441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5663648530522" calcext:value-type="float">
            <text:p>0.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347819244295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2204860051343" calcext:value-type="float">
            <text:p>0.014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28235893744475" calcext:value-type="float">
            <text:p>0.013</text:p>
          </table:table-cell>
          <table:table-cell table:style-name="ce31" table:formula="of:=MAX([.H23];[.J23];[.L23];[.N23];[.D23];[.F23])" office:value-type="float" office:value="0.917333333333333" calcext:value-type="float">
            <text:p>0.917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COMBO" calcext:value-type="string">
            <text:p>COMBO</text:p>
          </table:table-cell>
          <table:table-cell table:style-name="ce31" table:formula="of:=MAX([.J23];[.L23];[.N23];[.H23])" office:value-type="float" office:value="0.917333333333333" calcext:value-type="float">
            <text:p>0.917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28666666666667" calcext:value-type="float">
            <text:p>0.629</text:p>
          </table:table-cell>
          <table:table-cell office:value-type="float" office:value="0.011450376024878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640666666666667" calcext:value-type="float">
            <text:p>0.64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619333333333333" calcext:value-type="float">
            <text:p>0.619</text:p>
          </table:table-cell>
          <table:table-cell office:value-type="float" office:value="0.0082999330653258" calcext:value-type="float">
            <text:p>0.00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23827837473377" calcext:value-type="float">
            <text:p>0.012</text:p>
          </table:table-cell>
          <table:table-cell table:style-name="ce20" office:value-type="float" office:value="0.922" calcext:value-type="float">
            <text:p>0.922</text:p>
          </table:table-cell>
          <table:table-cell table:style-name="ce10" office:value-type="float" office:value="0.0157409586041568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4144988736264" calcext:value-type="float">
            <text:p>0.014</text:p>
          </table:table-cell>
          <table:table-cell table:style-name="ce31" table:formula="of:=MAX([.H24];[.J24];[.L24];[.N24];[.D24];[.F24])" office:value-type="float" office:value="0.922" calcext:value-type="float">
            <text:p>0.922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COMBO" calcext:value-type="string">
            <text:p>COMBO</text:p>
          </table:table-cell>
          <table:table-cell table:style-name="ce31" table:formula="of:=MAX([.J24];[.L24];[.N24];[.H24])" office:value-type="float" office:value="0.922" calcext:value-type="float">
            <text:p>0.922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17333333333333" calcext:value-type="float">
            <text:p>0.617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219342451684828" calcext:value-type="float">
            <text:p>0.022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74164673034841" calcext:value-type="float">
            <text:p>0.017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57409586041567" calcext:value-type="float">
            <text:p>0.016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4" calcext:value-type="float">
            <text:p>0.014</text:p>
          </table:table-cell>
          <table:table-cell table:style-name="ce31" table:formula="of:=MAX([.H25];[.J25];[.L25];[.N25];[.D25];[.F25])" office:value-type="float" office:value="0.919333333333333" calcext:value-type="float">
            <text:p>0.91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SPLIT2" calcext:value-type="string">
            <text:p>SPLIT2</text:p>
          </table:table-cell>
          <table:table-cell table:style-name="ce31" table:formula="of:=MAX([.J25];[.L25];[.N25];[.H25])" office:value-type="float" office:value="0.919333333333333" calcext:value-type="float">
            <text:p>0.919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18" calcext:value-type="float">
            <text:p>0.618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87971629064955" calcext:value-type="float">
            <text:p>0.019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60900245148628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32077418374393" calcext:value-type="float">
            <text:p>0.013</text:p>
          </table:table-cell>
          <table:table-cell table:style-name="ce31" table:formula="of:=MAX([.H26];[.J26];[.L26];[.N26];[.D26];[.F26])" office:value-type="float" office:value="0.918666666666667" calcext:value-type="float">
            <text:p>0.919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COMBO" calcext:value-type="string">
            <text:p>COMBO</text:p>
          </table:table-cell>
          <table:table-cell table:style-name="ce31" table:formula="of:=MAX([.J26];[.L26];[.N26];[.H26])" office:value-type="float" office:value="0.918666666666667" calcext:value-type="float">
            <text:p>0.919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18" calcext:value-type="float">
            <text:p>0.618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4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16904519445" calcext:value-type="float">
            <text:p>0.0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6439217576591" calcext:value-type="float">
            <text:p>0.015</text:p>
          </table:table-cell>
          <table:table-cell table:style-name="ce31" table:formula="of:=MAX([.H27];[.J27];[.L27];[.N27];[.D27];[.F27])" office:value-type="float" office:value="0.918" calcext:value-type="float">
            <text:p>0.91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COMBO" calcext:value-type="string">
            <text:p>COMBO</text:p>
          </table:table-cell>
          <table:table-cell table:style-name="ce31" table:formula="of:=MAX([.J27];[.L27];[.N27];[.H27])" office:value-type="float" office:value="0.918" calcext:value-type="float">
            <text:p>0.918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4666666666667" calcext:value-type="float">
            <text:p>0.635</text:p>
          </table:table-cell>
          <table:table-cell office:value-type="float" office:value="0.0214216920174128" calcext:value-type="float">
            <text:p>0.02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3333333333333" calcext:value-type="float">
            <text:p>0.913</text:p>
          </table:table-cell>
          <table:table-cell table:style-name="ce8" office:value-type="float" office:value="0.0224845626053867" calcext:value-type="float">
            <text:p>0.022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184089350286454" calcext:value-type="float">
            <text:p>0.018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75752351019521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2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28];[.J28];[.L28];[.N28];[.D28];[.F28])" office:value-type="float" office:value="0.917333333333333" calcext:value-type="float">
            <text:p>0.917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9" calcext:value-type="string">
            <text:p>SPLIT9</text:p>
          </table:table-cell>
          <table:table-cell table:style-name="ce31" table:formula="of:=MAX([.J28];[.L28];[.N28];[.H28])" office:value-type="float" office:value="0.917333333333333" calcext:value-type="float">
            <text:p>0.917</text:p>
          </table:table-cell>
          <table:table-cell table:style-name="ce33" table:formula="of:=IF([.R28]=[.H28];[.$H$1];IF([.R28]=[.J28];[.$J$1];IF([.R28]=[.L28];[.$L$1];IF([.R28]=[.N2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32666666666667" calcext:value-type="float">
            <text:p>0.633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638666666666667" calcext:value-type="float">
            <text:p>0.639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632666666666667" calcext:value-type="float">
            <text:p>0.633</text:p>
          </table:table-cell>
          <table:table-cell office:value-type="float" office:value="0.0129957257930785" calcext:value-type="float">
            <text:p>0.013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21563883525403" calcext:value-type="float">
            <text:p>0.01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19342451684827" calcext:value-type="float">
            <text:p>0.022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9150146121482" calcext:value-type="float">
            <text:p>0.0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8574603146385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39443337755679" calcext:value-type="float">
            <text:p>0.014</text:p>
          </table:table-cell>
          <table:table-cell table:style-name="ce31" table:formula="of:=MAX([.H29];[.J29];[.L29];[.N29];[.D29];[.F29])" office:value-type="float" office:value="0.92" calcext:value-type="float">
            <text:p>0.920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92" calcext:value-type="float">
            <text:p>0.920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2666666666667" calcext:value-type="float">
            <text:p>0.633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5251790546172" calcext:value-type="float">
            <text:p>0.02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5400640077266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92064803878506" calcext:value-type="float">
            <text:p>0.0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77951304200522" calcext:value-type="float">
            <text:p>0.018</text:p>
          </table:table-cell>
          <table:table-cell table:style-name="ce31" table:formula="of:=MAX([.H30];[.J30];[.L30];[.N30];[.D30];[.F30])" office:value-type="float" office:value="0.918" calcext:value-type="float">
            <text:p>0.91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2" calcext:value-type="string">
            <text:p>SPLIT2</text:p>
          </table:table-cell>
          <table:table-cell table:style-name="ce31" table:formula="of:=MAX([.J30];[.L30];[.N30];[.H30])" office:value-type="float" office:value="0.918" calcext:value-type="float">
            <text:p>0.918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98319208025017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01384099559909" calcext:value-type="float">
            <text:p>0.020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40633487398193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78574603146385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6347191994114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563490039905" calcext:value-type="float">
            <text:p>0.016</text:p>
          </table:table-cell>
          <table:table-cell table:style-name="ce31" table:formula="of:=MAX([.H31];[.J31];[.L31];[.N31];[.D31];[.F31])" office:value-type="float" office:value="0.918666666666667" calcext:value-type="float">
            <text:p>0.919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918666666666667" calcext:value-type="float">
            <text:p>0.919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17224014243685" calcext:value-type="float">
            <text:p>0.017</text:p>
          </table:table-cell>
          <table:table-cell table:style-name="ce20" office:value-type="float" office:value="0.915333333333333" calcext:value-type="float">
            <text:p>0.915</text:p>
          </table:table-cell>
          <table:table-cell table:style-name="ce10" office:value-type="float" office:value="0.0189443629845104" calcext:value-type="float">
            <text:p>0.019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62617478902006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71593835683117" calcext:value-type="float">
            <text:p>0.017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4164078649987" calcext:value-type="float">
            <text:p>0.013</text:p>
          </table:table-cell>
          <table:table-cell table:style-name="ce31" table:formula="of:=MAX([.H32];[.J32];[.L32];[.N32];[.D32];[.F32])" office:value-type="float" office:value="0.918666666666667" calcext:value-type="float">
            <text:p>0.91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2" calcext:value-type="string">
            <text:p>SPLIT2</text:p>
          </table:table-cell>
          <table:table-cell table:style-name="ce31" table:formula="of:=MAX([.J32];[.L32];[.N32];[.H32])" office:value-type="float" office:value="0.918666666666667" calcext:value-type="float">
            <text:p>0.919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2666666666667" calcext:value-type="float">
            <text:p>0.913</text:p>
          </table:table-cell>
          <table:table-cell table:style-name="ce8" office:value-type="float" office:value="0.0295710068216225" calcext:value-type="float">
            <text:p>0.030</text:p>
          </table:table-cell>
          <table:table-cell table:style-name="ce8" office:value-type="float" office:value="0.906666666666667" calcext:value-type="float">
            <text:p>0.907</text:p>
          </table:table-cell>
          <table:table-cell table:style-name="ce8" office:value-type="float" office:value="0.0117851130197757" calcext:value-type="float">
            <text:p>0.012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0869967789998" calcext:value-type="float">
            <text:p>0.021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table:style-name="ce31" table:formula="of:=MAX([.H33];[.J33];[.L33];[.N33];[.D33];[.F33])" office:value-type="float" office:value="0.920666666666667" calcext:value-type="float">
            <text:p>0.92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920666666666667" calcext:value-type="float">
            <text:p>0.92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20666666666667" calcext:value-type="float">
            <text:p>0.621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609333333333333" calcext:value-type="float">
            <text:p>0.609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62275485928507" calcext:value-type="float">
            <text:p>0.016</text:p>
          </table:table-cell>
          <table:table-cell office:value-type="float" office:value="0.607333333333333" calcext:value-type="float">
            <text:p>0.607</text:p>
          </table:table-cell>
          <table:table-cell office:value-type="float" office:value="0.0089442719099991" calcext:value-type="float">
            <text:p>0.00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95897880282294" calcext:value-type="float">
            <text:p>0.030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47879899234376" calcext:value-type="float">
            <text:p>0.025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227791327510265" calcext:value-type="float">
            <text:p>0.023</text:p>
          </table:table-cell>
          <table:table-cell office:value-type="float" office:value="0.918666666666666" calcext:value-type="float">
            <text:p>0.919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13437474581095" calcext:value-type="float">
            <text:p>0.021</text:p>
          </table:table-cell>
          <table:table-cell table:style-name="ce31" table:formula="of:=MAX([.H34];[.J34];[.L34];[.N34];[.D34];[.F34])" office:value-type="float" office:value="0.920666666666667" calcext:value-type="float">
            <text:p>0.921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920666666666667" calcext:value-type="float">
            <text:p>0.921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16" calcext:value-type="float">
            <text:p>0.616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61" calcext:value-type="float">
            <text:p>0.610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612666666666667" calcext:value-type="float">
            <text:p>0.613</text:p>
          </table:table-cell>
          <table:table-cell office:value-type="float" office:value="0.00494413232473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308580981627549" calcext:value-type="float">
            <text:p>0.031</text:p>
          </table:table-cell>
          <table:table-cell office:value-type="float" office:value="0.91" calcext:value-type="float">
            <text:p>0.910</text:p>
          </table:table-cell>
          <table:table-cell office:value-type="float" office:value="0.0131233464566863" calcext:value-type="float">
            <text:p>0.013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4103150852954" calcext:value-type="float">
            <text:p>0.022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213957420478416" calcext:value-type="float">
            <text:p>0.0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35];[.J35];[.L35];[.N35];[.D35];[.F35])" office:value-type="float" office:value="0.919333333333333" calcext:value-type="float">
            <text:p>0.919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COMBO" calcext:value-type="string">
            <text:p>COMBO</text:p>
          </table:table-cell>
          <table:table-cell table:style-name="ce31" table:formula="of:=MAX([.J35];[.L35];[.N35];[.H35])" office:value-type="float" office:value="0.919333333333333" calcext:value-type="float">
            <text:p>0.919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13333333333333" calcext:value-type="float">
            <text:p>0.613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611333333333333" calcext:value-type="float">
            <text:p>0.611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61" calcext:value-type="float">
            <text:p>0.610</text:p>
          </table:table-cell>
          <table:table-cell office:value-type="float" office:value="0.0074535599249992" calcext:value-type="float">
            <text:p>0.00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" calcext:value-type="float">
            <text:p>0.910</text:p>
          </table:table-cell>
          <table:table-cell office:value-type="float" office:value="0.0105409255338946" calcext:value-type="float">
            <text:p>0.011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7791327510265" calcext:value-type="float">
            <text:p>0.023</text:p>
          </table:table-cell>
          <table:table-cell office:value-type="float" office:value="0.92" calcext:value-type="float">
            <text:p>0.920</text:p>
          </table:table-cell>
          <table:table-cell office:value-type="float" office:value="0.0205480466765632" calcext:value-type="float">
            <text:p>0.021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8885438199982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8815056660954" calcext:value-type="float">
            <text:p>0.016</text:p>
          </table:table-cell>
          <table:table-cell table:style-name="ce31" table:formula="of:=MAX([.H36];[.J36];[.L36];[.N36];[.D36];[.F36])" office:value-type="float" office:value="0.92" calcext:value-type="float">
            <text:p>0.920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SPLIT2" calcext:value-type="string">
            <text:p>SPLIT2</text:p>
          </table:table-cell>
          <table:table-cell table:style-name="ce31" table:formula="of:=MAX([.J36];[.L36];[.N36];[.H36])" office:value-type="float" office:value="0.92" calcext:value-type="float">
            <text:p>0.920</text:p>
          </table:table-cell>
          <table:table-cell table:style-name="ce33" table:formula="of:=IF([.R36]=[.H36];[.$H$1];IF([.R36]=[.J36];[.$J$1];IF([.R36]=[.L36];[.$L$1];IF([.R36]=[.N3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12666666666667" calcext:value-type="float">
            <text:p>0.613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10666666666667" calcext:value-type="float">
            <text:p>0.611</text:p>
          </table:table-cell>
          <table:table-cell office:value-type="float" office:value="0.0086281194036964" calcext:value-type="float">
            <text:p>0.009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61" calcext:value-type="float">
            <text:p>0.610</text:p>
          </table:table-cell>
          <table:table-cell office:value-type="float" office:value="0.0074535599249992" calcext:value-type="float">
            <text:p>0.00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8235893744475" calcext:value-type="float">
            <text:p>0.013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236408309686629" calcext:value-type="float">
            <text:p>0.024</text:p>
          </table:table-cell>
          <table:table-cell office:value-type="float" office:value="0.92" calcext:value-type="float">
            <text:p>0.920</text:p>
          </table:table-cell>
          <table:table-cell office:value-type="float" office:value="0.0205480466765632" calcext:value-type="float">
            <text:p>0.0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7</text:p>
          </table:table-cell>
          <table:table-cell table:style-name="ce31" table:formula="of:=MAX([.H37];[.J37];[.L37];[.N37];[.D37];[.F37])" office:value-type="float" office:value="0.92" calcext:value-type="float">
            <text:p>0.920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2" calcext:value-type="string">
            <text:p>SPLIT2</text:p>
          </table:table-cell>
          <table:table-cell table:style-name="ce31" table:formula="of:=MAX([.J37];[.L37];[.N37];[.H37])" office:value-type="float" office:value="0.92" calcext:value-type="float">
            <text:p>0.920</text:p>
          </table:table-cell>
          <table:table-cell table:style-name="ce33" table:formula="of:=IF([.R37]=[.H37];[.$H$1];IF([.R37]=[.J37];[.$J$1];IF([.R37]=[.L37];[.$L$1];IF([.R37]=[.N3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08666666666667" calcext:value-type="float">
            <text:p>0.609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611333333333333" calcext:value-type="float">
            <text:p>0.611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61" calcext:value-type="float">
            <text:p>0.610</text:p>
          </table:table-cell>
          <table:table-cell office:value-type="float" office:value="0.0074535599249992" calcext:value-type="float">
            <text:p>0.007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14666666666667" calcext:value-type="float">
            <text:p>0.915</text:p>
          </table:table-cell>
          <table:table-cell table:style-name="ce8" office:value-type="float" office:value="0.0165998661306516" calcext:value-type="float">
            <text:p>0.017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60900245148629" calcext:value-type="float">
            <text:p>0.016</text:p>
          </table:table-cell>
          <table:table-cell table:style-name="ce11" office:value-type="float" office:value="0.91" calcext:value-type="float">
            <text:p>0.910</text:p>
          </table:table-cell>
          <table:table-cell table:style-name="ce9" office:value-type="float" office:value="0.0113038833052087" calcext:value-type="float">
            <text:p>0.01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5296631451355" calcext:value-type="float">
            <text:p>0.015</text:p>
          </table:table-cell>
          <table:table-cell table:style-name="ce31" table:formula="of:=MAX([.H38];[.J38];[.L38];[.N38];[.D38];[.F38])" office:value-type="float" office:value="0.916666666666667" calcext:value-type="float">
            <text:p>0.91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16666666666667" calcext:value-type="float">
            <text:p>0.917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82666666666667" calcext:value-type="float">
            <text:p>0.683</text:p>
          </table:table-cell>
          <table:table-cell office:value-type="float" office:value="0.0600647798445793" calcext:value-type="float">
            <text:p>0.06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6439217576591" calcext:value-type="float">
            <text:p>0.015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12051575426477" calcext:value-type="float">
            <text:p>0.0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table:style-name="ce31" table:formula="of:=MAX([.H39];[.J39];[.L39];[.N39];[.D39];[.F39])" office:value-type="float" office:value="0.919333333333333" calcext:value-type="float">
            <text:p>0.91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18" calcext:value-type="float">
            <text:p>0.918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9333333333333" calcext:value-type="float">
            <text:p>0.659</text:p>
          </table:table-cell>
          <table:table-cell office:value-type="float" office:value="0.0771506462851881" calcext:value-type="float">
            <text:p>0.077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2" calcext:value-type="float">
            <text:p>0.92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19256958799988" calcext:value-type="float">
            <text:p>0.012</text:p>
          </table:table-cell>
          <table:table-cell table:style-name="ce12" office:value-type="float" office:value="0.918666666666667" calcext:value-type="float">
            <text:p>0.919</text:p>
          </table:table-cell>
          <table:table-cell table:style-name="ce10" office:value-type="float" office:value="0.0130384048104052" calcext:value-type="float">
            <text:p>0.013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" calcext:value-type="float">
            <text:p>0.01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table:style-name="ce31" table:formula="of:=MAX([.H40];[.J40];[.L40];[.N40];[.D40];[.F40])" office:value-type="float" office:value="0.92" calcext:value-type="float">
            <text:p>0.920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918666666666667" calcext:value-type="float">
            <text:p>0.919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4" calcext:value-type="float">
            <text:p>0.634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06978710239207" calcext:value-type="float">
            <text:p>0.011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25609624542778" calcext:value-type="float">
            <text:p>0.013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24721912892464" calcext:value-type="float">
            <text:p>0.012</text:p>
          </table:table-cell>
          <table:table-cell table:style-name="ce31" table:formula="of:=MAX([.H41];[.J41];[.L41];[.N41];[.D41];[.F41])" office:value-type="float" office:value="0.919333333333333" calcext:value-type="float">
            <text:p>0.919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918" calcext:value-type="float">
            <text:p>0.918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18790197874702" calcext:value-type="float">
            <text:p>0.012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0" office:value-type="float" office:value="0.0144144988736264" calcext:value-type="float">
            <text:p>0.014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5400640077266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2];[.J42];[.L42];[.N42];[.D42];[.F42])" office:value-type="float" office:value="0.919333333333333" calcext:value-type="float">
            <text:p>0.91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917333333333333" calcext:value-type="float">
            <text:p>0.91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04" calcext:value-type="float">
            <text:p>0.904</text:p>
          </table:table-cell>
          <table:table-cell table:style-name="ce8" office:value-type="float" office:value="0.0259700682410432" calcext:value-type="float">
            <text:p>0.026</text:p>
          </table:table-cell>
          <table:table-cell table:style-name="ce8" office:value-type="float" office:value="0.900666666666667" calcext:value-type="float">
            <text:p>0.901</text:p>
          </table:table-cell>
          <table:table-cell table:style-name="ce8" office:value-type="float" office:value="0.0086281194036964" calcext:value-type="float">
            <text:p>0.009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33809038890002" calcext:value-type="float">
            <text:p>0.023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97765292989218" calcext:value-type="float">
            <text:p>0.020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81964587519415" calcext:value-type="float">
            <text:p>0.018</text:p>
          </table:table-cell>
          <table:table-cell table:style-name="ce31" table:formula="of:=MAX([.H43];[.J43];[.L43];[.N43];[.D43];[.F43])" office:value-type="float" office:value="0.920666666666667" calcext:value-type="float">
            <text:p>0.92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20666666666667" calcext:value-type="float">
            <text:p>0.921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25333333333333" calcext:value-type="float">
            <text:p>0.625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627333333333333" calcext:value-type="float">
            <text:p>0.627</text:p>
          </table:table-cell>
          <table:table-cell office:value-type="float" office:value="0.0165663648530522" calcext:value-type="float">
            <text:p>0.01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223109340409087" calcext:value-type="float">
            <text:p>0.022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80277297191949" calcext:value-type="float">
            <text:p>0.008</text:p>
          </table:table-cell>
          <table:table-cell table:style-name="ce20" office:value-type="float" office:value="0.921333333333333" calcext:value-type="float">
            <text:p>0.921</text:p>
          </table:table-cell>
          <table:table-cell table:style-name="ce10" office:value-type="float" office:value="0.0204939015319192" calcext:value-type="float">
            <text:p>0.02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431676725155" calcext:value-type="float">
            <text:p>0.016</text:p>
          </table:table-cell>
          <table:table-cell office:value-type="float" office:value="0.921333333333333" calcext:value-type="float">
            <text:p>0.921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3478192442951" calcext:value-type="float">
            <text:p>0.015</text:p>
          </table:table-cell>
          <table:table-cell table:style-name="ce31" table:formula="of:=MAX([.H44];[.J44];[.L44];[.N44];[.D44];[.F44])" office:value-type="float" office:value="0.921333333333333" calcext:value-type="float">
            <text:p>0.921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21333333333333" calcext:value-type="float">
            <text:p>0.921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2666666666667" calcext:value-type="float">
            <text:p>0.663</text:p>
          </table:table-cell>
          <table:table-cell office:value-type="float" office:value="0.102886129072657" calcext:value-type="float">
            <text:p>0.103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10554159678513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12655172103154" calcext:value-type="float">
            <text:p>0.02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74801474695025" calcext:value-type="float">
            <text:p>0.017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256238807393" calcext:value-type="float">
            <text:p>0.017</text:p>
          </table:table-cell>
          <table:table-cell table:style-name="ce31" table:formula="of:=MAX([.H45];[.J45];[.L45];[.N45];[.D45];[.F45])" office:value-type="float" office:value="0.92" calcext:value-type="float">
            <text:p>0.92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COMBO" calcext:value-type="string">
            <text:p>COMBO</text:p>
          </table:table-cell>
          <table:table-cell table:style-name="ce31" table:formula="of:=MAX([.J45];[.L45];[.N45];[.H45])" office:value-type="float" office:value="0.92" calcext:value-type="float">
            <text:p>0.920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4" calcext:value-type="float">
            <text:p>0.664</text:p>
          </table:table-cell>
          <table:table-cell office:value-type="float" office:value="0.102181755275152" calcext:value-type="float">
            <text:p>0.102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903618155864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126051136007926" calcext:value-type="float">
            <text:p>0.013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5</text:p>
          </table:table-cell>
          <table:table-cell table:style-name="ce31" table:formula="of:=MAX([.H46];[.J46];[.L46];[.N46];[.D46];[.F46])" office:value-type="float" office:value="0.920666666666667" calcext:value-type="float">
            <text:p>0.921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20666666666667" calcext:value-type="float">
            <text:p>0.921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2666666666667" calcext:value-type="float">
            <text:p>0.663</text:p>
          </table:table-cell>
          <table:table-cell office:value-type="float" office:value="0.101115994998044" calcext:value-type="float">
            <text:p>0.10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02740233382815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2" calcext:value-type="float">
            <text:p>0.920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47];[.J47];[.L47];[.N47];[.D47];[.F47])" office:value-type="float" office:value="0.920666666666667" calcext:value-type="float">
            <text:p>0.92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920666666666667" calcext:value-type="float">
            <text:p>0.921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73333333333333" calcext:value-type="float">
            <text:p>0.673</text:p>
          </table:table-cell>
          <table:table-cell office:value-type="float" office:value="0.0725335171566297" calcext:value-type="float">
            <text:p>0.073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03816076682649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210818510677891" calcext:value-type="float">
            <text:p>0.021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161589328580543" calcext:value-type="float">
            <text:p>0.016</text:p>
          </table:table-cell>
          <table:table-cell table:style-name="ce19" office:value-type="float" office:value="0.915333333333333" calcext:value-type="float">
            <text:p>0.915</text:p>
          </table:table-cell>
          <table:table-cell table:style-name="ce9" office:value-type="float" office:value="0.0236408309686628" calcext:value-type="float">
            <text:p>0.024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5347819244295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986105077709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8790197874703" calcext:value-type="float">
            <text:p>0.012</text:p>
          </table:table-cell>
          <table:table-cell table:style-name="ce31" table:formula="of:=MAX([.H48];[.J48];[.L48];[.N48];[.D48];[.F48])" office:value-type="float" office:value="0.919333333333333" calcext:value-type="float">
            <text:p>0.919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19333333333333" calcext:value-type="float">
            <text:p>0.919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63333333333333" calcext:value-type="float">
            <text:p>0.663</text:p>
          </table:table-cell>
          <table:table-cell office:value-type="float" office:value="0.0468448977418506" calcext:value-type="float">
            <text:p>0.047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0173205080756887" calcext:value-type="float">
            <text:p>0.017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611333333333333" calcext:value-type="float">
            <text:p>0.611</text:p>
          </table:table-cell>
          <table:table-cell office:value-type="float" office:value="0.0136626010212794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12916258968951" calcext:value-type="float">
            <text:p>0.021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50923085635623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9814700361628" calcext:value-type="float">
            <text:p>0.015</text:p>
          </table:table-cell>
          <table:table-cell table:style-name="ce31" table:formula="of:=MAX([.H49];[.J49];[.L49];[.N49];[.D49];[.F49])" office:value-type="float" office:value="0.920666666666667" calcext:value-type="float">
            <text:p>0.92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920666666666667" calcext:value-type="float">
            <text:p>0.921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97333333333333" calcext:value-type="float">
            <text:p>0.697</text:p>
          </table:table-cell>
          <table:table-cell office:value-type="float" office:value="0.116652380077638" calcext:value-type="float">
            <text:p>0.117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29957257930785" calcext:value-type="float">
            <text:p>0.013</text:p>
          </table:table-cell>
          <table:table-cell office:value-type="float" office:value="0.632" calcext:value-type="float">
            <text:p>0.632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632666666666667" calcext:value-type="float">
            <text:p>0.633</text:p>
          </table:table-cell>
          <table:table-cell office:value-type="float" office:value="0.0101105005920687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2204860051343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77951304200522" calcext:value-type="float">
            <text:p>0.0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2023390013218" calcext:value-type="float">
            <text:p>0.015</text:p>
          </table:table-cell>
          <table:table-cell table:style-name="ce31" table:formula="of:=MAX([.H50];[.J50];[.L50];[.N50];[.D50];[.F50])" office:value-type="float" office:value="0.92" calcext:value-type="float">
            <text:p>0.920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92" calcext:value-type="float">
            <text:p>0.920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18666666666667" calcext:value-type="float">
            <text:p>0.719</text:p>
          </table:table-cell>
          <table:table-cell office:value-type="float" office:value="0.107046199787236" calcext:value-type="float">
            <text:p>0.107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29333333333333" calcext:value-type="float">
            <text:p>0.629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633333333333333" calcext:value-type="float">
            <text:p>0.63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4164078649987" calcext:value-type="float">
            <text:p>0.013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0904280843684" calcext:value-type="float">
            <text:p>0.01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table:style-name="ce31" table:formula="of:=MAX([.H51];[.J51];[.L51];[.N51];[.D51];[.F51])" office:value-type="float" office:value="0.918" calcext:value-type="float">
            <text:p>0.918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18" calcext:value-type="float">
            <text:p>0.918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37333333333333" calcext:value-type="float">
            <text:p>0.737</text:p>
          </table:table-cell>
          <table:table-cell office:value-type="float" office:value="0.117836987213504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633333333333333" calcext:value-type="float">
            <text:p>0.63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33333333333333" calcext:value-type="float">
            <text:p>0.633</text:p>
          </table:table-cell>
          <table:table-cell office:value-type="float" office:value="0.0084983658559879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7675843470123" calcext:value-type="float">
            <text:p>0.0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1421356237309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</text:p>
          </table:table-cell>
          <table:table-cell table:style-name="ce31" table:formula="of:=MAX([.H52];[.J52];[.L52];[.N52];[.D52];[.F52])" office:value-type="float" office:value="0.917333333333333" calcext:value-type="float">
            <text:p>0.917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917333333333333" calcext:value-type="float">
            <text:p>0.917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76" calcext:value-type="float">
            <text:p>0.676</text:p>
          </table:table-cell>
          <table:table-cell office:value-type="float" office:value="0.0711571031825589" calcext:value-type="float">
            <text:p>0.071</text:p>
          </table:table-cell>
          <table:table-cell office:value-type="float" office:value="0.635333333333333" calcext:value-type="float">
            <text:p>0.635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34666666666667" calcext:value-type="float">
            <text:p>0.635</text:p>
          </table:table-cell>
          <table:table-cell office:value-type="float" office:value="0.0083666002653407" calcext:value-type="float">
            <text:p>0.008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0049159604012508" calcext:value-type="float">
            <text:p>0.005</text:p>
          </table:table-cell>
          <table:table-cell table:style-name="ce8" table:number-columns-repeated="4"/>
          <table:table-cell table:number-columns-repeated="1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68666666666667" calcext:value-type="float">
            <text:p>0.669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671666666666667" calcext:value-type="float">
            <text:p>0.672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9</text:p>
          </table:table-cell>
          <table:table-cell table:number-columns-repeated="16"/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0829510622925" calcext:value-type="float">
            <text:p>0.009</text:p>
          </table:table-cell>
          <table:table-cell/>
          <table:table-cell office:value-type="string" calcext:value-type="string">
            <text:p>Difficult to achieve better results due to the high accuracy</text:p>
          </table:table-cell>
          <table:table-cell table:number-columns-repeated="14"/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67" calcext:value-type="float">
            <text:p>0.670</text:p>
          </table:table-cell>
          <table:table-cell office:value-type="float" office:value="0.0045643546458764" calcext:value-type="float">
            <text:p>0.00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10</text:p>
          </table:table-cell>
          <table:table-cell table:number-columns-repeated="16"/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46547466812563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16"/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0144048602908879" calcext:value-type="float">
            <text:p>0.014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43565703115719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10554159678513" calcext:value-type="float">
            <text:p>0.011</text:p>
          </table:table-cell>
          <table:table-cell table:style-name="ce31" table:formula="of:=MAX([.H8];[.J8];[.L8];[.N8];[.D8];[.F8])" office:value-type="float" office:value="0.954" calcext:value-type="float">
            <text:p>0.95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954" calcext:value-type="float">
            <text:p>0.95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97" calcext:value-type="float">
            <text:p>0.597</text:p>
          </table:table-cell>
          <table:table-cell office:value-type="float" office:value="0.0489103488253991" calcext:value-type="float">
            <text:p>0.049</text:p>
          </table:table-cell>
          <table:table-cell office:value-type="float" office:value="0.756333333333333" calcext:value-type="float">
            <text:p>0.756</text:p>
          </table:table-cell>
          <table:table-cell office:value-type="float" office:value="0.0786906743027547" calcext:value-type="float">
            <text:p>0.079</text:p>
          </table:table-cell>
          <table:table-cell office:value-type="float" office:value="0.763666666666667" calcext:value-type="float">
            <text:p>0.764</text:p>
          </table:table-cell>
          <table:table-cell office:value-type="float" office:value="0.063140055960275" calcext:value-type="float">
            <text:p>0.063</text:p>
          </table:table-cell>
          <table:table-cell office:value-type="float" office:value="0.750666666666667" calcext:value-type="float">
            <text:p>0.751</text:p>
          </table:table-cell>
          <table:table-cell office:value-type="float" office:value="0.0742892245812869" calcext:value-type="float">
            <text:p>0.07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82158383625774" calcext:value-type="float">
            <text:p>0.008</text:p>
          </table:table-cell>
          <table:table-cell table:style-name="ce31" table:formula="of:=MAX([.H9];[.J9];[.L9];[.N9];[.D9];[.F9])" office:value-type="float" office:value="0.957666666666667" calcext:value-type="float">
            <text:p>0.95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2" calcext:value-type="string">
            <text:p>SPLIT2</text:p>
          </table:table-cell>
          <table:table-cell table:style-name="ce31" table:formula="of:=MAX([.J9];[.L9];[.N9];[.H9])" office:value-type="float" office:value="0.957666666666667" calcext:value-type="float">
            <text:p>0.958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56" calcext:value-type="float">
            <text:p>0.55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755666666666667" calcext:value-type="float">
            <text:p>0.756</text:p>
          </table:table-cell>
          <table:table-cell office:value-type="float" office:value="0.0780188723607592" calcext:value-type="float">
            <text:p>0.07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772531912321785" calcext:value-type="float">
            <text:p>0.07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675503927120749" calcext:value-type="float">
            <text:p>0.06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8908728351363" calcext:value-type="float">
            <text:p>0.011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6308975482453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277393043275" calcext:value-type="float">
            <text:p>0.010</text:p>
          </table:table-cell>
          <table:table-cell table:style-name="ce31" table:formula="of:=MAX([.H10];[.J10];[.L10];[.N10];[.D10];[.F10])" office:value-type="float" office:value="0.958" calcext:value-type="float">
            <text:p>0.958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2" calcext:value-type="string">
            <text:p>SPLIT2</text:p>
          </table:table-cell>
          <table:table-cell table:style-name="ce31" table:formula="of:=MAX([.J10];[.L10];[.N10];[.H10])" office:value-type="float" office:value="0.958" calcext:value-type="float">
            <text:p>0.958</text:p>
          </table:table-cell>
          <table:table-cell table:style-name="ce33" table:formula="of:=IF([.R10]=[.H10];[.$H$1];IF([.R10]=[.J10];[.$J$1];IF([.R10]=[.L10];[.$L$1];IF([.R10]=[.N1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56" calcext:value-type="float">
            <text:p>0.55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755333333333333" calcext:value-type="float">
            <text:p>0.755</text:p>
          </table:table-cell>
          <table:table-cell office:value-type="float" office:value="0.0778834599471115" calcext:value-type="float">
            <text:p>0.07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772531912321785" calcext:value-type="float">
            <text:p>0.077</text:p>
          </table:table-cell>
          <table:table-cell office:value-type="float" office:value="0.724" calcext:value-type="float">
            <text:p>0.724</text:p>
          </table:table-cell>
          <table:table-cell office:value-type="float" office:value="0.0689867136966725" calcext:value-type="float">
            <text:p>0.06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22133806403741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78528126595931" calcext:value-type="float">
            <text:p>0.008</text:p>
          </table:table-cell>
          <table:table-cell table:style-name="ce31" table:formula="of:=MAX([.H11];[.J11];[.L11];[.N11];[.D11];[.F11])" office:value-type="float" office:value="0.958333333333333" calcext:value-type="float">
            <text:p>0.958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958333333333333" calcext:value-type="float">
            <text:p>0.958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55666666666667" calcext:value-type="float">
            <text:p>0.556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754666666666667" calcext:value-type="float">
            <text:p>0.755</text:p>
          </table:table-cell>
          <table:table-cell office:value-type="float" office:value="0.0773645770219017" calcext:value-type="float">
            <text:p>0.077</text:p>
          </table:table-cell>
          <table:table-cell office:value-type="float" office:value="0.755" calcext:value-type="float">
            <text:p>0.755</text:p>
          </table:table-cell>
          <table:table-cell office:value-type="float" office:value="0.0772531912321785" calcext:value-type="float">
            <text:p>0.077</text:p>
          </table:table-cell>
          <table:table-cell office:value-type="float" office:value="0.723666666666667" calcext:value-type="float">
            <text:p>0.724</text:p>
          </table:table-cell>
          <table:table-cell office:value-type="float" office:value="0.0684795184302901" calcext:value-type="float">
            <text:p>0.06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922698736035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09746794344809" calcext:value-type="float">
            <text:p>0.010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3837921735061" calcext:value-type="float">
            <text:p>0.009</text:p>
          </table:table-cell>
          <table:table-cell table:style-name="ce31" table:formula="of:=MAX([.H12];[.J12];[.L12];[.N12];[.D12];[.F12])" office:value-type="float" office:value="0.958666666666666" calcext:value-type="float">
            <text:p>0.95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958666666666666" calcext:value-type="float">
            <text:p>0.959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07333333333333" calcext:value-type="float">
            <text:p>0.607</text:p>
          </table:table-cell>
          <table:table-cell office:value-type="float" office:value="0.0550201983113676" calcext:value-type="float">
            <text:p>0.055</text:p>
          </table:table-cell>
          <table:table-cell office:value-type="float" office:value="0.754666666666667" calcext:value-type="float">
            <text:p>0.755</text:p>
          </table:table-cell>
          <table:table-cell office:value-type="float" office:value="0.0773645770219017" calcext:value-type="float">
            <text:p>0.077</text:p>
          </table:table-cell>
          <table:table-cell office:value-type="float" office:value="0.754333333333333" calcext:value-type="float">
            <text:p>0.754</text:p>
          </table:table-cell>
          <table:table-cell office:value-type="float" office:value="0.0767264259850831" calcext:value-type="float">
            <text:p>0.077</text:p>
          </table:table-cell>
          <table:table-cell office:value-type="float" office:value="0.724333333333333" calcext:value-type="float">
            <text:p>0.724</text:p>
          </table:table-cell>
          <table:table-cell office:value-type="float" office:value="0.0692980679544691" calcext:value-type="float">
            <text:p>0.06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38666666666667" calcext:value-type="float">
            <text:p>0.939</text:p>
          </table:table-cell>
          <table:table-cell table:style-name="ce8" office:value-type="float" office:value="0.0133020466261565" calcext:value-type="float">
            <text:p>0.013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9" office:value-type="float" office:value="0.954666666666667" calcext:value-type="float">
            <text:p>0.955</text:p>
          </table:table-cell>
          <table:table-cell table:style-name="ce8" office:value-type="float" office:value="0.009817784316682" calcext:value-type="float">
            <text:p>0.010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954666666666667" calcext:value-type="float">
            <text:p>0.955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01789543230683" calcext:value-type="float">
            <text:p>0.010</text:p>
          </table:table-cell>
          <table:table-cell table:style-name="ce31" table:formula="of:=MAX([.H13];[.J13];[.L13];[.N13];[.D13];[.F13])" office:value-type="float" office:value="0.954666666666667" calcext:value-type="float">
            <text:p>0.95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954666666666667" calcext:value-type="float">
            <text:p>0.955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67333333333333" calcext:value-type="float">
            <text:p>0.667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668" calcext:value-type="float">
            <text:p>0.668</text:p>
          </table:table-cell>
          <table:table-cell office:value-type="float" office:value="0.0063900965042269" calcext:value-type="float">
            <text:p>0.006</text:p>
          </table:table-cell>
          <table:table-cell office:value-type="float" office:value="0.67" calcext:value-type="float">
            <text:p>0.670</text:p>
          </table:table-cell>
          <table:table-cell office:value-type="float" office:value="0.0051370116691408" calcext:value-type="float">
            <text:p>0.00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57497795399032" calcext:value-type="float">
            <text:p>0.01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8704793020784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9689627902499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63900965042269" calcext:value-type="float">
            <text:p>0.00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10</text:p>
          </table:table-cell>
          <table:table-cell table:style-name="ce31" table:formula="of:=MAX([.H14];[.J14];[.L14];[.N14];[.D14];[.F14])" office:value-type="float" office:value="0.957" calcext:value-type="float">
            <text:p>0.957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9" calcext:value-type="string">
            <text:p>SPLIT9</text:p>
          </table:table-cell>
          <table:table-cell table:style-name="ce31" table:formula="of:=MAX([.J14];[.L14];[.N14];[.H14])" office:value-type="float" office:value="0.957" calcext:value-type="float">
            <text:p>0.957</text:p>
          </table:table-cell>
          <table:table-cell table:style-name="ce33" table:formula="of:=IF([.R14]=[.H14];[.$H$1];IF([.R14]=[.J14];[.$J$1];IF([.R14]=[.L14];[.$L$1];IF([.R14]=[.N1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office:value-type="float" office:value="0.0050552502960344" calcext:value-type="float">
            <text:p>0.00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7333333333333" calcext:value-type="float">
            <text:p>0.957</text:p>
          </table:table-cell>
          <table:table-cell office:value-type="float" office:value="0.0114017542509914" calcext:value-type="float">
            <text:p>0.011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6308975482453" calcext:value-type="float">
            <text:p>0.012</text:p>
          </table:table-cell>
          <table:table-cell table:style-name="ce31" table:formula="of:=MAX([.H15];[.J15];[.L15];[.N15];[.D15];[.F15])" office:value-type="float" office:value="0.957333333333333" calcext:value-type="float">
            <text:p>0.95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57333333333333" calcext:value-type="float">
            <text:p>0.95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office:value-type="float" office:value="0.0050552502960344" calcext:value-type="float">
            <text:p>0.00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8819171036882" calcext:value-type="float">
            <text:p>0.009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4083299973306" calcext:value-type="float">
            <text:p>0.010</text:p>
          </table:table-cell>
          <table:table-cell table:style-name="ce31" table:formula="of:=MAX([.H16];[.J16];[.L16];[.N16];[.D16];[.F16])" office:value-type="float" office:value="0.957" calcext:value-type="float">
            <text:p>0.95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957" calcext:value-type="float">
            <text:p>0.957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6666666666667" calcext:value-type="float">
            <text:p>0.667</text:p>
          </table:table-cell>
          <table:table-cell office:value-type="float" office:value="0.0057735026918963" calcext:value-type="float">
            <text:p>0.006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67746501867815" calcext:value-type="float">
            <text:p>0.017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2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144989645104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2796072713834" calcext:value-type="float">
            <text:p>0.009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721835344344" calcext:value-type="float">
            <text:p>0.010</text:p>
          </table:table-cell>
          <table:table-cell table:style-name="ce31" table:formula="of:=MAX([.H17];[.J17];[.L17];[.N17];[.D17];[.F17])" office:value-type="float" office:value="0.957333333333333" calcext:value-type="float">
            <text:p>0.95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9" calcext:value-type="string">
            <text:p>SPLIT9</text:p>
          </table:table-cell>
          <table:table-cell table:style-name="ce31" table:formula="of:=MAX([.J17];[.L17];[.N17];[.H17])" office:value-type="float" office:value="0.957333333333333" calcext:value-type="float">
            <text:p>0.957</text:p>
          </table:table-cell>
          <table:table-cell table:style-name="ce33" table:formula="of:=IF([.R17]=[.H17];[.$H$1];IF([.R17]=[.J17];[.$J$1];IF([.R17]=[.L17];[.$L$1];IF([.R17]=[.N1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7333333333333" calcext:value-type="float">
            <text:p>0.667</text:p>
          </table:table-cell>
          <table:table-cell office:value-type="float" office:value="0.0052174919474995" calcext:value-type="float">
            <text:p>0.005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132497379429012" calcext:value-type="float">
            <text:p>0.013</text:p>
          </table:table-cell>
          <table:table-cell table:style-name="ce8" office:value-type="float" office:value="0.951333333333333" calcext:value-type="float">
            <text:p>0.951</text:p>
          </table:table-cell>
          <table:table-cell table:style-name="ce8" office:value-type="float" office:value="0.0103010247602416" calcext:value-type="float">
            <text:p>0.010</text:p>
          </table:table-cell>
          <table:table-cell table:style-name="ce9" office:value-type="float" office:value="0.955666666666667" calcext:value-type="float">
            <text:p>0.956</text:p>
          </table:table-cell>
          <table:table-cell table:style-name="ce8" office:value-type="float" office:value="0.0114624992426995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27801930084538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3651514141549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6534030935555" calcext:value-type="float">
            <text:p>0.015</text:p>
          </table:table-cell>
          <table:table-cell table:style-name="ce31" table:formula="of:=MAX([.H18];[.J18];[.L18];[.N18];[.D18];[.F18])" office:value-type="float" office:value="0.956666666666667" calcext:value-type="float">
            <text:p>0.957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4" calcext:value-type="string">
            <text:p>SPLIT4</text:p>
          </table:table-cell>
          <table:table-cell table:style-name="ce31" table:formula="of:=MAX([.J18];[.L18];[.N18];[.H18])" office:value-type="float" office:value="0.956666666666667" calcext:value-type="float">
            <text:p>0.957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67" calcext:value-type="float">
            <text:p>0.667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669333333333333" calcext:value-type="float">
            <text:p>0.669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67" calcext:value-type="float">
            <text:p>0.670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668333333333333" calcext:value-type="float">
            <text:p>0.668</text:p>
          </table:table-cell>
          <table:table-cell office:value-type="float" office:value="0.0045643546458763" calcext:value-type="float">
            <text:p>0.00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51666666666667" calcext:value-type="float">
            <text:p>0.952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4624992426996" calcext:value-type="float">
            <text:p>0.011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22133806403742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31444961020868" calcext:value-type="float">
            <text:p>0.013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023005183419" calcext:value-type="float">
            <text:p>0.010</text:p>
          </table:table-cell>
          <table:table-cell table:style-name="ce31" table:formula="of:=MAX([.H19];[.J19];[.L19];[.N19];[.D19];[.F19])" office:value-type="float" office:value="0.958666666666666" calcext:value-type="float">
            <text:p>0.95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SPLIT4" calcext:value-type="string">
            <text:p>SPLIT4</text:p>
          </table:table-cell>
          <table:table-cell table:style-name="ce31" table:formula="of:=MAX([.J19];[.L19];[.N19];[.H19])" office:value-type="float" office:value="0.958666666666666" calcext:value-type="float">
            <text:p>0.959</text:p>
          </table:table-cell>
          <table:table-cell table:style-name="ce33" table:formula="of:=IF([.R19]=[.H19];[.$H$1];IF([.R19]=[.J19];[.$J$1];IF([.R19]=[.L19];[.$L$1];IF([.R19]=[.N1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7333333333333" calcext:value-type="float">
            <text:p>0.667</text:p>
          </table:table-cell>
          <table:table-cell office:value-type="float" office:value="0.0087082336517421" calcext:value-type="float">
            <text:p>0.00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7333333333333" calcext:value-type="float">
            <text:p>0.667</text:p>
          </table:table-cell>
          <table:table-cell office:value-type="float" office:value="0.0087082336517421" calcext:value-type="float">
            <text:p>0.00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8560405171179" calcext:value-type="float">
            <text:p>0.013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9544511501033" calcext:value-type="float">
            <text:p>0.011</text:p>
          </table:table-cell>
          <table:table-cell table:style-name="ce31" table:formula="of:=MAX([.H20];[.J20];[.L20];[.N20];[.D20];[.F20])" office:value-type="float" office:value="0.957666666666667" calcext:value-type="float">
            <text:p>0.958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4" calcext:value-type="string">
            <text:p>SPLIT4</text:p>
          </table:table-cell>
          <table:table-cell table:style-name="ce31" table:formula="of:=MAX([.J20];[.L20];[.N20];[.H20])" office:value-type="float" office:value="0.957666666666667" calcext:value-type="float">
            <text:p>0.958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1" calcext:value-type="float">
            <text:p>0.012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7610336428975" calcext:value-type="float">
            <text:p>0.010</text:p>
          </table:table-cell>
          <table:table-cell table:style-name="ce31" table:formula="of:=MAX([.H21];[.J21];[.L21];[.N21];[.D21];[.F21])" office:value-type="float" office:value="0.957666666666667" calcext:value-type="float">
            <text:p>0.958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4" calcext:value-type="string">
            <text:p>SPLIT4</text:p>
          </table:table-cell>
          <table:table-cell table:style-name="ce31" table:formula="of:=MAX([.J21];[.L21];[.N21];[.H21])" office:value-type="float" office:value="0.957666666666667" calcext:value-type="float">
            <text:p>0.958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123603308118261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1522924011629" calcext:value-type="float">
            <text:p>0.012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1742392963485" calcext:value-type="float">
            <text:p>0.009</text:p>
          </table:table-cell>
          <table:table-cell table:style-name="ce31" table:formula="of:=MAX([.H22];[.J22];[.L22];[.N22];[.D22];[.F22])" office:value-type="float" office:value="0.958666666666666" calcext:value-type="float">
            <text:p>0.959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SPLIT2" calcext:value-type="string">
            <text:p>SPLIT2</text:p>
          </table:table-cell>
          <table:table-cell table:style-name="ce31" table:formula="of:=MAX([.J22];[.L22];[.N22];[.H22])" office:value-type="float" office:value="0.958666666666666" calcext:value-type="float">
            <text:p>0.959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68333333333333" calcext:value-type="float">
            <text:p>0.668</text:p>
          </table:table-cell>
          <table:table-cell office:value-type="float" office:value="0.0067700320038633" calcext:value-type="float">
            <text:p>0.00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2333333333333" calcext:value-type="float">
            <text:p>0.942</text:p>
          </table:table-cell>
          <table:table-cell table:style-name="ce8" office:value-type="float" office:value="0.0127257394458807" calcext:value-type="float">
            <text:p>0.013</text:p>
          </table:table-cell>
          <table:table-cell table:style-name="ce8" office:value-type="float" office:value="0.950666666666666" calcext:value-type="float">
            <text:p>0.951</text:p>
          </table:table-cell>
          <table:table-cell table:style-name="ce8" office:value-type="float" office:value="0.0088662907188469" calcext:value-type="float">
            <text:p>0.009</text:p>
          </table:table-cell>
          <table:table-cell table:style-name="ce9" office:value-type="float" office:value="0.955" calcext:value-type="float">
            <text:p>0.955</text:p>
          </table:table-cell>
          <table:table-cell table:style-name="ce8" office:value-type="float" office:value="0.0107367489389376" calcext:value-type="float">
            <text:p>0.01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40138820063852" calcext:value-type="float">
            <text:p>0.014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0903618155864" calcext:value-type="float">
            <text:p>0.011</text:p>
          </table:table-cell>
          <table:table-cell table:style-name="ce31" table:formula="of:=MAX([.H23];[.J23];[.L23];[.N23];[.D23];[.F23])" office:value-type="float" office:value="0.955666666666667" calcext:value-type="float">
            <text:p>0.956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4" calcext:value-type="string">
            <text:p>SPLIT4</text:p>
          </table:table-cell>
          <table:table-cell table:style-name="ce31" table:formula="of:=MAX([.J23];[.L23];[.N23];[.H23])" office:value-type="float" office:value="0.955666666666667" calcext:value-type="float">
            <text:p>0.956</text:p>
          </table:table-cell>
          <table:table-cell table:style-name="ce33" table:formula="of:=IF([.R23]=[.H23];[.$H$1];IF([.R23]=[.J23];[.$J$1];IF([.R23]=[.L23];[.$L$1];IF([.R23]=[.N2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751333333333333" calcext:value-type="float">
            <text:p>0.751</text:p>
          </table:table-cell>
          <table:table-cell office:value-type="float" office:value="0.068762877581827" calcext:value-type="float">
            <text:p>0.069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47726070210921" calcext:value-type="float">
            <text:p>0.005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093541434669348" calcext:value-type="float">
            <text:p>0.009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7610336428976" calcext:value-type="float">
            <text:p>0.010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8204154843314" calcext:value-type="float">
            <text:p>0.012</text:p>
          </table:table-cell>
          <table:table-cell table:style-name="ce31" table:formula="of:=MAX([.H24];[.J24];[.L24];[.N24];[.D24];[.F24])" office:value-type="float" office:value="0.957333333333333" calcext:value-type="float">
            <text:p>0.957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4" calcext:value-type="string">
            <text:p>SPLIT4</text:p>
          </table:table-cell>
          <table:table-cell table:style-name="ce31" table:formula="of:=MAX([.J24];[.L24];[.N24];[.H24])" office:value-type="float" office:value="0.957333333333333" calcext:value-type="float">
            <text:p>0.957</text:p>
          </table:table-cell>
          <table:table-cell table:style-name="ce33" table:formula="of:=IF([.R24]=[.H24];[.$H$1];IF([.R24]=[.J24];[.$J$1];IF([.R24]=[.L24];[.$L$1];IF([.R24]=[.N24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49333333333333" calcext:value-type="float">
            <text:p>0.749</text:p>
          </table:table-cell>
          <table:table-cell office:value-type="float" office:value="0.0703818947678385" calcext:value-type="float">
            <text:p>0.070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36132472314464" calcext:value-type="float">
            <text:p>0.004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4117946872237" calcext:value-type="float">
            <text:p>0.006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6752835158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25];[.J25];[.L25];[.N25];[.D25];[.F25])" office:value-type="float" office:value="0.956333333333333" calcext:value-type="float">
            <text:p>0.95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SPLIT4" calcext:value-type="string">
            <text:p>SPLIT4</text:p>
          </table:table-cell>
          <table:table-cell table:style-name="ce31" table:formula="of:=MAX([.J25];[.L25];[.N25];[.H25])" office:value-type="float" office:value="0.956333333333333" calcext:value-type="float">
            <text:p>0.956</text:p>
          </table:table-cell>
          <table:table-cell table:style-name="ce33" table:formula="of:=IF([.R25]=[.H25];[.$H$1];IF([.R25]=[.J25];[.$J$1];IF([.R25]=[.L25];[.$L$1];IF([.R25]=[.N2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0.0690148937226998" calcext:value-type="float">
            <text:p>0.069</text:p>
          </table:table-cell>
          <table:table-cell office:value-type="float" office:value="0.672666666666667" calcext:value-type="float">
            <text:p>0.673</text:p>
          </table:table-cell>
          <table:table-cell office:value-type="float" office:value="0.0032489314482696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8727579344121" calcext:value-type="float">
            <text:p>0.016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0068109389139008" calcext:value-type="float">
            <text:p>0.007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19953694769644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31" table:formula="of:=MAX([.H26];[.J26];[.L26];[.N26];[.D26];[.F26])" office:value-type="float" office:value="0.957666666666667" calcext:value-type="float">
            <text:p>0.95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4" calcext:value-type="string">
            <text:p>SPLIT4</text:p>
          </table:table-cell>
          <table:table-cell table:style-name="ce31" table:formula="of:=MAX([.J26];[.L26];[.N26];[.H26])" office:value-type="float" office:value="0.957666666666667" calcext:value-type="float">
            <text:p>0.958</text:p>
          </table:table-cell>
          <table:table-cell table:style-name="ce33" table:formula="of:=IF([.R26]=[.H26];[.$H$1];IF([.R26]=[.J26];[.$J$1];IF([.R26]=[.L26];[.$L$1];IF([.R26]=[.N2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47" calcext:value-type="float">
            <text:p>0.747</text:p>
          </table:table-cell>
          <table:table-cell office:value-type="float" office:value="0.0684084952489251" calcext:value-type="float">
            <text:p>0.068</text:p>
          </table:table-cell>
          <table:table-cell office:value-type="float" office:value="0.672666666666667" calcext:value-type="float">
            <text:p>0.673</text:p>
          </table:table-cell>
          <table:table-cell office:value-type="float" office:value="0.0032489314482696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62018517460196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5092535507125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6428327977152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05145401970583" calcext:value-type="float">
            <text:p>0.011</text:p>
          </table:table-cell>
          <table:table-cell table:style-name="ce31" table:formula="of:=MAX([.H27];[.J27];[.L27];[.N27];[.D27];[.F27])" office:value-type="float" office:value="0.958333333333333" calcext:value-type="float">
            <text:p>0.95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4" calcext:value-type="string">
            <text:p>SPLIT4</text:p>
          </table:table-cell>
          <table:table-cell table:style-name="ce31" table:formula="of:=MAX([.J27];[.L27];[.N27];[.H27])" office:value-type="float" office:value="0.958333333333333" calcext:value-type="float">
            <text:p>0.958</text:p>
          </table:table-cell>
          <table:table-cell table:style-name="ce33" table:formula="of:=IF([.R27]=[.H27];[.$H$1];IF([.R27]=[.J27];[.$J$1];IF([.R27]=[.L27];[.$L$1];IF([.R27]=[.N2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749333333333333" calcext:value-type="float">
            <text:p>0.749</text:p>
          </table:table-cell>
          <table:table-cell office:value-type="float" office:value="0.0703029160134912" calcext:value-type="float">
            <text:p>0.070</text:p>
          </table:table-cell>
          <table:table-cell office:value-type="float" office:value="0.672666666666667" calcext:value-type="float">
            <text:p>0.673</text:p>
          </table:table-cell>
          <table:table-cell office:value-type="float" office:value="0.0032489314482696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5333333333333" calcext:value-type="float">
            <text:p>0.935</text:p>
          </table:table-cell>
          <table:table-cell table:style-name="ce8" office:value-type="float" office:value="0.0135092560861062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101105005920687" calcext:value-type="float">
            <text:p>0.010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01211060141639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7739690075962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28];[.J28];[.L28];[.N28];[.D28];[.F28])" office:value-type="float" office:value="0.956" calcext:value-type="float">
            <text:p>0.95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56" calcext:value-type="float">
            <text:p>0.956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64333333333333" calcext:value-type="float">
            <text:p>0.664</text:p>
          </table:table-cell>
          <table:table-cell office:value-type="float" office:value="0.0079582242575422" calcext:value-type="float">
            <text:p>0.0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81308739451003" calcext:value-type="float">
            <text:p>0.00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26600860098886" calcext:value-type="float">
            <text:p>0.013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22247472139281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32077418374393" calcext:value-type="float">
            <text:p>0.013</text:p>
          </table:table-cell>
          <table:table-cell table:style-name="ce31" table:formula="of:=MAX([.H29];[.J29];[.L29];[.N29];[.D29];[.F29])" office:value-type="float" office:value="0.958" calcext:value-type="float">
            <text:p>0.95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4" calcext:value-type="string">
            <text:p>SPLIT4</text:p>
          </table:table-cell>
          <table:table-cell table:style-name="ce31" table:formula="of:=MAX([.J29];[.L29];[.N29];[.H29])" office:value-type="float" office:value="0.958" calcext:value-type="float">
            <text:p>0.958</text:p>
          </table:table-cell>
          <table:table-cell table:style-name="ce33" table:formula="of:=IF([.R29]=[.H29];[.$H$1];IF([.R29]=[.J29];[.$J$1];IF([.R29]=[.L29];[.$L$1];IF([.R29]=[.N2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666666666667" calcext:value-type="float">
            <text:p>0.665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666333333333333" calcext:value-type="float">
            <text:p>0.666</text:p>
          </table:table-cell>
          <table:table-cell office:value-type="float" office:value="0.0090061707240708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6333333333333" calcext:value-type="float">
            <text:p>0.936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4387387713635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1430097669645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2133806403742" calcext:value-type="float">
            <text:p>0.012</text:p>
          </table:table-cell>
          <table:table-cell table:style-name="ce31" table:formula="of:=MAX([.H30];[.J30];[.L30];[.N30];[.D30];[.F30])" office:value-type="float" office:value="0.958" calcext:value-type="float">
            <text:p>0.95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9" calcext:value-type="string">
            <text:p>SPLIT9</text:p>
          </table:table-cell>
          <table:table-cell table:style-name="ce31" table:formula="of:=MAX([.J30];[.L30];[.N30];[.H30])" office:value-type="float" office:value="0.958" calcext:value-type="float">
            <text:p>0.958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4666666666667" calcext:value-type="float">
            <text:p>0.665</text:p>
          </table:table-cell>
          <table:table-cell office:value-type="float" office:value="0.0088506120315678" calcext:value-type="float">
            <text:p>0.009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185042515466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8191710368819" calcext:value-type="float">
            <text:p>0.009</text:p>
          </table:table-cell>
          <table:table-cell table:style-name="ce31" table:formula="of:=MAX([.H31];[.J31];[.L31];[.N31];[.D31];[.F31])" office:value-type="float" office:value="0.958333333333333" calcext:value-type="float">
            <text:p>0.95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958333333333333" calcext:value-type="float">
            <text:p>0.958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5666666666667" calcext:value-type="float">
            <text:p>0.936</text:p>
          </table:table-cell>
          <table:table-cell office:value-type="float" office:value="0.0139741825441696" calcext:value-type="float">
            <text:p>0.014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2175457803092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32];[.J32];[.L32];[.N32];[.D32];[.F32])" office:value-type="float" office:value="0.959333333333333" calcext:value-type="float">
            <text:p>0.95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9" calcext:value-type="string">
            <text:p>SPLIT9</text:p>
          </table:table-cell>
          <table:table-cell table:style-name="ce31" table:formula="of:=MAX([.J32];[.L32];[.N32];[.H32])" office:value-type="float" office:value="0.959333333333333" calcext:value-type="float">
            <text:p>0.959</text:p>
          </table:table-cell>
          <table:table-cell table:style-name="ce33" table:formula="of:=IF([.R32]=[.H32];[.$H$1];IF([.R32]=[.J32];[.$J$1];IF([.R32]=[.L32];[.$L$1];IF([.R32]=[.N3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664333333333333" calcext:value-type="float">
            <text:p>0.664</text:p>
          </table:table-cell>
          <table:table-cell office:value-type="float" office:value="0.0086281194036965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39333333333333" calcext:value-type="float">
            <text:p>0.939</text:p>
          </table:table-cell>
          <table:table-cell table:style-name="ce8" office:value-type="float" office:value="0.0123939949617187" calcext:value-type="float">
            <text:p>0.012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9" office:value-type="float" office:value="0.950666666666667" calcext:value-type="float">
            <text:p>0.951</text:p>
          </table:table-cell>
          <table:table-cell table:style-name="ce8" office:value-type="float" office:value="0.0119953694769643" calcext:value-type="float">
            <text:p>0.012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4841757907262" calcext:value-type="float">
            <text:p>0.015</text:p>
          </table:table-cell>
          <table:table-cell table:style-name="ce31" table:formula="of:=MAX([.H33];[.J33];[.L33];[.N33];[.D33];[.F33])" office:value-type="float" office:value="0.955" calcext:value-type="float">
            <text:p>0.95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4" calcext:value-type="string">
            <text:p>SPLIT4</text:p>
          </table:table-cell>
          <table:table-cell table:style-name="ce31" table:formula="of:=MAX([.J33];[.L33];[.N33];[.H33])" office:value-type="float" office:value="0.955" calcext:value-type="float">
            <text:p>0.955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54666666666667" calcext:value-type="float">
            <text:p>0.655</text:p>
          </table:table-cell>
          <table:table-cell office:value-type="float" office:value="0.0133020466261566" calcext:value-type="float">
            <text:p>0.013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659333333333333" calcext:value-type="float">
            <text:p>0.659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53333333333333" calcext:value-type="float">
            <text:p>0.653</text:p>
          </table:table-cell>
          <table:table-cell office:value-type="float" office:value="0.0048591265790377" calcext:value-type="float">
            <text:p>0.00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2505554321536" calcext:value-type="float">
            <text:p>0.013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08397416943394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44625954332777" calcext:value-type="float">
            <text:p>0.014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3816076682649" calcext:value-type="float">
            <text:p>0.010</text:p>
          </table:table-cell>
          <table:table-cell table:style-name="ce31" table:formula="of:=MAX([.H34];[.J34];[.L34];[.N34];[.D34];[.F34])" office:value-type="float" office:value="0.955666666666667" calcext:value-type="float">
            <text:p>0.95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9" calcext:value-type="string">
            <text:p>SPLIT9</text:p>
          </table:table-cell>
          <table:table-cell table:style-name="ce31" table:formula="of:=MAX([.J34];[.L34];[.N34];[.H34])" office:value-type="float" office:value="0.955666666666667" calcext:value-type="float">
            <text:p>0.956</text:p>
          </table:table-cell>
          <table:table-cell table:style-name="ce33" table:formula="of:=IF([.R34]=[.H34];[.$H$1];IF([.R34]=[.J34];[.$J$1];IF([.R34]=[.L34];[.$L$1];IF([.R34]=[.N3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7666666666667" calcext:value-type="float">
            <text:p>0.658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661666666666667" calcext:value-type="float">
            <text:p>0.662</text:p>
          </table:table-cell>
          <table:table-cell office:value-type="float" office:value="0.0071686043892021" calcext:value-type="float">
            <text:p>0.007</text:p>
          </table:table-cell>
          <table:table-cell office:value-type="float" office:value="0.662333333333333" calcext:value-type="float">
            <text:p>0.662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61333333333333" calcext:value-type="float">
            <text:p>0.661</text:p>
          </table:table-cell>
          <table:table-cell office:value-type="float" office:value="0.0077638764659014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03144989645105" calcext:value-type="float">
            <text:p>0.010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098882646494608" calcext:value-type="float">
            <text:p>0.010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27693208729186" calcext:value-type="float">
            <text:p>0.013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6458129484475" calcext:value-type="float">
            <text:p>0.011</text:p>
          </table:table-cell>
          <table:table-cell table:style-name="ce31" table:formula="of:=MAX([.H35];[.J35];[.L35];[.N35];[.D35];[.F35])" office:value-type="float" office:value="0.957333333333333" calcext:value-type="float">
            <text:p>0.95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957333333333333" calcext:value-type="float">
            <text:p>0.957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60666666666667" calcext:value-type="float">
            <text:p>0.661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3029674334021" calcext:value-type="float">
            <text:p>0.007</text:p>
          </table:table-cell>
          <table:table-cell office:value-type="float" office:value="0.662333333333333" calcext:value-type="float">
            <text:p>0.662</text:p>
          </table:table-cell>
          <table:table-cell office:value-type="float" office:value="0.0072264944628929" calcext:value-type="float">
            <text:p>0.0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071297498787358" calcext:value-type="float">
            <text:p>0.00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07625895273086" calcext:value-type="float">
            <text:p>0.011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088662907188469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3413947049923" calcext:value-type="float">
            <text:p>0.010</text:p>
          </table:table-cell>
          <table:table-cell table:style-name="ce31" table:formula="of:=MAX([.H36];[.J36];[.L36];[.N36];[.D36];[.F36])" office:value-type="float" office:value="0.958333333333333" calcext:value-type="float">
            <text:p>0.958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SPLIT9" calcext:value-type="string">
            <text:p>SPLIT9</text:p>
          </table:table-cell>
          <table:table-cell table:style-name="ce31" table:formula="of:=MAX([.J36];[.L36];[.N36];[.H36])" office:value-type="float" office:value="0.958333333333333" calcext:value-type="float">
            <text:p>0.958</text:p>
          </table:table-cell>
          <table:table-cell table:style-name="ce33" table:formula="of:=IF([.R36]=[.H36];[.$H$1];IF([.R36]=[.J36];[.$J$1];IF([.R36]=[.L36];[.$L$1];IF([.R36]=[.N36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" calcext:value-type="float">
            <text:p>0.660</text:p>
          </table:table-cell>
          <table:table-cell office:value-type="float" office:value="0.0078173595997057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3029674334021" calcext:value-type="float">
            <text:p>0.00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3029674334021" calcext:value-type="float">
            <text:p>0.007</text:p>
          </table:table-cell>
          <table:table-cell office:value-type="float" office:value="0.661333333333333" calcext:value-type="float">
            <text:p>0.661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08397416943394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6066017177982" calcext:value-type="float">
            <text:p>0.011</text:p>
          </table:table-cell>
          <table:table-cell table:style-name="ce31" table:formula="of:=MAX([.H37];[.J37];[.L37];[.N37];[.D37];[.F37])" office:value-type="float" office:value="0.958333333333333" calcext:value-type="float">
            <text:p>0.95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9" calcext:value-type="string">
            <text:p>SPLIT9</text:p>
          </table:table-cell>
          <table:table-cell table:style-name="ce31" table:formula="of:=MAX([.J37];[.L37];[.N37];[.H37])" office:value-type="float" office:value="0.958333333333333" calcext:value-type="float">
            <text:p>0.958</text:p>
          </table:table-cell>
          <table:table-cell table:style-name="ce33" table:formula="of:=IF([.R37]=[.H37];[.$H$1];IF([.R37]=[.J37];[.$J$1];IF([.R37]=[.L37];[.$L$1];IF([.R37]=[.N3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1333333333333" calcext:value-type="float">
            <text:p>0.661</text:p>
          </table:table-cell>
          <table:table-cell office:value-type="float" office:value="0.0074907350180814" calcext:value-type="float">
            <text:p>0.007</text:p>
          </table:table-cell>
          <table:table-cell office:value-type="float" office:value="0.661666666666667" calcext:value-type="float">
            <text:p>0.662</text:p>
          </table:table-cell>
          <table:table-cell office:value-type="float" office:value="0.0067700320038633" calcext:value-type="float">
            <text:p>0.007</text:p>
          </table:table-cell>
          <table:table-cell office:value-type="float" office:value="0.661666666666667" calcext:value-type="float">
            <text:p>0.662</text:p>
          </table:table-cell>
          <table:table-cell office:value-type="float" office:value="0.0067700320038633" calcext:value-type="float">
            <text:p>0.007</text:p>
          </table:table-cell>
          <table:table-cell office:value-type="float" office:value="0.661333333333333" calcext:value-type="float">
            <text:p>0.661</text:p>
          </table:table-cell>
          <table:table-cell office:value-type="float" office:value="0.0068109389139008" calcext:value-type="float">
            <text:p>0.007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53666666666667" calcext:value-type="float">
            <text:p>0.954</text:p>
          </table:table-cell>
          <table:table-cell table:style-name="ce8" office:value-type="float" office:value="0.0119837853414984" calcext:value-type="float">
            <text:p>0.012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077638764659013" calcext:value-type="float">
            <text:p>0.008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63025568003963" calcext:value-type="float">
            <text:p>0.006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2044675143227" calcext:value-type="float">
            <text:p>0.009</text:p>
          </table:table-cell>
          <table:table-cell table:style-name="ce31" table:formula="of:=MAX([.H38];[.J38];[.L38];[.N38];[.D38];[.F38])" office:value-type="float" office:value="0.956666666666667" calcext:value-type="float">
            <text:p>0.95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56666666666667" calcext:value-type="float">
            <text:p>0.957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80450122574314" calcext:value-type="float">
            <text:p>0.008</text:p>
          </table:table-cell>
          <table:table-cell table:style-name="ce10" office:value-type="float" office:value="0.953" calcext:value-type="float">
            <text:p>0.953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34680692338912" calcext:value-type="float">
            <text:p>0.013</text:p>
          </table:table-cell>
          <table:table-cell table:style-name="ce31" table:formula="of:=MAX([.H39];[.J39];[.L39];[.N39];[.D39];[.F39])" office:value-type="float" office:value="0.956" calcext:value-type="float">
            <text:p>0.956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55666666666667" calcext:value-type="float">
            <text:p>0.956</text:p>
          </table:table-cell>
          <table:table-cell table:style-name="ce33" table:formula="of:=IF([.R39]=[.H39];[.$H$1];IF([.R39]=[.J39];[.$J$1];IF([.R39]=[.L39];[.$L$1];IF([.R39]=[.N3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2495791138429" calcext:value-type="float">
            <text:p>0.0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6978710239208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0761472884912" calcext:value-type="float">
            <text:p>0.01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752835158" calcext:value-type="float">
            <text:p>0.010</text:p>
          </table:table-cell>
          <table:table-cell table:style-name="ce31" table:formula="of:=MAX([.H40];[.J40];[.L40];[.N40];[.D40];[.F40])" office:value-type="float" office:value="0.958333333333333" calcext:value-type="float">
            <text:p>0.95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957" calcext:value-type="float">
            <text:p>0.957</text:p>
          </table:table-cell>
          <table:table-cell table:style-name="ce33" table:formula="of:=IF([.R40]=[.H40];[.$H$1];IF([.R40]=[.J40];[.$J$1];IF([.R40]=[.L40];[.$L$1];IF([.R40]=[.N4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07108460087064" calcext:value-type="float">
            <text:p>0.011</text:p>
          </table:table-cell>
          <table:table-cell table:style-name="ce10"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7894501037255" calcext:value-type="float">
            <text:p>0.010</text:p>
          </table:table-cell>
          <table:table-cell table:style-name="ce31" table:formula="of:=MAX([.H41];[.J41];[.L41];[.N41];[.D41];[.F41])" office:value-type="float" office:value="0.956666666666667" calcext:value-type="float">
            <text:p>0.95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9" calcext:value-type="string">
            <text:p>SPLIT9</text:p>
          </table:table-cell>
          <table:table-cell table:style-name="ce31" table:formula="of:=MAX([.J41];[.L41];[.N41];[.H41])" office:value-type="float" office:value="0.956666666666667" calcext:value-type="float">
            <text:p>0.957</text:p>
          </table:table-cell>
          <table:table-cell table:style-name="ce33" table:formula="of:=IF([.R41]=[.H41];[.$H$1];IF([.R41]=[.J41];[.$J$1];IF([.R41]=[.L41];[.$L$1];IF([.R41]=[.N4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978710239207" calcext:value-type="float">
            <text:p>0.011</text:p>
          </table:table-cell>
          <table:table-cell table:style-name="ce10" office:value-type="float" office:value="0.956666666666667" calcext:value-type="float">
            <text:p>0.957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6333333333334" calcext:value-type="float">
            <text:p>0.956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42];[.J42];[.L42];[.N42];[.D42];[.F42])" office:value-type="float" office:value="0.957333333333333" calcext:value-type="float">
            <text:p>0.95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9" calcext:value-type="string">
            <text:p>SPLIT9</text:p>
          </table:table-cell>
          <table:table-cell table:style-name="ce31" table:formula="of:=MAX([.J42];[.L42];[.N42];[.H42])" office:value-type="float" office:value="0.957333333333333" calcext:value-type="float">
            <text:p>0.95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952333333333333" calcext:value-type="float">
            <text:p>0.952</text:p>
          </table:table-cell>
          <table:table-cell table:style-name="ce8" office:value-type="float" office:value="0.0069322114476951" calcext:value-type="float">
            <text:p>0.007</text:p>
          </table:table-cell>
          <table:table-cell table:style-name="ce9" office:value-type="float" office:value="0.949666666666667" calcext:value-type="float">
            <text:p>0.950</text:p>
          </table:table-cell>
          <table:table-cell table:style-name="ce8" office:value-type="float" office:value="0.0118086597226122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20991276085876" calcext:value-type="float">
            <text:p>0.012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19256958799988" calcext:value-type="float">
            <text:p>0.012</text:p>
          </table:table-cell>
          <table:table-cell table:style-name="ce31" table:formula="of:=MAX([.H43];[.J43];[.L43];[.N43];[.D43];[.F43])" office:value-type="float" office:value="0.953" calcext:value-type="float">
            <text:p>0.95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53" calcext:value-type="float">
            <text:p>0.953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42666666666667" calcext:value-type="float">
            <text:p>0.643</text:p>
          </table:table-cell>
          <table:table-cell office:value-type="float" office:value="0.0589090636301221" calcext:value-type="float">
            <text:p>0.059</text:p>
          </table:table-cell>
          <table:table-cell office:value-type="float" office:value="0.671333333333333" calcext:value-type="float">
            <text:p>0.671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2666666666667" calcext:value-type="float">
            <text:p>0.673</text:p>
          </table:table-cell>
          <table:table-cell office:value-type="float" office:value="0.0027888667551136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2333876220058" calcext:value-type="float">
            <text:p>0.010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2701082128706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9256958799989" calcext:value-type="float">
            <text:p>0.012</text:p>
          </table:table-cell>
          <table:table-cell table:style-name="ce31" table:formula="of:=MAX([.H44];[.J44];[.L44];[.N44];[.D44];[.F44])" office:value-type="float" office:value="0.957" calcext:value-type="float">
            <text:p>0.957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957" calcext:value-type="float">
            <text:p>0.957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61" calcext:value-type="float">
            <text:p>0.761</text:p>
          </table:table-cell>
          <table:table-cell office:value-type="float" office:value="0.059542235243378" calcext:value-type="float">
            <text:p>0.060</text:p>
          </table:table-cell>
          <table:table-cell office:value-type="float" office:value="0.671333333333333" calcext:value-type="float">
            <text:p>0.671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" calcext:value-type="float">
            <text:p>0.010</text:p>
          </table:table-cell>
          <table:table-cell table:style-name="ce31" table:formula="of:=MAX([.H45];[.J45];[.L45];[.N45];[.D45];[.F45])" office:value-type="float" office:value="0.957666666666667" calcext:value-type="float">
            <text:p>0.958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957666666666667" calcext:value-type="float">
            <text:p>0.958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47666666666667" calcext:value-type="float">
            <text:p>0.748</text:p>
          </table:table-cell>
          <table:table-cell office:value-type="float" office:value="0.0682479140910385" calcext:value-type="float">
            <text:p>0.0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8438920029599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style-name="ce31" table:formula="of:=MAX([.H46];[.J46];[.L46];[.N46];[.D46];[.F46])" office:value-type="float" office:value="0.958333333333333" calcext:value-type="float">
            <text:p>0.958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2" calcext:value-type="string">
            <text:p>SPLIT2</text:p>
          </table:table-cell>
          <table:table-cell table:style-name="ce31" table:formula="of:=MAX([.J46];[.L46];[.N46];[.H46])" office:value-type="float" office:value="0.958333333333333" calcext:value-type="float">
            <text:p>0.958</text:p>
          </table:table-cell>
          <table:table-cell table:style-name="ce33" table:formula="of:=IF([.R46]=[.H46];[.$H$1];IF([.R46]=[.J46];[.$J$1];IF([.R46]=[.L46];[.$L$1];IF([.R46]=[.N4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63666666666667" calcext:value-type="float">
            <text:p>0.764</text:p>
          </table:table-cell>
          <table:table-cell office:value-type="float" office:value="0.0806518581448823" calcext:value-type="float">
            <text:p>0.081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77638764659014" calcext:value-type="float">
            <text:p>0.008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1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47];[.J47];[.L47];[.N47];[.D47];[.F47])" office:value-type="float" office:value="0.958333333333333" calcext:value-type="float">
            <text:p>0.958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958333333333333" calcext:value-type="float">
            <text:p>0.958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412882818996167" calcext:value-type="float">
            <text:p>0.041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9333333333333" calcext:value-type="float">
            <text:p>0.919</text:p>
          </table:table-cell>
          <table:table-cell table:style-name="ce8" office:value-type="float" office:value="0.0104482853457716" calcext:value-type="float">
            <text:p>0.010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0083831842266394" calcext:value-type="float">
            <text:p>0.008</text:p>
          </table:table-cell>
          <table:table-cell table:style-name="ce9" office:value-type="float" office:value="0.943333333333333" calcext:value-type="float">
            <text:p>0.943</text:p>
          </table:table-cell>
          <table:table-cell table:style-name="ce8" office:value-type="float" office:value="0.0075461542817811" calcext:value-type="float">
            <text:p>0.0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71297498787357" calcext:value-type="float">
            <text:p>0.007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87400737347513" calcext:value-type="float">
            <text:p>0.009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10930408615291" calcext:value-type="float">
            <text:p>0.011</text:p>
          </table:table-cell>
          <table:table-cell table:style-name="ce31" table:formula="of:=MAX([.H48];[.J48];[.L48];[.N48];[.D48];[.F48])" office:value-type="float" office:value="0.957333333333333" calcext:value-type="float">
            <text:p>0.95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9" calcext:value-type="string">
            <text:p>SPLIT9</text:p>
          </table:table-cell>
          <table:table-cell table:style-name="ce31" table:formula="of:=MAX([.J48];[.L48];[.N48];[.H48])" office:value-type="float" office:value="0.957333333333333" calcext:value-type="float">
            <text:p>0.957</text:p>
          </table:table-cell>
          <table:table-cell table:style-name="ce33" table:formula="of:=IF([.R48]=[.H48];[.$H$1];IF([.R48]=[.J48];[.$J$1];IF([.R48]=[.L48];[.$L$1];IF([.R48]=[.N4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57333333333333" calcext:value-type="float">
            <text:p>0.657</text:p>
          </table:table-cell>
          <table:table-cell office:value-type="float" office:value="0.0067288764127288" calcext:value-type="float">
            <text:p>0.007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67333333333333" calcext:value-type="float">
            <text:p>0.667</text:p>
          </table:table-cell>
          <table:table-cell office:value-type="float" office:value="0.0027888667551136" calcext:value-type="float">
            <text:p>0.003</text:p>
          </table:table-cell>
          <table:table-cell office:value-type="float" office:value="0.663666666666667" calcext:value-type="float">
            <text:p>0.664</text:p>
          </table:table-cell>
          <table:table-cell office:value-type="float" office:value="0.0046248123085039" calcext:value-type="float">
            <text:p>0.00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940333333333333" calcext:value-type="float">
            <text:p>0.940</text:p>
          </table:table-cell>
          <table:table-cell office:value-type="float" office:value="0.0121563883525403" calcext:value-type="float">
            <text:p>0.012</text:p>
          </table:table-cell>
          <table:table-cell table:style-name="ce10" office:value-type="float" office:value="0.944666666666667" calcext:value-type="float">
            <text:p>0.94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0692049779955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5452140421842" calcext:value-type="float">
            <text:p>0.010</text:p>
          </table:table-cell>
          <table:table-cell table:style-name="ce31" table:formula="of:=MAX([.H49];[.J49];[.L49];[.N49];[.D49];[.F49])" office:value-type="float" office:value="0.959333333333333" calcext:value-type="float">
            <text:p>0.959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959333333333333" calcext:value-type="float">
            <text:p>0.959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45666666666667" calcext:value-type="float">
            <text:p>0.646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69666666666667" calcext:value-type="float">
            <text:p>0.670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56025787713239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31550581737807" calcext:value-type="float">
            <text:p>0.013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084983658559879" calcext:value-type="float">
            <text:p>0.008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6922698736035" calcext:value-type="float">
            <text:p>0.009</text:p>
          </table:table-cell>
          <table:table-cell table:style-name="ce31" table:formula="of:=MAX([.H50];[.J50];[.L50];[.N50];[.D50];[.F50])" office:value-type="float" office:value="0.959" calcext:value-type="float">
            <text:p>0.959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959" calcext:value-type="float">
            <text:p>0.959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51333333333333" calcext:value-type="float">
            <text:p>0.651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46547466812563" calcext:value-type="float">
            <text:p>0.005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22247472139281" calcext:value-type="float">
            <text:p>0.012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95014618758261" calcext:value-type="float">
            <text:p>0.010</text:p>
          </table:table-cell>
          <table:table-cell table:style-name="ce31" table:formula="of:=MAX([.H51];[.J51];[.L51];[.N51];[.D51];[.F51])" office:value-type="float" office:value="0.959" calcext:value-type="float">
            <text:p>0.95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959" calcext:value-type="float">
            <text:p>0.959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53" calcext:value-type="float">
            <text:p>0.653</text:p>
          </table:table-cell>
          <table:table-cell office:value-type="float" office:value="0.0116308975482453" calcext:value-type="float">
            <text:p>0.01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27386127875258" calcext:value-type="float">
            <text:p>0.0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046547466812563" calcext:value-type="float">
            <text:p>0.005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41666666666667" calcext:value-type="float">
            <text:p>0.942</text:p>
          </table:table-cell>
          <table:table-cell office:value-type="float" office:value="0.0120761472884911" calcext:value-type="float">
            <text:p>0.012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08269211792744" calcext:value-type="float">
            <text:p>0.011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099721835344343" calcext:value-type="float">
            <text:p>0.010</text:p>
          </table:table-cell>
          <table:table-cell table:style-name="ce31" table:formula="of:=MAX([.H52];[.J52];[.L52];[.N52];[.D52];[.F52])" office:value-type="float" office:value="0.959333333333333" calcext:value-type="float">
            <text:p>0.959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9" calcext:value-type="string">
            <text:p>SPLIT9</text:p>
          </table:table-cell>
          <table:table-cell table:style-name="ce31" table:formula="of:=MAX([.J52];[.L52];[.N52];[.H52])" office:value-type="float" office:value="0.959333333333333" calcext:value-type="float">
            <text:p>0.959</text:p>
          </table:table-cell>
          <table:table-cell table:style-name="ce33" table:formula="of:=IF([.R52]=[.H52];[.$H$1];IF([.R52]=[.J52];[.$J$1];IF([.R52]=[.L52];[.$L$1];IF([.R52]=[.N5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672333333333333" calcext:value-type="float">
            <text:p>0.672</text:p>
          </table:table-cell>
          <table:table-cell office:value-type="float" office:value="0.0030276503540975" calcext:value-type="float">
            <text:p>0.003</text:p>
          </table:table-cell>
          <table:table-cell office:value-type="float" office:value="0.671666666666667" calcext:value-type="float">
            <text:p>0.672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670666666666667" calcext:value-type="float">
            <text:p>0.671</text:p>
          </table:table-cell>
          <table:table-cell office:value-type="float" office:value="0.0053489355119604" calcext:value-type="float">
            <text:p>0.005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SPLIT4" calcext:value-type="string">
            <text:p>SPLIT4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063245553203367" calcext:value-type="float">
            <text:p>0.006</text:p>
          </table:table-cell>
          <table:table-cell table:style-name="ce8" table:number-columns-repeated="4"/>
          <table:table-cell table:number-columns-repeated="1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024" calcext:value-type="float">
            <text:p>0.402</text:p>
          </table:table-cell>
          <table:table-cell office:value-type="float" office:value="0.0053665631459994" calcext:value-type="float">
            <text:p>0.005</text:p>
          </table:table-cell>
          <table:table-cell office:value-type="float" office:value="0.4028" calcext:value-type="float">
            <text:p>0.403</text:p>
          </table:table-cell>
          <table:table-cell office:value-type="float" office:value="0.0062609903369993" calcext:value-type="float">
            <text:p>0.00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38987177379235" calcext:value-type="float">
            <text:p>0.004</text:p>
          </table:table-cell>
          <table:table-cell table:number-columns-repeated="16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table:number-columns-repeated="16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096" calcext:value-type="float">
            <text:p>0.910</text:p>
          </table:table-cell>
          <table:table-cell office:value-type="float" office:value="0.0053665631459994" calcext:value-type="float">
            <text:p>0.005</text:p>
          </table:table-cell>
          <table:table-cell table:number-columns-repeated="16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43817804600413" calcext:value-type="float">
            <text:p>0.004</text:p>
          </table:table-cell>
          <table:table-cell table:number-columns-repeated="16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9" office:value-type="float" office:value="0.006870225614927" calcext:value-type="float">
            <text:p>0.007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068" calcext:value-type="float">
            <text:p>0.907</text:p>
          </table:table-cell>
          <table:table-cell table:style-name="ce9" office:value-type="float" office:value="0.0124579292019179" calcext:value-type="float">
            <text:p>0.012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8294576541331" calcext:value-type="float">
            <text:p>0.008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8230428862431" calcext:value-type="float">
            <text:p>0.008</text:p>
          </table:table-cell>
          <table:table-cell table:style-name="ce31" table:formula="of:=MAX([.H8];[.J8];[.L8];[.N8];[.D8];[.F8])" office:value-type="float" office:value="0.9116" calcext:value-type="float">
            <text:p>0.912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9116" calcext:value-type="float">
            <text:p>0.912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3832" calcext:value-type="float">
            <text:p>0.383</text:p>
          </table:table-cell>
          <table:table-cell office:value-type="float" office:value="0.0241080899284866" calcext:value-type="float">
            <text:p>0.024</text:p>
          </table:table-cell>
          <table:table-cell office:value-type="float" office:value="0.5392" calcext:value-type="float">
            <text:p>0.539</text:p>
          </table:table-cell>
          <table:table-cell office:value-type="float" office:value="0.0237318351587061" calcext:value-type="float">
            <text:p>0.024</text:p>
          </table:table-cell>
          <table:table-cell office:value-type="float" office:value="0.5308" calcext:value-type="float">
            <text:p>0.531</text:p>
          </table:table-cell>
          <table:table-cell office:value-type="float" office:value="0.0346005780298538" calcext:value-type="float">
            <text:p>0.035</text:p>
          </table:table-cell>
          <table:table-cell office:value-type="float" office:value="0.4052" calcext:value-type="float">
            <text:p>0.405</text:p>
          </table:table-cell>
          <table:table-cell office:value-type="float" office:value="0.0086717933554715" calcext:value-type="float">
            <text:p>0.00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096" calcext:value-type="float">
            <text:p>0.910</text:p>
          </table:table-cell>
          <table:table-cell table:style-name="ce10" office:value-type="float" office:value="0.0053665631459994" calcext:value-type="float">
            <text:p>0.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2915026221291" calcext:value-type="float">
            <text:p>0.005</text:p>
          </table:table-cell>
          <table:table-cell table:style-name="ce20" office:value-type="float" office:value="0.9124" calcext:value-type="float">
            <text:p>0.912</text:p>
          </table:table-cell>
          <table:table-cell table:style-name="ce10" office:value-type="float" office:value="0.0077974354758471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4380092438916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31622776601683" calcext:value-type="float">
            <text:p>0.003</text:p>
          </table:table-cell>
          <table:table-cell office:value-type="float" office:value="0.9068" calcext:value-type="float">
            <text:p>0.907</text:p>
          </table:table-cell>
          <table:table-cell office:value-type="float" office:value="0.009444575162494" calcext:value-type="float">
            <text:p>0.009</text:p>
          </table:table-cell>
          <table:table-cell table:style-name="ce31" table:formula="of:=MAX([.H9];[.J9];[.L9];[.N9];[.D9];[.F9])" office:value-type="float" office:value="0.9124" calcext:value-type="float">
            <text:p>0.91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9124" calcext:value-type="float">
            <text:p>0.91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596" calcext:value-type="float">
            <text:p>0.360</text:p>
          </table:table-cell>
          <table:table-cell office:value-type="float" office:value="0.0538405051982241" calcext:value-type="float">
            <text:p>0.054</text:p>
          </table:table-cell>
          <table:table-cell office:value-type="float" office:value="0.4736" calcext:value-type="float">
            <text:p>0.474</text:p>
          </table:table-cell>
          <table:table-cell office:value-type="float" office:value="0.0222441003414388" calcext:value-type="float">
            <text:p>0.022</text:p>
          </table:table-cell>
          <table:table-cell office:value-type="float" office:value="0.5468" calcext:value-type="float">
            <text:p>0.547</text:p>
          </table:table-cell>
          <table:table-cell office:value-type="float" office:value="0.102074482609514" calcext:value-type="float">
            <text:p>0.102</text:p>
          </table:table-cell>
          <table:table-cell office:value-type="float" office:value="0.4368" calcext:value-type="float">
            <text:p>0.437</text:p>
          </table:table-cell>
          <table:table-cell office:value-type="float" office:value="0.0443981981616371" calcext:value-type="float">
            <text:p>0.04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092" calcext:value-type="float">
            <text:p>0.909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3633180424917" calcext:value-type="float">
            <text:p>0.004</text:p>
          </table:table-cell>
          <table:table-cell table:style-name="ce20" office:value-type="float" office:value="0.914" calcext:value-type="float">
            <text:p>0.914</text:p>
          </table:table-cell>
          <table:table-cell table:style-name="ce10" office:value-type="float" office:value="0.0069282032302755" calcext:value-type="float">
            <text:p>0.007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5607017003965" calcext:value-type="float">
            <text:p>0.005</text:p>
          </table:table-cell>
          <table:table-cell table:style-name="ce31" table:formula="of:=MAX([.H10];[.J10];[.L10];[.N10];[.D10];[.F10])" office:value-type="float" office:value="0.914" calcext:value-type="float">
            <text:p>0.914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914" calcext:value-type="float">
            <text:p>0.914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684" calcext:value-type="float">
            <text:p>0.368</text:p>
          </table:table-cell>
          <table:table-cell office:value-type="float" office:value="0.0636458953900406" calcext:value-type="float">
            <text:p>0.064</text:p>
          </table:table-cell>
          <table:table-cell office:value-type="float" office:value="0.4872" calcext:value-type="float">
            <text:p>0.487</text:p>
          </table:table-cell>
          <table:table-cell office:value-type="float" office:value="0.0374593112590181" calcext:value-type="float">
            <text:p>0.037</text:p>
          </table:table-cell>
          <table:table-cell office:value-type="float" office:value="0.5168" calcext:value-type="float">
            <text:p>0.517</text:p>
          </table:table-cell>
          <table:table-cell office:value-type="float" office:value="0.0517803051362195" calcext:value-type="float">
            <text:p>0.052</text:p>
          </table:table-cell>
          <table:table-cell office:value-type="float" office:value="0.4232" calcext:value-type="float">
            <text:p>0.423</text:p>
          </table:table-cell>
          <table:table-cell office:value-type="float" office:value="0.0402641279552904" calcext:value-type="float">
            <text:p>0.04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" calcext:value-type="float">
            <text:p>0.910</text:p>
          </table:table-cell>
          <table:table-cell table:style-name="ce10" office:value-type="float" office:value="0.0064807406984078" calcext:value-type="float">
            <text:p>0.006</text:p>
          </table:table-cell>
          <table:table-cell office:value-type="float" office:value="0.9024" calcext:value-type="float">
            <text:p>0.902</text:p>
          </table:table-cell>
          <table:table-cell office:value-type="float" office:value="0.002607680962081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46043457732885" calcext:value-type="float">
            <text:p>0.005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50199601592044" calcext:value-type="float">
            <text:p>0.005</text:p>
          </table:table-cell>
          <table:table-cell table:style-name="ce31" table:formula="of:=MAX([.H11];[.J11];[.L11];[.N11];[.D11];[.F11])" office:value-type="float" office:value="0.9152" calcext:value-type="float">
            <text:p>0.915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9152" calcext:value-type="float">
            <text:p>0.915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696" calcext:value-type="float">
            <text:p>0.370</text:p>
          </table:table-cell>
          <table:table-cell office:value-type="float" office:value="0.0636458953900406" calcext:value-type="float">
            <text:p>0.064</text:p>
          </table:table-cell>
          <table:table-cell office:value-type="float" office:value="0.534" calcext:value-type="float">
            <text:p>0.534</text:p>
          </table:table-cell>
          <table:table-cell office:value-type="float" office:value="0.0246981780704569" calcext:value-type="float">
            <text:p>0.025</text:p>
          </table:table-cell>
          <table:table-cell office:value-type="float" office:value="0.5204" calcext:value-type="float">
            <text:p>0.520</text:p>
          </table:table-cell>
          <table:table-cell office:value-type="float" office:value="0.0535611799720656" calcext:value-type="float">
            <text:p>0.054</text:p>
          </table:table-cell>
          <table:table-cell office:value-type="float" office:value="0.4228" calcext:value-type="float">
            <text:p>0.423</text:p>
          </table:table-cell>
          <table:table-cell office:value-type="float" office:value="0.0413182768275735" calcext:value-type="float">
            <text:p>0.04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04" calcext:value-type="float">
            <text:p>0.910</text:p>
          </table:table-cell>
          <table:table-cell table:style-name="ce10" office:value-type="float" office:value="0.0065421708935184" calcext:value-type="float">
            <text:p>0.007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30331501776205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50199601592044" calcext:value-type="float">
            <text:p>0.00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9999999999999" calcext:value-type="float">
            <text:p>0.004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45607017003965" calcext:value-type="float">
            <text:p>0.005</text:p>
          </table:table-cell>
          <table:table-cell table:style-name="ce31" table:formula="of:=MAX([.H12];[.J12];[.L12];[.N12];[.D12];[.F12])" office:value-type="float" office:value="0.9152" calcext:value-type="float">
            <text:p>0.915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9152" calcext:value-type="float">
            <text:p>0.915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248" calcext:value-type="float">
            <text:p>0.325</text:p>
          </table:table-cell>
          <table:table-cell office:value-type="float" office:value="0.0715905021633456" calcext:value-type="float">
            <text:p>0.072</text:p>
          </table:table-cell>
          <table:table-cell office:value-type="float" office:value="0.5052" calcext:value-type="float">
            <text:p>0.505</text:p>
          </table:table-cell>
          <table:table-cell office:value-type="float" office:value="0.0453122499993103" calcext:value-type="float">
            <text:p>0.045</text:p>
          </table:table-cell>
          <table:table-cell office:value-type="float" office:value="0.4908" calcext:value-type="float">
            <text:p>0.491</text:p>
          </table:table-cell>
          <table:table-cell office:value-type="float" office:value="0.0420618592076004" calcext:value-type="float">
            <text:p>0.042</text:p>
          </table:table-cell>
          <table:table-cell office:value-type="float" office:value="0.4228" calcext:value-type="float">
            <text:p>0.423</text:p>
          </table:table-cell>
          <table:table-cell office:value-type="float" office:value="0.0414632367284562" calcext:value-type="float">
            <text:p>0.04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0033466401061363" calcext:value-type="float">
            <text:p>0.003</text:p>
          </table:table-cell>
          <table:table-cell table:style-name="ce19" office:value-type="float" office:value="0.92" calcext:value-type="float">
            <text:p>0.920</text:p>
          </table:table-cell>
          <table:table-cell table:style-name="ce9" office:value-type="float" office:value="0.0081240384046359" calcext:value-type="float">
            <text:p>0.008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2938330115242" calcext:value-type="float">
            <text:p>0.007</text:p>
          </table:table-cell>
          <table:table-cell office:value-type="float" office:value="0.9092" calcext:value-type="float">
            <text:p>0.909</text:p>
          </table:table-cell>
          <table:table-cell office:value-type="float" office:value="0.0054037024344425" calcext:value-type="float">
            <text:p>0.005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46043457732885" calcext:value-type="float">
            <text:p>0.005</text:p>
          </table:table-cell>
          <table:table-cell table:style-name="ce31" table:formula="of:=MAX([.H13];[.J13];[.L13];[.N13];[.D13];[.F13])" office:value-type="float" office:value="0.92" calcext:value-type="float">
            <text:p>0.920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92" calcext:value-type="float">
            <text:p>0.920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576" calcext:value-type="float">
            <text:p>0.458</text:p>
          </table:table-cell>
          <table:table-cell office:value-type="float" office:value="0.0132966161108757" calcext:value-type="float">
            <text:p>0.013</text:p>
          </table:table-cell>
          <table:table-cell office:value-type="float" office:value="0.4324" calcext:value-type="float">
            <text:p>0.432</text:p>
          </table:table-cell>
          <table:table-cell office:value-type="float" office:value="0.0269962960422351" calcext:value-type="float">
            <text:p>0.027</text:p>
          </table:table-cell>
          <table:table-cell office:value-type="float" office:value="0.4496" calcext:value-type="float">
            <text:p>0.450</text:p>
          </table:table-cell>
          <table:table-cell office:value-type="float" office:value="0.0490591479746642" calcext:value-type="float">
            <text:p>0.049</text:p>
          </table:table-cell>
          <table:table-cell office:value-type="float" office:value="0.4048" calcext:value-type="float">
            <text:p>0.405</text:p>
          </table:table-cell>
          <table:table-cell office:value-type="float" office:value="0.0060991802727907" calcext:value-type="float">
            <text:p>0.00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144" calcext:value-type="float">
            <text:p>0.914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8988" calcext:value-type="float">
            <text:p>0.899</text:p>
          </table:table-cell>
          <table:table-cell office:value-type="float" office:value="0.0100598210719674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50199601592044" calcext:value-type="float">
            <text:p>0.005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48166378315169" calcext:value-type="float">
            <text:p>0.005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30331501776206" calcext:value-type="float">
            <text:p>0.003</text:p>
          </table:table-cell>
          <table:table-cell table:style-name="ce31" table:formula="of:=MAX([.H14];[.J14];[.L14];[.N14];[.D14];[.F14])" office:value-type="float" office:value="0.9172" calcext:value-type="float">
            <text:p>0.917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2" calcext:value-type="string">
            <text:p>SPLIT2</text:p>
          </table:table-cell>
          <table:table-cell table:style-name="ce31" table:formula="of:=MAX([.J14];[.L14];[.N14];[.H14])" office:value-type="float" office:value="0.9172" calcext:value-type="float">
            <text:p>0.917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308" calcext:value-type="float">
            <text:p>0.531</text:p>
          </table:table-cell>
          <table:table-cell office:value-type="float" office:value="0.0331843336530959" calcext:value-type="float">
            <text:p>0.033</text:p>
          </table:table-cell>
          <table:table-cell office:value-type="float" office:value="0.4412" calcext:value-type="float">
            <text:p>0.441</text:p>
          </table:table-cell>
          <table:table-cell office:value-type="float" office:value="0.0221630322835121" calcext:value-type="float">
            <text:p>0.022</text:p>
          </table:table-cell>
          <table:table-cell office:value-type="float" office:value="0.464" calcext:value-type="float">
            <text:p>0.464</text:p>
          </table:table-cell>
          <table:table-cell office:value-type="float" office:value="0.0416893271713516" calcext:value-type="float">
            <text:p>0.042</text:p>
          </table:table-cell>
          <table:table-cell office:value-type="float" office:value="0.4412" calcext:value-type="float">
            <text:p>0.441</text:p>
          </table:table-cell>
          <table:table-cell office:value-type="float" office:value="0.0283407833342693" calcext:value-type="float">
            <text:p>0.02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156" calcext:value-type="float">
            <text:p>0.916</text:p>
          </table:table-cell>
          <table:table-cell table:style-name="ce10" office:value-type="float" office:value="0.0057271284253105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80746516952745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46043457732885" calcext:value-type="float">
            <text:p>0.005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33466401061362" calcext:value-type="float">
            <text:p>0.003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7749345545253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16733200530681" calcext:value-type="float">
            <text:p>0.002</text:p>
          </table:table-cell>
          <table:table-cell table:style-name="ce31" table:formula="of:=MAX([.H15];[.J15];[.L15];[.N15];[.D15];[.F15])" office:value-type="float" office:value="0.9172" calcext:value-type="float">
            <text:p>0.91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172" calcext:value-type="float">
            <text:p>0.91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4" calcext:value-type="float">
            <text:p>0.540</text:p>
          </table:table-cell>
          <table:table-cell office:value-type="float" office:value="0.0263818119165458" calcext:value-type="float">
            <text:p>0.026</text:p>
          </table:table-cell>
          <table:table-cell office:value-type="float" office:value="0.4624" calcext:value-type="float">
            <text:p>0.462</text:p>
          </table:table-cell>
          <table:table-cell office:value-type="float" office:value="0.0293052896249124" calcext:value-type="float">
            <text:p>0.029</text:p>
          </table:table-cell>
          <table:table-cell office:value-type="float" office:value="0.4636" calcext:value-type="float">
            <text:p>0.464</text:p>
          </table:table-cell>
          <table:table-cell office:value-type="float" office:value="0.0428345654816294" calcext:value-type="float">
            <text:p>0.043</text:p>
          </table:table-cell>
          <table:table-cell office:value-type="float" office:value="0.4356" calcext:value-type="float">
            <text:p>0.436</text:p>
          </table:table-cell>
          <table:table-cell office:value-type="float" office:value="0.0223785611691189" calcext:value-type="float">
            <text:p>0.02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152" calcext:value-type="float">
            <text:p>0.915</text:p>
          </table:table-cell>
          <table:table-cell table:style-name="ce10" office:value-type="float" office:value="0.0059329587896765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8740078740118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70142711667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62609903369994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0987803063838" calcext:value-type="float">
            <text:p>0.004</text:p>
          </table:table-cell>
          <table:table-cell table:style-name="ce31" table:formula="of:=MAX([.H16];[.J16];[.L16];[.N16];[.D16];[.F16])" office:value-type="float" office:value="0.9176" calcext:value-type="float">
            <text:p>0.918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2" calcext:value-type="string">
            <text:p>SPLIT2</text:p>
          </table:table-cell>
          <table:table-cell table:style-name="ce31" table:formula="of:=MAX([.J16];[.L16];[.N16];[.H16])" office:value-type="float" office:value="0.9176" calcext:value-type="float">
            <text:p>0.918</text:p>
          </table:table-cell>
          <table:table-cell table:style-name="ce33" table:formula="of:=IF([.R16]=[.H16];[.$H$1];IF([.R16]=[.J16];[.$J$1];IF([.R16]=[.L16];[.$L$1];IF([.R16]=[.N1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436" calcext:value-type="float">
            <text:p>0.544</text:p>
          </table:table-cell>
          <table:table-cell office:value-type="float" office:value="0.027509998182479" calcext:value-type="float">
            <text:p>0.028</text:p>
          </table:table-cell>
          <table:table-cell office:value-type="float" office:value="0.4528" calcext:value-type="float">
            <text:p>0.453</text:p>
          </table:table-cell>
          <table:table-cell office:value-type="float" office:value="0.0325760648329413" calcext:value-type="float">
            <text:p>0.033</text:p>
          </table:table-cell>
          <table:table-cell office:value-type="float" office:value="0.4624" calcext:value-type="float">
            <text:p>0.462</text:p>
          </table:table-cell>
          <table:table-cell office:value-type="float" office:value="0.0402591604482756" calcext:value-type="float">
            <text:p>0.040</text:p>
          </table:table-cell>
          <table:table-cell office:value-type="float" office:value="0.4656" calcext:value-type="float">
            <text:p>0.466</text:p>
          </table:table-cell>
          <table:table-cell office:value-type="float" office:value="0.048546884555036" calcext:value-type="float">
            <text:p>0.04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164" calcext:value-type="float">
            <text:p>0.916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69856996786292" calcext:value-type="float">
            <text:p>0.007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62609903369994" calcext:value-type="float">
            <text:p>0.006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54037024344424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6572670690062" calcext:value-type="float">
            <text:p>0.007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17];[.J17];[.L17];[.N17];[.D17];[.F17])" office:value-type="float" office:value="0.9172" calcext:value-type="float">
            <text:p>0.91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172" calcext:value-type="float">
            <text:p>0.917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4" calcext:value-type="float">
            <text:p>0.474</text:p>
          </table:table-cell>
          <table:table-cell office:value-type="float" office:value="0.0091651513899116" calcext:value-type="float">
            <text:p>0.009</text:p>
          </table:table-cell>
          <table:table-cell office:value-type="float" office:value="0.4516" calcext:value-type="float">
            <text:p>0.452</text:p>
          </table:table-cell>
          <table:table-cell office:value-type="float" office:value="0.0319186465878489" calcext:value-type="float">
            <text:p>0.032</text:p>
          </table:table-cell>
          <table:table-cell office:value-type="float" office:value="0.4624" calcext:value-type="float">
            <text:p>0.462</text:p>
          </table:table-cell>
          <table:table-cell office:value-type="float" office:value="0.0402591604482756" calcext:value-type="float">
            <text:p>0.040</text:p>
          </table:table-cell>
          <table:table-cell office:value-type="float" office:value="0.4668" calcext:value-type="float">
            <text:p>0.467</text:p>
          </table:table-cell>
          <table:table-cell office:value-type="float" office:value="0.0402144252725312" calcext:value-type="float">
            <text:p>0.04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9192" calcext:value-type="float">
            <text:p>0.919</text:p>
          </table:table-cell>
          <table:table-cell table:style-name="ce9" office:value-type="float" office:value="0.0070142711667" calcext:value-type="float">
            <text:p>0.007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28530152104477" calcext:value-type="float">
            <text:p>0.013</text:p>
          </table:table-cell>
          <table:table-cell table:style-name="ce11" office:value-type="float" office:value="0.9152" calcext:value-type="float">
            <text:p>0.915</text:p>
          </table:table-cell>
          <table:table-cell table:style-name="ce8" office:value-type="float" office:value="0.0092303846073714" calcext:value-type="float">
            <text:p>0.009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6157731058639" calcext:value-type="float">
            <text:p>0.008</text:p>
          </table:table-cell>
          <table:table-cell table:style-name="ce31" table:formula="of:=MAX([.H18];[.J18];[.L18];[.N18];[.D18];[.F18])" office:value-type="float" office:value="0.9192" calcext:value-type="float">
            <text:p>0.919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9168" calcext:value-type="float">
            <text:p>0.917</text:p>
          </table:table-cell>
          <table:table-cell table:style-name="ce33" table:formula="of:=IF([.R18]=[.H18];[.$H$1];IF([.R18]=[.J18];[.$J$1];IF([.R18]=[.L18];[.$L$1];IF([.R18]=[.N1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192" calcext:value-type="float">
            <text:p>0.919</text:p>
          </table:table-cell>
          <table:table-cell table:style-name="ce10" office:value-type="float" office:value="0.0065726706900619" calcext:value-type="float">
            <text:p>0.007</text:p>
          </table:table-cell>
          <table:table-cell office:value-type="float" office:value="0.9084" calcext:value-type="float">
            <text:p>0.908</text:p>
          </table:table-cell>
          <table:table-cell office:value-type="float" office:value="0.0079246451024636" calcext:value-type="float">
            <text:p>0.008</text:p>
          </table:table-cell>
          <table:table-cell table:style-name="ce12" office:value-type="float" office:value="0.918" calcext:value-type="float">
            <text:p>0.918</text:p>
          </table:table-cell>
          <table:table-cell office:value-type="float" office:value="0.0094868329805051" calcext:value-type="float">
            <text:p>0.009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9444575162494" calcext:value-type="float">
            <text:p>0.009</text:p>
          </table:table-cell>
          <table:table-cell table:style-name="ce31" table:formula="of:=MAX([.H19];[.J19];[.L19];[.N19];[.D19];[.F19])" office:value-type="float" office:value="0.9192" calcext:value-type="float">
            <text:p>0.91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918" calcext:value-type="float">
            <text:p>0.918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3186537372341" calcext:value-type="float">
            <text:p>0.008</text:p>
          </table:table-cell>
          <table:table-cell table:style-name="ce12" office:value-type="float" office:value="0.9188" calcext:value-type="float">
            <text:p>0.919</text:p>
          </table:table-cell>
          <table:table-cell office:value-type="float" office:value="0.0084380092438915" calcext:value-type="float">
            <text:p>0.008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7271284253105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86486993241758" calcext:value-type="float">
            <text:p>0.009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96332756630338" calcext:value-type="float">
            <text:p>0.010</text:p>
          </table:table-cell>
          <table:table-cell table:style-name="ce31" table:formula="of:=MAX([.H20];[.J20];[.L20];[.N20];[.D20];[.F20])" office:value-type="float" office:value="0.92" calcext:value-type="float">
            <text:p>0.920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9188" calcext:value-type="float">
            <text:p>0.919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76" calcext:value-type="float">
            <text:p>0.908</text:p>
          </table:table-cell>
          <table:table-cell office:value-type="float" office:value="0.0060663003552412" calcext:value-type="float">
            <text:p>0.006</text:p>
          </table:table-cell>
          <table:table-cell table:style-name="ce12" office:value-type="float" office:value="0.9184" calcext:value-type="float">
            <text:p>0.918</text:p>
          </table:table-cell>
          <table:table-cell office:value-type="float" office:value="0.0068410525505948" calcext:value-type="float">
            <text:p>0.007</text:p>
          </table:table-cell>
          <table:table-cell office:value-type="float" office:value="0.9196" calcext:value-type="float">
            <text:p>0.920</text:p>
          </table:table-cell>
          <table:table-cell office:value-type="float" office:value="0.0060663003552412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83186537372341" calcext:value-type="float">
            <text:p>0.008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79246451024635" calcext:value-type="float">
            <text:p>0.008</text:p>
          </table:table-cell>
          <table:table-cell table:style-name="ce31" table:formula="of:=MAX([.H21];[.J21];[.L21];[.N21];[.D21];[.F21])" office:value-type="float" office:value="0.92" calcext:value-type="float">
            <text:p>0.920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9196" calcext:value-type="float">
            <text:p>0.920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04" calcext:value-type="float">
            <text:p>0.920</text:p>
          </table:table-cell>
          <table:table-cell table:style-name="ce10" office:value-type="float" office:value="0.008414273587185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64187226143524" calcext:value-type="float">
            <text:p>0.006</text:p>
          </table:table-cell>
          <table:table-cell table:style-name="ce12" office:value-type="float" office:value="0.9168" calcext:value-type="float">
            <text:p>0.917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4833147735478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5856960175076" calcext:value-type="float">
            <text:p>0.006</text:p>
          </table:table-cell>
          <table:table-cell table:style-name="ce31" table:formula="of:=MAX([.H22];[.J22];[.L22];[.N22];[.D22];[.F22])" office:value-type="float" office:value="0.9204" calcext:value-type="float">
            <text:p>0.920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918" calcext:value-type="float">
            <text:p>0.918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144" calcext:value-type="float">
            <text:p>0.914</text:p>
          </table:table-cell>
          <table:table-cell table:style-name="ce8" office:value-type="float" office:value="0.0080498447189992" calcext:value-type="float">
            <text:p>0.008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084380092438915" calcext:value-type="float">
            <text:p>0.008</text:p>
          </table:table-cell>
          <table:table-cell table:style-name="ce11" office:value-type="float" office:value="0.9092" calcext:value-type="float">
            <text:p>0.909</text:p>
          </table:table-cell>
          <table:table-cell table:style-name="ce9" office:value-type="float" office:value="0.0084380092438915" calcext:value-type="float">
            <text:p>0.008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104498803820904" calcext:value-type="float">
            <text:p>0.01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0142711667" calcext:value-type="float">
            <text:p>0.007</text:p>
          </table:table-cell>
          <table:table-cell table:style-name="ce31" table:formula="of:=MAX([.H23];[.J23];[.L23];[.N23];[.D23];[.F23])" office:value-type="float" office:value="0.9144" calcext:value-type="float">
            <text:p>0.91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912" calcext:value-type="float">
            <text:p>0.912</text:p>
          </table:table-cell>
          <table:table-cell table:style-name="ce33" table:formula="of:=IF([.R23]=[.H23];[.$H$1];IF([.R23]=[.J23];[.$J$1];IF([.R23]=[.L23];[.$L$1];IF([.R23]=[.N2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4592" calcext:value-type="float">
            <text:p>0.459</text:p>
          </table:table-cell>
          <table:table-cell office:value-type="float" office:value="0.0364856136031724" calcext:value-type="float">
            <text:p>0.036</text:p>
          </table:table-cell>
          <table:table-cell office:value-type="float" office:value="0.4148" calcext:value-type="float">
            <text:p>0.415</text:p>
          </table:table-cell>
          <table:table-cell office:value-type="float" office:value="0.0240249869927124" calcext:value-type="float">
            <text:p>0.024</text:p>
          </table:table-cell>
          <table:table-cell office:value-type="float" office:value="0.4084" calcext:value-type="float">
            <text:p>0.408</text:p>
          </table:table-cell>
          <table:table-cell office:value-type="float" office:value="0.0217899059199437" calcext:value-type="float">
            <text:p>0.022</text:p>
          </table:table-cell>
          <table:table-cell office:value-type="float" office:value="0.4064" calcext:value-type="float">
            <text:p>0.406</text:p>
          </table:table-cell>
          <table:table-cell office:value-type="float" office:value="0.0065421708935184" calcext:value-type="float">
            <text:p>0.00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6" calcext:value-type="float">
            <text:p>0.916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008" calcext:value-type="float">
            <text:p>0.901</text:p>
          </table:table-cell>
          <table:table-cell office:value-type="float" office:value="0.0111892805845594" calcext:value-type="float">
            <text:p>0.01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0" office:value-type="float" office:value="0.0054772255750516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64187226143525" calcext:value-type="float">
            <text:p>0.006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55497747702046" calcext:value-type="float">
            <text:p>0.006</text:p>
          </table:table-cell>
          <table:table-cell table:style-name="ce31" table:formula="of:=MAX([.H24];[.J24];[.L24];[.N24];[.D24];[.F24])" office:value-type="float" office:value="0.916" calcext:value-type="float">
            <text:p>0.91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914" calcext:value-type="float">
            <text:p>0.914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232" calcext:value-type="float">
            <text:p>0.523</text:p>
          </table:table-cell>
          <table:table-cell office:value-type="float" office:value="0.0108258948821795" calcext:value-type="float">
            <text:p>0.011</text:p>
          </table:table-cell>
          <table:table-cell office:value-type="float" office:value="0.4548" calcext:value-type="float">
            <text:p>0.455</text:p>
          </table:table-cell>
          <table:table-cell office:value-type="float" office:value="0.0414873474688368" calcext:value-type="float">
            <text:p>0.041</text:p>
          </table:table-cell>
          <table:table-cell office:value-type="float" office:value="0.4544" calcext:value-type="float">
            <text:p>0.454</text:p>
          </table:table-cell>
          <table:table-cell office:value-type="float" office:value="0.0622157536320183" calcext:value-type="float">
            <text:p>0.062</text:p>
          </table:table-cell>
          <table:table-cell office:value-type="float" office:value="0.4604" calcext:value-type="float">
            <text:p>0.460</text:p>
          </table:table-cell>
          <table:table-cell office:value-type="float" office:value="0.0639906243132538" calcext:value-type="float">
            <text:p>0.06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553851381374" calcext:value-type="float">
            <text:p>0.009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8" calcext:value-type="float">
            <text:p>0.005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9208691546577" calcext:value-type="float">
            <text:p>0.009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5856960175076" calcext:value-type="float">
            <text:p>0.0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</text:p>
          </table:table-cell>
          <table:table-cell table:style-name="ce31" table:formula="of:=MAX([.H25];[.J25];[.L25];[.N25];[.D25];[.F25])" office:value-type="float" office:value="0.9172" calcext:value-type="float">
            <text:p>0.917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9144" calcext:value-type="float">
            <text:p>0.914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34" calcext:value-type="float">
            <text:p>0.534</text:p>
          </table:table-cell>
          <table:table-cell office:value-type="float" office:value="0.0189208879284244" calcext:value-type="float">
            <text:p>0.019</text:p>
          </table:table-cell>
          <table:table-cell office:value-type="float" office:value="0.4564" calcext:value-type="float">
            <text:p>0.456</text:p>
          </table:table-cell>
          <table:table-cell office:value-type="float" office:value="0.0409975609030585" calcext:value-type="float">
            <text:p>0.041</text:p>
          </table:table-cell>
          <table:table-cell office:value-type="float" office:value="0.4108" calcext:value-type="float">
            <text:p>0.411</text:p>
          </table:table-cell>
          <table:table-cell office:value-type="float" office:value="0.045576309635599" calcext:value-type="float">
            <text:p>0.046</text:p>
          </table:table-cell>
          <table:table-cell office:value-type="float" office:value="0.496" calcext:value-type="float">
            <text:p>0.496</text:p>
          </table:table-cell>
          <table:table-cell office:value-type="float" office:value="0.0654980915752512" calcext:value-type="float">
            <text:p>0.06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8994949366116" calcext:value-type="float">
            <text:p>0.010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9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7459666924148" calcext:value-type="float">
            <text:p>0.008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26];[.J26];[.L26];[.N26];[.D26];[.F26])" office:value-type="float" office:value="0.9172" calcext:value-type="float">
            <text:p>0.91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9144" calcext:value-type="float">
            <text:p>0.914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412" calcext:value-type="float">
            <text:p>0.541</text:p>
          </table:table-cell>
          <table:table-cell office:value-type="float" office:value="0.0196265126805553" calcext:value-type="float">
            <text:p>0.020</text:p>
          </table:table-cell>
          <table:table-cell office:value-type="float" office:value="0.4928" calcext:value-type="float">
            <text:p>0.493</text:p>
          </table:table-cell>
          <table:table-cell office:value-type="float" office:value="0.0189525723847714" calcext:value-type="float">
            <text:p>0.019</text:p>
          </table:table-cell>
          <table:table-cell office:value-type="float" office:value="0.4348" calcext:value-type="float">
            <text:p>0.435</text:p>
          </table:table-cell>
          <table:table-cell office:value-type="float" office:value="0.0635074798744211" calcext:value-type="float">
            <text:p>0.064</text:p>
          </table:table-cell>
          <table:table-cell office:value-type="float" office:value="0.4628" calcext:value-type="float">
            <text:p>0.463</text:p>
          </table:table-cell>
          <table:table-cell office:value-type="float" office:value="0.0712825364307415" calcext:value-type="float">
            <text:p>0.07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95498691090506" calcext:value-type="float">
            <text:p>0.010</text:p>
          </table:table-cell>
          <table:table-cell table:style-name="ce12" office:value-type="float" office:value="0.9148" calcext:value-type="float">
            <text:p>0.915</text:p>
          </table:table-cell>
          <table:table-cell table:style-name="ce10" office:value-type="float" office:value="0.0048166378315169" calcext:value-type="float">
            <text:p>0.005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35777087639996" calcext:value-type="float">
            <text:p>0.0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1622776601683" calcext:value-type="float">
            <text:p>0.003</text:p>
          </table:table-cell>
          <table:table-cell table:style-name="ce31" table:formula="of:=MAX([.H27];[.J27];[.L27];[.N27];[.D27];[.F27])" office:value-type="float" office:value="0.9176" calcext:value-type="float">
            <text:p>0.91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9148" calcext:value-type="float">
            <text:p>0.915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36" calcext:value-type="float">
            <text:p>0.474</text:p>
          </table:table-cell>
          <table:table-cell office:value-type="float" office:value="0.008294576541331" calcext:value-type="float">
            <text:p>0.008</text:p>
          </table:table-cell>
          <table:table-cell office:value-type="float" office:value="0.4924" calcext:value-type="float">
            <text:p>0.492</text:p>
          </table:table-cell>
          <table:table-cell office:value-type="float" office:value="0.0135941163743731" calcext:value-type="float">
            <text:p>0.014</text:p>
          </table:table-cell>
          <table:table-cell office:value-type="float" office:value="0.4096" calcext:value-type="float">
            <text:p>0.410</text:p>
          </table:table-cell>
          <table:table-cell office:value-type="float" office:value="0.0429045452137649" calcext:value-type="float">
            <text:p>0.043</text:p>
          </table:table-cell>
          <table:table-cell office:value-type="float" office:value="0.4596" calcext:value-type="float">
            <text:p>0.460</text:p>
          </table:table-cell>
          <table:table-cell office:value-type="float" office:value="0.0733130274917084" calcext:value-type="float">
            <text:p>0.07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08" calcext:value-type="float">
            <text:p>0.911</text:p>
          </table:table-cell>
          <table:table-cell table:style-name="ce9" office:value-type="float" office:value="0.0046043457732885" calcext:value-type="float">
            <text:p>0.005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65421708935184" calcext:value-type="float">
            <text:p>0.007</text:p>
          </table:table-cell>
          <table:table-cell table:style-name="ce19" office:value-type="float" office:value="0.9164" calcext:value-type="float">
            <text:p>0.916</text:p>
          </table:table-cell>
          <table:table-cell table:style-name="ce8" office:value-type="float" office:value="0.0113490087672889" calcext:value-type="float">
            <text:p>0.011</text:p>
          </table:table-cell>
          <table:table-cell office:value-type="float" office:value="0.9184" calcext:value-type="float">
            <text:p>0.918</text:p>
          </table:table-cell>
          <table:table-cell office:value-type="float" office:value="0.005899152481501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4772255750516" calcext:value-type="float">
            <text:p>0.005</text:p>
          </table:table-cell>
          <table:table-cell table:style-name="ce31" table:formula="of:=MAX([.H28];[.J28];[.L28];[.N28];[.D28];[.F28])" office:value-type="float" office:value="0.9184" calcext:value-type="float">
            <text:p>0.918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184" calcext:value-type="float">
            <text:p>0.918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284" calcext:value-type="float">
            <text:p>0.428</text:p>
          </table:table-cell>
          <table:table-cell office:value-type="float" office:value="0.0355640267686323" calcext:value-type="float">
            <text:p>0.036</text:p>
          </table:table-cell>
          <table:table-cell office:value-type="float" office:value="0.4004" calcext:value-type="float">
            <text:p>0.400</text:p>
          </table:table-cell>
          <table:table-cell office:value-type="float" office:value="0.0008944271909999" calcext:value-type="float">
            <text:p>0.001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24" calcext:value-type="float">
            <text:p>0.912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74027022093286" calcext:value-type="float">
            <text:p>0.007</text:p>
          </table:table-cell>
          <table:table-cell table:style-name="ce20" office:value-type="float" office:value="0.9164" calcext:value-type="float">
            <text:p>0.916</text:p>
          </table:table-cell>
          <table:table-cell office:value-type="float" office:value="0.0099398189118313" calcext:value-type="float">
            <text:p>0.010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68410525505948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49799598391954" calcext:value-type="float">
            <text:p>0.005</text:p>
          </table:table-cell>
          <table:table-cell table:style-name="ce31" table:formula="of:=MAX([.H29];[.J29];[.L29];[.N29];[.D29];[.F29])" office:value-type="float" office:value="0.9176" calcext:value-type="float">
            <text:p>0.91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2" calcext:value-type="string">
            <text:p>SPLIT2</text:p>
          </table:table-cell>
          <table:table-cell table:style-name="ce31" table:formula="of:=MAX([.J29];[.L29];[.N29];[.H29])" office:value-type="float" office:value="0.9176" calcext:value-type="float">
            <text:p>0.918</text:p>
          </table:table-cell>
          <table:table-cell table:style-name="ce33" table:formula="of:=IF([.R29]=[.H29];[.$H$1];IF([.R29]=[.J29];[.$J$1];IF([.R29]=[.L29];[.$L$1];IF([.R29]=[.N2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044" calcext:value-type="float">
            <text:p>0.404</text:p>
          </table:table-cell>
          <table:table-cell office:value-type="float" office:value="0.009838699100999" calcext:value-type="float">
            <text:p>0.01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101390334845092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office:value-type="float" office:value="0.0110090871556183" calcext:value-type="float">
            <text:p>0.011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72663608498339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6332495807108" calcext:value-type="float">
            <text:p>0.007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30];[.J30];[.L30];[.N30];[.D30];[.F30])" office:value-type="float" office:value="0.9176" calcext:value-type="float">
            <text:p>0.91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2" calcext:value-type="string">
            <text:p>SPLIT2</text:p>
          </table:table-cell>
          <table:table-cell table:style-name="ce31" table:formula="of:=MAX([.J30];[.L30];[.N30];[.H30])" office:value-type="float" office:value="0.9176" calcext:value-type="float">
            <text:p>0.918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204" calcext:value-type="float">
            <text:p>0.420</text:p>
          </table:table-cell>
          <table:table-cell office:value-type="float" office:value="0.0262449995237187" calcext:value-type="float">
            <text:p>0.026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17888543819998" calcext:value-type="float">
            <text:p>0.002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5556998544829" calcext:value-type="float">
            <text:p>0.009</text:p>
          </table:table-cell>
          <table:table-cell table:style-name="ce20" office:value-type="float" office:value="0.9176" calcext:value-type="float">
            <text:p>0.918</text:p>
          </table:table-cell>
          <table:table-cell office:value-type="float" office:value="0.0101390334845092" calcext:value-type="float">
            <text:p>0.01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0710678118654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60991802727907" calcext:value-type="float">
            <text:p>0.006</text:p>
          </table:table-cell>
          <table:table-cell table:style-name="ce31" table:formula="of:=MAX([.H31];[.J31];[.L31];[.N31];[.D31];[.F31])" office:value-type="float" office:value="0.918" calcext:value-type="float">
            <text:p>0.91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918" calcext:value-type="float">
            <text:p>0.918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2" calcext:value-type="float">
            <text:p>0.420</text:p>
          </table:table-cell>
          <table:table-cell office:value-type="float" office:value="0.0275317997958724" calcext:value-type="float">
            <text:p>0.028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08" calcext:value-type="float">
            <text:p>0.911</text:p>
          </table:table-cell>
          <table:table-cell table:style-name="ce10" office:value-type="float" office:value="0.0010954451150103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4833147735479" calcext:value-type="float">
            <text:p>0.007</text:p>
          </table:table-cell>
          <table:table-cell table:style-name="ce20" office:value-type="float" office:value="0.918" calcext:value-type="float">
            <text:p>0.918</text:p>
          </table:table-cell>
          <table:table-cell office:value-type="float" office:value="0.00848528137423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4296702484026" calcext:value-type="float">
            <text:p>0.007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899152481501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65726706900619" calcext:value-type="float">
            <text:p>0.007</text:p>
          </table:table-cell>
          <table:table-cell table:style-name="ce31" table:formula="of:=MAX([.H32];[.J32];[.L32];[.N32];[.D32];[.F32])" office:value-type="float" office:value="0.918" calcext:value-type="float">
            <text:p>0.918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COMBO" calcext:value-type="string">
            <text:p>COMBO</text:p>
          </table:table-cell>
          <table:table-cell table:style-name="ce31" table:formula="of:=MAX([.J32];[.L32];[.N32];[.H32])" office:value-type="float" office:value="0.918" calcext:value-type="float">
            <text:p>0.918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132" calcext:value-type="float">
            <text:p>0.413</text:p>
          </table:table-cell>
          <table:table-cell office:value-type="float" office:value="0.0233923064275415" calcext:value-type="float">
            <text:p>0.023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121161049846887" calcext:value-type="float">
            <text:p>0.012</text:p>
          </table:table-cell>
          <table:table-cell table:style-name="ce8" office:value-type="float" office:value="0.9024" calcext:value-type="float">
            <text:p>0.902</text:p>
          </table:table-cell>
          <table:table-cell table:style-name="ce8" office:value-type="float" office:value="0.0055497747702046" calcext:value-type="float">
            <text:p>0.006</text:p>
          </table:table-cell>
          <table:table-cell table:style-name="ce19" office:value-type="float" office:value="0.9176" calcext:value-type="float">
            <text:p>0.918</text:p>
          </table:table-cell>
          <table:table-cell table:style-name="ce9" office:value-type="float" office:value="0.0096332756630338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112782977438973" calcext:value-type="float">
            <text:p>0.011</text:p>
          </table:table-cell>
          <table:table-cell table:style-name="ce31" table:formula="of:=MAX([.H33];[.J33];[.L33];[.N33];[.D33];[.F33])" office:value-type="float" office:value="0.9176" calcext:value-type="float">
            <text:p>0.918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COMBO" calcext:value-type="string">
            <text:p>COMBO</text:p>
          </table:table-cell>
          <table:table-cell table:style-name="ce31" table:formula="of:=MAX([.J33];[.L33];[.N33];[.H33])" office:value-type="float" office:value="0.9176" calcext:value-type="float">
            <text:p>0.918</text:p>
          </table:table-cell>
          <table:table-cell table:style-name="ce33" table:formula="of:=IF([.R33]=[.H33];[.$H$1];IF([.R33]=[.J33];[.$J$1];IF([.R33]=[.L33];[.$L$1];IF([.R33]=[.N3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08" calcext:value-type="float">
            <text:p>0.408</text:p>
          </table:table-cell>
          <table:table-cell office:value-type="float" office:value="0.0167928556237466" calcext:value-type="float">
            <text:p>0.017</text:p>
          </table:table-cell>
          <table:table-cell office:value-type="float" office:value="0.4304" calcext:value-type="float">
            <text:p>0.430</text:p>
          </table:table-cell>
          <table:table-cell office:value-type="float" office:value="0.0679764665159936" calcext:value-type="float">
            <text:p>0.068</text:p>
          </table:table-cell>
          <table:table-cell office:value-type="float" office:value="0.4244" calcext:value-type="float">
            <text:p>0.424</text:p>
          </table:table-cell>
          <table:table-cell office:value-type="float" office:value="0.0545600586509948" calcext:value-type="float">
            <text:p>0.055</text:p>
          </table:table-cell>
          <table:table-cell office:value-type="float" office:value="0.4012" calcext:value-type="float">
            <text:p>0.401</text:p>
          </table:table-cell>
          <table:table-cell office:value-type="float" office:value="0.0026832815729997" calcext:value-type="float">
            <text:p>0.00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87863530545955" calcext:value-type="float">
            <text:p>0.009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71274118724821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53665631459995" calcext:value-type="float">
            <text:p>0.00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</text:p>
          </table:table-cell>
          <table:table-cell table:style-name="ce31" table:formula="of:=MAX([.H34];[.J34];[.L34];[.N34];[.D34];[.F34])" office:value-type="float" office:value="0.9176" calcext:value-type="float">
            <text:p>0.918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9176" calcext:value-type="float">
            <text:p>0.918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184" calcext:value-type="float">
            <text:p>0.418</text:p>
          </table:table-cell>
          <table:table-cell office:value-type="float" office:value="0.0400349847008837" calcext:value-type="float">
            <text:p>0.040</text:p>
          </table:table-cell>
          <table:table-cell office:value-type="float" office:value="0.4128" calcext:value-type="float">
            <text:p>0.413</text:p>
          </table:table-cell>
          <table:table-cell office:value-type="float" office:value="0.0286216701119973" calcext:value-type="float">
            <text:p>0.029</text:p>
          </table:table-cell>
          <table:table-cell office:value-type="float" office:value="0.4128" calcext:value-type="float">
            <text:p>0.413</text:p>
          </table:table-cell>
          <table:table-cell office:value-type="float" office:value="0.0286216701119973" calcext:value-type="float">
            <text:p>0.029</text:p>
          </table:table-cell>
          <table:table-cell office:value-type="float" office:value="0.4008" calcext:value-type="float">
            <text:p>0.401</text:p>
          </table:table-cell>
          <table:table-cell office:value-type="float" office:value="0.0017888543819998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1161034021896" calcext:value-type="float">
            <text:p>0.0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8317608663278" calcext:value-type="float">
            <text:p>0.009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4307238483242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74027022093287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84142735871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9859006035093" calcext:value-type="float">
            <text:p>0.010</text:p>
          </table:table-cell>
          <table:table-cell table:style-name="ce31" table:formula="of:=MAX([.H35];[.J35];[.L35];[.N35];[.D35];[.F35])" office:value-type="float" office:value="0.9184" calcext:value-type="float">
            <text:p>0.918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COMBO" calcext:value-type="string">
            <text:p>COMBO</text:p>
          </table:table-cell>
          <table:table-cell table:style-name="ce31" table:formula="of:=MAX([.J35];[.L35];[.N35];[.H35])" office:value-type="float" office:value="0.9184" calcext:value-type="float">
            <text:p>0.91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188" calcext:value-type="float">
            <text:p>0.419</text:p>
          </table:table-cell>
          <table:table-cell office:value-type="float" office:value="0.0409292071753167" calcext:value-type="float">
            <text:p>0.041</text:p>
          </table:table-cell>
          <table:table-cell office:value-type="float" office:value="0.43" calcext:value-type="float">
            <text:p>0.430</text:p>
          </table:table-cell>
          <table:table-cell office:value-type="float" office:value="0.0670820393249937" calcext:value-type="float">
            <text:p>0.067</text:p>
          </table:table-cell>
          <table:table-cell office:value-type="float" office:value="0.4128" calcext:value-type="float">
            <text:p>0.413</text:p>
          </table:table-cell>
          <table:table-cell office:value-type="float" office:value="0.0286216701119973" calcext:value-type="float">
            <text:p>0.029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44" calcext:value-type="float">
            <text:p>0.904</text:p>
          </table:table-cell>
          <table:table-cell office:value-type="float" office:value="0.0071274118724821" calcext:value-type="float">
            <text:p>0.007</text:p>
          </table:table-cell>
          <table:table-cell table:style-name="ce20" office:value-type="float" office:value="0.9176" calcext:value-type="float">
            <text:p>0.918</text:p>
          </table:table-cell>
          <table:table-cell table:style-name="ce10" office:value-type="float" office:value="0.0097365291557104" calcext:value-type="float">
            <text:p>0.010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7823299831252" calcext:value-type="float">
            <text:p>0.007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4296702484026" calcext:value-type="float">
            <text:p>0.007</text:p>
          </table:table-cell>
          <table:table-cell table:style-name="ce31" table:formula="of:=MAX([.H36];[.J36];[.L36];[.N36];[.D36];[.F36])" office:value-type="float" office:value="0.9176" calcext:value-type="float">
            <text:p>0.918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9176" calcext:value-type="float">
            <text:p>0.91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192" calcext:value-type="float">
            <text:p>0.419</text:p>
          </table:table-cell>
          <table:table-cell office:value-type="float" office:value="0.0407087214242844" calcext:value-type="float">
            <text:p>0.041</text:p>
          </table:table-cell>
          <table:table-cell office:value-type="float" office:value="0.4304" calcext:value-type="float">
            <text:p>0.430</text:p>
          </table:table-cell>
          <table:table-cell office:value-type="float" office:value="0.0679764665159936" calcext:value-type="float">
            <text:p>0.068</text:p>
          </table:table-cell>
          <table:table-cell office:value-type="float" office:value="0.4128" calcext:value-type="float">
            <text:p>0.413</text:p>
          </table:table-cell>
          <table:table-cell office:value-type="float" office:value="0.0286216701119973" calcext:value-type="float">
            <text:p>0.029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70142711667" calcext:value-type="float">
            <text:p>0.007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7144761887831" calcext:value-type="float">
            <text:p>0.011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80746516952745" calcext:value-type="float">
            <text:p>0.0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90553851381374" calcext:value-type="float">
            <text:p>0.009</text:p>
          </table:table-cell>
          <table:table-cell table:style-name="ce31" table:formula="of:=MAX([.H37];[.J37];[.L37];[.N37];[.D37];[.F37])" office:value-type="float" office:value="0.9184" calcext:value-type="float">
            <text:p>0.91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9184" calcext:value-type="float">
            <text:p>0.918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076" calcext:value-type="float">
            <text:p>0.408</text:p>
          </table:table-cell>
          <table:table-cell office:value-type="float" office:value="0.0158996855314814" calcext:value-type="float">
            <text:p>0.016</text:p>
          </table:table-cell>
          <table:table-cell office:value-type="float" office:value="0.4296" calcext:value-type="float">
            <text:p>0.430</text:p>
          </table:table-cell>
          <table:table-cell office:value-type="float" office:value="0.0661876121339937" calcext:value-type="float">
            <text:p>0.066</text:p>
          </table:table-cell>
          <table:table-cell office:value-type="float" office:value="0.4128" calcext:value-type="float">
            <text:p>0.413</text:p>
          </table:table-cell>
          <table:table-cell office:value-type="float" office:value="0.0286216701119973" calcext:value-type="float">
            <text:p>0.029</text:p>
          </table:table-cell>
          <table:table-cell office:value-type="float" office:value="0.4" calcext:value-type="float">
            <text:p>0.400</text:p>
          </table:table-cell>
          <table:table-cell office:value-type="float" office:value="0" calcext:value-type="float">
            <text:p>0.0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088" calcext:value-type="float">
            <text:p>0.909</text:p>
          </table:table-cell>
          <table:table-cell table:style-name="ce9" office:value-type="float" office:value="0.0062609903369994" calcext:value-type="float">
            <text:p>0.006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18827606220103" calcext:value-type="float">
            <text:p>0.012</text:p>
          </table:table-cell>
          <table:table-cell table:style-name="ce19" office:value-type="float" office:value="0.9084" calcext:value-type="float">
            <text:p>0.908</text:p>
          </table:table-cell>
          <table:table-cell table:style-name="ce8" office:value-type="float" office:value="0.0099398189118313" calcext:value-type="float">
            <text:p>0.010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8994381845148" calcext:value-type="float">
            <text:p>0.009</text:p>
          </table:table-cell>
          <table:table-cell office:value-type="float" office:value="0.9056" calcext:value-type="float">
            <text:p>0.906</text:p>
          </table:table-cell>
          <table:table-cell office:value-type="float" office:value="0.0040987803063838" calcext:value-type="float">
            <text:p>0.0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44721359549995" calcext:value-type="float">
            <text:p>0.004</text:p>
          </table:table-cell>
          <table:table-cell table:style-name="ce31" table:formula="of:=MAX([.H38];[.J38];[.L38];[.N38];[.D38];[.F38])" office:value-type="float" office:value="0.9088" calcext:value-type="float">
            <text:p>0.909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9084" calcext:value-type="float">
            <text:p>0.908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232" calcext:value-type="float">
            <text:p>0.423</text:p>
          </table:table-cell>
          <table:table-cell office:value-type="float" office:value="0.041148511516214" calcext:value-type="float">
            <text:p>0.041</text:p>
          </table:table-cell>
          <table:table-cell office:value-type="float" office:value="0.4884" calcext:value-type="float">
            <text:p>0.488</text:p>
          </table:table-cell>
          <table:table-cell office:value-type="float" office:value="0.0897039575492631" calcext:value-type="float">
            <text:p>0.090</text:p>
          </table:table-cell>
          <table:table-cell office:value-type="float" office:value="0.4556" calcext:value-type="float">
            <text:p>0.456</text:p>
          </table:table-cell>
          <table:table-cell office:value-type="float" office:value="0.039430952309068" calcext:value-type="float">
            <text:p>0.039</text:p>
          </table:table-cell>
          <table:table-cell office:value-type="float" office:value="0.4012" calcext:value-type="float">
            <text:p>0.401</text:p>
          </table:table-cell>
          <table:table-cell office:value-type="float" office:value="0.0026832815729997" calcext:value-type="float">
            <text:p>0.00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0046904157598234" calcext:value-type="float">
            <text:p>0.0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98994949366116" calcext:value-type="float">
            <text:p>0.010</text:p>
          </table:table-cell>
          <table:table-cell table:style-name="ce20" office:value-type="float" office:value="0.9116" calcext:value-type="float">
            <text:p>0.912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0990195135928" calcext:value-type="float">
            <text:p>0.005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48166378315168" calcext:value-type="float">
            <text:p>0.005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9959919678391" calcext:value-type="float">
            <text:p>0.010</text:p>
          </table:table-cell>
          <table:table-cell table:style-name="ce31" table:formula="of:=MAX([.H39];[.J39];[.L39];[.N39];[.D39];[.F39])" office:value-type="float" office:value="0.912" calcext:value-type="float">
            <text:p>0.91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116" calcext:value-type="float">
            <text:p>0.912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216" calcext:value-type="float">
            <text:p>0.422</text:p>
          </table:table-cell>
          <table:table-cell office:value-type="float" office:value="0.0727103844027797" calcext:value-type="float">
            <text:p>0.073</text:p>
          </table:table-cell>
          <table:table-cell office:value-type="float" office:value="0.55" calcext:value-type="float">
            <text:p>0.550</text:p>
          </table:table-cell>
          <table:table-cell office:value-type="float" office:value="0.0847230783199005" calcext:value-type="float">
            <text:p>0.085</text:p>
          </table:table-cell>
          <table:table-cell office:value-type="float" office:value="0.4688" calcext:value-type="float">
            <text:p>0.469</text:p>
          </table:table-cell>
          <table:table-cell office:value-type="float" office:value="0.0785697142670125" calcext:value-type="float">
            <text:p>0.079</text:p>
          </table:table-cell>
          <table:table-cell office:value-type="float" office:value="0.4464" calcext:value-type="float">
            <text:p>0.446</text:p>
          </table:table-cell>
          <table:table-cell office:value-type="float" office:value="0.052084546652534" calcext:value-type="float">
            <text:p>0.05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8" calcext:value-type="float">
            <text:p>0.913</text:p>
          </table:table-cell>
          <table:table-cell table:style-name="ce10" office:value-type="float" office:value="0.0079498427657407" calcext:value-type="float">
            <text:p>0.0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" calcext:value-type="float">
            <text:p>0.008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32863353450309" calcext:value-type="float">
            <text:p>0.003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52153619241621" calcext:value-type="float">
            <text:p>0.005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95498691090506" calcext:value-type="float">
            <text:p>0.010</text:p>
          </table:table-cell>
          <table:table-cell table:style-name="ce31" table:formula="of:=MAX([.H40];[.J40];[.L40];[.N40];[.D40];[.F40])" office:value-type="float" office:value="0.914" calcext:value-type="float">
            <text:p>0.914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914" calcext:value-type="float">
            <text:p>0.914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888" calcext:value-type="float">
            <text:p>0.389</text:p>
          </table:table-cell>
          <table:table-cell office:value-type="float" office:value="0.0771828996604818" calcext:value-type="float">
            <text:p>0.077</text:p>
          </table:table-cell>
          <table:table-cell office:value-type="float" office:value="0.574" calcext:value-type="float">
            <text:p>0.574</text:p>
          </table:table-cell>
          <table:table-cell office:value-type="float" office:value="0.0954882191686492" calcext:value-type="float">
            <text:p>0.095</text:p>
          </table:table-cell>
          <table:table-cell office:value-type="float" office:value="0.5412" calcext:value-type="float">
            <text:p>0.541</text:p>
          </table:table-cell>
          <table:table-cell office:value-type="float" office:value="0.0838999404052231" calcext:value-type="float">
            <text:p>0.084</text:p>
          </table:table-cell>
          <table:table-cell office:value-type="float" office:value="0.4396" calcext:value-type="float">
            <text:p>0.440</text:p>
          </table:table-cell>
          <table:table-cell office:value-type="float" office:value="0.0678144527368613" calcext:value-type="float">
            <text:p>0.06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4" calcext:value-type="float">
            <text:p>0.912</text:p>
          </table:table-cell>
          <table:table-cell table:style-name="ce10" office:value-type="float" office:value="0.0060663003552412" calcext:value-type="float">
            <text:p>0.006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28" calcext:value-type="float">
            <text:p>0.913</text:p>
          </table:table-cell>
          <table:table-cell office:value-type="float" office:value="0.0057619441163551" calcext:value-type="float">
            <text:p>0.006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74296702484027" calcext:value-type="float">
            <text:p>0.007</text:p>
          </table:table-cell>
          <table:table-cell table:style-name="ce31" table:formula="of:=MAX([.H41];[.J41];[.L41];[.N41];[.D41];[.F41])" office:value-type="float" office:value="0.9128" calcext:value-type="float">
            <text:p>0.913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9128" calcext:value-type="float">
            <text:p>0.913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888" calcext:value-type="float">
            <text:p>0.389</text:p>
          </table:table-cell>
          <table:table-cell office:value-type="float" office:value="0.0771828996604818" calcext:value-type="float">
            <text:p>0.077</text:p>
          </table:table-cell>
          <table:table-cell office:value-type="float" office:value="0.5792" calcext:value-type="float">
            <text:p>0.579</text:p>
          </table:table-cell>
          <table:table-cell office:value-type="float" office:value="0.0828565024605793" calcext:value-type="float">
            <text:p>0.083</text:p>
          </table:table-cell>
          <table:table-cell office:value-type="float" office:value="0.516" calcext:value-type="float">
            <text:p>0.516</text:p>
          </table:table-cell>
          <table:table-cell office:value-type="float" office:value="0.0827284715197857" calcext:value-type="float">
            <text:p>0.083</text:p>
          </table:table-cell>
          <table:table-cell office:value-type="float" office:value="0.4452" calcext:value-type="float">
            <text:p>0.445</text:p>
          </table:table-cell>
          <table:table-cell office:value-type="float" office:value="0.0693051224658033" calcext:value-type="float">
            <text:p>0.06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32" calcext:value-type="float">
            <text:p>0.913</text:p>
          </table:table-cell>
          <table:table-cell table:style-name="ce10" office:value-type="float" office:value="0.0072938330115241" calcext:value-type="float">
            <text:p>0.007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6870225614927" calcext:value-type="float">
            <text:p>0.007</text:p>
          </table:table-cell>
          <table:table-cell table:style-name="ce20" office:value-type="float" office:value="0.9132" calcext:value-type="float">
            <text:p>0.913</text:p>
          </table:table-cell>
          <table:table-cell office:value-type="float" office:value="0.006870225614927" calcext:value-type="float">
            <text:p>0.007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2111025509279" calcext:value-type="float">
            <text:p>0.007</text:p>
          </table:table-cell>
          <table:table-cell table:style-name="ce31" table:formula="of:=MAX([.H42];[.J42];[.L42];[.N42];[.D42];[.F42])" office:value-type="float" office:value="0.9132" calcext:value-type="float">
            <text:p>0.913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9132" calcext:value-type="float">
            <text:p>0.913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72" calcext:value-type="float">
            <text:p>0.372</text:p>
          </table:table-cell>
          <table:table-cell office:value-type="float" office:value="0.0400749298190277" calcext:value-type="float">
            <text:p>0.040</text:p>
          </table:table-cell>
          <table:table-cell office:value-type="float" office:value="0.5688" calcext:value-type="float">
            <text:p>0.569</text:p>
          </table:table-cell>
          <table:table-cell office:value-type="float" office:value="0.0905715187020732" calcext:value-type="float">
            <text:p>0.091</text:p>
          </table:table-cell>
          <table:table-cell office:value-type="float" office:value="0.5" calcext:value-type="float">
            <text:p>0.500</text:p>
          </table:table-cell>
          <table:table-cell office:value-type="float" office:value="0.101577556576244" calcext:value-type="float">
            <text:p>0.102</text:p>
          </table:table-cell>
          <table:table-cell office:value-type="float" office:value="0.4764" calcext:value-type="float">
            <text:p>0.476</text:p>
          </table:table-cell>
          <table:table-cell office:value-type="float" office:value="0.0886273095608796" calcext:value-type="float">
            <text:p>0.08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132" calcext:value-type="float">
            <text:p>0.913</text:p>
          </table:table-cell>
          <table:table-cell table:style-name="ce9" office:value-type="float" office:value="0.0083186537372341" calcext:value-type="float">
            <text:p>0.008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8" office:value-type="float" office:value="0.0133865604245452" calcext:value-type="float">
            <text:p>0.013</text:p>
          </table:table-cell>
          <table:table-cell table:style-name="ce19" office:value-type="float" office:value="0.9128" calcext:value-type="float">
            <text:p>0.913</text:p>
          </table:table-cell>
          <table:table-cell table:style-name="ce9" office:value-type="float" office:value="0.0092303846073714" calcext:value-type="float">
            <text:p>0.009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75630681604756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92736184954957" calcext:value-type="float">
            <text:p>0.009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55856960175075" calcext:value-type="float">
            <text:p>0.006</text:p>
          </table:table-cell>
          <table:table-cell table:style-name="ce31" table:formula="of:=MAX([.H43];[.J43];[.L43];[.N43];[.D43];[.F43])" office:value-type="float" office:value="0.9132" calcext:value-type="float">
            <text:p>0.91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9128" calcext:value-type="float">
            <text:p>0.913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3608" calcext:value-type="float">
            <text:p>0.361</text:p>
          </table:table-cell>
          <table:table-cell office:value-type="float" office:value="0.0516255750573298" calcext:value-type="float">
            <text:p>0.052</text:p>
          </table:table-cell>
          <table:table-cell office:value-type="float" office:value="0.4696" calcext:value-type="float">
            <text:p>0.470</text:p>
          </table:table-cell>
          <table:table-cell office:value-type="float" office:value="0.0550527020226982" calcext:value-type="float">
            <text:p>0.055</text:p>
          </table:table-cell>
          <table:table-cell office:value-type="float" office:value="0.4268" calcext:value-type="float">
            <text:p>0.427</text:p>
          </table:table-cell>
          <table:table-cell office:value-type="float" office:value="0.0288998269891015" calcext:value-type="float">
            <text:p>0.029</text:p>
          </table:table-cell>
          <table:table-cell office:value-type="float" office:value="0.4332" calcext:value-type="float">
            <text:p>0.433</text:p>
          </table:table-cell>
          <table:table-cell office:value-type="float" office:value="0.059608724193695" calcext:value-type="float">
            <text:p>0.06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14" calcext:value-type="float">
            <text:p>0.914</text:p>
          </table:table-cell>
          <table:table-cell table:style-name="ce10" office:value-type="float" office:value="0.0074833147735478" calcext:value-type="float">
            <text:p>0.007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4656056768449" calcext:value-type="float">
            <text:p>0.015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88769364084688" calcext:value-type="float">
            <text:p>0.009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45607017003965" calcext:value-type="float">
            <text:p>0.005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6572670690062" calcext:value-type="float">
            <text:p>0.007</text:p>
          </table:table-cell>
          <table:table-cell table:style-name="ce31" table:formula="of:=MAX([.H44];[.J44];[.L44];[.N44];[.D44];[.F44])" office:value-type="float" office:value="0.9156" calcext:value-type="float">
            <text:p>0.91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156" calcext:value-type="float">
            <text:p>0.916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292" calcext:value-type="float">
            <text:p>0.329</text:p>
          </table:table-cell>
          <table:table-cell office:value-type="float" office:value="0.084339788949226" calcext:value-type="float">
            <text:p>0.084</text:p>
          </table:table-cell>
          <table:table-cell office:value-type="float" office:value="0.4304" calcext:value-type="float">
            <text:p>0.430</text:p>
          </table:table-cell>
          <table:table-cell office:value-type="float" office:value="0.0418425620630476" calcext:value-type="float">
            <text:p>0.042</text:p>
          </table:table-cell>
          <table:table-cell office:value-type="float" office:value="0.4316" calcext:value-type="float">
            <text:p>0.432</text:p>
          </table:table-cell>
          <table:table-cell office:value-type="float" office:value="0.0335678417536784" calcext:value-type="float">
            <text:p>0.034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14003257320349" calcext:value-type="float">
            <text:p>0.06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128" calcext:value-type="float">
            <text:p>0.913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8964" calcext:value-type="float">
            <text:p>0.896</text:p>
          </table:table-cell>
          <table:table-cell office:value-type="float" office:value="0.0134461890511773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93166517590817" calcext:value-type="float">
            <text:p>0.009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51768716422179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</text:p>
          </table:table-cell>
          <table:table-cell table:style-name="ce31" table:formula="of:=MAX([.H45];[.J45];[.L45];[.N45];[.D45];[.F45])" office:value-type="float" office:value="0.9164" calcext:value-type="float">
            <text:p>0.916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9164" calcext:value-type="float">
            <text:p>0.916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3396" calcext:value-type="float">
            <text:p>0.340</text:p>
          </table:table-cell>
          <table:table-cell office:value-type="float" office:value="0.0636773115010362" calcext:value-type="float">
            <text:p>0.064</text:p>
          </table:table-cell>
          <table:table-cell office:value-type="float" office:value="0.4248" calcext:value-type="float">
            <text:p>0.425</text:p>
          </table:table-cell>
          <table:table-cell office:value-type="float" office:value="0.0510999021525482" calcext:value-type="float">
            <text:p>0.051</text:p>
          </table:table-cell>
          <table:table-cell office:value-type="float" office:value="0.4336" calcext:value-type="float">
            <text:p>0.434</text:p>
          </table:table-cell>
          <table:table-cell office:value-type="float" office:value="0.0426942619095353" calcext:value-type="float">
            <text:p>0.043</text:p>
          </table:table-cell>
          <table:table-cell office:value-type="float" office:value="0.44" calcext:value-type="float">
            <text:p>0.440</text:p>
          </table:table-cell>
          <table:table-cell office:value-type="float" office:value="0.0395221456907389" calcext:value-type="float">
            <text:p>0.04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1554175279993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" calcext:value-type="float">
            <text:p>0.012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081240384046359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6043457732885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50199601592044" calcext:value-type="float">
            <text:p>0.005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53665631459995" calcext:value-type="float">
            <text:p>0.005</text:p>
          </table:table-cell>
          <table:table-cell table:style-name="ce31" table:formula="of:=MAX([.H46];[.J46];[.L46];[.N46];[.D46];[.F46])" office:value-type="float" office:value="0.916" calcext:value-type="float">
            <text:p>0.916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16" calcext:value-type="float">
            <text:p>0.916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404" calcext:value-type="float">
            <text:p>0.340</text:p>
          </table:table-cell>
          <table:table-cell office:value-type="float" office:value="0.0749853318989787" calcext:value-type="float">
            <text:p>0.075</text:p>
          </table:table-cell>
          <table:table-cell office:value-type="float" office:value="0.4228" calcext:value-type="float">
            <text:p>0.423</text:p>
          </table:table-cell>
          <table:table-cell office:value-type="float" office:value="0.0455982455802852" calcext:value-type="float">
            <text:p>0.046</text:p>
          </table:table-cell>
          <table:table-cell office:value-type="float" office:value="0.4348" calcext:value-type="float">
            <text:p>0.435</text:p>
          </table:table-cell>
          <table:table-cell office:value-type="float" office:value="0.0426051640062563" calcext:value-type="float">
            <text:p>0.043</text:p>
          </table:table-cell>
          <table:table-cell office:value-type="float" office:value="0.4396" calcext:value-type="float">
            <text:p>0.440</text:p>
          </table:table-cell>
          <table:table-cell office:value-type="float" office:value="0.040556133938037" calcext:value-type="float">
            <text:p>0.04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429670248402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3114877048604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62289646009589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5607017003965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60991802727907" calcext:value-type="float">
            <text:p>0.006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47];[.J47];[.L47];[.N47];[.D47];[.F47])" office:value-type="float" office:value="0.9156" calcext:value-type="float">
            <text:p>0.916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9156" calcext:value-type="float">
            <text:p>0.916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3436" calcext:value-type="float">
            <text:p>0.344</text:p>
          </table:table-cell>
          <table:table-cell office:value-type="float" office:value="0.081650474585271" calcext:value-type="float">
            <text:p>0.082</text:p>
          </table:table-cell>
          <table:table-cell office:value-type="float" office:value="0.432" calcext:value-type="float">
            <text:p>0.432</text:p>
          </table:table-cell>
          <table:table-cell office:value-type="float" office:value="0.0640156230931169" calcext:value-type="float">
            <text:p>0.064</text:p>
          </table:table-cell>
          <table:table-cell office:value-type="float" office:value="0.4356" calcext:value-type="float">
            <text:p>0.436</text:p>
          </table:table-cell>
          <table:table-cell office:value-type="float" office:value="0.0420095227299715" calcext:value-type="float">
            <text:p>0.042</text:p>
          </table:table-cell>
          <table:table-cell office:value-type="float" office:value="0.4512" calcext:value-type="float">
            <text:p>0.451</text:p>
          </table:table-cell>
          <table:table-cell office:value-type="float" office:value="0.0460564870566568" calcext:value-type="float">
            <text:p>0.046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104" calcext:value-type="float">
            <text:p>0.910</text:p>
          </table:table-cell>
          <table:table-cell table:style-name="ce8" office:value-type="float" office:value="0.0084142735871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97570487341203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104307238483242" calcext:value-type="float">
            <text:p>0.010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48166378315169" calcext:value-type="float">
            <text:p>0.005</text:p>
          </table:table-cell>
          <table:table-cell table:style-name="ce31" table:formula="of:=MAX([.H48];[.J48];[.L48];[.N48];[.D48];[.F48])" office:value-type="float" office:value="0.9168" calcext:value-type="float">
            <text:p>0.91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168" calcext:value-type="float">
            <text:p>0.917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184" calcext:value-type="float">
            <text:p>0.418</text:p>
          </table:table-cell>
          <table:table-cell office:value-type="float" office:value="0.0382727056791129" calcext:value-type="float">
            <text:p>0.038</text:p>
          </table:table-cell>
          <table:table-cell office:value-type="float" office:value="0.4864" calcext:value-type="float">
            <text:p>0.486</text:p>
          </table:table-cell>
          <table:table-cell office:value-type="float" office:value="0.0309967740256949" calcext:value-type="float">
            <text:p>0.031</text:p>
          </table:table-cell>
          <table:table-cell office:value-type="float" office:value="0.4808" calcext:value-type="float">
            <text:p>0.481</text:p>
          </table:table-cell>
          <table:table-cell office:value-type="float" office:value="0.029819456735494" calcext:value-type="float">
            <text:p>0.030</text:p>
          </table:table-cell>
          <table:table-cell office:value-type="float" office:value="0.4868" calcext:value-type="float">
            <text:p>0.487</text:p>
          </table:table-cell>
          <table:table-cell office:value-type="float" office:value="0.0447347739460031" calcext:value-type="float">
            <text:p>0.04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00399203184089" calcext:value-type="float">
            <text:p>0.010</text:p>
          </table:table-cell>
          <table:table-cell table:style-name="ce20" office:value-type="float" office:value="0.9124" calcext:value-type="float">
            <text:p>0.912</text:p>
          </table:table-cell>
          <table:table-cell office:value-type="float" office:value="0.0077974354758471" calcext:value-type="float">
            <text:p>0.008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0142711667001" calcext:value-type="float">
            <text:p>0.007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55497747702046" calcext:value-type="float">
            <text:p>0.006</text:p>
          </table:table-cell>
          <table:table-cell table:style-name="ce31" table:formula="of:=MAX([.H49];[.J49];[.L49];[.N49];[.D49];[.F49])" office:value-type="float" office:value="0.9156" calcext:value-type="float">
            <text:p>0.916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9" calcext:value-type="string">
            <text:p>SPLIT9</text:p>
          </table:table-cell>
          <table:table-cell table:style-name="ce31" table:formula="of:=MAX([.J49];[.L49];[.N49];[.H49])" office:value-type="float" office:value="0.9156" calcext:value-type="float">
            <text:p>0.916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4676" calcext:value-type="float">
            <text:p>0.468</text:p>
          </table:table-cell>
          <table:table-cell office:value-type="float" office:value="0.0559177968092449" calcext:value-type="float">
            <text:p>0.056</text:p>
          </table:table-cell>
          <table:table-cell office:value-type="float" office:value="0.4728" calcext:value-type="float">
            <text:p>0.473</text:p>
          </table:table-cell>
          <table:table-cell office:value-type="float" office:value="0.019110206696946" calcext:value-type="float">
            <text:p>0.019</text:p>
          </table:table-cell>
          <table:table-cell office:value-type="float" office:value="0.4748" calcext:value-type="float">
            <text:p>0.475</text:p>
          </table:table-cell>
          <table:table-cell office:value-type="float" office:value="0.0507070014889462" calcext:value-type="float">
            <text:p>0.05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315277655408689" calcext:value-type="float">
            <text:p>0.03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032" calcext:value-type="float">
            <text:p>0.903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93808315196468" calcext:value-type="float">
            <text:p>0.00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66932802122726" calcext:value-type="float">
            <text:p>0.007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50];[.J50];[.L50];[.N50];[.D50];[.F50])" office:value-type="float" office:value="0.914" calcext:value-type="float">
            <text:p>0.914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914" calcext:value-type="float">
            <text:p>0.914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24" calcext:value-type="float">
            <text:p>0.472</text:p>
          </table:table-cell>
          <table:table-cell office:value-type="float" office:value="0.0482990683139954" calcext:value-type="float">
            <text:p>0.048</text:p>
          </table:table-cell>
          <table:table-cell office:value-type="float" office:value="0.4764" calcext:value-type="float">
            <text:p>0.476</text:p>
          </table:table-cell>
          <table:table-cell office:value-type="float" office:value="0.0159624559513879" calcext:value-type="float">
            <text:p>0.016</text:p>
          </table:table-cell>
          <table:table-cell office:value-type="float" office:value="0.4768" calcext:value-type="float">
            <text:p>0.477</text:p>
          </table:table-cell>
          <table:table-cell office:value-type="float" office:value="0.0507858247939324" calcext:value-type="float">
            <text:p>0.051</text:p>
          </table:table-cell>
          <table:table-cell office:value-type="float" office:value="0.5244" calcext:value-type="float">
            <text:p>0.524</text:p>
          </table:table-cell>
          <table:table-cell office:value-type="float" office:value="0.0395828245581338" calcext:value-type="float">
            <text:p>0.04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4" calcext:value-type="float">
            <text:p>0.904</text:p>
          </table:table-cell>
          <table:table-cell table:style-name="ce10" office:value-type="float" office:value="0.0031622776601683" calcext:value-type="float">
            <text:p>0.003</text:p>
          </table:table-cell>
          <table:table-cell office:value-type="float" office:value="0.8976" calcext:value-type="float">
            <text:p>0.898</text:p>
          </table:table-cell>
          <table:table-cell office:value-type="float" office:value="0.0088769364084688" calcext:value-type="float">
            <text:p>0.009</text:p>
          </table:table-cell>
          <table:table-cell table:style-name="ce20" office:value-type="float" office:value="0.9148" calcext:value-type="float">
            <text:p>0.915</text:p>
          </table:table-cell>
          <table:table-cell office:value-type="float" office:value="0.0091214034007931" calcext:value-type="float">
            <text:p>0.009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50199601592044" calcext:value-type="float">
            <text:p>0.005</text:p>
          </table:table-cell>
          <table:table-cell table:style-name="ce31" table:formula="of:=MAX([.H51];[.J51];[.L51];[.N51];[.D51];[.F51])" office:value-type="float" office:value="0.9148" calcext:value-type="float">
            <text:p>0.915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148" calcext:value-type="float">
            <text:p>0.915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304" calcext:value-type="float">
            <text:p>0.530</text:p>
          </table:table-cell>
          <table:table-cell office:value-type="float" office:value="0.0340411515668903" calcext:value-type="float">
            <text:p>0.034</text:p>
          </table:table-cell>
          <table:table-cell office:value-type="float" office:value="0.476" calcext:value-type="float">
            <text:p>0.476</text:p>
          </table:table-cell>
          <table:table-cell office:value-type="float" office:value="0.016062378404209" calcext:value-type="float">
            <text:p>0.016</text:p>
          </table:table-cell>
          <table:table-cell office:value-type="float" office:value="0.51" calcext:value-type="float">
            <text:p>0.510</text:p>
          </table:table-cell>
          <table:table-cell office:value-type="float" office:value="0.0293598365118064" calcext:value-type="float">
            <text:p>0.0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032893768406797" calcext:value-type="float">
            <text:p>0.03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35777087639996" calcext:value-type="float">
            <text:p>0.004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36" calcext:value-type="float">
            <text:p>0.914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1768716422179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52];[.J52];[.L52];[.N52];[.D52];[.F52])" office:value-type="float" office:value="0.9144" calcext:value-type="float">
            <text:p>0.914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9144" calcext:value-type="float">
            <text:p>0.914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64" calcext:value-type="float">
            <text:p>0.464</text:p>
          </table:table-cell>
          <table:table-cell office:value-type="float" office:value="0.0110453610171872" calcext:value-type="float">
            <text:p>0.011</text:p>
          </table:table-cell>
          <table:table-cell office:value-type="float" office:value="0.474" calcext:value-type="float">
            <text:p>0.474</text:p>
          </table:table-cell>
          <table:table-cell office:value-type="float" office:value="0.016673332000533" calcext:value-type="float">
            <text:p>0.017</text:p>
          </table:table-cell>
          <table:table-cell office:value-type="float" office:value="0.4768" calcext:value-type="float">
            <text:p>0.477</text:p>
          </table:table-cell>
          <table:table-cell office:value-type="float" office:value="0.05046979294588" calcext:value-type="float">
            <text:p>0.050</text:p>
          </table:table-cell>
          <table:table-cell office:value-type="float" office:value="0.5176" calcext:value-type="float">
            <text:p>0.518</text:p>
          </table:table-cell>
          <table:table-cell office:value-type="float" office:value="0.035253368633366" calcext:value-type="float">
            <text:p>0.035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208116553882674" calcext:value-type="float">
            <text:p>0.021</text:p>
          </table:table-cell>
          <table:table-cell table:style-name="ce8" table:number-columns-repeated="4"/>
          <table:table-cell table:number-columns-repeated="12"/>
          <table:table-cell office:value-type="float" office:value="0.653" calcext:value-type="float">
            <text:p>0.653</text:p>
          </table:table-cell>
          <table:table-cell office:value-type="float" office:value="0.0089092648406027" calcext:value-type="float">
            <text:p>0.009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</text:p>
          </table:table-cell>
          <table:table-cell table:number-columns-repeated="16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16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820881404958" calcext:value-type="float">
            <text:p>0.013</text:p>
          </table:table-cell>
          <table:table-cell table:number-columns-repeated="16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</text:p>
          </table:table-cell>
          <table:table-cell table:number-columns-repeated="16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6" calcext:value-type="float">
            <text:p>0.886</text:p>
          </table:table-cell>
          <table:table-cell table:style-name="ce9" office:value-type="float" office:value="0.0105475115548644" calcext:value-type="float">
            <text:p>0.011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15062370331392" calcext:value-type="float">
            <text:p>0.015</text:p>
          </table:table-cell>
          <table:table-cell table:style-name="ce9" office:value-type="float" office:value="0.8875" calcext:value-type="float">
            <text:p>0.888</text:p>
          </table:table-cell>
          <table:table-cell table:style-name="ce8" office:value-type="float" office:value="0.0174999999999999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8945" calcext:value-type="float">
            <text:p>0.895</text:p>
          </table:table-cell>
          <table:table-cell office:value-type="float" office:value="0.0165264938810383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1438842909629" calcext:value-type="float">
            <text:p>0.016</text:p>
          </table:table-cell>
          <table:table-cell table:style-name="ce31" table:formula="of:=MAX([.H8];[.J8];[.L8];[.N8];[.D8];[.F8])" office:value-type="float" office:value="0.8945" calcext:value-type="float">
            <text:p>0.895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8945" calcext:value-type="float">
            <text:p>0.895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43" calcext:value-type="float">
            <text:p>0.643</text:p>
          </table:table-cell>
          <table:table-cell office:value-type="float" office:value="0.0230759615184286" calcext:value-type="float">
            <text:p>0.02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222626368608932" calcext:value-type="float">
            <text:p>0.022</text:p>
          </table:table-cell>
          <table:table-cell office:value-type="float" office:value="0.6365" calcext:value-type="float">
            <text:p>0.637</text:p>
          </table:table-cell>
          <table:table-cell office:value-type="float" office:value="0.0332415402771893" calcext:value-type="float">
            <text:p>0.033</text:p>
          </table:table-cell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table:style-name="ce10" office:value-type="float" office:value="0.0125747763399593" calcext:value-type="float">
            <text:p>0.0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3682206766638" calcext:value-type="float">
            <text:p>0.010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675183861471" calcext:value-type="float">
            <text:p>0.012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28695376762337" calcext:value-type="float">
            <text:p>0.013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3093108923948" calcext:value-type="float">
            <text:p>0.015</text:p>
          </table:table-cell>
          <table:table-cell table:style-name="ce31" table:formula="of:=MAX([.H9];[.J9];[.L9];[.N9];[.D9];[.F9])" office:value-type="float" office:value="0.892" calcext:value-type="float">
            <text:p>0.89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2" calcext:value-type="float">
            <text:p>0.89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40182222489509" calcext:value-type="float">
            <text:p>0.024</text:p>
          </table:table-cell>
          <table:table-cell office:value-type="float" office:value="0.6315" calcext:value-type="float">
            <text:p>0.632</text:p>
          </table:table-cell>
          <table:table-cell office:value-type="float" office:value="0.0267861904719578" calcext:value-type="float">
            <text:p>0.027</text:p>
          </table:table-cell>
          <table:table-cell office:value-type="float" office:value="0.6315" calcext:value-type="float">
            <text:p>0.632</text:p>
          </table:table-cell>
          <table:table-cell office:value-type="float" office:value="0.023953079134007" calcext:value-type="float">
            <text:p>0.02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35323686027243" calcext:value-type="float">
            <text:p>0.0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2158383625775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33463478150391" calcext:value-type="float">
            <text:p>0.013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0062305898749" calcext:value-type="float">
            <text:p>0.01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3</text:p>
          </table:table-cell>
          <table:table-cell table:style-name="ce31" table:formula="of:=MAX([.H10];[.J10];[.L10];[.N10];[.D10];[.F10])" office:value-type="float" office:value="0.891" calcext:value-type="float">
            <text:p>0.891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1" calcext:value-type="float">
            <text:p>0.891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7" calcext:value-type="float">
            <text:p>0.627</text:p>
          </table:table-cell>
          <table:table-cell office:value-type="float" office:value="0.0133930952359788" calcext:value-type="float">
            <text:p>0.013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81402736305104" calcext:value-type="float">
            <text:p>0.028</text:p>
          </table:table-cell>
          <table:table-cell office:value-type="float" office:value="0.6465" calcext:value-type="float">
            <text:p>0.647</text:p>
          </table:table-cell>
          <table:table-cell office:value-type="float" office:value="0.0337083075813663" calcext:value-type="float">
            <text:p>0.0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299478713767773" calcext:value-type="float">
            <text:p>0.03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5" calcext:value-type="float">
            <text:p>0.889</text:p>
          </table:table-cell>
          <table:table-cell table:style-name="ce10" office:value-type="float" office:value="0.0130623504776131" calcext:value-type="float">
            <text:p>0.0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6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2980060130066" calcext:value-type="float">
            <text:p>0.016</text:p>
          </table:table-cell>
          <table:table-cell table:style-name="ce31" table:formula="of:=MAX([.H11];[.J11];[.L11];[.N11];[.D11];[.F11])" office:value-type="float" office:value="0.891" calcext:value-type="float">
            <text:p>0.891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891" calcext:value-type="float">
            <text:p>0.891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265" calcext:value-type="float">
            <text:p>0.627</text:p>
          </table:table-cell>
          <table:table-cell office:value-type="float" office:value="0.0140978721798716" calcext:value-type="float">
            <text:p>0.014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278163620914022" calcext:value-type="float">
            <text:p>0.028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40679468122163" calcext:value-type="float">
            <text:p>0.034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287010452771323" calcext:value-type="float">
            <text:p>0.02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46415504643463" calcext:value-type="float">
            <text:p>0.015</text:p>
          </table:table-cell>
          <table:table-cell office:value-type="float" office:value="0.8845" calcext:value-type="float">
            <text:p>0.885</text:p>
          </table:table-cell>
          <table:table-cell office:value-type="float" office:value="0.0129180106827637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1101106021269" calcext:value-type="float">
            <text:p>0.0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2983738762488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4316767251549" calcext:value-type="float">
            <text:p>0.016</text:p>
          </table:table-cell>
          <table:table-cell table:style-name="ce31" table:formula="of:=MAX([.H12];[.J12];[.L12];[.N12];[.D12];[.F12])" office:value-type="float" office:value="0.89" calcext:value-type="float">
            <text:p>0.890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89" calcext:value-type="float">
            <text:p>0.890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405" calcext:value-type="float">
            <text:p>0.641</text:p>
          </table:table-cell>
          <table:table-cell office:value-type="float" office:value="0.0194775511807824" calcext:value-type="float">
            <text:p>0.019</text:p>
          </table:table-cell>
          <table:table-cell office:value-type="float" office:value="0.6505" calcext:value-type="float">
            <text:p>0.651</text:p>
          </table:table-cell>
          <table:table-cell office:value-type="float" office:value="0.0267745214709805" calcext:value-type="float">
            <text:p>0.02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40679468122163" calcext:value-type="float">
            <text:p>0.034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93364108234119" calcext:value-type="float">
            <text:p>0.02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835" calcext:value-type="float">
            <text:p>0.884</text:p>
          </table:table-cell>
          <table:table-cell table:style-name="ce8" office:value-type="float" office:value="0.0179930542154465" calcext:value-type="float">
            <text:p>0.01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198746069143517" calcext:value-type="float">
            <text:p>0.020</text:p>
          </table:table-cell>
          <table:table-cell table:style-name="ce9" office:value-type="float" office:value="0.885" calcext:value-type="float">
            <text:p>0.885</text:p>
          </table:table-cell>
          <table:table-cell table:style-name="ce9" office:value-type="float" office:value="0.0127475487839819" calcext:value-type="float">
            <text:p>0.013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1702895126808" calcext:value-type="float">
            <text:p>0.0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909924425781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3178210632763" calcext:value-type="float">
            <text:p>0.014</text:p>
          </table:table-cell>
          <table:table-cell table:style-name="ce31" table:formula="of:=MAX([.H13];[.J13];[.L13];[.N13];[.D13];[.F13])" office:value-type="float" office:value="0.889" calcext:value-type="float">
            <text:p>0.889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4" calcext:value-type="string">
            <text:p>SPLIT4</text:p>
          </table:table-cell>
          <table:table-cell table:style-name="ce31" table:formula="of:=MAX([.J13];[.L13];[.N13];[.H13])" office:value-type="float" office:value="0.889" calcext:value-type="float">
            <text:p>0.889</text:p>
          </table:table-cell>
          <table:table-cell table:style-name="ce33" table:formula="of:=IF([.R13]=[.H13];[.$H$1];IF([.R13]=[.J13];[.$J$1];IF([.R13]=[.L13];[.$L$1];IF([.R13]=[.N1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505" calcext:value-type="float">
            <text:p>0.651</text:p>
          </table:table-cell>
          <table:table-cell office:value-type="float" office:value="0.040865633483405" calcext:value-type="float">
            <text:p>0.04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648" calcext:value-type="float">
            <text:p>0.648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6405" calcext:value-type="float">
            <text:p>0.641</text:p>
          </table:table-cell>
          <table:table-cell office:value-type="float" office:value="0.0241996900806601" calcext:value-type="float">
            <text:p>0.02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75" calcext:value-type="float">
            <text:p>0.888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463478150391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5534896815419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2082722383828" calcext:value-type="float">
            <text:p>0.014</text:p>
          </table:table-cell>
          <table:table-cell table:style-name="ce31" table:formula="of:=MAX([.H14];[.J14];[.L14];[.N14];[.D14];[.F14])" office:value-type="float" office:value="0.889" calcext:value-type="float">
            <text:p>0.88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2" calcext:value-type="string">
            <text:p>SPLIT2</text:p>
          </table:table-cell>
          <table:table-cell table:style-name="ce31" table:formula="of:=MAX([.J14];[.L14];[.N14];[.H14])" office:value-type="float" office:value="0.889" calcext:value-type="float">
            <text:p>0.889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27" calcext:value-type="float">
            <text:p>0.627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080234032679406" calcext:value-type="float">
            <text:p>0.008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080234032679406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209612738162545" calcext:value-type="float">
            <text:p>0.02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5379807592143" calcext:value-type="float">
            <text:p>0.012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57718102955874" calcext:value-type="float">
            <text:p>0.016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7519840020233" calcext:value-type="float">
            <text:p>0.0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3</text:p>
          </table:table-cell>
          <table:table-cell table:style-name="ce31" table:formula="of:=MAX([.H15];[.J15];[.L15];[.N15];[.D15];[.F15])" office:value-type="float" office:value="0.891" calcext:value-type="float">
            <text:p>0.89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9" calcext:value-type="string">
            <text:p>SPLIT9</text:p>
          </table:table-cell>
          <table:table-cell table:style-name="ce31" table:formula="of:=MAX([.J15];[.L15];[.N15];[.H15])" office:value-type="float" office:value="0.891" calcext:value-type="float">
            <text:p>0.891</text:p>
          </table:table-cell>
          <table:table-cell table:style-name="ce33" table:formula="of:=IF([.R15]=[.H15];[.$H$1];IF([.R15]=[.J15];[.$J$1];IF([.R15]=[.L15];[.$L$1];IF([.R15]=[.N15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85" calcext:value-type="float">
            <text:p>0.639</text:p>
          </table:table-cell>
          <table:table-cell office:value-type="float" office:value="0.0230217288664426" calcext:value-type="float">
            <text:p>0.023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05475115548645" calcext:value-type="float">
            <text:p>0.011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94207218407083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8057189531175" calcext:value-type="float">
            <text:p>0.012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102631376487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16];[.J16];[.L16];[.N16];[.D16];[.F16])" office:value-type="float" office:value="0.89" calcext:value-type="float">
            <text:p>0.890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9" calcext:value-type="string">
            <text:p>SPLIT9</text:p>
          </table:table-cell>
          <table:table-cell table:style-name="ce31" table:formula="of:=MAX([.J16];[.L16];[.N16];[.H16])" office:value-type="float" office:value="0.89" calcext:value-type="float">
            <text:p>0.890</text:p>
          </table:table-cell>
          <table:table-cell table:style-name="ce33" table:formula="of:=IF([.R16]=[.H16];[.$H$1];IF([.R16]=[.J16];[.$J$1];IF([.R16]=[.L16];[.$L$1];IF([.R16]=[.N16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0.0208716314647418" calcext:value-type="float">
            <text:p>0.021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080234032679406" calcext:value-type="float">
            <text:p>0.008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203100960115898" calcext:value-type="float">
            <text:p>0.020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3077640640441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43178210632763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70843495632698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17];[.J17];[.L17];[.N17];[.D17];[.F17])" office:value-type="float" office:value="0.89" calcext:value-type="float">
            <text:p>0.890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9" calcext:value-type="string">
            <text:p>SPLIT9</text:p>
          </table:table-cell>
          <table:table-cell table:style-name="ce31" table:formula="of:=MAX([.J17];[.L17];[.N17];[.H17])" office:value-type="float" office:value="0.89" calcext:value-type="float">
            <text:p>0.890</text:p>
          </table:table-cell>
          <table:table-cell table:style-name="ce33" table:formula="of:=IF([.R17]=[.H17];[.$H$1];IF([.R17]=[.J17];[.$J$1];IF([.R17]=[.L17];[.$L$1];IF([.R17]=[.N1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3" calcext:value-type="float">
            <text:p>0.653</text:p>
          </table:table-cell>
          <table:table-cell office:value-type="float" office:value="0.0254582992362019" calcext:value-type="float">
            <text:p>0.025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080234032679406" calcext:value-type="float">
            <text:p>0.008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94207218407083" calcext:value-type="float">
            <text:p>0.009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0.0217944947177033" calcext:value-type="float">
            <text:p>0.022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1101106021268" calcext:value-type="float">
            <text:p>0.013</text:p>
          </table:table-cell>
          <table:table-cell table:style-name="ce19" office:value-type="float" office:value="0.896" calcext:value-type="float">
            <text:p>0.896</text:p>
          </table:table-cell>
          <table:table-cell table:style-name="ce9" office:value-type="float" office:value="0.019088609168821" calcext:value-type="float">
            <text:p>0.0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5129252736999" calcext:value-type="float">
            <text:p>0.015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7386316640341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7145146504467" calcext:value-type="float">
            <text:p>0.017</text:p>
          </table:table-cell>
          <table:table-cell table:style-name="ce31" table:formula="of:=MAX([.H18];[.J18];[.L18];[.N18];[.D18];[.F18])" office:value-type="float" office:value="0.896" calcext:value-type="float">
            <text:p>0.896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COMBO" calcext:value-type="string">
            <text:p>COMBO</text:p>
          </table:table-cell>
          <table:table-cell table:style-name="ce31" table:formula="of:=MAX([.J18];[.L18];[.N18];[.H18])" office:value-type="float" office:value="0.896" calcext:value-type="float">
            <text:p>0.896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204328167417025" calcext:value-type="float">
            <text:p>0.020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7475487839819" calcext:value-type="float">
            <text:p>0.013</text:p>
          </table:table-cell>
          <table:table-cell table:style-name="ce31" table:formula="of:=MAX([.H19];[.J19];[.L19];[.N19];[.D19];[.F19])" office:value-type="float" office:value="0.8935" calcext:value-type="float">
            <text:p>0.89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8935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21782551162168" calcext:value-type="float">
            <text:p>0.02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table:style-name="ce20" office:value-type="float" office:value="0.8925" calcext:value-type="float">
            <text:p>0.893</text:p>
          </table:table-cell>
          <table:table-cell table:style-name="ce10" office:value-type="float" office:value="0.0186245805321891" calcext:value-type="float">
            <text:p>0.01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9241908677755" calcext:value-type="float">
            <text:p>0.019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3205080756887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20];[.J20];[.L20];[.N20];[.D20];[.F20])" office:value-type="float" office:value="0.8925" calcext:value-type="float">
            <text:p>0.89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8925" calcext:value-type="float">
            <text:p>0.893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8231528427951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8397416943394" calcext:value-type="float">
            <text:p>0.011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62403817689117" calcext:value-type="float">
            <text:p>0.0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4898620871006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674849396983" calcext:value-type="float">
            <text:p>0.019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2684314846024" calcext:value-type="float">
            <text:p>0.015</text:p>
          </table:table-cell>
          <table:table-cell table:style-name="ce31" table:formula="of:=MAX([.H21];[.J21];[.L21];[.N21];[.D21];[.F21])" office:value-type="float" office:value="0.893" calcext:value-type="float">
            <text:p>0.893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893" calcext:value-type="float">
            <text:p>0.893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9890324280916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7" calcext:value-type="float">
            <text:p>0.013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154717484467657" calcext:value-type="float">
            <text:p>0.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9408751180091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4316767251549" calcext:value-type="float">
            <text:p>0.016</text:p>
          </table:table-cell>
          <table:table-cell table:style-name="ce31" table:formula="of:=MAX([.H22];[.J22];[.L22];[.N22];[.D22];[.F22])" office:value-type="float" office:value="0.8935" calcext:value-type="float">
            <text:p>0.894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8935" calcext:value-type="float">
            <text:p>0.894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182859235479097" calcext:value-type="float">
            <text:p>0.018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.0192516233081784" calcext:value-type="float">
            <text:p>0.019</text:p>
          </table:table-cell>
          <table:table-cell table:style-name="ce9" office:value-type="float" office:value="0.886" calcext:value-type="float">
            <text:p>0.886</text:p>
          </table:table-cell>
          <table:table-cell table:style-name="ce9" office:value-type="float" office:value="0.017374550353894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4717484467658" calcext:value-type="float">
            <text:p>0.015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7306232264971" calcext:value-type="float">
            <text:p>0.018</text:p>
          </table:table-cell>
          <table:table-cell table:style-name="ce31" table:formula="of:=MAX([.H23];[.J23];[.L23];[.N23];[.D23];[.F23])" office:value-type="float" office:value="0.8915" calcext:value-type="float">
            <text:p>0.892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9" calcext:value-type="string">
            <text:p>SPLIT9</text:p>
          </table:table-cell>
          <table:table-cell table:style-name="ce31" table:formula="of:=MAX([.J23];[.L23];[.N23];[.H23])" office:value-type="float" office:value="0.8915" calcext:value-type="float">
            <text:p>0.892</text:p>
          </table:table-cell>
          <table:table-cell table:style-name="ce33" table:formula="of:=IF([.R23]=[.H23];[.$H$1];IF([.R23]=[.J23];[.$J$1];IF([.R23]=[.L23];[.$L$1];IF([.R23]=[.N23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49" calcext:value-type="float">
            <text:p>0.649</text:p>
          </table:table-cell>
          <table:table-cell office:value-type="float" office:value="0.0196532440070335" calcext:value-type="float">
            <text:p>0.020</text:p>
          </table:table-cell>
          <table:table-cell office:value-type="float" office:value="0.6545" calcext:value-type="float">
            <text:p>0.655</text:p>
          </table:table-cell>
          <table:table-cell office:value-type="float" office:value="0.0089092648406027" calcext:value-type="float">
            <text:p>0.009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31101106021269" calcext:value-type="float">
            <text:p>0.013</text:p>
          </table:table-cell>
          <table:table-cell office:value-type="float" office:value="0.6445" calcext:value-type="float">
            <text:p>0.645</text:p>
          </table:table-cell>
          <table:table-cell office:value-type="float" office:value="0.0348837354651132" calcext:value-type="float">
            <text:p>0.03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54515371403624" calcext:value-type="float">
            <text:p>0.015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18057189531176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58508674841473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623504776131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7145146504467" calcext:value-type="float">
            <text:p>0.017</text:p>
          </table:table-cell>
          <table:table-cell table:style-name="ce31" table:formula="of:=MAX([.H24];[.J24];[.L24];[.N24];[.D24];[.F24])" office:value-type="float" office:value="0.893" calcext:value-type="float">
            <text:p>0.893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893" calcext:value-type="float">
            <text:p>0.893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245" calcext:value-type="float">
            <text:p>0.625</text:p>
          </table:table-cell>
          <table:table-cell office:value-type="float" office:value="0.0154515371403623" calcext:value-type="float">
            <text:p>0.015</text:p>
          </table:table-cell>
          <table:table-cell office:value-type="float" office:value="0.6545" calcext:value-type="float">
            <text:p>0.655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6555" calcext:value-type="float">
            <text:p>0.656</text:p>
          </table:table-cell>
          <table:table-cell office:value-type="float" office:value="0.008177713616898" calcext:value-type="float">
            <text:p>0.00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27475487839819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04328167417025" calcext:value-type="float">
            <text:p>0.02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table:style-name="ce10" office:value-type="float" office:value="0.892" calcext:value-type="float">
            <text:p>0.892</text:p>
          </table:table-cell>
          <table:table-cell table:style-name="ce10" office:value-type="float" office:value="0.0144048602908879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29903810567665" calcext:value-type="float">
            <text:p>0.0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058063780794" calcext:value-type="float">
            <text:p>0.01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58705702481038" calcext:value-type="float">
            <text:p>0.016</text:p>
          </table:table-cell>
          <table:table-cell table:style-name="ce31" table:formula="of:=MAX([.H25];[.J25];[.L25];[.N25];[.D25];[.F25])" office:value-type="float" office:value="0.892" calcext:value-type="float">
            <text:p>0.892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COMBO" calcext:value-type="string">
            <text:p>COMBO</text:p>
          </table:table-cell>
          <table:table-cell table:style-name="ce31" table:formula="of:=MAX([.J25];[.L25];[.N25];[.H25])" office:value-type="float" office:value="0.892" calcext:value-type="float">
            <text:p>0.892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97467943448089" calcext:value-type="float">
            <text:p>0.010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112638803260688" calcext:value-type="float">
            <text:p>0.011</text:p>
          </table:table-cell>
          <table:table-cell office:value-type="float" office:value="0.6555" calcext:value-type="float">
            <text:p>0.656</text:p>
          </table:table-cell>
          <table:table-cell office:value-type="float" office:value="0.0121706614446381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124611797498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38631664034" calcext:value-type="float">
            <text:p>0.014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26];[.J26];[.L26];[.N26];[.D26];[.F26])" office:value-type="float" office:value="0.8915" calcext:value-type="float">
            <text:p>0.892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COMBO" calcext:value-type="string">
            <text:p>COMBO</text:p>
          </table:table-cell>
          <table:table-cell table:style-name="ce31" table:formula="of:=MAX([.J26];[.L26];[.N26];[.H26])" office:value-type="float" office:value="0.8915" calcext:value-type="float">
            <text:p>0.892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112638803260688" calcext:value-type="float">
            <text:p>0.011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27475487839819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5404962177391" calcext:value-type="float">
            <text:p>0.019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096176920308357" calcext:value-type="float">
            <text:p>0.010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37613589445228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7529065838032" calcext:value-type="float">
            <text:p>0.01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5" calcext:value-type="float">
            <text:p>0.013</text:p>
          </table:table-cell>
          <table:table-cell table:style-name="ce31" table:formula="of:=MAX([.H27];[.J27];[.L27];[.N27];[.D27];[.F27])" office:value-type="float" office:value="0.8915" calcext:value-type="float">
            <text:p>0.892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COMBO" calcext:value-type="string">
            <text:p>COMBO</text:p>
          </table:table-cell>
          <table:table-cell table:style-name="ce31" table:formula="of:=MAX([.J27];[.L27];[.N27];[.H27])" office:value-type="float" office:value="0.8915" calcext:value-type="float">
            <text:p>0.892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485" calcext:value-type="float">
            <text:p>0.649</text:p>
          </table:table-cell>
          <table:table-cell office:value-type="float" office:value="0.0202792997906732" calcext:value-type="float">
            <text:p>0.020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112638803260688" calcext:value-type="float">
            <text:p>0.011</text:p>
          </table:table-cell>
          <table:table-cell office:value-type="float" office:value="0.6545" calcext:value-type="float">
            <text:p>0.655</text:p>
          </table:table-cell>
          <table:table-cell office:value-type="float" office:value="0.0121706614446381" calcext:value-type="float">
            <text:p>0.01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2261083810919" calcext:value-type="float">
            <text:p>0.023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4629120178362" calcext:value-type="float">
            <text:p>0.013</text:p>
          </table:table-cell>
          <table:table-cell table:style-name="ce19" office:value-type="float" office:value="0.8895" calcext:value-type="float">
            <text:p>0.890</text:p>
          </table:table-cell>
          <table:table-cell table:style-name="ce9" office:value-type="float" office:value="0.0178009831189179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4621760313347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1038074669932" calcext:value-type="float">
            <text:p>0.015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75" calcext:value-type="float">
            <text:p>0.018</text:p>
          </table:table-cell>
          <table:table-cell table:style-name="ce31" table:formula="of:=MAX([.H28];[.J28];[.L28];[.N28];[.D28];[.F28])" office:value-type="float" office:value="0.892" calcext:value-type="float">
            <text:p>0.892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892" calcext:value-type="float">
            <text:p>0.892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097788036078039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71755640373176" calcext:value-type="float">
            <text:p>0.017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5129252737" calcext:value-type="float">
            <text:p>0.015</text:p>
          </table:table-cell>
          <table:table-cell office:value-type="float" office:value="0.8955" calcext:value-type="float">
            <text:p>0.896</text:p>
          </table:table-cell>
          <table:table-cell office:value-type="float" office:value="0.0133930952359788" calcext:value-type="float">
            <text:p>0.013</text:p>
          </table:table-cell>
          <table:table-cell table:style-name="ce31" table:formula="of:=MAX([.H29];[.J29];[.L29];[.N29];[.D29];[.F29])" office:value-type="float" office:value="0.8955" calcext:value-type="float">
            <text:p>0.89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8955" calcext:value-type="float">
            <text:p>0.896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097788036078039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15" calcext:value-type="float">
            <text:p>0.652</text:p>
          </table:table-cell>
          <table:table-cell office:value-type="float" office:value="0.0097788036078039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59446526282391" calcext:value-type="float">
            <text:p>0.02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60662690130596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5534896815419" calcext:value-type="float">
            <text:p>0.018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176776695296637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170661444638" calcext:value-type="float">
            <text:p>0.012</text:p>
          </table:table-cell>
          <table:table-cell table:style-name="ce31" table:formula="of:=MAX([.H30];[.J30];[.L30];[.N30];[.D30];[.F30])" office:value-type="float" office:value="0.8925" calcext:value-type="float">
            <text:p>0.893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4" calcext:value-type="string">
            <text:p>SPLIT4</text:p>
          </table:table-cell>
          <table:table-cell table:style-name="ce31" table:formula="of:=MAX([.J30];[.L30];[.N30];[.H30])" office:value-type="float" office:value="0.8925" calcext:value-type="float">
            <text:p>0.893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4247736397891" calcext:value-type="float">
            <text:p>0.012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66770800801579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8009831189179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3930952359788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8705702481038" calcext:value-type="float">
            <text:p>0.016</text:p>
          </table:table-cell>
          <table:table-cell table:style-name="ce31" table:formula="of:=MAX([.H31];[.J31];[.L31];[.N31];[.D31];[.F31])" office:value-type="float" office:value="0.8915" calcext:value-type="float">
            <text:p>0.892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8915" calcext:value-type="float">
            <text:p>0.892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41996900806601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092560861062" calcext:value-type="float">
            <text:p>0.014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54717484467657" calcext:value-type="float">
            <text:p>0.015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72300609401127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1101106021268" calcext:value-type="float">
            <text:p>0.013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132994360782703" calcext:value-type="float">
            <text:p>0.013</text:p>
          </table:table-cell>
          <table:table-cell table:style-name="ce31" table:formula="of:=MAX([.H32];[.J32];[.L32];[.N32];[.D32];[.F32])" office:value-type="float" office:value="0.8935" calcext:value-type="float">
            <text:p>0.894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9" calcext:value-type="string">
            <text:p>SPLIT9</text:p>
          </table:table-cell>
          <table:table-cell table:style-name="ce31" table:formula="of:=MAX([.J32];[.L32];[.N32];[.H32])" office:value-type="float" office:value="0.8935" calcext:value-type="float">
            <text:p>0.894</text:p>
          </table:table-cell>
          <table:table-cell table:style-name="ce33" table:formula="of:=IF([.R32]=[.H32];[.$H$1];IF([.R32]=[.J32];[.$J$1];IF([.R32]=[.L32];[.$L$1];IF([.R32]=[.N3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05" calcext:value-type="float">
            <text:p>0.891</text:p>
          </table:table-cell>
          <table:table-cell table:style-name="ce8" office:value-type="float" office:value="0.0275794307410432" calcext:value-type="float">
            <text:p>0.028</text:p>
          </table:table-cell>
          <table:table-cell table:style-name="ce8" office:value-type="float" office:value="0.8845" calcext:value-type="float">
            <text:p>0.885</text:p>
          </table:table-cell>
          <table:table-cell table:style-name="ce8" office:value-type="float" office:value="0.008177713616898" calcext:value-type="float">
            <text:p>0.008</text:p>
          </table:table-cell>
          <table:table-cell table:style-name="ce9" office:value-type="float" office:value="0.8895" calcext:value-type="float">
            <text:p>0.890</text:p>
          </table:table-cell>
          <table:table-cell table:style-name="ce9" office:value-type="float" office:value="0.0193164437720818" calcext:value-type="float">
            <text:p>0.019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1142209327367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3363092527044" calcext:value-type="float">
            <text:p>0.016</text:p>
          </table:table-cell>
          <table:table-cell table:style-name="ce31" table:formula="of:=MAX([.H33];[.J33];[.L33];[.N33];[.D33];[.F33])" office:value-type="float" office:value="0.8905" calcext:value-type="float">
            <text:p>0.89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" calcext:value-type="float">
            <text:p>0.890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32" calcext:value-type="float">
            <text:p>0.632</text:p>
          </table:table-cell>
          <table:table-cell office:value-type="float" office:value="0.013738631664034" calcext:value-type="float">
            <text:p>0.014</text:p>
          </table:table-cell>
          <table:table-cell office:value-type="float" office:value="0.6265" calcext:value-type="float">
            <text:p>0.627</text:p>
          </table:table-cell>
          <table:table-cell office:value-type="float" office:value="0.0189241908677755" calcext:value-type="float">
            <text:p>0.019</text:p>
          </table:table-cell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315" calcext:value-type="float">
            <text:p>0.632</text:p>
          </table:table-cell>
          <table:table-cell office:value-type="float" office:value="0.0271339271024302" calcext:value-type="float">
            <text:p>0.02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38877583711824" calcext:value-type="float">
            <text:p>0.024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02469507659595" calcext:value-type="float">
            <text:p>0.010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78009831189178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83200709605612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8077363139715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6207701385946" calcext:value-type="float">
            <text:p>0.017</text:p>
          </table:table-cell>
          <table:table-cell table:style-name="ce31" table:formula="of:=MAX([.H34];[.J34];[.L34];[.N34];[.D34];[.F34])" office:value-type="float" office:value="0.8915" calcext:value-type="float">
            <text:p>0.892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905" calcext:value-type="float">
            <text:p>0.891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95" calcext:value-type="float">
            <text:p>0.640</text:p>
          </table:table-cell>
          <table:table-cell office:value-type="float" office:value="0.0077862057511987" calcext:value-type="float">
            <text:p>0.008</text:p>
          </table:table-cell>
          <table:table-cell office:value-type="float" office:value="0.6365" calcext:value-type="float">
            <text:p>0.637</text:p>
          </table:table-cell>
          <table:table-cell office:value-type="float" office:value="0.0285919569109916" calcext:value-type="float">
            <text:p>0.029</text:p>
          </table:table-cell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35" calcext:value-type="float">
            <text:p>0.635</text:p>
          </table:table-cell>
          <table:table-cell office:value-type="float" office:value="0.0224304480561579" calcext:value-type="float">
            <text:p>0.02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84898620871005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8077363139715" calcext:value-type="float">
            <text:p>0.017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62980060130065" calcext:value-type="float">
            <text:p>0.016</text:p>
          </table:table-cell>
          <table:table-cell table:style-name="ce31" table:formula="of:=MAX([.H35];[.J35];[.L35];[.N35];[.D35];[.F35])" office:value-type="float" office:value="0.892" calcext:value-type="float">
            <text:p>0.892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2" calcext:value-type="string">
            <text:p>SPLIT2</text:p>
          </table:table-cell>
          <table:table-cell table:style-name="ce31" table:formula="of:=MAX([.J35];[.L35];[.N35];[.H35])" office:value-type="float" office:value="0.892" calcext:value-type="float">
            <text:p>0.892</text:p>
          </table:table-cell>
          <table:table-cell table:style-name="ce33" table:formula="of:=IF([.R35]=[.H35];[.$H$1];IF([.R35]=[.J35];[.$J$1];IF([.R35]=[.L35];[.$L$1];IF([.R35]=[.N3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315" calcext:value-type="float">
            <text:p>0.632</text:p>
          </table:table-cell>
          <table:table-cell office:value-type="float" office:value="0.0267861904719578" calcext:value-type="float">
            <text:p>0.027</text:p>
          </table:table-cell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28" calcext:value-type="float">
            <text:p>0.628</text:p>
          </table:table-cell>
          <table:table-cell office:value-type="float" office:value="0.0199530699392349" calcext:value-type="float">
            <text:p>0.02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table:style-name="ce10" office:value-type="float" office:value="0.89" calcext:value-type="float">
            <text:p>0.890</text:p>
          </table:table-cell>
          <table:table-cell table:style-name="ce10" office:value-type="float" office:value="0.0170477271212323" calcext:value-type="float">
            <text:p>0.01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189243156886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4104853464801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1632298752445" calcext:value-type="float">
            <text:p>0.016</text:p>
          </table:table-cell>
          <table:table-cell table:style-name="ce31" table:formula="of:=MAX([.H36];[.J36];[.L36];[.N36];[.D36];[.F36])" office:value-type="float" office:value="0.892" calcext:value-type="float">
            <text:p>0.892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891" calcext:value-type="float">
            <text:p>0.891</text:p>
          </table:table-cell>
          <table:table-cell table:style-name="ce33" table:formula="of:=IF([.R36]=[.H36];[.$H$1];IF([.R36]=[.J36];[.$J$1];IF([.R36]=[.L36];[.$L$1];IF([.R36]=[.N3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335" calcext:value-type="float">
            <text:p>0.634</text:p>
          </table:table-cell>
          <table:table-cell office:value-type="float" office:value="0.0265518360947035" calcext:value-type="float">
            <text:p>0.027</text:p>
          </table:table-cell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285" calcext:value-type="float">
            <text:p>0.629</text:p>
          </table:table-cell>
          <table:table-cell office:value-type="float" office:value="0.0208865985742054" calcext:value-type="float">
            <text:p>0.02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18374678019224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5356779167502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705702481038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table:style-name="ce31" table:formula="of:=MAX([.H37];[.J37];[.L37];[.N37];[.D37];[.F37])" office:value-type="float" office:value="0.8915" calcext:value-type="float">
            <text:p>0.892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905" calcext:value-type="float">
            <text:p>0.891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445" calcext:value-type="float">
            <text:p>0.645</text:p>
          </table:table-cell>
          <table:table-cell office:value-type="float" office:value="0.0402103842309421" calcext:value-type="float">
            <text:p>0.040</text:p>
          </table:table-cell>
          <table:table-cell office:value-type="float" office:value="0.632" calcext:value-type="float">
            <text:p>0.632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29" calcext:value-type="float">
            <text:p>0.62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628" calcext:value-type="float">
            <text:p>0.628</text:p>
          </table:table-cell>
          <table:table-cell office:value-type="float" office:value="0.0199530699392349" calcext:value-type="float">
            <text:p>0.02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0164886324478411" calcext:value-type="float">
            <text:p>0.016</text:p>
          </table:table-cell>
          <table:table-cell table:style-name="ce8" office:value-type="float" office:value="0.888" calcext:value-type="float">
            <text:p>0.888</text:p>
          </table:table-cell>
          <table:table-cell table:style-name="ce8" office:value-type="float" office:value="0.0168077363139716" calcext:value-type="float">
            <text:p>0.017</text:p>
          </table:table-cell>
          <table:table-cell table:style-name="ce19" office:value-type="float" office:value="0.892" calcext:value-type="float">
            <text:p>0.892</text:p>
          </table:table-cell>
          <table:table-cell table:style-name="ce9" office:value-type="float" office:value="0.0188248505970166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76422787643773" calcext:value-type="float">
            <text:p>0.01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70110258362039" calcext:value-type="float">
            <text:p>0.017</text:p>
          </table:table-cell>
          <table:table-cell table:style-name="ce31" table:formula="of:=MAX([.H38];[.J38];[.L38];[.N38];[.D38];[.F38])" office:value-type="float" office:value="0.892" calcext:value-type="float">
            <text:p>0.892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COMBO" calcext:value-type="string">
            <text:p>COMBO</text:p>
          </table:table-cell>
          <table:table-cell table:style-name="ce31" table:formula="of:=MAX([.J38];[.L38];[.N38];[.H38])" office:value-type="float" office:value="0.892" calcext:value-type="float">
            <text:p>0.892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51" calcext:value-type="float">
            <text:p>0.651</text:p>
          </table:table-cell>
          <table:table-cell office:value-type="float" office:value="0.0118057189531175" calcext:value-type="float">
            <text:p>0.0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0118057189531176" calcext:value-type="float">
            <text:p>0.012</text:p>
          </table:table-cell>
          <table:table-cell office:value-type="float" office:value="0.6505" calcext:value-type="float">
            <text:p>0.651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93164437720818" calcext:value-type="float">
            <text:p>0.0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5120920574885" calcext:value-type="float">
            <text:p>0.016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64886324478411" calcext:value-type="float">
            <text:p>0.01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5323686027243" calcext:value-type="float">
            <text:p>0.014</text:p>
          </table:table-cell>
          <table:table-cell table:style-name="ce31" table:formula="of:=MAX([.H39];[.J39];[.L39];[.N39];[.D39];[.F39])" office:value-type="float" office:value="0.892" calcext:value-type="float">
            <text:p>0.89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HARD" calcext:value-type="string">
            <text:p>HARD</text:p>
          </table:table-cell>
          <table:table-cell table:style-name="ce31" table:formula="of:=MAX([.J39];[.L39];[.N39];[.H39])" office:value-type="float" office:value="0.8915" calcext:value-type="float">
            <text:p>0.892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15" calcext:value-type="float">
            <text:p>0.652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5453921077742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20675183861471" calcext:value-type="float">
            <text:p>0.012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46415504643463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181426326464" calcext:value-type="float">
            <text:p>0.013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42959784554958" calcext:value-type="float">
            <text:p>0.014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5062370331392" calcext:value-type="float">
            <text:p>0.015</text:p>
          </table:table-cell>
          <table:table-cell table:style-name="ce31" table:formula="of:=MAX([.H40];[.J40];[.L40];[.N40];[.D40];[.F40])" office:value-type="float" office:value="0.8915" calcext:value-type="float">
            <text:p>0.892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915" calcext:value-type="float">
            <text:p>0.892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7374550353894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6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29421791055447" calcext:value-type="float">
            <text:p>0.013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44697961284877" calcext:value-type="float">
            <text:p>0.014</text:p>
          </table:table-cell>
          <table:table-cell table:style-name="ce31" table:formula="of:=MAX([.H41];[.J41];[.L41];[.N41];[.D41];[.F41])" office:value-type="float" office:value="0.8915" calcext:value-type="float">
            <text:p>0.892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15" calcext:value-type="float">
            <text:p>0.892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5379807592143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36473440639561" calcext:value-type="float">
            <text:p>0.0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6244265934386" calcext:value-type="float">
            <text:p>0.014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44265380462534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082722383827" calcext:value-type="float">
            <text:p>0.014</text:p>
          </table:table-cell>
          <table:table-cell table:style-name="ce31" table:formula="of:=MAX([.H42];[.J42];[.L42];[.N42];[.D42];[.F42])" office:value-type="float" office:value="0.891" calcext:value-type="float">
            <text:p>0.89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891" calcext:value-type="float">
            <text:p>0.891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8" office:value-type="float" office:value="0.0241350367722943" calcext:value-type="float">
            <text:p>0.02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66395612922937" calcext:value-type="float">
            <text:p>0.017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96373368866554" calcext:value-type="float">
            <text:p>0.02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90065778087481" calcext:value-type="float">
            <text:p>0.019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851895177195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</text:p>
          </table:table-cell>
          <table:table-cell table:style-name="ce31" table:formula="of:=MAX([.H43];[.J43];[.L43];[.N43];[.D43];[.F43])" office:value-type="float" office:value="0.8905" calcext:value-type="float">
            <text:p>0.89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8905" calcext:value-type="float">
            <text:p>0.891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4" calcext:value-type="float">
            <text:p>0.640</text:p>
          </table:table-cell>
          <table:table-cell office:value-type="float" office:value="0.0145773797371132" calcext:value-type="float">
            <text:p>0.01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85877820186588" calcext:value-type="float">
            <text:p>0.00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8177713616898" calcext:value-type="float">
            <text:p>0.008</text:p>
          </table:table-cell>
          <table:table-cell office:value-type="float" office:value="0.648" calcext:value-type="float">
            <text:p>0.648</text:p>
          </table:table-cell>
          <table:table-cell office:value-type="float" office:value="0.0144048602908879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92840607756768" calcext:value-type="float">
            <text:p>0.019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75534896815419" calcext:value-type="float">
            <text:p>0.01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</text:p>
          </table:table-cell>
          <table:table-cell table:style-name="ce31" table:formula="of:=MAX([.H44];[.J44];[.L44];[.N44];[.D44];[.F44])" office:value-type="float" office:value="0.8915" calcext:value-type="float">
            <text:p>0.892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8915" calcext:value-type="float">
            <text:p>0.892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255" calcext:value-type="float">
            <text:p>0.626</text:p>
          </table:table-cell>
          <table:table-cell office:value-type="float" office:value="0.0156524758424985" calcext:value-type="float">
            <text:p>0.016</text:p>
          </table:table-cell>
          <table:table-cell office:value-type="float" office:value="0.6535" calcext:value-type="float">
            <text:p>0.654</text:p>
          </table:table-cell>
          <table:table-cell office:value-type="float" office:value="0.0080234032679406" calcext:value-type="float">
            <text:p>0.008</text:p>
          </table:table-cell>
          <table:table-cell office:value-type="float" office:value="0.6565" calcext:value-type="float">
            <text:p>0.657</text:p>
          </table:table-cell>
          <table:table-cell office:value-type="float" office:value="0.009778803607804" calcext:value-type="float">
            <text:p>0.010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02164083708512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9293770668864" calcext:value-type="float">
            <text:p>0.02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6207701385946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06609535113943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3935963107549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52684314846024" calcext:value-type="float">
            <text:p>0.015</text:p>
          </table:table-cell>
          <table:table-cell table:style-name="ce31" table:formula="of:=MAX([.H45];[.J45];[.L45];[.N45];[.D45];[.F45])" office:value-type="float" office:value="0.89" calcext:value-type="float">
            <text:p>0.89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89" calcext:value-type="float">
            <text:p>0.890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325" calcext:value-type="float">
            <text:p>0.633</text:p>
          </table:table-cell>
          <table:table-cell office:value-type="float" office:value="0.0238484800354236" calcext:value-type="float">
            <text:p>0.02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72886898685566" calcext:value-type="float">
            <text:p>0.007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92870878105033" calcext:value-type="float">
            <text:p>0.009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14564392373896" calcext:value-type="float">
            <text:p>0.0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80846933399672" calcext:value-type="float">
            <text:p>0.02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9004437811555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067555233217" calcext:value-type="float">
            <text:p>0.0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9060045794699" calcext:value-type="float">
            <text:p>0.01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82517122484439" calcext:value-type="float">
            <text:p>0.018</text:p>
          </table:table-cell>
          <table:table-cell table:style-name="ce31" table:formula="of:=MAX([.H46];[.J46];[.L46];[.N46];[.D46];[.F46])" office:value-type="float" office:value="0.889" calcext:value-type="float">
            <text:p>0.889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89" calcext:value-type="float">
            <text:p>0.889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34" calcext:value-type="float">
            <text:p>0.634</text:p>
          </table:table-cell>
          <table:table-cell office:value-type="float" office:value="0.0264929235834779" calcext:value-type="float">
            <text:p>0.026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57" calcext:value-type="float">
            <text:p>0.657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6555" calcext:value-type="float">
            <text:p>0.656</text:p>
          </table:table-cell>
          <table:table-cell office:value-type="float" office:value="0.0099058063780795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263983901024286" calcext:value-type="float">
            <text:p>0.026</text:p>
          </table:table-cell>
          <table:table-cell office:value-type="float" office:value="0.8825" calcext:value-type="float">
            <text:p>0.883</text:p>
          </table:table-cell>
          <table:table-cell office:value-type="float" office:value="0.016105123408406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6054839266976" calcext:value-type="float">
            <text:p>0.020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5129252737" calcext:value-type="float">
            <text:p>0.015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9373692462896" calcext:value-type="float">
            <text:p>0.015</text:p>
          </table:table-cell>
          <table:table-cell table:style-name="ce31" table:formula="of:=MAX([.H47];[.J47];[.L47];[.N47];[.D47];[.F47])" office:value-type="float" office:value="0.8905" calcext:value-type="float">
            <text:p>0.89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8905" calcext:value-type="float">
            <text:p>0.891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61" calcext:value-type="float">
            <text:p>0.661</text:p>
          </table:table-cell>
          <table:table-cell office:value-type="float" office:value="0.0177306232264971" calcext:value-type="float">
            <text:p>0.018</text:p>
          </table:table-cell>
          <table:table-cell office:value-type="float" office:value="0.654" calcext:value-type="float">
            <text:p>0.654</text:p>
          </table:table-cell>
          <table:table-cell office:value-type="float" office:value="0.0072024301454439" calcext:value-type="float">
            <text:p>0.007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94538352005945" calcext:value-type="float">
            <text:p>0.009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03077640640441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8" calcext:value-type="float">
            <text:p>0.878</text:p>
          </table:table-cell>
          <table:table-cell table:style-name="ce8" office:value-type="float" office:value="0.0264811253537307" calcext:value-type="float">
            <text:p>0.026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0.0084779124789065" calcext:value-type="float">
            <text:p>0.008</text:p>
          </table:table-cell>
          <table:table-cell table:style-name="ce9" office:value-type="float" office:value="0.891" calcext:value-type="float">
            <text:p>0.891</text:p>
          </table:table-cell>
          <table:table-cell table:style-name="ce9" office:value-type="float" office:value="0.0148534507775129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86342195404" calcext:value-type="float">
            <text:p>0.017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76245567320145" calcext:value-type="float">
            <text:p>0.018</text:p>
          </table:table-cell>
          <table:table-cell table:style-name="ce31" table:formula="of:=MAX([.H48];[.J48];[.L48];[.N48];[.D48];[.F48])" office:value-type="float" office:value="0.891" calcext:value-type="float">
            <text:p>0.891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891" calcext:value-type="float">
            <text:p>0.891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485" calcext:value-type="float">
            <text:p>0.649</text:p>
          </table:table-cell>
          <table:table-cell office:value-type="float" office:value="0.0404119413045203" calcext:value-type="float">
            <text:p>0.040</text:p>
          </table:table-cell>
          <table:table-cell office:value-type="float" office:value="0.6565" calcext:value-type="float">
            <text:p>0.657</text:p>
          </table:table-cell>
          <table:table-cell office:value-type="float" office:value="0.0087678389583751" calcext:value-type="float">
            <text:p>0.0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02282980003836" calcext:value-type="float">
            <text:p>0.030</text:p>
          </table:table-cell>
          <table:table-cell office:value-type="float" office:value="0.636" calcext:value-type="float">
            <text:p>0.636</text:p>
          </table:table-cell>
          <table:table-cell office:value-type="float" office:value="0.0273061348418263" calcext:value-type="float">
            <text:p>0.02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37434201411675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236102527122" calcext:value-type="float">
            <text:p>0.011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97325872606711" calcext:value-type="float">
            <text:p>0.020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458146988521" calcext:value-type="float">
            <text:p>0.012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4048602908879" calcext:value-type="float">
            <text:p>0.014</text:p>
          </table:table-cell>
          <table:table-cell table:style-name="ce31" table:formula="of:=MAX([.H49];[.J49];[.L49];[.N49];[.D49];[.F49])" office:value-type="float" office:value="0.8935" calcext:value-type="float">
            <text:p>0.894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8935" calcext:value-type="float">
            <text:p>0.894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25" calcext:value-type="float">
            <text:p>0.623</text:p>
          </table:table-cell>
          <table:table-cell office:value-type="float" office:value="0.0134629120178362" calcext:value-type="float">
            <text:p>0.013</text:p>
          </table:table-cell>
          <table:table-cell office:value-type="float" office:value="0.6545" calcext:value-type="float">
            <text:p>0.655</text:p>
          </table:table-cell>
          <table:table-cell office:value-type="float" office:value="0.0064710895527723" calcext:value-type="float">
            <text:p>0.006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105178419839813" calcext:value-type="float">
            <text:p>0.01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094207218407083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9123463367062" calcext:value-type="float">
            <text:p>0.025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076239753409884" calcext:value-type="float">
            <text:p>0.008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3565549577097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6984250992003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7306232264971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table:style-name="ce31" table:formula="of:=MAX([.H50];[.J50];[.L50];[.N50];[.D50];[.F50])" office:value-type="float" office:value="0.8915" calcext:value-type="float">
            <text:p>0.892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8915" calcext:value-type="float">
            <text:p>0.892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25" calcext:value-type="float">
            <text:p>0.623</text:p>
          </table:table-cell>
          <table:table-cell office:value-type="float" office:value="0.0134629120178362" calcext:value-type="float">
            <text:p>0.013</text:p>
          </table:table-cell>
          <table:table-cell office:value-type="float" office:value="0.6565" calcext:value-type="float">
            <text:p>0.657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97467943448089" calcext:value-type="float">
            <text:p>0.010</text:p>
          </table:table-cell>
          <table:table-cell office:value-type="float" office:value="0.6625" calcext:value-type="float">
            <text:p>0.663</text:p>
          </table:table-cell>
          <table:table-cell office:value-type="float" office:value="0.0088388347648318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7234706301522" calcext:value-type="float">
            <text:p>0.0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7082039324993" calcext:value-type="float">
            <text:p>0.007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17260393995585" calcext:value-type="float">
            <text:p>0.01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98746069143518" calcext:value-type="float">
            <text:p>0.020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17792189893897" calcext:value-type="float">
            <text:p>0.012</text:p>
          </table:table-cell>
          <table:table-cell table:style-name="ce31" table:formula="of:=MAX([.H51];[.J51];[.L51];[.N51];[.D51];[.F51])" office:value-type="float" office:value="0.892" calcext:value-type="float">
            <text:p>0.892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892" calcext:value-type="float">
            <text:p>0.892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3" calcext:value-type="float">
            <text:p>0.62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96824583655185" calcext:value-type="float">
            <text:p>0.010</text:p>
          </table:table-cell>
          <table:table-cell office:value-type="float" office:value="0.6595" calcext:value-type="float">
            <text:p>0.660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6635" calcext:value-type="float">
            <text:p>0.664</text:p>
          </table:table-cell>
          <table:table-cell office:value-type="float" office:value="0.009617692030835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177713616898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71937488640494" calcext:value-type="float">
            <text:p>0.017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1096170510586" calcext:value-type="float">
            <text:p>0.01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66395612922937" calcext:value-type="float">
            <text:p>0.017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0384048104052" calcext:value-type="float">
            <text:p>0.013</text:p>
          </table:table-cell>
          <table:table-cell table:style-name="ce31" table:formula="of:=MAX([.H52];[.J52];[.L52];[.N52];[.D52];[.F52])" office:value-type="float" office:value="0.8915" calcext:value-type="float">
            <text:p>0.892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8915" calcext:value-type="float">
            <text:p>0.892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office:value-type="float" office:value="0.0211394181566097" calcext:value-type="float">
            <text:p>0.02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6575" calcext:value-type="float">
            <text:p>0.658</text:p>
          </table:table-cell>
          <table:table-cell office:value-type="float" office:value="0.0110397010829098" calcext:value-type="float">
            <text:p>0.011</text:p>
          </table:table-cell>
          <table:table-cell office:value-type="float" office:value="0.6615" calcext:value-type="float">
            <text:p>0.662</text:p>
          </table:table-cell>
          <table:table-cell office:value-type="float" office:value="0.0119373363863133" calcext:value-type="float">
            <text:p>0.012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083333333333333" calcext:value-type="float">
            <text:p>0.008</text:p>
          </table:table-cell>
          <table:table-cell table:style-name="ce8" table:number-columns-repeated="4"/>
          <table:table-cell table:number-columns-repeated="12"/>
          <table:table-cell office:value-type="float" office:value="0.622333333333333" calcext:value-type="float">
            <text:p>0.622</text:p>
          </table:table-cell>
          <table:table-cell office:value-type="float" office:value="0.0087876175509761" calcext:value-type="float">
            <text:p>0.009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table:number-columns-repeated="16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9</text:p>
          </table:table-cell>
          <table:table-cell table:number-columns-repeated="16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1</text:p>
          </table:table-cell>
          <table:table-cell table:number-columns-repeated="16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3" calcext:value-type="float">
            <text:p>0.011</text:p>
          </table:table-cell>
          <table:table-cell table:number-columns-repeated="16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9" office:value-type="float" office:value="0.0106066017177981" calcext:value-type="float">
            <text:p>0.011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049999999999999" calcext:value-type="float">
            <text:p>0.005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099023005183419" calcext:value-type="float">
            <text:p>0.010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6</text:p>
          </table:table-cell>
          <table:table-cell table:style-name="ce31" table:formula="of:=MAX([.H8];[.J8];[.L8];[.N8];[.D8];[.F8])" office:value-type="float" office:value="0.894" calcext:value-type="float">
            <text:p>0.89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894" calcext:value-type="float">
            <text:p>0.89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67666666666667" calcext:value-type="float">
            <text:p>0.668</text:p>
          </table:table-cell>
          <table:table-cell office:value-type="float" office:value="0.0758067719050657" calcext:value-type="float">
            <text:p>0.07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93666666666667" calcext:value-type="float">
            <text:p>0.894</text:p>
          </table:table-cell>
          <table:table-cell table:style-name="ce10" office:value-type="float" office:value="0.0068109389139007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44721359549996" calcext:value-type="float">
            <text:p>0.004</text:p>
          </table:table-cell>
          <table:table-cell table:style-name="ce20" office:value-type="float" office:value="0.898" calcext:value-type="float">
            <text:p>0.898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2345967847967" calcext:value-type="float">
            <text:p>0.009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0450122574314" calcext:value-type="float">
            <text:p>0.008</text:p>
          </table:table-cell>
          <table:table-cell table:style-name="ce31" table:formula="of:=MAX([.H9];[.J9];[.L9];[.N9];[.D9];[.F9])" office:value-type="float" office:value="0.898" calcext:value-type="float">
            <text:p>0.89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8" calcext:value-type="float">
            <text:p>0.898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44333333333333" calcext:value-type="float">
            <text:p>0.644</text:p>
          </table:table-cell>
          <table:table-cell office:value-type="float" office:value="0.0490549578420865" calcext:value-type="float">
            <text:p>0.049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063464775882199" calcext:value-type="float">
            <text:p>0.00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4907350180814" calcext:value-type="float">
            <text:p>0.007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10];[.J10];[.L10];[.N10];[.D10];[.F10])" office:value-type="float" office:value="0.898333333333333" calcext:value-type="float">
            <text:p>0.898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8333333333333" calcext:value-type="float">
            <text:p>0.898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office:value-type="float" office:value="0.101629774727248" calcext:value-type="float">
            <text:p>0.10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96333333333333" calcext:value-type="float">
            <text:p>0.896</text:p>
          </table:table-cell>
          <table:table-cell table:style-name="ce10" office:value-type="float" office:value="0.0079407528330477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6032401939253" calcext:value-type="float">
            <text:p>0.010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3010247602415" calcext:value-type="float">
            <text:p>0.010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11];[.J11];[.L11];[.N11];[.D11];[.F11])" office:value-type="float" office:value="0.897666666666667" calcext:value-type="float">
            <text:p>0.898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97666666666667" calcext:value-type="float">
            <text:p>0.898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7666666666667" calcext:value-type="float">
            <text:p>0.668</text:p>
          </table:table-cell>
          <table:table-cell office:value-type="float" office:value="0.0998095408487808" calcext:value-type="float">
            <text:p>0.10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98" calcext:value-type="float">
            <text:p>0.898</text:p>
          </table:table-cell>
          <table:table-cell table:style-name="ce10" office:value-type="float" office:value="0.0076739096221475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7717982446271" calcext:value-type="float">
            <text:p>0.009</text:p>
          </table:table-cell>
          <table:table-cell table:style-name="ce20" office:value-type="float" office:value="0.899333333333333" calcext:value-type="float">
            <text:p>0.899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2345967847966" calcext:value-type="float">
            <text:p>0.009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12];[.J12];[.L12];[.N12];[.D12];[.F12])" office:value-type="float" office:value="0.899333333333333" calcext:value-type="float">
            <text:p>0.89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899333333333333" calcext:value-type="float">
            <text:p>0.899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11666666666667" calcext:value-type="float">
            <text:p>0.712</text:p>
          </table:table-cell>
          <table:table-cell office:value-type="float" office:value="0.0586893895388633" calcext:value-type="float">
            <text:p>0.059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05333333333333" calcext:value-type="float">
            <text:p>0.905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902" calcext:value-type="float">
            <text:p>0.902</text:p>
          </table:table-cell>
          <table:table-cell table:style-name="ce9" office:value-type="float" office:value="0.0058214163988576" calcext:value-type="float">
            <text:p>0.006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85309892613798" calcext:value-type="float">
            <text:p>0.009</text:p>
          </table:table-cell>
          <table:table-cell table:style-name="ce31" table:formula="of:=MAX([.H13];[.J13];[.L13];[.N13];[.D13];[.F13])" office:value-type="float" office:value="0.905333333333333" calcext:value-type="float">
            <text:p>0.90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902" calcext:value-type="float">
            <text:p>0.902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17666666666667" calcext:value-type="float">
            <text:p>0.618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7108460087064" calcext:value-type="float">
            <text:p>0.011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09457507306074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14];[.J14];[.L14];[.N14];[.D14];[.F14])" office:value-type="float" office:value="0.905" calcext:value-type="float">
            <text:p>0.90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902666666666667" calcext:value-type="float">
            <text:p>0.903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2666666666667" calcext:value-type="float">
            <text:p>0.623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8708233651742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4666666666667" calcext:value-type="float">
            <text:p>0.90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8319208025017" calcext:value-type="float">
            <text:p>0.010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0" office:value-type="float" office:value="0.0082158383625775" calcext:value-type="float">
            <text:p>0.008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80277297191948" calcext:value-type="float">
            <text:p>0.008</text:p>
          </table:table-cell>
          <table:table-cell table:style-name="ce31" table:formula="of:=MAX([.H15];[.J15];[.L15];[.N15];[.D15];[.F15])" office:value-type="float" office:value="0.904666666666667" calcext:value-type="float">
            <text:p>0.905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904" calcext:value-type="float">
            <text:p>0.904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24666666666667" calcext:value-type="float">
            <text:p>0.725</text:p>
          </table:table-cell>
          <table:table-cell office:value-type="float" office:value="0.151746316081954" calcext:value-type="float">
            <text:p>0.152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8882646494608" calcext:value-type="float">
            <text:p>0.010</text:p>
          </table:table-cell>
          <table:table-cell table:style-name="ce12" office:value-type="float" office:value="0.903666666666667" calcext:value-type="float">
            <text:p>0.904</text:p>
          </table:table-cell>
          <table:table-cell table:style-name="ce10" office:value-type="float" office:value="0.0079407528330477" calcext:value-type="float">
            <text:p>0.008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88506120315678" calcext:value-type="float">
            <text:p>0.0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547254269972" calcext:value-type="float">
            <text:p>0.009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3541434669348" calcext:value-type="float">
            <text:p>0.009</text:p>
          </table:table-cell>
          <table:table-cell table:style-name="ce31" table:formula="of:=MAX([.H16];[.J16];[.L16];[.N16];[.D16];[.F16])" office:value-type="float" office:value="0.905666666666667" calcext:value-type="float">
            <text:p>0.906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903666666666667" calcext:value-type="float">
            <text:p>0.904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25333333333333" calcext:value-type="float">
            <text:p>0.725</text:p>
          </table:table-cell>
          <table:table-cell office:value-type="float" office:value="0.151897260599978" calcext:value-type="float">
            <text:p>0.152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05409255338946" calcext:value-type="float">
            <text:p>0.0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1105005920687" calcext:value-type="float">
            <text:p>0.010</text:p>
          </table:table-cell>
          <table:table-cell table:style-name="ce12" office:value-type="float" office:value="0.904333333333333" calcext:value-type="float">
            <text:p>0.904</text:p>
          </table:table-cell>
          <table:table-cell table:style-name="ce10" office:value-type="float" office:value="0.0092496246170077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3831842266395" calcext:value-type="float">
            <text:p>0.008</text:p>
          </table:table-cell>
          <table:table-cell table:style-name="ce31" table:formula="of:=MAX([.H17];[.J17];[.L17];[.N17];[.D17];[.F17])" office:value-type="float" office:value="0.905" calcext:value-type="float">
            <text:p>0.905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904333333333333" calcext:value-type="float">
            <text:p>0.904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5666666666667" calcext:value-type="float">
            <text:p>0.666</text:p>
          </table:table-cell>
          <table:table-cell office:value-type="float" office:value="0.0863745075560813" calcext:value-type="float">
            <text:p>0.08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096465307523251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106327586051577" calcext:value-type="float">
            <text:p>0.011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076011695006608" calcext:value-type="float">
            <text:p>0.008</text:p>
          </table:table-cell>
          <table:table-cell table:style-name="ce19" office:value-type="float" office:value="0.903666666666667" calcext:value-type="float">
            <text:p>0.904</text:p>
          </table:table-cell>
          <table:table-cell table:style-name="ce9" office:value-type="float" office:value="0.0077638764659013" calcext:value-type="float">
            <text:p>0.008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69322114476952" calcext:value-type="float">
            <text:p>0.007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3413947049923" calcext:value-type="float">
            <text:p>0.01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9023005183419" calcext:value-type="float">
            <text:p>0.010</text:p>
          </table:table-cell>
          <table:table-cell table:style-name="ce31" table:formula="of:=MAX([.H18];[.J18];[.L18];[.N18];[.D18];[.F18])" office:value-type="float" office:value="0.904" calcext:value-type="float">
            <text:p>0.904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9" calcext:value-type="string">
            <text:p>SPLIT9</text:p>
          </table:table-cell>
          <table:table-cell table:style-name="ce31" table:formula="of:=MAX([.J18];[.L18];[.N18];[.H18])" office:value-type="float" office:value="0.904" calcext:value-type="float">
            <text:p>0.904</text:p>
          </table:table-cell>
          <table:table-cell table:style-name="ce33" table:formula="of:=IF([.R18]=[.H18];[.$H$1];IF([.R18]=[.J18];[.$J$1];IF([.R18]=[.L18];[.$L$1];IF([.R18]=[.N1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622666666666667" calcext:value-type="float">
            <text:p>0.623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2333333333333" calcext:value-type="float">
            <text:p>0.622</text:p>
          </table:table-cell>
          <table:table-cell office:value-type="float" office:value="0.0098319208025017" calcext:value-type="float">
            <text:p>0.010</text:p>
          </table:table-cell>
          <table:table-cell office:value-type="float" office:value="0.620666666666667" calcext:value-type="float">
            <text:p>0.621</text:p>
          </table:table-cell>
          <table:table-cell office:value-type="float" office:value="0.0099023005183419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117615191762515" calcext:value-type="float">
            <text:p>0.012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8177843166821" calcext:value-type="float">
            <text:p>0.010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0072072494368132" calcext:value-type="float">
            <text:p>0.007</text:p>
          </table:table-cell>
          <table:table-cell table:style-name="ce31" table:formula="of:=MAX([.H19];[.J19];[.L19];[.N19];[.D19];[.F19])" office:value-type="float" office:value="0.904333333333333" calcext:value-type="float">
            <text:p>0.90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04333333333333" calcext:value-type="float">
            <text:p>0.904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09746794344809" calcext:value-type="float">
            <text:p>0.010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9442719099991" calcext:value-type="float">
            <text:p>0.009</text:p>
          </table:table-cell>
          <table:table-cell table:style-name="ce20" office:value-type="float" office:value="0.904666666666667" calcext:value-type="float">
            <text:p>0.905</text:p>
          </table:table-cell>
          <table:table-cell table:style-name="ce10" office:value-type="float" office:value="0.0102333876220058" calcext:value-type="float">
            <text:p>0.01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0089287301573191" calcext:value-type="float">
            <text:p>0.009</text:p>
          </table:table-cell>
          <table:table-cell table:style-name="ce31" table:formula="of:=MAX([.H20];[.J20];[.L20];[.N20];[.D20];[.F20])" office:value-type="float" office:value="0.904666666666667" calcext:value-type="float">
            <text:p>0.905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904666666666667" calcext:value-type="float">
            <text:p>0.905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2666666666667" calcext:value-type="float">
            <text:p>0.623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097610336428975" calcext:value-type="float">
            <text:p>0.010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1];[.J21];[.L21];[.N21];[.D21];[.F21])" office:value-type="float" office:value="0.904333333333333" calcext:value-type="float">
            <text:p>0.904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904333333333333" calcext:value-type="float">
            <text:p>0.904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128884099527874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6176920308356" calcext:value-type="float">
            <text:p>0.010</text:p>
          </table:table-cell>
          <table:table-cell table:style-name="ce20" office:value-type="float" office:value="0.905333333333333" calcext:value-type="float">
            <text:p>0.905</text:p>
          </table:table-cell>
          <table:table-cell table:style-name="ce10" office:value-type="float" office:value="0.009457507306074" calcext:value-type="float">
            <text:p>0.00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22];[.J22];[.L22];[.N22];[.D22];[.F22])" office:value-type="float" office:value="0.905333333333333" calcext:value-type="float">
            <text:p>0.90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05333333333333" calcext:value-type="float">
            <text:p>0.905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2666666666667" calcext:value-type="float">
            <text:p>0.623</text:p>
          </table:table-cell>
          <table:table-cell office:value-type="float" office:value="0.0096176920308357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03666666666667" calcext:value-type="float">
            <text:p>0.904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59395098937351" calcext:value-type="float">
            <text:p>0.006</text:p>
          </table:table-cell>
          <table:table-cell table:style-name="ce11" office:value-type="float" office:value="0.898" calcext:value-type="float">
            <text:p>0.898</text:p>
          </table:table-cell>
          <table:table-cell table:style-name="ce9" office:value-type="float" office:value="0.0047726070210921" calcext:value-type="float">
            <text:p>0.00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33645467978196" calcext:value-type="float">
            <text:p>0.013</text:p>
          </table:table-cell>
          <table:table-cell table:style-name="ce31" table:formula="of:=MAX([.H23];[.J23];[.L23];[.N23];[.D23];[.F23])" office:value-type="float" office:value="0.903666666666667" calcext:value-type="float">
            <text:p>0.90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98" calcext:value-type="float">
            <text:p>0.898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40333333333333" calcext:value-type="float">
            <text:p>0.640</text:p>
          </table:table-cell>
          <table:table-cell office:value-type="float" office:value="0.0571353169628422" calcext:value-type="float">
            <text:p>0.057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0112422813026933" calcext:value-type="float">
            <text:p>0.011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622666666666667" calcext:value-type="float">
            <text:p>0.623</text:p>
          </table:table-cell>
          <table:table-cell office:value-type="float" office:value="0.0109036181558641" calcext:value-type="float">
            <text:p>0.011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8787617550976" calcext:value-type="float">
            <text:p>0.009</text:p>
          </table:table-cell>
          <table:table-cell table:style-name="ce12" office:value-type="float" office:value="0.898666666666667" calcext:value-type="float">
            <text:p>0.899</text:p>
          </table:table-cell>
          <table:table-cell table:style-name="ce10" office:value-type="float" office:value="0.0074907350180813" calcext:value-type="float">
            <text:p>0.007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4];[.J24];[.L24];[.N24];[.D24];[.F24])" office:value-type="float" office:value="0.905666666666667" calcext:value-type="float">
            <text:p>0.90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8666666666667" calcext:value-type="float">
            <text:p>0.899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65333333333333" calcext:value-type="float">
            <text:p>0.665</text:p>
          </table:table-cell>
          <table:table-cell office:value-type="float" office:value="0.101880921777447" calcext:value-type="float">
            <text:p>0.102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624333333333333" calcext:value-type="float">
            <text:p>0.624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674" calcext:value-type="float">
            <text:p>0.674</text:p>
          </table:table-cell>
          <table:table-cell office:value-type="float" office:value="0.11774265723744" calcext:value-type="float">
            <text:p>0.11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0061707240708" calcext:value-type="float">
            <text:p>0.009</text:p>
          </table:table-cell>
          <table:table-cell table:style-name="ce12" office:value-type="float" office:value="0.901333333333333" calcext:value-type="float">
            <text:p>0.901</text:p>
          </table:table-cell>
          <table:table-cell table:style-name="ce10" office:value-type="float" office:value="0.0086120071218425" calcext:value-type="float">
            <text:p>0.009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9752746785574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93244004871329" calcext:value-type="float">
            <text:p>0.009</text:p>
          </table:table-cell>
          <table:table-cell table:style-name="ce31" table:formula="of:=MAX([.H25];[.J25];[.L25];[.N25];[.D25];[.F25])" office:value-type="float" office:value="0.905666666666667" calcext:value-type="float">
            <text:p>0.90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901333333333333" calcext:value-type="float">
            <text:p>0.901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67333333333333" calcext:value-type="float">
            <text:p>0.767</text:p>
          </table:table-cell>
          <table:table-cell office:value-type="float" office:value="0.139067329816252" calcext:value-type="float">
            <text:p>0.139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666666666667" calcext:value-type="float">
            <text:p>0.624</text:p>
          </table:table-cell>
          <table:table-cell office:value-type="float" office:value="0.0097467943448089" calcext:value-type="float">
            <text:p>0.010</text:p>
          </table:table-cell>
          <table:table-cell office:value-type="float" office:value="0.674666666666667" calcext:value-type="float">
            <text:p>0.675</text:p>
          </table:table-cell>
          <table:table-cell office:value-type="float" office:value="0.117209451647704" calcext:value-type="float">
            <text:p>0.11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6465307523251" calcext:value-type="float">
            <text:p>0.010</text:p>
          </table:table-cell>
          <table:table-cell table:style-name="ce12" office:value-type="float" office:value="0.901666666666667" calcext:value-type="float">
            <text:p>0.902</text:p>
          </table:table-cell>
          <table:table-cell table:style-name="ce10" office:value-type="float" office:value="0.0073598007219398" calcext:value-type="float">
            <text:p>0.007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7264831572567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721835344343" calcext:value-type="float">
            <text:p>0.010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26];[.J26];[.L26];[.N26];[.D26];[.F26])" office:value-type="float" office:value="0.905666666666667" calcext:value-type="float">
            <text:p>0.906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901666666666667" calcext:value-type="float">
            <text:p>0.902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10333333333333" calcext:value-type="float">
            <text:p>0.810</text:p>
          </table:table-cell>
          <table:table-cell office:value-type="float" office:value="0.111973459156871" calcext:value-type="float">
            <text:p>0.11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667333333333333" calcext:value-type="float">
            <text:p>0.667</text:p>
          </table:table-cell>
          <table:table-cell office:value-type="float" office:value="0.105386853491737" calcext:value-type="float">
            <text:p>0.1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96176920308357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4721814922552" calcext:value-type="float">
            <text:p>0.009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84656167328002" calcext:value-type="float">
            <text:p>0.008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27];[.J27];[.L27];[.N27];[.D27];[.F27])" office:value-type="float" office:value="0.905666666666667" calcext:value-type="float">
            <text:p>0.90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902666666666667" calcext:value-type="float">
            <text:p>0.903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12333333333333" calcext:value-type="float">
            <text:p>0.712</text:p>
          </table:table-cell>
          <table:table-cell office:value-type="float" office:value="0.0564038020783075" calcext:value-type="float">
            <text:p>0.05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68333333333333" calcext:value-type="float">
            <text:p>0.668</text:p>
          </table:table-cell>
          <table:table-cell office:value-type="float" office:value="0.104847773250344" calcext:value-type="float">
            <text:p>0.10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123265747247337" calcext:value-type="float">
            <text:p>0.012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091742392963485" calcext:value-type="float">
            <text:p>0.009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8" office:value-type="float" office:value="0.0143081173542231" calcext:value-type="float">
            <text:p>0.014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817784316682" calcext:value-type="float">
            <text:p>0.010</text:p>
          </table:table-cell>
          <table:table-cell table:style-name="ce31" table:formula="of:=MAX([.H28];[.J28];[.L28];[.N28];[.D28];[.F28])" office:value-type="float" office:value="0.904666666666667" calcext:value-type="float">
            <text:p>0.905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901333333333333" calcext:value-type="float">
            <text:p>0.901</text:p>
          </table:table-cell>
          <table:table-cell table:style-name="ce33" table:formula="of:=IF([.R28]=[.H28];[.$H$1];IF([.R28]=[.J28];[.$J$1];IF([.R28]=[.L28];[.$L$1];IF([.R28]=[.N2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620666666666667" calcext:value-type="float">
            <text:p>0.621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620666666666667" calcext:value-type="float">
            <text:p>0.621</text:p>
          </table:table-cell>
          <table:table-cell office:value-type="float" office:value="0.0080450122574313" calcext:value-type="float">
            <text:p>0.008</text:p>
          </table:table-cell>
          <table:table-cell office:value-type="float" office:value="0.622333333333333" calcext:value-type="float">
            <text:p>0.622</text:p>
          </table:table-cell>
          <table:table-cell office:value-type="float" office:value="0.0099023005183419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102469507659595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5092535507125" calcext:value-type="float">
            <text:p>0.008</text:p>
          </table:table-cell>
          <table:table-cell table:style-name="ce12" office:value-type="float" office:value="0.903666666666667" calcext:value-type="float">
            <text:p>0.904</text:p>
          </table:table-cell>
          <table:table-cell office:value-type="float" office:value="0.013560563737872" calcext:value-type="float">
            <text:p>0.0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90523170760001" calcext:value-type="float">
            <text:p>0.009</text:p>
          </table:table-cell>
          <table:table-cell table:style-name="ce31" table:formula="of:=MAX([.H29];[.J29];[.L29];[.N29];[.D29];[.F29])" office:value-type="float" office:value="0.906" calcext:value-type="float">
            <text:p>0.90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903666666666667" calcext:value-type="float">
            <text:p>0.904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621" calcext:value-type="float">
            <text:p>0.621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8601329718326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66248689714506" calcext:value-type="float">
            <text:p>0.007</text:p>
          </table:table-cell>
          <table:table-cell table:style-name="ce12" office:value-type="float" office:value="0.901666666666667" calcext:value-type="float">
            <text:p>0.902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10137937550497" calcext:value-type="float">
            <text:p>0.01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6248689714506" calcext:value-type="float">
            <text:p>0.007</text:p>
          </table:table-cell>
          <table:table-cell table:style-name="ce31" table:formula="of:=MAX([.H30];[.J30];[.L30];[.N30];[.D30];[.F30])" office:value-type="float" office:value="0.906666666666667" calcext:value-type="float">
            <text:p>0.907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904" calcext:value-type="float">
            <text:p>0.904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7" calcext:value-type="float">
            <text:p>0.907</text:p>
          </table:table-cell>
          <table:table-cell table:style-name="ce10" office:value-type="float" office:value="0.0089287301573192" calcext:value-type="float">
            <text:p>0.009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4482853457716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82495791138431" calcext:value-type="float">
            <text:p>0.008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74535599249993" calcext:value-type="float">
            <text:p>0.007</text:p>
          </table:table-cell>
          <table:table-cell table:style-name="ce31" table:formula="of:=MAX([.H31];[.J31];[.L31];[.N31];[.D31];[.F31])" office:value-type="float" office:value="0.907" calcext:value-type="float">
            <text:p>0.90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905" calcext:value-type="float">
            <text:p>0.905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5666666666667" calcext:value-type="float">
            <text:p>0.906</text:p>
          </table:table-cell>
          <table:table-cell table:style-name="ce10" office:value-type="float" office:value="0.0110930408615291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74907350180814" calcext:value-type="float">
            <text:p>0.00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7817450199525" calcext:value-type="float">
            <text:p>0.008</text:p>
          </table:table-cell>
          <table:table-cell table:style-name="ce31" table:formula="of:=MAX([.H32];[.J32];[.L32];[.N32];[.D32];[.F32])" office:value-type="float" office:value="0.905666666666667" calcext:value-type="float">
            <text:p>0.906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905333333333333" calcext:value-type="float">
            <text:p>0.905</text:p>
          </table:table-cell>
          <table:table-cell table:style-name="ce33" table:formula="of:=IF([.R32]=[.H32];[.$H$1];IF([.R32]=[.J32];[.$J$1];IF([.R32]=[.L32];[.$L$1];IF([.R32]=[.N3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office:value-type="float" office:value="0.621333333333333" calcext:value-type="float">
            <text:p>0.621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621666666666667" calcext:value-type="float">
            <text:p>0.622</text:p>
          </table:table-cell>
          <table:table-cell office:value-type="float" office:value="0.0086602540378444" calcext:value-type="float">
            <text:p>0.009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906333333333333" calcext:value-type="float">
            <text:p>0.906</text:p>
          </table:table-cell>
          <table:table-cell table:style-name="ce8" office:value-type="float" office:value="0.015018507101425" calcext:value-type="float">
            <text:p>0.015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117497044880096" calcext:value-type="float">
            <text:p>0.012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9" office:value-type="float" office:value="0.0068109389139008" calcext:value-type="float">
            <text:p>0.00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7108460087063" calcext:value-type="float">
            <text:p>0.011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897565210026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88662907188468" calcext:value-type="float">
            <text:p>0.009</text:p>
          </table:table-cell>
          <table:table-cell table:style-name="ce31" table:formula="of:=MAX([.H33];[.J33];[.L33];[.N33];[.D33];[.F33])" office:value-type="float" office:value="0.906333333333333" calcext:value-type="float">
            <text:p>0.906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901" calcext:value-type="float">
            <text:p>0.90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619666666666667" calcext:value-type="float">
            <text:p>0.620</text:p>
          </table:table-cell>
          <table:table-cell office:value-type="float" office:value="0.0219025620013327" calcext:value-type="float">
            <text:p>0.022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622333333333333" calcext:value-type="float">
            <text:p>0.622</text:p>
          </table:table-cell>
          <table:table-cell office:value-type="float" office:value="0.0117023264543613" calcext:value-type="float">
            <text:p>0.01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333333333333" calcext:value-type="float">
            <text:p>0.906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66038709187196" calcext:value-type="float">
            <text:p>0.007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7999" calcext:value-type="float">
            <text:p>0.010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18204154843314" calcext:value-type="float">
            <text:p>0.012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5309892613798" calcext:value-type="float">
            <text:p>0.009</text:p>
          </table:table-cell>
          <table:table-cell table:style-name="ce31" table:formula="of:=MAX([.H34];[.J34];[.L34];[.N34];[.D34];[.F34])" office:value-type="float" office:value="0.906333333333333" calcext:value-type="float">
            <text:p>0.90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904666666666667" calcext:value-type="float">
            <text:p>0.905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2333333333333" calcext:value-type="float">
            <text:p>0.622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2666666666667" calcext:value-type="float">
            <text:p>0.623</text:p>
          </table:table-cell>
          <table:table-cell office:value-type="float" office:value="0.0109036181558641" calcext:value-type="float">
            <text:p>0.011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7728015412913" calcext:value-type="float">
            <text:p>0.008</text:p>
          </table:table-cell>
          <table:table-cell table:style-name="ce12" office:value-type="float" office:value="0.903333333333333" calcext:value-type="float">
            <text:p>0.903</text:p>
          </table:table-cell>
          <table:table-cell table:style-name="ce10" office:value-type="float" office:value="0.0117260393995585" calcext:value-type="float">
            <text:p>0.012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9" calcext:value-type="float">
            <text:p>0.900</text:p>
          </table:table-cell>
          <table:table-cell office:value-type="float" office:value="0.0065616732283431" calcext:value-type="float">
            <text:p>0.007</text:p>
          </table:table-cell>
          <table:table-cell table:style-name="ce31" table:formula="of:=MAX([.H35];[.J35];[.L35];[.N35];[.D35];[.F35])" office:value-type="float" office:value="0.906666666666667" calcext:value-type="float">
            <text:p>0.90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903666666666667" calcext:value-type="float">
            <text:p>0.904</text:p>
          </table:table-cell>
          <table:table-cell table:style-name="ce33" table:formula="of:=IF([.R35]=[.H35];[.$H$1];IF([.R35]=[.J35];[.$J$1];IF([.R35]=[.L35];[.$L$1];IF([.R35]=[.N3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2" calcext:value-type="float">
            <text:p>0.720</text:p>
          </table:table-cell>
          <table:table-cell office:value-type="float" office:value="0.14204850501775" calcext:value-type="float">
            <text:p>0.14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2666666666667" calcext:value-type="float">
            <text:p>0.623</text:p>
          </table:table-cell>
          <table:table-cell office:value-type="float" office:value="0.0109036181558641" calcext:value-type="float">
            <text:p>0.011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6919871728095" calcext:value-type="float">
            <text:p>0.008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8" calcext:value-type="float">
            <text:p>0.010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93094933625126" calcext:value-type="float">
            <text:p>0.00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6919871728095" calcext:value-type="float">
            <text:p>0.008</text:p>
          </table:table-cell>
          <table:table-cell table:style-name="ce31" table:formula="of:=MAX([.H36];[.J36];[.L36];[.N36];[.D36];[.F36])" office:value-type="float" office:value="0.906666666666667" calcext:value-type="float">
            <text:p>0.907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904666666666667" calcext:value-type="float">
            <text:p>0.905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15666666666667" calcext:value-type="float">
            <text:p>0.716</text:p>
          </table:table-cell>
          <table:table-cell office:value-type="float" office:value="0.13510078542415" calcext:value-type="float">
            <text:p>0.135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7717982446271" calcext:value-type="float">
            <text:p>0.009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0" office:value-type="float" office:value="0.0081308739451003" calcext:value-type="float">
            <text:p>0.008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86120071218426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66038709187196" calcext:value-type="float">
            <text:p>0.007</text:p>
          </table:table-cell>
          <table:table-cell table:style-name="ce31" table:formula="of:=MAX([.H37];[.J37];[.L37];[.N37];[.D37];[.F37])" office:value-type="float" office:value="0.906666666666667" calcext:value-type="float">
            <text:p>0.907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906" calcext:value-type="float">
            <text:p>0.90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77666666666667" calcext:value-type="float">
            <text:p>0.678</text:p>
          </table:table-cell>
          <table:table-cell office:value-type="float" office:value="0.0675010287987441" calcext:value-type="float">
            <text:p>0.068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92333333333333" calcext:value-type="float">
            <text:p>0.892</text:p>
          </table:table-cell>
          <table:table-cell table:style-name="ce8" office:value-type="float" office:value="0.0129421791055447" calcext:value-type="float">
            <text:p>0.013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12175457803092" calcext:value-type="float">
            <text:p>0.011</text:p>
          </table:table-cell>
          <table:table-cell table:style-name="ce8" office:value-type="float" office:value="0.892" calcext:value-type="float">
            <text:p>0.892</text:p>
          </table:table-cell>
          <table:table-cell table:style-name="ce9" office:value-type="float" office:value="0.0086922698736035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0215790684828" calcext:value-type="float">
            <text:p>0.009</text:p>
          </table:table-cell>
          <table:table-cell table:style-name="ce31" table:formula="of:=MAX([.H38];[.J38];[.L38];[.N38];[.D38];[.F38])" office:value-type="float" office:value="0.892333333333333" calcext:value-type="float">
            <text:p>0.892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892" calcext:value-type="float">
            <text:p>0.892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41666666666667" calcext:value-type="float">
            <text:p>0.642</text:p>
          </table:table-cell>
          <table:table-cell office:value-type="float" office:value="0.0717150999131672" calcext:value-type="float">
            <text:p>0.072</text:p>
          </table:table-cell>
          <table:table-cell office:value-type="float" office:value="0.617666666666667" calcext:value-type="float">
            <text:p>0.618</text:p>
          </table:table-cell>
          <table:table-cell office:value-type="float" office:value="0.0087876175509761" calcext:value-type="float">
            <text:p>0.009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3413947049924" calcext:value-type="float">
            <text:p>0.010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table:style-name="ce10" office:value-type="float" office:value="0.0065192024052026" calcext:value-type="float">
            <text:p>0.007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9287301573192" calcext:value-type="float">
            <text:p>0.009</text:p>
          </table:table-cell>
          <table:table-cell table:style-name="ce31" table:formula="of:=MAX([.H39];[.J39];[.L39];[.N39];[.D39];[.F39])" office:value-type="float" office:value="0.898666666666667" calcext:value-type="float">
            <text:p>0.89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896333333333333" calcext:value-type="float">
            <text:p>0.896</text:p>
          </table:table-cell>
          <table:table-cell table:style-name="ce33" table:formula="of:=IF([.R39]=[.H39];[.$H$1];IF([.R39]=[.J39];[.$J$1];IF([.R39]=[.L39];[.$L$1];IF([.R39]=[.N3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25666666666667" calcext:value-type="float">
            <text:p>0.626</text:p>
          </table:table-cell>
          <table:table-cell office:value-type="float" office:value="0.0121678081656293" calcext:value-type="float">
            <text:p>0.01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8319208025017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3666002653407" calcext:value-type="float">
            <text:p>0.008</text:p>
          </table:table-cell>
          <table:table-cell table:style-name="ce31" table:formula="of:=MAX([.H40];[.J40];[.L40];[.N40];[.D40];[.F40])" office:value-type="float" office:value="0.898" calcext:value-type="float">
            <text:p>0.89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898" calcext:value-type="float">
            <text:p>0.898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625333333333333" calcext:value-type="float">
            <text:p>0.625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" calcext:value-type="float">
            <text:p>0.896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4721814922551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0215790684828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41];[.J41];[.L41];[.N41];[.D41];[.F41])" office:value-type="float" office:value="0.897333333333333" calcext:value-type="float">
            <text:p>0.89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7333333333333" calcext:value-type="float">
            <text:p>0.897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4333333333333" calcext:value-type="float">
            <text:p>0.624</text:p>
          </table:table-cell>
          <table:table-cell office:value-type="float" office:value="0.0145583118679482" calcext:value-type="float">
            <text:p>0.015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896" calcext:value-type="float">
            <text:p>0.896</text:p>
          </table:table-cell>
          <table:table-cell table:style-name="ce10" office:value-type="float" office:value="0.0081308739451002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029674334022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144989645105" calcext:value-type="float">
            <text:p>0.010</text:p>
          </table:table-cell>
          <table:table-cell table:style-name="ce31" table:formula="of:=MAX([.H42];[.J42];[.L42];[.N42];[.D42];[.F42])" office:value-type="float" office:value="0.897" calcext:value-type="float">
            <text:p>0.89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2" calcext:value-type="string">
            <text:p>SPLIT2</text:p>
          </table:table-cell>
          <table:table-cell table:style-name="ce31" table:formula="of:=MAX([.J42];[.L42];[.N42];[.H42])" office:value-type="float" office:value="0.897" calcext:value-type="float">
            <text:p>0.897</text:p>
          </table:table-cell>
          <table:table-cell table:style-name="ce33" table:formula="of:=IF([.R42]=[.H42];[.$H$1];IF([.R42]=[.J42];[.$J$1];IF([.R42]=[.L42];[.$L$1];IF([.R42]=[.N4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0.0820179519644598" calcext:value-type="float">
            <text:p>0.082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095306523036638" calcext:value-type="float">
            <text:p>0.010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21335164821341" calcext:value-type="float">
            <text:p>0.012</text:p>
          </table:table-cell>
          <table:table-cell table:style-name="ce19" office:value-type="float" office:value="0.906" calcext:value-type="float">
            <text:p>0.906</text:p>
          </table:table-cell>
          <table:table-cell table:style-name="ce8" office:value-type="float" office:value="0.0102469507659595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74907350180813" calcext:value-type="float">
            <text:p>0.007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43];[.J43];[.L43];[.N43];[.D43];[.F43])" office:value-type="float" office:value="0.906" calcext:value-type="float">
            <text:p>0.906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906" calcext:value-type="float">
            <text:p>0.906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20666666666667" calcext:value-type="float">
            <text:p>0.621</text:p>
          </table:table-cell>
          <table:table-cell office:value-type="float" office:value="0.0169803808359333" calcext:value-type="float">
            <text:p>0.017</text:p>
          </table:table-cell>
          <table:table-cell office:value-type="float" office:value="0.824666666666667" calcext:value-type="float">
            <text:p>0.825</text:p>
          </table:table-cell>
          <table:table-cell office:value-type="float" office:value="0.112344954888454" calcext:value-type="float">
            <text:p>0.112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10397010829098" calcext:value-type="float">
            <text:p>0.110</text:p>
          </table:table-cell>
          <table:table-cell office:value-type="float" office:value="0.800666666666667" calcext:value-type="float">
            <text:p>0.801</text:p>
          </table:table-cell>
          <table:table-cell office:value-type="float" office:value="0.111657959859564" calcext:value-type="float">
            <text:p>0.11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3541434669348" calcext:value-type="float">
            <text:p>0.009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907" calcext:value-type="float">
            <text:p>0.907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5409255338945" calcext:value-type="float">
            <text:p>0.011</text:p>
          </table:table-cell>
          <table:table-cell table:style-name="ce31" table:formula="of:=MAX([.H44];[.J44];[.L44];[.N44];[.D44];[.F44])" office:value-type="float" office:value="0.907" calcext:value-type="float">
            <text:p>0.907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07" calcext:value-type="float">
            <text:p>0.907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29666666666667" calcext:value-type="float">
            <text:p>0.630</text:p>
          </table:table-cell>
          <table:table-cell office:value-type="float" office:value="0.0097467943448089" calcext:value-type="float">
            <text:p>0.010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10560440986417" calcext:value-type="float">
            <text:p>0.111</text:p>
          </table:table-cell>
          <table:table-cell office:value-type="float" office:value="0.822666666666667" calcext:value-type="float">
            <text:p>0.823</text:p>
          </table:table-cell>
          <table:table-cell office:value-type="float" office:value="0.109965903806589" calcext:value-type="float">
            <text:p>0.110</text:p>
          </table:table-cell>
          <table:table-cell office:value-type="float" office:value="0.824" calcext:value-type="float">
            <text:p>0.824</text:p>
          </table:table-cell>
          <table:table-cell office:value-type="float" office:value="0.110909121957273" calcext:value-type="float">
            <text:p>0.1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666666666667" calcext:value-type="float">
            <text:p>0.908</text:p>
          </table:table-cell>
          <table:table-cell table:style-name="ce10" office:value-type="float" office:value="0.0093985814532478" calcext:value-type="float">
            <text:p>0.009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079407528330477" calcext:value-type="float">
            <text:p>0.008</text:p>
          </table:table-cell>
          <table:table-cell table:style-name="ce20" office:value-type="float" office:value="0.905333333333333" calcext:value-type="float">
            <text:p>0.90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63464775882198" calcext:value-type="float">
            <text:p>0.006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5145401970582" calcext:value-type="float">
            <text:p>0.011</text:p>
          </table:table-cell>
          <table:table-cell table:style-name="ce31" table:formula="of:=MAX([.H45];[.J45];[.L45];[.N45];[.D45];[.F45])" office:value-type="float" office:value="0.907666666666667" calcext:value-type="float">
            <text:p>0.908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905333333333333" calcext:value-type="float">
            <text:p>0.905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15666666666667" calcext:value-type="float">
            <text:p>0.716</text:p>
          </table:table-cell>
          <table:table-cell office:value-type="float" office:value="0.113844435768972" calcext:value-type="float">
            <text:p>0.114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10560440986417" calcext:value-type="float">
            <text:p>0.111</text:p>
          </table:table-cell>
          <table:table-cell office:value-type="float" office:value="0.822333333333333" calcext:value-type="float">
            <text:p>0.822</text:p>
          </table:table-cell>
          <table:table-cell office:value-type="float" office:value="0.109807913092717" calcext:value-type="float">
            <text:p>0.110</text:p>
          </table:table-cell>
          <table:table-cell office:value-type="float" office:value="0.824" calcext:value-type="float">
            <text:p>0.824</text:p>
          </table:table-cell>
          <table:table-cell office:value-type="float" office:value="0.110840225349625" calcext:value-type="float">
            <text:p>0.1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083831842266395" calcext:value-type="float">
            <text:p>0.0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6248689714506" calcext:value-type="float">
            <text:p>0.007</text:p>
          </table:table-cell>
          <table:table-cell table:style-name="ce20" office:value-type="float" office:value="0.906333333333333" calcext:value-type="float">
            <text:p>0.906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9303127398441" calcext:value-type="float">
            <text:p>0.010</text:p>
          </table:table-cell>
          <table:table-cell table:style-name="ce31" table:formula="of:=MAX([.H46];[.J46];[.L46];[.N46];[.D46];[.F46])" office:value-type="float" office:value="0.906333333333333" calcext:value-type="float">
            <text:p>0.906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06333333333333" calcext:value-type="float">
            <text:p>0.906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16333333333333" calcext:value-type="float">
            <text:p>0.716</text:p>
          </table:table-cell>
          <table:table-cell office:value-type="float" office:value="0.113348038261709" calcext:value-type="float">
            <text:p>0.113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10560440986417" calcext:value-type="float">
            <text:p>0.111</text:p>
          </table:table-cell>
          <table:table-cell office:value-type="float" office:value="0.822666666666667" calcext:value-type="float">
            <text:p>0.823</text:p>
          </table:table-cell>
          <table:table-cell office:value-type="float" office:value="0.110136279218067" calcext:value-type="float">
            <text:p>0.110</text:p>
          </table:table-cell>
          <table:table-cell office:value-type="float" office:value="0.824666666666667" calcext:value-type="float">
            <text:p>0.825</text:p>
          </table:table-cell>
          <table:table-cell office:value-type="float" office:value="0.11127668219353" calcext:value-type="float">
            <text:p>0.11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333333333333" calcext:value-type="float">
            <text:p>0.907</text:p>
          </table:table-cell>
          <table:table-cell table:style-name="ce10" office:value-type="float" office:value="0.0104482853457716" calcext:value-type="float">
            <text:p>0.010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906666666666667" calcext:value-type="float">
            <text:p>0.90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58925565098878" calcext:value-type="float">
            <text:p>0.006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74907350180814" calcext:value-type="float">
            <text:p>0.007</text:p>
          </table:table-cell>
          <table:table-cell table:style-name="ce31" table:formula="of:=MAX([.H47];[.J47];[.L47];[.N47];[.D47];[.F47])" office:value-type="float" office:value="0.907333333333333" calcext:value-type="float">
            <text:p>0.907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906666666666667" calcext:value-type="float">
            <text:p>0.907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52333333333333" calcext:value-type="float">
            <text:p>0.652</text:p>
          </table:table-cell>
          <table:table-cell office:value-type="float" office:value="0.061198674640696" calcext:value-type="float">
            <text:p>0.061</text:p>
          </table:table-cell>
          <table:table-cell office:value-type="float" office:value="0.823333333333333" calcext:value-type="float">
            <text:p>0.823</text:p>
          </table:table-cell>
          <table:table-cell office:value-type="float" office:value="0.110560440986417" calcext:value-type="float">
            <text:p>0.111</text:p>
          </table:table-cell>
          <table:table-cell office:value-type="float" office:value="0.823" calcext:value-type="float">
            <text:p>0.823</text:p>
          </table:table-cell>
          <table:table-cell office:value-type="float" office:value="0.110305132347603" calcext:value-type="float">
            <text:p>0.110</text:p>
          </table:table-cell>
          <table:table-cell office:value-type="float" office:value="0.823666666666667" calcext:value-type="float">
            <text:p>0.824</text:p>
          </table:table-cell>
          <table:table-cell office:value-type="float" office:value="0.110732410190814" calcext:value-type="float">
            <text:p>0.1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902666666666667" calcext:value-type="float">
            <text:p>0.903</text:p>
          </table:table-cell>
          <table:table-cell table:style-name="ce8" office:value-type="float" office:value="0.011522924011629" calcext:value-type="float">
            <text:p>0.012</text:p>
          </table:table-cell>
          <table:table-cell table:style-name="ce8" office:value-type="float" office:value="0.864333333333333" calcext:value-type="float">
            <text:p>0.864</text:p>
          </table:table-cell>
          <table:table-cell table:style-name="ce8" office:value-type="float" office:value="0.0107754865834963" calcext:value-type="float">
            <text:p>0.011</text:p>
          </table:table-cell>
          <table:table-cell table:style-name="ce19" office:value-type="float" office:value="0.904333333333333" calcext:value-type="float">
            <text:p>0.904</text:p>
          </table:table-cell>
          <table:table-cell table:style-name="ce9" office:value-type="float" office:value="0.0084656167328001" calcext:value-type="float">
            <text:p>0.008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118790197874702" calcext:value-type="float">
            <text:p>0.012</text:p>
          </table:table-cell>
          <table:table-cell office:value-type="float" office:value="0.899333333333333" calcext:value-type="float">
            <text:p>0.899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6919871728094" calcext:value-type="float">
            <text:p>0.008</text:p>
          </table:table-cell>
          <table:table-cell table:style-name="ce31" table:formula="of:=MAX([.H48];[.J48];[.L48];[.N48];[.D48];[.F48])" office:value-type="float" office:value="0.904333333333333" calcext:value-type="float">
            <text:p>0.904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904333333333333" calcext:value-type="float">
            <text:p>0.904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653" calcext:value-type="float">
            <text:p>0.653</text:p>
          </table:table-cell>
          <table:table-cell office:value-type="float" office:value="0.0548280139263781" calcext:value-type="float">
            <text:p>0.055</text:p>
          </table:table-cell>
          <table:table-cell office:value-type="float" office:value="0.669333333333333" calcext:value-type="float">
            <text:p>0.669</text:p>
          </table:table-cell>
          <table:table-cell office:value-type="float" office:value="0.0725392613999098" calcext:value-type="float">
            <text:p>0.073</text:p>
          </table:table-cell>
          <table:table-cell office:value-type="float" office:value="0.673666666666667" calcext:value-type="float">
            <text:p>0.674</text:p>
          </table:table-cell>
          <table:table-cell office:value-type="float" office:value="0.114857399510098" calcext:value-type="float">
            <text:p>0.115</text:p>
          </table:table-cell>
          <table:table-cell office:value-type="float" office:value="0.647" calcext:value-type="float">
            <text:p>0.647</text:p>
          </table:table-cell>
          <table:table-cell office:value-type="float" office:value="0.0566715684154467" calcext:value-type="float">
            <text:p>0.05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14624992426996" calcext:value-type="float">
            <text:p>0.011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21563883525403" calcext:value-type="float">
            <text:p>0.012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5306523036637" calcext:value-type="float">
            <text:p>0.010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" calcext:value-type="float">
            <text:p>0.900</text:p>
          </table:table-cell>
          <table:table-cell office:value-type="float" office:value="0.0096465307523252" calcext:value-type="float">
            <text:p>0.010</text:p>
          </table:table-cell>
          <table:table-cell table:style-name="ce31" table:formula="of:=MAX([.H49];[.J49];[.L49];[.N49];[.D49];[.F49])" office:value-type="float" office:value="0.907" calcext:value-type="float">
            <text:p>0.90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907" calcext:value-type="float">
            <text:p>0.907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693333333333333" calcext:value-type="float">
            <text:p>0.693</text:p>
          </table:table-cell>
          <table:table-cell office:value-type="float" office:value="0.108755587340503" calcext:value-type="float">
            <text:p>0.109</text:p>
          </table:table-cell>
          <table:table-cell office:value-type="float" office:value="0.674333333333333" calcext:value-type="float">
            <text:p>0.674</text:p>
          </table:table-cell>
          <table:table-cell office:value-type="float" office:value="0.116342406522968" calcext:value-type="float">
            <text:p>0.116</text:p>
          </table:table-cell>
          <table:table-cell office:value-type="float" office:value="0.675666666666667" calcext:value-type="float">
            <text:p>0.676</text:p>
          </table:table-cell>
          <table:table-cell office:value-type="float" office:value="0.119312847403603" calcext:value-type="float">
            <text:p>0.119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01653004546513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5333333333333" calcext:value-type="float">
            <text:p>0.905</text:p>
          </table:table-cell>
          <table:table-cell office:value-type="float" office:value="0.0134577528254576" calcext:value-type="float">
            <text:p>0.013</text:p>
          </table:table-cell>
          <table:table-cell office:value-type="float" office:value="0.870666666666667" calcext:value-type="float">
            <text:p>0.871</text:p>
          </table:table-cell>
          <table:table-cell office:value-type="float" office:value="0.014073221221723" calcext:value-type="float">
            <text:p>0.014</text:p>
          </table:table-cell>
          <table:table-cell table:style-name="ce20" office:value-type="float" office:value="0.906666666666667" calcext:value-type="float">
            <text:p>0.907</text:p>
          </table:table-cell>
          <table:table-cell table:style-name="ce10" office:value-type="float" office:value="0.0114867072934085" calcext:value-type="float">
            <text:p>0.011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7638764659013" calcext:value-type="float">
            <text:p>0.008</text:p>
          </table:table-cell>
          <table:table-cell office:value-type="float" office:value="0.903666666666666" calcext:value-type="float">
            <text:p>0.904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83333333333333" calcext:value-type="float">
            <text:p>0.008</text:p>
          </table:table-cell>
          <table:table-cell table:style-name="ce31" table:formula="of:=MAX([.H50];[.J50];[.L50];[.N50];[.D50];[.F50])" office:value-type="float" office:value="0.906666666666667" calcext:value-type="float">
            <text:p>0.907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906666666666667" calcext:value-type="float">
            <text:p>0.907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38" calcext:value-type="float">
            <text:p>0.738</text:p>
          </table:table-cell>
          <table:table-cell office:value-type="float" office:value="0.12918225712363" calcext:value-type="float">
            <text:p>0.129</text:p>
          </table:table-cell>
          <table:table-cell office:value-type="float" office:value="0.674333333333333" calcext:value-type="float">
            <text:p>0.674</text:p>
          </table:table-cell>
          <table:table-cell office:value-type="float" office:value="0.116342406522968" calcext:value-type="float">
            <text:p>0.11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23040192168611" calcext:value-type="float">
            <text:p>0.012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08908728351363" calcext:value-type="float">
            <text:p>0.011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81649658092772" calcext:value-type="float">
            <text:p>0.008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069322114476951" calcext:value-type="float">
            <text:p>0.007</text:p>
          </table:table-cell>
          <table:table-cell table:style-name="ce31" table:formula="of:=MAX([.H51];[.J51];[.L51];[.N51];[.D51];[.F51])" office:value-type="float" office:value="0.907" calcext:value-type="float">
            <text:p>0.90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07" calcext:value-type="float">
            <text:p>0.907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29" calcext:value-type="float">
            <text:p>0.829</text:p>
          </table:table-cell>
          <table:table-cell office:value-type="float" office:value="0.109934323828164" calcext:value-type="float">
            <text:p>0.110</text:p>
          </table:table-cell>
          <table:table-cell office:value-type="float" office:value="0.674333333333333" calcext:value-type="float">
            <text:p>0.674</text:p>
          </table:table-cell>
          <table:table-cell office:value-type="float" office:value="0.116342406522968" calcext:value-type="float">
            <text:p>0.11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24944432093274" calcext:value-type="float">
            <text:p>0.012</text:p>
          </table:table-cell>
          <table:table-cell office:value-type="float" office:value="0.87" calcext:value-type="float">
            <text:p>0.870</text:p>
          </table:table-cell>
          <table:table-cell office:value-type="float" office:value="0.0120185042515466" calcext:value-type="float">
            <text:p>0.012</text:p>
          </table:table-cell>
          <table:table-cell table:style-name="ce20" office:value-type="float" office:value="0.906333333333333" calcext:value-type="float">
            <text:p>0.906</text:p>
          </table:table-cell>
          <table:table-cell table:style-name="ce10" office:value-type="float" office:value="0.0124944432093275" calcext:value-type="float">
            <text:p>0.012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52];[.J52];[.L52];[.N52];[.D52];[.F52])" office:value-type="float" office:value="0.907" calcext:value-type="float">
            <text:p>0.907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906333333333333" calcext:value-type="float">
            <text:p>0.906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775333333333333" calcext:value-type="float">
            <text:p>0.775</text:p>
          </table:table-cell>
          <table:table-cell office:value-type="float" office:value="0.0517928566503142" calcext:value-type="float">
            <text:p>0.052</text:p>
          </table:table-cell>
          <table:table-cell office:value-type="float" office:value="0.674333333333333" calcext:value-type="float">
            <text:p>0.674</text:p>
          </table:table-cell>
          <table:table-cell office:value-type="float" office:value="0.116342406522968" calcext:value-type="float">
            <text:p>0.116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3925" calcext:value-type="float">
            <text:p>0.839</text:p>
          </table:table-cell>
          <table:table-cell table:style-name="ce8" office:value-type="float" office:value="0.0121385233863102" calcext:value-type="float">
            <text:p>0.012</text:p>
          </table:table-cell>
          <table:table-cell table:style-name="ce8" table:number-columns-repeated="4"/>
          <table:table-cell table:number-columns-repeated="12"/>
          <table:table-cell office:value-type="float" office:value="0.47225" calcext:value-type="float">
            <text:p>0.472</text:p>
          </table:table-cell>
          <table:table-cell office:value-type="float" office:value="0.0010458250331676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10458250331676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</text:p>
          </table:table-cell>
          <table:table-cell table:number-columns-repeated="16"/>
          <table:table-cell office:value-type="float" office:value="0.4725" calcext:value-type="float">
            <text:p>0.473</text:p>
          </table:table-cell>
          <table:table-cell office:value-type="float" office:value="0.0008838834764831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0458250331676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43232765106311" calcext:value-type="float">
            <text:p>0.014</text:p>
          </table:table-cell>
          <table:table-cell table:number-columns-repeated="16"/>
          <table:table-cell office:value-type="float" office:value="0.47275" calcext:value-type="float">
            <text:p>0.473</text:p>
          </table:table-cell>
          <table:table-cell office:value-type="float" office:value="0.0010458250331676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3</text:p>
          </table:table-cell>
          <table:table-cell table:number-columns-repeated="16"/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22707377655731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16"/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6298006013006" calcext:value-type="float">
            <text:p>0.002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365" calcext:value-type="float">
            <text:p>0.837</text:p>
          </table:table-cell>
          <table:table-cell table:style-name="ce8" office:value-type="float" office:value="0.0139025627133992" calcext:value-type="float">
            <text:p>0.014</text:p>
          </table:table-cell>
          <table:table-cell table:style-name="ce8" office:value-type="float" office:value="0.83475" calcext:value-type="float">
            <text:p>0.835</text:p>
          </table:table-cell>
          <table:table-cell table:style-name="ce8" office:value-type="float" office:value="0.0133287752625663" calcext:value-type="float">
            <text:p>0.013</text:p>
          </table:table-cell>
          <table:table-cell table:style-name="ce19" office:value-type="float" office:value="0.8405" calcext:value-type="float">
            <text:p>0.841</text:p>
          </table:table-cell>
          <table:table-cell table:style-name="ce9" office:value-type="float" office:value="0.0138800666424912" calcext:value-type="float">
            <text:p>0.014</text:p>
          </table:table-cell>
          <table:table-cell office:value-type="float" office:value="0.8395" calcext:value-type="float">
            <text:p>0.840</text:p>
          </table:table-cell>
          <table:table-cell office:value-type="float" office:value="0.0103304767556972" calcext:value-type="float">
            <text:p>0.010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02925944251195" calcext:value-type="float">
            <text:p>0.010</text:p>
          </table:table-cell>
          <table:table-cell office:value-type="float" office:value="0.8465" calcext:value-type="float">
            <text:p>0.847</text:p>
          </table:table-cell>
          <table:table-cell office:value-type="float" office:value="0.0140423466699835" calcext:value-type="float">
            <text:p>0.014</text:p>
          </table:table-cell>
          <table:table-cell table:style-name="ce31" table:formula="of:=MAX([.H8];[.J8];[.L8];[.N8];[.D8];[.F8])" office:value-type="float" office:value="0.8465" calcext:value-type="float">
            <text:p>0.84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8465" calcext:value-type="float">
            <text:p>0.84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47375" calcext:value-type="float">
            <text:p>0.474</text:p>
          </table:table-cell>
          <table:table-cell office:value-type="float" office:value="0.0023385358667337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15" calcext:value-type="float">
            <text:p>0.472</text:p>
          </table:table-cell>
          <table:table-cell office:value-type="float" office:value="0.0038931028755993" calcext:value-type="float">
            <text:p>0.004</text:p>
          </table:table-cell>
          <table:table-cell office:value-type="float" office:value="0.469" calcext:value-type="float">
            <text:p>0.469</text:p>
          </table:table-cell>
          <table:table-cell office:value-type="float" office:value="0.0137897153705216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53093108923948" calcext:value-type="float">
            <text:p>0.015</text:p>
          </table:table-cell>
          <table:table-cell table:style-name="ce20" office:value-type="float" office:value="0.84225" calcext:value-type="float">
            <text:p>0.842</text:p>
          </table:table-cell>
          <table:table-cell table:style-name="ce10" office:value-type="float" office:value="0.0130324115189783" calcext:value-type="float">
            <text:p>0.013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25187359585542" calcext:value-type="float">
            <text:p>0.013</text:p>
          </table:table-cell>
          <table:table-cell table:style-name="ce31" table:formula="of:=MAX([.H9];[.J9];[.L9];[.N9];[.D9];[.F9])" office:value-type="float" office:value="0.8445" calcext:value-type="float">
            <text:p>0.845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EASY" calcext:value-type="string">
            <text:p>EASY</text:p>
          </table:table-cell>
          <table:table-cell table:style-name="ce31" table:formula="of:=MAX([.J9];[.L9];[.N9];[.H9])" office:value-type="float" office:value="0.8435" calcext:value-type="float">
            <text:p>0.844</text:p>
          </table:table-cell>
          <table:table-cell table:style-name="ce33" table:formula="of:=IF([.R9]=[.H9];[.$H$1];IF([.R9]=[.J9];[.$J$1];IF([.R9]=[.L9];[.$L$1];IF([.R9]=[.N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075" calcext:value-type="float">
            <text:p>0.471</text:p>
          </table:table-cell>
          <table:table-cell office:value-type="float" office:value="0.0054914706591222" calcext:value-type="float">
            <text:p>0.005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18540496217739" calcext:value-type="float">
            <text:p>0.002</text:p>
          </table:table-cell>
          <table:table-cell office:value-type="float" office:value="0.4745" calcext:value-type="float">
            <text:p>0.475</text:p>
          </table:table-cell>
          <table:table-cell office:value-type="float" office:value="0.0032596012026013" calcext:value-type="float">
            <text:p>0.003</text:p>
          </table:table-cell>
          <table:table-cell office:value-type="float" office:value="0.4735" calcext:value-type="float">
            <text:p>0.474</text:p>
          </table:table-cell>
          <table:table-cell office:value-type="float" office:value="0.0029843340965783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6160690297073" calcext:value-type="float">
            <text:p>0.017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209984504033" calcext:value-type="float">
            <text:p>0.012</text:p>
          </table:table-cell>
          <table:table-cell table:style-name="ce20" office:value-type="float" office:value="0.84425" calcext:value-type="float">
            <text:p>0.844</text:p>
          </table:table-cell>
          <table:table-cell table:style-name="ce10" office:value-type="float" office:value="0.0136530674209131" calcext:value-type="float">
            <text:p>0.014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0107529065838033" calcext:value-type="float">
            <text:p>0.01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26367519561001" calcext:value-type="float">
            <text:p>0.013</text:p>
          </table:table-cell>
          <table:table-cell office:value-type="float" office:value="0.8465" calcext:value-type="float">
            <text:p>0.847</text:p>
          </table:table-cell>
          <table:table-cell office:value-type="float" office:value="0.011904568450809" calcext:value-type="float">
            <text:p>0.012</text:p>
          </table:table-cell>
          <table:table-cell table:style-name="ce31" table:formula="of:=MAX([.H10];[.J10];[.L10];[.N10];[.D10];[.F10])" office:value-type="float" office:value="0.84725" calcext:value-type="float">
            <text:p>0.847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84725" calcext:value-type="float">
            <text:p>0.847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125" calcext:value-type="float">
            <text:p>0.471</text:p>
          </table:table-cell>
          <table:table-cell office:value-type="float" office:value="0.0059292706128157" calcext:value-type="float">
            <text:p>0.006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0458250331675" calcext:value-type="float">
            <text:p>0.001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26516504294495" calcext:value-type="float">
            <text:p>0.003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2082722383828" calcext:value-type="float">
            <text:p>0.014</text:p>
          </table:table-cell>
          <table:table-cell table:style-name="ce20" office:value-type="float" office:value="0.84675" calcext:value-type="float">
            <text:p>0.847</text:p>
          </table:table-cell>
          <table:table-cell table:style-name="ce10" office:value-type="float" office:value="0.0127045759472719" calcext:value-type="float">
            <text:p>0.013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09115764213976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20675183861471" calcext:value-type="float">
            <text:p>0.012</text:p>
          </table:table-cell>
          <table:table-cell table:style-name="ce31" table:formula="of:=MAX([.H11];[.J11];[.L11];[.N11];[.D11];[.F11])" office:value-type="float" office:value="0.84725" calcext:value-type="float">
            <text:p>0.847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84725" calcext:value-type="float">
            <text:p>0.847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47225" calcext:value-type="float">
            <text:p>0.472</text:p>
          </table:table-cell>
          <table:table-cell office:value-type="float" office:value="0.0063982419460348" calcext:value-type="float">
            <text:p>0.006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0458250331675" calcext:value-type="float">
            <text:p>0.001</text:p>
          </table:table-cell>
          <table:table-cell office:value-type="float" office:value="0.4735" calcext:value-type="float">
            <text:p>0.474</text:p>
          </table:table-cell>
          <table:table-cell office:value-type="float" office:value="0.0029843340965783" calcext:value-type="float">
            <text:p>0.003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22707377655731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52428261815189" calcext:value-type="float">
            <text:p>0.015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48060376198359" calcext:value-type="float">
            <text:p>0.015</text:p>
          </table:table-cell>
          <table:table-cell table:style-name="ce20" office:value-type="float" office:value="0.84575" calcext:value-type="float">
            <text:p>0.846</text:p>
          </table:table-cell>
          <table:table-cell table:style-name="ce10" office:value-type="float" office:value="0.0138800666424913" calcext:value-type="float">
            <text:p>0.014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7792189893897" calcext:value-type="float">
            <text:p>0.012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19045684508091" calcext:value-type="float">
            <text:p>0.01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22282971013955" calcext:value-type="float">
            <text:p>0.012</text:p>
          </table:table-cell>
          <table:table-cell table:style-name="ce31" table:formula="of:=MAX([.H12];[.J12];[.L12];[.N12];[.D12];[.F12])" office:value-type="float" office:value="0.84725" calcext:value-type="float">
            <text:p>0.847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84725" calcext:value-type="float">
            <text:p>0.847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0053473124090518" calcext:value-type="float">
            <text:p>0.005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535" calcext:value-type="float">
            <text:p>0.854</text:p>
          </table:table-cell>
          <table:table-cell table:style-name="ce8" office:value-type="float" office:value="0.0086782774788548" calcext:value-type="float">
            <text:p>0.009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47531776238205" calcext:value-type="float">
            <text:p>0.015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9" office:value-type="float" office:value="0.0083666002653407" calcext:value-type="float">
            <text:p>0.008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505" calcext:value-type="float">
            <text:p>0.851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4825" calcext:value-type="float">
            <text:p>0.848</text:p>
          </table:table-cell>
          <table:table-cell office:value-type="float" office:value="0.0127045759472718" calcext:value-type="float">
            <text:p>0.013</text:p>
          </table:table-cell>
          <table:table-cell table:style-name="ce31" table:formula="of:=MAX([.H13];[.J13];[.L13];[.N13];[.D13];[.F13])" office:value-type="float" office:value="0.8535" calcext:value-type="float">
            <text:p>0.854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505" calcext:value-type="float">
            <text:p>0.851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74" calcext:value-type="float">
            <text:p>0.474</text:p>
          </table:table-cell>
          <table:table-cell office:value-type="float" office:value="0.0028504385627478" calcext:value-type="float">
            <text:p>0.003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8957188610128" calcext:value-type="float">
            <text:p>0.002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6" calcext:value-type="float">
            <text:p>0.856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83475" calcext:value-type="float">
            <text:p>0.835</text:p>
          </table:table-cell>
          <table:table-cell office:value-type="float" office:value="0.015647483823286" calcext:value-type="float">
            <text:p>0.016</text:p>
          </table:table-cell>
          <table:table-cell table:style-name="ce12" office:value-type="float" office:value="0.85375" calcext:value-type="float">
            <text:p>0.854</text:p>
          </table:table-cell>
          <table:table-cell table:style-name="ce10" office:value-type="float" office:value="0.008003905296791" calcext:value-type="float">
            <text:p>0.008</text:p>
          </table:table-cell>
          <table:table-cell office:value-type="float" office:value="0.85075" calcext:value-type="float">
            <text:p>0.851</text:p>
          </table:table-cell>
          <table:table-cell office:value-type="float" office:value="0.0085055129181019" calcext:value-type="float">
            <text:p>0.009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5934010497561" calcext:value-type="float">
            <text:p>0.013</text:p>
          </table:table-cell>
          <table:table-cell table:style-name="ce31" table:formula="of:=MAX([.H14];[.J14];[.L14];[.N14];[.D14];[.F14])" office:value-type="float" office:value="0.856" calcext:value-type="float">
            <text:p>0.856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5375" calcext:value-type="float">
            <text:p>0.854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" calcext:value-type="float">
            <text:p>0.475</text:p>
          </table:table-cell>
          <table:table-cell office:value-type="float" office:value="0.0024999999999999" calcext:value-type="float">
            <text:p>0.002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55" calcext:value-type="float">
            <text:p>0.856</text:p>
          </table:table-cell>
          <table:table-cell office:value-type="float" office:value="0.0122027148618658" calcext:value-type="float">
            <text:p>0.01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4868896167048" calcext:value-type="float">
            <text:p>0.015</text:p>
          </table:table-cell>
          <table:table-cell table:style-name="ce12" office:value-type="float" office:value="0.85475" calcext:value-type="float">
            <text:p>0.855</text:p>
          </table:table-cell>
          <table:table-cell table:style-name="ce10" office:value-type="float" office:value="0.0111593570603328" calcext:value-type="float">
            <text:p>0.011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095443045844105" calcext:value-type="float">
            <text:p>0.010</text:p>
          </table:table-cell>
          <table:table-cell office:value-type="float" office:value="0.84925" calcext:value-type="float">
            <text:p>0.849</text:p>
          </table:table-cell>
          <table:table-cell office:value-type="float" office:value="0.0090398423658822" calcext:value-type="float">
            <text:p>0.009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89442719099991" calcext:value-type="float">
            <text:p>0.009</text:p>
          </table:table-cell>
          <table:table-cell table:style-name="ce31" table:formula="of:=MAX([.H15];[.J15];[.L15];[.N15];[.D15];[.F15])" office:value-type="float" office:value="0.8555" calcext:value-type="float">
            <text:p>0.856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85475" calcext:value-type="float">
            <text:p>0.855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25" calcext:value-type="float">
            <text:p>0.475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45" calcext:value-type="float">
            <text:p>0.475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25" calcext:value-type="float">
            <text:p>0.857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35669635512151" calcext:value-type="float">
            <text:p>0.014</text:p>
          </table:table-cell>
          <table:table-cell table:style-name="ce12" office:value-type="float" office:value="0.85525" calcext:value-type="float">
            <text:p>0.855</text:p>
          </table:table-cell>
          <table:table-cell table:style-name="ce10" office:value-type="float" office:value="0.0100545387760951" calcext:value-type="float">
            <text:p>0.010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05475115548644" calcext:value-type="float">
            <text:p>0.011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094620954338877" calcext:value-type="float">
            <text:p>0.009</text:p>
          </table:table-cell>
          <table:table-cell office:value-type="float" office:value="0.85075" calcext:value-type="float">
            <text:p>0.851</text:p>
          </table:table-cell>
          <table:table-cell office:value-type="float" office:value="0.0084131593352319" calcext:value-type="float">
            <text:p>0.008</text:p>
          </table:table-cell>
          <table:table-cell table:style-name="ce31" table:formula="of:=MAX([.H16];[.J16];[.L16];[.N16];[.D16];[.F16])" office:value-type="float" office:value="0.85725" calcext:value-type="float">
            <text:p>0.85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85525" calcext:value-type="float">
            <text:p>0.855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25" calcext:value-type="float">
            <text:p>0.475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16298006013006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" calcext:value-type="float">
            <text:p>0.857</text:p>
          </table:table-cell>
          <table:table-cell office:value-type="float" office:value="0.011476878931138" calcext:value-type="float">
            <text:p>0.011</text:p>
          </table:table-cell>
          <table:table-cell office:value-type="float" office:value="0.8325" calcext:value-type="float">
            <text:p>0.833</text:p>
          </table:table-cell>
          <table:table-cell office:value-type="float" office:value="0.01375" calcext:value-type="float">
            <text:p>0.014</text:p>
          </table:table-cell>
          <table:table-cell table:style-name="ce12" office:value-type="float" office:value="0.8565" calcext:value-type="float">
            <text:p>0.857</text:p>
          </table:table-cell>
          <table:table-cell table:style-name="ce10" office:value-type="float" office:value="0.0094124252985083" calcext:value-type="float">
            <text:p>0.009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086331483249159" calcext:value-type="float">
            <text:p>0.009</text:p>
          </table:table-cell>
          <table:table-cell office:value-type="float" office:value="0.84925" calcext:value-type="float">
            <text:p>0.849</text:p>
          </table:table-cell>
          <table:table-cell office:value-type="float" office:value="0.010701927396502" calcext:value-type="float">
            <text:p>0.011</text:p>
          </table:table-cell>
          <table:table-cell table:style-name="ce31" table:formula="of:=MAX([.H17];[.J17];[.L17];[.N17];[.D17];[.F17])" office:value-type="float" office:value="0.857" calcext:value-type="float">
            <text:p>0.85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8565" calcext:value-type="float">
            <text:p>0.857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25" calcext:value-type="float">
            <text:p>0.475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8957188610128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55" calcext:value-type="float">
            <text:p>0.855</text:p>
          </table:table-cell>
          <table:table-cell table:style-name="ce9" office:value-type="float" office:value="0.0092702481088696" calcext:value-type="float">
            <text:p>0.009</text:p>
          </table:table-cell>
          <table:table-cell table:style-name="ce8" office:value-type="float" office:value="0.82875" calcext:value-type="float">
            <text:p>0.829</text:p>
          </table:table-cell>
          <table:table-cell table:style-name="ce8" office:value-type="float" office:value="0.0135784756140002" calcext:value-type="float">
            <text:p>0.014</text:p>
          </table:table-cell>
          <table:table-cell table:style-name="ce11" office:value-type="float" office:value="0.85075" calcext:value-type="float">
            <text:p>0.851</text:p>
          </table:table-cell>
          <table:table-cell table:style-name="ce8" office:value-type="float" office:value="0.0140479090970863" calcext:value-type="float">
            <text:p>0.014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081681546263522" calcext:value-type="float">
            <text:p>0.008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1209984504033" calcext:value-type="float">
            <text:p>0.012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10184504355195" calcext:value-type="float">
            <text:p>0.011</text:p>
          </table:table-cell>
          <table:table-cell table:style-name="ce31" table:formula="of:=MAX([.H18];[.J18];[.L18];[.N18];[.D18];[.F18])" office:value-type="float" office:value="0.855" calcext:value-type="float">
            <text:p>0.855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5075" calcext:value-type="float">
            <text:p>0.851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7225" calcext:value-type="float">
            <text:p>0.472</text:p>
          </table:table-cell>
          <table:table-cell office:value-type="float" office:value="0.0078759920010117" calcext:value-type="float">
            <text:p>0.008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7099354235848" calcext:value-type="float">
            <text:p>0.00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875" calcext:value-type="float">
            <text:p>0.859</text:p>
          </table:table-cell>
          <table:table-cell table:style-name="ce10" office:value-type="float" office:value="0.0089704375590046" calcext:value-type="float">
            <text:p>0.00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1320855585509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095443045844105" calcext:value-type="float">
            <text:p>0.010</text:p>
          </table:table-cell>
          <table:table-cell office:value-type="float" office:value="0.8545" calcext:value-type="float">
            <text:p>0.855</text:p>
          </table:table-cell>
          <table:table-cell office:value-type="float" office:value="0.0158754921183565" calcext:value-type="float">
            <text:p>0.016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8387604925515" calcext:value-type="float">
            <text:p>0.012</text:p>
          </table:table-cell>
          <table:table-cell office:value-type="float" office:value="0.8485" calcext:value-type="float">
            <text:p>0.849</text:p>
          </table:table-cell>
          <table:table-cell office:value-type="float" office:value="0.0084502218905777" calcext:value-type="float">
            <text:p>0.008</text:p>
          </table:table-cell>
          <table:table-cell table:style-name="ce31" table:formula="of:=MAX([.H19];[.J19];[.L19];[.N19];[.D19];[.F19])" office:value-type="float" office:value="0.85875" calcext:value-type="float">
            <text:p>0.85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8545" calcext:value-type="float">
            <text:p>0.855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55" calcext:value-type="float">
            <text:p>0.476</text:p>
          </table:table-cell>
          <table:table-cell office:value-type="float" office:value="0.003010398644698" calcext:value-type="float">
            <text:p>0.003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25" calcext:value-type="float">
            <text:p>0.003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2707377655731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0111313184304465" calcext:value-type="float">
            <text:p>0.011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3287752625662" calcext:value-type="float">
            <text:p>0.013</text:p>
          </table:table-cell>
          <table:table-cell table:style-name="ce12" office:value-type="float" office:value="0.85425" calcext:value-type="float">
            <text:p>0.854</text:p>
          </table:table-cell>
          <table:table-cell office:value-type="float" office:value="0.0120739906410432" calcext:value-type="float">
            <text:p>0.012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0121642406257029" calcext:value-type="float">
            <text:p>0.012</text:p>
          </table:table-cell>
          <table:table-cell office:value-type="float" office:value="0.85625" calcext:value-type="float">
            <text:p>0.856</text:p>
          </table:table-cell>
          <table:table-cell office:value-type="float" office:value="0.0106800046816469" calcext:value-type="float">
            <text:p>0.011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375" calcext:value-type="float">
            <text:p>0.014</text:p>
          </table:table-cell>
          <table:table-cell table:style-name="ce31" table:formula="of:=MAX([.H20];[.J20];[.L20];[.N20];[.D20];[.F20])" office:value-type="float" office:value="0.85725" calcext:value-type="float">
            <text:p>0.85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2" calcext:value-type="string">
            <text:p>SPLIT2</text:p>
          </table:table-cell>
          <table:table-cell table:style-name="ce31" table:formula="of:=MAX([.J20];[.L20];[.N20];[.H20])" office:value-type="float" office:value="0.85725" calcext:value-type="float">
            <text:p>0.857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55" calcext:value-type="float">
            <text:p>0.476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15379807592143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26984250992002" calcext:value-type="float">
            <text:p>0.013</text:p>
          </table:table-cell>
          <table:table-cell table:style-name="ce12" office:value-type="float" office:value="0.8535" calcext:value-type="float">
            <text:p>0.854</text:p>
          </table:table-cell>
          <table:table-cell office:value-type="float" office:value="0.0137329439669722" calcext:value-type="float">
            <text:p>0.014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36530674209131" calcext:value-type="float">
            <text:p>0.014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30981868974296" calcext:value-type="float">
            <text:p>0.013</text:p>
          </table:table-cell>
          <table:table-cell table:style-name="ce31" table:formula="of:=MAX([.H21];[.J21];[.L21];[.N21];[.D21];[.F21])" office:value-type="float" office:value="0.85775" calcext:value-type="float">
            <text:p>0.858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57" calcext:value-type="float">
            <text:p>0.857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2707377655731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4812359163665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0324115189783" calcext:value-type="float">
            <text:p>0.013</text:p>
          </table:table-cell>
          <table:table-cell table:style-name="ce12" office:value-type="float" office:value="0.8545" calcext:value-type="float">
            <text:p>0.855</text:p>
          </table:table-cell>
          <table:table-cell office:value-type="float" office:value="0.012266570425347" calcext:value-type="float">
            <text:p>0.0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1963109176504" calcext:value-type="float">
            <text:p>0.012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535" calcext:value-type="float">
            <text:p>0.854</text:p>
          </table:table-cell>
          <table:table-cell office:value-type="float" office:value="0.0142357384775079" calcext:value-type="float">
            <text:p>0.014</text:p>
          </table:table-cell>
          <table:table-cell table:style-name="ce31" table:formula="of:=MAX([.H22];[.J22];[.L22];[.N22];[.D22];[.F22])" office:value-type="float" office:value="0.85775" calcext:value-type="float">
            <text:p>0.85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56" calcext:value-type="float">
            <text:p>0.856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2360679774997" calcext:value-type="float">
            <text:p>0.002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52" calcext:value-type="float">
            <text:p>0.852</text:p>
          </table:table-cell>
          <table:table-cell table:style-name="ce9" office:value-type="float" office:value="0.0122983738762488" calcext:value-type="float">
            <text:p>0.012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22027148618658" calcext:value-type="float">
            <text:p>0.012</text:p>
          </table:table-cell>
          <table:table-cell table:style-name="ce11" office:value-type="float" office:value="0.8445" calcext:value-type="float">
            <text:p>0.845</text:p>
          </table:table-cell>
          <table:table-cell table:style-name="ce8" office:value-type="float" office:value="0.0111663557170636" calcext:value-type="float">
            <text:p>0.01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7060347684432" calcext:value-type="float">
            <text:p>0.012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39921853189556" calcext:value-type="float">
            <text:p>0.01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56224997999679" calcext:value-type="float">
            <text:p>0.016</text:p>
          </table:table-cell>
          <table:table-cell table:style-name="ce31" table:formula="of:=MAX([.H23];[.J23];[.L23];[.N23];[.D23];[.F23])" office:value-type="float" office:value="0.852" calcext:value-type="float">
            <text:p>0.852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445" calcext:value-type="float">
            <text:p>0.845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4745" calcext:value-type="float">
            <text:p>0.475</text:p>
          </table:table-cell>
          <table:table-cell office:value-type="float" office:value="0.0028777161083053" calcext:value-type="float">
            <text:p>0.003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695" calcext:value-type="float">
            <text:p>0.470</text:p>
          </table:table-cell>
          <table:table-cell office:value-type="float" office:value="0.0096663074645906" calcext:value-type="float">
            <text:p>0.010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2601998352392" calcext:value-type="float">
            <text:p>0.012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51193171142085" calcext:value-type="float">
            <text:p>0.015</text:p>
          </table:table-cell>
          <table:table-cell table:style-name="ce12" office:value-type="float" office:value="0.8485" calcext:value-type="float">
            <text:p>0.849</text:p>
          </table:table-cell>
          <table:table-cell office:value-type="float" office:value="0.0084502218905778" calcext:value-type="float">
            <text:p>0.008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91600354802805" calcext:value-type="float">
            <text:p>0.009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35323686027243" calcext:value-type="float">
            <text:p>0.014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50416089564912" calcext:value-type="float">
            <text:p>0.015</text:p>
          </table:table-cell>
          <table:table-cell table:style-name="ce31" table:formula="of:=MAX([.H24];[.J24];[.L24];[.N24];[.D24];[.F24])" office:value-type="float" office:value="0.85775" calcext:value-type="float">
            <text:p>0.858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485" calcext:value-type="float">
            <text:p>0.849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" calcext:value-type="float">
            <text:p>0.475</text:p>
          </table:table-cell>
          <table:table-cell office:value-type="float" office:value="0.0026516504294495" calcext:value-type="float">
            <text:p>0.003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15309310892394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35" calcext:value-type="float">
            <text:p>0.474</text:p>
          </table:table-cell>
          <table:table-cell office:value-type="float" office:value="0.0033541019662496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84131593352319" calcext:value-type="float">
            <text:p>0.0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60711309496251" calcext:value-type="float">
            <text:p>0.016</text:p>
          </table:table-cell>
          <table:table-cell table:style-name="ce12" office:value-type="float" office:value="0.8475" calcext:value-type="float">
            <text:p>0.848</text:p>
          </table:table-cell>
          <table:table-cell office:value-type="float" office:value="0.0124058957757995" calcext:value-type="float">
            <text:p>0.012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090564005031" calcext:value-type="float">
            <text:p>0.016</text:p>
          </table:table-cell>
          <table:table-cell table:style-name="ce31" table:formula="of:=MAX([.H25];[.J25];[.L25];[.N25];[.D25];[.F25])" office:value-type="float" office:value="0.85925" calcext:value-type="float">
            <text:p>0.85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475" calcext:value-type="float">
            <text:p>0.848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4" calcext:value-type="float">
            <text:p>0.474</text:p>
          </table:table-cell>
          <table:table-cell office:value-type="float" office:value="0.0018540496217739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475" calcext:value-type="float">
            <text:p>0.855</text:p>
          </table:table-cell>
          <table:table-cell table:style-name="ce10" office:value-type="float" office:value="0.0115040753648435" calcext:value-type="float">
            <text:p>0.012</text:p>
          </table:table-cell>
          <table:table-cell office:value-type="float" office:value="0.83375" calcext:value-type="float">
            <text:p>0.834</text:p>
          </table:table-cell>
          <table:table-cell office:value-type="float" office:value="0.0133755840993954" calcext:value-type="float">
            <text:p>0.013</text:p>
          </table:table-cell>
          <table:table-cell table:style-name="ce12" office:value-type="float" office:value="0.84975" calcext:value-type="float">
            <text:p>0.850</text:p>
          </table:table-cell>
          <table:table-cell office:value-type="float" office:value="0.0098186684433277" calcext:value-type="float">
            <text:p>0.010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093374246984915" calcext:value-type="float">
            <text:p>0.009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4358157323708" calcext:value-type="float">
            <text:p>0.010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6041518069348" calcext:value-type="float">
            <text:p>0.015</text:p>
          </table:table-cell>
          <table:table-cell table:style-name="ce31" table:formula="of:=MAX([.H26];[.J26];[.L26];[.N26];[.D26];[.F26])" office:value-type="float" office:value="0.85475" calcext:value-type="float">
            <text:p>0.855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4975" calcext:value-type="float">
            <text:p>0.850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45" calcext:value-type="float">
            <text:p>0.475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55" calcext:value-type="float">
            <text:p>0.856</text:p>
          </table:table-cell>
          <table:table-cell table:style-name="ce10" office:value-type="float" office:value="0.0085055129181019" calcext:value-type="float">
            <text:p>0.0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6429328084902" calcext:value-type="float">
            <text:p>0.013</text:p>
          </table:table-cell>
          <table:table-cell table:style-name="ce12" office:value-type="float" office:value="0.84675" calcext:value-type="float">
            <text:p>0.847</text:p>
          </table:table-cell>
          <table:table-cell office:value-type="float" office:value="0.0123300952956577" calcext:value-type="float">
            <text:p>0.012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092533777616608" calcext:value-type="float">
            <text:p>0.00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37329439669723" calcext:value-type="float">
            <text:p>0.014</text:p>
          </table:table-cell>
          <table:table-cell table:style-name="ce31" table:formula="of:=MAX([.H27];[.J27];[.L27];[.N27];[.D27];[.F27])" office:value-type="float" office:value="0.8555" calcext:value-type="float">
            <text:p>0.85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4675" calcext:value-type="float">
            <text:p>0.847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45" calcext:value-type="float">
            <text:p>0.475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18540496217738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6298006013006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5625" calcext:value-type="float">
            <text:p>0.856</text:p>
          </table:table-cell>
          <table:table-cell table:style-name="ce9" office:value-type="float" office:value="0.0091429617739548" calcext:value-type="float">
            <text:p>0.009</text:p>
          </table:table-cell>
          <table:table-cell table:style-name="ce8" office:value-type="float" office:value="0.83075" calcext:value-type="float">
            <text:p>0.831</text:p>
          </table:table-cell>
          <table:table-cell table:style-name="ce8" office:value-type="float" office:value="0.0114086042091046" calcext:value-type="float">
            <text:p>0.011</text:p>
          </table:table-cell>
          <table:table-cell table:style-name="ce11" office:value-type="float" office:value="0.855" calcext:value-type="float">
            <text:p>0.855</text:p>
          </table:table-cell>
          <table:table-cell table:style-name="ce8" office:value-type="float" office:value="0.0105697090783048" calcext:value-type="float">
            <text:p>0.011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047269176002972" calcext:value-type="float">
            <text:p>0.005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0110042605385368" calcext:value-type="float">
            <text:p>0.011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059686681931567" calcext:value-type="float">
            <text:p>0.006</text:p>
          </table:table-cell>
          <table:table-cell table:style-name="ce31" table:formula="of:=MAX([.H28];[.J28];[.L28];[.N28];[.D28];[.F28])" office:value-type="float" office:value="0.85625" calcext:value-type="float">
            <text:p>0.85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8555" calcext:value-type="float">
            <text:p>0.856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7475" calcext:value-type="float">
            <text:p>0.475</text:p>
          </table:table-cell>
          <table:table-cell office:value-type="float" office:value="0.0018540496217739" calcext:value-type="float">
            <text:p>0.002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90829510622924" calcext:value-type="float">
            <text:p>0.0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15717868110331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3846254006048" calcext:value-type="float">
            <text:p>0.014</text:p>
          </table:table-cell>
          <table:table-cell office:value-type="float" office:value="0.85425" calcext:value-type="float">
            <text:p>0.854</text:p>
          </table:table-cell>
          <table:table-cell office:value-type="float" office:value="0.0111313184304465" calcext:value-type="float">
            <text:p>0.011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089878390061237" calcext:value-type="float">
            <text:p>0.009</text:p>
          </table:table-cell>
          <table:table-cell table:style-name="ce31" table:formula="of:=MAX([.H29];[.J29];[.L29];[.N29];[.D29];[.F29])" office:value-type="float" office:value="0.8595" calcext:value-type="float">
            <text:p>0.860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5425" calcext:value-type="float">
            <text:p>0.854</text:p>
          </table:table-cell>
          <table:table-cell table:style-name="ce33" table:formula="of:=IF([.R29]=[.H29];[.$H$1];IF([.R29]=[.J29];[.$J$1];IF([.R29]=[.L29];[.$L$1];IF([.R29]=[.N2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32355447763861" calcext:value-type="float">
            <text:p>0.003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2" calcext:value-type="float">
            <text:p>0.862</text:p>
          </table:table-cell>
          <table:table-cell table:style-name="ce10" office:value-type="float" office:value="0.0094620954338877" calcext:value-type="float">
            <text:p>0.009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24812359163665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10170422803404" calcext:value-type="float">
            <text:p>0.010</text:p>
          </table:table-cell>
          <table:table-cell office:value-type="float" office:value="0.85675" calcext:value-type="float">
            <text:p>0.857</text:p>
          </table:table-cell>
          <table:table-cell office:value-type="float" office:value="0.0142137697321998" calcext:value-type="float">
            <text:p>0.014</text:p>
          </table:table-cell>
          <table:table-cell office:value-type="float" office:value="0.85425" calcext:value-type="float">
            <text:p>0.854</text:p>
          </table:table-cell>
          <table:table-cell office:value-type="float" office:value="0.0117127067751224" calcext:value-type="float">
            <text:p>0.012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113674425443896" calcext:value-type="float">
            <text:p>0.011</text:p>
          </table:table-cell>
          <table:table-cell table:style-name="ce31" table:formula="of:=MAX([.H30];[.J30];[.L30];[.N30];[.D30];[.F30])" office:value-type="float" office:value="0.862" calcext:value-type="float">
            <text:p>0.862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5725" calcext:value-type="float">
            <text:p>0.857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32355447763861" calcext:value-type="float">
            <text:p>0.003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4366985862022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075" calcext:value-type="float">
            <text:p>0.861</text:p>
          </table:table-cell>
          <table:table-cell table:style-name="ce10" office:value-type="float" office:value="0.0096258116540892" calcext:value-type="float">
            <text:p>0.010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0875718367078" calcext:value-type="float">
            <text:p>0.011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2449310435503" calcext:value-type="float">
            <text:p>0.009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57470235282735" calcext:value-type="float">
            <text:p>0.016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20351049019108" calcext:value-type="float">
            <text:p>0.012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20091111244754" calcext:value-type="float">
            <text:p>0.012</text:p>
          </table:table-cell>
          <table:table-cell table:style-name="ce31" table:formula="of:=MAX([.H31];[.J31];[.L31];[.N31];[.D31];[.F31])" office:value-type="float" office:value="0.86075" calcext:value-type="float">
            <text:p>0.861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565" calcext:value-type="float">
            <text:p>0.857</text:p>
          </table:table-cell>
          <table:table-cell table:style-name="ce33" table:formula="of:=IF([.R31]=[.H31];[.$H$1];IF([.R31]=[.J31];[.$J$1];IF([.R31]=[.L31];[.$L$1];IF([.R31]=[.N3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4366985862022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175" calcext:value-type="float">
            <text:p>0.862</text:p>
          </table:table-cell>
          <table:table-cell table:style-name="ce10" office:value-type="float" office:value="0.0090398423658822" calcext:value-type="float">
            <text:p>0.009</text:p>
          </table:table-cell>
          <table:table-cell office:value-type="float" office:value="0.83775" calcext:value-type="float">
            <text:p>0.838</text:p>
          </table:table-cell>
          <table:table-cell office:value-type="float" office:value="0.0124184842070198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097387755903912" calcext:value-type="float">
            <text:p>0.010</text:p>
          </table:table-cell>
          <table:table-cell office:value-type="float" office:value="0.85475" calcext:value-type="float">
            <text:p>0.855</text:p>
          </table:table-cell>
          <table:table-cell office:value-type="float" office:value="0.0132994360782703" calcext:value-type="float">
            <text:p>0.013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41807528008917" calcext:value-type="float">
            <text:p>0.014</text:p>
          </table:table-cell>
          <table:table-cell office:value-type="float" office:value="0.85125" calcext:value-type="float">
            <text:p>0.851</text:p>
          </table:table-cell>
          <table:table-cell office:value-type="float" office:value="0.0096014321848357" calcext:value-type="float">
            <text:p>0.010</text:p>
          </table:table-cell>
          <table:table-cell table:style-name="ce31" table:formula="of:=MAX([.H32];[.J32];[.L32];[.N32];[.D32];[.F32])" office:value-type="float" office:value="0.86175" calcext:value-type="float">
            <text:p>0.862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5725" calcext:value-type="float">
            <text:p>0.857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4366985862022" calcext:value-type="float">
            <text:p>0.002</text:p>
          </table:table-cell>
          <table:table-cell office:value-type="float" office:value="0.4755" calcext:value-type="float">
            <text:p>0.476</text:p>
          </table:table-cell>
          <table:table-cell office:value-type="float" office:value="0.0024366985862022" calcext:value-type="float">
            <text:p>0.002</text:p>
          </table:table-cell>
          <table:table-cell office:value-type="float" office:value="0.47575" calcext:value-type="float">
            <text:p>0.476</text:p>
          </table:table-cell>
          <table:table-cell office:value-type="float" office:value="0.0025920551691659" calcext:value-type="float">
            <text:p>0.00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6075" calcext:value-type="float">
            <text:p>0.861</text:p>
          </table:table-cell>
          <table:table-cell table:style-name="ce9" office:value-type="float" office:value="0.008687275176947" calcext:value-type="float">
            <text:p>0.009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14361406616345" calcext:value-type="float">
            <text:p>0.014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8" office:value-type="float" office:value="0.0135092560861063" calcext:value-type="float">
            <text:p>0.014</text:p>
          </table:table-cell>
          <table:table-cell office:value-type="float" office:value="0.85375" calcext:value-type="float">
            <text:p>0.854</text:p>
          </table:table-cell>
          <table:table-cell office:value-type="float" office:value="0.0091429617739548" calcext:value-type="float">
            <text:p>0.009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6946248181037" calcext:value-type="float">
            <text:p>0.011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07531185165696" calcext:value-type="float">
            <text:p>0.008</text:p>
          </table:table-cell>
          <table:table-cell table:style-name="ce31" table:formula="of:=MAX([.H33];[.J33];[.L33];[.N33];[.D33];[.F33])" office:value-type="float" office:value="0.86075" calcext:value-type="float">
            <text:p>0.86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5375" calcext:value-type="float">
            <text:p>0.854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68" calcext:value-type="float">
            <text:p>0.468</text:p>
          </table:table-cell>
          <table:table-cell office:value-type="float" office:value="0.0087767448407709" calcext:value-type="float">
            <text:p>0.009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6475" calcext:value-type="float">
            <text:p>0.465</text:p>
          </table:table-cell>
          <table:table-cell office:value-type="float" office:value="0.015647483823286" calcext:value-type="float">
            <text:p>0.016</text:p>
          </table:table-cell>
          <table:table-cell office:value-type="float" office:value="0.47" calcext:value-type="float">
            <text:p>0.470</text:p>
          </table:table-cell>
          <table:table-cell office:value-type="float" office:value="0.0093541434669348" calcext:value-type="float">
            <text:p>0.00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80816149376222" calcext:value-type="float">
            <text:p>0.008</text:p>
          </table:table-cell>
          <table:table-cell office:value-type="float" office:value="0.8265" calcext:value-type="float">
            <text:p>0.827</text:p>
          </table:table-cell>
          <table:table-cell office:value-type="float" office:value="0.0149843668534909" calcext:value-type="float">
            <text:p>0.015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114222918015606" calcext:value-type="float">
            <text:p>0.011</text:p>
          </table:table-cell>
          <table:table-cell office:value-type="float" office:value="0.8545" calcext:value-type="float">
            <text:p>0.855</text:p>
          </table:table-cell>
          <table:table-cell office:value-type="float" office:value="0.0100234100983646" calcext:value-type="float">
            <text:p>0.010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07746809697549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8998546503438" calcext:value-type="float">
            <text:p>0.013</text:p>
          </table:table-cell>
          <table:table-cell table:style-name="ce31" table:formula="of:=MAX([.H34];[.J34];[.L34];[.N34];[.D34];[.F34])" office:value-type="float" office:value="0.8595" calcext:value-type="float">
            <text:p>0.860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575" calcext:value-type="float">
            <text:p>0.858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605" calcext:value-type="float">
            <text:p>0.461</text:p>
          </table:table-cell>
          <table:table-cell office:value-type="float" office:value="0.0152223109283708" calcext:value-type="float">
            <text:p>0.015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685" calcext:value-type="float">
            <text:p>0.469</text:p>
          </table:table-cell>
          <table:table-cell office:value-type="float" office:value="0.0125124937562422" calcext:value-type="float">
            <text:p>0.013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16298006013006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61" calcext:value-type="float">
            <text:p>0.861</text:p>
          </table:table-cell>
          <table:table-cell table:style-name="ce10" office:value-type="float" office:value="0.0076750407165043" calcext:value-type="float">
            <text:p>0.0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35034717758063" calcext:value-type="float">
            <text:p>0.014</text:p>
          </table:table-cell>
          <table:table-cell table:style-name="ce12" office:value-type="float" office:value="0.85775" calcext:value-type="float">
            <text:p>0.858</text:p>
          </table:table-cell>
          <table:table-cell office:value-type="float" office:value="0.0085421747816349" calcext:value-type="float">
            <text:p>0.009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22027148618657" calcext:value-type="float">
            <text:p>0.012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090311959340942" calcext:value-type="float">
            <text:p>0.009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40423466699836" calcext:value-type="float">
            <text:p>0.014</text:p>
          </table:table-cell>
          <table:table-cell table:style-name="ce31" table:formula="of:=MAX([.H35];[.J35];[.L35];[.N35];[.D35];[.F35])" office:value-type="float" office:value="0.861" calcext:value-type="float">
            <text:p>0.861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5775" calcext:value-type="float">
            <text:p>0.85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 office:value-type="float" office:value="0.015637495003996" calcext:value-type="float">
            <text:p>0.016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16298006013006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" calcext:value-type="float">
            <text:p>0.859</text:p>
          </table:table-cell>
          <table:table-cell table:style-name="ce10" office:value-type="float" office:value="0.0065788486834703" calcext:value-type="float">
            <text:p>0.007</text:p>
          </table:table-cell>
          <table:table-cell office:value-type="float" office:value="0.8305" calcext:value-type="float">
            <text:p>0.831</text:p>
          </table:table-cell>
          <table:table-cell office:value-type="float" office:value="0.0139921853189556" calcext:value-type="float">
            <text:p>0.014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090571104663684" calcext:value-type="float">
            <text:p>0.009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119111292495715" calcext:value-type="float">
            <text:p>0.012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0285001215362" calcext:value-type="float">
            <text:p>0.010</text:p>
          </table:table-cell>
          <table:table-cell table:style-name="ce31" table:formula="of:=MAX([.H36];[.J36];[.L36];[.N36];[.D36];[.F36])" office:value-type="float" office:value="0.859" calcext:value-type="float">
            <text:p>0.859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8575" calcext:value-type="float">
            <text:p>0.85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6575" calcext:value-type="float">
            <text:p>0.466</text:p>
          </table:table-cell>
          <table:table-cell office:value-type="float" office:value="0.0139362387321687" calcext:value-type="float">
            <text:p>0.014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16298006013006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51234753829798" calcext:value-type="float">
            <text:p>0.00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6973325759506" calcext:value-type="float">
            <text:p>0.016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1172912644052" calcext:value-type="float">
            <text:p>0.009</text:p>
          </table:table-cell>
          <table:table-cell office:value-type="float" office:value="0.8535" calcext:value-type="float">
            <text:p>0.854</text:p>
          </table:table-cell>
          <table:table-cell office:value-type="float" office:value="0.013846254006048" calcext:value-type="float">
            <text:p>0.014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20026038841578" calcext:value-type="float">
            <text:p>0.012</text:p>
          </table:table-cell>
          <table:table-cell table:style-name="ce31" table:formula="of:=MAX([.H37];[.J37];[.L37];[.N37];[.D37];[.F37])" office:value-type="float" office:value="0.85925" calcext:value-type="float">
            <text:p>0.859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565" calcext:value-type="float">
            <text:p>0.857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685" calcext:value-type="float">
            <text:p>0.469</text:p>
          </table:table-cell>
          <table:table-cell office:value-type="float" office:value="0.0146682054117059" calcext:value-type="float">
            <text:p>0.015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405" calcext:value-type="float">
            <text:p>0.841</text:p>
          </table:table-cell>
          <table:table-cell table:style-name="ce8" office:value-type="float" office:value="0.0139921853189557" calcext:value-type="float">
            <text:p>0.014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0136244265934386" calcext:value-type="float">
            <text:p>0.014</text:p>
          </table:table-cell>
          <table:table-cell table:style-name="ce11" office:value-type="float" office:value="0.84025" calcext:value-type="float">
            <text:p>0.840</text:p>
          </table:table-cell>
          <table:table-cell table:style-name="ce9" office:value-type="float" office:value="0.0137897153705216" calcext:value-type="float">
            <text:p>0.014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06286758347406" calcext:value-type="float">
            <text:p>0.01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47478812037526" calcext:value-type="float">
            <text:p>0.015</text:p>
          </table:table-cell>
          <table:table-cell office:value-type="float" office:value="0.83625" calcext:value-type="float">
            <text:p>0.836</text:p>
          </table:table-cell>
          <table:table-cell office:value-type="float" office:value="0.0122474487139159" calcext:value-type="float">
            <text:p>0.012</text:p>
          </table:table-cell>
          <table:table-cell table:style-name="ce31" table:formula="of:=MAX([.H38];[.J38];[.L38];[.N38];[.D38];[.F38])" office:value-type="float" office:value="0.8455" calcext:value-type="float">
            <text:p>0.84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2" calcext:value-type="string">
            <text:p>SPLIT2</text:p>
          </table:table-cell>
          <table:table-cell table:style-name="ce31" table:formula="of:=MAX([.J38];[.L38];[.N38];[.H38])" office:value-type="float" office:value="0.8455" calcext:value-type="float">
            <text:p>0.846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7475" calcext:value-type="float">
            <text:p>0.475</text:p>
          </table:table-cell>
          <table:table-cell office:value-type="float" office:value="0.0051841103383319" calcext:value-type="float">
            <text:p>0.005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29843340965783" calcext:value-type="float">
            <text:p>0.003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38527587518556" calcext:value-type="float">
            <text:p>0.00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025" calcext:value-type="float">
            <text:p>0.840</text:p>
          </table:table-cell>
          <table:table-cell office:value-type="float" office:value="0.01209984504033" calcext:value-type="float">
            <text:p>0.012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7168687183598" calcext:value-type="float">
            <text:p>0.013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093791657411519" calcext:value-type="float">
            <text:p>0.009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12846688032923" calcext:value-type="float">
            <text:p>0.011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15447498890187" calcext:value-type="float">
            <text:p>0.012</text:p>
          </table:table-cell>
          <table:table-cell table:style-name="ce31" table:formula="of:=MAX([.H39];[.J39];[.L39];[.N39];[.D39];[.F39])" office:value-type="float" office:value="0.84725" calcext:value-type="float">
            <text:p>0.84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845" calcext:value-type="float">
            <text:p>0.845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75" calcext:value-type="float">
            <text:p>0.476</text:p>
          </table:table-cell>
          <table:table-cell office:value-type="float" office:value="0.0054914706591221" calcext:value-type="float">
            <text:p>0.005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44546324203013" calcext:value-type="float">
            <text:p>0.004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23385358667337" calcext:value-type="float">
            <text:p>0.0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50775240028974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" calcext:value-type="float">
            <text:p>0.847</text:p>
          </table:table-cell>
          <table:table-cell office:value-type="float" office:value="0.0125187359585542" calcext:value-type="float">
            <text:p>0.013</text:p>
          </table:table-cell>
          <table:table-cell office:value-type="float" office:value="0.84" calcext:value-type="float">
            <text:p>0.840</text:p>
          </table:table-cell>
          <table:table-cell office:value-type="float" office:value="0.014496766880929" calcext:value-type="float">
            <text:p>0.014</text:p>
          </table:table-cell>
          <table:table-cell table:style-name="ce12" office:value-type="float" office:value="0.8445" calcext:value-type="float">
            <text:p>0.845</text:p>
          </table:table-cell>
          <table:table-cell table:style-name="ce10" office:value-type="float" office:value="0.0096258116540892" calcext:value-type="float">
            <text:p>0.010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86331483249159" calcext:value-type="float">
            <text:p>0.009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305419054595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09945162140458" calcext:value-type="float">
            <text:p>0.010</text:p>
          </table:table-cell>
          <table:table-cell table:style-name="ce31" table:formula="of:=MAX([.H40];[.J40];[.L40];[.N40];[.D40];[.F40])" office:value-type="float" office:value="0.847" calcext:value-type="float">
            <text:p>0.847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8455" calcext:value-type="float">
            <text:p>0.846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525" calcext:value-type="float">
            <text:p>0.475</text:p>
          </table:table-cell>
          <table:table-cell office:value-type="float" office:value="0.005548085255293" calcext:value-type="float">
            <text:p>0.006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44546324203013" calcext:value-type="float">
            <text:p>0.004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41079191812887" calcext:value-type="float">
            <text:p>0.004</text:p>
          </table:table-cell>
          <table:table-cell office:value-type="float" office:value="0.47525" calcext:value-type="float">
            <text:p>0.475</text:p>
          </table:table-cell>
          <table:table-cell office:value-type="float" office:value="0.0047925723781701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37044700736657" calcext:value-type="float">
            <text:p>0.014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14086042091046" calcext:value-type="float">
            <text:p>0.011</text:p>
          </table:table-cell>
          <table:table-cell table:style-name="ce12" office:value-type="float" office:value="0.84425" calcext:value-type="float">
            <text:p>0.844</text:p>
          </table:table-cell>
          <table:table-cell table:style-name="ce10" office:value-type="float" office:value="0.0109187339009612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5447498890188" calcext:value-type="float">
            <text:p>0.012</text:p>
          </table:table-cell>
          <table:table-cell office:value-type="float" office:value="0.84275" calcext:value-type="float">
            <text:p>0.843</text:p>
          </table:table-cell>
          <table:table-cell office:value-type="float" office:value="0.0098186684433277" calcext:value-type="float">
            <text:p>0.010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76750407165043" calcext:value-type="float">
            <text:p>0.008</text:p>
          </table:table-cell>
          <table:table-cell table:style-name="ce31" table:formula="of:=MAX([.H41];[.J41];[.L41];[.N41];[.D41];[.F41])" office:value-type="float" office:value="0.84725" calcext:value-type="float">
            <text:p>0.84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8455" calcext:value-type="float">
            <text:p>0.846</text:p>
          </table:table-cell>
          <table:table-cell table:style-name="ce33" table:formula="of:=IF([.R41]=[.H41];[.$H$1];IF([.R41]=[.J41];[.$J$1];IF([.R41]=[.L41];[.$L$1];IF([.R41]=[.N4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005548085255293" calcext:value-type="float">
            <text:p>0.006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44546324203013" calcext:value-type="float">
            <text:p>0.004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51841103383319" calcext:value-type="float">
            <text:p>0.005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875" calcext:value-type="float">
            <text:p>0.849</text:p>
          </table:table-cell>
          <table:table-cell office:value-type="float" office:value="0.0124373429638327" calcext:value-type="float">
            <text:p>0.012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14359630114826" calcext:value-type="float">
            <text:p>0.011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0869247536335" calcext:value-type="float">
            <text:p>0.01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194306588619" calcext:value-type="float">
            <text:p>0.0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8979164474146" calcext:value-type="float">
            <text:p>0.010</text:p>
          </table:table-cell>
          <table:table-cell office:value-type="float" office:value="0.84425" calcext:value-type="float">
            <text:p>0.844</text:p>
          </table:table-cell>
          <table:table-cell office:value-type="float" office:value="0.0092110667134702" calcext:value-type="float">
            <text:p>0.009</text:p>
          </table:table-cell>
          <table:table-cell table:style-name="ce31" table:formula="of:=MAX([.H42];[.J42];[.L42];[.N42];[.D42];[.F42])" office:value-type="float" office:value="0.84875" calcext:value-type="float">
            <text:p>0.84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846" calcext:value-type="float">
            <text:p>0.846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735" calcext:value-type="float">
            <text:p>0.474</text:p>
          </table:table-cell>
          <table:table-cell office:value-type="float" office:value="0.0018540496217739" calcext:value-type="float">
            <text:p>0.0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35355339059327" calcext:value-type="float">
            <text:p>0.004</text:p>
          </table:table-cell>
          <table:table-cell office:value-type="float" office:value="0.47475" calcext:value-type="float">
            <text:p>0.475</text:p>
          </table:table-cell>
          <table:table-cell office:value-type="float" office:value="0.0051841103383319" calcext:value-type="float">
            <text:p>0.005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20539595906443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525" calcext:value-type="float">
            <text:p>0.853</text:p>
          </table:table-cell>
          <table:table-cell table:style-name="ce9" office:value-type="float" office:value="0.0099215674164921" calcext:value-type="float">
            <text:p>0.010</text:p>
          </table:table-cell>
          <table:table-cell table:style-name="ce8" office:value-type="float" office:value="0.82625" calcext:value-type="float">
            <text:p>0.826</text:p>
          </table:table-cell>
          <table:table-cell table:style-name="ce8" office:value-type="float" office:value="0.0127168687183598" calcext:value-type="float">
            <text:p>0.013</text:p>
          </table:table-cell>
          <table:table-cell table:style-name="ce19" office:value-type="float" office:value="0.8485" calcext:value-type="float">
            <text:p>0.849</text:p>
          </table:table-cell>
          <table:table-cell table:style-name="ce8" office:value-type="float" office:value="0.0130324115189783" calcext:value-type="float">
            <text:p>0.013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30324115189784" calcext:value-type="float">
            <text:p>0.013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58705702481038" calcext:value-type="float">
            <text:p>0.016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1704228034039" calcext:value-type="float">
            <text:p>0.010</text:p>
          </table:table-cell>
          <table:table-cell table:style-name="ce31" table:formula="of:=MAX([.H43];[.J43];[.L43];[.N43];[.D43];[.F43])" office:value-type="float" office:value="0.8525" calcext:value-type="float">
            <text:p>0.85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849" calcext:value-type="float">
            <text:p>0.849</text:p>
          </table:table-cell>
          <table:table-cell table:style-name="ce33" table:formula="of:=IF([.R43]=[.H43];[.$H$1];IF([.R43]=[.J43];[.$J$1];IF([.R43]=[.L43];[.$L$1];IF([.R43]=[.N4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46975" calcext:value-type="float">
            <text:p>0.470</text:p>
          </table:table-cell>
          <table:table-cell office:value-type="float" office:value="0.0133872607354902" calcext:value-type="float">
            <text:p>0.013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42938910093294" calcext:value-type="float">
            <text:p>0.004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17677669529663" calcext:value-type="float">
            <text:p>0.002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6298006013007" calcext:value-type="float">
            <text:p>0.00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5025" calcext:value-type="float">
            <text:p>0.850</text:p>
          </table:table-cell>
          <table:table-cell table:style-name="ce10" office:value-type="float" office:value="0.0071479892277479" calcext:value-type="float">
            <text:p>0.0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9843668534909" calcext:value-type="float">
            <text:p>0.015</text:p>
          </table:table-cell>
          <table:table-cell table:style-name="ce20" office:value-type="float" office:value="0.855" calcext:value-type="float">
            <text:p>0.855</text:p>
          </table:table-cell>
          <table:table-cell office:value-type="float" office:value="0.0101934415189375" calcext:value-type="float">
            <text:p>0.010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75223072110952" calcext:value-type="float">
            <text:p>0.018</text:p>
          </table:table-cell>
          <table:table-cell office:value-type="float" office:value="0.85" calcext:value-type="float">
            <text:p>0.850</text:p>
          </table:table-cell>
          <table:table-cell office:value-type="float" office:value="0.0139754248593737" calcext:value-type="float">
            <text:p>0.014</text:p>
          </table:table-cell>
          <table:table-cell office:value-type="float" office:value="0.8485" calcext:value-type="float">
            <text:p>0.849</text:p>
          </table:table-cell>
          <table:table-cell office:value-type="float" office:value="0.0142082722383828" calcext:value-type="float">
            <text:p>0.014</text:p>
          </table:table-cell>
          <table:table-cell table:style-name="ce31" table:formula="of:=MAX([.H44];[.J44];[.L44];[.N44];[.D44];[.F44])" office:value-type="float" office:value="0.855" calcext:value-type="float">
            <text:p>0.855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855" calcext:value-type="float">
            <text:p>0.855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" calcext:value-type="float">
            <text:p>0.470</text:p>
          </table:table-cell>
          <table:table-cell office:value-type="float" office:value="0.0113536888278656" calcext:value-type="float">
            <text:p>0.01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0024044230077089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51" calcext:value-type="float">
            <text:p>0.851</text:p>
          </table:table-cell>
          <table:table-cell table:style-name="ce10" office:value-type="float" office:value="0.0077257685701812" calcext:value-type="float">
            <text:p>0.008</text:p>
          </table:table-cell>
          <table:table-cell office:value-type="float" office:value="0.83025" calcext:value-type="float">
            <text:p>0.830</text:p>
          </table:table-cell>
          <table:table-cell office:value-type="float" office:value="0.0146682054117059" calcext:value-type="float">
            <text:p>0.015</text:p>
          </table:table-cell>
          <table:table-cell table:style-name="ce20" office:value-type="float" office:value="0.85325" calcext:value-type="float">
            <text:p>0.853</text:p>
          </table:table-cell>
          <table:table-cell office:value-type="float" office:value="0.0127659214316868" calcext:value-type="float">
            <text:p>0.013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31695671910658" calcext:value-type="float">
            <text:p>0.013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4687108395374" calcext:value-type="float">
            <text:p>0.012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122983738762488" calcext:value-type="float">
            <text:p>0.012</text:p>
          </table:table-cell>
          <table:table-cell table:style-name="ce31" table:formula="of:=MAX([.H45];[.J45];[.L45];[.N45];[.D45];[.F45])" office:value-type="float" office:value="0.85325" calcext:value-type="float">
            <text:p>0.853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COMBO" calcext:value-type="string">
            <text:p>COMBO</text:p>
          </table:table-cell>
          <table:table-cell table:style-name="ce31" table:formula="of:=MAX([.J45];[.L45];[.N45];[.H45])" office:value-type="float" office:value="0.85325" calcext:value-type="float">
            <text:p>0.853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025" calcext:value-type="float">
            <text:p>0.470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375" calcext:value-type="float">
            <text:p>0.474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5275" calcext:value-type="float">
            <text:p>0.853</text:p>
          </table:table-cell>
          <table:table-cell table:style-name="ce10" office:value-type="float" office:value="0.0087231731611838" calcext:value-type="float">
            <text:p>0.009</text:p>
          </table:table-cell>
          <table:table-cell office:value-type="float" office:value="0.8315" calcext:value-type="float">
            <text:p>0.832</text:p>
          </table:table-cell>
          <table:table-cell office:value-type="float" office:value="0.0156724280186574" calcext:value-type="float">
            <text:p>0.016</text:p>
          </table:table-cell>
          <table:table-cell table:style-name="ce20" office:value-type="float" office:value="0.85375" calcext:value-type="float">
            <text:p>0.854</text:p>
          </table:table-cell>
          <table:table-cell office:value-type="float" office:value="0.0122155126785575" calcext:value-type="float">
            <text:p>0.0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9362387321687" calcext:value-type="float">
            <text:p>0.014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10875718367078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08613419981143" calcext:value-type="float">
            <text:p>0.011</text:p>
          </table:table-cell>
          <table:table-cell table:style-name="ce31" table:formula="of:=MAX([.H46];[.J46];[.L46];[.N46];[.D46];[.F46])" office:value-type="float" office:value="0.85375" calcext:value-type="float">
            <text:p>0.85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5375" calcext:value-type="float">
            <text:p>0.854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075" calcext:value-type="float">
            <text:p>0.471</text:p>
          </table:table-cell>
          <table:table-cell office:value-type="float" office:value="0.0097066343291585" calcext:value-type="float">
            <text:p>0.01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425" calcext:value-type="float">
            <text:p>0.474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5175" calcext:value-type="float">
            <text:p>0.852</text:p>
          </table:table-cell>
          <table:table-cell table:style-name="ce10" office:value-type="float" office:value="0.0091258561242219" calcext:value-type="float">
            <text:p>0.009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46735305908291" calcext:value-type="float">
            <text:p>0.015</text:p>
          </table:table-cell>
          <table:table-cell table:style-name="ce20" office:value-type="float" office:value="0.854" calcext:value-type="float">
            <text:p>0.854</text:p>
          </table:table-cell>
          <table:table-cell office:value-type="float" office:value="0.0112291473407378" calcext:value-type="float">
            <text:p>0.011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127598001551748" calcext:value-type="float">
            <text:p>0.013</text:p>
          </table:table-cell>
          <table:table-cell office:value-type="float" office:value="0.8505" calcext:value-type="float">
            <text:p>0.851</text:p>
          </table:table-cell>
          <table:table-cell office:value-type="float" office:value="0.0098662936303356" calcext:value-type="float">
            <text:p>0.010</text:p>
          </table:table-cell>
          <table:table-cell office:value-type="float" office:value="0.85" calcext:value-type="float">
            <text:p>0.850</text:p>
          </table:table-cell>
          <table:table-cell office:value-type="float" office:value="0.0111803398874989" calcext:value-type="float">
            <text:p>0.011</text:p>
          </table:table-cell>
          <table:table-cell table:style-name="ce31" table:formula="of:=MAX([.H47];[.J47];[.L47];[.N47];[.D47];[.F47])" office:value-type="float" office:value="0.854" calcext:value-type="float">
            <text:p>0.854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854" calcext:value-type="float">
            <text:p>0.854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755" calcext:value-type="float">
            <text:p>0.476</text:p>
          </table:table-cell>
          <table:table-cell office:value-type="float" office:value="0.0022707377655731" calcext:value-type="float">
            <text:p>0.0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9764235376052" calcext:value-type="float">
            <text:p>0.002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16770509831248" calcext:value-type="float">
            <text:p>0.002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375" calcext:value-type="float">
            <text:p>0.838</text:p>
          </table:table-cell>
          <table:table-cell table:style-name="ce9" office:value-type="float" office:value="0.0090571104663683" calcext:value-type="float">
            <text:p>0.009</text:p>
          </table:table-cell>
          <table:table-cell table:style-name="ce8" office:value-type="float" office:value="0.821" calcext:value-type="float">
            <text:p>0.821</text:p>
          </table:table-cell>
          <table:table-cell table:style-name="ce8" office:value-type="float" office:value="0.0158212673322967" calcext:value-type="float">
            <text:p>0.016</text:p>
          </table:table-cell>
          <table:table-cell table:style-name="ce19" office:value-type="float" office:value="0.84675" calcext:value-type="float">
            <text:p>0.847</text:p>
          </table:table-cell>
          <table:table-cell table:style-name="ce8" office:value-type="float" office:value="0.009295496221289" calcext:value-type="float">
            <text:p>0.009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04432992871026" calcext:value-type="float">
            <text:p>0.010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088122783660072" calcext:value-type="float">
            <text:p>0.009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41586987396441" calcext:value-type="float">
            <text:p>0.014</text:p>
          </table:table-cell>
          <table:table-cell table:style-name="ce31" table:formula="of:=MAX([.H48];[.J48];[.L48];[.N48];[.D48];[.F48])" office:value-type="float" office:value="0.85025" calcext:value-type="float">
            <text:p>0.850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4" calcext:value-type="string">
            <text:p>SPLIT4</text:p>
          </table:table-cell>
          <table:table-cell table:style-name="ce31" table:formula="of:=MAX([.J48];[.L48];[.N48];[.H48])" office:value-type="float" office:value="0.85025" calcext:value-type="float">
            <text:p>0.850</text:p>
          </table:table-cell>
          <table:table-cell table:style-name="ce33" table:formula="of:=IF([.R48]=[.H48];[.$H$1];IF([.R48]=[.J48];[.$J$1];IF([.R48]=[.L48];[.$L$1];IF([.R48]=[.N4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45625" calcext:value-type="float">
            <text:p>0.456</text:p>
          </table:table-cell>
          <table:table-cell office:value-type="float" office:value="0.0065550553010634" calcext:value-type="float">
            <text:p>0.007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6846531968814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08838834764831" calcext:value-type="float">
            <text:p>0.001</text:p>
          </table:table-cell>
          <table:table-cell office:value-type="float" office:value="0.47325" calcext:value-type="float">
            <text:p>0.473</text:p>
          </table:table-cell>
          <table:table-cell office:value-type="float" office:value="0.0022707377655731" calcext:value-type="float">
            <text:p>0.002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37" calcext:value-type="float">
            <text:p>0.837</text:p>
          </table:table-cell>
          <table:table-cell table:style-name="ce10" office:value-type="float" office:value="0.0093374246984915" calcext:value-type="float">
            <text:p>0.009</text:p>
          </table:table-cell>
          <table:table-cell office:value-type="float" office:value="0.82325" calcext:value-type="float">
            <text:p>0.823</text:p>
          </table:table-cell>
          <table:table-cell office:value-type="float" office:value="0.0162163112328297" calcext:value-type="float">
            <text:p>0.016</text:p>
          </table:table-cell>
          <table:table-cell table:style-name="ce20"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10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0083385400400789" calcext:value-type="float">
            <text:p>0.00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26058022354787" calcext:value-type="float">
            <text:p>0.013</text:p>
          </table:table-cell>
          <table:table-cell table:style-name="ce31" table:formula="of:=MAX([.H49];[.J49];[.L49];[.N49];[.D49];[.F49])" office:value-type="float" office:value="0.851" calcext:value-type="float">
            <text:p>0.85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9" calcext:value-type="string">
            <text:p>SPLIT9</text:p>
          </table:table-cell>
          <table:table-cell table:style-name="ce31" table:formula="of:=MAX([.J49];[.L49];[.N49];[.H49])" office:value-type="float" office:value="0.851" calcext:value-type="float">
            <text:p>0.851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471" calcext:value-type="float">
            <text:p>0.471</text:p>
          </table:table-cell>
          <table:table-cell office:value-type="float" office:value="0.0020539595906443" calcext:value-type="float">
            <text:p>0.002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6846531968814" calcext:value-type="float">
            <text:p>0.0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9764235376052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3775" calcext:value-type="float">
            <text:p>0.838</text:p>
          </table:table-cell>
          <table:table-cell table:style-name="ce10" office:value-type="float" office:value="0.0091600354802806" calcext:value-type="float">
            <text:p>0.009</text:p>
          </table:table-cell>
          <table:table-cell office:value-type="float" office:value="0.8245" calcext:value-type="float">
            <text:p>0.825</text:p>
          </table:table-cell>
          <table:table-cell office:value-type="float" office:value="0.0163123802677598" calcext:value-type="float">
            <text:p>0.016</text:p>
          </table:table-cell>
          <table:table-cell table:style-name="ce20" office:value-type="float" office:value="0.84675" calcext:value-type="float">
            <text:p>0.847</text:p>
          </table:table-cell>
          <table:table-cell office:value-type="float" office:value="0.011096170510586" calcext:value-type="float">
            <text:p>0.011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07310880156674" calcext:value-type="float">
            <text:p>0.011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24812359163665" calcext:value-type="float">
            <text:p>0.012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089442719099991" calcext:value-type="float">
            <text:p>0.009</text:p>
          </table:table-cell>
          <table:table-cell table:style-name="ce31" table:formula="of:=MAX([.H50];[.J50];[.L50];[.N50];[.D50];[.F50])" office:value-type="float" office:value="0.84775" calcext:value-type="float">
            <text:p>0.84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84775" calcext:value-type="float">
            <text:p>0.848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15" calcext:value-type="float">
            <text:p>0.472</text:p>
          </table:table-cell>
          <table:table-cell office:value-type="float" office:value="0.0010458250331675" calcext:value-type="float">
            <text:p>0.0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6846531968814" calcext:value-type="float">
            <text:p>0.001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0458250331676" calcext:value-type="float">
            <text:p>0.001</text:p>
          </table:table-cell>
          <table:table-cell office:value-type="float" office:value="0.4725" calcext:value-type="float">
            <text:p>0.473</text:p>
          </table:table-cell>
          <table:table-cell office:value-type="float" office:value="0.00125" calcext:value-type="float">
            <text:p>0.00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375" calcext:value-type="float">
            <text:p>0.838</text:p>
          </table:table-cell>
          <table:table-cell table:style-name="ce10" office:value-type="float" office:value="0.0098821176880261" calcext:value-type="float">
            <text:p>0.010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63792933302996" calcext:value-type="float">
            <text:p>0.016</text:p>
          </table:table-cell>
          <table:table-cell table:style-name="ce20" office:value-type="float" office:value="0.84775" calcext:value-type="float">
            <text:p>0.848</text:p>
          </table:table-cell>
          <table:table-cell office:value-type="float" office:value="0.0100545387760951" calcext:value-type="float">
            <text:p>0.01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75" calcext:value-type="float">
            <text:p>0.848</text:p>
          </table:table-cell>
          <table:table-cell office:value-type="float" office:value="0.0113192314226717" calcext:value-type="float">
            <text:p>0.01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099765349696174" calcext:value-type="float">
            <text:p>0.010</text:p>
          </table:table-cell>
          <table:table-cell table:style-name="ce31" table:formula="of:=MAX([.H51];[.J51];[.L51];[.N51];[.D51];[.F51])" office:value-type="float" office:value="0.849" calcext:value-type="float">
            <text:p>0.84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849" calcext:value-type="float">
            <text:p>0.849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715" calcext:value-type="float">
            <text:p>0.472</text:p>
          </table:table-cell>
          <table:table-cell office:value-type="float" office:value="0.0010458250331675" calcext:value-type="float">
            <text:p>0.0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6846531968814" calcext:value-type="float">
            <text:p>0.0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14252192813739" calcext:value-type="float">
            <text:p>0.001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16298006013006" calcext:value-type="float">
            <text:p>0.00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385" calcext:value-type="float">
            <text:p>0.839</text:p>
          </table:table-cell>
          <table:table-cell table:style-name="ce10" office:value-type="float" office:value="0.0090743457064407" calcext:value-type="float">
            <text:p>0.009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7079776052396" calcext:value-type="float">
            <text:p>0.017</text:p>
          </table:table-cell>
          <table:table-cell table:style-name="ce20" office:value-type="float" office:value="0.8465" calcext:value-type="float">
            <text:p>0.847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1772584677971" calcext:value-type="float">
            <text:p>0.012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98662936303355" calcext:value-type="float">
            <text:p>0.010</text:p>
          </table:table-cell>
          <table:table-cell table:style-name="ce31" table:formula="of:=MAX([.H52];[.J52];[.L52];[.N52];[.D52];[.F52])" office:value-type="float" office:value="0.84975" calcext:value-type="float">
            <text:p>0.850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84975" calcext:value-type="float">
            <text:p>0.850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5375" calcext:value-type="float">
            <text:p>0.454</text:p>
          </table:table-cell>
          <table:table-cell office:value-type="float" office:value="0.0143341811764746" calcext:value-type="float">
            <text:p>0.014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6846531968814" calcext:value-type="float">
            <text:p>0.001</text:p>
          </table:table-cell>
          <table:table-cell office:value-type="float" office:value="0.47225" calcext:value-type="float">
            <text:p>0.472</text:p>
          </table:table-cell>
          <table:table-cell office:value-type="float" office:value="0.0010458250331676" calcext:value-type="float">
            <text:p>0.001</text:p>
          </table:table-cell>
          <table:table-cell office:value-type="float" office:value="0.47275" calcext:value-type="float">
            <text:p>0.473</text:p>
          </table:table-cell>
          <table:table-cell office:value-type="float" office:value="0.0016298006013006" calcext:value-type="float">
            <text:p>0.002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ce3"/>
        <table:table-column table:style-name="co5" table:visibility="collapse" table:default-cell-style-name="ce30"/>
        <table:table-column table:style-name="co22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style-name="ce3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76666666666667" calcext:value-type="float">
            <text:p>0.977</text:p>
          </table:table-cell>
          <table:table-cell table:style-name="ce8" office:value-type="float" office:value="0.0060092521257733" calcext:value-type="float">
            <text:p>0.006</text:p>
          </table:table-cell>
          <table:table-cell table:style-name="ce8" table:number-columns-repeated="4"/>
          <table:table-cell table:number-columns-repeated="12"/>
          <table:table-cell office:value-type="float" office:value="0.539333333333333" calcext:value-type="float">
            <text:p>0.539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2360956446232" calcext:value-type="float">
            <text:p>0.006</text:p>
          </table:table-cell>
          <table:table-cell/>
          <table:table-cell office:value-type="string" calcext:value-type="string">
            <text:p>Difficult to achieve better results due to the high accuracy</text:p>
          </table:table-cell>
          <table:table-cell table:number-columns-repeated="14"/>
          <table:table-cell office:value-type="float" office:value="0.54" calcext:value-type="float">
            <text:p>0.540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155058173780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6"/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46723473847158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3025568003963" calcext:value-type="float">
            <text:p>0.006</text:p>
          </table:table-cell>
          <table:table-cell table:number-columns-repeated="16"/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0666666666667" calcext:value-type="float">
            <text:p>0.541</text:p>
          </table:table-cell>
          <table:table-cell office:value-type="float" office:value="0.0146059348668044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table:number-columns-repeated="16"/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6" calcext:value-type="float">
            <text:p>0.960</text:p>
          </table:table-cell>
          <table:table-cell table:style-name="ce8" office:value-type="float" office:value="0.0088191710368819" calcext:value-type="float">
            <text:p>0.009</text:p>
          </table:table-cell>
          <table:table-cell table:style-name="ce8" office:value-type="float" office:value="0.97" calcext:value-type="float">
            <text:p>0.970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9" office:value-type="float" office:value="0.973" calcext:value-type="float">
            <text:p>0.973</text:p>
          </table:table-cell>
          <table:table-cell table:style-name="ce8" office:value-type="float" office:value="0.0082831824265261" calcext:value-type="float">
            <text:p>0.008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52704627669472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table:style-name="ce31" table:formula="of:=MAX([.H8];[.J8];[.L8];[.N8];[.D8];[.F8])" office:value-type="float" office:value="0.977333333333333" calcext:value-type="float">
            <text:p>0.97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77333333333333" calcext:value-type="float">
            <text:p>0.97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540666666666667" calcext:value-type="float">
            <text:p>0.541</text:p>
          </table:table-cell>
          <table:table-cell office:value-type="float" office:value="0.0452554477997462" calcext:value-type="float">
            <text:p>0.045</text:p>
          </table:table-cell>
          <table:table-cell office:value-type="float" office:value="0.564" calcext:value-type="float">
            <text:p>0.564</text:p>
          </table:table-cell>
          <table:table-cell office:value-type="float" office:value="0.0498971163718126" calcext:value-type="float">
            <text:p>0.050</text:p>
          </table:table-cell>
          <table:table-cell office:value-type="float" office:value="0.548666666666667" calcext:value-type="float">
            <text:p>0.549</text:p>
          </table:table-cell>
          <table:table-cell office:value-type="float" office:value="0.0272692337829853" calcext:value-type="float">
            <text:p>0.027</text:p>
          </table:table-cell>
          <table:table-cell office:value-type="float" office:value="0.547" calcext:value-type="float">
            <text:p>0.547</text:p>
          </table:table-cell>
          <table:table-cell office:value-type="float" office:value="0.028269536017888" calcext:value-type="float">
            <text:p>0.028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67333333333333" calcext:value-type="float">
            <text:p>0.967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824829046386" calcext:value-type="float">
            <text:p>0.004</text:p>
          </table:table-cell>
          <table:table-cell table:style-name="ce10" office:value-type="float" office:value="0.973666666666667" calcext:value-type="float">
            <text:p>0.974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74535599249992" calcext:value-type="float">
            <text:p>0.007</text:p>
          </table:table-cell>
          <table:table-cell table:style-name="ce31" table:formula="of:=MAX([.H9];[.J9];[.L9];[.N9];[.D9];[.F9])" office:value-type="float" office:value="0.978333333333333" calcext:value-type="float">
            <text:p>0.97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978333333333333" calcext:value-type="float">
            <text:p>0.978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64666666666667" calcext:value-type="float">
            <text:p>0.565</text:p>
          </table:table-cell>
          <table:table-cell office:value-type="float" office:value="0.0617161963255099" calcext:value-type="float">
            <text:p>0.062</text:p>
          </table:table-cell>
          <table:table-cell office:value-type="float" office:value="0.549" calcext:value-type="float">
            <text:p>0.549</text:p>
          </table:table-cell>
          <table:table-cell office:value-type="float" office:value="0.0300370142028501" calcext:value-type="float">
            <text:p>0.030</text:p>
          </table:table-cell>
          <table:table-cell office:value-type="float" office:value="0.534666666666667" calcext:value-type="float">
            <text:p>0.535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523" calcext:value-type="float">
            <text:p>0.523</text:p>
          </table:table-cell>
          <table:table-cell office:value-type="float" office:value="0.0438969753450558" calcext:value-type="float">
            <text:p>0.04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65666666666667" calcext:value-type="float">
            <text:p>0.966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6025787713239" calcext:value-type="float">
            <text:p>0.006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76011695006609" calcext:value-type="float">
            <text:p>0.008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9121471177758" calcext:value-type="float">
            <text:p>0.007</text:p>
          </table:table-cell>
          <table:table-cell table:style-name="ce31" table:formula="of:=MAX([.H10];[.J10];[.L10];[.N10];[.D10];[.F10])" office:value-type="float" office:value="0.977" calcext:value-type="float">
            <text:p>0.977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977" calcext:value-type="float">
            <text:p>0.977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15333333333333" calcext:value-type="float">
            <text:p>0.615</text:p>
          </table:table-cell>
          <table:table-cell office:value-type="float" office:value="0.0680624713039425" calcext:value-type="float">
            <text:p>0.068</text:p>
          </table:table-cell>
          <table:table-cell office:value-type="float" office:value="0.549" calcext:value-type="float">
            <text:p>0.549</text:p>
          </table:table-cell>
          <table:table-cell office:value-type="float" office:value="0.0284458549997476" calcext:value-type="float">
            <text:p>0.028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5186013635471" calcext:value-type="float">
            <text:p>0.035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57497795399033" calcext:value-type="float">
            <text:p>0.01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3900965042269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11];[.J11];[.L11];[.N11];[.D11];[.F11])" office:value-type="float" office:value="0.976666666666667" calcext:value-type="float">
            <text:p>0.977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976666666666667" calcext:value-type="float">
            <text:p>0.977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0739969969360618" calcext:value-type="float">
            <text:p>0.074</text:p>
          </table:table-cell>
          <table:table-cell office:value-type="float" office:value="0.55" calcext:value-type="float">
            <text:p>0.550</text:p>
          </table:table-cell>
          <table:table-cell office:value-type="float" office:value="0.029321020142932" calcext:value-type="float">
            <text:p>0.02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4480284873701" calcext:value-type="float">
            <text:p>0.034</text:p>
          </table:table-cell>
          <table:table-cell office:value-type="float" office:value="0.52" calcext:value-type="float">
            <text:p>0.520</text:p>
          </table:table-cell>
          <table:table-cell office:value-type="float" office:value="0.0446436507865962" calcext:value-type="float">
            <text:p>0.04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71102430025671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73219608788295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58214163988576" calcext:value-type="float">
            <text:p>0.006</text:p>
          </table:table-cell>
          <table:table-cell table:style-name="ce31" table:formula="of:=MAX([.H12];[.J12];[.L12];[.N12];[.D12];[.F12])" office:value-type="float" office:value="0.976333333333333" calcext:value-type="float">
            <text:p>0.976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976333333333333" calcext:value-type="float">
            <text:p>0.976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91666666666667" calcext:value-type="float">
            <text:p>0.592</text:p>
          </table:table-cell>
          <table:table-cell office:value-type="float" office:value="0.0525330583749149" calcext:value-type="float">
            <text:p>0.053</text:p>
          </table:table-cell>
          <table:table-cell office:value-type="float" office:value="0.55" calcext:value-type="float">
            <text:p>0.550</text:p>
          </table:table-cell>
          <table:table-cell office:value-type="float" office:value="0.0289875452182101" calcext:value-type="float">
            <text:p>0.0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265204323745547" calcext:value-type="float">
            <text:p>0.027</text:p>
          </table:table-cell>
          <table:table-cell office:value-type="float" office:value="0.521333333333333" calcext:value-type="float">
            <text:p>0.521</text:p>
          </table:table-cell>
          <table:table-cell office:value-type="float" office:value="0.0440233523888805" calcext:value-type="float">
            <text:p>0.04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9666666666667" calcext:value-type="float">
            <text:p>0.950</text:p>
          </table:table-cell>
          <table:table-cell table:style-name="ce8" office:value-type="float" office:value="0.0128776291813878" calcext:value-type="float">
            <text:p>0.013</text:p>
          </table:table-cell>
          <table:table-cell table:style-name="ce9" office:value-type="float" office:value="0.975333333333333" calcext:value-type="float">
            <text:p>0.975</text:p>
          </table:table-cell>
          <table:table-cell table:style-name="ce8" office:value-type="float" office:value="0.0036132472314464" calcext:value-type="float">
            <text:p>0.004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56025787713238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07453559924999" calcext:value-type="float">
            <text:p>0.001</text:p>
          </table:table-cell>
          <table:table-cell table:style-name="ce31" table:formula="of:=MAX([.H13];[.J13];[.L13];[.N13];[.D13];[.F13])" office:value-type="float" office:value="0.975333333333333" calcext:value-type="float">
            <text:p>0.97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HARD" calcext:value-type="string">
            <text:p>HARD</text:p>
          </table:table-cell>
          <table:table-cell table:style-name="ce31" table:formula="of:=MAX([.J13];[.L13];[.N13];[.H13])" office:value-type="float" office:value="0.973" calcext:value-type="float">
            <text:p>0.973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 table:number-columns-repeated="2"/>
          <table:table-cell office:value-type="float" office:value="0.533" calcext:value-type="float">
            <text:p>0.533</text:p>
          </table:table-cell>
          <table:table-cell office:value-type="float" office:value="0.0183862871606955" calcext:value-type="float">
            <text:p>0.018</text:p>
          </table:table-cell>
          <table:table-cell office:value-type="float" office:value="0.537" calcext:value-type="float">
            <text:p>0.537</text:p>
          </table:table-cell>
          <table:table-cell office:value-type="float" office:value="0.0147855034108112" calcext:value-type="float">
            <text:p>0.015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4680692338913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4577528254575" calcext:value-type="float">
            <text:p>0.013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36132472314465" calcext:value-type="float">
            <text:p>0.004</text:p>
          </table:table-cell>
          <table:table-cell table:style-name="ce31" table:formula="of:=MAX([.H14];[.J14];[.L14];[.N14];[.D14];[.F14])" office:value-type="float" office:value="0.976" calcext:value-type="float">
            <text:p>0.976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HARD" calcext:value-type="string">
            <text:p>HARD</text:p>
          </table:table-cell>
          <table:table-cell table:style-name="ce31" table:formula="of:=MAX([.J14];[.L14];[.N14];[.H14])" office:value-type="float" office:value="0.975666666666667" calcext:value-type="float">
            <text:p>0.976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38666666666667" calcext:value-type="float">
            <text:p>0.539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536333333333333" calcext:value-type="float">
            <text:p>0.536</text:p>
          </table:table-cell>
          <table:table-cell office:value-type="float" office:value="0.0132497379429012" calcext:value-type="float">
            <text:p>0.013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16428327977153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7008771254957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1370116691408" calcext:value-type="float">
            <text:p>0.005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704627669473" calcext:value-type="float">
            <text:p>0.005</text:p>
          </table:table-cell>
          <table:table-cell table:style-name="ce31" table:formula="of:=MAX([.H15];[.J15];[.L15];[.N15];[.D15];[.F15])" office:value-type="float" office:value="0.977333333333333" calcext:value-type="float">
            <text:p>0.97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4" calcext:value-type="string">
            <text:p>SPLIT4</text:p>
          </table:table-cell>
          <table:table-cell table:style-name="ce31" table:formula="of:=MAX([.J15];[.L15];[.N15];[.H15])" office:value-type="float" office:value="0.977333333333333" calcext:value-type="float">
            <text:p>0.977</text:p>
          </table:table-cell>
          <table:table-cell table:style-name="ce33" table:formula="of:=IF([.R15]=[.H15];[.$H$1];IF([.R15]=[.J15];[.$J$1];IF([.R15]=[.L15];[.$L$1];IF([.R15]=[.N1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37" calcext:value-type="float">
            <text:p>0.537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27801930084539" calcext:value-type="float">
            <text:p>0.013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34370962471642" calcext:value-type="float">
            <text:p>0.013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42594997574716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0824829046385" calcext:value-type="float">
            <text:p>0.004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055300708195" calcext:value-type="float">
            <text:p>0.006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16];[.J16];[.L16];[.N16];[.D16];[.F16])" office:value-type="float" office:value="0.976666666666667" calcext:value-type="float">
            <text:p>0.97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4" calcext:value-type="string">
            <text:p>SPLIT4</text:p>
          </table:table-cell>
          <table:table-cell table:style-name="ce31" table:formula="of:=MAX([.J16];[.L16];[.N16];[.H16])" office:value-type="float" office:value="0.976666666666667" calcext:value-type="float">
            <text:p>0.977</text:p>
          </table:table-cell>
          <table:table-cell table:style-name="ce33" table:formula="of:=IF([.R16]=[.H16];[.$H$1];IF([.R16]=[.J16];[.$J$1];IF([.R16]=[.L16];[.$L$1];IF([.R16]=[.N1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38333333333333" calcext:value-type="float">
            <text:p>0.538</text:p>
          </table:table-cell>
          <table:table-cell office:value-type="float" office:value="0.0164570147151095" calcext:value-type="float">
            <text:p>0.016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3091557924437" calcext:value-type="float">
            <text:p>0.013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46723473847158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8791427471104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47726070210921" calcext:value-type="float">
            <text:p>0.005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249182927994" calcext:value-type="float">
            <text:p>0.004</text:p>
          </table:table-cell>
          <table:table-cell table:style-name="ce31" table:formula="of:=MAX([.H17];[.J17];[.L17];[.N17];[.D17];[.F17])" office:value-type="float" office:value="0.977333333333333" calcext:value-type="float">
            <text:p>0.97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4" calcext:value-type="string">
            <text:p>SPLIT4</text:p>
          </table:table-cell>
          <table:table-cell table:style-name="ce31" table:formula="of:=MAX([.J17];[.L17];[.N17];[.H17])" office:value-type="float" office:value="0.977333333333333" calcext:value-type="float">
            <text:p>0.977</text:p>
          </table:table-cell>
          <table:table-cell table:style-name="ce33" table:formula="of:=IF([.R17]=[.H17];[.$H$1];IF([.R17]=[.J17];[.$J$1];IF([.R17]=[.L17];[.$L$1];IF([.R17]=[.N1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38333333333333" calcext:value-type="float">
            <text:p>0.538</text:p>
          </table:table-cell>
          <table:table-cell office:value-type="float" office:value="0.0164570147151095" calcext:value-type="float">
            <text:p>0.016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27801930084539" calcext:value-type="float">
            <text:p>0.013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45964226972075" calcext:value-type="float">
            <text:p>0.015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41617638574987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12051575426477" calcext:value-type="float">
            <text:p>0.011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51908038341324" calcext:value-type="float">
            <text:p>0.005</text:p>
          </table:table-cell>
          <table:table-cell table:style-name="ce8" office:value-type="float" office:value="0.970333333333333" calcext:value-type="float">
            <text:p>0.970</text:p>
          </table:table-cell>
          <table:table-cell table:style-name="ce8" office:value-type="float" office:value="0.0064978628965393" calcext:value-type="float">
            <text:p>0.006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6055300708195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65616732283431" calcext:value-type="float">
            <text:p>0.007</text:p>
          </table:table-cell>
          <table:table-cell office:value-type="float" office:value="0.969666666666667" calcext:value-type="float">
            <text:p>0.970</text:p>
          </table:table-cell>
          <table:table-cell office:value-type="float" office:value="0.0072072494368132" calcext:value-type="float">
            <text:p>0.007</text:p>
          </table:table-cell>
          <table:table-cell table:style-name="ce31" table:formula="of:=MAX([.H18];[.J18];[.L18];[.N18];[.D18];[.F18])" office:value-type="float" office:value="0.977" calcext:value-type="float">
            <text:p>0.977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HARD" calcext:value-type="string">
            <text:p>HARD</text:p>
          </table:table-cell>
          <table:table-cell table:style-name="ce31" table:formula="of:=MAX([.J18];[.L18];[.N18];[.H18])" office:value-type="float" office:value="0.970333333333333" calcext:value-type="float">
            <text:p>0.970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537333333333333" calcext:value-type="float">
            <text:p>0.537</text:p>
          </table:table-cell>
          <table:table-cell office:value-type="float" office:value="0.0131550581737807" calcext:value-type="float">
            <text:p>0.013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2801909579781" calcext:value-type="float">
            <text:p>0.013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32077418374393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9441323247305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19];[.J19];[.L19];[.N19];[.D19];[.F19])" office:value-type="float" office:value="0.975666666666667" calcext:value-type="float">
            <text:p>0.976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HARD" calcext:value-type="string">
            <text:p>HARD</text:p>
          </table:table-cell>
          <table:table-cell table:style-name="ce31" table:formula="of:=MAX([.J19];[.L19];[.N19];[.H19])" office:value-type="float" office:value="0.973" calcext:value-type="float">
            <text:p>0.973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38333333333333" calcext:value-type="float">
            <text:p>0.538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1" calcext:value-type="float">
            <text:p>0.541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3416407864998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15710366384731" calcext:value-type="float">
            <text:p>0.012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6248689714506" calcext:value-type="float">
            <text:p>0.007</text:p>
          </table:table-cell>
          <table:table-cell table:style-name="ce31" table:formula="of:=MAX([.H20];[.J20];[.L20];[.N20];[.D20];[.F20])" office:value-type="float" office:value="0.976" calcext:value-type="float">
            <text:p>0.976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HARD" calcext:value-type="string">
            <text:p>HARD</text:p>
          </table:table-cell>
          <table:table-cell table:style-name="ce31" table:formula="of:=MAX([.J20];[.L20];[.N20];[.H20])" office:value-type="float" office:value="0.973666666666667" calcext:value-type="float">
            <text:p>0.974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3416407864998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0107108460087063" calcext:value-type="float">
            <text:p>0.011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0710678118654" calcext:value-type="float">
            <text:p>0.007</text:p>
          </table:table-cell>
          <table:table-cell office:value-type="float" office:value="0.97" calcext:value-type="float">
            <text:p>0.970</text:p>
          </table:table-cell>
          <table:table-cell office:value-type="float" office:value="0.0060092521257733" calcext:value-type="float">
            <text:p>0.00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2804812271388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21];[.J21];[.L21];[.N21];[.D21];[.F21])" office:value-type="float" office:value="0.977" calcext:value-type="float">
            <text:p>0.977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HARD" calcext:value-type="string">
            <text:p>HARD</text:p>
          </table:table-cell>
          <table:table-cell table:style-name="ce31" table:formula="of:=MAX([.J21];[.L21];[.N21];[.H21])" office:value-type="float" office:value="0.973" calcext:value-type="float">
            <text:p>0.973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4" calcext:value-type="float">
            <text:p>0.54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3416407864998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63333333333333" calcext:value-type="float">
            <text:p>0.963</text:p>
          </table:table-cell>
          <table:table-cell office:value-type="float" office:value="0.010992421631894" calcext:value-type="float">
            <text:p>0.011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8591265790377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7008771254957" calcext:value-type="float">
            <text:p>0.006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9628479399994" calcext:value-type="float">
            <text:p>0.006</text:p>
          </table:table-cell>
          <table:table-cell table:style-name="ce31" table:formula="of:=MAX([.H22];[.J22];[.L22];[.N22];[.D22];[.F22])" office:value-type="float" office:value="0.976666666666667" calcext:value-type="float">
            <text:p>0.977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HARD" calcext:value-type="string">
            <text:p>HARD</text:p>
          </table:table-cell>
          <table:table-cell table:style-name="ce31" table:formula="of:=MAX([.J22];[.L22];[.N22];[.H22])" office:value-type="float" office:value="0.973" calcext:value-type="float">
            <text:p>0.973</text:p>
          </table:table-cell>
          <table:table-cell table:style-name="ce33" table:formula="of:=IF([.R22]=[.H22];[.$H$1];IF([.R22]=[.J22];[.$J$1];IF([.R22]=[.L22];[.$L$1];IF([.R22]=[.N2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40666666666667" calcext:value-type="float">
            <text:p>0.541</text:p>
          </table:table-cell>
          <table:table-cell office:value-type="float" office:value="0.0144625954332777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4" calcext:value-type="float">
            <text:p>0.54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34164078649987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7666666666667" calcext:value-type="float">
            <text:p>0.948</text:p>
          </table:table-cell>
          <table:table-cell table:style-name="ce8" office:value-type="float" office:value="0.0133124836984772" calcext:value-type="float">
            <text:p>0.013</text:p>
          </table:table-cell>
          <table:table-cell table:style-name="ce9" office:value-type="float" office:value="0.979666666666667" calcext:value-type="float">
            <text:p>0.980</text:p>
          </table:table-cell>
          <table:table-cell table:style-name="ce8" office:value-type="float" office:value="0.0038005847503304" calcext:value-type="float">
            <text:p>0.004</text:p>
          </table:table-cell>
          <table:table-cell table:style-name="ce8" office:value-type="float" office:value="0.974333333333333" calcext:value-type="float">
            <text:p>0.974</text:p>
          </table:table-cell>
          <table:table-cell table:style-name="ce8" office:value-type="float" office:value="0.003651483716701" calcext:value-type="float">
            <text:p>0.004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" calcext:value-type="float">
            <text:p>0.004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8" calcext:value-type="float">
            <text:p>0.007</text:p>
          </table:table-cell>
          <table:table-cell table:style-name="ce31" table:formula="of:=MAX([.H23];[.J23];[.L23];[.N23];[.D23];[.F23])" office:value-type="float" office:value="0.979666666666667" calcext:value-type="float">
            <text:p>0.980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HARD" calcext:value-type="string">
            <text:p>HARD</text:p>
          </table:table-cell>
          <table:table-cell table:style-name="ce31" table:formula="of:=MAX([.J23];[.L23];[.N23];[.H23])" office:value-type="float" office:value="0.978666666666667" calcext:value-type="float">
            <text:p>0.979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537333333333333" calcext:value-type="float">
            <text:p>0.537</text:p>
          </table:table-cell>
          <table:table-cell office:value-type="float" office:value="0.0197413834931146" calcext:value-type="float">
            <text:p>0.020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52114722788061" calcext:value-type="float">
            <text:p>0.015</text:p>
          </table:table-cell>
          <table:table-cell office:value-type="float" office:value="0.542666666666667" calcext:value-type="float">
            <text:p>0.543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541333333333333" calcext:value-type="float">
            <text:p>0.541</text:p>
          </table:table-cell>
          <table:table-cell office:value-type="float" office:value="0.0154290490813775" calcext:value-type="float">
            <text:p>0.01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26051136007927" calcext:value-type="float">
            <text:p>0.013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7288764127287" calcext:value-type="float">
            <text:p>0.007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24];[.J24];[.L24];[.N24];[.D24];[.F24])" office:value-type="float" office:value="0.978666666666667" calcext:value-type="float">
            <text:p>0.979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978666666666667" calcext:value-type="float">
            <text:p>0.979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47666666666667" calcext:value-type="float">
            <text:p>0.548</text:p>
          </table:table-cell>
          <table:table-cell office:value-type="float" office:value="0.0315480233576967" calcext:value-type="float">
            <text:p>0.032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45487685618634" calcext:value-type="float">
            <text:p>0.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57497795399032" calcext:value-type="float">
            <text:p>0.01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5583118679483" calcext:value-type="float">
            <text:p>0.015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43461349368018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7666666666667" calcext:value-type="float">
            <text:p>0.978</text:p>
          </table:table-cell>
          <table:table-cell office:value-type="float" office:value="0.0052174919474995" calcext:value-type="float">
            <text:p>0.005</text:p>
          </table:table-cell>
          <table:table-cell table:style-name="ce31" table:formula="of:=MAX([.H25];[.J25];[.L25];[.N25];[.D25];[.F25])" office:value-type="float" office:value="0.978666666666667" calcext:value-type="float">
            <text:p>0.97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HARD" calcext:value-type="string">
            <text:p>HARD</text:p>
          </table:table-cell>
          <table:table-cell table:style-name="ce31" table:formula="of:=MAX([.J25];[.L25];[.N25];[.H25])" office:value-type="float" office:value="0.977666666666667" calcext:value-type="float">
            <text:p>0.978</text:p>
          </table:table-cell>
          <table:table-cell table:style-name="ce33" table:formula="of:=IF([.R25]=[.H25];[.$H$1];IF([.R25]=[.J25];[.$J$1];IF([.R25]=[.L25];[.$L$1];IF([.R25]=[.N25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49333333333333" calcext:value-type="float">
            <text:p>0.549</text:p>
          </table:table-cell>
          <table:table-cell office:value-type="float" office:value="0.0298282118509008" calcext:value-type="float">
            <text:p>0.030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0127693208729186" calcext:value-type="float">
            <text:p>0.013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58727579344121" calcext:value-type="float">
            <text:p>0.01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32077418374393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5030853620355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8369548110738" calcext:value-type="float">
            <text:p>0.0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4978628965392" calcext:value-type="float">
            <text:p>0.006</text:p>
          </table:table-cell>
          <table:table-cell table:style-name="ce31" table:formula="of:=MAX([.H26];[.J26];[.L26];[.N26];[.D26];[.F26])" office:value-type="float" office:value="0.978" calcext:value-type="float">
            <text:p>0.97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978" calcext:value-type="float">
            <text:p>0.978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47333333333333" calcext:value-type="float">
            <text:p>0.547</text:p>
          </table:table-cell>
          <table:table-cell office:value-type="float" office:value="0.0269927973932141" calcext:value-type="float">
            <text:p>0.027</text:p>
          </table:table-cell>
          <table:table-cell office:value-type="float" office:value="0.54" calcext:value-type="float">
            <text:p>0.540</text:p>
          </table:table-cell>
          <table:table-cell office:value-type="float" office:value="0.0167912013996749" calcext:value-type="float">
            <text:p>0.017</text:p>
          </table:table-cell>
          <table:table-cell office:value-type="float" office:value="0.542333333333333" calcext:value-type="float">
            <text:p>0.542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541" calcext:value-type="float">
            <text:p>0.541</text:p>
          </table:table-cell>
          <table:table-cell office:value-type="float" office:value="0.0148417579072621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107158315281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8369548110738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1" calcext:value-type="float">
            <text:p>0.004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1833001326703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27];[.J27];[.L27];[.N27];[.D27];[.F27])" office:value-type="float" office:value="0.977333333333333" calcext:value-type="float">
            <text:p>0.977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9" calcext:value-type="string">
            <text:p>SPLIT9</text:p>
          </table:table-cell>
          <table:table-cell table:style-name="ce31" table:formula="of:=MAX([.J27];[.L27];[.N27];[.H27])" office:value-type="float" office:value="0.977333333333333" calcext:value-type="float">
            <text:p>0.977</text:p>
          </table:table-cell>
          <table:table-cell table:style-name="ce33" table:formula="of:=IF([.R27]=[.H27];[.$H$1];IF([.R27]=[.J27];[.$J$1];IF([.R27]=[.L27];[.$L$1];IF([.R27]=[.N27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48333333333333" calcext:value-type="float">
            <text:p>0.548</text:p>
          </table:table-cell>
          <table:table-cell office:value-type="float" office:value="0.0234520787991171" calcext:value-type="float">
            <text:p>0.023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0127693208729186" calcext:value-type="float">
            <text:p>0.013</text:p>
          </table:table-cell>
          <table:table-cell office:value-type="float" office:value="0.540666666666667" calcext:value-type="float">
            <text:p>0.541</text:p>
          </table:table-cell>
          <table:table-cell office:value-type="float" office:value="0.0145583118679483" calcext:value-type="float">
            <text:p>0.01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013763881881375" calcext:value-type="float">
            <text:p>0.014</text:p>
          </table:table-cell>
          <table:table-cell table:style-name="ce9" office:value-type="float" office:value="0.976" calcext:value-type="float">
            <text:p>0.976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8" office:value-type="float" office:value="0.965333333333333" calcext:value-type="float">
            <text:p>0.965</text:p>
          </table:table-cell>
          <table:table-cell table:style-name="ce8" office:value-type="float" office:value="0.0108908728351364" calcext:value-type="float">
            <text:p>0.011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68666666666667" calcext:value-type="float">
            <text:p>0.969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68666666666667" calcext:value-type="float">
            <text:p>0.969</text:p>
          </table:table-cell>
          <table:table-cell office:value-type="float" office:value="0.0066038709187196" calcext:value-type="float">
            <text:p>0.007</text:p>
          </table:table-cell>
          <table:table-cell table:style-name="ce31" table:formula="of:=MAX([.H28];[.J28];[.L28];[.N28];[.D28];[.F28])" office:value-type="float" office:value="0.976" calcext:value-type="float">
            <text:p>0.97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HARD" calcext:value-type="string">
            <text:p>HARD</text:p>
          </table:table-cell>
          <table:table-cell table:style-name="ce31" table:formula="of:=MAX([.J28];[.L28];[.N28];[.H28])" office:value-type="float" office:value="0.968666666666667" calcext:value-type="float">
            <text:p>0.969</text:p>
          </table:table-cell>
          <table:table-cell table:style-name="ce33" table:formula="of:=IF([.R28]=[.H28];[.$H$1];IF([.R28]=[.J28];[.$J$1];IF([.R28]=[.L28];[.$L$1];IF([.R28]=[.N2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38" calcext:value-type="float">
            <text:p>0.538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3794121131039" calcext:value-type="float">
            <text:p>0.014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54" calcext:value-type="float">
            <text:p>0.540</text:p>
          </table:table-cell>
          <table:table-cell office:value-type="float" office:value="0.0147196014438797" calcext:value-type="float">
            <text:p>0.01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0151107026088575" calcext:value-type="float">
            <text:p>0.015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table:style-name="ce31" table:formula="of:=MAX([.H29];[.J29];[.L29];[.N29];[.D29];[.F29])" office:value-type="float" office:value="0.977333333333333" calcext:value-type="float">
            <text:p>0.977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HARD" calcext:value-type="string">
            <text:p>HARD</text:p>
          </table:table-cell>
          <table:table-cell table:style-name="ce31" table:formula="of:=MAX([.J29];[.L29];[.N29];[.H29])" office:value-type="float" office:value="0.972666666666667" calcext:value-type="float">
            <text:p>0.973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38666666666667" calcext:value-type="float">
            <text:p>0.539</text:p>
          </table:table-cell>
          <table:table-cell office:value-type="float" office:value="0.0147855034108112" calcext:value-type="float">
            <text:p>0.015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6218778278017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73219608788295" calcext:value-type="float">
            <text:p>0.007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30];[.J30];[.L30];[.N30];[.D30];[.F30])" office:value-type="float" office:value="0.977333333333333" calcext:value-type="float">
            <text:p>0.977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HARD" calcext:value-type="string">
            <text:p>HARD</text:p>
          </table:table-cell>
          <table:table-cell table:style-name="ce31" table:formula="of:=MAX([.J30];[.L30];[.N30];[.H30])" office:value-type="float" office:value="0.971333333333333" calcext:value-type="float">
            <text:p>0.971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38333333333333" calcext:value-type="float">
            <text:p>0.538</text:p>
          </table:table-cell>
          <table:table-cell office:value-type="float" office:value="0.0151382517704874" calcext:value-type="float">
            <text:p>0.015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541" calcext:value-type="float">
            <text:p>0.541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38242942355518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9159604012508" calcext:value-type="float">
            <text:p>0.005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83831842266394" calcext:value-type="float">
            <text:p>0.008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7817450199525" calcext:value-type="float">
            <text:p>0.008</text:p>
          </table:table-cell>
          <table:table-cell table:style-name="ce31" table:formula="of:=MAX([.H31];[.J31];[.L31];[.N31];[.D31];[.F31])" office:value-type="float" office:value="0.977" calcext:value-type="float">
            <text:p>0.97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HARD" calcext:value-type="string">
            <text:p>HARD</text:p>
          </table:table-cell>
          <table:table-cell table:style-name="ce31" table:formula="of:=MAX([.J31];[.L31];[.N31];[.H31])" office:value-type="float" office:value="0.972" calcext:value-type="float">
            <text:p>0.972</text:p>
          </table:table-cell>
          <table:table-cell table:style-name="ce33" table:formula="of:=IF([.R31]=[.H31];[.$H$1];IF([.R31]=[.J31];[.$J$1];IF([.R31]=[.L31];[.$L$1];IF([.R31]=[.N3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40333333333333" calcext:value-type="float">
            <text:p>0.540</text:p>
          </table:table-cell>
          <table:table-cell office:value-type="float" office:value="0.0156967795706281" calcext:value-type="float">
            <text:p>0.016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34370962471642" calcext:value-type="float">
            <text:p>0.013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540333333333333" calcext:value-type="float">
            <text:p>0.540</text:p>
          </table:table-cell>
          <table:table-cell office:value-type="float" office:value="0.0129314431608472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21106014163899" calcext:value-type="float">
            <text:p>0.012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75092535507125" calcext:value-type="float">
            <text:p>0.008</text:p>
          </table:table-cell>
          <table:table-cell table:style-name="ce31" table:formula="of:=MAX([.H32];[.J32];[.L32];[.N32];[.D32];[.F32])" office:value-type="float" office:value="0.977333333333333" calcext:value-type="float">
            <text:p>0.977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HARD" calcext:value-type="string">
            <text:p>HARD</text:p>
          </table:table-cell>
          <table:table-cell table:style-name="ce31" table:formula="of:=MAX([.J32];[.L32];[.N32];[.H32])" office:value-type="float" office:value="0.972666666666667" calcext:value-type="float">
            <text:p>0.973</text:p>
          </table:table-cell>
          <table:table-cell table:style-name="ce33" table:formula="of:=IF([.R32]=[.H32];[.$H$1];IF([.R32]=[.J32];[.$J$1];IF([.R32]=[.L32];[.$L$1];IF([.R32]=[.N3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40666666666667" calcext:value-type="float">
            <text:p>0.541</text:p>
          </table:table-cell>
          <table:table-cell office:value-type="float" office:value="0.0152570566551277" calcext:value-type="float">
            <text:p>0.015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45105325731192" calcext:value-type="float">
            <text:p>0.015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45105325731192" calcext:value-type="float">
            <text:p>0.015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84656167328002" calcext:value-type="float">
            <text:p>0.00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05145401970583" calcext:value-type="float">
            <text:p>0.011</text:p>
          </table:table-cell>
          <table:table-cell office:value-type="float" office:value="0.97" calcext:value-type="float">
            <text:p>0.970</text:p>
          </table:table-cell>
          <table:table-cell office:value-type="float" office:value="0.0063464775882199" calcext:value-type="float">
            <text:p>0.006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63464775882199" calcext:value-type="float">
            <text:p>0.006</text:p>
          </table:table-cell>
          <table:table-cell table:style-name="ce31" table:formula="of:=MAX([.H33];[.J33];[.L33];[.N33];[.D33];[.F33])" office:value-type="float" office:value="0.977" calcext:value-type="float">
            <text:p>0.977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HARD" calcext:value-type="string">
            <text:p>HARD</text:p>
          </table:table-cell>
          <table:table-cell table:style-name="ce31" table:formula="of:=MAX([.J33];[.L33];[.N33];[.H33])" office:value-type="float" office:value="0.97" calcext:value-type="float">
            <text:p>0.970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39" calcext:value-type="float">
            <text:p>0.539</text:p>
          </table:table-cell>
          <table:table-cell office:value-type="float" office:value="0.0135195331937821" calcext:value-type="float">
            <text:p>0.014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47007180474666" calcext:value-type="float">
            <text:p>0.015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2602161872774" calcext:value-type="float">
            <text:p>0.013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25609624542778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969666666666667" calcext:value-type="float">
            <text:p>0.970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47140452079103" calcext:value-type="float">
            <text:p>0.005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4978628965393" calcext:value-type="float">
            <text:p>0.006</text:p>
          </table:table-cell>
          <table:table-cell table:style-name="ce31" table:formula="of:=MAX([.H34];[.J34];[.L34];[.N34];[.D34];[.F34])" office:value-type="float" office:value="0.975666666666667" calcext:value-type="float">
            <text:p>0.97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HARD" calcext:value-type="string">
            <text:p>HARD</text:p>
          </table:table-cell>
          <table:table-cell table:style-name="ce31" table:formula="of:=MAX([.J34];[.L34];[.N34];[.H34])" office:value-type="float" office:value="0.972" calcext:value-type="float">
            <text:p>0.972</text:p>
          </table:table-cell>
          <table:table-cell table:style-name="ce33" table:formula="of:=IF([.R34]=[.H34];[.$H$1];IF([.R34]=[.J34];[.$J$1];IF([.R34]=[.L34];[.$L$1];IF([.R34]=[.N34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4" calcext:value-type="float">
            <text:p>0.540</text:p>
          </table:table-cell>
          <table:table-cell office:value-type="float" office:value="0.0140929454377398" calcext:value-type="float">
            <text:p>0.014</text:p>
          </table:table-cell>
          <table:table-cell office:value-type="float" office:value="0.540666666666667" calcext:value-type="float">
            <text:p>0.541</text:p>
          </table:table-cell>
          <table:table-cell office:value-type="float" office:value="0.0152114722788061" calcext:value-type="float">
            <text:p>0.015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45583118679483" calcext:value-type="float">
            <text:p>0.015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34680692338913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63881881375" calcext:value-type="float">
            <text:p>0.014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7140452079102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34156502553198" calcext:value-type="float">
            <text:p>0.003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table:style-name="ce31" table:formula="of:=MAX([.H35];[.J35];[.L35];[.N35];[.D35];[.F35])" office:value-type="float" office:value="0.976666666666667" calcext:value-type="float">
            <text:p>0.97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HARD" calcext:value-type="string">
            <text:p>HARD</text:p>
          </table:table-cell>
          <table:table-cell table:style-name="ce31" table:formula="of:=MAX([.J35];[.L35];[.N35];[.H35])" office:value-type="float" office:value="0.972" calcext:value-type="float">
            <text:p>0.972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4" calcext:value-type="float">
            <text:p>0.540</text:p>
          </table:table-cell>
          <table:table-cell office:value-type="float" office:value="0.0140929454377398" calcext:value-type="float">
            <text:p>0.014</text:p>
          </table:table-cell>
          <table:table-cell office:value-type="float" office:value="0.539666666666667" calcext:value-type="float">
            <text:p>0.54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6116779927302" calcext:value-type="float">
            <text:p>0.0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24387387713635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6534030935555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966333333333333" calcext:value-type="float">
            <text:p>0.966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6919871728096" calcext:value-type="float">
            <text:p>0.008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8313005106397" calcext:value-type="float">
            <text:p>0.007</text:p>
          </table:table-cell>
          <table:table-cell table:style-name="ce31" table:formula="of:=MAX([.H36];[.J36];[.L36];[.N36];[.D36];[.F36])" office:value-type="float" office:value="0.977" calcext:value-type="float">
            <text:p>0.977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HARD" calcext:value-type="string">
            <text:p>HARD</text:p>
          </table:table-cell>
          <table:table-cell table:style-name="ce31" table:formula="of:=MAX([.J36];[.L36];[.N36];[.H36])" office:value-type="float" office:value="0.971333333333333" calcext:value-type="float">
            <text:p>0.971</text:p>
          </table:table-cell>
          <table:table-cell table:style-name="ce33" table:formula="of:=IF([.R36]=[.H36];[.$H$1];IF([.R36]=[.J36];[.$J$1];IF([.R36]=[.L36];[.$L$1];IF([.R36]=[.N3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39333333333333" calcext:value-type="float">
            <text:p>0.539</text:p>
          </table:table-cell>
          <table:table-cell office:value-type="float" office:value="0.0142692365286693" calcext:value-type="float">
            <text:p>0.014</text:p>
          </table:table-cell>
          <table:table-cell office:value-type="float" office:value="0.539333333333333" calcext:value-type="float">
            <text:p>0.539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39642400437689" calcext:value-type="float">
            <text:p>0.014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8744369255116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29314431608472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3464775882199" calcext:value-type="float">
            <text:p>0.006</text:p>
          </table:table-cell>
          <table:table-cell table:style-name="ce31" table:formula="of:=MAX([.H37];[.J37];[.L37];[.N37];[.D37];[.F37])" office:value-type="float" office:value="0.977666666666667" calcext:value-type="float">
            <text:p>0.97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HARD" calcext:value-type="string">
            <text:p>HARD</text:p>
          </table:table-cell>
          <table:table-cell table:style-name="ce31" table:formula="of:=MAX([.J37];[.L37];[.N37];[.H37])" office:value-type="float" office:value="0.971666666666667" calcext:value-type="float">
            <text:p>0.972</text:p>
          </table:table-cell>
          <table:table-cell table:style-name="ce33" table:formula="of:=IF([.R37]=[.H37];[.$H$1];IF([.R37]=[.J37];[.$J$1];IF([.R37]=[.L37];[.$L$1];IF([.R37]=[.N3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539666666666667" calcext:value-type="float">
            <text:p>0.540</text:p>
          </table:table-cell>
          <table:table-cell office:value-type="float" office:value="0.0138644228953902" calcext:value-type="float">
            <text:p>0.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38744369255116" calcext:value-type="float">
            <text:p>0.0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39642400437689" calcext:value-type="float">
            <text:p>0.014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38744369255116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0.0080277297191948" calcext:value-type="float">
            <text:p>0.008</text:p>
          </table:table-cell>
          <table:table-cell table:style-name="ce8" office:value-type="float" office:value="0.975666666666667" calcext:value-type="float">
            <text:p>0.976</text:p>
          </table:table-cell>
          <table:table-cell table:style-name="ce8" office:value-type="float" office:value="0.0053489355119603" calcext:value-type="float">
            <text:p>0.005</text:p>
          </table:table-cell>
          <table:table-cell table:style-name="ce9" office:value-type="float" office:value="0.975" calcext:value-type="float">
            <text:p>0.975</text:p>
          </table:table-cell>
          <table:table-cell table:style-name="ce8" office:value-type="float" office:value="0.0061237243569579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7288764127288" calcext:value-type="float">
            <text:p>0.00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83666002653407" calcext:value-type="float">
            <text:p>0.008</text:p>
          </table:table-cell>
          <table:table-cell table:style-name="ce31" table:formula="of:=MAX([.H38];[.J38];[.L38];[.N38];[.D38];[.F38])" office:value-type="float" office:value="0.975666666666667" calcext:value-type="float">
            <text:p>0.97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4" calcext:value-type="string">
            <text:p>SPLIT4</text:p>
          </table:table-cell>
          <table:table-cell table:style-name="ce31" table:formula="of:=MAX([.J38];[.L38];[.N38];[.H38])" office:value-type="float" office:value="0.975666666666667" calcext:value-type="float">
            <text:p>0.976</text:p>
          </table:table-cell>
          <table:table-cell table:style-name="ce33" table:formula="of:=IF([.R38]=[.H38];[.$H$1];IF([.R38]=[.J38];[.$J$1];IF([.R38]=[.L38];[.$L$1];IF([.R38]=[.N3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16666666666667" calcext:value-type="float">
            <text:p>0.517</text:p>
          </table:table-cell>
          <table:table-cell office:value-type="float" office:value="0.0249443825784929" calcext:value-type="float">
            <text:p>0.025</text:p>
          </table:table-cell>
          <table:table-cell office:value-type="float" office:value="0.511666666666667" calcext:value-type="float">
            <text:p>0.512</text:p>
          </table:table-cell>
          <table:table-cell office:value-type="float" office:value="0.0250831949054873" calcext:value-type="float">
            <text:p>0.025</text:p>
          </table:table-cell>
          <table:table-cell office:value-type="float" office:value="0.497333333333333" calcext:value-type="float">
            <text:p>0.497</text:p>
          </table:table-cell>
          <table:table-cell office:value-type="float" office:value="0.0430535841842593" calcext:value-type="float">
            <text:p>0.043</text:p>
          </table:table-cell>
          <table:table-cell office:value-type="float" office:value="0.520666666666667" calcext:value-type="float">
            <text:p>0.521</text:p>
          </table:table-cell>
          <table:table-cell office:value-type="float" office:value="0.0289059778515717" calcext:value-type="float">
            <text:p>0.029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8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64978628965392" calcext:value-type="float">
            <text:p>0.006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39];[.J39];[.L39];[.N39];[.D39];[.F39])" office:value-type="float" office:value="0.977333333333333" calcext:value-type="float">
            <text:p>0.97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2" calcext:value-type="string">
            <text:p>SPLIT2</text:p>
          </table:table-cell>
          <table:table-cell table:style-name="ce31" table:formula="of:=MAX([.J39];[.L39];[.N39];[.H39])" office:value-type="float" office:value="0.977333333333333" calcext:value-type="float">
            <text:p>0.977</text:p>
          </table:table-cell>
          <table:table-cell table:style-name="ce33" table:formula="of:=IF([.R39]=[.H39];[.$H$1];IF([.R39]=[.J39];[.$J$1];IF([.R39]=[.L39];[.$L$1];IF([.R39]=[.N39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68666666666667" calcext:value-type="float">
            <text:p>0.469</text:p>
          </table:table-cell>
          <table:table-cell office:value-type="float" office:value="0.0502410854447499" calcext:value-type="float">
            <text:p>0.050</text:p>
          </table:table-cell>
          <table:table-cell office:value-type="float" office:value="0.504333333333333" calcext:value-type="float">
            <text:p>0.504</text:p>
          </table:table-cell>
          <table:table-cell office:value-type="float" office:value="0.0421241551184643" calcext:value-type="float">
            <text:p>0.042</text:p>
          </table:table-cell>
          <table:table-cell office:value-type="float" office:value="0.495666666666667" calcext:value-type="float">
            <text:p>0.496</text:p>
          </table:table-cell>
          <table:table-cell office:value-type="float" office:value="0.0386688217790221" calcext:value-type="float">
            <text:p>0.039</text:p>
          </table:table-cell>
          <table:table-cell office:value-type="float" office:value="0.520333333333333" calcext:value-type="float">
            <text:p>0.520</text:p>
          </table:table-cell>
          <table:table-cell office:value-type="float" office:value="0.003979112128771" calcext:value-type="float">
            <text:p>0.00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454972243679" calcext:value-type="float">
            <text:p>0.006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3461349368017" calcext:value-type="float">
            <text:p>0.004</text:p>
          </table:table-cell>
          <table:table-cell table:style-name="ce31" table:formula="of:=MAX([.H40];[.J40];[.L40];[.N40];[.D40];[.F40])" office:value-type="float" office:value="0.976666666666667" calcext:value-type="float">
            <text:p>0.977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976666666666667" calcext:value-type="float">
            <text:p>0.977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485666666666667" calcext:value-type="float">
            <text:p>0.486</text:p>
          </table:table-cell>
          <table:table-cell office:value-type="float" office:value="0.0492245422076788" calcext:value-type="float">
            <text:p>0.049</text:p>
          </table:table-cell>
          <table:table-cell office:value-type="float" office:value="0.528333333333333" calcext:value-type="float">
            <text:p>0.528</text:p>
          </table:table-cell>
          <table:table-cell office:value-type="float" office:value="0.0062360956446232" calcext:value-type="float">
            <text:p>0.006</text:p>
          </table:table-cell>
          <table:table-cell office:value-type="float" office:value="0.503666666666667" calcext:value-type="float">
            <text:p>0.504</text:p>
          </table:table-cell>
          <table:table-cell office:value-type="float" office:value="0.0404728990258364" calcext:value-type="float">
            <text:p>0.04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1689185077739" calcext:value-type="float">
            <text:p>0.006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49159604012508" calcext:value-type="float">
            <text:p>0.005</text:p>
          </table:table-cell>
          <table:table-cell table:style-name="ce31" table:formula="of:=MAX([.H41];[.J41];[.L41];[.N41];[.D41];[.F41])" office:value-type="float" office:value="0.976666666666667" calcext:value-type="float">
            <text:p>0.97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2" calcext:value-type="string">
            <text:p>SPLIT2</text:p>
          </table:table-cell>
          <table:table-cell table:style-name="ce31" table:formula="of:=MAX([.J41];[.L41];[.N41];[.H41])" office:value-type="float" office:value="0.976666666666667" calcext:value-type="float">
            <text:p>0.977</text:p>
          </table:table-cell>
          <table:table-cell table:style-name="ce33" table:formula="of:=IF([.R41]=[.H41];[.$H$1];IF([.R41]=[.J41];[.$J$1];IF([.R41]=[.L41];[.$L$1];IF([.R41]=[.N4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484333333333333" calcext:value-type="float">
            <text:p>0.484</text:p>
          </table:table-cell>
          <table:table-cell office:value-type="float" office:value="0.0478800584794964" calcext:value-type="float">
            <text:p>0.048</text:p>
          </table:table-cell>
          <table:table-cell office:value-type="float" office:value="0.531666666666667" calcext:value-type="float">
            <text:p>0.532</text:p>
          </table:table-cell>
          <table:table-cell office:value-type="float" office:value="0.012801909579781" calcext:value-type="float">
            <text:p>0.013</text:p>
          </table:table-cell>
          <table:table-cell office:value-type="float" office:value="0.504" calcext:value-type="float">
            <text:p>0.504</text:p>
          </table:table-cell>
          <table:table-cell office:value-type="float" office:value="0.0425016339555185" calcext:value-type="float">
            <text:p>0.043</text:p>
          </table:table-cell>
          <table:table-cell office:value-type="float" office:value="0.524" calcext:value-type="float">
            <text:p>0.524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2174919474995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9086797998528" calcext:value-type="float">
            <text:p>0.004</text:p>
          </table:table-cell>
          <table:table-cell table:style-name="ce31" table:formula="of:=MAX([.H42];[.J42];[.L42];[.N42];[.D42];[.F42])" office:value-type="float" office:value="0.976333333333333" calcext:value-type="float">
            <text:p>0.976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976333333333333" calcext:value-type="float">
            <text:p>0.976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506666666666667" calcext:value-type="float">
            <text:p>0.507</text:p>
          </table:table-cell>
          <table:table-cell office:value-type="float" office:value="0.0199652475845181" calcext:value-type="float">
            <text:p>0.02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038369548110737" calcext:value-type="float">
            <text:p>0.004</text:p>
          </table:table-cell>
          <table:table-cell office:value-type="float" office:value="0.503666666666667" calcext:value-type="float">
            <text:p>0.504</text:p>
          </table:table-cell>
          <table:table-cell office:value-type="float" office:value="0.0422854059405317" calcext:value-type="float">
            <text:p>0.042</text:p>
          </table:table-cell>
          <table:table-cell office:value-type="float" office:value="0.532" calcext:value-type="float">
            <text:p>0.532</text:p>
          </table:table-cell>
          <table:table-cell office:value-type="float" office:value="0.0156080463579241" calcext:value-type="float">
            <text:p>0.016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973666666666667" calcext:value-type="float">
            <text:p>0.974</text:p>
          </table:table-cell>
          <table:table-cell table:style-name="ce8" office:value-type="float" office:value="0.005451809077932" calcext:value-type="float">
            <text:p>0.005</text:p>
          </table:table-cell>
          <table:table-cell table:style-name="ce8" office:value-type="float" office:value="0.967666666666667" calcext:value-type="float">
            <text:p>0.968</text:p>
          </table:table-cell>
          <table:table-cell table:style-name="ce8" office:value-type="float" office:value="0.0074161984870956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9930525388545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3461349368018" calcext:value-type="float">
            <text:p>0.004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451809077932" calcext:value-type="float">
            <text:p>0.005</text:p>
          </table:table-cell>
          <table:table-cell table:style-name="ce31" table:formula="of:=MAX([.H43];[.J43];[.L43];[.N43];[.D43];[.F43])" office:value-type="float" office:value="0.974333333333333" calcext:value-type="float">
            <text:p>0.97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74333333333333" calcext:value-type="float">
            <text:p>0.974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566" calcext:value-type="float">
            <text:p>0.566</text:p>
          </table:table-cell>
          <table:table-cell office:value-type="float" office:value="0.0394334883062607" calcext:value-type="float">
            <text:p>0.03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320242963319345" calcext:value-type="float">
            <text:p>0.032</text:p>
          </table:table-cell>
          <table:table-cell office:value-type="float" office:value="0.537333333333333" calcext:value-type="float">
            <text:p>0.537</text:p>
          </table:table-cell>
          <table:table-cell office:value-type="float" office:value="0.0193146461410908" calcext:value-type="float">
            <text:p>0.019</text:p>
          </table:table-cell>
          <table:table-cell office:value-type="float" office:value="0.521666666666667" calcext:value-type="float">
            <text:p>0.522</text:p>
          </table:table-cell>
          <table:table-cell office:value-type="float" office:value="0.0562608014320608" calcext:value-type="float">
            <text:p>0.056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20991276085877" calcext:value-type="float">
            <text:p>0.012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44];[.J44];[.L44];[.N44];[.D44];[.F44])" office:value-type="float" office:value="0.976" calcext:value-type="float">
            <text:p>0.97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4" calcext:value-type="string">
            <text:p>SPLIT4</text:p>
          </table:table-cell>
          <table:table-cell table:style-name="ce31" table:formula="of:=MAX([.J44];[.L44];[.N44];[.H44])" office:value-type="float" office:value="0.976" calcext:value-type="float">
            <text:p>0.976</text:p>
          </table:table-cell>
          <table:table-cell table:style-name="ce33" table:formula="of:=IF([.R44]=[.H44];[.$H$1];IF([.R44]=[.J44];[.$J$1];IF([.R44]=[.L44];[.$L$1];IF([.R44]=[.N44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80333333333333" calcext:value-type="float">
            <text:p>0.580</text:p>
          </table:table-cell>
          <table:table-cell office:value-type="float" office:value="0.055844526241263" calcext:value-type="float">
            <text:p>0.056</text:p>
          </table:table-cell>
          <table:table-cell office:value-type="float" office:value="0.538666666666667" calcext:value-type="float">
            <text:p>0.539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532666666666667" calcext:value-type="float">
            <text:p>0.533</text:p>
          </table:table-cell>
          <table:table-cell office:value-type="float" office:value="0.0078704793020784" calcext:value-type="float">
            <text:p>0.008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33645467978196" calcext:value-type="float">
            <text:p>0.013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59395098937352" calcext:value-type="float">
            <text:p>0.006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2174919474995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5];[.J45];[.L45];[.N45];[.D45];[.F45])" office:value-type="float" office:value="0.975333333333333" calcext:value-type="float">
            <text:p>0.97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4" calcext:value-type="string">
            <text:p>SPLIT4</text:p>
          </table:table-cell>
          <table:table-cell table:style-name="ce31" table:formula="of:=MAX([.J45];[.L45];[.N45];[.H45])" office:value-type="float" office:value="0.975333333333333" calcext:value-type="float">
            <text:p>0.975</text:p>
          </table:table-cell>
          <table:table-cell table:style-name="ce33" table:formula="of:=IF([.R45]=[.H45];[.$H$1];IF([.R45]=[.J45];[.$J$1];IF([.R45]=[.L45];[.$L$1];IF([.R45]=[.N45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82666666666667" calcext:value-type="float">
            <text:p>0.583</text:p>
          </table:table-cell>
          <table:table-cell office:value-type="float" office:value="0.0536785701084603" calcext:value-type="float">
            <text:p>0.054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26161272451837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35912553585834" calcext:value-type="float">
            <text:p>0.014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5777335102272" calcext:value-type="float">
            <text:p>0.006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46];[.J46];[.L46];[.N46];[.D46];[.F46])" office:value-type="float" office:value="0.975" calcext:value-type="float">
            <text:p>0.975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HARD" calcext:value-type="string">
            <text:p>HARD</text:p>
          </table:table-cell>
          <table:table-cell table:style-name="ce31" table:formula="of:=MAX([.J46];[.L46];[.N46];[.H46])" office:value-type="float" office:value="0.974666666666666" calcext:value-type="float">
            <text:p>0.975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91333333333333" calcext:value-type="float">
            <text:p>0.591</text:p>
          </table:table-cell>
          <table:table-cell office:value-type="float" office:value="0.0574625481896204" calcext:value-type="float">
            <text:p>0.057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16069902309867" calcext:value-type="float">
            <text:p>0.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535666666666667" calcext:value-type="float">
            <text:p>0.536</text:p>
          </table:table-cell>
          <table:table-cell office:value-type="float" office:value="0.0092496246170077" calcext:value-type="float">
            <text:p>0.00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59164485150844" calcext:value-type="float">
            <text:p>0.016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6248689714505" calcext:value-type="float">
            <text:p>0.007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0092521257733" calcext:value-type="float">
            <text:p>0.006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454972243679" calcext:value-type="float">
            <text:p>0.006</text:p>
          </table:table-cell>
          <table:table-cell table:style-name="ce31" table:formula="of:=MAX([.H47];[.J47];[.L47];[.N47];[.D47];[.F47])" office:value-type="float" office:value="0.975" calcext:value-type="float">
            <text:p>0.97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HARD" calcext:value-type="string">
            <text:p>HARD</text:p>
          </table:table-cell>
          <table:table-cell table:style-name="ce31" table:formula="of:=MAX([.J47];[.L47];[.N47];[.H47])" office:value-type="float" office:value="0.973666666666667" calcext:value-type="float">
            <text:p>0.974</text:p>
          </table:table-cell>
          <table:table-cell table:style-name="ce33" table:formula="of:=IF([.R47]=[.H47];[.$H$1];IF([.R47]=[.J47];[.$J$1];IF([.R47]=[.L47];[.$L$1];IF([.R47]=[.N47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577333333333333" calcext:value-type="float">
            <text:p>0.577</text:p>
          </table:table-cell>
          <table:table-cell office:value-type="float" office:value="0.0492386478738444" calcext:value-type="float">
            <text:p>0.049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17851130197757" calcext:value-type="float">
            <text:p>0.012</text:p>
          </table:table-cell>
          <table:table-cell office:value-type="float" office:value="0.538333333333333" calcext:value-type="float">
            <text:p>0.538</text:p>
          </table:table-cell>
          <table:table-cell office:value-type="float" office:value="0.0116069902309867" calcext:value-type="float">
            <text:p>0.012</text:p>
          </table:table-cell>
          <table:table-cell office:value-type="float" office:value="0.537666666666667" calcext:value-type="float">
            <text:p>0.538</text:p>
          </table:table-cell>
          <table:table-cell office:value-type="float" office:value="0.0107108460087064" calcext:value-type="float">
            <text:p>0.011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8333333333333" calcext:value-type="float">
            <text:p>0.918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9" office:value-type="float" office:value="0.975666666666667" calcext:value-type="float">
            <text:p>0.976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8" office:value-type="float" office:value="0.969333333333333" calcext:value-type="float">
            <text:p>0.969</text:p>
          </table:table-cell>
          <table:table-cell table:style-name="ce8" office:value-type="float" office:value="0.0066248689714506" calcext:value-type="float">
            <text:p>0.007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3219608788296" calcext:value-type="float">
            <text:p>0.007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5777335102271" calcext:value-type="float">
            <text:p>0.006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8];[.J48];[.L48];[.N48];[.D48];[.F48])" office:value-type="float" office:value="0.975666666666667" calcext:value-type="float">
            <text:p>0.976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HARD" calcext:value-type="string">
            <text:p>HARD</text:p>
          </table:table-cell>
          <table:table-cell table:style-name="ce31" table:formula="of:=MAX([.J48];[.L48];[.N48];[.H48])" office:value-type="float" office:value="0.975333333333333" calcext:value-type="float">
            <text:p>0.975</text:p>
          </table:table-cell>
          <table:table-cell table:style-name="ce33" table:formula="of:=IF([.R48]=[.H48];[.$H$1];IF([.R48]=[.J48];[.$J$1];IF([.R48]=[.L48];[.$L$1];IF([.R48]=[.N48];[.$N$1]))))" office:value-type="string" office:string-value="SPLIT4" calcext:value-type="string">
            <text:p>SPLIT4</text:p>
          </table:table-cell>
          <table:table-cell table:style-name="ce16" table:number-columns-repeated="2"/>
          <table:table-cell office:value-type="float" office:value="0.49" calcext:value-type="float">
            <text:p>0.490</text:p>
          </table:table-cell>
          <table:table-cell office:value-type="float" office:value="0.025027762362802" calcext:value-type="float">
            <text:p>0.025</text:p>
          </table:table-cell>
          <table:table-cell office:value-type="float" office:value="0.478" calcext:value-type="float">
            <text:p>0.478</text:p>
          </table:table-cell>
          <table:table-cell office:value-type="float" office:value="0.0539598616257183" calcext:value-type="float">
            <text:p>0.054</text:p>
          </table:table-cell>
          <table:table-cell office:value-type="float" office:value="0.492333333333333" calcext:value-type="float">
            <text:p>0.492</text:p>
          </table:table-cell>
          <table:table-cell office:value-type="float" office:value="0.0298514842363175" calcext:value-type="float">
            <text:p>0.030</text:p>
          </table:table-cell>
          <table:table-cell office:value-type="float" office:value="0.496333333333333" calcext:value-type="float">
            <text:p>0.496</text:p>
          </table:table-cell>
          <table:table-cell office:value-type="float" office:value="0.066712484255614" calcext:value-type="float">
            <text:p>0.067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0111554670204543" calcext:value-type="float">
            <text:p>0.011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9];[.J49];[.L49];[.N49];[.D49];[.F49])" office:value-type="float" office:value="0.978666666666667" calcext:value-type="float">
            <text:p>0.979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HARD" calcext:value-type="string">
            <text:p>HARD</text:p>
          </table:table-cell>
          <table:table-cell table:style-name="ce31" table:formula="of:=MAX([.J49];[.L49];[.N49];[.H49])" office:value-type="float" office:value="0.977333333333333" calcext:value-type="float">
            <text:p>0.977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34333333333333" calcext:value-type="float">
            <text:p>0.534</text:p>
          </table:table-cell>
          <table:table-cell office:value-type="float" office:value="0.0288097205817758" calcext:value-type="float">
            <text:p>0.029</text:p>
          </table:table-cell>
          <table:table-cell office:value-type="float" office:value="0.495333333333333" calcext:value-type="float">
            <text:p>0.495</text:p>
          </table:table-cell>
          <table:table-cell office:value-type="float" office:value="0.0579798815682359" calcext:value-type="float">
            <text:p>0.058</text:p>
          </table:table-cell>
          <table:table-cell office:value-type="float" office:value="0.476" calcext:value-type="float">
            <text:p>0.476</text:p>
          </table:table-cell>
          <table:table-cell office:value-type="float" office:value="0.0616170971944205" calcext:value-type="float">
            <text:p>0.062</text:p>
          </table:table-cell>
          <table:table-cell office:value-type="float" office:value="0.486666666666667" calcext:value-type="float">
            <text:p>0.487</text:p>
          </table:table-cell>
          <table:table-cell office:value-type="float" office:value="0.0574697988318888" calcext:value-type="float">
            <text:p>0.057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21666666666667" calcext:value-type="float">
            <text:p>0.922</text:p>
          </table:table-cell>
          <table:table-cell office:value-type="float" office:value="0.0100692049779955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1913918736689" calcext:value-type="float">
            <text:p>0.006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9159604012509" calcext:value-type="float">
            <text:p>0.005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1237243569578" calcext:value-type="float">
            <text:p>0.006</text:p>
          </table:table-cell>
          <table:table-cell table:style-name="ce31" table:formula="of:=MAX([.H50];[.J50];[.L50];[.N50];[.D50];[.F50])" office:value-type="float" office:value="0.978333333333333" calcext:value-type="float">
            <text:p>0.97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9" calcext:value-type="string">
            <text:p>SPLIT9</text:p>
          </table:table-cell>
          <table:table-cell table:style-name="ce31" table:formula="of:=MAX([.J50];[.L50];[.N50];[.H50])" office:value-type="float" office:value="0.978333333333333" calcext:value-type="float">
            <text:p>0.978</text:p>
          </table:table-cell>
          <table:table-cell table:style-name="ce33" table:formula="of:=IF([.R50]=[.H50];[.$H$1];IF([.R50]=[.J50];[.$J$1];IF([.R50]=[.L50];[.$L$1];IF([.R50]=[.N50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34333333333333" calcext:value-type="float">
            <text:p>0.534</text:p>
          </table:table-cell>
          <table:table-cell office:value-type="float" office:value="0.0298282118509008" calcext:value-type="float">
            <text:p>0.030</text:p>
          </table:table-cell>
          <table:table-cell office:value-type="float" office:value="0.470666666666667" calcext:value-type="float">
            <text:p>0.471</text:p>
          </table:table-cell>
          <table:table-cell office:value-type="float" office:value="0.0552469204772738" calcext:value-type="float">
            <text:p>0.055</text:p>
          </table:table-cell>
          <table:table-cell office:value-type="float" office:value="0.511666666666667" calcext:value-type="float">
            <text:p>0.512</text:p>
          </table:table-cell>
          <table:table-cell office:value-type="float" office:value="0.0469337594677624" calcext:value-type="float">
            <text:p>0.047</text:p>
          </table:table-cell>
          <table:table-cell office:value-type="float" office:value="0.510333333333333" calcext:value-type="float">
            <text:p>0.510</text:p>
          </table:table-cell>
          <table:table-cell office:value-type="float" office:value="0.0514970333557618" calcext:value-type="float">
            <text:p>0.05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9817784316682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7" calcext:value-type="float">
            <text:p>0.970</text:p>
          </table:table-cell>
          <table:table-cell office:value-type="float" office:value="0.0051370116691407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7666666666667" calcext:value-type="float">
            <text:p>0.978</text:p>
          </table:table-cell>
          <table:table-cell office:value-type="float" office:value="0.0058452259722501" calcext:value-type="float">
            <text:p>0.006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59628479399994" calcext:value-type="float">
            <text:p>0.006</text:p>
          </table:table-cell>
          <table:table-cell table:style-name="ce31" table:formula="of:=MAX([.H51];[.J51];[.L51];[.N51];[.D51];[.F51])" office:value-type="float" office:value="0.979" calcext:value-type="float">
            <text:p>0.97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9" calcext:value-type="string">
            <text:p>SPLIT9</text:p>
          </table:table-cell>
          <table:table-cell table:style-name="ce31" table:formula="of:=MAX([.J51];[.L51];[.N51];[.H51])" office:value-type="float" office:value="0.979" calcext:value-type="float">
            <text:p>0.979</text:p>
          </table:table-cell>
          <table:table-cell table:style-name="ce33" table:formula="of:=IF([.R51]=[.H51];[.$H$1];IF([.R51]=[.J51];[.$J$1];IF([.R51]=[.L51];[.$L$1];IF([.R51]=[.N5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533666666666667" calcext:value-type="float">
            <text:p>0.534</text:p>
          </table:table-cell>
          <table:table-cell office:value-type="float" office:value="0.0294014360949332" calcext:value-type="float">
            <text:p>0.029</text:p>
          </table:table-cell>
          <table:table-cell office:value-type="float" office:value="0.470666666666667" calcext:value-type="float">
            <text:p>0.471</text:p>
          </table:table-cell>
          <table:table-cell office:value-type="float" office:value="0.0552469204772738" calcext:value-type="float">
            <text:p>0.055</text:p>
          </table:table-cell>
          <table:table-cell office:value-type="float" office:value="0.487333333333333" calcext:value-type="float">
            <text:p>0.487</text:p>
          </table:table-cell>
          <table:table-cell office:value-type="float" office:value="0.0543343558185998" calcext:value-type="float">
            <text:p>0.054</text:p>
          </table:table-cell>
          <table:table-cell office:value-type="float" office:value="0.510333333333333" calcext:value-type="float">
            <text:p>0.510</text:p>
          </table:table-cell>
          <table:table-cell office:value-type="float" office:value="0.0514970333557618" calcext:value-type="float">
            <text:p>0.05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23333333333333" calcext:value-type="float">
            <text:p>0.923</text:p>
          </table:table-cell>
          <table:table-cell office:value-type="float" office:value="0.012801909579781" calcext:value-type="float">
            <text:p>0.013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38005847503305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57008771254956" calcext:value-type="float">
            <text:p>0.00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52];[.J52];[.L52];[.N52];[.D52];[.F52])" office:value-type="float" office:value="0.978666666666667" calcext:value-type="float">
            <text:p>0.979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978666666666667" calcext:value-type="float">
            <text:p>0.979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480666666666667" calcext:value-type="float">
            <text:p>0.481</text:p>
          </table:table-cell>
          <table:table-cell office:value-type="float" office:value="0.0210026453360311" calcext:value-type="float">
            <text:p>0.021</text:p>
          </table:table-cell>
          <table:table-cell office:value-type="float" office:value="0.495333333333333" calcext:value-type="float">
            <text:p>0.495</text:p>
          </table:table-cell>
          <table:table-cell office:value-type="float" office:value="0.0579798815682359" calcext:value-type="float">
            <text:p>0.058</text:p>
          </table:table-cell>
          <table:table-cell office:value-type="float" office:value="0.477666666666667" calcext:value-type="float">
            <text:p>0.478</text:p>
          </table:table-cell>
          <table:table-cell office:value-type="float" office:value="0.0505332673702296" calcext:value-type="float">
            <text:p>0.051</text:p>
          </table:table-cell>
          <table:table-cell office:value-type="float" office:value="0.511666666666667" calcext:value-type="float">
            <text:p>0.512</text:p>
          </table:table-cell>
          <table:table-cell office:value-type="float" office:value="0.0485769721392989" calcext:value-type="float">
            <text:p>0.049</text:p>
          </table:table-cell>
          <table:table-cell table:number-columns-repeated="99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HARD" calcext:value-type="string">
            <text:p>HARD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3" table:default-cell-style-name="ce1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991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991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6"/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991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78666666666667" calcext:value-type="float">
            <text:p>0.879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8" table:number-columns-repeated="4"/>
          <table:table-cell table:number-columns-repeated="1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63881881375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4625954332777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03682206766638" calcext:value-type="float">
            <text:p>0.010</text:p>
          </table:table-cell>
          <table:table-cell table:number-columns-repeated="16"/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7855034108112" calcext:value-type="float">
            <text:p>0.015</text:p>
          </table:table-cell>
          <table:table-cell office:value-type="float" office:value="0.800666666666667" calcext:value-type="float">
            <text:p>0.801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29850341205216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6710518724987" calcext:value-type="float">
            <text:p>0.013</text:p>
          </table:table-cell>
          <table:table-cell table:number-columns-repeated="16"/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51565900591862" calcext:value-type="float">
            <text:p>0.015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023789311975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8908728351363" calcext:value-type="float">
            <text:p>0.011</text:p>
          </table:table-cell>
          <table:table-cell table:number-columns-repeated="16"/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10</text:p>
          </table:table-cell>
          <table:table-cell table:number-columns-repeated="16"/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84491945704244" calcext:value-type="float">
            <text:p>0.00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083666002653407" calcext:value-type="float">
            <text:p>0.008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9" office:value-type="float" office:value="0.0149814700361628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1106014163899" calcext:value-type="float">
            <text:p>0.012</text:p>
          </table:table-cell>
          <table:table-cell table:style-name="ce31" table:formula="of:=MAX([.H8];[.J8];[.L8];[.N8];[.D8];[.F8])" office:value-type="float" office:value="0.891" calcext:value-type="float">
            <text:p>0.891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COMBO" calcext:value-type="string">
            <text:p>COMBO</text:p>
          </table:table-cell>
          <table:table-cell table:style-name="ce31" table:formula="of:=MAX([.J8];[.L8];[.N8];[.H8])" office:value-type="float" office:value="0.891" calcext:value-type="float">
            <text:p>0.891</text:p>
          </table:table-cell>
          <table:table-cell table:style-name="ce33" table:formula="of:=IF([.R8]=[.H8];[.$H$1];IF([.R8]=[.J8];[.$J$1];IF([.R8]=[.L8];[.$L$1];IF([.R8]=[.N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04333333333333" calcext:value-type="float">
            <text:p>0.804</text:p>
          </table:table-cell>
          <table:table-cell office:value-type="float" office:value="0.0155277529318028" calcext:value-type="float">
            <text:p>0.016</text:p>
          </table:table-cell>
          <table:table-cell office:value-type="float" office:value="0.806333333333333" calcext:value-type="float">
            <text:p>0.806</text:p>
          </table:table-cell>
          <table:table-cell office:value-type="float" office:value="0.0148791427471104" calcext:value-type="float">
            <text:p>0.015</text:p>
          </table:table-cell>
          <table:table-cell office:value-type="float" office:value="0.803666666666667" calcext:value-type="float">
            <text:p>0.804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0138820063852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9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81308739451003" calcext:value-type="float">
            <text:p>0.008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5452140421842" calcext:value-type="float">
            <text:p>0.010</text:p>
          </table:table-cell>
          <table:table-cell table:style-name="ce31" table:formula="of:=MAX([.H9];[.J9];[.L9];[.N9];[.D9];[.F9])" office:value-type="float" office:value="0.892333333333333" calcext:value-type="float">
            <text:p>0.89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2333333333333" calcext:value-type="float">
            <text:p>0.89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7666666666667" calcext:value-type="float">
            <text:p>0.808</text:p>
          </table:table-cell>
          <table:table-cell office:value-type="float" office:value="0.0175039678041548" calcext:value-type="float">
            <text:p>0.018</text:p>
          </table:table-cell>
          <table:table-cell office:value-type="float" office:value="0.803666666666667" calcext:value-type="float">
            <text:p>0.804</text:p>
          </table:table-cell>
          <table:table-cell office:value-type="float" office:value="0.0135605637378719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7478812037526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10715831528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6038709187196" calcext:value-type="float">
            <text:p>0.007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10];[.J10];[.L10];[.N10];[.D10];[.F10])" office:value-type="float" office:value="0.892333333333333" calcext:value-type="float">
            <text:p>0.892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2333333333333" calcext:value-type="float">
            <text:p>0.892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office:value-type="float" office:value="0.0151198912400556" calcext:value-type="float">
            <text:p>0.01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16372402253657" calcext:value-type="float">
            <text:p>0.016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28560405171179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6534030935555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52934263292725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85796917841558" calcext:value-type="float">
            <text:p>0.009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071686043892021" calcext:value-type="float">
            <text:p>0.00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88662907188469" calcext:value-type="float">
            <text:p>0.009</text:p>
          </table:table-cell>
          <table:table-cell table:style-name="ce31" table:formula="of:=MAX([.H11];[.J11];[.L11];[.N11];[.D11];[.F11])" office:value-type="float" office:value="0.89" calcext:value-type="float">
            <text:p>0.890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9" calcext:value-type="float">
            <text:p>0.890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5333333333333" calcext:value-type="float">
            <text:p>0.805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804666666666667" calcext:value-type="float">
            <text:p>0.805</text:p>
          </table:table-cell>
          <table:table-cell office:value-type="float" office:value="0.0162189875009371" calcext:value-type="float">
            <text:p>0.016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693063937629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8313005106397" calcext:value-type="float">
            <text:p>0.007</text:p>
          </table:table-cell>
          <table:table-cell table:style-name="ce20" office:value-type="float" office:value="0.889" calcext:value-type="float">
            <text:p>0.889</text:p>
          </table:table-cell>
          <table:table-cell table:style-name="ce10" office:value-type="float" office:value="0.0080450122574314" calcext:value-type="float">
            <text:p>0.008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75092535507124" calcext:value-type="float">
            <text:p>0.008</text:p>
          </table:table-cell>
          <table:table-cell table:style-name="ce31" table:formula="of:=MAX([.H12];[.J12];[.L12];[.N12];[.D12];[.F12])" office:value-type="float" office:value="0.889" calcext:value-type="float">
            <text:p>0.88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889" calcext:value-type="float">
            <text:p>0.889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6333333333333" calcext:value-type="float">
            <text:p>0.806</text:p>
          </table:table-cell>
          <table:table-cell office:value-type="float" office:value="0.0152934263292726" calcext:value-type="float">
            <text:p>0.015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6534030935555" calcext:value-type="float">
            <text:p>0.015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4625954332777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95" calcext:value-type="float">
            <text:p>0.895</text:p>
          </table:table-cell>
          <table:table-cell table:style-name="ce9" office:value-type="float" office:value="0.0102062072615965" calcext:value-type="float">
            <text:p>0.01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17497044880097" calcext:value-type="float">
            <text:p>0.012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8" office:value-type="float" office:value="0.0115108644332213" calcext:value-type="float">
            <text:p>0.012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64823137534347" calcext:value-type="float">
            <text:p>0.016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269211792745" calcext:value-type="float">
            <text:p>0.011</text:p>
          </table:table-cell>
          <table:table-cell table:style-name="ce31" table:formula="of:=MAX([.H13];[.J13];[.L13];[.N13];[.D13];[.F13])" office:value-type="float" office:value="0.895" calcext:value-type="float">
            <text:p>0.89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93666666666667" calcext:value-type="float">
            <text:p>0.894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01" calcext:value-type="float">
            <text:p>0.801</text:p>
          </table:table-cell>
          <table:table-cell office:value-type="float" office:value="0.0112792828771257" calcext:value-type="float">
            <text:p>0.011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56570311572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32497379429012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94666666666667" calcext:value-type="float">
            <text:p>0.895</text:p>
          </table:table-cell>
          <table:table-cell table:style-name="ce10" office:value-type="float" office:value="0.0105013226680155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8666666666667" calcext:value-type="float">
            <text:p>0.899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3939949617187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5013226680155" calcext:value-type="float">
            <text:p>0.011</text:p>
          </table:table-cell>
          <table:table-cell table:style-name="ce31" table:formula="of:=MAX([.H14];[.J14];[.L14];[.N14];[.D14];[.F14])" office:value-type="float" office:value="0.898666666666667" calcext:value-type="float">
            <text:p>0.89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COMBO" calcext:value-type="string">
            <text:p>COMBO</text:p>
          </table:table-cell>
          <table:table-cell table:style-name="ce31" table:formula="of:=MAX([.J14];[.L14];[.N14];[.H14])" office:value-type="float" office:value="0.898666666666667" calcext:value-type="float">
            <text:p>0.899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666666666666" calcext:value-type="float">
            <text:p>0.802</text:p>
          </table:table-cell>
          <table:table-cell office:value-type="float" office:value="0.012360330811826" calcext:value-type="float">
            <text:p>0.012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35708019905481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105409255338945" calcext:value-type="float">
            <text:p>0.0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0991276085876" calcext:value-type="float">
            <text:p>0.012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17023264543612" calcext:value-type="float">
            <text:p>0.012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12422813026933" calcext:value-type="float">
            <text:p>0.011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table:style-name="ce31" table:formula="of:=MAX([.H15];[.J15];[.L15];[.N15];[.D15];[.F15])" office:value-type="float" office:value="0.897333333333333" calcext:value-type="float">
            <text:p>0.89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897333333333333" calcext:value-type="float">
            <text:p>0.89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4370962471642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35708019905481" calcext:value-type="float">
            <text:p>0.014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94333333333333" calcext:value-type="float">
            <text:p>0.894</text:p>
          </table:table-cell>
          <table:table-cell table:style-name="ce10" office:value-type="float" office:value="0.0103144989645105" calcext:value-type="float">
            <text:p>0.01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1678081656293" calcext:value-type="float">
            <text:p>0.012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102062072615965" calcext:value-type="float">
            <text:p>0.010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08653373420044" calcext:value-type="float">
            <text:p>0.0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3284303119776" calcext:value-type="float">
            <text:p>0.011</text:p>
          </table:table-cell>
          <table:table-cell table:style-name="ce31" table:formula="of:=MAX([.H16];[.J16];[.L16];[.N16];[.D16];[.F16])" office:value-type="float" office:value="0.898333333333333" calcext:value-type="float">
            <text:p>0.898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898333333333333" calcext:value-type="float">
            <text:p>0.898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35092560861063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4370962471642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9144209764945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3" calcext:value-type="float">
            <text:p>0.893</text:p>
          </table:table-cell>
          <table:table-cell table:style-name="ce10" office:value-type="float" office:value="0.0104349838949989" calcext:value-type="float">
            <text:p>0.010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20761472884911" calcext:value-type="float">
            <text:p>0.012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6428327977152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904519445001" calcext:value-type="float">
            <text:p>0.012</text:p>
          </table:table-cell>
          <table:table-cell table:style-name="ce31" table:formula="of:=MAX([.H17];[.J17];[.L17];[.N17];[.D17];[.F17])" office:value-type="float" office:value="0.897666666666667" calcext:value-type="float">
            <text:p>0.89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897666666666667" calcext:value-type="float">
            <text:p>0.898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6930639376292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9144209764945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4333333333333" calcext:value-type="float">
            <text:p>0.894</text:p>
          </table:table-cell>
          <table:table-cell table:style-name="ce8" office:value-type="float" office:value="0.0119373363863133" calcext:value-type="float">
            <text:p>0.012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96032401939253" calcext:value-type="float">
            <text:p>0.010</text:p>
          </table:table-cell>
          <table:table-cell table:style-name="ce19" office:value-type="float" office:value="0.894" calcext:value-type="float">
            <text:p>0.894</text:p>
          </table:table-cell>
          <table:table-cell table:style-name="ce9" office:value-type="float" office:value="0.0096176920308356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48136573621926" calcext:value-type="float">
            <text:p>0.01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1742392963485" calcext:value-type="float">
            <text:p>0.009</text:p>
          </table:table-cell>
          <table:table-cell table:style-name="ce31" table:formula="of:=MAX([.H18];[.J18];[.L18];[.N18];[.D18];[.F18])" office:value-type="float" office:value="0.896" calcext:value-type="float">
            <text:p>0.896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2" calcext:value-type="string">
            <text:p>SPLIT2</text:p>
          </table:table-cell>
          <table:table-cell table:style-name="ce31" table:formula="of:=MAX([.J18];[.L18];[.N18];[.H18])" office:value-type="float" office:value="0.896" calcext:value-type="float">
            <text:p>0.896</text:p>
          </table:table-cell>
          <table:table-cell table:style-name="ce33" table:formula="of:=IF([.R18]=[.H18];[.$H$1];IF([.R18]=[.J18];[.$J$1];IF([.R18]=[.L18];[.$L$1];IF([.R18]=[.N1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3666666666667" calcext:value-type="float">
            <text:p>0.804</text:p>
          </table:table-cell>
          <table:table-cell office:value-type="float" office:value="0.0131972219298861" calcext:value-type="float">
            <text:p>0.013</text:p>
          </table:table-cell>
          <table:table-cell office:value-type="float" office:value="0.805" calcext:value-type="float">
            <text:p>0.805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04666666666667" calcext:value-type="float">
            <text:p>0.805</text:p>
          </table:table-cell>
          <table:table-cell office:value-type="float" office:value="0.013091557924437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51657508881031" calcext:value-type="float">
            <text:p>0.01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076376261582597" calcext:value-type="float">
            <text:p>0.008</text:p>
          </table:table-cell>
          <table:table-cell table:style-name="ce20" office:value-type="float" office:value="0.898333333333333" calcext:value-type="float">
            <text:p>0.898</text:p>
          </table:table-cell>
          <table:table-cell table:style-name="ce10" office:value-type="float" office:value="0.006454972243679" calcext:value-type="float">
            <text:p>0.006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0277393043275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19];[.J19];[.L19];[.N19];[.D19];[.F19])" office:value-type="float" office:value="0.898333333333333" calcext:value-type="float">
            <text:p>0.898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898333333333333" calcext:value-type="float">
            <text:p>0.898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31550581737807" calcext:value-type="float">
            <text:p>0.013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4625954332777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896666666666667" calcext:value-type="float">
            <text:p>0.897</text:p>
          </table:table-cell>
          <table:table-cell table:style-name="ce10" office:value-type="float" office:value="0.0092044675143227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118438920029599" calcext:value-type="float">
            <text:p>0.012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5796917841558" calcext:value-type="float">
            <text:p>0.009</text:p>
          </table:table-cell>
          <table:table-cell table:style-name="ce31" table:formula="of:=MAX([.H20];[.J20];[.L20];[.N20];[.D20];[.F20])" office:value-type="float" office:value="0.896666666666667" calcext:value-type="float">
            <text:p>0.89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896666666666667" calcext:value-type="float">
            <text:p>0.897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82158383625775" calcext:value-type="float">
            <text:p>0.008</text:p>
          </table:table-cell>
          <table:table-cell table:style-name="ce20" office:value-type="float" office:value="0.896333333333333" calcext:value-type="float">
            <text:p>0.896</text:p>
          </table:table-cell>
          <table:table-cell table:style-name="ce10" office:value-type="float" office:value="0.0108908728351363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249579113843" calcext:value-type="float">
            <text:p>0.008</text:p>
          </table:table-cell>
          <table:table-cell table:style-name="ce31" table:formula="of:=MAX([.H21];[.J21];[.L21];[.N21];[.D21];[.F21])" office:value-type="float" office:value="0.896666666666667" calcext:value-type="float">
            <text:p>0.897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9" calcext:value-type="string">
            <text:p>SPLIT9</text:p>
          </table:table-cell>
          <table:table-cell table:style-name="ce31" table:formula="of:=MAX([.J21];[.L21];[.N21];[.H21])" office:value-type="float" office:value="0.896666666666667" calcext:value-type="float">
            <text:p>0.897</text:p>
          </table:table-cell>
          <table:table-cell table:style-name="ce33" table:formula="of:=IF([.R21]=[.H21];[.$H$1];IF([.R21]=[.J21];[.$J$1];IF([.R21]=[.L21];[.$L$1];IF([.R21]=[.N21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103010247602416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3010247602416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5" calcext:value-type="float">
            <text:p>0.009</text:p>
          </table:table-cell>
          <table:table-cell table:style-name="ce31" table:formula="of:=MAX([.H22];[.J22];[.L22];[.N22];[.D22];[.F22])" office:value-type="float" office:value="0.896666666666667" calcext:value-type="float">
            <text:p>0.897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SPLIT9" calcext:value-type="string">
            <text:p>SPLIT9</text:p>
          </table:table-cell>
          <table:table-cell table:style-name="ce31" table:formula="of:=MAX([.J22];[.L22];[.N22];[.H22])" office:value-type="float" office:value="0.896666666666667" calcext:value-type="float">
            <text:p>0.897</text:p>
          </table:table-cell>
          <table:table-cell table:style-name="ce33" table:formula="of:=IF([.R22]=[.H22];[.$H$1];IF([.R22]=[.J22];[.$J$1];IF([.R22]=[.L22];[.$L$1];IF([.R22]=[.N2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3" calcext:value-type="float">
            <text:p>0.893</text:p>
          </table:table-cell>
          <table:table-cell table:style-name="ce9" office:value-type="float" office:value="0.0090061707240708" calcext:value-type="float">
            <text:p>0.009</text:p>
          </table:table-cell>
          <table:table-cell table:style-name="ce8" office:value-type="float" office:value="0.866666666666667" calcext:value-type="float">
            <text:p>0.867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889" calcext:value-type="float">
            <text:p>0.889</text:p>
          </table:table-cell>
          <table:table-cell table:style-name="ce9" office:value-type="float" office:value="0.0072264944628929" calcext:value-type="float">
            <text:p>0.007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40929454377397" calcext:value-type="float">
            <text:p>0.014</text:p>
          </table:table-cell>
          <table:table-cell table:style-name="ce31" table:formula="of:=MAX([.H23];[.J23];[.L23];[.N23];[.D23];[.F23])" office:value-type="float" office:value="0.893" calcext:value-type="float">
            <text:p>0.893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89" calcext:value-type="float">
            <text:p>0.889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03333333333333" calcext:value-type="float">
            <text:p>0.803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1678081656293" calcext:value-type="float">
            <text:p>0.012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287565553229" calcext:value-type="float">
            <text:p>0.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5009578227708" calcext:value-type="float">
            <text:p>0.015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" calcext:value-type="float">
            <text:p>0.895</text:p>
          </table:table-cell>
          <table:table-cell table:style-name="ce10" office:value-type="float" office:value="0.0092796072713833" calcext:value-type="float">
            <text:p>0.0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45497224367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67700320038633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1550581737807" calcext:value-type="float">
            <text:p>0.013</text:p>
          </table:table-cell>
          <table:table-cell table:style-name="ce31" table:formula="of:=MAX([.H24];[.J24];[.L24];[.N24];[.D24];[.F24])" office:value-type="float" office:value="0.895" calcext:value-type="float">
            <text:p>0.895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3666666666667" calcext:value-type="float">
            <text:p>0.894</text:p>
          </table:table-cell>
          <table:table-cell table:style-name="ce33" table:formula="of:=IF([.R24]=[.H24];[.$H$1];IF([.R24]=[.J24];[.$J$1];IF([.R24]=[.L24];[.$L$1];IF([.R24]=[.N2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26600860098886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94721814922551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1649658092772" calcext:value-type="float">
            <text:p>0.008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10176625873589" calcext:value-type="float">
            <text:p>0.01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4886783801988" calcext:value-type="float">
            <text:p>0.013</text:p>
          </table:table-cell>
          <table:table-cell table:style-name="ce31" table:formula="of:=MAX([.H25];[.J25];[.L25];[.N25];[.D25];[.F25])" office:value-type="float" office:value="0.895666666666667" calcext:value-type="float">
            <text:p>0.89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4666666666667" calcext:value-type="float">
            <text:p>0.895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" calcext:value-type="float">
            <text:p>0.897</text:p>
          </table:table-cell>
          <table:table-cell table:style-name="ce10" office:value-type="float" office:value="0.0091590877760227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8173595997057" calcext:value-type="float">
            <text:p>0.008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8601329718327" calcext:value-type="float">
            <text:p>0.010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05013226680155" calcext:value-type="float">
            <text:p>0.011</text:p>
          </table:table-cell>
          <table:table-cell table:style-name="ce31" table:formula="of:=MAX([.H26];[.J26];[.L26];[.N26];[.D26];[.F26])" office:value-type="float" office:value="0.897" calcext:value-type="float">
            <text:p>0.89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96" calcext:value-type="float">
            <text:p>0.896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096752835157999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4656167328001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89" calcext:value-type="float">
            <text:p>0.890</text:p>
          </table:table-cell>
          <table:table-cell office:value-type="float" office:value="0.0098601329718326" calcext:value-type="float">
            <text:p>0.010</text:p>
          </table:table-cell>
          <table:table-cell table:style-name="ce31" table:formula="of:=MAX([.H27];[.J27];[.L27];[.N27];[.D27];[.F27])" office:value-type="float" office:value="0.896333333333333" calcext:value-type="float">
            <text:p>0.89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4666666666667" calcext:value-type="float">
            <text:p>0.895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068109389139008" calcext:value-type="float">
            <text:p>0.007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73219608788296" calcext:value-type="float">
            <text:p>0.007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136727628679957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0277393043275" calcext:value-type="float">
            <text:p>0.010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6710518724988" calcext:value-type="float">
            <text:p>0.013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table:style-name="ce31" table:formula="of:=MAX([.H28];[.J28];[.L28];[.N28];[.D28];[.F28])" office:value-type="float" office:value="0.895333333333333" calcext:value-type="float">
            <text:p>0.895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892666666666667" calcext:value-type="float">
            <text:p>0.893</text:p>
          </table:table-cell>
          <table:table-cell table:style-name="ce33" table:formula="of:=IF([.R28]=[.H28];[.$H$1];IF([.R28]=[.J28];[.$J$1];IF([.R28]=[.L28];[.$L$1];IF([.R28]=[.N28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803" calcext:value-type="float">
            <text:p>0.803</text:p>
          </table:table-cell>
          <table:table-cell office:value-type="float" office:value="0.0142107158315281" calcext:value-type="float">
            <text:p>0.014</text:p>
          </table:table-cell>
          <table:table-cell office:value-type="float" office:value="0.803333333333333" calcext:value-type="float">
            <text:p>0.8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office:value-type="float" office:value="0.805333333333333" calcext:value-type="float">
            <text:p>0.805</text:p>
          </table:table-cell>
          <table:table-cell office:value-type="float" office:value="0.0142594997574716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" calcext:value-type="float">
            <text:p>0.89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98882646494608" calcext:value-type="float">
            <text:p>0.010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29];[.J29];[.L29];[.N29];[.D29];[.F29])" office:value-type="float" office:value="0.897333333333333" calcext:value-type="float">
            <text:p>0.897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COMBO" calcext:value-type="string">
            <text:p>COMBO</text:p>
          </table:table-cell>
          <table:table-cell table:style-name="ce31" table:formula="of:=MAX([.J29];[.L29];[.N29];[.H29])" office:value-type="float" office:value="0.897333333333333" calcext:value-type="float">
            <text:p>0.897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9257421181587" calcext:value-type="float">
            <text:p>0.0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71297498787357" calcext:value-type="float">
            <text:p>0.007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15710366384732" calcext:value-type="float">
            <text:p>0.012</text:p>
          </table:table-cell>
          <table:table-cell table:style-name="ce20" office:value-type="float" office:value="0.896333333333333" calcext:value-type="float">
            <text:p>0.896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88662907188469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5145401970583" calcext:value-type="float">
            <text:p>0.011</text:p>
          </table:table-cell>
          <table:table-cell table:style-name="ce31" table:formula="of:=MAX([.H30];[.J30];[.L30];[.N30];[.D30];[.F30])" office:value-type="float" office:value="0.896333333333333" calcext:value-type="float">
            <text:p>0.896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COMBO" calcext:value-type="string">
            <text:p>COMBO</text:p>
          </table:table-cell>
          <table:table-cell table:style-name="ce31" table:formula="of:=MAX([.J30];[.L30];[.N30];[.H30])" office:value-type="float" office:value="0.896333333333333" calcext:value-type="float">
            <text:p>0.896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3" calcext:value-type="float">
            <text:p>0.803</text:p>
          </table:table-cell>
          <table:table-cell office:value-type="float" office:value="0.0145009578227708" calcext:value-type="float">
            <text:p>0.015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5192024052026" calcext:value-type="float">
            <text:p>0.007</text:p>
          </table:table-cell>
          <table:table-cell office:value-type="float" office:value="0.88" calcext:value-type="float">
            <text:p>0.880</text:p>
          </table:table-cell>
          <table:table-cell office:value-type="float" office:value="0.0109290642071699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110302614051828" calcext:value-type="float">
            <text:p>0.01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8397416943393" calcext:value-type="float">
            <text:p>0.011</text:p>
          </table:table-cell>
          <table:table-cell table:style-name="ce31" table:formula="of:=MAX([.H31];[.J31];[.L31];[.N31];[.D31];[.F31])" office:value-type="float" office:value="0.896333333333333" calcext:value-type="float">
            <text:p>0.896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896333333333333" calcext:value-type="float">
            <text:p>0.896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3" calcext:value-type="float">
            <text:p>0.803</text:p>
          </table:table-cell>
          <table:table-cell office:value-type="float" office:value="0.0145009578227708" calcext:value-type="float">
            <text:p>0.0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3081173542232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5009578227708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0781941762701" calcext:value-type="float">
            <text:p>0.006</text:p>
          </table:table-cell>
          <table:table-cell office:value-type="float" office:value="0.88" calcext:value-type="float">
            <text:p>0.880</text:p>
          </table:table-cell>
          <table:table-cell office:value-type="float" office:value="0.0113038833052087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32];[.J32];[.L32];[.N32];[.D32];[.F32])" office:value-type="float" office:value="0.895666666666667" calcext:value-type="float">
            <text:p>0.896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COMBO" calcext:value-type="string">
            <text:p>COMBO</text:p>
          </table:table-cell>
          <table:table-cell table:style-name="ce31" table:formula="of:=MAX([.J32];[.L32];[.N32];[.H32])" office:value-type="float" office:value="0.895666666666667" calcext:value-type="float">
            <text:p>0.896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8333333333333" calcext:value-type="float">
            <text:p>0.898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8" office:value-type="float" office:value="0.871333333333333" calcext:value-type="float">
            <text:p>0.871</text:p>
          </table:table-cell>
          <table:table-cell table:style-name="ce8" office:value-type="float" office:value="0.0113284303119776" calcext:value-type="float">
            <text:p>0.011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104482853457716" calcext:value-type="float">
            <text:p>0.010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0531231545096" calcext:value-type="float">
            <text:p>0.012</text:p>
          </table:table-cell>
          <table:table-cell table:style-name="ce31" table:formula="of:=MAX([.H33];[.J33];[.L33];[.N33];[.D33];[.F33])" office:value-type="float" office:value="0.898333333333333" calcext:value-type="float">
            <text:p>0.898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3" calcext:value-type="float">
            <text:p>0.893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4625954332777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31972219298861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023789311975" calcext:value-type="float">
            <text:p>0.014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093985814532478" calcext:value-type="float">
            <text:p>0.00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063464775882198" calcext:value-type="float">
            <text:p>0.00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18204154843313" calcext:value-type="float">
            <text:p>0.012</text:p>
          </table:table-cell>
          <table:table-cell table:style-name="ce31" table:formula="of:=MAX([.H34];[.J34];[.L34];[.N34];[.D34];[.F34])" office:value-type="float" office:value="0.895" calcext:value-type="float">
            <text:p>0.895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COMBO" calcext:value-type="string">
            <text:p>COMBO</text:p>
          </table:table-cell>
          <table:table-cell table:style-name="ce31" table:formula="of:=MAX([.J34];[.L34];[.N34];[.H34])" office:value-type="float" office:value="0.895" calcext:value-type="float">
            <text:p>0.895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0666666666667" calcext:value-type="float">
            <text:p>0.801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097894501037256" calcext:value-type="float">
            <text:p>0.010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082831824265261" calcext:value-type="float">
            <text:p>0.008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2496246170076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8344155387856" calcext:value-type="float">
            <text:p>0.013</text:p>
          </table:table-cell>
          <table:table-cell table:style-name="ce31" table:formula="of:=MAX([.H35];[.J35];[.L35];[.N35];[.D35];[.F35])" office:value-type="float" office:value="0.896333333333333" calcext:value-type="float">
            <text:p>0.896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93666666666667" calcext:value-type="float">
            <text:p>0.894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95452140421842" calcext:value-type="float">
            <text:p>0.010</text:p>
          </table:table-cell>
          <table:table-cell table:style-name="ce12" office:value-type="float" office:value="0.896333333333333" calcext:value-type="float">
            <text:p>0.896</text:p>
          </table:table-cell>
          <table:table-cell table:style-name="ce10" office:value-type="float" office:value="0.0077638764659013" calcext:value-type="float">
            <text:p>0.008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4" calcext:value-type="float">
            <text:p>0.0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07367489389375" calcext:value-type="float">
            <text:p>0.011</text:p>
          </table:table-cell>
          <table:table-cell table:style-name="ce31" table:formula="of:=MAX([.H36];[.J36];[.L36];[.N36];[.D36];[.F36])" office:value-type="float" office:value="0.896333333333333" calcext:value-type="float">
            <text:p>0.896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6333333333333" calcext:value-type="float">
            <text:p>0.896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5309892613798" calcext:value-type="float">
            <text:p>0.009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103816076682649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02333876220058" calcext:value-type="float">
            <text:p>0.010</text:p>
          </table:table-cell>
          <table:table-cell table:style-name="ce31" table:formula="of:=MAX([.H37];[.J37];[.L37];[.N37];[.D37];[.F37])" office:value-type="float" office:value="0.896" calcext:value-type="float">
            <text:p>0.896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896" calcext:value-type="float">
            <text:p>0.89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81" calcext:value-type="float">
            <text:p>0.881</text:p>
          </table:table-cell>
          <table:table-cell table:style-name="ce8" office:value-type="float" office:value="0.0090215790684829" calcext:value-type="float">
            <text:p>0.009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8" calcext:value-type="float">
            <text:p>0.880</text:p>
          </table:table-cell>
          <table:table-cell table:style-name="ce9" office:value-type="float" office:value="0.0074535599249993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1879019787470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27257394458807" calcext:value-type="float">
            <text:p>0.013</text:p>
          </table:table-cell>
          <table:table-cell table:style-name="ce31" table:formula="of:=MAX([.H38];[.J38];[.L38];[.N38];[.D38];[.F38])" office:value-type="float" office:value="0.885666666666667" calcext:value-type="float">
            <text:p>0.88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2" calcext:value-type="string">
            <text:p>SPLIT2</text:p>
          </table:table-cell>
          <table:table-cell table:style-name="ce31" table:formula="of:=MAX([.J38];[.L38];[.N38];[.H38])" office:value-type="float" office:value="0.885666666666667" calcext:value-type="float">
            <text:p>0.886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1" calcext:value-type="float">
            <text:p>0.801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4370962471642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0138820063852" calcext:value-type="float">
            <text:p>0.014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31550581737807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1333333333333" calcext:value-type="float">
            <text:p>0.881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table:style-name="ce10" office:value-type="float" office:value="0.0084983658559879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1137742964253" calcext:value-type="float">
            <text:p>0.008</text:p>
          </table:table-cell>
          <table:table-cell table:style-name="ce31" table:formula="of:=MAX([.H39];[.J39];[.L39];[.N39];[.D39];[.F39])" office:value-type="float" office:value="0.886666666666667" calcext:value-type="float">
            <text:p>0.88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6666666666667" calcext:value-type="float">
            <text:p>0.887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9421791055448" calcext:value-type="float">
            <text:p>0.013</text:p>
          </table:table-cell>
          <table:table-cell office:value-type="float" office:value="0.803333333333333" calcext:value-type="float">
            <text:p>0.803</text:p>
          </table:table-cell>
          <table:table-cell office:value-type="float" office:value="0.0154110350074224" calcext:value-type="float">
            <text:p>0.01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4333333333333" calcext:value-type="float">
            <text:p>0.884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0982293759707" calcext:value-type="float">
            <text:p>0.009</text:p>
          </table:table-cell>
          <table:table-cell table:style-name="ce31" table:formula="of:=MAX([.H40];[.J40];[.L40];[.N40];[.D40];[.F40])" office:value-type="float" office:value="0.885666666666667" calcext:value-type="float">
            <text:p>0.886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85666666666667" calcext:value-type="float">
            <text:p>0.886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32497379429012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666666666667" calcext:value-type="float">
            <text:p>0.88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18204154843314" calcext:value-type="float">
            <text:p>0.012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77638764659013" calcext:value-type="float">
            <text:p>0.008</text:p>
          </table:table-cell>
          <table:table-cell table:style-name="ce31" table:formula="of:=MAX([.H41];[.J41];[.L41];[.N41];[.D41];[.F41])" office:value-type="float" office:value="0.887666666666667" calcext:value-type="float">
            <text:p>0.888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886333333333333" calcext:value-type="float">
            <text:p>0.886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32497379429012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041580220928" calcext:value-type="float">
            <text:p>0.010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068109389139008" calcext:value-type="float">
            <text:p>0.0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03010247602416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42];[.J42];[.L42];[.N42];[.D42];[.F42])" office:value-type="float" office:value="0.887333333333333" calcext:value-type="float">
            <text:p>0.88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9" calcext:value-type="string">
            <text:p>SPLIT9</text:p>
          </table:table-cell>
          <table:table-cell table:style-name="ce31" table:formula="of:=MAX([.J42];[.L42];[.N42];[.H42])" office:value-type="float" office:value="0.887333333333333" calcext:value-type="float">
            <text:p>0.88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2"/>
          <table:table-cell office:value-type="float" office:value="0.801333333333333" calcext:value-type="float">
            <text:p>0.801</text:p>
          </table:table-cell>
          <table:table-cell office:value-type="float" office:value="0.0132497379429012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8944433337776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333333333333" calcext:value-type="float">
            <text:p>0.889</text:p>
          </table:table-cell>
          <table:table-cell table:style-name="ce8" office:value-type="float" office:value="0.0113406838908026" calcext:value-type="float">
            <text:p>0.011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0081137742964254" calcext:value-type="float">
            <text:p>0.008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9" office:value-type="float" office:value="0.0107625895273085" calcext:value-type="float">
            <text:p>0.011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81308739451002" calcext:value-type="float">
            <text:p>0.0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1" calcext:value-type="float">
            <text:p>0.008</text:p>
          </table:table-cell>
          <table:table-cell table:style-name="ce31" table:formula="of:=MAX([.H43];[.J43];[.L43];[.N43];[.D43];[.F43])" office:value-type="float" office:value="0.893666666666667" calcext:value-type="float">
            <text:p>0.89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893666666666667" calcext:value-type="float">
            <text:p>0.894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2"/>
          <table:table-cell office:value-type="float" office:value="0.796333333333333" calcext:value-type="float">
            <text:p>0.796</text:p>
          </table:table-cell>
          <table:table-cell office:value-type="float" office:value="0.0124387387713635" calcext:value-type="float">
            <text:p>0.012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49257421181587" calcext:value-type="float">
            <text:p>0.015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30384048104052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7638764659014" calcext:value-type="float">
            <text:p>0.008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102740233382816" calcext:value-type="float">
            <text:p>0.010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0118946559874" calcext:value-type="float">
            <text:p>0.007</text:p>
          </table:table-cell>
          <table:table-cell table:style-name="ce31" table:formula="of:=MAX([.H44];[.J44];[.L44];[.N44];[.D44];[.F44])" office:value-type="float" office:value="0.895666666666667" calcext:value-type="float">
            <text:p>0.89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895666666666667" calcext:value-type="float">
            <text:p>0.896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00666666666667" calcext:value-type="float">
            <text:p>0.801</text:p>
          </table:table-cell>
          <table:table-cell office:value-type="float" office:value="0.0126710518724988" calcext:value-type="float">
            <text:p>0.013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26051136007926" calcext:value-type="float">
            <text:p>0.013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88662907188469" calcext:value-type="float">
            <text:p>0.009</text:p>
          </table:table-cell>
          <table:table-cell table:style-name="ce31" table:formula="of:=MAX([.H45];[.J45];[.L45];[.N45];[.D45];[.F45])" office:value-type="float" office:value="0.894666666666667" calcext:value-type="float">
            <text:p>0.89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894666666666667" calcext:value-type="float">
            <text:p>0.895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96666666666667" calcext:value-type="float">
            <text:p>0.797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560563737872" calcext:value-type="float">
            <text:p>0.014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34680692338913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8944433337776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877333333333333" calcext:value-type="float">
            <text:p>0.877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30703226177984" calcext:value-type="float">
            <text:p>0.013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table:style-name="ce31" table:formula="of:=MAX([.H46];[.J46];[.L46];[.N46];[.D46];[.F46])" office:value-type="float" office:value="0.895333333333333" calcext:value-type="float">
            <text:p>0.895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2" calcext:value-type="string">
            <text:p>SPLIT2</text:p>
          </table:table-cell>
          <table:table-cell table:style-name="ce31" table:formula="of:=MAX([.J46];[.L46];[.N46];[.H46])" office:value-type="float" office:value="0.895333333333333" calcext:value-type="float">
            <text:p>0.895</text:p>
          </table:table-cell>
          <table:table-cell table:style-name="ce33" table:formula="of:=IF([.R46]=[.H46];[.$H$1];IF([.R46]=[.J46];[.$J$1];IF([.R46]=[.L46];[.$L$1];IF([.R46]=[.N46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97" calcext:value-type="float">
            <text:p>0.797</text:p>
          </table:table-cell>
          <table:table-cell office:value-type="float" office:value="0.009817784316682" calcext:value-type="float">
            <text:p>0.010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2107158315281" calcext:value-type="float">
            <text:p>0.014</text:p>
          </table:table-cell>
          <table:table-cell office:value-type="float" office:value="0.800666666666667" calcext:value-type="float">
            <text:p>0.801</text:p>
          </table:table-cell>
          <table:table-cell office:value-type="float" office:value="0.0129421791055448" calcext:value-type="float">
            <text:p>0.013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6930639376291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2831824265261" calcext:value-type="float">
            <text:p>0.008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19256958799988" calcext:value-type="float">
            <text:p>0.012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09544511501032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11430097669644" calcext:value-type="float">
            <text:p>0.011</text:p>
          </table:table-cell>
          <table:table-cell table:style-name="ce31" table:formula="of:=MAX([.H47];[.J47];[.L47];[.N47];[.D47];[.F47])" office:value-type="float" office:value="0.895333333333333" calcext:value-type="float">
            <text:p>0.89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895333333333333" calcext:value-type="float">
            <text:p>0.895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0.0096752835158" calcext:value-type="float">
            <text:p>0.010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2107158315281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8944433337776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41617638574987" calcext:value-type="float">
            <text:p>0.014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86333333333333" calcext:value-type="float">
            <text:p>0.886</text:p>
          </table:table-cell>
          <table:table-cell table:style-name="ce9" office:value-type="float" office:value="0.0069121471177759" calcext:value-type="float">
            <text:p>0.007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888" calcext:value-type="float">
            <text:p>0.888</text:p>
          </table:table-cell>
          <table:table-cell table:style-name="ce8" office:value-type="float" office:value="0.0090061707240708" calcext:value-type="float">
            <text:p>0.009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915579244369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48];[.J48];[.L48];[.N48];[.D48];[.F48])" office:value-type="float" office:value="0.889333333333333" calcext:value-type="float">
            <text:p>0.889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889333333333333" calcext:value-type="float">
            <text:p>0.889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2"/>
          <table:table-cell office:value-type="float" office:value="0.803666666666667" calcext:value-type="float">
            <text:p>0.804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802666666666667" calcext:value-type="float">
            <text:p>0.803</text:p>
          </table:table-cell>
          <table:table-cell office:value-type="float" office:value="0.0138744369255116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3333333333333" calcext:value-type="float">
            <text:p>0.803</text:p>
          </table:table-cell>
          <table:table-cell office:value-type="float" office:value="0.0127475487839819" calcext:value-type="float">
            <text:p>0.013</text:p>
          </table:table-cell>
          <table:table-cell table:style-name="ce16" table:number-columns-repeated="99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666666666667" calcext:value-type="float">
            <text:p>0.883</text:p>
          </table:table-cell>
          <table:table-cell table:style-name="ce10" office:value-type="float" office:value="0.0049441323247304" calcext:value-type="float">
            <text:p>0.0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6372402253657" calcext:value-type="float">
            <text:p>0.016</text:p>
          </table:table-cell>
          <table:table-cell table:style-name="ce20" office:value-type="float" office:value="0.891666666666667" calcext:value-type="float">
            <text:p>0.892</text:p>
          </table:table-cell>
          <table:table-cell office:value-type="float" office:value="0.0087400737347512" calcext:value-type="float">
            <text:p>0.009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16308975482452" calcext:value-type="float">
            <text:p>0.012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9];[.J49];[.L49];[.N49];[.D49];[.F49])" office:value-type="float" office:value="0.891666666666667" calcext:value-type="float">
            <text:p>0.892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891666666666667" calcext:value-type="float">
            <text:p>0.892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3333333333333" calcext:value-type="float">
            <text:p>0.803</text:p>
          </table:table-cell>
          <table:table-cell office:value-type="float" office:value="0.0124163870214594" calcext:value-type="float">
            <text:p>0.012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3666666666667" calcext:value-type="float">
            <text:p>0.884</text:p>
          </table:table-cell>
          <table:table-cell table:style-name="ce10" office:value-type="float" office:value="0.0081137742964254" calcext:value-type="float">
            <text:p>0.008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53478192442951" calcext:value-type="float">
            <text:p>0.015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8249579113843" calcext:value-type="float">
            <text:p>0.008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97610336428975" calcext:value-type="float">
            <text:p>0.010</text:p>
          </table:table-cell>
          <table:table-cell table:style-name="ce31" table:formula="of:=MAX([.H50];[.J50];[.L50];[.N50];[.D50];[.F50])" office:value-type="float" office:value="0.890666666666667" calcext:value-type="float">
            <text:p>0.891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890666666666667" calcext:value-type="float">
            <text:p>0.891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1666666666666" calcext:value-type="float">
            <text:p>0.802</text:p>
          </table:table-cell>
          <table:table-cell office:value-type="float" office:value="0.0132811478754243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3333333333333" calcext:value-type="float">
            <text:p>0.883</text:p>
          </table:table-cell>
          <table:table-cell table:style-name="ce10" office:value-type="float" office:value="0.0074535599249992" calcext:value-type="float">
            <text:p>0.007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434983894999" calcext:value-type="float">
            <text:p>0.010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94280904158205" calcext:value-type="float">
            <text:p>0.009</text:p>
          </table:table-cell>
          <table:table-cell office:value-type="float" office:value="0.89" calcext:value-type="float">
            <text:p>0.890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05672449894315" calcext:value-type="float">
            <text:p>0.011</text:p>
          </table:table-cell>
          <table:table-cell table:style-name="ce31" table:formula="of:=MAX([.H51];[.J51];[.L51];[.N51];[.D51];[.F51])" office:value-type="float" office:value="0.89" calcext:value-type="float">
            <text:p>0.890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89" calcext:value-type="float">
            <text:p>0.890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2333333333333" calcext:value-type="float">
            <text:p>0.802</text:p>
          </table:table-cell>
          <table:table-cell office:value-type="float" office:value="0.0141715677796542" calcext:value-type="float">
            <text:p>0.01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4333333333333" calcext:value-type="float">
            <text:p>0.884</text:p>
          </table:table-cell>
          <table:table-cell table:style-name="ce10" office:value-type="float" office:value="0.0064117946872238" calcext:value-type="float">
            <text:p>0.006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7625895273085" calcext:value-type="float">
            <text:p>0.011</text:p>
          </table:table-cell>
          <table:table-cell table:style-name="ce20" office:value-type="float" office:value="0.888" calcext:value-type="float">
            <text:p>0.888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0434983894999" calcext:value-type="float">
            <text:p>0.010</text:p>
          </table:table-cell>
          <table:table-cell table:style-name="ce31" table:formula="of:=MAX([.H52];[.J52];[.L52];[.N52];[.D52];[.F52])" office:value-type="float" office:value="0.890333333333333" calcext:value-type="float">
            <text:p>0.890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890333333333333" calcext:value-type="float">
            <text:p>0.890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01333333333333" calcext:value-type="float">
            <text:p>0.801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37133349538161" calcext:value-type="float">
            <text:p>0.014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ce10"/>
          <table:table-cell table:number-columns-repeated="1015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1"/>
        </table:table-row>
        <table:table-row table:style-name="ro1" table:number-rows-repeated="104852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4" table:style-name="ta1"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_COM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PLIT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, SPLIT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SPLIT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PLIT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string" calcext:value-type="string">
            <text:p>COMBO</text:p>
          </table:table-cell>
        </table:table-row>
      </table:table>
      <table:table table:name="haberman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3" table:default-cell-style-name="ce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Uniform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46528924916041" calcext:value-type="float">
            <text:p>0.035</text:p>
          </table:table-cell>
          <table:table-cell office:value-type="float" office:value="0.732152300370175" calcext:value-type="float">
            <text:p>0.732</text:p>
          </table:table-cell>
          <table:table-cell office:value-type="float" office:value="0.028015023714639" calcext:value-type="float">
            <text:p>0.028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12040080759057" calcext:value-type="float">
            <text:p>0.031</text:p>
          </table:table-cell>
          <table:table-cell office:value-type="float" office:value="0.732258064516129" calcext:value-type="float">
            <text:p>0.732</text:p>
          </table:table-cell>
          <table:table-cell office:value-type="float" office:value="0.0506446287119831" calcext:value-type="float">
            <text:p>0.0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Uniform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28979375991539" calcext:value-type="float">
            <text:p>0.729</text:p>
          </table:table-cell>
          <table:table-cell office:value-type="float" office:value="0.0520418442197866" calcext:value-type="float">
            <text:p>0.052</text:p>
          </table:table-cell>
          <table:table-cell office:value-type="float" office:value="0.722316234796404" calcext:value-type="float">
            <text:p>0.722</text:p>
          </table:table-cell>
          <table:table-cell office:value-type="float" office:value="0.0180501474205776" calcext:value-type="float">
            <text:p>0.018</text:p>
          </table:table-cell>
          <table:table-cell office:value-type="float" office:value="0.722316234796404" calcext:value-type="float">
            <text:p>0.722</text:p>
          </table:table-cell>
          <table:table-cell office:value-type="float" office:value="0.0180501474205776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Uniform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58778656976103" calcext:value-type="float">
            <text:p>0.036</text:p>
          </table:table-cell>
          <table:table-cell office:value-type="float" office:value="0.7420941300899" calcext:value-type="float">
            <text:p>0.742</text:p>
          </table:table-cell>
          <table:table-cell office:value-type="float" office:value="0.0564141681506837" calcext:value-type="float">
            <text:p>0.056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22465235744121" calcext:value-type="float">
            <text:p>0.022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Uniform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41988365943945" calcext:value-type="float">
            <text:p>0.742</text:p>
          </table:table-cell>
          <table:table-cell office:value-type="float" office:value="0.0409129224476835" calcext:value-type="float">
            <text:p>0.041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224876313103489" calcext:value-type="float">
            <text:p>0.022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Uniform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41988365943945" calcext:value-type="float">
            <text:p>0.742</text:p>
          </table:table-cell>
          <table:table-cell office:value-type="float" office:value="0.0409129224476835" calcext:value-type="float">
            <text:p>0.041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331767054884829" calcext:value-type="float">
            <text:p>0.033</text:p>
          </table:table-cell>
          <table:table-cell office:value-type="float" office:value="0.722316234796404" calcext:value-type="float">
            <text:p>0.722</text:p>
          </table:table-cell>
          <table:table-cell office:value-type="float" office:value="0.0180501474205776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TD_U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387790049977756" calcext:value-type="float">
            <text:p>0.039</text:p>
          </table:table-cell>
          <table:table-cell office:value-type="float" office:value="0.745214172395558" calcext:value-type="float">
            <text:p>0.745</text:p>
          </table:table-cell>
          <table:table-cell office:value-type="float" office:value="0.0462761953051399" calcext:value-type="float">
            <text:p>0.046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86323585621173" calcext:value-type="float">
            <text:p>0.029</text:p>
          </table:table-cell>
          <table:table-cell office:value-type="float" office:value="0.738656795346378" calcext:value-type="float">
            <text:p>0.739</text:p>
          </table:table-cell>
          <table:table-cell office:value-type="float" office:value="0.0337025213615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TD_U</text:p>
          </table:table-cell>
          <table:table-cell office:value-type="float" office:value="0.732152300370175" calcext:value-type="float">
            <text:p>0.732</text:p>
          </table:table-cell>
          <table:table-cell office:value-type="float" office:value="0.0363638759732203" calcext:value-type="float">
            <text:p>0.036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office:value-type="float" office:value="0.745267054468535" calcext:value-type="float">
            <text:p>0.745</text:p>
          </table:table-cell>
          <table:table-cell office:value-type="float" office:value="0.0442860130026237" calcext:value-type="float">
            <text:p>0.044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435556991071494" calcext:value-type="float">
            <text:p>0.0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TD_U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308898759684406" calcext:value-type="float">
            <text:p>0.031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50033787245257" calcext:value-type="float">
            <text:p>0.035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77040280014186" calcext:value-type="float">
            <text:p>0.038</text:p>
          </table:table-cell>
          <table:table-cell office:value-type="float" office:value="0.745267054468535" calcext:value-type="float">
            <text:p>0.745</text:p>
          </table:table-cell>
          <table:table-cell office:value-type="float" office:value="0.0377327579909631" calcext:value-type="float">
            <text:p>0.0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TD_U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65508033582642" calcext:value-type="float">
            <text:p>0.027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50033787245257" calcext:value-type="float">
            <text:p>0.035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331767054884829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TD_U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50033787245257" calcext:value-type="float">
            <text:p>0.035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65508033582642" calcext:value-type="float">
            <text:p>0.027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50033787245257" calcext:value-type="float">
            <text:p>0.035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37595194334965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04130966607637" calcext:value-type="float">
            <text:p>0.020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252796221798294" calcext:value-type="float">
            <text:p>0.025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float" office:value="0.758276044420941" calcext:value-type="float">
            <text:p>0.758</text:p>
          </table:table-cell>
          <table:table-cell office:value-type="float" office:value="0.0363381041285227" calcext:value-type="float">
            <text:p>0.036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252995265265217" calcext:value-type="float">
            <text:p>0.025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192435531158604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224876313103489" calcext:value-type="float">
            <text:p>0.022</text:p>
          </table:table-cell>
          <table:table-cell office:value-type="float" office:value="0.745267054468535" calcext:value-type="float">
            <text:p>0.745</text:p>
          </table:table-cell>
          <table:table-cell office:value-type="float" office:value="0.0411400776206921" calcext:value-type="float">
            <text:p>0.041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192435531158604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58276044420941" calcext:value-type="float">
            <text:p>0.758</text:p>
          </table:table-cell>
          <table:table-cell office:value-type="float" office:value="0.0363381041285227" calcext:value-type="float">
            <text:p>0.036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65508033582642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61808990738222" calcext:value-type="float">
            <text:p>0.026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58276044420941" calcext:value-type="float">
            <text:p>0.758</text:p>
          </table:table-cell>
          <table:table-cell office:value-type="float" office:value="0.0363381041285227" calcext:value-type="float">
            <text:p>0.036</text:p>
          </table:table-cell>
          <table:table-cell office:value-type="float" office:value="0.73204653622422" calcext:value-type="float">
            <text:p>0.732</text:p>
          </table:table-cell>
          <table:table-cell office:value-type="float" office:value="0.0140331924627241" calcext:value-type="float">
            <text:p>0.0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264116706310214" calcext:value-type="float">
            <text:p>0.026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56879381840301" calcext:value-type="float">
            <text:p>0.046</text:p>
          </table:table-cell>
          <table:table-cell office:value-type="float" office:value="0.742041248016922" calcext:value-type="float">
            <text:p>0.742</text:p>
          </table:table-cell>
          <table:table-cell office:value-type="float" office:value="0.046493237681888" calcext:value-type="float">
            <text:p>0.046</text:p>
          </table:table-cell>
          <table:table-cell office:value-type="float" office:value="0.7420941300899" calcext:value-type="float">
            <text:p>0.742</text:p>
          </table:table-cell>
          <table:table-cell office:value-type="float" office:value="0.0527204033234348" calcext:value-type="float">
            <text:p>0.0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61808990738222" calcext:value-type="float">
            <text:p>0.026</text:p>
          </table:table-cell>
          <table:table-cell office:value-type="float" office:value="0.741988365943945" calcext:value-type="float">
            <text:p>0.742</text:p>
          </table:table-cell>
          <table:table-cell office:value-type="float" office:value="0.0374849604798802" calcext:value-type="float">
            <text:p>0.037</text:p>
          </table:table-cell>
          <table:table-cell office:value-type="float" office:value="0.745319936541512" calcext:value-type="float">
            <text:p>0.745</text:p>
          </table:table-cell>
          <table:table-cell office:value-type="float" office:value="0.0466886116087893" calcext:value-type="float">
            <text:p>0.0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61808990738222" calcext:value-type="float">
            <text:p>0.026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45267054468535" calcext:value-type="float">
            <text:p>0.745</text:p>
          </table:table-cell>
          <table:table-cell office:value-type="float" office:value="0.0427419988670694" calcext:value-type="float">
            <text:p>0.0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26455476512587" calcext:value-type="float">
            <text:p>0.0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51771549444738" calcext:value-type="float">
            <text:p>0.752</text:p>
          </table:table-cell>
          <table:table-cell office:value-type="float" office:value="0.0411811822091576" calcext:value-type="float">
            <text:p>0.0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float" office:value="0.728820729772607" calcext:value-type="float">
            <text:p>0.729</text:p>
          </table:table-cell>
          <table:table-cell office:value-type="float" office:value="0.0128417447993134" calcext:value-type="float">
            <text:p>0.013</text:p>
          </table:table-cell>
          <table:table-cell office:value-type="float" office:value="0.728926493918562" calcext:value-type="float">
            <text:p>0.729</text:p>
          </table:table-cell>
          <table:table-cell office:value-type="float" office:value="0.0318405416217946" calcext:value-type="float">
            <text:p>0.032</text:p>
          </table:table-cell>
          <table:table-cell office:value-type="float" office:value="0.722369116869381" calcext:value-type="float">
            <text:p>0.722</text:p>
          </table:table-cell>
          <table:table-cell office:value-type="float" office:value="0.0308307474291875" calcext:value-type="float">
            <text:p>0.031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252796221798294" calcext:value-type="float">
            <text:p>0.0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28979375991539" calcext:value-type="float">
            <text:p>0.729</text:p>
          </table:table-cell>
          <table:table-cell office:value-type="float" office:value="0.0451274987919404" calcext:value-type="float">
            <text:p>0.045</text:p>
          </table:table-cell>
          <table:table-cell office:value-type="float" office:value="0.732258064516129" calcext:value-type="float">
            <text:p>0.732</text:p>
          </table:table-cell>
          <table:table-cell office:value-type="float" office:value="0.0464947413782102" calcext:value-type="float">
            <text:p>0.046</text:p>
          </table:table-cell>
          <table:table-cell office:value-type="float" office:value="0.73204653622422" calcext:value-type="float">
            <text:p>0.732</text:p>
          </table:table-cell>
          <table:table-cell office:value-type="float" office:value="0.0140331924627241" calcext:value-type="float">
            <text:p>0.0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25700687466949" calcext:value-type="float">
            <text:p>0.726</text:p>
          </table:table-cell>
          <table:table-cell office:value-type="float" office:value="0.0418326946536716" calcext:value-type="float">
            <text:p>0.042</text:p>
          </table:table-cell>
          <table:table-cell office:value-type="float" office:value="0.732205182443152" calcext:value-type="float">
            <text:p>0.732</text:p>
          </table:table-cell>
          <table:table-cell office:value-type="float" office:value="0.0356916777345905" calcext:value-type="float">
            <text:p>0.036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237319165893859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22316234796404" calcext:value-type="float">
            <text:p>0.722</text:p>
          </table:table-cell>
          <table:table-cell office:value-type="float" office:value="0.0180501474205776" calcext:value-type="float">
            <text:p>0.018</text:p>
          </table:table-cell>
          <table:table-cell office:value-type="float" office:value="0.751824431517716" calcext:value-type="float">
            <text:p>0.752</text:p>
          </table:table-cell>
          <table:table-cell office:value-type="float" office:value="0.0453020691219261" calcext:value-type="float">
            <text:p>0.045</text:p>
          </table:table-cell>
          <table:table-cell office:value-type="float" office:value="0.741988365943945" calcext:value-type="float">
            <text:p>0.742</text:p>
          </table:table-cell>
          <table:table-cell office:value-type="float" office:value="0.0440750744099445" calcext:value-type="float">
            <text:p>0.0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50033787245257" calcext:value-type="float">
            <text:p>0.035</text:p>
          </table:table-cell>
          <table:table-cell office:value-type="float" office:value="0.751824431517716" calcext:value-type="float">
            <text:p>0.752</text:p>
          </table:table-cell>
          <table:table-cell office:value-type="float" office:value="0.0453020691219261" calcext:value-type="float">
            <text:p>0.045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56879381840301" calcext:value-type="float">
            <text:p>0.0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308898759684406" calcext:value-type="float">
            <text:p>0.031</text:p>
          </table:table-cell>
          <table:table-cell office:value-type="float" office:value="0.751771549444738" calcext:value-type="float">
            <text:p>0.752</text:p>
          </table:table-cell>
          <table:table-cell office:value-type="float" office:value="0.0411811822091576" calcext:value-type="float">
            <text:p>0.041</text:p>
          </table:table-cell>
          <table:table-cell office:value-type="float" office:value="0.738762559492332" calcext:value-type="float">
            <text:p>0.739</text:p>
          </table:table-cell>
          <table:table-cell office:value-type="float" office:value="0.0460058838653219" calcext:value-type="float">
            <text:p>0.046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04130966607637" calcext:value-type="float">
            <text:p>0.0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308898759684406" calcext:value-type="float">
            <text:p>0.03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416930795228493" calcext:value-type="float">
            <text:p>0.042</text:p>
          </table:table-cell>
          <table:table-cell office:value-type="float" office:value="0.73204653622422" calcext:value-type="float">
            <text:p>0.732</text:p>
          </table:table-cell>
          <table:table-cell office:value-type="float" office:value="0.007909362185402" calcext:value-type="float">
            <text:p>0.0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65403261965553" calcext:value-type="float">
            <text:p>0.037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37595194334965" calcext:value-type="float">
            <text:p>0.034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22465235744121" calcext:value-type="float">
            <text:p>0.0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65403261965553" calcext:value-type="float">
            <text:p>0.037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26565533625133" calcext:value-type="float">
            <text:p>0.033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28843523121102" calcext:value-type="float">
            <text:p>0.029</text:p>
          </table:table-cell>
          <table:table-cell office:value-type="float" office:value="0.7386039132734" calcext:value-type="float">
            <text:p>0.739</text:p>
          </table:table-cell>
          <table:table-cell office:value-type="float" office:value="0.0192435531158604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17069814372897" calcext:value-type="float">
            <text:p>0.032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28843523121102" calcext:value-type="float">
            <text:p>0.029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04130966607638" calcext:value-type="float">
            <text:p>0.0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Hostility</text:p>
          </table:table-cell>
          <table:table-cell office:value-type="float" office:value="0.72548915917504" calcext:value-type="float">
            <text:p>0.725</text:p>
          </table:table-cell>
          <table:table-cell office:value-type="float" office:value="0.0071007845321466" calcext:value-type="float">
            <text:p>0.007</text:p>
          </table:table-cell>
          <table:table-cell office:value-type="float" office:value="0.719037546271814" calcext:value-type="float">
            <text:p>0.719</text:p>
          </table:table-cell>
          <table:table-cell office:value-type="float" office:value="0.030418456056344" calcext:value-type="float">
            <text:p>0.030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22898303984719" calcext:value-type="float">
            <text:p>0.02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Hostility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65508033582642" calcext:value-type="float">
            <text:p>0.027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35483870967742" calcext:value-type="float">
            <text:p>0.735</text:p>
          </table:table-cell>
          <table:table-cell office:value-type="float" office:value="0.0405150541485912" calcext:value-type="float">
            <text:p>0.04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4652892491604" calcext:value-type="float">
            <text:p>0.0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Hostility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10398617682831" calcext:value-type="float">
            <text:p>0.041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37595194334965" calcext:value-type="float">
            <text:p>0.034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204130966607638" calcext:value-type="float">
            <text:p>0.0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Hostility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office:value-type="float" office:value="0.748492860920148" calcext:value-type="float">
            <text:p>0.748</text:p>
          </table:table-cell>
          <table:table-cell office:value-type="float" office:value="0.0325377340134391" calcext:value-type="float">
            <text:p>0.033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37595194334965" calcext:value-type="float">
            <text:p>0.034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37595194334965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Hostility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264116706310214" calcext:value-type="float">
            <text:p>0.026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08854063388107" calcext:value-type="float">
            <text:p>0.021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28243681001008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F1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41882601797991" calcext:value-type="float">
            <text:p>0.742</text:p>
          </table:table-cell>
          <table:table-cell office:value-type="float" office:value="0.0368415781270783" calcext:value-type="float">
            <text:p>0.037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28820729772607" calcext:value-type="float">
            <text:p>0.729</text:p>
          </table:table-cell>
          <table:table-cell office:value-type="float" office:value="0.0128417447993134" calcext:value-type="float">
            <text:p>0.0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F1</text:p>
          </table:table-cell>
          <table:table-cell office:value-type="float" office:value="0.748545742993125" calcext:value-type="float">
            <text:p>0.749</text:p>
          </table:table-cell>
          <table:table-cell office:value-type="float" office:value="0.0456879381840301" calcext:value-type="float">
            <text:p>0.046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331767054884829" calcext:value-type="float">
            <text:p>0.03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F1</text:p>
          </table:table-cell>
          <table:table-cell office:value-type="float" office:value="0.758276044420941" calcext:value-type="float">
            <text:p>0.758</text:p>
          </table:table-cell>
          <table:table-cell office:value-type="float" office:value="0.0363381041285227" calcext:value-type="float">
            <text:p>0.036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22369116869381" calcext:value-type="float">
            <text:p>0.722</text:p>
          </table:table-cell>
          <table:table-cell office:value-type="float" office:value="0.0261111092451158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F1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52481925924319" calcext:value-type="float">
            <text:p>0.035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265508033582642" calcext:value-type="float">
            <text:p>0.027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F1</text:p>
          </table:table-cell>
          <table:table-cell office:value-type="float" office:value="0.754997355896351" calcext:value-type="float">
            <text:p>0.755</text:p>
          </table:table-cell>
          <table:table-cell office:value-type="float" office:value="0.0375293233806926" calcext:value-type="float">
            <text:p>0.038</text:p>
          </table:table-cell>
          <table:table-cell office:value-type="float" office:value="0.745161290322581" calcext:value-type="float">
            <text:p>0.745</text:p>
          </table:table-cell>
          <table:table-cell office:value-type="float" office:value="0.0332875742660408" calcext:value-type="float">
            <text:p>0.033</text:p>
          </table:table-cell>
          <table:table-cell office:value-type="float" office:value="0.73204653622422" calcext:value-type="float">
            <text:p>0.732</text:p>
          </table:table-cell>
          <table:table-cell office:value-type="float" office:value="0.0140331924627241" calcext:value-type="float">
            <text:p>0.014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197474009646994" calcext:value-type="float">
            <text:p>0.020</text:p>
          </table:table-cell>
          <table:table-cell office:value-type="float" office:value="0.725700687466949" calcext:value-type="float">
            <text:p>0.726</text:p>
          </table:table-cell>
          <table:table-cell office:value-type="float" office:value="0.0401945501463984" calcext:value-type="float">
            <text:p>0.040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60861546876206" calcext:value-type="float">
            <text:p>0.036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197474009646994" calcext:value-type="float">
            <text:p>0.0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197474009646994" calcext:value-type="float">
            <text:p>0.020</text:p>
          </table:table-cell>
          <table:table-cell office:value-type="float" office:value="0.719143310417768" calcext:value-type="float">
            <text:p>0.719</text:p>
          </table:table-cell>
          <table:table-cell office:value-type="float" office:value="0.0331106817087662" calcext:value-type="float">
            <text:p>0.033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3204653622422" calcext:value-type="float">
            <text:p>0.732</text:p>
          </table:table-cell>
          <table:table-cell office:value-type="float" office:value="0.007909362185402" calcext:value-type="float">
            <text:p>0.0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197474009646994" calcext:value-type="float">
            <text:p>0.020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19143310417768" calcext:value-type="float">
            <text:p>0.719</text:p>
          </table:table-cell>
          <table:table-cell office:value-type="float" office:value="0.0331106817087662" calcext:value-type="float">
            <text:p>0.033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22369116869381" calcext:value-type="float">
            <text:p>0.722</text:p>
          </table:table-cell>
          <table:table-cell office:value-type="float" office:value="0.0261111092451158" calcext:value-type="float">
            <text:p>0.026</text:p>
          </table:table-cell>
          <table:table-cell office:value-type="float" office:value="0.722369116869381" calcext:value-type="float">
            <text:p>0.722</text:p>
          </table:table-cell>
          <table:table-cell office:value-type="float" office:value="0.0261111092451158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22421998942359" calcext:value-type="float">
            <text:p>0.722</text:p>
          </table:table-cell>
          <table:table-cell office:value-type="float" office:value="0.034173645980827" calcext:value-type="float">
            <text:p>0.034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192696933404295" calcext:value-type="float">
            <text:p>0.019</text:p>
          </table:table-cell>
          <table:table-cell office:value-type="float" office:value="0.722369116869381" calcext:value-type="float">
            <text:p>0.722</text:p>
          </table:table-cell>
          <table:table-cell office:value-type="float" office:value="0.0261111092451158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CLD</text:p>
          </table:table-cell>
          <table:table-cell office:value-type="float" office:value="0.73532522474881" calcext:value-type="float">
            <text:p>0.735</text:p>
          </table:table-cell>
          <table:table-cell office:value-type="float" office:value="0.0558469493571206" calcext:value-type="float">
            <text:p>0.056</text:p>
          </table:table-cell>
          <table:table-cell office:value-type="float" office:value="0.748439978847171" calcext:value-type="float">
            <text:p>0.748</text:p>
          </table:table-cell>
          <table:table-cell office:value-type="float" office:value="0.0331767054884829" calcext:value-type="float">
            <text:p>0.033</text:p>
          </table:table-cell>
          <table:table-cell office:value-type="float" office:value="0.7420941300899" calcext:value-type="float">
            <text:p>0.742</text:p>
          </table:table-cell>
          <table:table-cell office:value-type="float" office:value="0.0539797499725742" calcext:value-type="float">
            <text:p>0.054</text:p>
          </table:table-cell>
          <table:table-cell office:value-type="float" office:value="0.751718667371761" calcext:value-type="float">
            <text:p>0.752</text:p>
          </table:table-cell>
          <table:table-cell office:value-type="float" office:value="0.0346528924916041" calcext:value-type="float">
            <text:p>0.0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CLD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339536267061381" calcext:value-type="float">
            <text:p>0.034</text:p>
          </table:table-cell>
          <table:table-cell office:value-type="float" office:value="0.738656795346378" calcext:value-type="float">
            <text:p>0.739</text:p>
          </table:table-cell>
          <table:table-cell office:value-type="float" office:value="0.0409065993231694" calcext:value-type="float">
            <text:p>0.041</text:p>
          </table:table-cell>
          <table:table-cell office:value-type="float" office:value="0.728979375991539" calcext:value-type="float">
            <text:p>0.729</text:p>
          </table:table-cell>
          <table:table-cell office:value-type="float" office:value="0.0465925275954479" calcext:value-type="float">
            <text:p>0.047</text:p>
          </table:table-cell>
          <table:table-cell office:value-type="float" office:value="0.728820729772607" calcext:value-type="float">
            <text:p>0.729</text:p>
          </table:table-cell>
          <table:table-cell office:value-type="float" office:value="0.0172997945076432" calcext:value-type="float">
            <text:p>0.0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CLD</text:p>
          </table:table-cell>
          <table:table-cell office:value-type="float" office:value="0.741935483870968" calcext:value-type="float">
            <text:p>0.742</text:p>
          </table:table-cell>
          <table:table-cell office:value-type="float" office:value="0.0253833950290851" calcext:value-type="float">
            <text:p>0.025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411137287115111" calcext:value-type="float">
            <text:p>0.041</text:p>
          </table:table-cell>
          <table:table-cell office:value-type="float" office:value="0.728926493918562" calcext:value-type="float">
            <text:p>0.729</text:p>
          </table:table-cell>
          <table:table-cell office:value-type="float" office:value="0.0318405416217946" calcext:value-type="float">
            <text:p>0.032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224876313103489" calcext:value-type="float">
            <text:p>0.0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CLD</text:p>
          </table:table-cell>
          <table:table-cell office:value-type="float" office:value="0.738656795346378" calcext:value-type="float">
            <text:p>0.739</text:p>
          </table:table-cell>
          <table:table-cell office:value-type="float" office:value="0.0294468162131389" calcext:value-type="float">
            <text:p>0.029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403528680973305" calcext:value-type="float">
            <text:p>0.040</text:p>
          </table:table-cell>
          <table:table-cell office:value-type="float" office:value="0.735430988894765" calcext:value-type="float">
            <text:p>0.735</text:p>
          </table:table-cell>
          <table:table-cell office:value-type="float" office:value="0.0297338831212438" calcext:value-type="float">
            <text:p>0.030</text:p>
          </table:table-cell>
          <table:table-cell office:value-type="float" office:value="0.725594923320994" calcext:value-type="float">
            <text:p>0.726</text:p>
          </table:table-cell>
          <table:table-cell office:value-type="float" office:value="0.0278287355620438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CLD</text:p>
          </table:table-cell>
          <table:table-cell office:value-type="float" office:value="0.735378106821787" calcext:value-type="float">
            <text:p>0.735</text:p>
          </table:table-cell>
          <table:table-cell office:value-type="float" office:value="0.030474025831173" calcext:value-type="float">
            <text:p>0.030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403528680973305" calcext:value-type="float">
            <text:p>0.040</text:p>
          </table:table-cell>
          <table:table-cell office:value-type="float" office:value="0.728873611845584" calcext:value-type="float">
            <text:p>0.729</text:p>
          </table:table-cell>
          <table:table-cell office:value-type="float" office:value="0.0364769407773258" calcext:value-type="float">
            <text:p>0.036</text:p>
          </table:table-cell>
          <table:table-cell office:value-type="float" office:value="0.738709677419355" calcext:value-type="float">
            <text:p>0.739</text:p>
          </table:table-cell>
          <table:table-cell office:value-type="float" office:value="0.0309271977570002" calcext:value-type="float">
            <text:p>0.031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nosphere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3" table:default-cell-style-name="ce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Uniform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60702918350051" calcext:value-type="float">
            <text:p>0.036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16655073368807" calcext:value-type="float">
            <text:p>0.032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Uniform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88961236697784" calcext:value-type="float">
            <text:p>0.039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Uniform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Uniform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Uniform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TD_U</text:p>
          </table:table-cell>
          <table:table-cell office:value-type="float" office:value="0.808933601609658" calcext:value-type="float">
            <text:p>0.809</text:p>
          </table:table-cell>
          <table:table-cell office:value-type="float" office:value="0.0486178074529813" calcext:value-type="float">
            <text:p>0.049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396804456864943" calcext:value-type="float">
            <text:p>0.040</text:p>
          </table:table-cell>
          <table:table-cell office:value-type="float" office:value="0.80897384305835" calcext:value-type="float">
            <text:p>0.809</text:p>
          </table:table-cell>
          <table:table-cell office:value-type="float" office:value="0.0405155653799788" calcext:value-type="float">
            <text:p>0.041</text:p>
          </table:table-cell>
          <table:table-cell office:value-type="float" office:value="0.817545271629779" calcext:value-type="float">
            <text:p>0.818</text:p>
          </table:table-cell>
          <table:table-cell office:value-type="float" office:value="0.0332005365255516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TD_U</text:p>
          </table:table-cell>
          <table:table-cell office:value-type="float" office:value="0.817545271629779" calcext:value-type="float">
            <text:p>0.818</text:p>
          </table:table-cell>
          <table:table-cell office:value-type="float" office:value="0.0347032626983547" calcext:value-type="float">
            <text:p>0.035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396804456864943" calcext:value-type="float">
            <text:p>0.040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TD_U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64389595426488" calcext:value-type="float">
            <text:p>0.036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334746816532466" calcext:value-type="float">
            <text:p>0.033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TD_U</text:p>
          </table:table-cell>
          <table:table-cell office:value-type="float" office:value="0.811830985915493" calcext:value-type="float">
            <text:p>0.812</text:p>
          </table:table-cell>
          <table:table-cell office:value-type="float" office:value="0.0376051439692587" calcext:value-type="float">
            <text:p>0.038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03254762080445" calcext:value-type="float">
            <text:p>0.030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TD_U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356148188385008" calcext:value-type="float">
            <text:p>0.036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334746816532466" calcext:value-type="float">
            <text:p>0.033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float" office:value="0.823138832997988" calcext:value-type="float">
            <text:p>0.823</text:p>
          </table:table-cell>
          <table:table-cell office:value-type="float" office:value="0.0496274719053648" calcext:value-type="float">
            <text:p>0.050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44479634674844" calcext:value-type="float">
            <text:p>0.024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91363095314793" calcext:value-type="float">
            <text:p>0.029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float" office:value="0.823259557344064" calcext:value-type="float">
            <text:p>0.823</text:p>
          </table:table-cell>
          <table:table-cell office:value-type="float" office:value="0.0302134635189702" calcext:value-type="float">
            <text:p>0.030</text:p>
          </table:table-cell>
          <table:table-cell office:value-type="float" office:value="0.80897384305835" calcext:value-type="float">
            <text:p>0.809</text:p>
          </table:table-cell>
          <table:table-cell office:value-type="float" office:value="0.0417558601202977" calcext:value-type="float">
            <text:p>0.042</text:p>
          </table:table-cell>
          <table:table-cell office:value-type="float" office:value="0.829014084507042" calcext:value-type="float">
            <text:p>0.829</text:p>
          </table:table-cell>
          <table:table-cell office:value-type="float" office:value="0.0352317847669213" calcext:value-type="float">
            <text:p>0.035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float" office:value="0.829014084507042" calcext:value-type="float">
            <text:p>0.829</text:p>
          </table:table-cell>
          <table:table-cell office:value-type="float" office:value="0.0352317847669213" calcext:value-type="float">
            <text:p>0.035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356148188385008" calcext:value-type="float">
            <text:p>0.036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64389595426488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61777114240472" calcext:value-type="float">
            <text:p>0.036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356148188385008" calcext:value-type="float">
            <text:p>0.036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26116700201207" calcext:value-type="float">
            <text:p>0.826</text:p>
          </table:table-cell>
          <table:table-cell office:value-type="float" office:value="0.0387532672598546" calcext:value-type="float">
            <text:p>0.039</text:p>
          </table:table-cell>
          <table:table-cell office:value-type="float" office:value="0.80897384305835" calcext:value-type="float">
            <text:p>0.809</text:p>
          </table:table-cell>
          <table:table-cell office:value-type="float" office:value="0.0351190514216033" calcext:value-type="float">
            <text:p>0.0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61777114240472" calcext:value-type="float">
            <text:p>0.036</text:p>
          </table:table-cell>
          <table:table-cell office:value-type="float" office:value="0.823259557344064" calcext:value-type="float">
            <text:p>0.823</text:p>
          </table:table-cell>
          <table:table-cell office:value-type="float" office:value="0.0363457926467186" calcext:value-type="float">
            <text:p>0.036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float" office:value="0.811830985915493" calcext:value-type="float">
            <text:p>0.812</text:p>
          </table:table-cell>
          <table:table-cell office:value-type="float" office:value="0.0332870005252663" calcext:value-type="float">
            <text:p>0.033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416269048782802" calcext:value-type="float">
            <text:p>0.042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91363095314793" calcext:value-type="float">
            <text:p>0.029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39859821410794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office:value-type="float" office:value="0.811911468812877" calcext:value-type="float">
            <text:p>0.812</text:p>
          </table:table-cell>
          <table:table-cell office:value-type="float" office:value="0.0239349526794319" calcext:value-type="float">
            <text:p>0.024</text:p>
          </table:table-cell>
          <table:table-cell office:value-type="float" office:value="0.811830985915493" calcext:value-type="float">
            <text:p>0.812</text:p>
          </table:table-cell>
          <table:table-cell office:value-type="float" office:value="0.0376051439692587" calcext:value-type="float">
            <text:p>0.038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float" office:value="0.811911468812877" calcext:value-type="float">
            <text:p>0.812</text:p>
          </table:table-cell>
          <table:table-cell office:value-type="float" office:value="0.0239349526794319" calcext:value-type="float">
            <text:p>0.024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float" office:value="0.811911468812877" calcext:value-type="float">
            <text:p>0.812</text:p>
          </table:table-cell>
          <table:table-cell office:value-type="float" office:value="0.0239349526794319" calcext:value-type="float">
            <text:p>0.024</text:p>
          </table:table-cell>
          <table:table-cell office:value-type="float" office:value="0.820362173038229" calcext:value-type="float">
            <text:p>0.820</text:p>
          </table:table-cell>
          <table:table-cell office:value-type="float" office:value="0.0365093856039456" calcext:value-type="float">
            <text:p>0.037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float" office:value="0.811911468812877" calcext:value-type="float">
            <text:p>0.812</text:p>
          </table:table-cell>
          <table:table-cell office:value-type="float" office:value="0.0239349526794319" calcext:value-type="float">
            <text:p>0.024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7329173364513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Hostility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00110569386603" calcext:value-type="float">
            <text:p>0.030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32981133170603" calcext:value-type="float">
            <text:p>0.023</text:p>
          </table:table-cell>
          <table:table-cell office:value-type="float" office:value="0.823259557344064" calcext:value-type="float">
            <text:p>0.823</text:p>
          </table:table-cell>
          <table:table-cell office:value-type="float" office:value="0.0363457926467186" calcext:value-type="float">
            <text:p>0.036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12911227591023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Hostility</text:p>
          </table:table-cell>
          <table:table-cell office:value-type="float" office:value="0.823259557344064" calcext:value-type="float">
            <text:p>0.823</text:p>
          </table:table-cell>
          <table:table-cell office:value-type="float" office:value="0.0377234338236167" calcext:value-type="float">
            <text:p>0.038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office:value-type="float" office:value="0.820402414486921" calcext:value-type="float">
            <text:p>0.820</text:p>
          </table:table-cell>
          <table:table-cell office:value-type="float" office:value="0.0349549741236355" calcext:value-type="float">
            <text:p>0.035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Hostility</text:p>
          </table:table-cell>
          <table:table-cell office:value-type="float" office:value="0.826116700201207" calcext:value-type="float">
            <text:p>0.826</text:p>
          </table:table-cell>
          <table:table-cell office:value-type="float" office:value="0.0413025102865041" calcext:value-type="float">
            <text:p>0.041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00110569386603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Hostility</text:p>
          </table:table-cell>
          <table:table-cell office:value-type="float" office:value="0.820402414486921" calcext:value-type="float">
            <text:p>0.820</text:p>
          </table:table-cell>
          <table:table-cell office:value-type="float" office:value="0.0349549741236355" calcext:value-type="float">
            <text:p>0.035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43979068575149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Hostility</text:p>
          </table:table-cell>
          <table:table-cell office:value-type="float" office:value="0.820402414486921" calcext:value-type="float">
            <text:p>0.820</text:p>
          </table:table-cell>
          <table:table-cell office:value-type="float" office:value="0.0349549741236355" calcext:value-type="float">
            <text:p>0.035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264526696957789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F1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334746816532466" calcext:value-type="float">
            <text:p>0.033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291363095314793" calcext:value-type="float">
            <text:p>0.029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F1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F1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88961236697784" calcext:value-type="float">
            <text:p>0.039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F1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61777114240472" calcext:value-type="float">
            <text:p>0.036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F1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361777114240472" calcext:value-type="float">
            <text:p>0.036</text:p>
          </table:table-cell>
          <table:table-cell office:value-type="float" office:value="0.826156941649899" calcext:value-type="float">
            <text:p>0.826</text:p>
          </table:table-cell>
          <table:table-cell office:value-type="float" office:value="0.0398920952255506" calcext:value-type="float">
            <text:p>0.0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float" office:value="0.797625754527163" calcext:value-type="float">
            <text:p>0.798</text:p>
          </table:table-cell>
          <table:table-cell office:value-type="float" office:value="0.028181730386431" calcext:value-type="float">
            <text:p>0.028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334746816532466" calcext:value-type="float">
            <text:p>0.033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31207536207946" calcext:value-type="float">
            <text:p>0.033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78132065405372" calcext:value-type="float">
            <text:p>0.0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98814773355722" calcext:value-type="float">
            <text:p>0.030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03254762080445" calcext:value-type="float">
            <text:p>0.030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98814773355722" calcext:value-type="float">
            <text:p>0.030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81222664703573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334746816532466" calcext:value-type="float">
            <text:p>0.033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float" office:value="0.80056338028169" calcext:value-type="float">
            <text:p>0.801</text:p>
          </table:table-cell>
          <table:table-cell office:value-type="float" office:value="0.0267557975211859" calcext:value-type="float">
            <text:p>0.027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CLD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08377260744158" calcext:value-type="float">
            <text:p>0.031</text:p>
          </table:table-cell>
          <table:table-cell office:value-type="float" office:value="0.806156941649899" calcext:value-type="float">
            <text:p>0.806</text:p>
          </table:table-cell>
          <table:table-cell office:value-type="float" office:value="0.0303254762080445" calcext:value-type="float">
            <text:p>0.030</text:p>
          </table:table-cell>
          <table:table-cell office:value-type="float" office:value="0.814728370221328" calcext:value-type="float">
            <text:p>0.815</text:p>
          </table:table-cell>
          <table:table-cell office:value-type="float" office:value="0.0368663615610061" calcext:value-type="float">
            <text:p>0.037</text:p>
          </table:table-cell>
          <table:table-cell office:value-type="float" office:value="0.814688128772636" calcext:value-type="float">
            <text:p>0.815</text:p>
          </table:table-cell>
          <table:table-cell office:value-type="float" office:value="0.029330053794582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CLD</text:p>
          </table:table-cell>
          <table:table-cell office:value-type="float" office:value="0.823299798792757" calcext:value-type="float">
            <text:p>0.823</text:p>
          </table:table-cell>
          <table:table-cell office:value-type="float" office:value="0.0282599136985409" calcext:value-type="float">
            <text:p>0.028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42235471964104" calcext:value-type="float">
            <text:p>0.024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CLD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office:value-type="float" office:value="0.820442655935614" calcext:value-type="float">
            <text:p>0.820</text:p>
          </table:table-cell>
          <table:table-cell office:value-type="float" office:value="0.0332852369578481" calcext:value-type="float">
            <text:p>0.033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CLD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261246511724118" calcext:value-type="float">
            <text:p>0.026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CLD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242235471964104" calcext:value-type="float">
            <text:p>0.024</text:p>
          </table:table-cell>
          <table:table-cell office:value-type="float" office:value="0.809014084507042" calcext:value-type="float">
            <text:p>0.809</text:p>
          </table:table-cell>
          <table:table-cell office:value-type="float" office:value="0.0285382526235685" calcext:value-type="float">
            <text:p>0.029</text:p>
          </table:table-cell>
          <table:table-cell office:value-type="float" office:value="0.817585513078471" calcext:value-type="float">
            <text:p>0.818</text:p>
          </table:table-cell>
          <table:table-cell office:value-type="float" office:value="0.0314423257387202" calcext:value-type="float">
            <text:p>0.031</text:p>
          </table:table-cell>
          <table:table-cell office:value-type="float" office:value="0.811871227364185" calcext:value-type="float">
            <text:p>0.812</text:p>
          </table:table-cell>
          <table:table-cell office:value-type="float" office:value="0.0315427250579724" calcext:value-type="float">
            <text:p>0.032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ma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3" table:default-cell-style-name="ce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Uniform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76634651726654" calcext:value-type="float">
            <text:p>0.028</text:p>
          </table:table-cell>
          <table:table-cell office:value-type="float" office:value="0.722612681436211" calcext:value-type="float">
            <text:p>0.723</text:p>
          </table:table-cell>
          <table:table-cell office:value-type="float" office:value="0.019543257349545" calcext:value-type="float">
            <text:p>0.020</text:p>
          </table:table-cell>
          <table:table-cell office:value-type="float" office:value="0.72390289449113" calcext:value-type="float">
            <text:p>0.724</text:p>
          </table:table-cell>
          <table:table-cell office:value-type="float" office:value="0.0384300796242849" calcext:value-type="float">
            <text:p>0.038</text:p>
          </table:table-cell>
          <table:table-cell office:value-type="float" office:value="0.723936847466259" calcext:value-type="float">
            <text:p>0.724</text:p>
          </table:table-cell>
          <table:table-cell office:value-type="float" office:value="0.0274233271776176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Uniform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1297003649945" calcext:value-type="float">
            <text:p>0.721</text:p>
          </table:table-cell>
          <table:table-cell office:value-type="float" office:value="0.0261747318938269" calcext:value-type="float">
            <text:p>0.026</text:p>
          </table:table-cell>
          <table:table-cell office:value-type="float" office:value="0.723911382734912" calcext:value-type="float">
            <text:p>0.724</text:p>
          </table:table-cell>
          <table:table-cell office:value-type="float" office:value="0.0375344702895314" calcext:value-type="float">
            <text:p>0.038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Uniform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15204764049033" calcext:value-type="float">
            <text:p>0.032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8" calcext:value-type="float">
            <text:p>0.029</text:p>
          </table:table-cell>
          <table:table-cell office:value-type="float" office:value="0.733036244800951" calcext:value-type="float">
            <text:p>0.733</text:p>
          </table:table-cell>
          <table:table-cell office:value-type="float" office:value="0.0336297507478725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Uniform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31866261093423" calcext:value-type="float">
            <text:p>0.033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34756038994064" calcext:value-type="float">
            <text:p>0.033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30680778258926" calcext:value-type="float">
            <text:p>0.033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Uniform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31866261093423" calcext:value-type="float">
            <text:p>0.033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34756038994064" calcext:value-type="float">
            <text:p>0.033</text:p>
          </table:table-cell>
          <table:table-cell office:value-type="float" office:value="0.73432645785587" calcext:value-type="float">
            <text:p>0.734</text:p>
          </table:table-cell>
          <table:table-cell office:value-type="float" office:value="0.0335471513393063" calcext:value-type="float">
            <text:p>0.034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34756038994064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TD_U</text:p>
          </table:table-cell>
          <table:table-cell office:value-type="float" office:value="0.718699601052542" calcext:value-type="float">
            <text:p>0.719</text:p>
          </table:table-cell>
          <table:table-cell office:value-type="float" office:value="0.0235276180495842" calcext:value-type="float">
            <text:p>0.024</text:p>
          </table:table-cell>
          <table:table-cell office:value-type="float" office:value="0.729072234954588" calcext:value-type="float">
            <text:p>0.729</text:p>
          </table:table-cell>
          <table:table-cell office:value-type="float" office:value="0.0355743198198581" calcext:value-type="float">
            <text:p>0.036</text:p>
          </table:table-cell>
          <table:table-cell office:value-type="float" office:value="0.716051268992445" calcext:value-type="float">
            <text:p>0.716</text:p>
          </table:table-cell>
          <table:table-cell office:value-type="float" office:value="0.0353047248267945" calcext:value-type="float">
            <text:p>0.035</text:p>
          </table:table-cell>
          <table:table-cell office:value-type="float" office:value="0.726525761819879" calcext:value-type="float">
            <text:p>0.727</text:p>
          </table:table-cell>
          <table:table-cell office:value-type="float" office:value="0.027368344324296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TD_U</text:p>
          </table:table-cell>
          <table:table-cell office:value-type="float" office:value="0.723877429759783" calcext:value-type="float">
            <text:p>0.724</text:p>
          </table:table-cell>
          <table:table-cell office:value-type="float" office:value="0.031657166637712" calcext:value-type="float">
            <text:p>0.032</text:p>
          </table:table-cell>
          <table:table-cell office:value-type="float" office:value="0.721297003649945" calcext:value-type="float">
            <text:p>0.721</text:p>
          </table:table-cell>
          <table:table-cell office:value-type="float" office:value="0.0249372843317372" calcext:value-type="float">
            <text:p>0.025</text:p>
          </table:table-cell>
          <table:table-cell office:value-type="float" office:value="0.714778032425091" calcext:value-type="float">
            <text:p>0.715</text:p>
          </table:table-cell>
          <table:table-cell office:value-type="float" office:value="0.0250588461685136" calcext:value-type="float">
            <text:p>0.025</text:p>
          </table:table-cell>
          <table:table-cell office:value-type="float" office:value="0.719989814107461" calcext:value-type="float">
            <text:p>0.720</text:p>
          </table:table-cell>
          <table:table-cell office:value-type="float" office:value="0.0264823785795951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TD_U</text:p>
          </table:table-cell>
          <table:table-cell office:value-type="float" office:value="0.718674136321195" calcext:value-type="float">
            <text:p>0.719</text:p>
          </table:table-cell>
          <table:table-cell office:value-type="float" office:value="0.0294569363464003" calcext:value-type="float">
            <text:p>0.029</text:p>
          </table:table-cell>
          <table:table-cell office:value-type="float" office:value="0.723894406247347" calcext:value-type="float">
            <text:p>0.724</text:p>
          </table:table-cell>
          <table:table-cell office:value-type="float" office:value="0.0275254880270383" calcext:value-type="float">
            <text:p>0.028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25201595789831" calcext:value-type="float">
            <text:p>0.725</text:p>
          </table:table-cell>
          <table:table-cell office:value-type="float" office:value="0.027387075543489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TD_U</text:p>
          </table:table-cell>
          <table:table-cell office:value-type="float" office:value="0.716076733723793" calcext:value-type="float">
            <text:p>0.716</text:p>
          </table:table-cell>
          <table:table-cell office:value-type="float" office:value="0.0268162583940868" calcext:value-type="float">
            <text:p>0.027</text:p>
          </table:table-cell>
          <table:table-cell office:value-type="float" office:value="0.727824463118581" calcext:value-type="float">
            <text:p>0.728</text:p>
          </table:table-cell>
          <table:table-cell office:value-type="float" office:value="0.0294159595344394" calcext:value-type="float">
            <text:p>0.029</text:p>
          </table:table-cell>
          <table:table-cell office:value-type="float" office:value="0.727824463118581" calcext:value-type="float">
            <text:p>0.728</text:p>
          </table:table-cell>
          <table:table-cell office:value-type="float" office:value="0.0290553929940927" calcext:value-type="float">
            <text:p>0.029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TD_U</text:p>
          </table:table-cell>
          <table:table-cell office:value-type="float" office:value="0.721271538918598" calcext:value-type="float">
            <text:p>0.721</text:p>
          </table:table-cell>
          <table:table-cell office:value-type="float" office:value="0.0325989673580722" calcext:value-type="float">
            <text:p>0.033</text:p>
          </table:table-cell>
          <table:table-cell office:value-type="float" office:value="0.727824463118581" calcext:value-type="float">
            <text:p>0.728</text:p>
          </table:table-cell>
          <table:table-cell office:value-type="float" office:value="0.0290553929940927" calcext:value-type="float">
            <text:p>0.029</text:p>
          </table:table-cell>
          <table:table-cell office:value-type="float" office:value="0.726525761819879" calcext:value-type="float">
            <text:p>0.727</text:p>
          </table:table-cell>
          <table:table-cell office:value-type="float" office:value="0.0281281335611603" calcext:value-type="float">
            <text:p>0.028</text:p>
          </table:table-cell>
          <table:table-cell office:value-type="float" office:value="0.727824463118581" calcext:value-type="float">
            <text:p>0.728</text:p>
          </table:table-cell>
          <table:table-cell office:value-type="float" office:value="0.029055392994092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float" office:value="0.7291146761735" calcext:value-type="float">
            <text:p>0.729</text:p>
          </table:table-cell>
          <table:table-cell office:value-type="float" office:value="0.0320108318201436" calcext:value-type="float">
            <text:p>0.032</text:p>
          </table:table-cell>
          <table:table-cell office:value-type="float" office:value="0.735650623885918" calcext:value-type="float">
            <text:p>0.736</text:p>
          </table:table-cell>
          <table:table-cell office:value-type="float" office:value="0.0364610409612121" calcext:value-type="float">
            <text:p>0.036</text:p>
          </table:table-cell>
          <table:table-cell office:value-type="float" office:value="0.730438842203548" calcext:value-type="float">
            <text:p>0.730</text:p>
          </table:table-cell>
          <table:table-cell office:value-type="float" office:value="0.0304637736064672" calcext:value-type="float">
            <text:p>0.030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00432182646157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290854042392027" calcext:value-type="float">
            <text:p>0.029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8" calcext:value-type="float">
            <text:p>0.029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8416490766718" calcext:value-type="float">
            <text:p>0.030</text:p>
          </table:table-cell>
          <table:table-cell office:value-type="float" office:value="0.723936847466259" calcext:value-type="float">
            <text:p>0.724</text:p>
          </table:table-cell>
          <table:table-cell office:value-type="float" office:value="0.0274233271776176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01928275076355" calcext:value-type="float">
            <text:p>0.030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00432182646157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290854042392027" calcext:value-type="float">
            <text:p>0.029</text:p>
          </table:table-cell>
          <table:table-cell office:value-type="float" office:value="0.729148629148629" calcext:value-type="float">
            <text:p>0.729</text:p>
          </table:table-cell>
          <table:table-cell office:value-type="float" office:value="0.0320428026703676" calcext:value-type="float">
            <text:p>0.032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86053091319236" calcext:value-type="float">
            <text:p>0.029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8" calcext:value-type="float">
            <text:p>0.029</text:p>
          </table:table-cell>
          <table:table-cell office:value-type="float" office:value="0.734343434343434" calcext:value-type="float">
            <text:p>0.734</text:p>
          </table:table-cell>
          <table:table-cell office:value-type="float" office:value="0.0349519684591543" calcext:value-type="float">
            <text:p>0.035</text:p>
          </table:table-cell>
          <table:table-cell office:value-type="float" office:value="0.733061709532298" calcext:value-type="float">
            <text:p>0.733</text:p>
          </table:table-cell>
          <table:table-cell office:value-type="float" office:value="0.0361697877382575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12226724156925" calcext:value-type="float">
            <text:p>0.031</text:p>
          </table:table-cell>
          <table:table-cell office:value-type="float" office:value="0.727815974874798" calcext:value-type="float">
            <text:p>0.728</text:p>
          </table:table-cell>
          <table:table-cell office:value-type="float" office:value="0.0404892498247774" calcext:value-type="float">
            <text:p>0.040</text:p>
          </table:table-cell>
          <table:table-cell office:value-type="float" office:value="0.73044733044733" calcext:value-type="float">
            <text:p>0.730</text:p>
          </table:table-cell>
          <table:table-cell office:value-type="float" office:value="0.034302528052848" calcext:value-type="float">
            <text:p>0.034</text:p>
          </table:table-cell>
          <table:table-cell office:value-type="float" office:value="0.734360410830999" calcext:value-type="float">
            <text:p>0.734</text:p>
          </table:table-cell>
          <table:table-cell office:value-type="float" office:value="0.0183575321086832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float" office:value="0.725235548764961" calcext:value-type="float">
            <text:p>0.725</text:p>
          </table:table-cell>
          <table:table-cell office:value-type="float" office:value="0.0285213674984307" calcext:value-type="float">
            <text:p>0.029</text:p>
          </table:table-cell>
          <table:table-cell office:value-type="float" office:value="0.726508785332315" calcext:value-type="float">
            <text:p>0.727</text:p>
          </table:table-cell>
          <table:table-cell office:value-type="float" office:value="0.0393538705456823" calcext:value-type="float">
            <text:p>0.039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12226724156925" calcext:value-type="float">
            <text:p>0.031</text:p>
          </table:table-cell>
          <table:table-cell office:value-type="float" office:value="0.73432645785587" calcext:value-type="float">
            <text:p>0.734</text:p>
          </table:table-cell>
          <table:table-cell office:value-type="float" office:value="0.0335471513393063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float" office:value="0.733044733044733" calcext:value-type="float">
            <text:p>0.733</text:p>
          </table:table-cell>
          <table:table-cell office:value-type="float" office:value="0.0344932112995123" calcext:value-type="float">
            <text:p>0.034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7" calcext:value-type="float">
            <text:p>0.029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34756038994064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14153818512168" calcext:value-type="float">
            <text:p>0.031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5006884007599" calcext:value-type="float">
            <text:p>0.031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34756038994064" calcext:value-type="float">
            <text:p>0.033</text:p>
          </table:table-cell>
          <table:table-cell office:value-type="float" office:value="0.733036244800951" calcext:value-type="float">
            <text:p>0.733</text:p>
          </table:table-cell>
          <table:table-cell office:value-type="float" office:value="0.0345573230334158" calcext:value-type="float">
            <text:p>0.0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14153818512168" calcext:value-type="float">
            <text:p>0.031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office:value-type="float" office:value="0.734334946099652" calcext:value-type="float">
            <text:p>0.734</text:p>
          </table:table-cell>
          <table:table-cell office:value-type="float" office:value="0.0364898434408652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76634651726654" calcext:value-type="float">
            <text:p>0.028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08537445070304" calcext:value-type="float">
            <text:p>0.031</text:p>
          </table:table-cell>
          <table:table-cell office:value-type="float" office:value="0.730413377472201" calcext:value-type="float">
            <text:p>0.730</text:p>
          </table:table-cell>
          <table:table-cell office:value-type="float" office:value="0.0307052906255159" calcext:value-type="float">
            <text:p>0.031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08537445070304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86053091319236" calcext:value-type="float">
            <text:p>0.029</text:p>
          </table:table-cell>
          <table:table-cell office:value-type="float" office:value="0.735625159154571" calcext:value-type="float">
            <text:p>0.736</text:p>
          </table:table-cell>
          <table:table-cell office:value-type="float" office:value="0.0342664734908313" calcext:value-type="float">
            <text:p>0.034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office:value-type="float" office:value="0.725235548764961" calcext:value-type="float">
            <text:p>0.725</text:p>
          </table:table-cell>
          <table:table-cell office:value-type="float" office:value="0.028521367498430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8416490766718" calcext:value-type="float">
            <text:p>0.030</text:p>
          </table:table-cell>
          <table:table-cell office:value-type="float" office:value="0.735625159154571" calcext:value-type="float">
            <text:p>0.736</text:p>
          </table:table-cell>
          <table:table-cell office:value-type="float" office:value="0.0342664734908313" calcext:value-type="float">
            <text:p>0.034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office:value-type="float" office:value="0.735642135642136" calcext:value-type="float">
            <text:p>0.736</text:p>
          </table:table-cell>
          <table:table-cell office:value-type="float" office:value="0.0344388381054979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8416490766718" calcext:value-type="float">
            <text:p>0.030</text:p>
          </table:table-cell>
          <table:table-cell office:value-type="float" office:value="0.73432645785587" calcext:value-type="float">
            <text:p>0.734</text:p>
          </table:table-cell>
          <table:table-cell office:value-type="float" office:value="0.0335471513393063" calcext:value-type="float">
            <text:p>0.034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office:value-type="float" office:value="0.734334946099652" calcext:value-type="float">
            <text:p>0.734</text:p>
          </table:table-cell>
          <table:table-cell office:value-type="float" office:value="0.0331601828725686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20974972735799" calcext:value-type="float">
            <text:p>0.032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40109719204128" calcext:value-type="float">
            <text:p>0.034</text:p>
          </table:table-cell>
          <table:table-cell office:value-type="float" office:value="0.725235548764961" calcext:value-type="float">
            <text:p>0.725</text:p>
          </table:table-cell>
          <table:table-cell office:value-type="float" office:value="0.0299633051772157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float" office:value="0.734351922587217" calcext:value-type="float">
            <text:p>0.734</text:p>
          </table:table-cell>
          <table:table-cell office:value-type="float" office:value="0.0345887133324792" calcext:value-type="float">
            <text:p>0.035</text:p>
          </table:table-cell>
          <table:table-cell office:value-type="float" office:value="0.731754519989814" calcext:value-type="float">
            <text:p>0.732</text:p>
          </table:table-cell>
          <table:table-cell office:value-type="float" office:value="0.0225382973157208" calcext:value-type="float">
            <text:p>0.023</text:p>
          </table:table-cell>
          <table:table-cell office:value-type="float" office:value="0.729140140904847" calcext:value-type="float">
            <text:p>0.729</text:p>
          </table:table-cell>
          <table:table-cell office:value-type="float" office:value="0.0213616398417137" calcext:value-type="float">
            <text:p>0.021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1265925407352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11842527488067" calcext:value-type="float">
            <text:p>0.031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20974972735799" calcext:value-type="float">
            <text:p>0.032</text:p>
          </table:table-cell>
          <table:table-cell office:value-type="float" office:value="0.723945335710042" calcext:value-type="float">
            <text:p>0.724</text:p>
          </table:table-cell>
          <table:table-cell office:value-type="float" office:value="0.028474145565362" calcext:value-type="float">
            <text:p>0.028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29085404239202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float" office:value="0.738273491214668" calcext:value-type="float">
            <text:p>0.738</text:p>
          </table:table-cell>
          <table:table-cell office:value-type="float" office:value="0.0325178044225764" calcext:value-type="float">
            <text:p>0.033</text:p>
          </table:table-cell>
          <table:table-cell office:value-type="float" office:value="0.734343434343434" calcext:value-type="float">
            <text:p>0.734</text:p>
          </table:table-cell>
          <table:table-cell office:value-type="float" office:value="0.0349519684591543" calcext:value-type="float">
            <text:p>0.035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float" office:value="0.731737543502249" calcext:value-type="float">
            <text:p>0.732</text:p>
          </table:table-cell>
          <table:table-cell office:value-type="float" office:value="0.0324452140303424" calcext:value-type="float">
            <text:p>0.032</text:p>
          </table:table-cell>
          <table:table-cell office:value-type="float" office:value="0.733036244800951" calcext:value-type="float">
            <text:p>0.733</text:p>
          </table:table-cell>
          <table:table-cell office:value-type="float" office:value="0.0336297507478725" calcext:value-type="float">
            <text:p>0.034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1913777783358" calcext:value-type="float">
            <text:p>0.032</text:p>
          </table:table-cell>
          <table:table-cell office:value-type="float" office:value="0.734343434343434" calcext:value-type="float">
            <text:p>0.734</text:p>
          </table:table-cell>
          <table:table-cell office:value-type="float" office:value="0.0349519684591543" calcext:value-type="float">
            <text:p>0.0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float" office:value="0.731737543502249" calcext:value-type="float">
            <text:p>0.732</text:p>
          </table:table-cell>
          <table:table-cell office:value-type="float" office:value="0.0285961456271236" calcext:value-type="float">
            <text:p>0.029</text:p>
          </table:table-cell>
          <table:table-cell office:value-type="float" office:value="0.736957813428402" calcext:value-type="float">
            <text:p>0.737</text:p>
          </table:table-cell>
          <table:table-cell office:value-type="float" office:value="0.0381347920117633" calcext:value-type="float">
            <text:p>0.038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8416490766718" calcext:value-type="float">
            <text:p>0.030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Hostility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10780212299167" calcext:value-type="float">
            <text:p>0.031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15204764049033" calcext:value-type="float">
            <text:p>0.032</text:p>
          </table:table-cell>
          <table:table-cell office:value-type="float" office:value="0.729140140904847" calcext:value-type="float">
            <text:p>0.729</text:p>
          </table:table-cell>
          <table:table-cell office:value-type="float" office:value="0.0314470960213304" calcext:value-type="float">
            <text:p>0.031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86053091319236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Hostility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290854042392027" calcext:value-type="float">
            <text:p>0.029</text:p>
          </table:table-cell>
          <table:table-cell office:value-type="float" office:value="0.726525761819879" calcext:value-type="float">
            <text:p>0.727</text:p>
          </table:table-cell>
          <table:table-cell office:value-type="float" office:value="0.0281281335611603" calcext:value-type="float">
            <text:p>0.028</text:p>
          </table:table-cell>
          <table:table-cell office:value-type="float" office:value="0.736940836940837" calcext:value-type="float">
            <text:p>0.737</text:p>
          </table:table-cell>
          <table:table-cell office:value-type="float" office:value="0.0356750242891183" calcext:value-type="float">
            <text:p>0.036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8397690285535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Hostility</text:p>
          </table:table-cell>
          <table:table-cell office:value-type="float" office:value="0.736949325184619" calcext:value-type="float">
            <text:p>0.737</text:p>
          </table:table-cell>
          <table:table-cell office:value-type="float" office:value="0.0278735269920653" calcext:value-type="float">
            <text:p>0.028</text:p>
          </table:table-cell>
          <table:table-cell office:value-type="float" office:value="0.729140140904847" calcext:value-type="float">
            <text:p>0.729</text:p>
          </table:table-cell>
          <table:table-cell office:value-type="float" office:value="0.0307693714851891" calcext:value-type="float">
            <text:p>0.031</text:p>
          </table:table-cell>
          <table:table-cell office:value-type="float" office:value="0.736940836940837" calcext:value-type="float">
            <text:p>0.737</text:p>
          </table:table-cell>
          <table:table-cell office:value-type="float" office:value="0.0356750242891183" calcext:value-type="float">
            <text:p>0.036</text:p>
          </table:table-cell>
          <table:table-cell office:value-type="float" office:value="0.733044733044733" calcext:value-type="float">
            <text:p>0.733</text:p>
          </table:table-cell>
          <table:table-cell office:value-type="float" office:value="0.0356947178013109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Hostility</text:p>
          </table:table-cell>
          <table:table-cell office:value-type="float" office:value="0.734343434343434" calcext:value-type="float">
            <text:p>0.734</text:p>
          </table:table-cell>
          <table:table-cell office:value-type="float" office:value="0.0293242963721194" calcext:value-type="float">
            <text:p>0.029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7" calcext:value-type="float">
            <text:p>0.029</text:p>
          </table:table-cell>
          <table:table-cell office:value-type="float" office:value="0.735642135642136" calcext:value-type="float">
            <text:p>0.736</text:p>
          </table:table-cell>
          <table:table-cell office:value-type="float" office:value="0.0362288621102061" calcext:value-type="float">
            <text:p>0.036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18907651109041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Hostility</text:p>
          </table:table-cell>
          <table:table-cell office:value-type="float" office:value="0.731737543502249" calcext:value-type="float">
            <text:p>0.732</text:p>
          </table:table-cell>
          <table:table-cell office:value-type="float" office:value="0.0311184938631725" calcext:value-type="float">
            <text:p>0.031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7" calcext:value-type="float">
            <text:p>0.029</text:p>
          </table:table-cell>
          <table:table-cell office:value-type="float" office:value="0.734334946099652" calcext:value-type="float">
            <text:p>0.734</text:p>
          </table:table-cell>
          <table:table-cell office:value-type="float" office:value="0.0331601828725686" calcext:value-type="float">
            <text:p>0.033</text:p>
          </table:table-cell>
          <table:table-cell office:value-type="float" office:value="0.733036244800951" calcext:value-type="float">
            <text:p>0.733</text:p>
          </table:table-cell>
          <table:table-cell office:value-type="float" office:value="0.0336297507478725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F1</text:p>
          </table:table-cell>
          <table:table-cell office:value-type="float" office:value="0.725261013496308" calcext:value-type="float">
            <text:p>0.725</text:p>
          </table:table-cell>
          <table:table-cell office:value-type="float" office:value="0.0361479064497656" calcext:value-type="float">
            <text:p>0.036</text:p>
          </table:table-cell>
          <table:table-cell office:value-type="float" office:value="0.719998302351244" calcext:value-type="float">
            <text:p>0.720</text:p>
          </table:table-cell>
          <table:table-cell office:value-type="float" office:value="0.0247163827265273" calcext:value-type="float">
            <text:p>0.025</text:p>
          </table:table-cell>
          <table:table-cell office:value-type="float" office:value="0.723936847466259" calcext:value-type="float">
            <text:p>0.724</text:p>
          </table:table-cell>
          <table:table-cell office:value-type="float" office:value="0.0326845693385999" calcext:value-type="float">
            <text:p>0.033</text:p>
          </table:table-cell>
          <table:table-cell office:value-type="float" office:value="0.731746031746032" calcext:value-type="float">
            <text:p>0.732</text:p>
          </table:table-cell>
          <table:table-cell office:value-type="float" office:value="0.0320501124792743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F1</text:p>
          </table:table-cell>
          <table:table-cell office:value-type="float" office:value="0.725235548764961" calcext:value-type="float">
            <text:p>0.725</text:p>
          </table:table-cell>
          <table:table-cell office:value-type="float" office:value="0.027772338349504" calcext:value-type="float">
            <text:p>0.028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31866261093423" calcext:value-type="float">
            <text:p>0.033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93330758208907" calcext:value-type="float">
            <text:p>0.029</text:p>
          </table:table-cell>
          <table:table-cell office:value-type="float" office:value="0.731729055258467" calcext:value-type="float">
            <text:p>0.732</text:p>
          </table:table-cell>
          <table:table-cell office:value-type="float" office:value="0.0325171895550359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F1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50406768237275" calcext:value-type="float">
            <text:p>0.035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314153818512168" calcext:value-type="float">
            <text:p>0.031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15204764049033" calcext:value-type="float">
            <text:p>0.032</text:p>
          </table:table-cell>
          <table:table-cell office:value-type="float" office:value="0.734334946099652" calcext:value-type="float">
            <text:p>0.734</text:p>
          </table:table-cell>
          <table:table-cell office:value-type="float" office:value="0.0331601828725686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F1</text:p>
          </table:table-cell>
          <table:table-cell office:value-type="float" office:value="0.73044733044733" calcext:value-type="float">
            <text:p>0.730</text:p>
          </table:table-cell>
          <table:table-cell office:value-type="float" office:value="0.0330504489781002" calcext:value-type="float">
            <text:p>0.033</text:p>
          </table:table-cell>
          <table:table-cell office:value-type="float" office:value="0.731737543502249" calcext:value-type="float">
            <text:p>0.732</text:p>
          </table:table-cell>
          <table:table-cell office:value-type="float" office:value="0.0343393184734112" calcext:value-type="float">
            <text:p>0.034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31866261093423" calcext:value-type="float">
            <text:p>0.033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20974972735799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F1</text:p>
          </table:table-cell>
          <table:table-cell office:value-type="float" office:value="0.731763008233597" calcext:value-type="float">
            <text:p>0.732</text:p>
          </table:table-cell>
          <table:table-cell office:value-type="float" office:value="0.0368315745059061" calcext:value-type="float">
            <text:p>0.037</text:p>
          </table:table-cell>
          <table:table-cell office:value-type="float" office:value="0.730438842203548" calcext:value-type="float">
            <text:p>0.730</text:p>
          </table:table-cell>
          <table:table-cell office:value-type="float" office:value="0.0327966643941167" calcext:value-type="float">
            <text:p>0.033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331866261093423" calcext:value-type="float">
            <text:p>0.033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33853348701177" calcext:value-type="float">
            <text:p>0.0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float" office:value="0.727807486631016" calcext:value-type="float">
            <text:p>0.728</text:p>
          </table:table-cell>
          <table:table-cell office:value-type="float" office:value="0.0288738751068527" calcext:value-type="float">
            <text:p>0.029</text:p>
          </table:table-cell>
          <table:table-cell office:value-type="float" office:value="0.721313980137509" calcext:value-type="float">
            <text:p>0.721</text:p>
          </table:table-cell>
          <table:table-cell office:value-type="float" office:value="0.0251307319669335" calcext:value-type="float">
            <text:p>0.025</text:p>
          </table:table-cell>
          <table:table-cell office:value-type="float" office:value="0.730421865715983" calcext:value-type="float">
            <text:p>0.730</text:p>
          </table:table-cell>
          <table:table-cell office:value-type="float" office:value="0.0299240451192515" calcext:value-type="float">
            <text:p>0.030</text:p>
          </table:table-cell>
          <table:table-cell office:value-type="float" office:value="0.716085221967575" calcext:value-type="float">
            <text:p>0.716</text:p>
          </table:table-cell>
          <table:table-cell office:value-type="float" office:value="0.0250644163335584" calcext:value-type="float">
            <text:p>0.0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8416490766718" calcext:value-type="float">
            <text:p>0.030</text:p>
          </table:table-cell>
          <table:table-cell office:value-type="float" office:value="0.733027756557168" calcext:value-type="float">
            <text:p>0.733</text:p>
          </table:table-cell>
          <table:table-cell office:value-type="float" office:value="0.0333853348701177" calcext:value-type="float">
            <text:p>0.033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86053091319236" calcext:value-type="float">
            <text:p>0.029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float" office:value="0.731754519989814" calcext:value-type="float">
            <text:p>0.732</text:p>
          </table:table-cell>
          <table:table-cell office:value-type="float" office:value="0.0335931644679479" calcext:value-type="float">
            <text:p>0.034</text:p>
          </table:table-cell>
          <table:table-cell office:value-type="float" office:value="0.729131652661064" calcext:value-type="float">
            <text:p>0.729</text:p>
          </table:table-cell>
          <table:table-cell office:value-type="float" office:value="0.0301530956889942" calcext:value-type="float">
            <text:p>0.030</text:p>
          </table:table-cell>
          <table:table-cell office:value-type="float" office:value="0.727832951362363" calcext:value-type="float">
            <text:p>0.728</text:p>
          </table:table-cell>
          <table:table-cell office:value-type="float" office:value="0.0286053091319236" calcext:value-type="float">
            <text:p>0.029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9140140904847" calcext:value-type="float">
            <text:p>0.729</text:p>
          </table:table-cell>
          <table:table-cell office:value-type="float" office:value="0.0300763793534454" calcext:value-type="float">
            <text:p>0.030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office:value-type="float" office:value="0.734351922587217" calcext:value-type="float">
            <text:p>0.734</text:p>
          </table:table-cell>
          <table:table-cell office:value-type="float" office:value="0.0342825943695313" calcext:value-type="float">
            <text:p>0.034</text:p>
          </table:table-cell>
          <table:table-cell office:value-type="float" office:value="0.726534250063662" calcext:value-type="float">
            <text:p>0.727</text:p>
          </table:table-cell>
          <table:table-cell office:value-type="float" office:value="0.028783949437683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CLD</text:p>
          </table:table-cell>
          <table:table-cell office:value-type="float" office:value="0.743510737628385" calcext:value-type="float">
            <text:p>0.744</text:p>
          </table:table-cell>
          <table:table-cell office:value-type="float" office:value="0.0159018304565856" calcext:value-type="float">
            <text:p>0.016</text:p>
          </table:table-cell>
          <table:table-cell office:value-type="float" office:value="0.730430353959766" calcext:value-type="float">
            <text:p>0.730</text:p>
          </table:table-cell>
          <table:table-cell office:value-type="float" office:value="0.0291265925407352" calcext:value-type="float">
            <text:p>0.029</text:p>
          </table:table-cell>
          <table:table-cell office:value-type="float" office:value="0.72390289449113" calcext:value-type="float">
            <text:p>0.724</text:p>
          </table:table-cell>
          <table:table-cell office:value-type="float" office:value="0.0262395148469375" calcext:value-type="float">
            <text:p>0.026</text:p>
          </table:table-cell>
          <table:table-cell office:value-type="float" office:value="0.735650623885918" calcext:value-type="float">
            <text:p>0.736</text:p>
          </table:table-cell>
          <table:table-cell office:value-type="float" office:value="0.0364610409612121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CLD</text:p>
          </table:table-cell>
          <table:table-cell office:value-type="float" office:value="0.743468296409473" calcext:value-type="float">
            <text:p>0.743</text:p>
          </table:table-cell>
          <table:table-cell office:value-type="float" office:value="0.0196455996804984" calcext:value-type="float">
            <text:p>0.020</text:p>
          </table:table-cell>
          <table:table-cell office:value-type="float" office:value="0.735642135642136" calcext:value-type="float">
            <text:p>0.736</text:p>
          </table:table-cell>
          <table:table-cell office:value-type="float" office:value="0.0290280159898365" calcext:value-type="float">
            <text:p>0.029</text:p>
          </table:table-cell>
          <table:table-cell office:value-type="float" office:value="0.730455818691113" calcext:value-type="float">
            <text:p>0.730</text:p>
          </table:table-cell>
          <table:table-cell office:value-type="float" office:value="0.0329884322069191" calcext:value-type="float">
            <text:p>0.033</text:p>
          </table:table-cell>
          <table:table-cell office:value-type="float" office:value="0.731746031746032" calcext:value-type="float">
            <text:p>0.732</text:p>
          </table:table-cell>
          <table:table-cell office:value-type="float" office:value="0.0320501124792743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CLD</text:p>
          </table:table-cell>
          <table:table-cell office:value-type="float" office:value="0.746108140225787" calcext:value-type="float">
            <text:p>0.746</text:p>
          </table:table-cell>
          <table:table-cell office:value-type="float" office:value="0.0108076211878724" calcext:value-type="float">
            <text:p>0.011</text:p>
          </table:table-cell>
          <table:table-cell office:value-type="float" office:value="0.738256514727103" calcext:value-type="float">
            <text:p>0.738</text:p>
          </table:table-cell>
          <table:table-cell office:value-type="float" office:value="0.0244306159079226" calcext:value-type="float">
            <text:p>0.024</text:p>
          </table:table-cell>
          <table:table-cell office:value-type="float" office:value="0.733061709532298" calcext:value-type="float">
            <text:p>0.733</text:p>
          </table:table-cell>
          <table:table-cell office:value-type="float" office:value="0.0355821292006169" calcext:value-type="float">
            <text:p>0.036</text:p>
          </table:table-cell>
          <table:table-cell office:value-type="float" office:value="0.7356591121297" calcext:value-type="float">
            <text:p>0.736</text:p>
          </table:table-cell>
          <table:table-cell office:value-type="float" office:value="0.0361164125073665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CLD</text:p>
          </table:table-cell>
          <table:table-cell office:value-type="float" office:value="0.746108140225787" calcext:value-type="float">
            <text:p>0.746</text:p>
          </table:table-cell>
          <table:table-cell office:value-type="float" office:value="0.0108076211878724" calcext:value-type="float">
            <text:p>0.011</text:p>
          </table:table-cell>
          <table:table-cell office:value-type="float" office:value="0.736957813428402" calcext:value-type="float">
            <text:p>0.737</text:p>
          </table:table-cell>
          <table:table-cell office:value-type="float" office:value="0.0226815538883956" calcext:value-type="float">
            <text:p>0.023</text:p>
          </table:table-cell>
          <table:table-cell office:value-type="float" office:value="0.731763008233597" calcext:value-type="float">
            <text:p>0.732</text:p>
          </table:table-cell>
          <table:table-cell office:value-type="float" office:value="0.0356683841436879" calcext:value-type="float">
            <text:p>0.036</text:p>
          </table:table-cell>
          <table:table-cell office:value-type="float" office:value="0.7356591121297" calcext:value-type="float">
            <text:p>0.736</text:p>
          </table:table-cell>
          <table:table-cell office:value-type="float" office:value="0.0361164125073665" calcext:value-type="float">
            <text:p>0.0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CLD</text:p>
          </table:table-cell>
          <table:table-cell office:value-type="float" office:value="0.743510737628385" calcext:value-type="float">
            <text:p>0.744</text:p>
          </table:table-cell>
          <table:table-cell office:value-type="float" office:value="0.0102069852061833" calcext:value-type="float">
            <text:p>0.010</text:p>
          </table:table-cell>
          <table:table-cell office:value-type="float" office:value="0.736957813428402" calcext:value-type="float">
            <text:p>0.737</text:p>
          </table:table-cell>
          <table:table-cell office:value-type="float" office:value="0.0226815538883956" calcext:value-type="float">
            <text:p>0.023</text:p>
          </table:table-cell>
          <table:table-cell office:value-type="float" office:value="0.736949325184619" calcext:value-type="float">
            <text:p>0.737</text:p>
          </table:table-cell>
          <table:table-cell office:value-type="float" office:value="0.0356156432439508" calcext:value-type="float">
            <text:p>0.036</text:p>
          </table:table-cell>
          <table:table-cell office:value-type="float" office:value="0.738256514727103" calcext:value-type="float">
            <text:p>0.738</text:p>
          </table:table-cell>
          <table:table-cell office:value-type="float" office:value="0.0375521981897873" calcext:value-type="float">
            <text:p>0.038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dbc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3" table:default-cell-style-name="ce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COMBO DS</text:p>
          </table:table-cell>
          <table:covered-table-cell/>
          <table:table-cell table:style-name="ce5" office:value-type="string" calcext:value-type="string" table:number-columns-spanned="2" table:number-rows-spanned="1">
            <text:p>SPLIT2 DS</text:p>
          </table:table-cell>
          <table:covered-table-cell/>
          <table:table-cell table:style-name="ce5" office:value-type="string" calcext:value-type="string" table:number-columns-spanned="2" table:number-rows-spanned="1">
            <text:p>SPLIT4 DS</text:p>
          </table:table-cell>
          <table:covered-table-cell/>
          <table:table-cell table:style-name="ce5" office:value-type="string" calcext:value-type="string" table:number-columns-spanned="2" table:number-rows-spanned="1">
            <text:p>SPLIT9 DS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Uniform</text:p>
          </table:table-cell>
          <table:table-cell office:value-type="float" office:value="0.912047818661698" calcext:value-type="float">
            <text:p>0.912</text:p>
          </table:table-cell>
          <table:table-cell office:value-type="float" office:value="0.0354535561693963" calcext:value-type="float">
            <text:p>0.035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11767448359687" calcext:value-type="float">
            <text:p>0.021</text:p>
          </table:table-cell>
          <table:table-cell office:value-type="float" office:value="0.908601148889924" calcext:value-type="float">
            <text:p>0.909</text:p>
          </table:table-cell>
          <table:table-cell office:value-type="float" office:value="0.0118700085646073" calcext:value-type="float">
            <text:p>0.012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313277824085685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Uniform</text:p>
          </table:table-cell>
          <table:table-cell office:value-type="float" office:value="0.927961496662009" calcext:value-type="float">
            <text:p>0.928</text:p>
          </table:table-cell>
          <table:table-cell office:value-type="float" office:value="0.03634120576627" calcext:value-type="float">
            <text:p>0.036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43994732929329" calcext:value-type="float">
            <text:p>0.024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60632841443441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Uniform</text:p>
          </table:table-cell>
          <table:table-cell office:value-type="float" office:value="0.924437199192672" calcext:value-type="float">
            <text:p>0.924</text:p>
          </table:table-cell>
          <table:table-cell office:value-type="float" office:value="0.0325623717737605" calcext:value-type="float">
            <text:p>0.033</text:p>
          </table:table-cell>
          <table:table-cell office:value-type="float" office:value="0.915649743828598" calcext:value-type="float">
            <text:p>0.916</text:p>
          </table:table-cell>
          <table:table-cell office:value-type="float" office:value="0.0219777982147277" calcext:value-type="float">
            <text:p>0.022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3731702560137" calcext:value-type="float">
            <text:p>0.024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11767448359687" calcext:value-type="float">
            <text:p>0.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Uniform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322316426140159" calcext:value-type="float">
            <text:p>0.032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94048963939197" calcext:value-type="float">
            <text:p>0.029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29067747616136" calcext:value-type="float">
            <text:p>0.0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Uniform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310702374524842" calcext:value-type="float">
            <text:p>0.031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336945612277809" calcext:value-type="float">
            <text:p>0.034</text:p>
          </table:table-cell>
          <table:table-cell office:value-type="float" office:value="0.915649743828598" calcext:value-type="float">
            <text:p>0.916</text:p>
          </table:table-cell>
          <table:table-cell office:value-type="float" office:value="0.0201513488759502" calcext:value-type="float">
            <text:p>0.020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60632841443441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TD_U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11767448359687" calcext:value-type="float">
            <text:p>0.021</text:p>
          </table:table-cell>
          <table:table-cell office:value-type="float" office:value="0.913833255705636" calcext:value-type="float">
            <text:p>0.914</text:p>
          </table:table-cell>
          <table:table-cell office:value-type="float" office:value="0.0254033600973555" calcext:value-type="float">
            <text:p>0.025</text:p>
          </table:table-cell>
          <table:table-cell office:value-type="float" office:value="0.912094395280236" calcext:value-type="float">
            <text:p>0.912</text:p>
          </table:table-cell>
          <table:table-cell office:value-type="float" office:value="0.0352064331145538" calcext:value-type="float">
            <text:p>0.035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7310589055072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TD_U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09303908980912" calcext:value-type="float">
            <text:p>0.021</text:p>
          </table:table-cell>
          <table:table-cell office:value-type="float" office:value="0.922698338767272" calcext:value-type="float">
            <text:p>0.923</text:p>
          </table:table-cell>
          <table:table-cell office:value-type="float" office:value="0.0226122167809814" calcext:value-type="float">
            <text:p>0.023</text:p>
          </table:table-cell>
          <table:table-cell office:value-type="float" office:value="0.920928427262847" calcext:value-type="float">
            <text:p>0.921</text:p>
          </table:table-cell>
          <table:table-cell office:value-type="float" office:value="0.029047678668289" calcext:value-type="float">
            <text:p>0.029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09303908980912" calcext:value-type="float">
            <text:p>0.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TD_U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40249509576079" calcext:value-type="float">
            <text:p>0.024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02311690395971" calcext:value-type="float">
            <text:p>0.020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7038708811804" calcext:value-type="float">
            <text:p>0.027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281322497500524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TD_U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40249509576079" calcext:value-type="float">
            <text:p>0.024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02311690395971" calcext:value-type="float">
            <text:p>0.020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273330198665067" calcext:value-type="float">
            <text:p>0.027</text:p>
          </table:table-cell>
          <table:table-cell office:value-type="float" office:value="0.917419655333023" calcext:value-type="float">
            <text:p>0.917</text:p>
          </table:table-cell>
          <table:table-cell office:value-type="float" office:value="0.0236214973898233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TD_U</text:p>
          </table:table-cell>
          <table:table-cell office:value-type="float" office:value="0.922682813227759" calcext:value-type="float">
            <text:p>0.923</text:p>
          </table:table-cell>
          <table:table-cell office:value-type="float" office:value="0.0242979033538563" calcext:value-type="float">
            <text:p>0.024</text:p>
          </table:table-cell>
          <table:table-cell office:value-type="float" office:value="0.908539046731874" calcext:value-type="float">
            <text:p>0.909</text:p>
          </table:table-cell>
          <table:table-cell office:value-type="float" office:value="0.0311481753137507" calcext:value-type="float">
            <text:p>0.031</text:p>
          </table:table-cell>
          <table:table-cell office:value-type="float" office:value="0.922682813227759" calcext:value-type="float">
            <text:p>0.923</text:p>
          </table:table-cell>
          <table:table-cell office:value-type="float" office:value="0.027281525123926" calcext:value-type="float">
            <text:p>0.027</text:p>
          </table:table-cell>
          <table:table-cell office:value-type="float" office:value="0.919174041297935" calcext:value-type="float">
            <text:p>0.919</text:p>
          </table:table-cell>
          <table:table-cell office:value-type="float" office:value="0.0258117288978409" calcext:value-type="float">
            <text:p>0.0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float" office:value="0.919174041297935" calcext:value-type="float">
            <text:p>0.919</text:p>
          </table:table-cell>
          <table:table-cell office:value-type="float" office:value="0.0189329959939656" calcext:value-type="float">
            <text:p>0.019</text:p>
          </table:table-cell>
          <table:table-cell office:value-type="float" office:value="0.906877814004037" calcext:value-type="float">
            <text:p>0.907</text:p>
          </table:table-cell>
          <table:table-cell office:value-type="float" office:value="0.015783507360743" calcext:value-type="float">
            <text:p>0.016</text:p>
          </table:table-cell>
          <table:table-cell office:value-type="float" office:value="0.912140971898774" calcext:value-type="float">
            <text:p>0.912</text:p>
          </table:table-cell>
          <table:table-cell office:value-type="float" office:value="0.02475090692721" calcext:value-type="float">
            <text:p>0.025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293685904376324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3731702560137" calcext:value-type="float">
            <text:p>0.024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347981079909352" calcext:value-type="float">
            <text:p>0.035</text:p>
          </table:table-cell>
          <table:table-cell office:value-type="float" office:value="0.924406148113647" calcext:value-type="float">
            <text:p>0.924</text:p>
          </table:table-cell>
          <table:table-cell office:value-type="float" office:value="0.0349377421877812" calcext:value-type="float">
            <text:p>0.035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74998460584027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02311690395971" calcext:value-type="float">
            <text:p>0.020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43994732929329" calcext:value-type="float">
            <text:p>0.024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48817054789682" calcext:value-type="float">
            <text:p>0.025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304448070930041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02311690395971" calcext:value-type="float">
            <text:p>0.020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23663031292263" calcext:value-type="float">
            <text:p>0.022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23663031292263" calcext:value-type="float">
            <text:p>0.022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95239167880279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float" office:value="0.913879832324173" calcext:value-type="float">
            <text:p>0.914</text:p>
          </table:table-cell>
          <table:table-cell office:value-type="float" office:value="0.0227232196217687" calcext:value-type="float">
            <text:p>0.023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319359253359305" calcext:value-type="float">
            <text:p>0.032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287669331862915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N1</text:p>
          </table:table-cell>
          <table:table-cell office:value-type="float" office:value="0.915649743828598" calcext:value-type="float">
            <text:p>0.916</text:p>
          </table:table-cell>
          <table:table-cell office:value-type="float" office:value="0.0219777982147277" calcext:value-type="float">
            <text:p>0.022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324789314234777" calcext:value-type="float">
            <text:p>0.032</text:p>
          </table:table-cell>
          <table:table-cell office:value-type="float" office:value="0.912125446359261" calcext:value-type="float">
            <text:p>0.912</text:p>
          </table:table-cell>
          <table:table-cell office:value-type="float" office:value="0.0186113113186634" calcext:value-type="float">
            <text:p>0.019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48817054789682" calcext:value-type="float">
            <text:p>0.0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1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94048963939197" calcext:value-type="float">
            <text:p>0.029</text:p>
          </table:table-cell>
          <table:table-cell office:value-type="float" office:value="0.929684831547896" calcext:value-type="float">
            <text:p>0.930</text:p>
          </table:table-cell>
          <table:table-cell office:value-type="float" office:value="0.0328696883654338" calcext:value-type="float">
            <text:p>0.033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60502175743958" calcext:value-type="float">
            <text:p>0.026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N1</text:p>
          </table:table-cell>
          <table:table-cell office:value-type="float" office:value="0.924421673653159" calcext:value-type="float">
            <text:p>0.924</text:p>
          </table:table-cell>
          <table:table-cell office:value-type="float" office:value="0.0359726113936794" calcext:value-type="float">
            <text:p>0.036</text:p>
          </table:table-cell>
          <table:table-cell office:value-type="float" office:value="0.926176059618072" calcext:value-type="float">
            <text:p>0.926</text:p>
          </table:table-cell>
          <table:table-cell office:value-type="float" office:value="0.0343397945750122" calcext:value-type="float">
            <text:p>0.034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348176709327276" calcext:value-type="float">
            <text:p>0.035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182305635640186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N1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90948776158291" calcext:value-type="float">
            <text:p>0.029</text:p>
          </table:table-cell>
          <table:table-cell office:value-type="float" office:value="0.924421673653159" calcext:value-type="float">
            <text:p>0.924</text:p>
          </table:table-cell>
          <table:table-cell office:value-type="float" office:value="0.033191292357531" calcext:value-type="float">
            <text:p>0.033</text:p>
          </table:table-cell>
          <table:table-cell office:value-type="float" office:value="0.924421673653159" calcext:value-type="float">
            <text:p>0.924</text:p>
          </table:table-cell>
          <table:table-cell office:value-type="float" office:value="0.0307858471163137" calcext:value-type="float">
            <text:p>0.031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02479911454005" calcext:value-type="float">
            <text:p>0.0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N1</text:p>
          </table:table-cell>
          <table:table-cell office:value-type="float" office:value="0.924421673653159" calcext:value-type="float">
            <text:p>0.924</text:p>
          </table:table-cell>
          <table:table-cell office:value-type="float" office:value="0.033191292357531" calcext:value-type="float">
            <text:p>0.033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90948776158291" calcext:value-type="float">
            <text:p>0.029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60632841443441" calcext:value-type="float">
            <text:p>0.026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float" office:value="0.906846762925012" calcext:value-type="float">
            <text:p>0.907</text:p>
          </table:table-cell>
          <table:table-cell office:value-type="float" office:value="0.0147341378093146" calcext:value-type="float">
            <text:p>0.015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181588259234221" calcext:value-type="float">
            <text:p>0.018</text:p>
          </table:table-cell>
          <table:table-cell office:value-type="float" office:value="0.906815711845987" calcext:value-type="float">
            <text:p>0.907</text:p>
          </table:table-cell>
          <table:table-cell office:value-type="float" office:value="0.0247186385259526" calcext:value-type="float">
            <text:p>0.025</text:p>
          </table:table-cell>
          <table:table-cell office:value-type="float" office:value="0.912109920819748" calcext:value-type="float">
            <text:p>0.912</text:p>
          </table:table-cell>
          <table:table-cell office:value-type="float" office:value="0.0176544056246969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182305635640186" calcext:value-type="float">
            <text:p>0.018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11767448359687" calcext:value-type="float">
            <text:p>0.021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5300997198724" calcext:value-type="float">
            <text:p>0.025</text:p>
          </table:table-cell>
          <table:table-cell office:value-type="float" office:value="0.913879832324173" calcext:value-type="float">
            <text:p>0.914</text:p>
          </table:table-cell>
          <table:table-cell office:value-type="float" office:value="0.0227232196217687" calcext:value-type="float">
            <text:p>0.0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float" office:value="0.913879832324173" calcext:value-type="float">
            <text:p>0.914</text:p>
          </table:table-cell>
          <table:table-cell office:value-type="float" office:value="0.0168968769729216" calcext:value-type="float">
            <text:p>0.017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43994732929329" calcext:value-type="float">
            <text:p>0.024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219917362800486" calcext:value-type="float">
            <text:p>0.022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182305635640187" calcext:value-type="float">
            <text:p>0.0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02479911454005" calcext:value-type="float">
            <text:p>0.020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43994732929329" calcext:value-type="float">
            <text:p>0.024</text:p>
          </table:table-cell>
          <table:table-cell office:value-type="float" office:value="0.915649743828598" calcext:value-type="float">
            <text:p>0.916</text:p>
          </table:table-cell>
          <table:table-cell office:value-type="float" office:value="0.021084360031639" calcext:value-type="float">
            <text:p>0.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199901947645186" calcext:value-type="float">
            <text:p>0.020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office:value-type="float" office:value="0.912125446359261" calcext:value-type="float">
            <text:p>0.912</text:p>
          </table:table-cell>
          <table:table-cell office:value-type="float" office:value="0.0138739829647492" calcext:value-type="float">
            <text:p>0.0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float" office:value="0.924437199192672" calcext:value-type="float">
            <text:p>0.924</text:p>
          </table:table-cell>
          <table:table-cell office:value-type="float" office:value="0.0348453951222633" calcext:value-type="float">
            <text:p>0.035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86847525243299" calcext:value-type="float">
            <text:p>0.029</text:p>
          </table:table-cell>
          <table:table-cell office:value-type="float" office:value="0.910402111473374" calcext:value-type="float">
            <text:p>0.910</text:p>
          </table:table-cell>
          <table:table-cell office:value-type="float" office:value="0.0234115663842309" calcext:value-type="float">
            <text:p>0.023</text:p>
          </table:table-cell>
          <table:table-cell office:value-type="float" office:value="0.91566526936811" calcext:value-type="float">
            <text:p>0.916</text:p>
          </table:table-cell>
          <table:table-cell office:value-type="float" office:value="0.0273824262124932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float" office:value="0.924406148113647" calcext:value-type="float">
            <text:p>0.924</text:p>
          </table:table-cell>
          <table:table-cell office:value-type="float" office:value="0.0380983738199015" calcext:value-type="float">
            <text:p>0.038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43305316185438" calcext:value-type="float">
            <text:p>0.024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287669331862915" calcext:value-type="float">
            <text:p>0.029</text:p>
          </table:table-cell>
          <table:table-cell office:value-type="float" office:value="0.927930445582984" calcext:value-type="float">
            <text:p>0.928</text:p>
          </table:table-cell>
          <table:table-cell office:value-type="float" office:value="0.031301322404903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2768125617308" calcext:value-type="float">
            <text:p>0.023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67784841261949" calcext:value-type="float">
            <text:p>0.027</text:p>
          </table:table-cell>
          <table:table-cell office:value-type="float" office:value="0.924437199192672" calcext:value-type="float">
            <text:p>0.924</text:p>
          </table:table-cell>
          <table:table-cell office:value-type="float" office:value="0.0252408580455168" calcext:value-type="float">
            <text:p>0.025</text:p>
          </table:table-cell>
          <table:table-cell office:value-type="float" office:value="0.927945971122496" calcext:value-type="float">
            <text:p>0.928</text:p>
          </table:table-cell>
          <table:table-cell office:value-type="float" office:value="0.02934852653328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2768125617308" calcext:value-type="float">
            <text:p>0.023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67784841261949" calcext:value-type="float">
            <text:p>0.027</text:p>
          </table:table-cell>
          <table:table-cell office:value-type="float" office:value="0.924437199192672" calcext:value-type="float">
            <text:p>0.924</text:p>
          </table:table-cell>
          <table:table-cell office:value-type="float" office:value="0.0252408580455168" calcext:value-type="float">
            <text:p>0.025</text:p>
          </table:table-cell>
          <table:table-cell office:value-type="float" office:value="0.926160534078559" calcext:value-type="float">
            <text:p>0.926</text:p>
          </table:table-cell>
          <table:table-cell office:value-type="float" office:value="0.0320774046920532" calcext:value-type="float">
            <text:p>0.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2768125617308" calcext:value-type="float">
            <text:p>0.023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320136568277507" calcext:value-type="float">
            <text:p>0.032</text:p>
          </table:table-cell>
          <table:table-cell office:value-type="float" office:value="0.922682813227759" calcext:value-type="float">
            <text:p>0.923</text:p>
          </table:table-cell>
          <table:table-cell office:value-type="float" office:value="0.0226592443507349" calcext:value-type="float">
            <text:p>0.023</text:p>
          </table:table-cell>
          <table:table-cell office:value-type="float" office:value="0.927945971122496" calcext:value-type="float">
            <text:p>0.928</text:p>
          </table:table-cell>
          <table:table-cell office:value-type="float" office:value="0.029348526533287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Hostility</text:p>
          </table:table-cell>
          <table:table-cell office:value-type="float" office:value="0.910355534854836" calcext:value-type="float">
            <text:p>0.910</text:p>
          </table:table-cell>
          <table:table-cell office:value-type="float" office:value="0.0190995216109525" calcext:value-type="float">
            <text:p>0.019</text:p>
          </table:table-cell>
          <table:table-cell office:value-type="float" office:value="0.913864306784661" calcext:value-type="float">
            <text:p>0.914</text:p>
          </table:table-cell>
          <table:table-cell office:value-type="float" office:value="0.0274048092198505" calcext:value-type="float">
            <text:p>0.027</text:p>
          </table:table-cell>
          <table:table-cell office:value-type="float" office:value="0.912109920819748" calcext:value-type="float">
            <text:p>0.912</text:p>
          </table:table-cell>
          <table:table-cell office:value-type="float" office:value="0.0206663535059253" calcext:value-type="float">
            <text:p>0.021</text:p>
          </table:table-cell>
          <table:table-cell office:value-type="float" office:value="0.910386585933861" calcext:value-type="float">
            <text:p>0.910</text:p>
          </table:table-cell>
          <table:table-cell office:value-type="float" office:value="0.018922744491228" calcext:value-type="float">
            <text:p>0.0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Hostility</text:p>
          </table:table-cell>
          <table:table-cell office:value-type="float" office:value="0.917373078714485" calcext:value-type="float">
            <text:p>0.917</text:p>
          </table:table-cell>
          <table:table-cell office:value-type="float" office:value="0.0282610986774866" calcext:value-type="float">
            <text:p>0.028</text:p>
          </table:table-cell>
          <table:table-cell office:value-type="float" office:value="0.919127464679398" calcext:value-type="float">
            <text:p>0.919</text:p>
          </table:table-cell>
          <table:table-cell office:value-type="float" office:value="0.0288134940398497" calcext:value-type="float">
            <text:p>0.029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258872018993135" calcext:value-type="float">
            <text:p>0.026</text:p>
          </table:table-cell>
          <table:table-cell office:value-type="float" office:value="0.915618692749573" calcext:value-type="float">
            <text:p>0.916</text:p>
          </table:table-cell>
          <table:table-cell office:value-type="float" office:value="0.0246084086676496" calcext:value-type="float">
            <text:p>0.0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Hostility</text:p>
          </table:table-cell>
          <table:table-cell office:value-type="float" office:value="0.915618692749573" calcext:value-type="float">
            <text:p>0.916</text:p>
          </table:table-cell>
          <table:table-cell office:value-type="float" office:value="0.0268513296956519" calcext:value-type="float">
            <text:p>0.027</text:p>
          </table:table-cell>
          <table:table-cell office:value-type="float" office:value="0.919127464679398" calcext:value-type="float">
            <text:p>0.919</text:p>
          </table:table-cell>
          <table:table-cell office:value-type="float" office:value="0.0267356935483991" calcext:value-type="float">
            <text:p>0.027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78027475842977" calcext:value-type="float">
            <text:p>0.028</text:p>
          </table:table-cell>
          <table:table-cell office:value-type="float" office:value="0.917373078714485" calcext:value-type="float">
            <text:p>0.917</text:p>
          </table:table-cell>
          <table:table-cell office:value-type="float" office:value="0.0282610986774866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Hostility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94048963939197" calcext:value-type="float">
            <text:p>0.029</text:p>
          </table:table-cell>
          <table:table-cell office:value-type="float" office:value="0.92088185064431" calcext:value-type="float">
            <text:p>0.921</text:p>
          </table:table-cell>
          <table:table-cell office:value-type="float" office:value="0.0298751381628451" calcext:value-type="float">
            <text:p>0.030</text:p>
          </table:table-cell>
          <table:table-cell office:value-type="float" office:value="0.919127464679398" calcext:value-type="float">
            <text:p>0.919</text:p>
          </table:table-cell>
          <table:table-cell office:value-type="float" office:value="0.0288134940398497" calcext:value-type="float">
            <text:p>0.029</text:p>
          </table:table-cell>
          <table:table-cell office:value-type="float" office:value="0.912109920819748" calcext:value-type="float">
            <text:p>0.912</text:p>
          </table:table-cell>
          <table:table-cell office:value-type="float" office:value="0.0224509447480257" calcext:value-type="float">
            <text:p>0.0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Hostility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304448070930041" calcext:value-type="float">
            <text:p>0.030</text:p>
          </table:table-cell>
          <table:table-cell office:value-type="float" office:value="0.92088185064431" calcext:value-type="float">
            <text:p>0.921</text:p>
          </table:table-cell>
          <table:table-cell office:value-type="float" office:value="0.0298751381628451" calcext:value-type="float">
            <text:p>0.030</text:p>
          </table:table-cell>
          <table:table-cell office:value-type="float" office:value="0.919127464679398" calcext:value-type="float">
            <text:p>0.919</text:p>
          </table:table-cell>
          <table:table-cell office:value-type="float" office:value="0.0267356935483991" calcext:value-type="float">
            <text:p>0.027</text:p>
          </table:table-cell>
          <table:table-cell office:value-type="float" office:value="0.913864306784661" calcext:value-type="float">
            <text:p>0.914</text:p>
          </table:table-cell>
          <table:table-cell office:value-type="float" office:value="0.0210531840106974" calcext:value-type="float">
            <text:p>0.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F1</text:p>
          </table:table-cell>
          <table:table-cell office:value-type="float" office:value="0.91566526936811" calcext:value-type="float">
            <text:p>0.916</text:p>
          </table:table-cell>
          <table:table-cell office:value-type="float" office:value="0.0191066350006349" calcext:value-type="float">
            <text:p>0.019</text:p>
          </table:table-cell>
          <table:table-cell office:value-type="float" office:value="0.901583605030275" calcext:value-type="float">
            <text:p>0.902</text:p>
          </table:table-cell>
          <table:table-cell office:value-type="float" office:value="0.0114107962601705" calcext:value-type="float">
            <text:p>0.011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29067747616136" calcext:value-type="float">
            <text:p>0.023</text:p>
          </table:table-cell>
          <table:table-cell office:value-type="float" office:value="0.906846762925012" calcext:value-type="float">
            <text:p>0.907</text:p>
          </table:table-cell>
          <table:table-cell office:value-type="float" office:value="0.0100833867184259" calcext:value-type="float">
            <text:p>0.0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F1</text:p>
          </table:table-cell>
          <table:table-cell office:value-type="float" office:value="0.920928427262847" calcext:value-type="float">
            <text:p>0.921</text:p>
          </table:table-cell>
          <table:table-cell office:value-type="float" office:value="0.0214250757707184" calcext:value-type="float">
            <text:p>0.021</text:p>
          </table:table-cell>
          <table:table-cell office:value-type="float" office:value="0.91566526936811" calcext:value-type="float">
            <text:p>0.916</text:p>
          </table:table-cell>
          <table:table-cell office:value-type="float" office:value="0.0191066350006349" calcext:value-type="float">
            <text:p>0.019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273968920152912" calcext:value-type="float">
            <text:p>0.027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88650010580786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F1</text:p>
          </table:table-cell>
          <table:table-cell office:value-type="float" office:value="0.917419655333023" calcext:value-type="float">
            <text:p>0.917</text:p>
          </table:table-cell>
          <table:table-cell office:value-type="float" office:value="0.0180868703870055" calcext:value-type="float">
            <text:p>0.018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228497229968925" calcext:value-type="float">
            <text:p>0.023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287061095913375" calcext:value-type="float">
            <text:p>0.029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88650010580786" calcext:value-type="float">
            <text:p>0.0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F1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02311690395971" calcext:value-type="float">
            <text:p>0.020</text:p>
          </table:table-cell>
          <table:table-cell office:value-type="float" office:value="0.922682813227759" calcext:value-type="float">
            <text:p>0.923</text:p>
          </table:table-cell>
          <table:table-cell office:value-type="float" office:value="0.0226592443507349" calcext:value-type="float">
            <text:p>0.023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251331224831358" calcext:value-type="float">
            <text:p>0.025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23731702560137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F1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209303908980912" calcext:value-type="float">
            <text:p>0.021</text:p>
          </table:table-cell>
          <table:table-cell office:value-type="float" office:value="0.926207110697097" calcext:value-type="float">
            <text:p>0.926</text:p>
          </table:table-cell>
          <table:table-cell office:value-type="float" office:value="0.0259586951006885" calcext:value-type="float">
            <text:p>0.026</text:p>
          </table:table-cell>
          <table:table-cell office:value-type="float" office:value="0.924437199192672" calcext:value-type="float">
            <text:p>0.924</text:p>
          </table:table-cell>
          <table:table-cell office:value-type="float" office:value="0.0252408580455168" calcext:value-type="float">
            <text:p>0.025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DCP</text:p>
          </table:table-cell>
          <table:table-cell office:value-type="float" office:value="0.924452724732184" calcext:value-type="float">
            <text:p>0.924</text:p>
          </table:table-cell>
          <table:table-cell office:value-type="float" office:value="0.022792184720549" calcext:value-type="float">
            <text:p>0.023</text:p>
          </table:table-cell>
          <table:table-cell office:value-type="float" office:value="0.919158515758423" calcext:value-type="float">
            <text:p>0.919</text:p>
          </table:table-cell>
          <table:table-cell office:value-type="float" office:value="0.0368977275358695" calcext:value-type="float">
            <text:p>0.037</text:p>
          </table:table-cell>
          <table:table-cell office:value-type="float" office:value="0.908616674429436" calcext:value-type="float">
            <text:p>0.909</text:p>
          </table:table-cell>
          <table:table-cell office:value-type="float" office:value="0.0132565517124863" calcext:value-type="float">
            <text:p>0.013</text:p>
          </table:table-cell>
          <table:table-cell office:value-type="float" office:value="0.910355534854836" calcext:value-type="float">
            <text:p>0.910</text:p>
          </table:table-cell>
          <table:table-cell office:value-type="float" office:value="0.0300569292459568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DCP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337682447390376" calcext:value-type="float">
            <text:p>0.034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33729569576426" calcext:value-type="float">
            <text:p>0.034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342951489315103" calcext:value-type="float">
            <text:p>0.034</text:p>
          </table:table-cell>
          <table:table-cell office:value-type="float" office:value="0.912125446359261" calcext:value-type="float">
            <text:p>0.912</text:p>
          </table:table-cell>
          <table:table-cell office:value-type="float" office:value="0.0277414500280514" calcext:value-type="float">
            <text:p>0.0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DCP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337682447390376" calcext:value-type="float">
            <text:p>0.034</text:p>
          </table:table-cell>
          <table:table-cell office:value-type="float" office:value="0.915649743828598" calcext:value-type="float">
            <text:p>0.916</text:p>
          </table:table-cell>
          <table:table-cell office:value-type="float" office:value="0.0307360396188167" calcext:value-type="float">
            <text:p>0.031</text:p>
          </table:table-cell>
          <table:table-cell office:value-type="float" office:value="0.917435180872535" calcext:value-type="float">
            <text:p>0.917</text:p>
          </table:table-cell>
          <table:table-cell office:value-type="float" office:value="0.0251594349778146" calcext:value-type="float">
            <text:p>0.025</text:p>
          </table:table-cell>
          <table:table-cell office:value-type="float" office:value="0.913879832324173" calcext:value-type="float">
            <text:p>0.914</text:p>
          </table:table-cell>
          <table:table-cell office:value-type="float" office:value="0.0306521100519654" calcext:value-type="float">
            <text:p>0.0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DCP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404241939982413" calcext:value-type="float">
            <text:p>0.040</text:p>
          </table:table-cell>
          <table:table-cell office:value-type="float" office:value="0.91740412979351" calcext:value-type="float">
            <text:p>0.917</text:p>
          </table:table-cell>
          <table:table-cell office:value-type="float" office:value="0.033729569576426" calcext:value-type="float">
            <text:p>0.034</text:p>
          </table:table-cell>
          <table:table-cell office:value-type="float" office:value="0.913895357863686" calcext:value-type="float">
            <text:p>0.914</text:p>
          </table:table-cell>
          <table:table-cell office:value-type="float" office:value="0.022653685467539" calcext:value-type="float">
            <text:p>0.023</text:p>
          </table:table-cell>
          <table:table-cell office:value-type="float" office:value="0.913864306784661" calcext:value-type="float">
            <text:p>0.914</text:p>
          </table:table-cell>
          <table:table-cell office:value-type="float" office:value="0.0342670499027137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DCP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328752153547972" calcext:value-type="float">
            <text:p>0.033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37038028511411" calcext:value-type="float">
            <text:p>0.037</text:p>
          </table:table-cell>
          <table:table-cell office:value-type="float" office:value="0.913895357863686" calcext:value-type="float">
            <text:p>0.914</text:p>
          </table:table-cell>
          <table:table-cell office:value-type="float" office:value="0.022653685467539" calcext:value-type="float">
            <text:p>0.023</text:p>
          </table:table-cell>
          <table:table-cell office:value-type="float" office:value="0.915634218289086" calcext:value-type="float">
            <text:p>0.916</text:p>
          </table:table-cell>
          <table:table-cell office:value-type="float" office:value="0.0337682447390376" calcext:value-type="float">
            <text:p>0.0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.000</text:p>
          </table:table-cell>
          <table:table-cell office:value-type="string" calcext:value-type="string">
            <text:p>CLD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60632841443441" calcext:value-type="float">
            <text:p>0.026</text:p>
          </table:table-cell>
          <table:table-cell office:value-type="float" office:value="0.91560316721006" calcext:value-type="float">
            <text:p>0.916</text:p>
          </table:table-cell>
          <table:table-cell office:value-type="float" office:value="0.0315419972553445" calcext:value-type="float">
            <text:p>0.032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6382684101303" calcext:value-type="float">
            <text:p>0.026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210428771965577" calcext:value-type="float">
            <text:p>0.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CLD</text:p>
          </table:table-cell>
          <table:table-cell office:value-type="float" office:value="0.919127464679398" calcext:value-type="float">
            <text:p>0.919</text:p>
          </table:table-cell>
          <table:table-cell office:value-type="float" office:value="0.0313705426232718" calcext:value-type="float">
            <text:p>0.031</text:p>
          </table:table-cell>
          <table:table-cell office:value-type="float" office:value="0.926160534078559" calcext:value-type="float">
            <text:p>0.926</text:p>
          </table:table-cell>
          <table:table-cell office:value-type="float" office:value="0.0381073094358079" calcext:value-type="float">
            <text:p>0.038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78027475842977" calcext:value-type="float">
            <text:p>0.028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97487021549443" calcext:value-type="float">
            <text:p>0.0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office:value-type="string" calcext:value-type="string">
            <text:p>CLD</text:p>
          </table:table-cell>
          <table:table-cell office:value-type="float" office:value="0.922667287688247" calcext:value-type="float">
            <text:p>0.923</text:p>
          </table:table-cell>
          <table:table-cell office:value-type="float" office:value="0.0300164534999874" calcext:value-type="float">
            <text:p>0.030</text:p>
          </table:table-cell>
          <table:table-cell office:value-type="float" office:value="0.922651762148735" calcext:value-type="float">
            <text:p>0.923</text:p>
          </table:table-cell>
          <table:table-cell office:value-type="float" office:value="0.0287669331862915" calcext:value-type="float">
            <text:p>0.029</text:p>
          </table:table-cell>
          <table:table-cell office:value-type="float" office:value="0.920912901723335" calcext:value-type="float">
            <text:p>0.921</text:p>
          </table:table-cell>
          <table:table-cell office:value-type="float" office:value="0.027038708811804" calcext:value-type="float">
            <text:p>0.027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37460449573876" calcext:value-type="float">
            <text:p>0.0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" calcext:value-type="float">
            <text:p>150.000</text:p>
          </table:table-cell>
          <table:table-cell office:value-type="string" calcext:value-type="string">
            <text:p>CLD</text:p>
          </table:table-cell>
          <table:table-cell office:value-type="float" office:value="0.924421673653159" calcext:value-type="float">
            <text:p>0.924</text:p>
          </table:table-cell>
          <table:table-cell office:value-type="float" office:value="0.0281757852947346" calcext:value-type="float">
            <text:p>0.028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78027475842977" calcext:value-type="float">
            <text:p>0.028</text:p>
          </table:table-cell>
          <table:table-cell office:value-type="float" office:value="0.917388604253998" calcext:value-type="float">
            <text:p>0.917</text:p>
          </table:table-cell>
          <table:table-cell office:value-type="float" office:value="0.0288650010580786" calcext:value-type="float">
            <text:p>0.029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9" calcext:value-type="float">
            <text:p>199.000</text:p>
          </table:table-cell>
          <table:table-cell office:value-type="string" calcext:value-type="string">
            <text:p>CLD</text:p>
          </table:table-cell>
          <table:table-cell office:value-type="float" office:value="0.92088185064431" calcext:value-type="float">
            <text:p>0.921</text:p>
          </table:table-cell>
          <table:table-cell office:value-type="float" office:value="0.0298751381628451" calcext:value-type="float">
            <text:p>0.030</text:p>
          </table:table-cell>
          <table:table-cell office:value-type="float" office:value="0.920897376183822" calcext:value-type="float">
            <text:p>0.921</text:p>
          </table:table-cell>
          <table:table-cell office:value-type="float" office:value="0.0278027475842977" calcext:value-type="float">
            <text:p>0.028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office:value-type="float" office:value="0.91914299021891" calcext:value-type="float">
            <text:p>0.919</text:p>
          </table:table-cell>
          <table:table-cell office:value-type="float" office:value="0.0273720259145465" calcext:value-type="float">
            <text:p>0.027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1.U1:D1.AB1048576"/>
        <table:database-range table:name="__Anonymous_Sheet_DB__1" table:target-range-address="D2.V1:D2.AC1048576"/>
        <table:database-range table:name="__Anonymous_Sheet_DB__2" table:target-range-address="D3.V1:D3.AC1048576"/>
        <table:database-range table:name="__Anonymous_Sheet_DB__3" table:target-range-address="D4.V1:D4.AC1048576"/>
        <table:database-range table:name="__Anonymous_Sheet_DB__4" table:target-range-address="D5.V1:D5.AC1048576"/>
        <table:database-range table:name="__Anonymous_Sheet_DB__5" table:target-range-address="D6.V1:D6.AC1048576"/>
        <table:database-range table:name="__Anonymous_Sheet_DB__6" table:target-range-address="D7.V1:D7.AC1048576"/>
        <table:database-range table:name="__Anonymous_Sheet_DB__7" table:target-range-address="D8.V1:D8.AC1048576"/>
        <table:database-range table:name="__Anonymous_Sheet_DB__8" table:target-range-address="D9.V1:D9.AC1048576"/>
        <table:database-range table:name="__Anonymous_Sheet_DB__9" table:target-range-address="D10.V1:D10.AC1048576"/>
        <table:database-range table:name="__Anonymous_Sheet_DB__10" table:target-range-address="D11.V1:D11.AC1048576"/>
        <table:database-range table:name="__Anonymous_Sheet_DB__11" table:target-range-address="D12.V1:D12.AC1048576"/>
        <table:database-range table:name="__Anonymous_Sheet_DB__12" table:target-range-address="D13.V1:D13.AC1048576"/>
        <table:database-range table:name="__Anonymous_Sheet_DB__14" table:target-range-address="haberman.B1:haberman.K1048576"/>
        <table:database-range table:name="__Anonymous_Sheet_DB__15" table:target-range-address="ionosphere.B2:ionosphere.K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pima.B2:pima.K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wdbc.B2:wdbc.K5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3T21:27:52.835804771</dc:date>
    <meta:editing-duration>PT5H24M43S</meta:editing-duration>
    <meta:editing-cycles>108</meta:editing-cycles>
    <meta:document-statistic meta:table-count="18" meta:cell-count="18583" meta:object-count="0"/>
    <meta:user-defined meta:name=""/>
  </office:meta>
</office:document-meta>
</file>